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549in"/>
    </style:style>
    <style:style style:name="ta1co2" style:family="table-column">
      <style:table-column-properties fo:break-before="auto" style:column-width="1.34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1.411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1.273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1.48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1.687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1.618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1.48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1.48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1.48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1.549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1.342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1.342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1.342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1.411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1.411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1.48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1.963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1.8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1.894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2.239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2.101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2.17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1.756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1.963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1.894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1.756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1co129" style:family="table-column">
      <style:table-column-properties fo:break-before="auto" style:column-width="0.8925in"/>
    </style:style>
    <style:style style:name="ta1co130" style:family="table-column">
      <style:table-column-properties fo:break-before="auto" style:column-width="0.8925in"/>
    </style:style>
    <style:style style:name="ta1co131" style:family="table-column">
      <style:table-column-properties fo:break-before="auto" style:column-width="1.756in"/>
    </style:style>
    <style:style style:name="ta1co132" style:family="table-column">
      <style:table-column-properties fo:break-before="auto" style:column-width="0.8925in"/>
    </style:style>
    <style:style style:name="ta1co133" style:family="table-column">
      <style:table-column-properties fo:break-before="auto" style:column-width="0.8925in"/>
    </style:style>
    <style:style style:name="ta1co134" style:family="table-column">
      <style:table-column-properties fo:break-before="auto" style:column-width="0.8925in"/>
    </style:style>
    <style:style style:name="ta1co135" style:family="table-column">
      <style:table-column-properties fo:break-before="auto" style:column-width="0.8925in"/>
    </style:style>
    <style:style style:name="ta1co136" style:family="table-column">
      <style:table-column-properties fo:break-before="auto" style:column-width="1.756in"/>
    </style:style>
    <style:style style:name="ta1co137" style:family="table-column">
      <style:table-column-properties fo:break-before="auto" style:column-width="0.8925in"/>
    </style:style>
    <style:style style:name="ta1co138" style:family="table-column">
      <style:table-column-properties fo:break-before="auto" style:column-width="0.8925in"/>
    </style:style>
    <style:style style:name="ta1co139" style:family="table-column">
      <style:table-column-properties fo:break-before="auto" style:column-width="0.8925in"/>
    </style:style>
    <style:style style:name="ta1co140" style:family="table-column">
      <style:table-column-properties fo:break-before="auto" style:column-width="0.8925in"/>
    </style:style>
    <style:style style:name="ta1co141" style:family="table-column">
      <style:table-column-properties fo:break-before="auto" style:column-width="1.825in"/>
    </style:style>
    <style:style style:name="ta1co142" style:family="table-column">
      <style:table-column-properties fo:break-before="auto" style:column-width="0.8925in"/>
    </style:style>
    <style:style style:name="ta1co143" style:family="table-column">
      <style:table-column-properties fo:break-before="auto" style:column-width="0.8925in"/>
    </style:style>
    <style:style style:name="ta1co144" style:family="table-column">
      <style:table-column-properties fo:break-before="auto" style:column-width="0.8925in"/>
    </style:style>
    <style:style style:name="ta1co145" style:family="table-column">
      <style:table-column-properties fo:break-before="auto" style:column-width="0.8925in"/>
    </style:style>
    <style:style style:name="ta1co146" style:family="table-column">
      <style:table-column-properties fo:break-before="auto" style:column-width="1.618in"/>
    </style:style>
    <style:style style:name="ta1co147" style:family="table-column">
      <style:table-column-properties fo:break-before="auto" style:column-width="0.8925in"/>
    </style:style>
    <style:style style:name="ta1co148" style:family="table-column">
      <style:table-column-properties fo:break-before="auto" style:column-width="0.8925in"/>
    </style:style>
    <style:style style:name="ta1co149" style:family="table-column">
      <style:table-column-properties fo:break-before="auto" style:column-width="0.8925in"/>
    </style:style>
    <style:style style:name="ta1co150" style:family="table-column">
      <style:table-column-properties fo:break-before="auto" style:column-width="0.8925in"/>
    </style:style>
    <style:style style:name="ta1co151" style:family="table-column">
      <style:table-column-properties fo:break-before="auto" style:column-width="1.618in"/>
    </style:style>
    <style:style style:name="ta1co152" style:family="table-column">
      <style:table-column-properties fo:break-before="auto" style:column-width="0.8925in"/>
    </style:style>
    <style:style style:name="ta1co153" style:family="table-column">
      <style:table-column-properties fo:break-before="auto" style:column-width="0.8925in"/>
    </style:style>
    <style:style style:name="ta1co154" style:family="table-column">
      <style:table-column-properties fo:break-before="auto" style:column-width="0.8925in"/>
    </style:style>
    <style:style style:name="ta1co155" style:family="table-column">
      <style:table-column-properties fo:break-before="auto" style:column-width="0.8925in"/>
    </style:style>
    <style:style style:name="ta1co156" style:family="table-column">
      <style:table-column-properties fo:break-before="auto" style:column-width="1.618in"/>
    </style:style>
    <style:style style:name="ta1co157" style:family="table-column">
      <style:table-column-properties fo:break-before="auto" style:column-width="0.8925in"/>
    </style:style>
    <style:style style:name="ta1co158" style:family="table-column">
      <style:table-column-properties fo:break-before="auto" style:column-width="0.8925in"/>
    </style:style>
    <style:style style:name="ta1co159" style:family="table-column">
      <style:table-column-properties fo:break-before="auto" style:column-width="0.8925in"/>
    </style:style>
    <style:style style:name="ta1co160" style:family="table-column">
      <style:table-column-properties fo:break-before="auto" style:column-width="0.8925in"/>
    </style:style>
    <style:style style:name="ta1co161" style:family="table-column">
      <style:table-column-properties fo:break-before="auto" style:column-width="1.687in"/>
    </style:style>
    <style:style style:name="ta1co162" style:family="table-column">
      <style:table-column-properties fo:break-before="auto" style:column-width="0.8925in"/>
    </style:style>
    <style:style style:name="ta1co163" style:family="table-column">
      <style:table-column-properties fo:break-before="auto" style:column-width="0.8925in"/>
    </style:style>
    <style:style style:name="ta1co164" style:family="table-column">
      <style:table-column-properties fo:break-before="auto" style:column-width="0.8925in"/>
    </style:style>
    <style:style style:name="ta1co165" style:family="table-column">
      <style:table-column-properties fo:break-before="auto" style:column-width="0.8925in"/>
    </style:style>
    <style:style style:name="ta1co166" style:family="table-column">
      <style:table-column-properties fo:break-before="auto" style:column-width="1.687in"/>
    </style:style>
    <style:style style:name="ta1co167" style:family="table-column">
      <style:table-column-properties fo:break-before="auto" style:column-width="0.8925in"/>
    </style:style>
    <style:style style:name="ta1co168" style:family="table-column">
      <style:table-column-properties fo:break-before="auto" style:column-width="0.8925in"/>
    </style:style>
    <style:style style:name="ta1co169" style:family="table-column">
      <style:table-column-properties fo:break-before="auto" style:column-width="0.8925in"/>
    </style:style>
    <style:style style:name="ta1co170" style:family="table-column">
      <style:table-column-properties fo:break-before="auto" style:column-width="0.8925in"/>
    </style:style>
    <style:style style:name="ta1co171" style:family="table-column">
      <style:table-column-properties fo:break-before="auto" style:column-width="1.756in"/>
    </style:style>
    <style:style style:name="ta1co172" style:family="table-column">
      <style:table-column-properties fo:break-before="auto" style:column-width="0.8925in"/>
    </style:style>
    <style:style style:name="ta1co173" style:family="table-column">
      <style:table-column-properties fo:break-before="auto" style:column-width="0.8925in"/>
    </style:style>
    <style:style style:name="ta1co174" style:family="table-column">
      <style:table-column-properties fo:break-before="auto" style:column-width="0.8925in"/>
    </style:style>
    <style:style style:name="ta1co175" style:family="table-column">
      <style:table-column-properties fo:break-before="auto" style:column-width="0.8925in"/>
    </style:style>
    <style:style style:name="ta1co176" style:family="table-column">
      <style:table-column-properties fo:break-before="auto" style:column-width="2.239in"/>
    </style:style>
    <style:style style:name="ta1co177" style:family="table-column">
      <style:table-column-properties fo:break-before="auto" style:column-width="0.8925in"/>
    </style:style>
    <style:style style:name="ta1co178" style:family="table-column">
      <style:table-column-properties fo:break-before="auto" style:column-width="0.8925in"/>
    </style:style>
    <style:style style:name="ta1co179" style:family="table-column">
      <style:table-column-properties fo:break-before="auto" style:column-width="0.8925in"/>
    </style:style>
    <style:style style:name="ta1co180" style:family="table-column">
      <style:table-column-properties fo:break-before="auto" style:column-width="0.8925in"/>
    </style:style>
    <style:style style:name="ta1co181" style:family="table-column">
      <style:table-column-properties fo:break-before="auto" style:column-width="2.101in"/>
    </style:style>
    <style:style style:name="ta1co182" style:family="table-column">
      <style:table-column-properties fo:break-before="auto" style:column-width="0.8925in"/>
    </style:style>
    <style:style style:name="ta1co183" style:family="table-column">
      <style:table-column-properties fo:break-before="auto" style:column-width="0.8925in"/>
    </style:style>
    <style:style style:name="ta1co184" style:family="table-column">
      <style:table-column-properties fo:break-before="auto" style:column-width="0.8925in"/>
    </style:style>
    <style:style style:name="ta1co185" style:family="table-column">
      <style:table-column-properties fo:break-before="auto" style:column-width="0.8925in"/>
    </style:style>
    <style:style style:name="ta1co186" style:family="table-column">
      <style:table-column-properties fo:break-before="auto" style:column-width="2.17in"/>
    </style:style>
    <style:style style:name="ta1co187" style:family="table-column">
      <style:table-column-properties fo:break-before="auto" style:column-width="0.8925in"/>
    </style:style>
    <style:style style:name="ta1co188" style:family="table-column">
      <style:table-column-properties fo:break-before="auto" style:column-width="0.8925in"/>
    </style:style>
    <style:style style:name="ta1co189" style:family="table-column">
      <style:table-column-properties fo:break-before="auto" style:column-width="0.8925in"/>
    </style:style>
    <style:style style:name="ta1co190" style:family="table-column">
      <style:table-column-properties fo:break-before="auto" style:column-width="0.8925in"/>
    </style:style>
    <style:style style:name="ta1co191" style:family="table-column">
      <style:table-column-properties fo:break-before="auto" style:column-width="2.515in"/>
    </style:style>
    <style:style style:name="ta1co192" style:family="table-column">
      <style:table-column-properties fo:break-before="auto" style:column-width="0.8925in"/>
    </style:style>
    <style:style style:name="ta1co193" style:family="table-column">
      <style:table-column-properties fo:break-before="auto" style:column-width="0.8925in"/>
    </style:style>
    <style:style style:name="ta1co194" style:family="table-column">
      <style:table-column-properties fo:break-before="auto" style:column-width="0.8925in"/>
    </style:style>
    <style:style style:name="ta1co195" style:family="table-column">
      <style:table-column-properties fo:break-before="auto" style:column-width="0.8925in"/>
    </style:style>
    <style:style style:name="ta1co196" style:family="table-column">
      <style:table-column-properties fo:break-before="auto" style:column-width="2.377in"/>
    </style:style>
    <style:style style:name="ta1co197" style:family="table-column">
      <style:table-column-properties fo:break-before="auto" style:column-width="0.8925in"/>
    </style:style>
    <style:style style:name="ta1co198" style:family="table-column">
      <style:table-column-properties fo:break-before="auto" style:column-width="0.8925in"/>
    </style:style>
    <style:style style:name="ta1co199" style:family="table-column">
      <style:table-column-properties fo:break-before="auto" style:column-width="0.8925in"/>
    </style:style>
    <style:style style:name="ta1co200" style:family="table-column">
      <style:table-column-properties fo:break-before="auto" style:column-width="0.8925in"/>
    </style:style>
    <style:style style:name="ta1co201" style:family="table-column">
      <style:table-column-properties fo:break-before="auto" style:column-width="2.446in"/>
    </style:style>
    <style:style style:name="ta1co202" style:family="table-column">
      <style:table-column-properties fo:break-before="auto" style:column-width="0.8925in"/>
    </style:style>
    <style:style style:name="ta1co203" style:family="table-column">
      <style:table-column-properties fo:break-before="auto" style:column-width="0.8925in"/>
    </style:style>
    <style:style style:name="ta1co204" style:family="table-column">
      <style:table-column-properties fo:break-before="auto" style:column-width="0.8925in"/>
    </style:style>
    <style:style style:name="ta1co205" style:family="table-column">
      <style:table-column-properties fo:break-before="auto" style:column-width="0.8925in"/>
    </style:style>
    <style:style style:name="ta1co206" style:family="table-column">
      <style:table-column-properties fo:break-before="auto" style:column-width="0.8925in"/>
    </style:style>
    <style:style style:name="ta1co207" style:family="table-column">
      <style:table-column-properties fo:break-before="auto" style:column-width="0.8925in"/>
    </style:style>
    <style:style style:name="ta1co208" style:family="table-column">
      <style:table-column-properties fo:break-before="auto" style:column-width="0.8925in"/>
    </style:style>
    <style:style style:name="ta1co209" style:family="table-column">
      <style:table-column-properties fo:break-before="auto" style:column-width="0.8925in"/>
    </style:style>
    <style:style style:name="ta1co210" style:family="table-column">
      <style:table-column-properties fo:break-before="auto" style:column-width="0.8925in"/>
    </style:style>
    <style:style style:name="ta1co211" style:family="table-column">
      <style:table-column-properties fo:break-before="auto" style:column-width="0.8925in"/>
    </style:style>
    <style:style style:name="ta1co212" style:family="table-column">
      <style:table-column-properties fo:break-before="auto" style:column-width="0.8925in"/>
    </style:style>
    <style:style style:name="ta1co213" style:family="table-column">
      <style:table-column-properties fo:break-before="auto" style:column-width="0.8925in"/>
    </style:style>
    <style:style style:name="ta1co214" style:family="table-column">
      <style:table-column-properties fo:break-before="auto" style:column-width="0.8925in"/>
    </style:style>
    <style:style style:name="ta1co215" style:family="table-column">
      <style:table-column-properties fo:break-before="auto" style:column-width="0.8925in"/>
    </style:style>
    <style:style style:name="ta1co216" style:family="table-column">
      <style:table-column-properties fo:break-before="auto" style:column-width="0.8925in"/>
    </style:style>
    <style:style style:name="ta1co217" style:family="table-column">
      <style:table-column-properties fo:break-before="auto" style:column-width="0.8925in"/>
    </style:style>
    <style:style style:name="ta1co218" style:family="table-column">
      <style:table-column-properties fo:break-before="auto" style:column-width="0.8925in"/>
    </style:style>
    <style:style style:name="ta1co219" style:family="table-column">
      <style:table-column-properties fo:break-before="auto" style:column-width="0.8925in"/>
    </style:style>
    <style:style style:name="ta1co220" style:family="table-column">
      <style:table-column-properties fo:break-before="auto" style:column-width="0.8925in"/>
    </style:style>
    <style:style style:name="ta1co221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34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1.411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1.273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1.48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1.687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1.618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1.48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1.48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1.48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1.549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1.342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1.342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1.342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1.411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1.411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1.48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1.963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1.8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1.894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2.239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2.101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2.17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1.756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1.963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1.894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1.756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ta2co129" style:family="table-column">
      <style:table-column-properties fo:break-before="auto" style:column-width="0.8925in"/>
    </style:style>
    <style:style style:name="ta2co130" style:family="table-column">
      <style:table-column-properties fo:break-before="auto" style:column-width="0.8925in"/>
    </style:style>
    <style:style style:name="ta2co131" style:family="table-column">
      <style:table-column-properties fo:break-before="auto" style:column-width="1.756in"/>
    </style:style>
    <style:style style:name="ta2co132" style:family="table-column">
      <style:table-column-properties fo:break-before="auto" style:column-width="0.8925in"/>
    </style:style>
    <style:style style:name="ta2co133" style:family="table-column">
      <style:table-column-properties fo:break-before="auto" style:column-width="0.8925in"/>
    </style:style>
    <style:style style:name="ta2co134" style:family="table-column">
      <style:table-column-properties fo:break-before="auto" style:column-width="0.8925in"/>
    </style:style>
    <style:style style:name="ta2co135" style:family="table-column">
      <style:table-column-properties fo:break-before="auto" style:column-width="0.8925in"/>
    </style:style>
    <style:style style:name="ta2co136" style:family="table-column">
      <style:table-column-properties fo:break-before="auto" style:column-width="1.756in"/>
    </style:style>
    <style:style style:name="ta2co137" style:family="table-column">
      <style:table-column-properties fo:break-before="auto" style:column-width="0.8925in"/>
    </style:style>
    <style:style style:name="ta2co138" style:family="table-column">
      <style:table-column-properties fo:break-before="auto" style:column-width="0.8925in"/>
    </style:style>
    <style:style style:name="ta2co139" style:family="table-column">
      <style:table-column-properties fo:break-before="auto" style:column-width="0.8925in"/>
    </style:style>
    <style:style style:name="ta2co140" style:family="table-column">
      <style:table-column-properties fo:break-before="auto" style:column-width="0.8925in"/>
    </style:style>
    <style:style style:name="ta2co141" style:family="table-column">
      <style:table-column-properties fo:break-before="auto" style:column-width="1.825in"/>
    </style:style>
    <style:style style:name="ta2co142" style:family="table-column">
      <style:table-column-properties fo:break-before="auto" style:column-width="0.8925in"/>
    </style:style>
    <style:style style:name="ta2co143" style:family="table-column">
      <style:table-column-properties fo:break-before="auto" style:column-width="0.8925in"/>
    </style:style>
    <style:style style:name="ta2co144" style:family="table-column">
      <style:table-column-properties fo:break-before="auto" style:column-width="0.8925in"/>
    </style:style>
    <style:style style:name="ta2co145" style:family="table-column">
      <style:table-column-properties fo:break-before="auto" style:column-width="0.8925in"/>
    </style:style>
    <style:style style:name="ta2co146" style:family="table-column">
      <style:table-column-properties fo:break-before="auto" style:column-width="1.618in"/>
    </style:style>
    <style:style style:name="ta2co147" style:family="table-column">
      <style:table-column-properties fo:break-before="auto" style:column-width="0.8925in"/>
    </style:style>
    <style:style style:name="ta2co148" style:family="table-column">
      <style:table-column-properties fo:break-before="auto" style:column-width="0.8925in"/>
    </style:style>
    <style:style style:name="ta2co149" style:family="table-column">
      <style:table-column-properties fo:break-before="auto" style:column-width="0.8925in"/>
    </style:style>
    <style:style style:name="ta2co150" style:family="table-column">
      <style:table-column-properties fo:break-before="auto" style:column-width="0.8925in"/>
    </style:style>
    <style:style style:name="ta2co151" style:family="table-column">
      <style:table-column-properties fo:break-before="auto" style:column-width="1.618in"/>
    </style:style>
    <style:style style:name="ta2co152" style:family="table-column">
      <style:table-column-properties fo:break-before="auto" style:column-width="0.8925in"/>
    </style:style>
    <style:style style:name="ta2co153" style:family="table-column">
      <style:table-column-properties fo:break-before="auto" style:column-width="0.8925in"/>
    </style:style>
    <style:style style:name="ta2co154" style:family="table-column">
      <style:table-column-properties fo:break-before="auto" style:column-width="0.8925in"/>
    </style:style>
    <style:style style:name="ta2co155" style:family="table-column">
      <style:table-column-properties fo:break-before="auto" style:column-width="0.8925in"/>
    </style:style>
    <style:style style:name="ta2co156" style:family="table-column">
      <style:table-column-properties fo:break-before="auto" style:column-width="1.618in"/>
    </style:style>
    <style:style style:name="ta2co157" style:family="table-column">
      <style:table-column-properties fo:break-before="auto" style:column-width="0.8925in"/>
    </style:style>
    <style:style style:name="ta2co158" style:family="table-column">
      <style:table-column-properties fo:break-before="auto" style:column-width="0.8925in"/>
    </style:style>
    <style:style style:name="ta2co159" style:family="table-column">
      <style:table-column-properties fo:break-before="auto" style:column-width="0.8925in"/>
    </style:style>
    <style:style style:name="ta2co160" style:family="table-column">
      <style:table-column-properties fo:break-before="auto" style:column-width="0.8925in"/>
    </style:style>
    <style:style style:name="ta2co161" style:family="table-column">
      <style:table-column-properties fo:break-before="auto" style:column-width="1.687in"/>
    </style:style>
    <style:style style:name="ta2co162" style:family="table-column">
      <style:table-column-properties fo:break-before="auto" style:column-width="0.8925in"/>
    </style:style>
    <style:style style:name="ta2co163" style:family="table-column">
      <style:table-column-properties fo:break-before="auto" style:column-width="0.8925in"/>
    </style:style>
    <style:style style:name="ta2co164" style:family="table-column">
      <style:table-column-properties fo:break-before="auto" style:column-width="0.8925in"/>
    </style:style>
    <style:style style:name="ta2co165" style:family="table-column">
      <style:table-column-properties fo:break-before="auto" style:column-width="0.8925in"/>
    </style:style>
    <style:style style:name="ta2co166" style:family="table-column">
      <style:table-column-properties fo:break-before="auto" style:column-width="1.687in"/>
    </style:style>
    <style:style style:name="ta2co167" style:family="table-column">
      <style:table-column-properties fo:break-before="auto" style:column-width="0.8925in"/>
    </style:style>
    <style:style style:name="ta2co168" style:family="table-column">
      <style:table-column-properties fo:break-before="auto" style:column-width="0.8925in"/>
    </style:style>
    <style:style style:name="ta2co169" style:family="table-column">
      <style:table-column-properties fo:break-before="auto" style:column-width="0.8925in"/>
    </style:style>
    <style:style style:name="ta2co170" style:family="table-column">
      <style:table-column-properties fo:break-before="auto" style:column-width="0.8925in"/>
    </style:style>
    <style:style style:name="ta2co171" style:family="table-column">
      <style:table-column-properties fo:break-before="auto" style:column-width="1.756in"/>
    </style:style>
    <style:style style:name="ta2co172" style:family="table-column">
      <style:table-column-properties fo:break-before="auto" style:column-width="0.8925in"/>
    </style:style>
    <style:style style:name="ta2co173" style:family="table-column">
      <style:table-column-properties fo:break-before="auto" style:column-width="0.8925in"/>
    </style:style>
    <style:style style:name="ta2co174" style:family="table-column">
      <style:table-column-properties fo:break-before="auto" style:column-width="0.8925in"/>
    </style:style>
    <style:style style:name="ta2co175" style:family="table-column">
      <style:table-column-properties fo:break-before="auto" style:column-width="0.8925in"/>
    </style:style>
    <style:style style:name="ta2co176" style:family="table-column">
      <style:table-column-properties fo:break-before="auto" style:column-width="2.239in"/>
    </style:style>
    <style:style style:name="ta2co177" style:family="table-column">
      <style:table-column-properties fo:break-before="auto" style:column-width="0.8925in"/>
    </style:style>
    <style:style style:name="ta2co178" style:family="table-column">
      <style:table-column-properties fo:break-before="auto" style:column-width="0.8925in"/>
    </style:style>
    <style:style style:name="ta2co179" style:family="table-column">
      <style:table-column-properties fo:break-before="auto" style:column-width="0.8925in"/>
    </style:style>
    <style:style style:name="ta2co180" style:family="table-column">
      <style:table-column-properties fo:break-before="auto" style:column-width="0.8925in"/>
    </style:style>
    <style:style style:name="ta2co181" style:family="table-column">
      <style:table-column-properties fo:break-before="auto" style:column-width="2.101in"/>
    </style:style>
    <style:style style:name="ta2co182" style:family="table-column">
      <style:table-column-properties fo:break-before="auto" style:column-width="0.8925in"/>
    </style:style>
    <style:style style:name="ta2co183" style:family="table-column">
      <style:table-column-properties fo:break-before="auto" style:column-width="0.8925in"/>
    </style:style>
    <style:style style:name="ta2co184" style:family="table-column">
      <style:table-column-properties fo:break-before="auto" style:column-width="0.8925in"/>
    </style:style>
    <style:style style:name="ta2co185" style:family="table-column">
      <style:table-column-properties fo:break-before="auto" style:column-width="0.8925in"/>
    </style:style>
    <style:style style:name="ta2co186" style:family="table-column">
      <style:table-column-properties fo:break-before="auto" style:column-width="2.17in"/>
    </style:style>
    <style:style style:name="ta2co187" style:family="table-column">
      <style:table-column-properties fo:break-before="auto" style:column-width="0.8925in"/>
    </style:style>
    <style:style style:name="ta2co188" style:family="table-column">
      <style:table-column-properties fo:break-before="auto" style:column-width="0.8925in"/>
    </style:style>
    <style:style style:name="ta2co189" style:family="table-column">
      <style:table-column-properties fo:break-before="auto" style:column-width="0.8925in"/>
    </style:style>
    <style:style style:name="ta2co190" style:family="table-column">
      <style:table-column-properties fo:break-before="auto" style:column-width="0.8925in"/>
    </style:style>
    <style:style style:name="ta2co191" style:family="table-column">
      <style:table-column-properties fo:break-before="auto" style:column-width="2.515in"/>
    </style:style>
    <style:style style:name="ta2co192" style:family="table-column">
      <style:table-column-properties fo:break-before="auto" style:column-width="0.8925in"/>
    </style:style>
    <style:style style:name="ta2co193" style:family="table-column">
      <style:table-column-properties fo:break-before="auto" style:column-width="0.8925in"/>
    </style:style>
    <style:style style:name="ta2co194" style:family="table-column">
      <style:table-column-properties fo:break-before="auto" style:column-width="0.8925in"/>
    </style:style>
    <style:style style:name="ta2co195" style:family="table-column">
      <style:table-column-properties fo:break-before="auto" style:column-width="0.8925in"/>
    </style:style>
    <style:style style:name="ta2co196" style:family="table-column">
      <style:table-column-properties fo:break-before="auto" style:column-width="2.377in"/>
    </style:style>
    <style:style style:name="ta2co197" style:family="table-column">
      <style:table-column-properties fo:break-before="auto" style:column-width="0.8925in"/>
    </style:style>
    <style:style style:name="ta2co198" style:family="table-column">
      <style:table-column-properties fo:break-before="auto" style:column-width="0.8925in"/>
    </style:style>
    <style:style style:name="ta2co199" style:family="table-column">
      <style:table-column-properties fo:break-before="auto" style:column-width="0.8925in"/>
    </style:style>
    <style:style style:name="ta2co200" style:family="table-column">
      <style:table-column-properties fo:break-before="auto" style:column-width="0.8925in"/>
    </style:style>
    <style:style style:name="ta2co201" style:family="table-column">
      <style:table-column-properties fo:break-before="auto" style:column-width="2.446in"/>
    </style:style>
    <style:style style:name="ta2co202" style:family="table-column">
      <style:table-column-properties fo:break-before="auto" style:column-width="0.8925in"/>
    </style:style>
    <style:style style:name="ta2co203" style:family="table-column">
      <style:table-column-properties fo:break-before="auto" style:column-width="0.8925in"/>
    </style:style>
    <style:style style:name="ta2co204" style:family="table-column">
      <style:table-column-properties fo:break-before="auto" style:column-width="0.8925in"/>
    </style:style>
    <style:style style:name="ta2co205" style:family="table-column">
      <style:table-column-properties fo:break-before="auto" style:column-width="0.8925in"/>
    </style:style>
    <style:style style:name="ta2co206" style:family="table-column">
      <style:table-column-properties fo:break-before="auto" style:column-width="0.8925in"/>
    </style:style>
    <style:style style:name="ta2co207" style:family="table-column">
      <style:table-column-properties fo:break-before="auto" style:column-width="0.8925in"/>
    </style:style>
    <style:style style:name="ta2co208" style:family="table-column">
      <style:table-column-properties fo:break-before="auto" style:column-width="0.8925in"/>
    </style:style>
    <style:style style:name="ta2co209" style:family="table-column">
      <style:table-column-properties fo:break-before="auto" style:column-width="0.8925in"/>
    </style:style>
    <style:style style:name="ta2co210" style:family="table-column">
      <style:table-column-properties fo:break-before="auto" style:column-width="0.8925in"/>
    </style:style>
    <style:style style:name="ta2co211" style:family="table-column">
      <style:table-column-properties fo:break-before="auto" style:column-width="0.8925in"/>
    </style:style>
    <style:style style:name="ta2co212" style:family="table-column">
      <style:table-column-properties fo:break-before="auto" style:column-width="0.8925in"/>
    </style:style>
    <style:style style:name="ta2co213" style:family="table-column">
      <style:table-column-properties fo:break-before="auto" style:column-width="0.8925in"/>
    </style:style>
    <style:style style:name="ta2co214" style:family="table-column">
      <style:table-column-properties fo:break-before="auto" style:column-width="0.8925in"/>
    </style:style>
    <style:style style:name="ta2co215" style:family="table-column">
      <style:table-column-properties fo:break-before="auto" style:column-width="0.8925in"/>
    </style:style>
    <style:style style:name="ta2co216" style:family="table-column">
      <style:table-column-properties fo:break-before="auto" style:column-width="0.8925in"/>
    </style:style>
    <style:style style:name="ta2co217" style:family="table-column">
      <style:table-column-properties fo:break-before="auto" style:column-width="0.8925in"/>
    </style:style>
    <style:style style:name="ta2co218" style:family="table-column">
      <style:table-column-properties fo:break-before="auto" style:column-width="0.8925in"/>
    </style:style>
    <style:style style:name="ta2co219" style:family="table-column">
      <style:table-column-properties fo:break-before="auto" style:column-width="0.8925in"/>
    </style:style>
    <style:style style:name="ta2co220" style:family="table-column">
      <style:table-column-properties fo:break-before="auto" style:column-width="0.8925in"/>
    </style:style>
    <style:style style:name="ta2co22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column table:style-name="ta1co129" table:default-cell-style-name="Default"/>
        <table:table-column table:style-name="ta1co130" table:default-cell-style-name="Default"/>
        <table:table-column table:style-name="ta1co131" table:default-cell-style-name="Default"/>
        <table:table-column table:style-name="ta1co132" table:default-cell-style-name="Default"/>
        <table:table-column table:style-name="ta1co133" table:default-cell-style-name="Default"/>
        <table:table-column table:style-name="ta1co134" table:default-cell-style-name="Default"/>
        <table:table-column table:style-name="ta1co135" table:default-cell-style-name="Default"/>
        <table:table-column table:style-name="ta1co136" table:default-cell-style-name="Default"/>
        <table:table-column table:style-name="ta1co137" table:default-cell-style-name="Default"/>
        <table:table-column table:style-name="ta1co138" table:default-cell-style-name="Default"/>
        <table:table-column table:style-name="ta1co139" table:default-cell-style-name="Default"/>
        <table:table-column table:style-name="ta1co140" table:default-cell-style-name="Default"/>
        <table:table-column table:style-name="ta1co141" table:default-cell-style-name="Default"/>
        <table:table-column table:style-name="ta1co142" table:default-cell-style-name="Default"/>
        <table:table-column table:style-name="ta1co143" table:default-cell-style-name="Default"/>
        <table:table-column table:style-name="ta1co144" table:default-cell-style-name="Default"/>
        <table:table-column table:style-name="ta1co145" table:default-cell-style-name="Default"/>
        <table:table-column table:style-name="ta1co146" table:default-cell-style-name="Default"/>
        <table:table-column table:style-name="ta1co147" table:default-cell-style-name="Default"/>
        <table:table-column table:style-name="ta1co148" table:default-cell-style-name="Default"/>
        <table:table-column table:style-name="ta1co149" table:default-cell-style-name="Default"/>
        <table:table-column table:style-name="ta1co150" table:default-cell-style-name="Default"/>
        <table:table-column table:style-name="ta1co151" table:default-cell-style-name="Default"/>
        <table:table-column table:style-name="ta1co152" table:default-cell-style-name="Default"/>
        <table:table-column table:style-name="ta1co153" table:default-cell-style-name="Default"/>
        <table:table-column table:style-name="ta1co154" table:default-cell-style-name="Default"/>
        <table:table-column table:style-name="ta1co155" table:default-cell-style-name="Default"/>
        <table:table-column table:style-name="ta1co156" table:default-cell-style-name="Default"/>
        <table:table-column table:style-name="ta1co157" table:default-cell-style-name="Default"/>
        <table:table-column table:style-name="ta1co158" table:default-cell-style-name="Default"/>
        <table:table-column table:style-name="ta1co159" table:default-cell-style-name="Default"/>
        <table:table-column table:style-name="ta1co160" table:default-cell-style-name="Default"/>
        <table:table-column table:style-name="ta1co161" table:default-cell-style-name="Default"/>
        <table:table-column table:style-name="ta1co162" table:default-cell-style-name="Default"/>
        <table:table-column table:style-name="ta1co163" table:default-cell-style-name="Default"/>
        <table:table-column table:style-name="ta1co164" table:default-cell-style-name="Default"/>
        <table:table-column table:style-name="ta1co165" table:default-cell-style-name="Default"/>
        <table:table-column table:style-name="ta1co166" table:default-cell-style-name="Default"/>
        <table:table-column table:style-name="ta1co167" table:default-cell-style-name="Default"/>
        <table:table-column table:style-name="ta1co168" table:default-cell-style-name="Default"/>
        <table:table-column table:style-name="ta1co169" table:default-cell-style-name="Default"/>
        <table:table-column table:style-name="ta1co170" table:default-cell-style-name="Default"/>
        <table:table-column table:style-name="ta1co171" table:default-cell-style-name="Default"/>
        <table:table-column table:style-name="ta1co172" table:default-cell-style-name="Default"/>
        <table:table-column table:style-name="ta1co173" table:default-cell-style-name="Default"/>
        <table:table-column table:style-name="ta1co174" table:default-cell-style-name="Default"/>
        <table:table-column table:style-name="ta1co175" table:default-cell-style-name="Default"/>
        <table:table-column table:style-name="ta1co176" table:default-cell-style-name="Default"/>
        <table:table-column table:style-name="ta1co177" table:default-cell-style-name="Default"/>
        <table:table-column table:style-name="ta1co178" table:default-cell-style-name="Default"/>
        <table:table-column table:style-name="ta1co179" table:default-cell-style-name="Default"/>
        <table:table-column table:style-name="ta1co180" table:default-cell-style-name="Default"/>
        <table:table-column table:style-name="ta1co181" table:default-cell-style-name="Default"/>
        <table:table-column table:style-name="ta1co182" table:default-cell-style-name="Default"/>
        <table:table-column table:style-name="ta1co183" table:default-cell-style-name="Default"/>
        <table:table-column table:style-name="ta1co184" table:default-cell-style-name="Default"/>
        <table:table-column table:style-name="ta1co185" table:default-cell-style-name="Default"/>
        <table:table-column table:style-name="ta1co186" table:default-cell-style-name="Default"/>
        <table:table-column table:style-name="ta1co187" table:default-cell-style-name="Default"/>
        <table:table-column table:style-name="ta1co188" table:default-cell-style-name="Default"/>
        <table:table-column table:style-name="ta1co189" table:default-cell-style-name="Default"/>
        <table:table-column table:style-name="ta1co190" table:default-cell-style-name="Default"/>
        <table:table-column table:style-name="ta1co191" table:default-cell-style-name="Default"/>
        <table:table-column table:style-name="ta1co192" table:default-cell-style-name="Default"/>
        <table:table-column table:style-name="ta1co193" table:default-cell-style-name="Default"/>
        <table:table-column table:style-name="ta1co194" table:default-cell-style-name="Default"/>
        <table:table-column table:style-name="ta1co195" table:default-cell-style-name="Default"/>
        <table:table-column table:style-name="ta1co196" table:default-cell-style-name="Default"/>
        <table:table-column table:style-name="ta1co197" table:default-cell-style-name="Default"/>
        <table:table-column table:style-name="ta1co198" table:default-cell-style-name="Default"/>
        <table:table-column table:style-name="ta1co199" table:default-cell-style-name="Default"/>
        <table:table-column table:style-name="ta1co200" table:default-cell-style-name="Default"/>
        <table:table-column table:style-name="ta1co201" table:default-cell-style-name="Default"/>
        <table:table-column table:style-name="ta1co202" table:default-cell-style-name="Default"/>
        <table:table-column table:style-name="ta1co203" table:default-cell-style-name="Default"/>
        <table:table-column table:style-name="ta1co204" table:default-cell-style-name="Default"/>
        <table:table-column table:style-name="ta1co205" table:default-cell-style-name="Default"/>
        <table:table-column table:style-name="ta1co206" table:default-cell-style-name="Default"/>
        <table:table-column table:style-name="ta1co207" table:default-cell-style-name="Default"/>
        <table:table-column table:style-name="ta1co208" table:default-cell-style-name="Default"/>
        <table:table-column table:style-name="ta1co209" table:default-cell-style-name="Default"/>
        <table:table-column table:style-name="ta1co210" table:default-cell-style-name="Default"/>
        <table:table-column table:style-name="ta1co211" table:default-cell-style-name="Default"/>
        <table:table-column table:style-name="ta1co212" table:default-cell-style-name="Default"/>
        <table:table-column table:style-name="ta1co213" table:default-cell-style-name="Default"/>
        <table:table-column table:style-name="ta1co214" table:default-cell-style-name="Default"/>
        <table:table-column table:style-name="ta1co215" table:default-cell-style-name="Default"/>
        <table:table-column table:style-name="ta1co216" table:default-cell-style-name="Default"/>
        <table:table-column table:style-name="ta1co217" table:default-cell-style-name="Default"/>
        <table:table-column table:style-name="ta1co218" table:default-cell-style-name="Default"/>
        <table:table-column table:style-name="ta1co219" table:default-cell-style-name="Default"/>
        <table:table-column table:style-name="ta1co220" table:default-cell-style-name="Default"/>
        <table:table-column table:style-name="ta1co221" table:default-cell-style-name="Default"/>
        <table:table-row table:style-name="ro1">
          <table:table-cell office:value-type="string">
            <text:p/>
          </table:table-cell>
          <table:table-cell office:value-type="string">
            <text:p>bm-1/soko-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h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non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</table:table-row>
        <table:table-row table:style-name="ro1">
          <table:table-cell office:value-type="string">
            <text:p>./handmade_soko001.lp</text:p>
          </table:table-cell>
          <table:table-cell office:value-type="float" office:value="600.0"/>
          <table:table-cell office:value-type="float" office:value="1.0"/>
          <table:table-cell office:value-type="float" office:value="2581075.0"/>
          <table:table-cell office:value-type="float" office:value="4419742.0"/>
          <table:table-cell office:value-type="float" office:value="600.0"/>
          <table:table-cell office:value-type="float" office:value="1.0"/>
          <table:table-cell office:value-type="float" office:value="2555341.0"/>
          <table:table-cell office:value-type="float" office:value="4381676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566390.0"/>
          <table:table-cell office:value-type="float" office:value="4397495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423892.0"/>
          <table:table-cell office:value-type="float" office:value="4173050.0"/>
          <table:table-cell office:value-type="float" office:value="582275.0"/>
          <table:table-cell office:value-type="float" office:value="202.637"/>
          <table:table-cell table:style-name="cellBest" office:value-type="float" office:value="0.0"/>
          <table:table-cell office:value-type="float" office:value="1252027.0"/>
          <table:table-cell office:value-type="float" office:value="1863676.0"/>
          <table:table-cell office:value-type="float" office:value="708533.0"/>
          <table:table-cell office:value-type="float" office:value="600.0"/>
          <table:table-cell office:value-type="float" office:value="1.0"/>
          <table:table-cell office:value-type="float" office:value="3154674.0"/>
          <table:table-cell office:value-type="float" office:value="3668322.0"/>
          <table:table-cell office:value-type="float" office:value="707439.0"/>
          <table:table-cell office:value-type="float" office:value="600.0"/>
          <table:table-cell office:value-type="float" office:value="1.0"/>
          <table:table-cell office:value-type="float" office:value="2620002.0"/>
          <table:table-cell office:value-type="float" office:value="4939683.0"/>
          <table:table-cell office:value-type="float" office:value="4375399.0"/>
          <table:table-cell office:value-type="float" office:value="240.087"/>
          <table:table-cell table:style-name="cellBest" office:value-type="float" office:value="0.0"/>
          <table:table-cell office:value-type="float" office:value="1254308.0"/>
          <table:table-cell office:value-type="float" office:value="2568192.0"/>
          <table:table-cell office:value-type="float" office:value="2512076.0"/>
          <table:table-cell office:value-type="float" office:value="108.927"/>
          <table:table-cell table:style-name="cellBest" office:value-type="float" office:value="0.0"/>
          <table:table-cell office:value-type="float" office:value="667792.0"/>
          <table:table-cell office:value-type="float" office:value="1521067.0"/>
          <table:table-cell office:value-type="float" office:value="1504173.0"/>
          <table:table-cell office:value-type="float" office:value="265.057"/>
          <table:table-cell table:style-name="cellBest" office:value-type="float" office:value="0.0"/>
          <table:table-cell office:value-type="float" office:value="1242090.0"/>
          <table:table-cell office:value-type="float" office:value="3034418.0"/>
          <table:table-cell office:value-type="float" office:value="3005415.0"/>
          <table:table-cell office:value-type="float" office:value="379.382"/>
          <table:table-cell table:style-name="cellBest" office:value-type="float" office:value="0.0"/>
          <table:table-cell office:value-type="float" office:value="1982633.0"/>
          <table:table-cell office:value-type="float" office:value="2325378.0"/>
          <table:table-cell office:value-type="float" office:value="546707.0"/>
          <table:table-cell office:value-type="float" office:value="269.736"/>
          <table:table-cell table:style-name="cellBest" office:value-type="float" office:value="0.0"/>
          <table:table-cell office:value-type="float" office:value="1530909.0"/>
          <table:table-cell office:value-type="float" office:value="1792423.0"/>
          <table:table-cell office:value-type="float" office:value="456912.0"/>
          <table:table-cell office:value-type="float" office:value="600.0"/>
          <table:table-cell office:value-type="float" office:value="1.0"/>
          <table:table-cell office:value-type="float" office:value="2990138.0"/>
          <table:table-cell office:value-type="float" office:value="3508523.0"/>
          <table:table-cell office:value-type="float" office:value="660340.0"/>
          <table:table-cell office:value-type="float" office:value="274.617"/>
          <table:table-cell table:style-name="cellBest" office:value-type="float" office:value="0.0"/>
          <table:table-cell office:value-type="float" office:value="1706867.0"/>
          <table:table-cell office:value-type="float" office:value="1992682.0"/>
          <table:table-cell office:value-type="float" office:value="512226.0"/>
          <table:table-cell office:value-type="float" office:value="465.989"/>
          <table:table-cell table:style-name="cellBest" office:value-type="float" office:value="0.0"/>
          <table:table-cell office:value-type="float" office:value="2191336.0"/>
          <table:table-cell office:value-type="float" office:value="2390828.0"/>
          <table:table-cell office:value-type="float" office:value="2390828.0"/>
          <table:table-cell office:value-type="float" office:value="600.0"/>
          <table:table-cell office:value-type="float" office:value="1.0"/>
          <table:table-cell office:value-type="float" office:value="2849909.0"/>
          <table:table-cell table:style-name="cellWorst" office:value-type="float" office:value="6346243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3217243.0"/>
          <table:table-cell office:value-type="float" office:value="3470920.0"/>
          <table:table-cell office:value-type="float" office:value="3462504.0"/>
          <table:table-cell office:value-type="float" office:value="559.357"/>
          <table:table-cell table:style-name="cellBest" office:value-type="float" office:value="0.0"/>
          <table:table-cell office:value-type="float" office:value="2928652.0"/>
          <table:table-cell office:value-type="float" office:value="3418760.0"/>
          <table:table-cell office:value-type="float" office:value="735719.0"/>
          <table:table-cell office:value-type="float" office:value="600.0"/>
          <table:table-cell office:value-type="float" office:value="1.0"/>
          <table:table-cell office:value-type="float" office:value="3204798.0"/>
          <table:table-cell office:value-type="float" office:value="3223880.0"/>
          <table:table-cell office:value-type="float" office:value="3223880.0"/>
          <table:table-cell office:value-type="float" office:value="600.0"/>
          <table:table-cell office:value-type="float" office:value="1.0"/>
          <table:table-cell office:value-type="float" office:value="2253711.0"/>
          <table:table-cell office:value-type="float" office:value="4619600.0"/>
          <table:table-cell table:style-name="cellWorst" office:value-type="float" office:value="4534977.0"/>
          <table:table-cell office:value-type="float" office:value="249.766"/>
          <table:table-cell table:style-name="cellBest" office:value-type="float" office:value="0.0"/>
          <table:table-cell office:value-type="float" office:value="1381196.0"/>
          <table:table-cell office:value-type="float" office:value="1621208.0"/>
          <table:table-cell office:value-type="float" office:value="414009.0"/>
          <table:table-cell office:value-type="float" office:value="600.0"/>
          <table:table-cell office:value-type="float" office:value="1.0"/>
          <table:table-cell office:value-type="float" office:value="2354865.0"/>
          <table:table-cell office:value-type="float" office:value="2409887.0"/>
          <table:table-cell office:value-type="float" office:value="2409887.0"/>
          <table:table-cell office:value-type="float" office:value="592.742"/>
          <table:table-cell table:style-name="cellBest" office:value-type="float" office:value="0.0"/>
          <table:table-cell office:value-type="float" office:value="2780264.0"/>
          <table:table-cell office:value-type="float" office:value="4733004.0"/>
          <table:table-cell office:value-type="float" office:value="643458.0"/>
          <table:table-cell office:value-type="float" office:value="549.701"/>
          <table:table-cell table:style-name="cellBest" office:value-type="float" office:value="0.0"/>
          <table:table-cell office:value-type="float" office:value="2599442.0"/>
          <table:table-cell office:value-type="float" office:value="3359051.0"/>
          <table:table-cell office:value-type="float" office:value="1726684.0"/>
          <table:table-cell office:value-type="float" office:value="78.5862"/>
          <table:table-cell table:style-name="cellBest" office:value-type="float" office:value="0.0"/>
          <table:table-cell office:value-type="float" office:value="546234.0"/>
          <table:table-cell office:value-type="float" office:value="652375.0"/>
          <table:table-cell office:value-type="float" office:value="240673.0"/>
          <table:table-cell office:value-type="float" office:value="348.628"/>
          <table:table-cell table:style-name="cellBest" office:value-type="float" office:value="0.0"/>
          <table:table-cell office:value-type="float" office:value="1918559.0"/>
          <table:table-cell office:value-type="float" office:value="3064185.0"/>
          <table:table-cell office:value-type="float" office:value="2704285.0"/>
          <table:table-cell office:value-type="float" office:value="600.0"/>
          <table:table-cell office:value-type="float" office:value="1.0"/>
          <table:table-cell office:value-type="float" office:value="3042251.0"/>
          <table:table-cell office:value-type="float" office:value="3764661.0"/>
          <table:table-cell office:value-type="float" office:value="3721576.0"/>
          <table:table-cell office:value-type="float" office:value="600.0"/>
          <table:table-cell office:value-type="float" office:value="1.0"/>
          <table:table-cell office:value-type="float" office:value="2926134.0"/>
          <table:table-cell office:value-type="float" office:value="3620575.0"/>
          <table:table-cell office:value-type="float" office:value="3601043.0"/>
          <table:table-cell office:value-type="float" office:value="600.0"/>
          <table:table-cell office:value-type="float" office:value="1.0"/>
          <table:table-cell office:value-type="float" office:value="3265055.0"/>
          <table:table-cell office:value-type="float" office:value="4060847.0"/>
          <table:table-cell office:value-type="float" office:value="4047166.0"/>
          <table:table-cell table:style-name="cellBest" office:value-type="float" office:value="54.758"/>
          <table:table-cell table:style-name="cellBest" office:value-type="float" office:value="0.0"/>
          <table:table-cell table:style-name="cellBest" office:value-type="float" office:value="343654.0"/>
          <table:table-cell table:style-name="cellBest" office:value-type="float" office:value="423125.0"/>
          <table:table-cell office:value-type="float" office:value="154864.0"/>
          <table:table-cell office:value-type="float" office:value="172.557"/>
          <table:table-cell table:style-name="cellBest" office:value-type="float" office:value="0.0"/>
          <table:table-cell office:value-type="float" office:value="1084153.0"/>
          <table:table-cell office:value-type="float" office:value="1274174.0"/>
          <table:table-cell office:value-type="float" office:value="551636.0"/>
          <table:table-cell office:value-type="float" office:value="600.0"/>
          <table:table-cell office:value-type="float" office:value="1.0"/>
          <table:table-cell office:value-type="float" office:value="3084447.0"/>
          <table:table-cell office:value-type="float" office:value="3606697.0"/>
          <table:table-cell office:value-type="float" office:value="1769017.0"/>
          <table:table-cell office:value-type="float" office:value="600.0"/>
          <table:table-cell office:value-type="float" office:value="1.0"/>
          <table:table-cell office:value-type="float" office:value="2634590.0"/>
          <table:table-cell office:value-type="float" office:value="3084134.0"/>
          <table:table-cell office:value-type="float" office:value="1505590.0"/>
          <table:table-cell office:value-type="float" office:value="600.0"/>
          <table:table-cell office:value-type="float" office:value="1.0"/>
          <table:table-cell office:value-type="float" office:value="2749880.0"/>
          <table:table-cell office:value-type="float" office:value="4101819.0"/>
          <table:table-cell office:value-type="float" office:value="4101819.0"/>
          <table:table-cell office:value-type="float" office:value="180.012"/>
          <table:table-cell table:style-name="cellBest" office:value-type="float" office:value="0.0"/>
          <table:table-cell office:value-type="float" office:value="869776.0"/>
          <table:table-cell office:value-type="float" office:value="962379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Worst" office:value-type="float" office:value="3426886.0"/>
          <table:table-cell office:value-type="float" office:value="4102218.0"/>
          <table:table-cell office:value-type="float" office:value="4060610.0"/>
          <table:table-cell office:value-type="float" office:value="600.0"/>
          <table:table-cell office:value-type="float" office:value="1.0"/>
          <table:table-cell office:value-type="float" office:value="2542794.0"/>
          <table:table-cell office:value-type="float" office:value="3044589.0"/>
          <table:table-cell office:value-type="float" office:value="1743577.0"/>
          <table:table-cell office:value-type="float" office:value="600.0"/>
          <table:table-cell office:value-type="float" office:value="1.0"/>
          <table:table-cell office:value-type="float" office:value="2859556.0"/>
          <table:table-cell office:value-type="float" office:value="3090826.0"/>
          <table:table-cell office:value-type="float" office:value="3090826.0"/>
          <table:table-cell office:value-type="float" office:value="600.0"/>
          <table:table-cell office:value-type="float" office:value="1.0"/>
          <table:table-cell office:value-type="float" office:value="2962495.0"/>
          <table:table-cell office:value-type="float" office:value="4512223.0"/>
          <table:table-cell office:value-type="float" office:value="4415729.0"/>
          <table:table-cell office:value-type="float" office:value="591.208"/>
          <table:table-cell table:style-name="cellBest" office:value-type="float" office:value="0.0"/>
          <table:table-cell office:value-type="float" office:value="3207871.0"/>
          <table:table-cell office:value-type="float" office:value="3731055.0"/>
          <table:table-cell office:value-type="float" office:value="1750909.0"/>
          <table:table-cell office:value-type="float" office:value="600.0"/>
          <table:table-cell office:value-type="float" office:value="1.0"/>
          <table:table-cell office:value-type="float" office:value="2560163.0"/>
          <table:table-cell office:value-type="float" office:value="2590325.0"/>
          <table:table-cell office:value-type="float" office:value="2590325.0"/>
          <table:table-cell table:formula="of:=MI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/>
          <table:table-cell table:formula="of:=MI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/>
          <table:table-cell table:formula="of:=MI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/>
          <table:table-cell table:formula="of:=MI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/>
          <table:table-cell table:formula="of:=MI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/>
          <table:table-cell table:formula="of:=MEDIA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/>
          <table:table-cell table:formula="of:=MEDIA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/>
          <table:table-cell table:formula="of:=MEDIA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/>
          <table:table-cell table:formula="of:=MEDIA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/>
          <table:table-cell table:formula="of:=MEDIA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/>
          <table:table-cell table:formula="of:=MAX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/>
          <table:table-cell table:formula="of:=MAX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/>
          <table:table-cell table:formula="of:=MAX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/>
          <table:table-cell table:formula="of:=MAX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/>
          <table:table-cell table:formula="of:=MAX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/>
        </table:table-row>
        <table:table-row table:style-name="ro1">
          <table:table-cell office:value-type="string">
            <text:p>./handmade_soko002.lp</text:p>
          </table:table-cell>
          <table:table-cell office:value-type="float" office:value="0.69106"/>
          <table:table-cell office:value-type="float" office:value="0.0"/>
          <table:table-cell office:value-type="float" office:value="10044.0"/>
          <table:table-cell office:value-type="float" office:value="14107.0"/>
          <table:table-cell office:value-type="float" office:value="0.741628"/>
          <table:table-cell office:value-type="float" office:value="0.0"/>
          <table:table-cell office:value-type="float" office:value="10044.0"/>
          <table:table-cell office:value-type="float" office:value="14107.0"/>
          <table:table-cell table:style-name="cellBest" office:value-type="float" office:value="0.0"/>
          <table:table-cell office:value-type="float" office:value="0.748343"/>
          <table:table-cell office:value-type="float" office:value="0.0"/>
          <table:table-cell office:value-type="float" office:value="10044.0"/>
          <table:table-cell office:value-type="float" office:value="14107.0"/>
          <table:table-cell table:style-name="cellBest" office:value-type="float" office:value="0.0"/>
          <table:table-cell office:value-type="float" office:value="0.760752"/>
          <table:table-cell office:value-type="float" office:value="0.0"/>
          <table:table-cell office:value-type="float" office:value="10044.0"/>
          <table:table-cell office:value-type="float" office:value="14107.0"/>
          <table:table-cell office:value-type="float" office:value="3414.0"/>
          <table:table-cell office:value-type="float" office:value="2.34998"/>
          <table:table-cell office:value-type="float" office:value="0.0"/>
          <table:table-cell office:value-type="float" office:value="25859.0"/>
          <table:table-cell office:value-type="float" office:value="39425.0"/>
          <table:table-cell office:value-type="float" office:value="10140.0"/>
          <table:table-cell office:value-type="float" office:value="1.3129"/>
          <table:table-cell office:value-type="float" office:value="0.0"/>
          <table:table-cell office:value-type="float" office:value="16670.0"/>
          <table:table-cell office:value-type="float" office:value="22158.0"/>
          <table:table-cell office:value-type="float" office:value="4483.0"/>
          <table:table-cell office:value-type="float" office:value="0.717189"/>
          <table:table-cell office:value-type="float" office:value="0.0"/>
          <table:table-cell office:value-type="float" office:value="8606.0"/>
          <table:table-cell office:value-type="float" office:value="11070.0"/>
          <table:table-cell office:value-type="float" office:value="9128.0"/>
          <table:table-cell office:value-type="float" office:value="0.971787"/>
          <table:table-cell office:value-type="float" office:value="0.0"/>
          <table:table-cell office:value-type="float" office:value="11638.0"/>
          <table:table-cell office:value-type="float" office:value="14584.0"/>
          <table:table-cell office:value-type="float" office:value="13986.0"/>
          <table:table-cell office:value-type="float" office:value="1.01969"/>
          <table:table-cell office:value-type="float" office:value="0.0"/>
          <table:table-cell office:value-type="float" office:value="12036.0"/>
          <table:table-cell office:value-type="float" office:value="15268.0"/>
          <table:table-cell office:value-type="float" office:value="14731.0"/>
          <table:table-cell office:value-type="float" office:value="0.854865"/>
          <table:table-cell office:value-type="float" office:value="0.0"/>
          <table:table-cell office:value-type="float" office:value="10049.0"/>
          <table:table-cell office:value-type="float" office:value="12609.0"/>
          <table:table-cell office:value-type="float" office:value="12238.0"/>
          <table:table-cell office:value-type="float" office:value="1.85622"/>
          <table:table-cell office:value-type="float" office:value="0.0"/>
          <table:table-cell office:value-type="float" office:value="23344.0"/>
          <table:table-cell office:value-type="float" office:value="30248.0"/>
          <table:table-cell office:value-type="float" office:value="5800.0"/>
          <table:table-cell office:value-type="float" office:value="1.26459"/>
          <table:table-cell office:value-type="float" office:value="0.0"/>
          <table:table-cell office:value-type="float" office:value="16157.0"/>
          <table:table-cell office:value-type="float" office:value="20987.0"/>
          <table:table-cell office:value-type="float" office:value="4532.0"/>
          <table:table-cell office:value-type="float" office:value="1.39709"/>
          <table:table-cell office:value-type="float" office:value="0.0"/>
          <table:table-cell office:value-type="float" office:value="18147.0"/>
          <table:table-cell office:value-type="float" office:value="23479.0"/>
          <table:table-cell office:value-type="float" office:value="4758.0"/>
          <table:table-cell office:value-type="float" office:value="1.0326"/>
          <table:table-cell office:value-type="float" office:value="0.0"/>
          <table:table-cell office:value-type="float" office:value="13576.0"/>
          <table:table-cell office:value-type="float" office:value="18635.0"/>
          <table:table-cell office:value-type="float" office:value="4508.0"/>
          <table:table-cell office:value-type="float" office:value="0.446186"/>
          <table:table-cell office:value-type="float" office:value="0.0"/>
          <table:table-cell office:value-type="float" office:value="5687.0"/>
          <table:table-cell office:value-type="float" office:value="7706.0"/>
          <table:table-cell office:value-type="float" office:value="7706.0"/>
          <table:table-cell office:value-type="float" office:value="0.254938"/>
          <table:table-cell office:value-type="float" office:value="0.0"/>
          <table:table-cell office:value-type="float" office:value="2974.0"/>
          <table:table-cell office:value-type="float" office:value="5698.0"/>
          <table:table-cell table:style-name="cellBest" office:value-type="float" office:value="0.0"/>
          <table:table-cell office:value-type="float" office:value="1.56102"/>
          <table:table-cell office:value-type="float" office:value="0.0"/>
          <table:table-cell office:value-type="float" office:value="18440.0"/>
          <table:table-cell office:value-type="float" office:value="22477.0"/>
          <table:table-cell office:value-type="float" office:value="21802.0"/>
          <table:table-cell office:value-type="float" office:value="1.37852"/>
          <table:table-cell office:value-type="float" office:value="0.0"/>
          <table:table-cell office:value-type="float" office:value="17765.0"/>
          <table:table-cell office:value-type="float" office:value="22910.0"/>
          <table:table-cell office:value-type="float" office:value="4942.0"/>
          <table:table-cell office:value-type="float" office:value="0.247862"/>
          <table:table-cell office:value-type="float" office:value="0.0"/>
          <table:table-cell office:value-type="float" office:value="2735.0"/>
          <table:table-cell office:value-type="float" office:value="2919.0"/>
          <table:table-cell office:value-type="float" office:value="2919.0"/>
          <table:table-cell office:value-type="float" office:value="2.52798"/>
          <table:table-cell office:value-type="float" office:value="0.0"/>
          <table:table-cell office:value-type="float" office:value="28353.0"/>
          <table:table-cell office:value-type="float" office:value="33355.0"/>
          <table:table-cell office:value-type="float" office:value="32374.0"/>
          <table:table-cell office:value-type="float" office:value="0.750388"/>
          <table:table-cell office:value-type="float" office:value="0.0"/>
          <table:table-cell office:value-type="float" office:value="9497.0"/>
          <table:table-cell office:value-type="float" office:value="12793.0"/>
          <table:table-cell office:value-type="float" office:value="3238.0"/>
          <table:table-cell table:style-name="cellWorst" office:value-type="float" office:value="41.3117"/>
          <table:table-cell office:value-type="float" office:value="0.0"/>
          <table:table-cell table:style-name="cellWorst" office:value-type="float" office:value="333064.0"/>
          <table:table-cell table:style-name="cellWorst" office:value-type="float" office:value="339502.0"/>
          <table:table-cell table:style-name="cellWorst" office:value-type="float" office:value="339502.0"/>
          <table:table-cell office:value-type="float" office:value="0.721747"/>
          <table:table-cell office:value-type="float" office:value="0.0"/>
          <table:table-cell office:value-type="float" office:value="10044.0"/>
          <table:table-cell office:value-type="float" office:value="14107.0"/>
          <table:table-cell office:value-type="float" office:value="3414.0"/>
          <table:table-cell office:value-type="float" office:value="2.37828"/>
          <table:table-cell office:value-type="float" office:value="0.0"/>
          <table:table-cell office:value-type="float" office:value="28887.0"/>
          <table:table-cell office:value-type="float" office:value="46310.0"/>
          <table:table-cell office:value-type="float" office:value="25081.0"/>
          <table:table-cell office:value-type="float" office:value="0.869552"/>
          <table:table-cell office:value-type="float" office:value="0.0"/>
          <table:table-cell office:value-type="float" office:value="10178.0"/>
          <table:table-cell office:value-type="float" office:value="13492.0"/>
          <table:table-cell office:value-type="float" office:value="5967.0"/>
          <table:table-cell office:value-type="float" office:value="0.317327"/>
          <table:table-cell office:value-type="float" office:value="0.0"/>
          <table:table-cell office:value-type="float" office:value="4006.0"/>
          <table:table-cell office:value-type="float" office:value="6444.0"/>
          <table:table-cell office:value-type="float" office:value="5764.0"/>
          <table:table-cell office:value-type="float" office:value="2.97696"/>
          <table:table-cell office:value-type="float" office:value="0.0"/>
          <table:table-cell office:value-type="float" office:value="36156.0"/>
          <table:table-cell office:value-type="float" office:value="44837.0"/>
          <table:table-cell office:value-type="float" office:value="44273.0"/>
          <table:table-cell office:value-type="float" office:value="0.440393"/>
          <table:table-cell office:value-type="float" office:value="0.0"/>
          <table:table-cell office:value-type="float" office:value="6143.0"/>
          <table:table-cell office:value-type="float" office:value="8935.0"/>
          <table:table-cell office:value-type="float" office:value="8716.0"/>
          <table:table-cell office:value-type="float" office:value="0.992767"/>
          <table:table-cell office:value-type="float" office:value="0.0"/>
          <table:table-cell office:value-type="float" office:value="12914.0"/>
          <table:table-cell office:value-type="float" office:value="17526.0"/>
          <table:table-cell office:value-type="float" office:value="17316.0"/>
          <table:table-cell office:value-type="float" office:value="0.869771"/>
          <table:table-cell office:value-type="float" office:value="0.0"/>
          <table:table-cell office:value-type="float" office:value="11473.0"/>
          <table:table-cell office:value-type="float" office:value="15489.0"/>
          <table:table-cell office:value-type="float" office:value="8079.0"/>
          <table:table-cell office:value-type="float" office:value="0.338113"/>
          <table:table-cell office:value-type="float" office:value="0.0"/>
          <table:table-cell office:value-type="float" office:value="4295.0"/>
          <table:table-cell office:value-type="float" office:value="6690.0"/>
          <table:table-cell office:value-type="float" office:value="3414.0"/>
          <table:table-cell office:value-type="float" office:value="1.11699"/>
          <table:table-cell office:value-type="float" office:value="0.0"/>
          <table:table-cell office:value-type="float" office:value="12977.0"/>
          <table:table-cell office:value-type="float" office:value="17725.0"/>
          <table:table-cell office:value-type="float" office:value="9403.0"/>
          <table:table-cell office:value-type="float" office:value="1.88198"/>
          <table:table-cell office:value-type="float" office:value="0.0"/>
          <table:table-cell office:value-type="float" office:value="23709.0"/>
          <table:table-cell office:value-type="float" office:value="31520.0"/>
          <table:table-cell office:value-type="float" office:value="15550.0"/>
          <table:table-cell office:value-type="float" office:value="1.29186"/>
          <table:table-cell office:value-type="float" office:value="0.0"/>
          <table:table-cell office:value-type="float" office:value="14289.0"/>
          <table:table-cell office:value-type="float" office:value="20297.0"/>
          <table:table-cell office:value-type="float" office:value="20297.0"/>
          <table:table-cell office:value-type="float" office:value="0.839825"/>
          <table:table-cell office:value-type="float" office:value="0.0"/>
          <table:table-cell office:value-type="float" office:value="10243.0"/>
          <table:table-cell office:value-type="float" office:value="14671.0"/>
          <table:table-cell table:style-name="cellBest" office:value-type="float" office:value="0.0"/>
          <table:table-cell office:value-type="float" office:value="0.568881"/>
          <table:table-cell office:value-type="float" office:value="0.0"/>
          <table:table-cell office:value-type="float" office:value="7420.0"/>
          <table:table-cell office:value-type="float" office:value="9643.0"/>
          <table:table-cell office:value-type="float" office:value="9374.0"/>
          <table:table-cell office:value-type="float" office:value="0.533281"/>
          <table:table-cell office:value-type="float" office:value="0.0"/>
          <table:table-cell office:value-type="float" office:value="6838.0"/>
          <table:table-cell office:value-type="float" office:value="9657.0"/>
          <table:table-cell office:value-type="float" office:value="4713.0"/>
          <table:table-cell table:style-name="cellBest" office:value-type="float" office:value="0.197145"/>
          <table:table-cell office:value-type="float" office:value="0.0"/>
          <table:table-cell table:style-name="cellBest" office:value-type="float" office:value="2364.0"/>
          <table:table-cell table:style-name="cellBest" office:value-type="float" office:value="2739.0"/>
          <table:table-cell office:value-type="float" office:value="2739.0"/>
          <table:table-cell office:value-type="float" office:value="0.507137"/>
          <table:table-cell office:value-type="float" office:value="0.0"/>
          <table:table-cell office:value-type="float" office:value="6529.0"/>
          <table:table-cell office:value-type="float" office:value="9159.0"/>
          <table:table-cell office:value-type="float" office:value="8863.0"/>
          <table:table-cell office:value-type="float" office:value="0.457055"/>
          <table:table-cell office:value-type="float" office:value="0.0"/>
          <table:table-cell office:value-type="float" office:value="6062.0"/>
          <table:table-cell office:value-type="float" office:value="8694.0"/>
          <table:table-cell office:value-type="float" office:value="3944.0"/>
          <table:table-cell office:value-type="float" office:value="23.7653"/>
          <table:table-cell office:value-type="float" office:value="0.0"/>
          <table:table-cell office:value-type="float" office:value="206255.0"/>
          <table:table-cell office:value-type="float" office:value="211129.0"/>
          <table:table-cell office:value-type="float" office:value="211129.0"/>
          <table:table-cell table:formula="of:=MIN([.$B4];[.$F4];[.$K4];[.$P4];[.$U4];[.$Z4];[.$AE4];[.$AJ4];[.$AO4];[.$AT4];[.$AY4];[.$BD4];[.$BI4];[.$BN4];[.$BS4];[.$BX4];[.$CC4];[.$CH4];[.$CM4];[.$CR4];[.$CW4];[.$DB4];[.$DG4];[.$DL4];[.$DQ4];[.$DV4];[.$EA4];[.$EF4];[.$EK4];[.$EP4];[.$EU4];[.$EZ4];[.$FE4];[.$FJ4];[.$FO4];[.$FT4];[.$FY4];[.$GD4];[.$GI4];[.$GN4];[.$GS4])" office:value-type="float"/>
          <table:table-cell table:formula="of:=MIN([.$C4];[.$G4];[.$L4];[.$Q4];[.$V4];[.$AA4];[.$AF4];[.$AK4];[.$AP4];[.$AU4];[.$AZ4];[.$BE4];[.$BJ4];[.$BO4];[.$BT4];[.$BY4];[.$CD4];[.$CI4];[.$CN4];[.$CS4];[.$CX4];[.$DC4];[.$DH4];[.$DM4];[.$DR4];[.$DW4];[.$EB4];[.$EG4];[.$EL4];[.$EQ4];[.$EV4];[.$FA4];[.$FF4];[.$FK4];[.$FP4];[.$FU4];[.$FZ4];[.$GE4];[.$GJ4];[.$GO4];[.$GT4])" office:value-type="float"/>
          <table:table-cell table:formula="of:=MIN([.$D4];[.$H4];[.$M4];[.$R4];[.$W4];[.$AB4];[.$AG4];[.$AL4];[.$AQ4];[.$AV4];[.$BA4];[.$BF4];[.$BK4];[.$BP4];[.$BU4];[.$BZ4];[.$CE4];[.$CJ4];[.$CO4];[.$CT4];[.$CY4];[.$DD4];[.$DI4];[.$DN4];[.$DS4];[.$DX4];[.$EC4];[.$EH4];[.$EM4];[.$ER4];[.$EW4];[.$FB4];[.$FG4];[.$FL4];[.$FQ4];[.$FV4];[.$GA4];[.$GF4];[.$GK4];[.$GP4];[.$GU4])" office:value-type="float"/>
          <table:table-cell table:formula="of:=MIN([.$E4];[.$I4];[.$N4];[.$S4];[.$X4];[.$AC4];[.$AH4];[.$AM4];[.$AR4];[.$AW4];[.$BB4];[.$BG4];[.$BL4];[.$BQ4];[.$BV4];[.$CA4];[.$CF4];[.$CK4];[.$CP4];[.$CU4];[.$CZ4];[.$DE4];[.$DJ4];[.$DO4];[.$DT4];[.$DY4];[.$ED4];[.$EI4];[.$EN4];[.$ES4];[.$EX4];[.$FC4];[.$FH4];[.$FM4];[.$FR4];[.$FW4];[.$GB4];[.$GG4];[.$GL4];[.$GQ4];[.$GV4])" office:value-type="float"/>
          <table:table-cell table:formula="of:=MIN([.$J4];[.$O4];[.$T4];[.$Y4];[.$AD4];[.$AI4];[.$AN4];[.$AS4];[.$AX4];[.$BC4];[.$BH4];[.$BM4];[.$BR4];[.$BW4];[.$CB4];[.$CG4];[.$CL4];[.$CQ4];[.$CV4];[.$DA4];[.$DF4];[.$DK4];[.$DP4];[.$DU4];[.$DZ4];[.$EE4];[.$EJ4];[.$EO4];[.$ET4];[.$EY4];[.$FD4];[.$FI4];[.$FN4];[.$FS4];[.$FX4];[.$GC4];[.$GH4];[.$GM4];[.$GR4];[.$GW4])" office:value-type="float"/>
          <table:table-cell table:formula="of:=MEDIAN([.$B4];[.$F4];[.$K4];[.$P4];[.$U4];[.$Z4];[.$AE4];[.$AJ4];[.$AO4];[.$AT4];[.$AY4];[.$BD4];[.$BI4];[.$BN4];[.$BS4];[.$BX4];[.$CC4];[.$CH4];[.$CM4];[.$CR4];[.$CW4];[.$DB4];[.$DG4];[.$DL4];[.$DQ4];[.$DV4];[.$EA4];[.$EF4];[.$EK4];[.$EP4];[.$EU4];[.$EZ4];[.$FE4];[.$FJ4];[.$FO4];[.$FT4];[.$FY4];[.$GD4];[.$GI4];[.$GN4];[.$GS4])" office:value-type="float"/>
          <table:table-cell table:formula="of:=MEDIAN([.$C4];[.$G4];[.$L4];[.$Q4];[.$V4];[.$AA4];[.$AF4];[.$AK4];[.$AP4];[.$AU4];[.$AZ4];[.$BE4];[.$BJ4];[.$BO4];[.$BT4];[.$BY4];[.$CD4];[.$CI4];[.$CN4];[.$CS4];[.$CX4];[.$DC4];[.$DH4];[.$DM4];[.$DR4];[.$DW4];[.$EB4];[.$EG4];[.$EL4];[.$EQ4];[.$EV4];[.$FA4];[.$FF4];[.$FK4];[.$FP4];[.$FU4];[.$FZ4];[.$GE4];[.$GJ4];[.$GO4];[.$GT4])" office:value-type="float"/>
          <table:table-cell table:formula="of:=MEDIAN([.$D4];[.$H4];[.$M4];[.$R4];[.$W4];[.$AB4];[.$AG4];[.$AL4];[.$AQ4];[.$AV4];[.$BA4];[.$BF4];[.$BK4];[.$BP4];[.$BU4];[.$BZ4];[.$CE4];[.$CJ4];[.$CO4];[.$CT4];[.$CY4];[.$DD4];[.$DI4];[.$DN4];[.$DS4];[.$DX4];[.$EC4];[.$EH4];[.$EM4];[.$ER4];[.$EW4];[.$FB4];[.$FG4];[.$FL4];[.$FQ4];[.$FV4];[.$GA4];[.$GF4];[.$GK4];[.$GP4];[.$GU4])" office:value-type="float"/>
          <table:table-cell table:formula="of:=MEDIAN([.$E4];[.$I4];[.$N4];[.$S4];[.$X4];[.$AC4];[.$AH4];[.$AM4];[.$AR4];[.$AW4];[.$BB4];[.$BG4];[.$BL4];[.$BQ4];[.$BV4];[.$CA4];[.$CF4];[.$CK4];[.$CP4];[.$CU4];[.$CZ4];[.$DE4];[.$DJ4];[.$DO4];[.$DT4];[.$DY4];[.$ED4];[.$EI4];[.$EN4];[.$ES4];[.$EX4];[.$FC4];[.$FH4];[.$FM4];[.$FR4];[.$FW4];[.$GB4];[.$GG4];[.$GL4];[.$GQ4];[.$GV4])" office:value-type="float"/>
          <table:table-cell table:formula="of:=MEDIAN([.$J4];[.$O4];[.$T4];[.$Y4];[.$AD4];[.$AI4];[.$AN4];[.$AS4];[.$AX4];[.$BC4];[.$BH4];[.$BM4];[.$BR4];[.$BW4];[.$CB4];[.$CG4];[.$CL4];[.$CQ4];[.$CV4];[.$DA4];[.$DF4];[.$DK4];[.$DP4];[.$DU4];[.$DZ4];[.$EE4];[.$EJ4];[.$EO4];[.$ET4];[.$EY4];[.$FD4];[.$FI4];[.$FN4];[.$FS4];[.$FX4];[.$GC4];[.$GH4];[.$GM4];[.$GR4];[.$GW4])" office:value-type="float"/>
          <table:table-cell table:formula="of:=MAX([.$B4];[.$F4];[.$K4];[.$P4];[.$U4];[.$Z4];[.$AE4];[.$AJ4];[.$AO4];[.$AT4];[.$AY4];[.$BD4];[.$BI4];[.$BN4];[.$BS4];[.$BX4];[.$CC4];[.$CH4];[.$CM4];[.$CR4];[.$CW4];[.$DB4];[.$DG4];[.$DL4];[.$DQ4];[.$DV4];[.$EA4];[.$EF4];[.$EK4];[.$EP4];[.$EU4];[.$EZ4];[.$FE4];[.$FJ4];[.$FO4];[.$FT4];[.$FY4];[.$GD4];[.$GI4];[.$GN4];[.$GS4])" office:value-type="float"/>
          <table:table-cell table:formula="of:=MAX([.$C4];[.$G4];[.$L4];[.$Q4];[.$V4];[.$AA4];[.$AF4];[.$AK4];[.$AP4];[.$AU4];[.$AZ4];[.$BE4];[.$BJ4];[.$BO4];[.$BT4];[.$BY4];[.$CD4];[.$CI4];[.$CN4];[.$CS4];[.$CX4];[.$DC4];[.$DH4];[.$DM4];[.$DR4];[.$DW4];[.$EB4];[.$EG4];[.$EL4];[.$EQ4];[.$EV4];[.$FA4];[.$FF4];[.$FK4];[.$FP4];[.$FU4];[.$FZ4];[.$GE4];[.$GJ4];[.$GO4];[.$GT4])" office:value-type="float"/>
          <table:table-cell table:formula="of:=MAX([.$D4];[.$H4];[.$M4];[.$R4];[.$W4];[.$AB4];[.$AG4];[.$AL4];[.$AQ4];[.$AV4];[.$BA4];[.$BF4];[.$BK4];[.$BP4];[.$BU4];[.$BZ4];[.$CE4];[.$CJ4];[.$CO4];[.$CT4];[.$CY4];[.$DD4];[.$DI4];[.$DN4];[.$DS4];[.$DX4];[.$EC4];[.$EH4];[.$EM4];[.$ER4];[.$EW4];[.$FB4];[.$FG4];[.$FL4];[.$FQ4];[.$FV4];[.$GA4];[.$GF4];[.$GK4];[.$GP4];[.$GU4])" office:value-type="float"/>
          <table:table-cell table:formula="of:=MAX([.$E4];[.$I4];[.$N4];[.$S4];[.$X4];[.$AC4];[.$AH4];[.$AM4];[.$AR4];[.$AW4];[.$BB4];[.$BG4];[.$BL4];[.$BQ4];[.$BV4];[.$CA4];[.$CF4];[.$CK4];[.$CP4];[.$CU4];[.$CZ4];[.$DE4];[.$DJ4];[.$DO4];[.$DT4];[.$DY4];[.$ED4];[.$EI4];[.$EN4];[.$ES4];[.$EX4];[.$FC4];[.$FH4];[.$FM4];[.$FR4];[.$FW4];[.$GB4];[.$GG4];[.$GL4];[.$GQ4];[.$GV4])" office:value-type="float"/>
          <table:table-cell table:formula="of:=MAX([.$J4];[.$O4];[.$T4];[.$Y4];[.$AD4];[.$AI4];[.$AN4];[.$AS4];[.$AX4];[.$BC4];[.$BH4];[.$BM4];[.$BR4];[.$BW4];[.$CB4];[.$CG4];[.$CL4];[.$CQ4];[.$CV4];[.$DA4];[.$DF4];[.$DK4];[.$DP4];[.$DU4];[.$DZ4];[.$EE4];[.$EJ4];[.$EO4];[.$ET4];[.$EY4];[.$FD4];[.$FI4];[.$FN4];[.$FS4];[.$FX4];[.$GC4];[.$GH4];[.$GM4];[.$GR4];[.$GW4])" office:value-type="float"/>
        </table:table-row>
        <table:table-row table:style-name="ro1">
          <table:table-cell office:value-type="string">
            <text:p>./handmade_soko003.lp</text:p>
          </table:table-cell>
          <table:table-cell office:value-type="float" office:value="1.42387"/>
          <table:table-cell office:value-type="float" office:value="0.0"/>
          <table:table-cell office:value-type="float" office:value="17929.0"/>
          <table:table-cell office:value-type="float" office:value="23451.0"/>
          <table:table-cell office:value-type="float" office:value="1.42856"/>
          <table:table-cell office:value-type="float" office:value="0.0"/>
          <table:table-cell office:value-type="float" office:value="17929.0"/>
          <table:table-cell office:value-type="float" office:value="23451.0"/>
          <table:table-cell table:style-name="cellBest" office:value-type="float" office:value="0.0"/>
          <table:table-cell office:value-type="float" office:value="1.42258"/>
          <table:table-cell office:value-type="float" office:value="0.0"/>
          <table:table-cell office:value-type="float" office:value="17929.0"/>
          <table:table-cell office:value-type="float" office:value="23451.0"/>
          <table:table-cell table:style-name="cellBest" office:value-type="float" office:value="0.0"/>
          <table:table-cell office:value-type="float" office:value="1.43441"/>
          <table:table-cell office:value-type="float" office:value="0.0"/>
          <table:table-cell office:value-type="float" office:value="17929.0"/>
          <table:table-cell office:value-type="float" office:value="23451.0"/>
          <table:table-cell office:value-type="float" office:value="4012.0"/>
          <table:table-cell office:value-type="float" office:value="1.07181"/>
          <table:table-cell office:value-type="float" office:value="0.0"/>
          <table:table-cell office:value-type="float" office:value="15075.0"/>
          <table:table-cell office:value-type="float" office:value="23879.0"/>
          <table:table-cell office:value-type="float" office:value="5638.0"/>
          <table:table-cell office:value-type="float" office:value="1.08722"/>
          <table:table-cell office:value-type="float" office:value="0.0"/>
          <table:table-cell office:value-type="float" office:value="13437.0"/>
          <table:table-cell office:value-type="float" office:value="18272.0"/>
          <table:table-cell office:value-type="float" office:value="3229.0"/>
          <table:table-cell office:value-type="float" office:value="0.818083"/>
          <table:table-cell office:value-type="float" office:value="0.0"/>
          <table:table-cell office:value-type="float" office:value="9709.0"/>
          <table:table-cell office:value-type="float" office:value="12149.0"/>
          <table:table-cell office:value-type="float" office:value="10282.0"/>
          <table:table-cell office:value-type="float" office:value="0.908886"/>
          <table:table-cell office:value-type="float" office:value="0.0"/>
          <table:table-cell office:value-type="float" office:value="10873.0"/>
          <table:table-cell office:value-type="float" office:value="13469.0"/>
          <table:table-cell office:value-type="float" office:value="12738.0"/>
          <table:table-cell office:value-type="float" office:value="0.720112"/>
          <table:table-cell office:value-type="float" office:value="0.0"/>
          <table:table-cell office:value-type="float" office:value="9320.0"/>
          <table:table-cell office:value-type="float" office:value="11761.0"/>
          <table:table-cell office:value-type="float" office:value="11411.0"/>
          <table:table-cell office:value-type="float" office:value="1.5108"/>
          <table:table-cell office:value-type="float" office:value="0.0"/>
          <table:table-cell office:value-type="float" office:value="18477.0"/>
          <table:table-cell office:value-type="float" office:value="22489.0"/>
          <table:table-cell office:value-type="float" office:value="22116.0"/>
          <table:table-cell office:value-type="float" office:value="1.6588"/>
          <table:table-cell office:value-type="float" office:value="0.0"/>
          <table:table-cell office:value-type="float" office:value="19311.0"/>
          <table:table-cell office:value-type="float" office:value="25019.0"/>
          <table:table-cell office:value-type="float" office:value="4211.0"/>
          <table:table-cell office:value-type="float" office:value="1.00736"/>
          <table:table-cell office:value-type="float" office:value="0.0"/>
          <table:table-cell office:value-type="float" office:value="11306.0"/>
          <table:table-cell office:value-type="float" office:value="15202.0"/>
          <table:table-cell office:value-type="float" office:value="2967.0"/>
          <table:table-cell office:value-type="float" office:value="0.711318"/>
          <table:table-cell office:value-type="float" office:value="0.0"/>
          <table:table-cell office:value-type="float" office:value="8698.0"/>
          <table:table-cell office:value-type="float" office:value="11800.0"/>
          <table:table-cell office:value-type="float" office:value="3053.0"/>
          <table:table-cell office:value-type="float" office:value="0.88987"/>
          <table:table-cell office:value-type="float" office:value="0.0"/>
          <table:table-cell office:value-type="float" office:value="11722.0"/>
          <table:table-cell office:value-type="float" office:value="16238.0"/>
          <table:table-cell office:value-type="float" office:value="3591.0"/>
          <table:table-cell office:value-type="float" office:value="0.886448"/>
          <table:table-cell office:value-type="float" office:value="0.0"/>
          <table:table-cell office:value-type="float" office:value="10728.0"/>
          <table:table-cell office:value-type="float" office:value="13286.0"/>
          <table:table-cell office:value-type="float" office:value="13286.0"/>
          <table:table-cell office:value-type="float" office:value="1.38952"/>
          <table:table-cell office:value-type="float" office:value="0.0"/>
          <table:table-cell office:value-type="float" office:value="16704.0"/>
          <table:table-cell office:value-type="float" office:value="23620.0"/>
          <table:table-cell table:style-name="cellBest" office:value-type="float" office:value="0.0"/>
          <table:table-cell office:value-type="float" office:value="0.483775"/>
          <table:table-cell office:value-type="float" office:value="0.0"/>
          <table:table-cell office:value-type="float" office:value="5593.0"/>
          <table:table-cell office:value-type="float" office:value="7318.0"/>
          <table:table-cell office:value-type="float" office:value="6871.0"/>
          <table:table-cell office:value-type="float" office:value="0.964585"/>
          <table:table-cell office:value-type="float" office:value="0.0"/>
          <table:table-cell office:value-type="float" office:value="12360.0"/>
          <table:table-cell office:value-type="float" office:value="17056.0"/>
          <table:table-cell office:value-type="float" office:value="3701.0"/>
          <table:table-cell office:value-type="float" office:value="0.098737"/>
          <table:table-cell office:value-type="float" office:value="0.0"/>
          <table:table-cell office:value-type="float" office:value="1355.0"/>
          <table:table-cell table:style-name="cellBest" office:value-type="float" office:value="1470.0"/>
          <table:table-cell office:value-type="float" office:value="1470.0"/>
          <table:table-cell office:value-type="float" office:value="6.13698"/>
          <table:table-cell office:value-type="float" office:value="0.0"/>
          <table:table-cell office:value-type="float" office:value="59989.0"/>
          <table:table-cell office:value-type="float" office:value="68967.0"/>
          <table:table-cell office:value-type="float" office:value="67736.0"/>
          <table:table-cell office:value-type="float" office:value="0.774988"/>
          <table:table-cell office:value-type="float" office:value="0.0"/>
          <table:table-cell office:value-type="float" office:value="9720.0"/>
          <table:table-cell office:value-type="float" office:value="13516.0"/>
          <table:table-cell office:value-type="float" office:value="3244.0"/>
          <table:table-cell office:value-type="float" office:value="3.96206"/>
          <table:table-cell office:value-type="float" office:value="0.0"/>
          <table:table-cell office:value-type="float" office:value="44392.0"/>
          <table:table-cell office:value-type="float" office:value="46118.0"/>
          <table:table-cell office:value-type="float" office:value="46118.0"/>
          <table:table-cell office:value-type="float" office:value="1.36573"/>
          <table:table-cell office:value-type="float" office:value="0.0"/>
          <table:table-cell office:value-type="float" office:value="17929.0"/>
          <table:table-cell office:value-type="float" office:value="23451.0"/>
          <table:table-cell office:value-type="float" office:value="4012.0"/>
          <table:table-cell office:value-type="float" office:value="1.22051"/>
          <table:table-cell office:value-type="float" office:value="0.0"/>
          <table:table-cell office:value-type="float" office:value="12776.0"/>
          <table:table-cell office:value-type="float" office:value="21938.0"/>
          <table:table-cell office:value-type="float" office:value="12197.0"/>
          <table:table-cell office:value-type="float" office:value="0.927783"/>
          <table:table-cell office:value-type="float" office:value="0.0"/>
          <table:table-cell office:value-type="float" office:value="12212.0"/>
          <table:table-cell office:value-type="float" office:value="16108.0"/>
          <table:table-cell office:value-type="float" office:value="7176.0"/>
          <table:table-cell office:value-type="float" office:value="0.865046"/>
          <table:table-cell office:value-type="float" office:value="0.0"/>
          <table:table-cell office:value-type="float" office:value="10966.0"/>
          <table:table-cell office:value-type="float" office:value="14670.0"/>
          <table:table-cell office:value-type="float" office:value="13632.0"/>
          <table:table-cell office:value-type="float" office:value="0.943904"/>
          <table:table-cell office:value-type="float" office:value="0.0"/>
          <table:table-cell office:value-type="float" office:value="13666.0"/>
          <table:table-cell office:value-type="float" office:value="18158.0"/>
          <table:table-cell office:value-type="float" office:value="17536.0"/>
          <table:table-cell table:style-name="cellBest" office:value-type="float" office:value="0.079039"/>
          <table:table-cell office:value-type="float" office:value="0.0"/>
          <table:table-cell table:style-name="cellBest" office:value-type="float" office:value="683.0"/>
          <table:table-cell office:value-type="float" office:value="1472.0"/>
          <table:table-cell office:value-type="float" office:value="1429.0"/>
          <table:table-cell office:value-type="float" office:value="2.55631"/>
          <table:table-cell office:value-type="float" office:value="0.0"/>
          <table:table-cell office:value-type="float" office:value="33133.0"/>
          <table:table-cell office:value-type="float" office:value="42206.0"/>
          <table:table-cell office:value-type="float" office:value="41853.0"/>
          <table:table-cell office:value-type="float" office:value="1.28108"/>
          <table:table-cell office:value-type="float" office:value="0.0"/>
          <table:table-cell office:value-type="float" office:value="15615.0"/>
          <table:table-cell office:value-type="float" office:value="20860.0"/>
          <table:table-cell office:value-type="float" office:value="10147.0"/>
          <table:table-cell office:value-type="float" office:value="1.19752"/>
          <table:table-cell office:value-type="float" office:value="0.0"/>
          <table:table-cell office:value-type="float" office:value="14589.0"/>
          <table:table-cell office:value-type="float" office:value="19793.0"/>
          <table:table-cell office:value-type="float" office:value="10462.0"/>
          <table:table-cell office:value-type="float" office:value="1.41893"/>
          <table:table-cell office:value-type="float" office:value="0.0"/>
          <table:table-cell office:value-type="float" office:value="17584.0"/>
          <table:table-cell office:value-type="float" office:value="23660.0"/>
          <table:table-cell office:value-type="float" office:value="11431.0"/>
          <table:table-cell office:value-type="float" office:value="1.09948"/>
          <table:table-cell office:value-type="float" office:value="0.0"/>
          <table:table-cell office:value-type="float" office:value="13736.0"/>
          <table:table-cell office:value-type="float" office:value="18494.0"/>
          <table:table-cell office:value-type="float" office:value="8570.0"/>
          <table:table-cell office:value-type="float" office:value="2.09417"/>
          <table:table-cell office:value-type="float" office:value="0.0"/>
          <table:table-cell office:value-type="float" office:value="24207.0"/>
          <table:table-cell office:value-type="float" office:value="31930.0"/>
          <table:table-cell office:value-type="float" office:value="31930.0"/>
          <table:table-cell office:value-type="float" office:value="0.485059"/>
          <table:table-cell office:value-type="float" office:value="0.0"/>
          <table:table-cell office:value-type="float" office:value="5976.0"/>
          <table:table-cell office:value-type="float" office:value="9231.0"/>
          <table:table-cell table:style-name="cellBest" office:value-type="float" office:value="0.0"/>
          <table:table-cell office:value-type="float" office:value="1.03679"/>
          <table:table-cell office:value-type="float" office:value="0.0"/>
          <table:table-cell office:value-type="float" office:value="13648.0"/>
          <table:table-cell office:value-type="float" office:value="17045.0"/>
          <table:table-cell office:value-type="float" office:value="16692.0"/>
          <table:table-cell office:value-type="float" office:value="1.47464"/>
          <table:table-cell office:value-type="float" office:value="0.0"/>
          <table:table-cell office:value-type="float" office:value="18416.0"/>
          <table:table-cell office:value-type="float" office:value="24171.0"/>
          <table:table-cell office:value-type="float" office:value="11795.0"/>
          <table:table-cell office:value-type="float" office:value="0.121233"/>
          <table:table-cell office:value-type="float" office:value="0.0"/>
          <table:table-cell office:value-type="float" office:value="1539.0"/>
          <table:table-cell office:value-type="float" office:value="1869.0"/>
          <table:table-cell office:value-type="float" office:value="1869.0"/>
          <table:table-cell office:value-type="float" office:value="1.21525"/>
          <table:table-cell office:value-type="float" office:value="0.0"/>
          <table:table-cell office:value-type="float" office:value="15668.0"/>
          <table:table-cell office:value-type="float" office:value="20299.0"/>
          <table:table-cell office:value-type="float" office:value="19978.0"/>
          <table:table-cell office:value-type="float" office:value="0.376115"/>
          <table:table-cell office:value-type="float" office:value="0.0"/>
          <table:table-cell office:value-type="float" office:value="4245.0"/>
          <table:table-cell office:value-type="float" office:value="6266.0"/>
          <table:table-cell office:value-type="float" office:value="2782.0"/>
          <table:table-cell table:style-name="cellWorst" office:value-type="float" office:value="7.4739"/>
          <table:table-cell office:value-type="float" office:value="0.0"/>
          <table:table-cell table:style-name="cellWorst" office:value-type="float" office:value="85682.0"/>
          <table:table-cell table:style-name="cellWorst" office:value-type="float" office:value="89729.0"/>
          <table:table-cell table:style-name="cellWorst" office:value-type="float" office:value="89729.0"/>
          <table:table-cell table:formula="of:=MIN([.$B5];[.$F5];[.$K5];[.$P5];[.$U5];[.$Z5];[.$AE5];[.$AJ5];[.$AO5];[.$AT5];[.$AY5];[.$BD5];[.$BI5];[.$BN5];[.$BS5];[.$BX5];[.$CC5];[.$CH5];[.$CM5];[.$CR5];[.$CW5];[.$DB5];[.$DG5];[.$DL5];[.$DQ5];[.$DV5];[.$EA5];[.$EF5];[.$EK5];[.$EP5];[.$EU5];[.$EZ5];[.$FE5];[.$FJ5];[.$FO5];[.$FT5];[.$FY5];[.$GD5];[.$GI5];[.$GN5];[.$GS5])" office:value-type="float"/>
          <table:table-cell table:formula="of:=MIN([.$C5];[.$G5];[.$L5];[.$Q5];[.$V5];[.$AA5];[.$AF5];[.$AK5];[.$AP5];[.$AU5];[.$AZ5];[.$BE5];[.$BJ5];[.$BO5];[.$BT5];[.$BY5];[.$CD5];[.$CI5];[.$CN5];[.$CS5];[.$CX5];[.$DC5];[.$DH5];[.$DM5];[.$DR5];[.$DW5];[.$EB5];[.$EG5];[.$EL5];[.$EQ5];[.$EV5];[.$FA5];[.$FF5];[.$FK5];[.$FP5];[.$FU5];[.$FZ5];[.$GE5];[.$GJ5];[.$GO5];[.$GT5])" office:value-type="float"/>
          <table:table-cell table:formula="of:=MIN([.$D5];[.$H5];[.$M5];[.$R5];[.$W5];[.$AB5];[.$AG5];[.$AL5];[.$AQ5];[.$AV5];[.$BA5];[.$BF5];[.$BK5];[.$BP5];[.$BU5];[.$BZ5];[.$CE5];[.$CJ5];[.$CO5];[.$CT5];[.$CY5];[.$DD5];[.$DI5];[.$DN5];[.$DS5];[.$DX5];[.$EC5];[.$EH5];[.$EM5];[.$ER5];[.$EW5];[.$FB5];[.$FG5];[.$FL5];[.$FQ5];[.$FV5];[.$GA5];[.$GF5];[.$GK5];[.$GP5];[.$GU5])" office:value-type="float"/>
          <table:table-cell table:formula="of:=MIN([.$E5];[.$I5];[.$N5];[.$S5];[.$X5];[.$AC5];[.$AH5];[.$AM5];[.$AR5];[.$AW5];[.$BB5];[.$BG5];[.$BL5];[.$BQ5];[.$BV5];[.$CA5];[.$CF5];[.$CK5];[.$CP5];[.$CU5];[.$CZ5];[.$DE5];[.$DJ5];[.$DO5];[.$DT5];[.$DY5];[.$ED5];[.$EI5];[.$EN5];[.$ES5];[.$EX5];[.$FC5];[.$FH5];[.$FM5];[.$FR5];[.$FW5];[.$GB5];[.$GG5];[.$GL5];[.$GQ5];[.$GV5])" office:value-type="float"/>
          <table:table-cell table:formula="of:=MIN([.$J5];[.$O5];[.$T5];[.$Y5];[.$AD5];[.$AI5];[.$AN5];[.$AS5];[.$AX5];[.$BC5];[.$BH5];[.$BM5];[.$BR5];[.$BW5];[.$CB5];[.$CG5];[.$CL5];[.$CQ5];[.$CV5];[.$DA5];[.$DF5];[.$DK5];[.$DP5];[.$DU5];[.$DZ5];[.$EE5];[.$EJ5];[.$EO5];[.$ET5];[.$EY5];[.$FD5];[.$FI5];[.$FN5];[.$FS5];[.$FX5];[.$GC5];[.$GH5];[.$GM5];[.$GR5];[.$GW5])" office:value-type="float"/>
          <table:table-cell table:formula="of:=MEDIAN([.$B5];[.$F5];[.$K5];[.$P5];[.$U5];[.$Z5];[.$AE5];[.$AJ5];[.$AO5];[.$AT5];[.$AY5];[.$BD5];[.$BI5];[.$BN5];[.$BS5];[.$BX5];[.$CC5];[.$CH5];[.$CM5];[.$CR5];[.$CW5];[.$DB5];[.$DG5];[.$DL5];[.$DQ5];[.$DV5];[.$EA5];[.$EF5];[.$EK5];[.$EP5];[.$EU5];[.$EZ5];[.$FE5];[.$FJ5];[.$FO5];[.$FT5];[.$FY5];[.$GD5];[.$GI5];[.$GN5];[.$GS5])" office:value-type="float"/>
          <table:table-cell table:formula="of:=MEDIAN([.$C5];[.$G5];[.$L5];[.$Q5];[.$V5];[.$AA5];[.$AF5];[.$AK5];[.$AP5];[.$AU5];[.$AZ5];[.$BE5];[.$BJ5];[.$BO5];[.$BT5];[.$BY5];[.$CD5];[.$CI5];[.$CN5];[.$CS5];[.$CX5];[.$DC5];[.$DH5];[.$DM5];[.$DR5];[.$DW5];[.$EB5];[.$EG5];[.$EL5];[.$EQ5];[.$EV5];[.$FA5];[.$FF5];[.$FK5];[.$FP5];[.$FU5];[.$FZ5];[.$GE5];[.$GJ5];[.$GO5];[.$GT5])" office:value-type="float"/>
          <table:table-cell table:formula="of:=MEDIAN([.$D5];[.$H5];[.$M5];[.$R5];[.$W5];[.$AB5];[.$AG5];[.$AL5];[.$AQ5];[.$AV5];[.$BA5];[.$BF5];[.$BK5];[.$BP5];[.$BU5];[.$BZ5];[.$CE5];[.$CJ5];[.$CO5];[.$CT5];[.$CY5];[.$DD5];[.$DI5];[.$DN5];[.$DS5];[.$DX5];[.$EC5];[.$EH5];[.$EM5];[.$ER5];[.$EW5];[.$FB5];[.$FG5];[.$FL5];[.$FQ5];[.$FV5];[.$GA5];[.$GF5];[.$GK5];[.$GP5];[.$GU5])" office:value-type="float"/>
          <table:table-cell table:formula="of:=MEDIAN([.$E5];[.$I5];[.$N5];[.$S5];[.$X5];[.$AC5];[.$AH5];[.$AM5];[.$AR5];[.$AW5];[.$BB5];[.$BG5];[.$BL5];[.$BQ5];[.$BV5];[.$CA5];[.$CF5];[.$CK5];[.$CP5];[.$CU5];[.$CZ5];[.$DE5];[.$DJ5];[.$DO5];[.$DT5];[.$DY5];[.$ED5];[.$EI5];[.$EN5];[.$ES5];[.$EX5];[.$FC5];[.$FH5];[.$FM5];[.$FR5];[.$FW5];[.$GB5];[.$GG5];[.$GL5];[.$GQ5];[.$GV5])" office:value-type="float"/>
          <table:table-cell table:formula="of:=MEDIAN([.$J5];[.$O5];[.$T5];[.$Y5];[.$AD5];[.$AI5];[.$AN5];[.$AS5];[.$AX5];[.$BC5];[.$BH5];[.$BM5];[.$BR5];[.$BW5];[.$CB5];[.$CG5];[.$CL5];[.$CQ5];[.$CV5];[.$DA5];[.$DF5];[.$DK5];[.$DP5];[.$DU5];[.$DZ5];[.$EE5];[.$EJ5];[.$EO5];[.$ET5];[.$EY5];[.$FD5];[.$FI5];[.$FN5];[.$FS5];[.$FX5];[.$GC5];[.$GH5];[.$GM5];[.$GR5];[.$GW5])" office:value-type="float"/>
          <table:table-cell table:formula="of:=MAX([.$B5];[.$F5];[.$K5];[.$P5];[.$U5];[.$Z5];[.$AE5];[.$AJ5];[.$AO5];[.$AT5];[.$AY5];[.$BD5];[.$BI5];[.$BN5];[.$BS5];[.$BX5];[.$CC5];[.$CH5];[.$CM5];[.$CR5];[.$CW5];[.$DB5];[.$DG5];[.$DL5];[.$DQ5];[.$DV5];[.$EA5];[.$EF5];[.$EK5];[.$EP5];[.$EU5];[.$EZ5];[.$FE5];[.$FJ5];[.$FO5];[.$FT5];[.$FY5];[.$GD5];[.$GI5];[.$GN5];[.$GS5])" office:value-type="float"/>
          <table:table-cell table:formula="of:=MAX([.$C5];[.$G5];[.$L5];[.$Q5];[.$V5];[.$AA5];[.$AF5];[.$AK5];[.$AP5];[.$AU5];[.$AZ5];[.$BE5];[.$BJ5];[.$BO5];[.$BT5];[.$BY5];[.$CD5];[.$CI5];[.$CN5];[.$CS5];[.$CX5];[.$DC5];[.$DH5];[.$DM5];[.$DR5];[.$DW5];[.$EB5];[.$EG5];[.$EL5];[.$EQ5];[.$EV5];[.$FA5];[.$FF5];[.$FK5];[.$FP5];[.$FU5];[.$FZ5];[.$GE5];[.$GJ5];[.$GO5];[.$GT5])" office:value-type="float"/>
          <table:table-cell table:formula="of:=MAX([.$D5];[.$H5];[.$M5];[.$R5];[.$W5];[.$AB5];[.$AG5];[.$AL5];[.$AQ5];[.$AV5];[.$BA5];[.$BF5];[.$BK5];[.$BP5];[.$BU5];[.$BZ5];[.$CE5];[.$CJ5];[.$CO5];[.$CT5];[.$CY5];[.$DD5];[.$DI5];[.$DN5];[.$DS5];[.$DX5];[.$EC5];[.$EH5];[.$EM5];[.$ER5];[.$EW5];[.$FB5];[.$FG5];[.$FL5];[.$FQ5];[.$FV5];[.$GA5];[.$GF5];[.$GK5];[.$GP5];[.$GU5])" office:value-type="float"/>
          <table:table-cell table:formula="of:=MAX([.$E5];[.$I5];[.$N5];[.$S5];[.$X5];[.$AC5];[.$AH5];[.$AM5];[.$AR5];[.$AW5];[.$BB5];[.$BG5];[.$BL5];[.$BQ5];[.$BV5];[.$CA5];[.$CF5];[.$CK5];[.$CP5];[.$CU5];[.$CZ5];[.$DE5];[.$DJ5];[.$DO5];[.$DT5];[.$DY5];[.$ED5];[.$EI5];[.$EN5];[.$ES5];[.$EX5];[.$FC5];[.$FH5];[.$FM5];[.$FR5];[.$FW5];[.$GB5];[.$GG5];[.$GL5];[.$GQ5];[.$GV5])" office:value-type="float"/>
          <table:table-cell table:formula="of:=MAX([.$J5];[.$O5];[.$T5];[.$Y5];[.$AD5];[.$AI5];[.$AN5];[.$AS5];[.$AX5];[.$BC5];[.$BH5];[.$BM5];[.$BR5];[.$BW5];[.$CB5];[.$CG5];[.$CL5];[.$CQ5];[.$CV5];[.$DA5];[.$DF5];[.$DK5];[.$DP5];[.$DU5];[.$DZ5];[.$EE5];[.$EJ5];[.$EO5];[.$ET5];[.$EY5];[.$FD5];[.$FI5];[.$FN5];[.$FS5];[.$FX5];[.$GC5];[.$GH5];[.$GM5];[.$GR5];[.$GW5])" office:value-type="float"/>
        </table:table-row>
        <table:table-row table:style-name="ro1">
          <table:table-cell office:value-type="string">
            <text:p>./handmade_soko004.lp</text:p>
          </table:table-cell>
          <table:table-cell office:value-type="float" office:value="2.95368"/>
          <table:table-cell office:value-type="float" office:value="0.0"/>
          <table:table-cell office:value-type="float" office:value="39002.0"/>
          <table:table-cell office:value-type="float" office:value="51784.0"/>
          <table:table-cell office:value-type="float" office:value="3.14189"/>
          <table:table-cell office:value-type="float" office:value="0.0"/>
          <table:table-cell office:value-type="float" office:value="39002.0"/>
          <table:table-cell office:value-type="float" office:value="51784.0"/>
          <table:table-cell table:style-name="cellBest" office:value-type="float" office:value="0.0"/>
          <table:table-cell office:value-type="float" office:value="3.05111"/>
          <table:table-cell office:value-type="float" office:value="0.0"/>
          <table:table-cell office:value-type="float" office:value="39002.0"/>
          <table:table-cell office:value-type="float" office:value="51784.0"/>
          <table:table-cell table:style-name="cellBest" office:value-type="float" office:value="0.0"/>
          <table:table-cell office:value-type="float" office:value="3.15169"/>
          <table:table-cell office:value-type="float" office:value="0.0"/>
          <table:table-cell office:value-type="float" office:value="39002.0"/>
          <table:table-cell office:value-type="float" office:value="51784.0"/>
          <table:table-cell office:value-type="float" office:value="9216.0"/>
          <table:table-cell office:value-type="float" office:value="1.73354"/>
          <table:table-cell office:value-type="float" office:value="0.0"/>
          <table:table-cell office:value-type="float" office:value="22808.0"/>
          <table:table-cell office:value-type="float" office:value="37679.0"/>
          <table:table-cell office:value-type="float" office:value="11678.0"/>
          <table:table-cell office:value-type="float" office:value="1.6261"/>
          <table:table-cell office:value-type="float" office:value="0.0"/>
          <table:table-cell office:value-type="float" office:value="22167.0"/>
          <table:table-cell office:value-type="float" office:value="30806.0"/>
          <table:table-cell office:value-type="float" office:value="6816.0"/>
          <table:table-cell office:value-type="float" office:value="2.5246"/>
          <table:table-cell office:value-type="float" office:value="0.0"/>
          <table:table-cell office:value-type="float" office:value="30957.0"/>
          <table:table-cell office:value-type="float" office:value="38690.0"/>
          <table:table-cell office:value-type="float" office:value="33466.0"/>
          <table:table-cell office:value-type="float" office:value="0.983537"/>
          <table:table-cell office:value-type="float" office:value="0.0"/>
          <table:table-cell office:value-type="float" office:value="10239.0"/>
          <table:table-cell office:value-type="float" office:value="12674.0"/>
          <table:table-cell office:value-type="float" office:value="11987.0"/>
          <table:table-cell office:value-type="float" office:value="0.342136"/>
          <table:table-cell office:value-type="float" office:value="0.0"/>
          <table:table-cell office:value-type="float" office:value="4270.0"/>
          <table:table-cell office:value-type="float" office:value="5665.0"/>
          <table:table-cell office:value-type="float" office:value="5319.0"/>
          <table:table-cell office:value-type="float" office:value="1.06443"/>
          <table:table-cell office:value-type="float" office:value="0.0"/>
          <table:table-cell office:value-type="float" office:value="12725.0"/>
          <table:table-cell office:value-type="float" office:value="16345.0"/>
          <table:table-cell office:value-type="float" office:value="15753.0"/>
          <table:table-cell office:value-type="float" office:value="2.16319"/>
          <table:table-cell office:value-type="float" office:value="0.0"/>
          <table:table-cell office:value-type="float" office:value="26499.0"/>
          <table:table-cell office:value-type="float" office:value="36538.0"/>
          <table:table-cell office:value-type="float" office:value="7924.0"/>
          <table:table-cell office:value-type="float" office:value="2.47333"/>
          <table:table-cell office:value-type="float" office:value="0.0"/>
          <table:table-cell office:value-type="float" office:value="30596.0"/>
          <table:table-cell office:value-type="float" office:value="40496.0"/>
          <table:table-cell office:value-type="float" office:value="8118.0"/>
          <table:table-cell office:value-type="float" office:value="2.16393"/>
          <table:table-cell office:value-type="float" office:value="0.0"/>
          <table:table-cell office:value-type="float" office:value="26963.0"/>
          <table:table-cell office:value-type="float" office:value="37268.0"/>
          <table:table-cell office:value-type="float" office:value="8747.0"/>
          <table:table-cell office:value-type="float" office:value="1.48319"/>
          <table:table-cell office:value-type="float" office:value="0.0"/>
          <table:table-cell office:value-type="float" office:value="18559.0"/>
          <table:table-cell office:value-type="float" office:value="27576.0"/>
          <table:table-cell office:value-type="float" office:value="7135.0"/>
          <table:table-cell office:value-type="float" office:value="0.480206"/>
          <table:table-cell office:value-type="float" office:value="0.0"/>
          <table:table-cell office:value-type="float" office:value="5816.0"/>
          <table:table-cell office:value-type="float" office:value="7578.0"/>
          <table:table-cell office:value-type="float" office:value="7578.0"/>
          <table:table-cell office:value-type="float" office:value="3.17112"/>
          <table:table-cell office:value-type="float" office:value="0.0"/>
          <table:table-cell office:value-type="float" office:value="39463.0"/>
          <table:table-cell office:value-type="float" office:value="56104.0"/>
          <table:table-cell table:style-name="cellBest" office:value-type="float" office:value="0.0"/>
          <table:table-cell office:value-type="float" office:value="0.233829"/>
          <table:table-cell office:value-type="float" office:value="0.0"/>
          <table:table-cell office:value-type="float" office:value="2728.0"/>
          <table:table-cell office:value-type="float" office:value="3676.0"/>
          <table:table-cell office:value-type="float" office:value="3261.0"/>
          <table:table-cell office:value-type="float" office:value="1.744"/>
          <table:table-cell office:value-type="float" office:value="0.0"/>
          <table:table-cell office:value-type="float" office:value="22040.0"/>
          <table:table-cell office:value-type="float" office:value="31040.0"/>
          <table:table-cell office:value-type="float" office:value="8075.0"/>
          <table:table-cell table:style-name="cellBest" office:value-type="float" office:value="0.131759"/>
          <table:table-cell office:value-type="float" office:value="0.0"/>
          <table:table-cell table:style-name="cellBest" office:value-type="float" office:value="1926.0"/>
          <table:table-cell table:style-name="cellBest" office:value-type="float" office:value="2118.0"/>
          <table:table-cell office:value-type="float" office:value="2118.0"/>
          <table:table-cell office:value-type="float" office:value="1.96844"/>
          <table:table-cell office:value-type="float" office:value="0.0"/>
          <table:table-cell office:value-type="float" office:value="23306.0"/>
          <table:table-cell office:value-type="float" office:value="27892.0"/>
          <table:table-cell office:value-type="float" office:value="24559.0"/>
          <table:table-cell office:value-type="float" office:value="0.865863"/>
          <table:table-cell office:value-type="float" office:value="0.0"/>
          <table:table-cell office:value-type="float" office:value="11238.0"/>
          <table:table-cell office:value-type="float" office:value="15451.0"/>
          <table:table-cell office:value-type="float" office:value="3697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702709.0"/>
          <table:table-cell table:style-name="cellWorst" office:value-type="float" office:value="3745687.0"/>
          <table:table-cell table:style-name="cellWorst" office:value-type="float" office:value="3745687.0"/>
          <table:table-cell office:value-type="float" office:value="3.37196"/>
          <table:table-cell office:value-type="float" office:value="0.0"/>
          <table:table-cell office:value-type="float" office:value="39002.0"/>
          <table:table-cell office:value-type="float" office:value="51784.0"/>
          <table:table-cell office:value-type="float" office:value="9216.0"/>
          <table:table-cell office:value-type="float" office:value="2.13388"/>
          <table:table-cell office:value-type="float" office:value="0.0"/>
          <table:table-cell office:value-type="float" office:value="25351.0"/>
          <table:table-cell office:value-type="float" office:value="42446.0"/>
          <table:table-cell office:value-type="float" office:value="22473.0"/>
          <table:table-cell office:value-type="float" office:value="1.5173"/>
          <table:table-cell office:value-type="float" office:value="0.0"/>
          <table:table-cell office:value-type="float" office:value="20107.0"/>
          <table:table-cell office:value-type="float" office:value="27543.0"/>
          <table:table-cell office:value-type="float" office:value="13072.0"/>
          <table:table-cell office:value-type="float" office:value="13.8475"/>
          <table:table-cell office:value-type="float" office:value="0.0"/>
          <table:table-cell office:value-type="float" office:value="159101.0"/>
          <table:table-cell office:value-type="float" office:value="200096.0"/>
          <table:table-cell office:value-type="float" office:value="189235.0"/>
          <table:table-cell office:value-type="float" office:value="0.283785"/>
          <table:table-cell office:value-type="float" office:value="0.0"/>
          <table:table-cell office:value-type="float" office:value="3791.0"/>
          <table:table-cell office:value-type="float" office:value="5515.0"/>
          <table:table-cell office:value-type="float" office:value="5211.0"/>
          <table:table-cell office:value-type="float" office:value="0.657516"/>
          <table:table-cell office:value-type="float" office:value="0.0"/>
          <table:table-cell office:value-type="float" office:value="9211.0"/>
          <table:table-cell office:value-type="float" office:value="13060.0"/>
          <table:table-cell office:value-type="float" office:value="12691.0"/>
          <table:table-cell office:value-type="float" office:value="0.234186"/>
          <table:table-cell office:value-type="float" office:value="0.0"/>
          <table:table-cell office:value-type="float" office:value="3011.0"/>
          <table:table-cell office:value-type="float" office:value="4569.0"/>
          <table:table-cell office:value-type="float" office:value="4464.0"/>
          <table:table-cell office:value-type="float" office:value="2.20408"/>
          <table:table-cell office:value-type="float" office:value="0.0"/>
          <table:table-cell office:value-type="float" office:value="27307.0"/>
          <table:table-cell office:value-type="float" office:value="36736.0"/>
          <table:table-cell office:value-type="float" office:value="18375.0"/>
          <table:table-cell office:value-type="float" office:value="2.74218"/>
          <table:table-cell office:value-type="float" office:value="0.0"/>
          <table:table-cell office:value-type="float" office:value="36255.0"/>
          <table:table-cell office:value-type="float" office:value="49578.0"/>
          <table:table-cell office:value-type="float" office:value="22121.0"/>
          <table:table-cell office:value-type="float" office:value="1.13846"/>
          <table:table-cell office:value-type="float" office:value="0.0"/>
          <table:table-cell office:value-type="float" office:value="14067.0"/>
          <table:table-cell office:value-type="float" office:value="20247.0"/>
          <table:table-cell office:value-type="float" office:value="9973.0"/>
          <table:table-cell office:value-type="float" office:value="1.78822"/>
          <table:table-cell office:value-type="float" office:value="0.0"/>
          <table:table-cell office:value-type="float" office:value="23709.0"/>
          <table:table-cell office:value-type="float" office:value="32502.0"/>
          <table:table-cell office:value-type="float" office:value="16343.0"/>
          <table:table-cell office:value-type="float" office:value="1.31518"/>
          <table:table-cell office:value-type="float" office:value="0.0"/>
          <table:table-cell office:value-type="float" office:value="16193.0"/>
          <table:table-cell office:value-type="float" office:value="22598.0"/>
          <table:table-cell office:value-type="float" office:value="22598.0"/>
          <table:table-cell office:value-type="float" office:value="1.42409"/>
          <table:table-cell office:value-type="float" office:value="0.0"/>
          <table:table-cell office:value-type="float" office:value="15736.0"/>
          <table:table-cell office:value-type="float" office:value="22907.0"/>
          <table:table-cell table:style-name="cellBest" office:value-type="float" office:value="0.0"/>
          <table:table-cell office:value-type="float" office:value="0.329265"/>
          <table:table-cell office:value-type="float" office:value="0.0"/>
          <table:table-cell office:value-type="float" office:value="4041.0"/>
          <table:table-cell office:value-type="float" office:value="5792.0"/>
          <table:table-cell office:value-type="float" office:value="5587.0"/>
          <table:table-cell office:value-type="float" office:value="1.40121"/>
          <table:table-cell office:value-type="float" office:value="0.0"/>
          <table:table-cell office:value-type="float" office:value="17519.0"/>
          <table:table-cell office:value-type="float" office:value="24828.0"/>
          <table:table-cell office:value-type="float" office:value="11114.0"/>
          <table:table-cell office:value-type="float" office:value="0.179069"/>
          <table:table-cell office:value-type="float" office:value="0.0"/>
          <table:table-cell office:value-type="float" office:value="2430.0"/>
          <table:table-cell office:value-type="float" office:value="3285.0"/>
          <table:table-cell office:value-type="float" office:value="3285.0"/>
          <table:table-cell office:value-type="float" office:value="3.73114"/>
          <table:table-cell office:value-type="float" office:value="0.0"/>
          <table:table-cell office:value-type="float" office:value="42168.0"/>
          <table:table-cell office:value-type="float" office:value="51653.0"/>
          <table:table-cell office:value-type="float" office:value="50599.0"/>
          <table:table-cell office:value-type="float" office:value="1.26005"/>
          <table:table-cell office:value-type="float" office:value="0.0"/>
          <table:table-cell office:value-type="float" office:value="16518.0"/>
          <table:table-cell office:value-type="float" office:value="23016.0"/>
          <table:table-cell office:value-type="float" office:value="12156.0"/>
          <table:table-cell office:value-type="float" office:value="524.245"/>
          <table:table-cell office:value-type="float" office:value="0.0"/>
          <table:table-cell office:value-type="float" office:value="3087943.0"/>
          <table:table-cell office:value-type="float" office:value="3143046.0"/>
          <table:table-cell office:value-type="float" office:value="3143046.0"/>
          <table:table-cell table:formula="of:=MIN([.$B6];[.$F6];[.$K6];[.$P6];[.$U6];[.$Z6];[.$AE6];[.$AJ6];[.$AO6];[.$AT6];[.$AY6];[.$BD6];[.$BI6];[.$BN6];[.$BS6];[.$BX6];[.$CC6];[.$CH6];[.$CM6];[.$CR6];[.$CW6];[.$DB6];[.$DG6];[.$DL6];[.$DQ6];[.$DV6];[.$EA6];[.$EF6];[.$EK6];[.$EP6];[.$EU6];[.$EZ6];[.$FE6];[.$FJ6];[.$FO6];[.$FT6];[.$FY6];[.$GD6];[.$GI6];[.$GN6];[.$GS6])" office:value-type="float"/>
          <table:table-cell table:formula="of:=MIN([.$C6];[.$G6];[.$L6];[.$Q6];[.$V6];[.$AA6];[.$AF6];[.$AK6];[.$AP6];[.$AU6];[.$AZ6];[.$BE6];[.$BJ6];[.$BO6];[.$BT6];[.$BY6];[.$CD6];[.$CI6];[.$CN6];[.$CS6];[.$CX6];[.$DC6];[.$DH6];[.$DM6];[.$DR6];[.$DW6];[.$EB6];[.$EG6];[.$EL6];[.$EQ6];[.$EV6];[.$FA6];[.$FF6];[.$FK6];[.$FP6];[.$FU6];[.$FZ6];[.$GE6];[.$GJ6];[.$GO6];[.$GT6])" office:value-type="float"/>
          <table:table-cell table:formula="of:=MIN([.$D6];[.$H6];[.$M6];[.$R6];[.$W6];[.$AB6];[.$AG6];[.$AL6];[.$AQ6];[.$AV6];[.$BA6];[.$BF6];[.$BK6];[.$BP6];[.$BU6];[.$BZ6];[.$CE6];[.$CJ6];[.$CO6];[.$CT6];[.$CY6];[.$DD6];[.$DI6];[.$DN6];[.$DS6];[.$DX6];[.$EC6];[.$EH6];[.$EM6];[.$ER6];[.$EW6];[.$FB6];[.$FG6];[.$FL6];[.$FQ6];[.$FV6];[.$GA6];[.$GF6];[.$GK6];[.$GP6];[.$GU6])" office:value-type="float"/>
          <table:table-cell table:formula="of:=MIN([.$E6];[.$I6];[.$N6];[.$S6];[.$X6];[.$AC6];[.$AH6];[.$AM6];[.$AR6];[.$AW6];[.$BB6];[.$BG6];[.$BL6];[.$BQ6];[.$BV6];[.$CA6];[.$CF6];[.$CK6];[.$CP6];[.$CU6];[.$CZ6];[.$DE6];[.$DJ6];[.$DO6];[.$DT6];[.$DY6];[.$ED6];[.$EI6];[.$EN6];[.$ES6];[.$EX6];[.$FC6];[.$FH6];[.$FM6];[.$FR6];[.$FW6];[.$GB6];[.$GG6];[.$GL6];[.$GQ6];[.$GV6])" office:value-type="float"/>
          <table:table-cell table:formula="of:=MIN([.$J6];[.$O6];[.$T6];[.$Y6];[.$AD6];[.$AI6];[.$AN6];[.$AS6];[.$AX6];[.$BC6];[.$BH6];[.$BM6];[.$BR6];[.$BW6];[.$CB6];[.$CG6];[.$CL6];[.$CQ6];[.$CV6];[.$DA6];[.$DF6];[.$DK6];[.$DP6];[.$DU6];[.$DZ6];[.$EE6];[.$EJ6];[.$EO6];[.$ET6];[.$EY6];[.$FD6];[.$FI6];[.$FN6];[.$FS6];[.$FX6];[.$GC6];[.$GH6];[.$GM6];[.$GR6];[.$GW6])" office:value-type="float"/>
          <table:table-cell table:formula="of:=MEDIAN([.$B6];[.$F6];[.$K6];[.$P6];[.$U6];[.$Z6];[.$AE6];[.$AJ6];[.$AO6];[.$AT6];[.$AY6];[.$BD6];[.$BI6];[.$BN6];[.$BS6];[.$BX6];[.$CC6];[.$CH6];[.$CM6];[.$CR6];[.$CW6];[.$DB6];[.$DG6];[.$DL6];[.$DQ6];[.$DV6];[.$EA6];[.$EF6];[.$EK6];[.$EP6];[.$EU6];[.$EZ6];[.$FE6];[.$FJ6];[.$FO6];[.$FT6];[.$FY6];[.$GD6];[.$GI6];[.$GN6];[.$GS6])" office:value-type="float"/>
          <table:table-cell table:formula="of:=MEDIAN([.$C6];[.$G6];[.$L6];[.$Q6];[.$V6];[.$AA6];[.$AF6];[.$AK6];[.$AP6];[.$AU6];[.$AZ6];[.$BE6];[.$BJ6];[.$BO6];[.$BT6];[.$BY6];[.$CD6];[.$CI6];[.$CN6];[.$CS6];[.$CX6];[.$DC6];[.$DH6];[.$DM6];[.$DR6];[.$DW6];[.$EB6];[.$EG6];[.$EL6];[.$EQ6];[.$EV6];[.$FA6];[.$FF6];[.$FK6];[.$FP6];[.$FU6];[.$FZ6];[.$GE6];[.$GJ6];[.$GO6];[.$GT6])" office:value-type="float"/>
          <table:table-cell table:formula="of:=MEDIAN([.$D6];[.$H6];[.$M6];[.$R6];[.$W6];[.$AB6];[.$AG6];[.$AL6];[.$AQ6];[.$AV6];[.$BA6];[.$BF6];[.$BK6];[.$BP6];[.$BU6];[.$BZ6];[.$CE6];[.$CJ6];[.$CO6];[.$CT6];[.$CY6];[.$DD6];[.$DI6];[.$DN6];[.$DS6];[.$DX6];[.$EC6];[.$EH6];[.$EM6];[.$ER6];[.$EW6];[.$FB6];[.$FG6];[.$FL6];[.$FQ6];[.$FV6];[.$GA6];[.$GF6];[.$GK6];[.$GP6];[.$GU6])" office:value-type="float"/>
          <table:table-cell table:formula="of:=MEDIAN([.$E6];[.$I6];[.$N6];[.$S6];[.$X6];[.$AC6];[.$AH6];[.$AM6];[.$AR6];[.$AW6];[.$BB6];[.$BG6];[.$BL6];[.$BQ6];[.$BV6];[.$CA6];[.$CF6];[.$CK6];[.$CP6];[.$CU6];[.$CZ6];[.$DE6];[.$DJ6];[.$DO6];[.$DT6];[.$DY6];[.$ED6];[.$EI6];[.$EN6];[.$ES6];[.$EX6];[.$FC6];[.$FH6];[.$FM6];[.$FR6];[.$FW6];[.$GB6];[.$GG6];[.$GL6];[.$GQ6];[.$GV6])" office:value-type="float"/>
          <table:table-cell table:formula="of:=MEDIAN([.$J6];[.$O6];[.$T6];[.$Y6];[.$AD6];[.$AI6];[.$AN6];[.$AS6];[.$AX6];[.$BC6];[.$BH6];[.$BM6];[.$BR6];[.$BW6];[.$CB6];[.$CG6];[.$CL6];[.$CQ6];[.$CV6];[.$DA6];[.$DF6];[.$DK6];[.$DP6];[.$DU6];[.$DZ6];[.$EE6];[.$EJ6];[.$EO6];[.$ET6];[.$EY6];[.$FD6];[.$FI6];[.$FN6];[.$FS6];[.$FX6];[.$GC6];[.$GH6];[.$GM6];[.$GR6];[.$GW6])" office:value-type="float"/>
          <table:table-cell table:formula="of:=MAX([.$B6];[.$F6];[.$K6];[.$P6];[.$U6];[.$Z6];[.$AE6];[.$AJ6];[.$AO6];[.$AT6];[.$AY6];[.$BD6];[.$BI6];[.$BN6];[.$BS6];[.$BX6];[.$CC6];[.$CH6];[.$CM6];[.$CR6];[.$CW6];[.$DB6];[.$DG6];[.$DL6];[.$DQ6];[.$DV6];[.$EA6];[.$EF6];[.$EK6];[.$EP6];[.$EU6];[.$EZ6];[.$FE6];[.$FJ6];[.$FO6];[.$FT6];[.$FY6];[.$GD6];[.$GI6];[.$GN6];[.$GS6])" office:value-type="float"/>
          <table:table-cell table:formula="of:=MAX([.$C6];[.$G6];[.$L6];[.$Q6];[.$V6];[.$AA6];[.$AF6];[.$AK6];[.$AP6];[.$AU6];[.$AZ6];[.$BE6];[.$BJ6];[.$BO6];[.$BT6];[.$BY6];[.$CD6];[.$CI6];[.$CN6];[.$CS6];[.$CX6];[.$DC6];[.$DH6];[.$DM6];[.$DR6];[.$DW6];[.$EB6];[.$EG6];[.$EL6];[.$EQ6];[.$EV6];[.$FA6];[.$FF6];[.$FK6];[.$FP6];[.$FU6];[.$FZ6];[.$GE6];[.$GJ6];[.$GO6];[.$GT6])" office:value-type="float"/>
          <table:table-cell table:formula="of:=MAX([.$D6];[.$H6];[.$M6];[.$R6];[.$W6];[.$AB6];[.$AG6];[.$AL6];[.$AQ6];[.$AV6];[.$BA6];[.$BF6];[.$BK6];[.$BP6];[.$BU6];[.$BZ6];[.$CE6];[.$CJ6];[.$CO6];[.$CT6];[.$CY6];[.$DD6];[.$DI6];[.$DN6];[.$DS6];[.$DX6];[.$EC6];[.$EH6];[.$EM6];[.$ER6];[.$EW6];[.$FB6];[.$FG6];[.$FL6];[.$FQ6];[.$FV6];[.$GA6];[.$GF6];[.$GK6];[.$GP6];[.$GU6])" office:value-type="float"/>
          <table:table-cell table:formula="of:=MAX([.$E6];[.$I6];[.$N6];[.$S6];[.$X6];[.$AC6];[.$AH6];[.$AM6];[.$AR6];[.$AW6];[.$BB6];[.$BG6];[.$BL6];[.$BQ6];[.$BV6];[.$CA6];[.$CF6];[.$CK6];[.$CP6];[.$CU6];[.$CZ6];[.$DE6];[.$DJ6];[.$DO6];[.$DT6];[.$DY6];[.$ED6];[.$EI6];[.$EN6];[.$ES6];[.$EX6];[.$FC6];[.$FH6];[.$FM6];[.$FR6];[.$FW6];[.$GB6];[.$GG6];[.$GL6];[.$GQ6];[.$GV6])" office:value-type="float"/>
          <table:table-cell table:formula="of:=MAX([.$J6];[.$O6];[.$T6];[.$Y6];[.$AD6];[.$AI6];[.$AN6];[.$AS6];[.$AX6];[.$BC6];[.$BH6];[.$BM6];[.$BR6];[.$BW6];[.$CB6];[.$CG6];[.$CL6];[.$CQ6];[.$CV6];[.$DA6];[.$DF6];[.$DK6];[.$DP6];[.$DU6];[.$DZ6];[.$EE6];[.$EJ6];[.$EO6];[.$ET6];[.$EY6];[.$FD6];[.$FI6];[.$FN6];[.$FS6];[.$FX6];[.$GC6];[.$GH6];[.$GM6];[.$GR6];[.$GW6])" office:value-type="float"/>
        </table:table-row>
        <table:table-row table:style-name="ro1">
          <table:table-cell office:value-type="string">
            <text:p>./handmade_soko005.lp</text:p>
          </table:table-cell>
          <table:table-cell office:value-type="float" office:value="1.24407"/>
          <table:table-cell office:value-type="float" office:value="0.0"/>
          <table:table-cell office:value-type="float" office:value="16788.0"/>
          <table:table-cell office:value-type="float" office:value="22398.0"/>
          <table:table-cell office:value-type="float" office:value="1.32448"/>
          <table:table-cell office:value-type="float" office:value="0.0"/>
          <table:table-cell office:value-type="float" office:value="16788.0"/>
          <table:table-cell office:value-type="float" office:value="22398.0"/>
          <table:table-cell table:style-name="cellBest" office:value-type="float" office:value="0.0"/>
          <table:table-cell office:value-type="float" office:value="1.33897"/>
          <table:table-cell office:value-type="float" office:value="0.0"/>
          <table:table-cell office:value-type="float" office:value="16788.0"/>
          <table:table-cell office:value-type="float" office:value="22398.0"/>
          <table:table-cell table:style-name="cellBest" office:value-type="float" office:value="0.0"/>
          <table:table-cell office:value-type="float" office:value="1.35681"/>
          <table:table-cell office:value-type="float" office:value="0.0"/>
          <table:table-cell office:value-type="float" office:value="16788.0"/>
          <table:table-cell office:value-type="float" office:value="22398.0"/>
          <table:table-cell office:value-type="float" office:value="5220.0"/>
          <table:table-cell office:value-type="float" office:value="3.54376"/>
          <table:table-cell office:value-type="float" office:value="0.0"/>
          <table:table-cell office:value-type="float" office:value="38300.0"/>
          <table:table-cell office:value-type="float" office:value="60841.0"/>
          <table:table-cell office:value-type="float" office:value="16047.0"/>
          <table:table-cell office:value-type="float" office:value="2.03596"/>
          <table:table-cell office:value-type="float" office:value="0.0"/>
          <table:table-cell office:value-type="float" office:value="26564.0"/>
          <table:table-cell office:value-type="float" office:value="35097.0"/>
          <table:table-cell office:value-type="float" office:value="7543.0"/>
          <table:table-cell office:value-type="float" office:value="4.34714"/>
          <table:table-cell office:value-type="float" office:value="0.0"/>
          <table:table-cell office:value-type="float" office:value="45800.0"/>
          <table:table-cell office:value-type="float" office:value="54594.0"/>
          <table:table-cell office:value-type="float" office:value="49585.0"/>
          <table:table-cell office:value-type="float" office:value="3.6988"/>
          <table:table-cell office:value-type="float" office:value="0.0"/>
          <table:table-cell office:value-type="float" office:value="39477.0"/>
          <table:table-cell office:value-type="float" office:value="46393.0"/>
          <table:table-cell office:value-type="float" office:value="45347.0"/>
          <table:table-cell office:value-type="float" office:value="3.48166"/>
          <table:table-cell office:value-type="float" office:value="0.0"/>
          <table:table-cell office:value-type="float" office:value="37508.0"/>
          <table:table-cell office:value-type="float" office:value="45049.0"/>
          <table:table-cell office:value-type="float" office:value="44421.0"/>
          <table:table-cell office:value-type="float" office:value="4.19042"/>
          <table:table-cell office:value-type="float" office:value="0.0"/>
          <table:table-cell office:value-type="float" office:value="49916.0"/>
          <table:table-cell office:value-type="float" office:value="58906.0"/>
          <table:table-cell office:value-type="float" office:value="58461.0"/>
          <table:table-cell office:value-type="float" office:value="2.32418"/>
          <table:table-cell office:value-type="float" office:value="0.0"/>
          <table:table-cell office:value-type="float" office:value="29110.0"/>
          <table:table-cell office:value-type="float" office:value="38559.0"/>
          <table:table-cell office:value-type="float" office:value="8815.0"/>
          <table:table-cell office:value-type="float" office:value="2.42498"/>
          <table:table-cell office:value-type="float" office:value="0.0"/>
          <table:table-cell office:value-type="float" office:value="29403.0"/>
          <table:table-cell office:value-type="float" office:value="40471.0"/>
          <table:table-cell office:value-type="float" office:value="8941.0"/>
          <table:table-cell office:value-type="float" office:value="2.039"/>
          <table:table-cell office:value-type="float" office:value="0.0"/>
          <table:table-cell office:value-type="float" office:value="26489.0"/>
          <table:table-cell office:value-type="float" office:value="36044.0"/>
          <table:table-cell office:value-type="float" office:value="8701.0"/>
          <table:table-cell office:value-type="float" office:value="1.53333"/>
          <table:table-cell office:value-type="float" office:value="0.0"/>
          <table:table-cell office:value-type="float" office:value="20177.0"/>
          <table:table-cell office:value-type="float" office:value="27099.0"/>
          <table:table-cell office:value-type="float" office:value="6622.0"/>
          <table:table-cell office:value-type="float" office:value="4.7564"/>
          <table:table-cell office:value-type="float" office:value="0.0"/>
          <table:table-cell office:value-type="float" office:value="50643.0"/>
          <table:table-cell office:value-type="float" office:value="59718.0"/>
          <table:table-cell office:value-type="float" office:value="59718.0"/>
          <table:table-cell office:value-type="float" office:value="3.68983"/>
          <table:table-cell office:value-type="float" office:value="0.0"/>
          <table:table-cell office:value-type="float" office:value="43170.0"/>
          <table:table-cell office:value-type="float" office:value="60419.0"/>
          <table:table-cell table:style-name="cellBest" office:value-type="float" office:value="0.0"/>
          <table:table-cell office:value-type="float" office:value="2.70989"/>
          <table:table-cell office:value-type="float" office:value="0.0"/>
          <table:table-cell office:value-type="float" office:value="36603.0"/>
          <table:table-cell office:value-type="float" office:value="44040.0"/>
          <table:table-cell office:value-type="float" office:value="43316.0"/>
          <table:table-cell office:value-type="float" office:value="2.24211"/>
          <table:table-cell office:value-type="float" office:value="0.0"/>
          <table:table-cell office:value-type="float" office:value="27811.0"/>
          <table:table-cell office:value-type="float" office:value="37117.0"/>
          <table:table-cell office:value-type="float" office:value="7871.0"/>
          <table:table-cell table:style-name="cellBest" office:value-type="float" office:value="0.635217"/>
          <table:table-cell office:value-type="float" office:value="0.0"/>
          <table:table-cell office:value-type="float" office:value="11739.0"/>
          <table:table-cell table:style-name="cellBest" office:value-type="float" office:value="12323.0"/>
          <table:table-cell office:value-type="float" office:value="12323.0"/>
          <table:table-cell office:value-type="float" office:value="15.3266"/>
          <table:table-cell office:value-type="float" office:value="0.0"/>
          <table:table-cell office:value-type="float" office:value="130795.0"/>
          <table:table-cell office:value-type="float" office:value="148400.0"/>
          <table:table-cell office:value-type="float" office:value="146203.0"/>
          <table:table-cell office:value-type="float" office:value="2.7261"/>
          <table:table-cell office:value-type="float" office:value="0.0"/>
          <table:table-cell office:value-type="float" office:value="33430.0"/>
          <table:table-cell office:value-type="float" office:value="44340.0"/>
          <table:table-cell office:value-type="float" office:value="8854.0"/>
          <table:table-cell table:style-name="cellWorst" office:value-type="float" office:value="115.575"/>
          <table:table-cell office:value-type="float" office:value="0.0"/>
          <table:table-cell table:style-name="cellWorst" office:value-type="float" office:value="765208.0"/>
          <table:table-cell table:style-name="cellWorst" office:value-type="float" office:value="773362.0"/>
          <table:table-cell table:style-name="cellWorst" office:value-type="float" office:value="773362.0"/>
          <table:table-cell office:value-type="float" office:value="1.29421"/>
          <table:table-cell office:value-type="float" office:value="0.0"/>
          <table:table-cell office:value-type="float" office:value="16788.0"/>
          <table:table-cell office:value-type="float" office:value="22398.0"/>
          <table:table-cell office:value-type="float" office:value="5220.0"/>
          <table:table-cell office:value-type="float" office:value="3.47922"/>
          <table:table-cell office:value-type="float" office:value="0.0"/>
          <table:table-cell office:value-type="float" office:value="40227.0"/>
          <table:table-cell office:value-type="float" office:value="61951.0"/>
          <table:table-cell office:value-type="float" office:value="29759.0"/>
          <table:table-cell office:value-type="float" office:value="2.8903"/>
          <table:table-cell office:value-type="float" office:value="0.0"/>
          <table:table-cell office:value-type="float" office:value="36915.0"/>
          <table:table-cell office:value-type="float" office:value="48415.0"/>
          <table:table-cell office:value-type="float" office:value="21565.0"/>
          <table:table-cell office:value-type="float" office:value="2.56748"/>
          <table:table-cell office:value-type="float" office:value="0.0"/>
          <table:table-cell office:value-type="float" office:value="30307.0"/>
          <table:table-cell office:value-type="float" office:value="40226.0"/>
          <table:table-cell office:value-type="float" office:value="37007.0"/>
          <table:table-cell office:value-type="float" office:value="10.5646"/>
          <table:table-cell office:value-type="float" office:value="0.0"/>
          <table:table-cell office:value-type="float" office:value="106015.0"/>
          <table:table-cell office:value-type="float" office:value="134162.0"/>
          <table:table-cell office:value-type="float" office:value="131534.0"/>
          <table:table-cell office:value-type="float" office:value="11.8627"/>
          <table:table-cell office:value-type="float" office:value="0.0"/>
          <table:table-cell office:value-type="float" office:value="131477.0"/>
          <table:table-cell office:value-type="float" office:value="166215.0"/>
          <table:table-cell office:value-type="float" office:value="164457.0"/>
          <table:table-cell office:value-type="float" office:value="10.5227"/>
          <table:table-cell office:value-type="float" office:value="0.0"/>
          <table:table-cell office:value-type="float" office:value="116869.0"/>
          <table:table-cell office:value-type="float" office:value="147967.0"/>
          <table:table-cell office:value-type="float" office:value="146537.0"/>
          <table:table-cell office:value-type="float" office:value="2.22812"/>
          <table:table-cell office:value-type="float" office:value="0.0"/>
          <table:table-cell office:value-type="float" office:value="27805.0"/>
          <table:table-cell office:value-type="float" office:value="37731.0"/>
          <table:table-cell office:value-type="float" office:value="17074.0"/>
          <table:table-cell office:value-type="float" office:value="2.51584"/>
          <table:table-cell office:value-type="float" office:value="0.0"/>
          <table:table-cell office:value-type="float" office:value="27947.0"/>
          <table:table-cell office:value-type="float" office:value="37622.0"/>
          <table:table-cell office:value-type="float" office:value="16449.0"/>
          <table:table-cell office:value-type="float" office:value="2.33534"/>
          <table:table-cell office:value-type="float" office:value="0.0"/>
          <table:table-cell office:value-type="float" office:value="30410.0"/>
          <table:table-cell office:value-type="float" office:value="41573.0"/>
          <table:table-cell office:value-type="float" office:value="17167.0"/>
          <table:table-cell office:value-type="float" office:value="2.83061"/>
          <table:table-cell office:value-type="float" office:value="0.0"/>
          <table:table-cell office:value-type="float" office:value="36243.0"/>
          <table:table-cell office:value-type="float" office:value="48618.0"/>
          <table:table-cell office:value-type="float" office:value="21099.0"/>
          <table:table-cell office:value-type="float" office:value="3.84177"/>
          <table:table-cell office:value-type="float" office:value="0.0"/>
          <table:table-cell office:value-type="float" office:value="47492.0"/>
          <table:table-cell office:value-type="float" office:value="64478.0"/>
          <table:table-cell office:value-type="float" office:value="64478.0"/>
          <table:table-cell office:value-type="float" office:value="1.8156"/>
          <table:table-cell office:value-type="float" office:value="0.0"/>
          <table:table-cell office:value-type="float" office:value="22242.0"/>
          <table:table-cell office:value-type="float" office:value="29662.0"/>
          <table:table-cell table:style-name="cellBest" office:value-type="float" office:value="0.0"/>
          <table:table-cell office:value-type="float" office:value="3.88224"/>
          <table:table-cell office:value-type="float" office:value="0.0"/>
          <table:table-cell office:value-type="float" office:value="50088.0"/>
          <table:table-cell office:value-type="float" office:value="63870.0"/>
          <table:table-cell office:value-type="float" office:value="62536.0"/>
          <table:table-cell office:value-type="float" office:value="2.50292"/>
          <table:table-cell office:value-type="float" office:value="0.0"/>
          <table:table-cell office:value-type="float" office:value="31424.0"/>
          <table:table-cell office:value-type="float" office:value="41773.0"/>
          <table:table-cell office:value-type="float" office:value="17823.0"/>
          <table:table-cell office:value-type="float" office:value="0.674116"/>
          <table:table-cell office:value-type="float" office:value="0.0"/>
          <table:table-cell table:style-name="cellBest" office:value-type="float" office:value="10860.0"/>
          <table:table-cell office:value-type="float" office:value="12667.0"/>
          <table:table-cell office:value-type="float" office:value="12667.0"/>
          <table:table-cell office:value-type="float" office:value="17.5527"/>
          <table:table-cell office:value-type="float" office:value="0.0"/>
          <table:table-cell office:value-type="float" office:value="182591.0"/>
          <table:table-cell office:value-type="float" office:value="227344.0"/>
          <table:table-cell office:value-type="float" office:value="225126.0"/>
          <table:table-cell office:value-type="float" office:value="2.25981"/>
          <table:table-cell office:value-type="float" office:value="0.0"/>
          <table:table-cell office:value-type="float" office:value="27689.0"/>
          <table:table-cell office:value-type="float" office:value="36276.0"/>
          <table:table-cell office:value-type="float" office:value="15876.0"/>
          <table:table-cell office:value-type="float" office:value="17.4775"/>
          <table:table-cell office:value-type="float" office:value="0.0"/>
          <table:table-cell office:value-type="float" office:value="162990.0"/>
          <table:table-cell office:value-type="float" office:value="168188.0"/>
          <table:table-cell office:value-type="float" office:value="168188.0"/>
          <table:table-cell table:formula="of:=MIN([.$B7];[.$F7];[.$K7];[.$P7];[.$U7];[.$Z7];[.$AE7];[.$AJ7];[.$AO7];[.$AT7];[.$AY7];[.$BD7];[.$BI7];[.$BN7];[.$BS7];[.$BX7];[.$CC7];[.$CH7];[.$CM7];[.$CR7];[.$CW7];[.$DB7];[.$DG7];[.$DL7];[.$DQ7];[.$DV7];[.$EA7];[.$EF7];[.$EK7];[.$EP7];[.$EU7];[.$EZ7];[.$FE7];[.$FJ7];[.$FO7];[.$FT7];[.$FY7];[.$GD7];[.$GI7];[.$GN7];[.$GS7])" office:value-type="float"/>
          <table:table-cell table:formula="of:=MIN([.$C7];[.$G7];[.$L7];[.$Q7];[.$V7];[.$AA7];[.$AF7];[.$AK7];[.$AP7];[.$AU7];[.$AZ7];[.$BE7];[.$BJ7];[.$BO7];[.$BT7];[.$BY7];[.$CD7];[.$CI7];[.$CN7];[.$CS7];[.$CX7];[.$DC7];[.$DH7];[.$DM7];[.$DR7];[.$DW7];[.$EB7];[.$EG7];[.$EL7];[.$EQ7];[.$EV7];[.$FA7];[.$FF7];[.$FK7];[.$FP7];[.$FU7];[.$FZ7];[.$GE7];[.$GJ7];[.$GO7];[.$GT7])" office:value-type="float"/>
          <table:table-cell table:formula="of:=MIN([.$D7];[.$H7];[.$M7];[.$R7];[.$W7];[.$AB7];[.$AG7];[.$AL7];[.$AQ7];[.$AV7];[.$BA7];[.$BF7];[.$BK7];[.$BP7];[.$BU7];[.$BZ7];[.$CE7];[.$CJ7];[.$CO7];[.$CT7];[.$CY7];[.$DD7];[.$DI7];[.$DN7];[.$DS7];[.$DX7];[.$EC7];[.$EH7];[.$EM7];[.$ER7];[.$EW7];[.$FB7];[.$FG7];[.$FL7];[.$FQ7];[.$FV7];[.$GA7];[.$GF7];[.$GK7];[.$GP7];[.$GU7])" office:value-type="float"/>
          <table:table-cell table:formula="of:=MIN([.$E7];[.$I7];[.$N7];[.$S7];[.$X7];[.$AC7];[.$AH7];[.$AM7];[.$AR7];[.$AW7];[.$BB7];[.$BG7];[.$BL7];[.$BQ7];[.$BV7];[.$CA7];[.$CF7];[.$CK7];[.$CP7];[.$CU7];[.$CZ7];[.$DE7];[.$DJ7];[.$DO7];[.$DT7];[.$DY7];[.$ED7];[.$EI7];[.$EN7];[.$ES7];[.$EX7];[.$FC7];[.$FH7];[.$FM7];[.$FR7];[.$FW7];[.$GB7];[.$GG7];[.$GL7];[.$GQ7];[.$GV7])" office:value-type="float"/>
          <table:table-cell table:formula="of:=MIN([.$J7];[.$O7];[.$T7];[.$Y7];[.$AD7];[.$AI7];[.$AN7];[.$AS7];[.$AX7];[.$BC7];[.$BH7];[.$BM7];[.$BR7];[.$BW7];[.$CB7];[.$CG7];[.$CL7];[.$CQ7];[.$CV7];[.$DA7];[.$DF7];[.$DK7];[.$DP7];[.$DU7];[.$DZ7];[.$EE7];[.$EJ7];[.$EO7];[.$ET7];[.$EY7];[.$FD7];[.$FI7];[.$FN7];[.$FS7];[.$FX7];[.$GC7];[.$GH7];[.$GM7];[.$GR7];[.$GW7])" office:value-type="float"/>
          <table:table-cell table:formula="of:=MEDIAN([.$B7];[.$F7];[.$K7];[.$P7];[.$U7];[.$Z7];[.$AE7];[.$AJ7];[.$AO7];[.$AT7];[.$AY7];[.$BD7];[.$BI7];[.$BN7];[.$BS7];[.$BX7];[.$CC7];[.$CH7];[.$CM7];[.$CR7];[.$CW7];[.$DB7];[.$DG7];[.$DL7];[.$DQ7];[.$DV7];[.$EA7];[.$EF7];[.$EK7];[.$EP7];[.$EU7];[.$EZ7];[.$FE7];[.$FJ7];[.$FO7];[.$FT7];[.$FY7];[.$GD7];[.$GI7];[.$GN7];[.$GS7])" office:value-type="float"/>
          <table:table-cell table:formula="of:=MEDIAN([.$C7];[.$G7];[.$L7];[.$Q7];[.$V7];[.$AA7];[.$AF7];[.$AK7];[.$AP7];[.$AU7];[.$AZ7];[.$BE7];[.$BJ7];[.$BO7];[.$BT7];[.$BY7];[.$CD7];[.$CI7];[.$CN7];[.$CS7];[.$CX7];[.$DC7];[.$DH7];[.$DM7];[.$DR7];[.$DW7];[.$EB7];[.$EG7];[.$EL7];[.$EQ7];[.$EV7];[.$FA7];[.$FF7];[.$FK7];[.$FP7];[.$FU7];[.$FZ7];[.$GE7];[.$GJ7];[.$GO7];[.$GT7])" office:value-type="float"/>
          <table:table-cell table:formula="of:=MEDIAN([.$D7];[.$H7];[.$M7];[.$R7];[.$W7];[.$AB7];[.$AG7];[.$AL7];[.$AQ7];[.$AV7];[.$BA7];[.$BF7];[.$BK7];[.$BP7];[.$BU7];[.$BZ7];[.$CE7];[.$CJ7];[.$CO7];[.$CT7];[.$CY7];[.$DD7];[.$DI7];[.$DN7];[.$DS7];[.$DX7];[.$EC7];[.$EH7];[.$EM7];[.$ER7];[.$EW7];[.$FB7];[.$FG7];[.$FL7];[.$FQ7];[.$FV7];[.$GA7];[.$GF7];[.$GK7];[.$GP7];[.$GU7])" office:value-type="float"/>
          <table:table-cell table:formula="of:=MEDIAN([.$E7];[.$I7];[.$N7];[.$S7];[.$X7];[.$AC7];[.$AH7];[.$AM7];[.$AR7];[.$AW7];[.$BB7];[.$BG7];[.$BL7];[.$BQ7];[.$BV7];[.$CA7];[.$CF7];[.$CK7];[.$CP7];[.$CU7];[.$CZ7];[.$DE7];[.$DJ7];[.$DO7];[.$DT7];[.$DY7];[.$ED7];[.$EI7];[.$EN7];[.$ES7];[.$EX7];[.$FC7];[.$FH7];[.$FM7];[.$FR7];[.$FW7];[.$GB7];[.$GG7];[.$GL7];[.$GQ7];[.$GV7])" office:value-type="float"/>
          <table:table-cell table:formula="of:=MEDIAN([.$J7];[.$O7];[.$T7];[.$Y7];[.$AD7];[.$AI7];[.$AN7];[.$AS7];[.$AX7];[.$BC7];[.$BH7];[.$BM7];[.$BR7];[.$BW7];[.$CB7];[.$CG7];[.$CL7];[.$CQ7];[.$CV7];[.$DA7];[.$DF7];[.$DK7];[.$DP7];[.$DU7];[.$DZ7];[.$EE7];[.$EJ7];[.$EO7];[.$ET7];[.$EY7];[.$FD7];[.$FI7];[.$FN7];[.$FS7];[.$FX7];[.$GC7];[.$GH7];[.$GM7];[.$GR7];[.$GW7])" office:value-type="float"/>
          <table:table-cell table:formula="of:=MAX([.$B7];[.$F7];[.$K7];[.$P7];[.$U7];[.$Z7];[.$AE7];[.$AJ7];[.$AO7];[.$AT7];[.$AY7];[.$BD7];[.$BI7];[.$BN7];[.$BS7];[.$BX7];[.$CC7];[.$CH7];[.$CM7];[.$CR7];[.$CW7];[.$DB7];[.$DG7];[.$DL7];[.$DQ7];[.$DV7];[.$EA7];[.$EF7];[.$EK7];[.$EP7];[.$EU7];[.$EZ7];[.$FE7];[.$FJ7];[.$FO7];[.$FT7];[.$FY7];[.$GD7];[.$GI7];[.$GN7];[.$GS7])" office:value-type="float"/>
          <table:table-cell table:formula="of:=MAX([.$C7];[.$G7];[.$L7];[.$Q7];[.$V7];[.$AA7];[.$AF7];[.$AK7];[.$AP7];[.$AU7];[.$AZ7];[.$BE7];[.$BJ7];[.$BO7];[.$BT7];[.$BY7];[.$CD7];[.$CI7];[.$CN7];[.$CS7];[.$CX7];[.$DC7];[.$DH7];[.$DM7];[.$DR7];[.$DW7];[.$EB7];[.$EG7];[.$EL7];[.$EQ7];[.$EV7];[.$FA7];[.$FF7];[.$FK7];[.$FP7];[.$FU7];[.$FZ7];[.$GE7];[.$GJ7];[.$GO7];[.$GT7])" office:value-type="float"/>
          <table:table-cell table:formula="of:=MAX([.$D7];[.$H7];[.$M7];[.$R7];[.$W7];[.$AB7];[.$AG7];[.$AL7];[.$AQ7];[.$AV7];[.$BA7];[.$BF7];[.$BK7];[.$BP7];[.$BU7];[.$BZ7];[.$CE7];[.$CJ7];[.$CO7];[.$CT7];[.$CY7];[.$DD7];[.$DI7];[.$DN7];[.$DS7];[.$DX7];[.$EC7];[.$EH7];[.$EM7];[.$ER7];[.$EW7];[.$FB7];[.$FG7];[.$FL7];[.$FQ7];[.$FV7];[.$GA7];[.$GF7];[.$GK7];[.$GP7];[.$GU7])" office:value-type="float"/>
          <table:table-cell table:formula="of:=MAX([.$E7];[.$I7];[.$N7];[.$S7];[.$X7];[.$AC7];[.$AH7];[.$AM7];[.$AR7];[.$AW7];[.$BB7];[.$BG7];[.$BL7];[.$BQ7];[.$BV7];[.$CA7];[.$CF7];[.$CK7];[.$CP7];[.$CU7];[.$CZ7];[.$DE7];[.$DJ7];[.$DO7];[.$DT7];[.$DY7];[.$ED7];[.$EI7];[.$EN7];[.$ES7];[.$EX7];[.$FC7];[.$FH7];[.$FM7];[.$FR7];[.$FW7];[.$GB7];[.$GG7];[.$GL7];[.$GQ7];[.$GV7])" office:value-type="float"/>
          <table:table-cell table:formula="of:=MAX([.$J7];[.$O7];[.$T7];[.$Y7];[.$AD7];[.$AI7];[.$AN7];[.$AS7];[.$AX7];[.$BC7];[.$BH7];[.$BM7];[.$BR7];[.$BW7];[.$CB7];[.$CG7];[.$CL7];[.$CQ7];[.$CV7];[.$DA7];[.$DF7];[.$DK7];[.$DP7];[.$DU7];[.$DZ7];[.$EE7];[.$EJ7];[.$EO7];[.$ET7];[.$EY7];[.$FD7];[.$FI7];[.$FN7];[.$FS7];[.$FX7];[.$GC7];[.$GH7];[.$GM7];[.$GR7];[.$GW7])" office:value-type="float"/>
        </table:table-row>
        <table:table-row table:style-name="ro1">
          <table:table-cell office:value-type="string">
            <text:p>./handmade_soko006.lp</text:p>
          </table:table-cell>
          <table:table-cell office:value-type="float" office:value="4.24766"/>
          <table:table-cell office:value-type="float" office:value="0.0"/>
          <table:table-cell office:value-type="float" office:value="40843.0"/>
          <table:table-cell office:value-type="float" office:value="60810.0"/>
          <table:table-cell office:value-type="float" office:value="4.4304"/>
          <table:table-cell office:value-type="float" office:value="0.0"/>
          <table:table-cell office:value-type="float" office:value="40843.0"/>
          <table:table-cell office:value-type="float" office:value="60810.0"/>
          <table:table-cell table:style-name="cellBest" office:value-type="float" office:value="0.0"/>
          <table:table-cell office:value-type="float" office:value="4.17446"/>
          <table:table-cell office:value-type="float" office:value="0.0"/>
          <table:table-cell office:value-type="float" office:value="40843.0"/>
          <table:table-cell office:value-type="float" office:value="60810.0"/>
          <table:table-cell table:style-name="cellBest" office:value-type="float" office:value="0.0"/>
          <table:table-cell office:value-type="float" office:value="4.38955"/>
          <table:table-cell office:value-type="float" office:value="0.0"/>
          <table:table-cell office:value-type="float" office:value="40843.0"/>
          <table:table-cell office:value-type="float" office:value="60810.0"/>
          <table:table-cell office:value-type="float" office:value="14968.0"/>
          <table:table-cell office:value-type="float" office:value="11.3561"/>
          <table:table-cell office:value-type="float" office:value="0.0"/>
          <table:table-cell office:value-type="float" office:value="107027.0"/>
          <table:table-cell office:value-type="float" office:value="176357.0"/>
          <table:table-cell office:value-type="float" office:value="55179.0"/>
          <table:table-cell office:value-type="float" office:value="5.4441"/>
          <table:table-cell office:value-type="float" office:value="0.0"/>
          <table:table-cell office:value-type="float" office:value="55089.0"/>
          <table:table-cell office:value-type="float" office:value="78137.0"/>
          <table:table-cell office:value-type="float" office:value="19977.0"/>
          <table:table-cell office:value-type="float" office:value="15.0734"/>
          <table:table-cell office:value-type="float" office:value="0.0"/>
          <table:table-cell office:value-type="float" office:value="119133.0"/>
          <table:table-cell office:value-type="float" office:value="138964.0"/>
          <table:table-cell office:value-type="float" office:value="129273.0"/>
          <table:table-cell office:value-type="float" office:value="10.5368"/>
          <table:table-cell office:value-type="float" office:value="0.0"/>
          <table:table-cell office:value-type="float" office:value="79667.0"/>
          <table:table-cell office:value-type="float" office:value="94399.0"/>
          <table:table-cell office:value-type="float" office:value="91367.0"/>
          <table:table-cell office:value-type="float" office:value="11.6151"/>
          <table:table-cell office:value-type="float" office:value="0.0"/>
          <table:table-cell office:value-type="float" office:value="102403.0"/>
          <table:table-cell office:value-type="float" office:value="120307.0"/>
          <table:table-cell office:value-type="float" office:value="118585.0"/>
          <table:table-cell office:value-type="float" office:value="6.02366"/>
          <table:table-cell office:value-type="float" office:value="0.0"/>
          <table:table-cell office:value-type="float" office:value="56717.0"/>
          <table:table-cell office:value-type="float" office:value="68223.0"/>
          <table:table-cell office:value-type="float" office:value="67295.0"/>
          <table:table-cell office:value-type="float" office:value="8.60748"/>
          <table:table-cell office:value-type="float" office:value="0.0"/>
          <table:table-cell office:value-type="float" office:value="82263.0"/>
          <table:table-cell office:value-type="float" office:value="111222.0"/>
          <table:table-cell office:value-type="float" office:value="24310.0"/>
          <table:table-cell office:value-type="float" office:value="14.5343"/>
          <table:table-cell office:value-type="float" office:value="0.0"/>
          <table:table-cell office:value-type="float" office:value="127359.0"/>
          <table:table-cell office:value-type="float" office:value="167907.0"/>
          <table:table-cell office:value-type="float" office:value="34310.0"/>
          <table:table-cell office:value-type="float" office:value="14.7325"/>
          <table:table-cell office:value-type="float" office:value="0.0"/>
          <table:table-cell office:value-type="float" office:value="128238.0"/>
          <table:table-cell office:value-type="float" office:value="168811.0"/>
          <table:table-cell office:value-type="float" office:value="35432.0"/>
          <table:table-cell office:value-type="float" office:value="12.4788"/>
          <table:table-cell office:value-type="float" office:value="0.0"/>
          <table:table-cell office:value-type="float" office:value="113372.0"/>
          <table:table-cell office:value-type="float" office:value="149954.0"/>
          <table:table-cell office:value-type="float" office:value="33425.0"/>
          <table:table-cell office:value-type="float" office:value="6.42358"/>
          <table:table-cell office:value-type="float" office:value="0.0"/>
          <table:table-cell office:value-type="float" office:value="53357.0"/>
          <table:table-cell office:value-type="float" office:value="63411.0"/>
          <table:table-cell office:value-type="float" office:value="63411.0"/>
          <table:table-cell office:value-type="float" office:value="15.8799"/>
          <table:table-cell office:value-type="float" office:value="0.0"/>
          <table:table-cell office:value-type="float" office:value="136725.0"/>
          <table:table-cell office:value-type="float" office:value="194770.0"/>
          <table:table-cell table:style-name="cellBest" office:value-type="float" office:value="0.0"/>
          <table:table-cell office:value-type="float" office:value="21.4224"/>
          <table:table-cell office:value-type="float" office:value="0.0"/>
          <table:table-cell office:value-type="float" office:value="183314.0"/>
          <table:table-cell office:value-type="float" office:value="209966.0"/>
          <table:table-cell office:value-type="float" office:value="207657.0"/>
          <table:table-cell office:value-type="float" office:value="16.088"/>
          <table:table-cell office:value-type="float" office:value="0.0"/>
          <table:table-cell office:value-type="float" office:value="126967.0"/>
          <table:table-cell office:value-type="float" office:value="168324.0"/>
          <table:table-cell office:value-type="float" office:value="32559.0"/>
          <table:table-cell office:value-type="float" office:value="167.453"/>
          <table:table-cell office:value-type="float" office:value="0.0"/>
          <table:table-cell office:value-type="float" office:value="1048974.0"/>
          <table:table-cell office:value-type="float" office:value="1058750.0"/>
          <table:table-cell office:value-type="float" office:value="1058750.0"/>
          <table:table-cell office:value-type="float" office:value="5.97309"/>
          <table:table-cell office:value-type="float" office:value="0.0"/>
          <table:table-cell office:value-type="float" office:value="53842.0"/>
          <table:table-cell office:value-type="float" office:value="64092.0"/>
          <table:table-cell office:value-type="float" office:value="59925.0"/>
          <table:table-cell office:value-type="float" office:value="4.70628"/>
          <table:table-cell office:value-type="float" office:value="0.0"/>
          <table:table-cell office:value-type="float" office:value="42721.0"/>
          <table:table-cell office:value-type="float" office:value="59617.0"/>
          <table:table-cell office:value-type="float" office:value="15849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398334.0"/>
          <table:table-cell office:value-type="float" office:value="2432025.0"/>
          <table:table-cell office:value-type="float" office:value="2432025.0"/>
          <table:table-cell office:value-type="float" office:value="4.0982"/>
          <table:table-cell office:value-type="float" office:value="0.0"/>
          <table:table-cell office:value-type="float" office:value="40843.0"/>
          <table:table-cell office:value-type="float" office:value="60810.0"/>
          <table:table-cell office:value-type="float" office:value="14968.0"/>
          <table:table-cell office:value-type="float" office:value="7.48069"/>
          <table:table-cell office:value-type="float" office:value="0.0"/>
          <table:table-cell office:value-type="float" office:value="65877.0"/>
          <table:table-cell office:value-type="float" office:value="107404.0"/>
          <table:table-cell office:value-type="float" office:value="53312.0"/>
          <table:table-cell office:value-type="float" office:value="6.78424"/>
          <table:table-cell office:value-type="float" office:value="0.0"/>
          <table:table-cell office:value-type="float" office:value="68229.0"/>
          <table:table-cell office:value-type="float" office:value="93103.0"/>
          <table:table-cell office:value-type="float" office:value="43633.0"/>
          <table:table-cell office:value-type="float" office:value="33.5368"/>
          <table:table-cell office:value-type="float" office:value="0.0"/>
          <table:table-cell office:value-type="float" office:value="281796.0"/>
          <table:table-cell office:value-type="float" office:value="370270.0"/>
          <table:table-cell office:value-type="float" office:value="344299.0"/>
          <table:table-cell office:value-type="float" office:value="16.6118"/>
          <table:table-cell office:value-type="float" office:value="0.0"/>
          <table:table-cell office:value-type="float" office:value="156895.0"/>
          <table:table-cell office:value-type="float" office:value="210843.0"/>
          <table:table-cell office:value-type="float" office:value="205717.0"/>
          <table:table-cell office:value-type="float" office:value="33.1087"/>
          <table:table-cell office:value-type="float" office:value="0.0"/>
          <table:table-cell office:value-type="float" office:value="304021.0"/>
          <table:table-cell office:value-type="float" office:value="400446.0"/>
          <table:table-cell office:value-type="float" office:value="395798.0"/>
          <table:table-cell office:value-type="float" office:value="30.3448"/>
          <table:table-cell office:value-type="float" office:value="0.0"/>
          <table:table-cell office:value-type="float" office:value="262719.0"/>
          <table:table-cell office:value-type="float" office:value="356492.0"/>
          <table:table-cell office:value-type="float" office:value="353209.0"/>
          <table:table-cell office:value-type="float" office:value="11.8871"/>
          <table:table-cell office:value-type="float" office:value="0.0"/>
          <table:table-cell office:value-type="float" office:value="95418.0"/>
          <table:table-cell office:value-type="float" office:value="129641.0"/>
          <table:table-cell office:value-type="float" office:value="60501.0"/>
          <table:table-cell office:value-type="float" office:value="12.7933"/>
          <table:table-cell office:value-type="float" office:value="0.0"/>
          <table:table-cell office:value-type="float" office:value="97321.0"/>
          <table:table-cell office:value-type="float" office:value="131334.0"/>
          <table:table-cell office:value-type="float" office:value="65095.0"/>
          <table:table-cell office:value-type="float" office:value="8.85432"/>
          <table:table-cell office:value-type="float" office:value="0.0"/>
          <table:table-cell office:value-type="float" office:value="84050.0"/>
          <table:table-cell office:value-type="float" office:value="116186.0"/>
          <table:table-cell office:value-type="float" office:value="54995.0"/>
          <table:table-cell office:value-type="float" office:value="5.24212"/>
          <table:table-cell office:value-type="float" office:value="0.0"/>
          <table:table-cell office:value-type="float" office:value="52698.0"/>
          <table:table-cell office:value-type="float" office:value="73082.0"/>
          <table:table-cell office:value-type="float" office:value="35260.0"/>
          <table:table-cell office:value-type="float" office:value="24.0949"/>
          <table:table-cell office:value-type="float" office:value="0.0"/>
          <table:table-cell office:value-type="float" office:value="215506.0"/>
          <table:table-cell office:value-type="float" office:value="287072.0"/>
          <table:table-cell office:value-type="float" office:value="287072.0"/>
          <table:table-cell office:value-type="float" office:value="3.70629"/>
          <table:table-cell office:value-type="float" office:value="0.0"/>
          <table:table-cell table:style-name="cellBest" office:value-type="float" office:value="29167.0"/>
          <table:table-cell table:style-name="cellBest" office:value-type="float" office:value="42402.0"/>
          <table:table-cell table:style-name="cellBest" office:value-type="float" office:value="0.0"/>
          <table:table-cell office:value-type="float" office:value="47.4534"/>
          <table:table-cell office:value-type="float" office:value="0.0"/>
          <table:table-cell office:value-type="float" office:value="411662.0"/>
          <table:table-cell office:value-type="float" office:value="519213.0"/>
          <table:table-cell office:value-type="float" office:value="513532.0"/>
          <table:table-cell office:value-type="float" office:value="7.40939"/>
          <table:table-cell office:value-type="float" office:value="0.0"/>
          <table:table-cell office:value-type="float" office:value="63710.0"/>
          <table:table-cell office:value-type="float" office:value="86967.0"/>
          <table:table-cell office:value-type="float" office:value="42186.0"/>
          <table:table-cell table:style-name="cellBest" office:value-type="float" office:value="3.52001"/>
          <table:table-cell office:value-type="float" office:value="0.0"/>
          <table:table-cell office:value-type="float" office:value="41544.0"/>
          <table:table-cell office:value-type="float" office:value="52835.0"/>
          <table:table-cell office:value-type="float" office:value="52835.0"/>
          <table:table-cell office:value-type="float" office:value="49.573"/>
          <table:table-cell office:value-type="float" office:value="0.0"/>
          <table:table-cell office:value-type="float" office:value="409040.0"/>
          <table:table-cell office:value-type="float" office:value="525523.0"/>
          <table:table-cell office:value-type="float" office:value="518975.0"/>
          <table:table-cell office:value-type="float" office:value="6.16828"/>
          <table:table-cell office:value-type="float" office:value="0.0"/>
          <table:table-cell office:value-type="float" office:value="58815.0"/>
          <table:table-cell office:value-type="float" office:value="81345.0"/>
          <table:table-cell office:value-type="float" office:value="37203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522535.0"/>
          <table:table-cell table:style-name="cellWorst" office:value-type="float" office:value="2554358.0"/>
          <table:table-cell table:style-name="cellWorst" office:value-type="float" office:value="2554358.0"/>
          <table:table-cell table:formula="of:=MIN([.$B8];[.$F8];[.$K8];[.$P8];[.$U8];[.$Z8];[.$AE8];[.$AJ8];[.$AO8];[.$AT8];[.$AY8];[.$BD8];[.$BI8];[.$BN8];[.$BS8];[.$BX8];[.$CC8];[.$CH8];[.$CM8];[.$CR8];[.$CW8];[.$DB8];[.$DG8];[.$DL8];[.$DQ8];[.$DV8];[.$EA8];[.$EF8];[.$EK8];[.$EP8];[.$EU8];[.$EZ8];[.$FE8];[.$FJ8];[.$FO8];[.$FT8];[.$FY8];[.$GD8];[.$GI8];[.$GN8];[.$GS8])" office:value-type="float"/>
          <table:table-cell table:formula="of:=MIN([.$C8];[.$G8];[.$L8];[.$Q8];[.$V8];[.$AA8];[.$AF8];[.$AK8];[.$AP8];[.$AU8];[.$AZ8];[.$BE8];[.$BJ8];[.$BO8];[.$BT8];[.$BY8];[.$CD8];[.$CI8];[.$CN8];[.$CS8];[.$CX8];[.$DC8];[.$DH8];[.$DM8];[.$DR8];[.$DW8];[.$EB8];[.$EG8];[.$EL8];[.$EQ8];[.$EV8];[.$FA8];[.$FF8];[.$FK8];[.$FP8];[.$FU8];[.$FZ8];[.$GE8];[.$GJ8];[.$GO8];[.$GT8])" office:value-type="float"/>
          <table:table-cell table:formula="of:=MIN([.$D8];[.$H8];[.$M8];[.$R8];[.$W8];[.$AB8];[.$AG8];[.$AL8];[.$AQ8];[.$AV8];[.$BA8];[.$BF8];[.$BK8];[.$BP8];[.$BU8];[.$BZ8];[.$CE8];[.$CJ8];[.$CO8];[.$CT8];[.$CY8];[.$DD8];[.$DI8];[.$DN8];[.$DS8];[.$DX8];[.$EC8];[.$EH8];[.$EM8];[.$ER8];[.$EW8];[.$FB8];[.$FG8];[.$FL8];[.$FQ8];[.$FV8];[.$GA8];[.$GF8];[.$GK8];[.$GP8];[.$GU8])" office:value-type="float"/>
          <table:table-cell table:formula="of:=MIN([.$E8];[.$I8];[.$N8];[.$S8];[.$X8];[.$AC8];[.$AH8];[.$AM8];[.$AR8];[.$AW8];[.$BB8];[.$BG8];[.$BL8];[.$BQ8];[.$BV8];[.$CA8];[.$CF8];[.$CK8];[.$CP8];[.$CU8];[.$CZ8];[.$DE8];[.$DJ8];[.$DO8];[.$DT8];[.$DY8];[.$ED8];[.$EI8];[.$EN8];[.$ES8];[.$EX8];[.$FC8];[.$FH8];[.$FM8];[.$FR8];[.$FW8];[.$GB8];[.$GG8];[.$GL8];[.$GQ8];[.$GV8])" office:value-type="float"/>
          <table:table-cell table:formula="of:=MIN([.$J8];[.$O8];[.$T8];[.$Y8];[.$AD8];[.$AI8];[.$AN8];[.$AS8];[.$AX8];[.$BC8];[.$BH8];[.$BM8];[.$BR8];[.$BW8];[.$CB8];[.$CG8];[.$CL8];[.$CQ8];[.$CV8];[.$DA8];[.$DF8];[.$DK8];[.$DP8];[.$DU8];[.$DZ8];[.$EE8];[.$EJ8];[.$EO8];[.$ET8];[.$EY8];[.$FD8];[.$FI8];[.$FN8];[.$FS8];[.$FX8];[.$GC8];[.$GH8];[.$GM8];[.$GR8];[.$GW8])" office:value-type="float"/>
          <table:table-cell table:formula="of:=MEDIAN([.$B8];[.$F8];[.$K8];[.$P8];[.$U8];[.$Z8];[.$AE8];[.$AJ8];[.$AO8];[.$AT8];[.$AY8];[.$BD8];[.$BI8];[.$BN8];[.$BS8];[.$BX8];[.$CC8];[.$CH8];[.$CM8];[.$CR8];[.$CW8];[.$DB8];[.$DG8];[.$DL8];[.$DQ8];[.$DV8];[.$EA8];[.$EF8];[.$EK8];[.$EP8];[.$EU8];[.$EZ8];[.$FE8];[.$FJ8];[.$FO8];[.$FT8];[.$FY8];[.$GD8];[.$GI8];[.$GN8];[.$GS8])" office:value-type="float"/>
          <table:table-cell table:formula="of:=MEDIAN([.$C8];[.$G8];[.$L8];[.$Q8];[.$V8];[.$AA8];[.$AF8];[.$AK8];[.$AP8];[.$AU8];[.$AZ8];[.$BE8];[.$BJ8];[.$BO8];[.$BT8];[.$BY8];[.$CD8];[.$CI8];[.$CN8];[.$CS8];[.$CX8];[.$DC8];[.$DH8];[.$DM8];[.$DR8];[.$DW8];[.$EB8];[.$EG8];[.$EL8];[.$EQ8];[.$EV8];[.$FA8];[.$FF8];[.$FK8];[.$FP8];[.$FU8];[.$FZ8];[.$GE8];[.$GJ8];[.$GO8];[.$GT8])" office:value-type="float"/>
          <table:table-cell table:formula="of:=MEDIAN([.$D8];[.$H8];[.$M8];[.$R8];[.$W8];[.$AB8];[.$AG8];[.$AL8];[.$AQ8];[.$AV8];[.$BA8];[.$BF8];[.$BK8];[.$BP8];[.$BU8];[.$BZ8];[.$CE8];[.$CJ8];[.$CO8];[.$CT8];[.$CY8];[.$DD8];[.$DI8];[.$DN8];[.$DS8];[.$DX8];[.$EC8];[.$EH8];[.$EM8];[.$ER8];[.$EW8];[.$FB8];[.$FG8];[.$FL8];[.$FQ8];[.$FV8];[.$GA8];[.$GF8];[.$GK8];[.$GP8];[.$GU8])" office:value-type="float"/>
          <table:table-cell table:formula="of:=MEDIAN([.$E8];[.$I8];[.$N8];[.$S8];[.$X8];[.$AC8];[.$AH8];[.$AM8];[.$AR8];[.$AW8];[.$BB8];[.$BG8];[.$BL8];[.$BQ8];[.$BV8];[.$CA8];[.$CF8];[.$CK8];[.$CP8];[.$CU8];[.$CZ8];[.$DE8];[.$DJ8];[.$DO8];[.$DT8];[.$DY8];[.$ED8];[.$EI8];[.$EN8];[.$ES8];[.$EX8];[.$FC8];[.$FH8];[.$FM8];[.$FR8];[.$FW8];[.$GB8];[.$GG8];[.$GL8];[.$GQ8];[.$GV8])" office:value-type="float"/>
          <table:table-cell table:formula="of:=MEDIAN([.$J8];[.$O8];[.$T8];[.$Y8];[.$AD8];[.$AI8];[.$AN8];[.$AS8];[.$AX8];[.$BC8];[.$BH8];[.$BM8];[.$BR8];[.$BW8];[.$CB8];[.$CG8];[.$CL8];[.$CQ8];[.$CV8];[.$DA8];[.$DF8];[.$DK8];[.$DP8];[.$DU8];[.$DZ8];[.$EE8];[.$EJ8];[.$EO8];[.$ET8];[.$EY8];[.$FD8];[.$FI8];[.$FN8];[.$FS8];[.$FX8];[.$GC8];[.$GH8];[.$GM8];[.$GR8];[.$GW8])" office:value-type="float"/>
          <table:table-cell table:formula="of:=MAX([.$B8];[.$F8];[.$K8];[.$P8];[.$U8];[.$Z8];[.$AE8];[.$AJ8];[.$AO8];[.$AT8];[.$AY8];[.$BD8];[.$BI8];[.$BN8];[.$BS8];[.$BX8];[.$CC8];[.$CH8];[.$CM8];[.$CR8];[.$CW8];[.$DB8];[.$DG8];[.$DL8];[.$DQ8];[.$DV8];[.$EA8];[.$EF8];[.$EK8];[.$EP8];[.$EU8];[.$EZ8];[.$FE8];[.$FJ8];[.$FO8];[.$FT8];[.$FY8];[.$GD8];[.$GI8];[.$GN8];[.$GS8])" office:value-type="float"/>
          <table:table-cell table:formula="of:=MAX([.$C8];[.$G8];[.$L8];[.$Q8];[.$V8];[.$AA8];[.$AF8];[.$AK8];[.$AP8];[.$AU8];[.$AZ8];[.$BE8];[.$BJ8];[.$BO8];[.$BT8];[.$BY8];[.$CD8];[.$CI8];[.$CN8];[.$CS8];[.$CX8];[.$DC8];[.$DH8];[.$DM8];[.$DR8];[.$DW8];[.$EB8];[.$EG8];[.$EL8];[.$EQ8];[.$EV8];[.$FA8];[.$FF8];[.$FK8];[.$FP8];[.$FU8];[.$FZ8];[.$GE8];[.$GJ8];[.$GO8];[.$GT8])" office:value-type="float"/>
          <table:table-cell table:formula="of:=MAX([.$D8];[.$H8];[.$M8];[.$R8];[.$W8];[.$AB8];[.$AG8];[.$AL8];[.$AQ8];[.$AV8];[.$BA8];[.$BF8];[.$BK8];[.$BP8];[.$BU8];[.$BZ8];[.$CE8];[.$CJ8];[.$CO8];[.$CT8];[.$CY8];[.$DD8];[.$DI8];[.$DN8];[.$DS8];[.$DX8];[.$EC8];[.$EH8];[.$EM8];[.$ER8];[.$EW8];[.$FB8];[.$FG8];[.$FL8];[.$FQ8];[.$FV8];[.$GA8];[.$GF8];[.$GK8];[.$GP8];[.$GU8])" office:value-type="float"/>
          <table:table-cell table:formula="of:=MAX([.$E8];[.$I8];[.$N8];[.$S8];[.$X8];[.$AC8];[.$AH8];[.$AM8];[.$AR8];[.$AW8];[.$BB8];[.$BG8];[.$BL8];[.$BQ8];[.$BV8];[.$CA8];[.$CF8];[.$CK8];[.$CP8];[.$CU8];[.$CZ8];[.$DE8];[.$DJ8];[.$DO8];[.$DT8];[.$DY8];[.$ED8];[.$EI8];[.$EN8];[.$ES8];[.$EX8];[.$FC8];[.$FH8];[.$FM8];[.$FR8];[.$FW8];[.$GB8];[.$GG8];[.$GL8];[.$GQ8];[.$GV8])" office:value-type="float"/>
          <table:table-cell table:formula="of:=MAX([.$J8];[.$O8];[.$T8];[.$Y8];[.$AD8];[.$AI8];[.$AN8];[.$AS8];[.$AX8];[.$BC8];[.$BH8];[.$BM8];[.$BR8];[.$BW8];[.$CB8];[.$CG8];[.$CL8];[.$CQ8];[.$CV8];[.$DA8];[.$DF8];[.$DK8];[.$DP8];[.$DU8];[.$DZ8];[.$EE8];[.$EJ8];[.$EO8];[.$ET8];[.$EY8];[.$FD8];[.$FI8];[.$FN8];[.$FS8];[.$FX8];[.$GC8];[.$GH8];[.$GM8];[.$GR8];[.$GW8])" office:value-type="float"/>
        </table:table-row>
        <table:table-row table:style-name="ro1">
          <table:table-cell office:value-type="string">
            <text:p>./handmade_soko007.lp</text:p>
          </table:table-cell>
          <table:table-cell office:value-type="float" office:value="3.16279"/>
          <table:table-cell office:value-type="float" office:value="0.0"/>
          <table:table-cell office:value-type="float" office:value="29752.0"/>
          <table:table-cell office:value-type="float" office:value="42265.0"/>
          <table:table-cell office:value-type="float" office:value="2.88889"/>
          <table:table-cell office:value-type="float" office:value="0.0"/>
          <table:table-cell office:value-type="float" office:value="29752.0"/>
          <table:table-cell office:value-type="float" office:value="42265.0"/>
          <table:table-cell table:style-name="cellBest" office:value-type="float" office:value="0.0"/>
          <table:table-cell office:value-type="float" office:value="2.85359"/>
          <table:table-cell office:value-type="float" office:value="0.0"/>
          <table:table-cell office:value-type="float" office:value="29752.0"/>
          <table:table-cell office:value-type="float" office:value="42265.0"/>
          <table:table-cell table:style-name="cellBest" office:value-type="float" office:value="0.0"/>
          <table:table-cell office:value-type="float" office:value="2.94265"/>
          <table:table-cell office:value-type="float" office:value="0.0"/>
          <table:table-cell office:value-type="float" office:value="29752.0"/>
          <table:table-cell office:value-type="float" office:value="42265.0"/>
          <table:table-cell office:value-type="float" office:value="11302.0"/>
          <table:table-cell office:value-type="float" office:value="4.94483"/>
          <table:table-cell office:value-type="float" office:value="0.0"/>
          <table:table-cell office:value-type="float" office:value="56794.0"/>
          <table:table-cell office:value-type="float" office:value="97882.0"/>
          <table:table-cell office:value-type="float" office:value="32551.0"/>
          <table:table-cell office:value-type="float" office:value="2.78819"/>
          <table:table-cell office:value-type="float" office:value="0.0"/>
          <table:table-cell office:value-type="float" office:value="30703.0"/>
          <table:table-cell office:value-type="float" office:value="44564.0"/>
          <table:table-cell office:value-type="float" office:value="13285.0"/>
          <table:table-cell office:value-type="float" office:value="2.81801"/>
          <table:table-cell office:value-type="float" office:value="0.0"/>
          <table:table-cell office:value-type="float" office:value="30363.0"/>
          <table:table-cell office:value-type="float" office:value="38483.0"/>
          <table:table-cell office:value-type="float" office:value="34337.0"/>
          <table:table-cell office:value-type="float" office:value="2.21608"/>
          <table:table-cell office:value-type="float" office:value="0.0"/>
          <table:table-cell office:value-type="float" office:value="20628.0"/>
          <table:table-cell office:value-type="float" office:value="26601.0"/>
          <table:table-cell office:value-type="float" office:value="25362.0"/>
          <table:table-cell office:value-type="float" office:value="0.858546"/>
          <table:table-cell office:value-type="float" office:value="0.0"/>
          <table:table-cell office:value-type="float" office:value="9576.0"/>
          <table:table-cell office:value-type="float" office:value="12782.0"/>
          <table:table-cell office:value-type="float" office:value="12060.0"/>
          <table:table-cell office:value-type="float" office:value="1.24222"/>
          <table:table-cell office:value-type="float" office:value="0.0"/>
          <table:table-cell office:value-type="float" office:value="13587.0"/>
          <table:table-cell office:value-type="float" office:value="17872.0"/>
          <table:table-cell office:value-type="float" office:value="17369.0"/>
          <table:table-cell office:value-type="float" office:value="3.42575"/>
          <table:table-cell office:value-type="float" office:value="0.0"/>
          <table:table-cell office:value-type="float" office:value="36682.0"/>
          <table:table-cell office:value-type="float" office:value="52256.0"/>
          <table:table-cell office:value-type="float" office:value="14066.0"/>
          <table:table-cell office:value-type="float" office:value="3.32053"/>
          <table:table-cell office:value-type="float" office:value="0.0"/>
          <table:table-cell office:value-type="float" office:value="30618.0"/>
          <table:table-cell office:value-type="float" office:value="44632.0"/>
          <table:table-cell office:value-type="float" office:value="13922.0"/>
          <table:table-cell office:value-type="float" office:value="3.10663"/>
          <table:table-cell office:value-type="float" office:value="0.0"/>
          <table:table-cell office:value-type="float" office:value="33228.0"/>
          <table:table-cell office:value-type="float" office:value="47739.0"/>
          <table:table-cell office:value-type="float" office:value="13104.0"/>
          <table:table-cell office:value-type="float" office:value="2.87756"/>
          <table:table-cell office:value-type="float" office:value="0.0"/>
          <table:table-cell office:value-type="float" office:value="32860.0"/>
          <table:table-cell office:value-type="float" office:value="46429.0"/>
          <table:table-cell office:value-type="float" office:value="13492.0"/>
          <table:table-cell office:value-type="float" office:value="2.40258"/>
          <table:table-cell office:value-type="float" office:value="0.0"/>
          <table:table-cell office:value-type="float" office:value="27925.0"/>
          <table:table-cell office:value-type="float" office:value="34715.0"/>
          <table:table-cell office:value-type="float" office:value="34715.0"/>
          <table:table-cell office:value-type="float" office:value="4.34788"/>
          <table:table-cell office:value-type="float" office:value="0.0"/>
          <table:table-cell office:value-type="float" office:value="49818.0"/>
          <table:table-cell office:value-type="float" office:value="75884.0"/>
          <table:table-cell table:style-name="cellBest" office:value-type="float" office:value="0.0"/>
          <table:table-cell office:value-type="float" office:value="4.50179"/>
          <table:table-cell office:value-type="float" office:value="0.0"/>
          <table:table-cell office:value-type="float" office:value="45093.0"/>
          <table:table-cell office:value-type="float" office:value="53601.0"/>
          <table:table-cell office:value-type="float" office:value="52690.0"/>
          <table:table-cell office:value-type="float" office:value="3.02706"/>
          <table:table-cell office:value-type="float" office:value="0.0"/>
          <table:table-cell office:value-type="float" office:value="30902.0"/>
          <table:table-cell office:value-type="float" office:value="45594.0"/>
          <table:table-cell office:value-type="float" office:value="12757.0"/>
          <table:table-cell office:value-type="float" office:value="1.64802"/>
          <table:table-cell office:value-type="float" office:value="0.0"/>
          <table:table-cell office:value-type="float" office:value="23172.0"/>
          <table:table-cell office:value-type="float" office:value="24276.0"/>
          <table:table-cell office:value-type="float" office:value="24276.0"/>
          <table:table-cell office:value-type="float" office:value="15.2011"/>
          <table:table-cell office:value-type="float" office:value="0.0"/>
          <table:table-cell office:value-type="float" office:value="130296.0"/>
          <table:table-cell office:value-type="float" office:value="148859.0"/>
          <table:table-cell office:value-type="float" office:value="142713.0"/>
          <table:table-cell office:value-type="float" office:value="1.9975"/>
          <table:table-cell office:value-type="float" office:value="0.0"/>
          <table:table-cell office:value-type="float" office:value="21842.0"/>
          <table:table-cell office:value-type="float" office:value="31871.0"/>
          <table:table-cell office:value-type="float" office:value="9269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291960.0"/>
          <table:table-cell table:style-name="cellWorst" office:value-type="float" office:value="3352342.0"/>
          <table:table-cell table:style-name="cellWorst" office:value-type="float" office:value="3352342.0"/>
          <table:table-cell office:value-type="float" office:value="2.75692"/>
          <table:table-cell office:value-type="float" office:value="0.0"/>
          <table:table-cell office:value-type="float" office:value="29752.0"/>
          <table:table-cell office:value-type="float" office:value="42265.0"/>
          <table:table-cell office:value-type="float" office:value="11302.0"/>
          <table:table-cell office:value-type="float" office:value="2.13792"/>
          <table:table-cell office:value-type="float" office:value="0.0"/>
          <table:table-cell office:value-type="float" office:value="24334.0"/>
          <table:table-cell office:value-type="float" office:value="45716.0"/>
          <table:table-cell office:value-type="float" office:value="21408.0"/>
          <table:table-cell office:value-type="float" office:value="3.35388"/>
          <table:table-cell office:value-type="float" office:value="0.0"/>
          <table:table-cell office:value-type="float" office:value="36735.0"/>
          <table:table-cell office:value-type="float" office:value="51132.0"/>
          <table:table-cell office:value-type="float" office:value="22039.0"/>
          <table:table-cell office:value-type="float" office:value="10.4276"/>
          <table:table-cell office:value-type="float" office:value="0.0"/>
          <table:table-cell office:value-type="float" office:value="103605.0"/>
          <table:table-cell office:value-type="float" office:value="138556.0"/>
          <table:table-cell office:value-type="float" office:value="127439.0"/>
          <table:table-cell office:value-type="float" office:value="1.32925"/>
          <table:table-cell office:value-type="float" office:value="0.0"/>
          <table:table-cell office:value-type="float" office:value="15439.0"/>
          <table:table-cell office:value-type="float" office:value="23004.0"/>
          <table:table-cell office:value-type="float" office:value="21954.0"/>
          <table:table-cell office:value-type="float" office:value="3.98319"/>
          <table:table-cell office:value-type="float" office:value="0.0"/>
          <table:table-cell office:value-type="float" office:value="47445.0"/>
          <table:table-cell office:value-type="float" office:value="65065.0"/>
          <table:table-cell office:value-type="float" office:value="63637.0"/>
          <table:table-cell office:value-type="float" office:value="6.72419"/>
          <table:table-cell office:value-type="float" office:value="0.0"/>
          <table:table-cell office:value-type="float" office:value="73568.0"/>
          <table:table-cell office:value-type="float" office:value="100205.0"/>
          <table:table-cell office:value-type="float" office:value="98930.0"/>
          <table:table-cell office:value-type="float" office:value="3.83598"/>
          <table:table-cell office:value-type="float" office:value="0.0"/>
          <table:table-cell office:value-type="float" office:value="39836.0"/>
          <table:table-cell office:value-type="float" office:value="54913.0"/>
          <table:table-cell office:value-type="float" office:value="20458.0"/>
          <table:table-cell office:value-type="float" office:value="3.06033"/>
          <table:table-cell office:value-type="float" office:value="0.0"/>
          <table:table-cell office:value-type="float" office:value="32264.0"/>
          <table:table-cell office:value-type="float" office:value="46850.0"/>
          <table:table-cell office:value-type="float" office:value="19415.0"/>
          <table:table-cell office:value-type="float" office:value="2.76474"/>
          <table:table-cell office:value-type="float" office:value="0.0"/>
          <table:table-cell office:value-type="float" office:value="28569.0"/>
          <table:table-cell office:value-type="float" office:value="43026.0"/>
          <table:table-cell office:value-type="float" office:value="18691.0"/>
          <table:table-cell office:value-type="float" office:value="2.80809"/>
          <table:table-cell office:value-type="float" office:value="0.0"/>
          <table:table-cell office:value-type="float" office:value="29476.0"/>
          <table:table-cell office:value-type="float" office:value="43261.0"/>
          <table:table-cell office:value-type="float" office:value="17519.0"/>
          <table:table-cell office:value-type="float" office:value="2.02969"/>
          <table:table-cell office:value-type="float" office:value="0.0"/>
          <table:table-cell office:value-type="float" office:value="24234.0"/>
          <table:table-cell office:value-type="float" office:value="34490.0"/>
          <table:table-cell office:value-type="float" office:value="34490.0"/>
          <table:table-cell office:value-type="float" office:value="2.20253"/>
          <table:table-cell office:value-type="float" office:value="0.0"/>
          <table:table-cell office:value-type="float" office:value="20616.0"/>
          <table:table-cell office:value-type="float" office:value="31528.0"/>
          <table:table-cell table:style-name="cellBest" office:value-type="float" office:value="0.0"/>
          <table:table-cell office:value-type="float" office:value="2.99581"/>
          <table:table-cell office:value-type="float" office:value="0.0"/>
          <table:table-cell office:value-type="float" office:value="37995.0"/>
          <table:table-cell office:value-type="float" office:value="52965.0"/>
          <table:table-cell office:value-type="float" office:value="51758.0"/>
          <table:table-cell office:value-type="float" office:value="2.57704"/>
          <table:table-cell office:value-type="float" office:value="0.0"/>
          <table:table-cell office:value-type="float" office:value="28023.0"/>
          <table:table-cell office:value-type="float" office:value="41116.0"/>
          <table:table-cell office:value-type="float" office:value="18409.0"/>
          <table:table-cell table:style-name="cellBest" office:value-type="float" office:value="0.57421"/>
          <table:table-cell office:value-type="float" office:value="0.0"/>
          <table:table-cell table:style-name="cellBest" office:value-type="float" office:value="8040.0"/>
          <table:table-cell table:style-name="cellBest" office:value-type="float" office:value="11255.0"/>
          <table:table-cell office:value-type="float" office:value="11255.0"/>
          <table:table-cell office:value-type="float" office:value="34.6835"/>
          <table:table-cell office:value-type="float" office:value="0.0"/>
          <table:table-cell office:value-type="float" office:value="297096.0"/>
          <table:table-cell office:value-type="float" office:value="356887.0"/>
          <table:table-cell office:value-type="float" office:value="352475.0"/>
          <table:table-cell office:value-type="float" office:value="2.572"/>
          <table:table-cell office:value-type="float" office:value="0.0"/>
          <table:table-cell office:value-type="float" office:value="29061.0"/>
          <table:table-cell office:value-type="float" office:value="42563.0"/>
          <table:table-cell office:value-type="float" office:value="1842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246694.0"/>
          <table:table-cell office:value-type="float" office:value="3306265.0"/>
          <table:table-cell office:value-type="float" office:value="3306265.0"/>
          <table:table-cell table:formula="of:=MIN([.$B9];[.$F9];[.$K9];[.$P9];[.$U9];[.$Z9];[.$AE9];[.$AJ9];[.$AO9];[.$AT9];[.$AY9];[.$BD9];[.$BI9];[.$BN9];[.$BS9];[.$BX9];[.$CC9];[.$CH9];[.$CM9];[.$CR9];[.$CW9];[.$DB9];[.$DG9];[.$DL9];[.$DQ9];[.$DV9];[.$EA9];[.$EF9];[.$EK9];[.$EP9];[.$EU9];[.$EZ9];[.$FE9];[.$FJ9];[.$FO9];[.$FT9];[.$FY9];[.$GD9];[.$GI9];[.$GN9];[.$GS9])" office:value-type="float"/>
          <table:table-cell table:formula="of:=MIN([.$C9];[.$G9];[.$L9];[.$Q9];[.$V9];[.$AA9];[.$AF9];[.$AK9];[.$AP9];[.$AU9];[.$AZ9];[.$BE9];[.$BJ9];[.$BO9];[.$BT9];[.$BY9];[.$CD9];[.$CI9];[.$CN9];[.$CS9];[.$CX9];[.$DC9];[.$DH9];[.$DM9];[.$DR9];[.$DW9];[.$EB9];[.$EG9];[.$EL9];[.$EQ9];[.$EV9];[.$FA9];[.$FF9];[.$FK9];[.$FP9];[.$FU9];[.$FZ9];[.$GE9];[.$GJ9];[.$GO9];[.$GT9])" office:value-type="float"/>
          <table:table-cell table:formula="of:=MIN([.$D9];[.$H9];[.$M9];[.$R9];[.$W9];[.$AB9];[.$AG9];[.$AL9];[.$AQ9];[.$AV9];[.$BA9];[.$BF9];[.$BK9];[.$BP9];[.$BU9];[.$BZ9];[.$CE9];[.$CJ9];[.$CO9];[.$CT9];[.$CY9];[.$DD9];[.$DI9];[.$DN9];[.$DS9];[.$DX9];[.$EC9];[.$EH9];[.$EM9];[.$ER9];[.$EW9];[.$FB9];[.$FG9];[.$FL9];[.$FQ9];[.$FV9];[.$GA9];[.$GF9];[.$GK9];[.$GP9];[.$GU9])" office:value-type="float"/>
          <table:table-cell table:formula="of:=MIN([.$E9];[.$I9];[.$N9];[.$S9];[.$X9];[.$AC9];[.$AH9];[.$AM9];[.$AR9];[.$AW9];[.$BB9];[.$BG9];[.$BL9];[.$BQ9];[.$BV9];[.$CA9];[.$CF9];[.$CK9];[.$CP9];[.$CU9];[.$CZ9];[.$DE9];[.$DJ9];[.$DO9];[.$DT9];[.$DY9];[.$ED9];[.$EI9];[.$EN9];[.$ES9];[.$EX9];[.$FC9];[.$FH9];[.$FM9];[.$FR9];[.$FW9];[.$GB9];[.$GG9];[.$GL9];[.$GQ9];[.$GV9])" office:value-type="float"/>
          <table:table-cell table:formula="of:=MIN([.$J9];[.$O9];[.$T9];[.$Y9];[.$AD9];[.$AI9];[.$AN9];[.$AS9];[.$AX9];[.$BC9];[.$BH9];[.$BM9];[.$BR9];[.$BW9];[.$CB9];[.$CG9];[.$CL9];[.$CQ9];[.$CV9];[.$DA9];[.$DF9];[.$DK9];[.$DP9];[.$DU9];[.$DZ9];[.$EE9];[.$EJ9];[.$EO9];[.$ET9];[.$EY9];[.$FD9];[.$FI9];[.$FN9];[.$FS9];[.$FX9];[.$GC9];[.$GH9];[.$GM9];[.$GR9];[.$GW9])" office:value-type="float"/>
          <table:table-cell table:formula="of:=MEDIAN([.$B9];[.$F9];[.$K9];[.$P9];[.$U9];[.$Z9];[.$AE9];[.$AJ9];[.$AO9];[.$AT9];[.$AY9];[.$BD9];[.$BI9];[.$BN9];[.$BS9];[.$BX9];[.$CC9];[.$CH9];[.$CM9];[.$CR9];[.$CW9];[.$DB9];[.$DG9];[.$DL9];[.$DQ9];[.$DV9];[.$EA9];[.$EF9];[.$EK9];[.$EP9];[.$EU9];[.$EZ9];[.$FE9];[.$FJ9];[.$FO9];[.$FT9];[.$FY9];[.$GD9];[.$GI9];[.$GN9];[.$GS9])" office:value-type="float"/>
          <table:table-cell table:formula="of:=MEDIAN([.$C9];[.$G9];[.$L9];[.$Q9];[.$V9];[.$AA9];[.$AF9];[.$AK9];[.$AP9];[.$AU9];[.$AZ9];[.$BE9];[.$BJ9];[.$BO9];[.$BT9];[.$BY9];[.$CD9];[.$CI9];[.$CN9];[.$CS9];[.$CX9];[.$DC9];[.$DH9];[.$DM9];[.$DR9];[.$DW9];[.$EB9];[.$EG9];[.$EL9];[.$EQ9];[.$EV9];[.$FA9];[.$FF9];[.$FK9];[.$FP9];[.$FU9];[.$FZ9];[.$GE9];[.$GJ9];[.$GO9];[.$GT9])" office:value-type="float"/>
          <table:table-cell table:formula="of:=MEDIAN([.$D9];[.$H9];[.$M9];[.$R9];[.$W9];[.$AB9];[.$AG9];[.$AL9];[.$AQ9];[.$AV9];[.$BA9];[.$BF9];[.$BK9];[.$BP9];[.$BU9];[.$BZ9];[.$CE9];[.$CJ9];[.$CO9];[.$CT9];[.$CY9];[.$DD9];[.$DI9];[.$DN9];[.$DS9];[.$DX9];[.$EC9];[.$EH9];[.$EM9];[.$ER9];[.$EW9];[.$FB9];[.$FG9];[.$FL9];[.$FQ9];[.$FV9];[.$GA9];[.$GF9];[.$GK9];[.$GP9];[.$GU9])" office:value-type="float"/>
          <table:table-cell table:formula="of:=MEDIAN([.$E9];[.$I9];[.$N9];[.$S9];[.$X9];[.$AC9];[.$AH9];[.$AM9];[.$AR9];[.$AW9];[.$BB9];[.$BG9];[.$BL9];[.$BQ9];[.$BV9];[.$CA9];[.$CF9];[.$CK9];[.$CP9];[.$CU9];[.$CZ9];[.$DE9];[.$DJ9];[.$DO9];[.$DT9];[.$DY9];[.$ED9];[.$EI9];[.$EN9];[.$ES9];[.$EX9];[.$FC9];[.$FH9];[.$FM9];[.$FR9];[.$FW9];[.$GB9];[.$GG9];[.$GL9];[.$GQ9];[.$GV9])" office:value-type="float"/>
          <table:table-cell table:formula="of:=MEDIAN([.$J9];[.$O9];[.$T9];[.$Y9];[.$AD9];[.$AI9];[.$AN9];[.$AS9];[.$AX9];[.$BC9];[.$BH9];[.$BM9];[.$BR9];[.$BW9];[.$CB9];[.$CG9];[.$CL9];[.$CQ9];[.$CV9];[.$DA9];[.$DF9];[.$DK9];[.$DP9];[.$DU9];[.$DZ9];[.$EE9];[.$EJ9];[.$EO9];[.$ET9];[.$EY9];[.$FD9];[.$FI9];[.$FN9];[.$FS9];[.$FX9];[.$GC9];[.$GH9];[.$GM9];[.$GR9];[.$GW9])" office:value-type="float"/>
          <table:table-cell table:formula="of:=MAX([.$B9];[.$F9];[.$K9];[.$P9];[.$U9];[.$Z9];[.$AE9];[.$AJ9];[.$AO9];[.$AT9];[.$AY9];[.$BD9];[.$BI9];[.$BN9];[.$BS9];[.$BX9];[.$CC9];[.$CH9];[.$CM9];[.$CR9];[.$CW9];[.$DB9];[.$DG9];[.$DL9];[.$DQ9];[.$DV9];[.$EA9];[.$EF9];[.$EK9];[.$EP9];[.$EU9];[.$EZ9];[.$FE9];[.$FJ9];[.$FO9];[.$FT9];[.$FY9];[.$GD9];[.$GI9];[.$GN9];[.$GS9])" office:value-type="float"/>
          <table:table-cell table:formula="of:=MAX([.$C9];[.$G9];[.$L9];[.$Q9];[.$V9];[.$AA9];[.$AF9];[.$AK9];[.$AP9];[.$AU9];[.$AZ9];[.$BE9];[.$BJ9];[.$BO9];[.$BT9];[.$BY9];[.$CD9];[.$CI9];[.$CN9];[.$CS9];[.$CX9];[.$DC9];[.$DH9];[.$DM9];[.$DR9];[.$DW9];[.$EB9];[.$EG9];[.$EL9];[.$EQ9];[.$EV9];[.$FA9];[.$FF9];[.$FK9];[.$FP9];[.$FU9];[.$FZ9];[.$GE9];[.$GJ9];[.$GO9];[.$GT9])" office:value-type="float"/>
          <table:table-cell table:formula="of:=MAX([.$D9];[.$H9];[.$M9];[.$R9];[.$W9];[.$AB9];[.$AG9];[.$AL9];[.$AQ9];[.$AV9];[.$BA9];[.$BF9];[.$BK9];[.$BP9];[.$BU9];[.$BZ9];[.$CE9];[.$CJ9];[.$CO9];[.$CT9];[.$CY9];[.$DD9];[.$DI9];[.$DN9];[.$DS9];[.$DX9];[.$EC9];[.$EH9];[.$EM9];[.$ER9];[.$EW9];[.$FB9];[.$FG9];[.$FL9];[.$FQ9];[.$FV9];[.$GA9];[.$GF9];[.$GK9];[.$GP9];[.$GU9])" office:value-type="float"/>
          <table:table-cell table:formula="of:=MAX([.$E9];[.$I9];[.$N9];[.$S9];[.$X9];[.$AC9];[.$AH9];[.$AM9];[.$AR9];[.$AW9];[.$BB9];[.$BG9];[.$BL9];[.$BQ9];[.$BV9];[.$CA9];[.$CF9];[.$CK9];[.$CP9];[.$CU9];[.$CZ9];[.$DE9];[.$DJ9];[.$DO9];[.$DT9];[.$DY9];[.$ED9];[.$EI9];[.$EN9];[.$ES9];[.$EX9];[.$FC9];[.$FH9];[.$FM9];[.$FR9];[.$FW9];[.$GB9];[.$GG9];[.$GL9];[.$GQ9];[.$GV9])" office:value-type="float"/>
          <table:table-cell table:formula="of:=MAX([.$J9];[.$O9];[.$T9];[.$Y9];[.$AD9];[.$AI9];[.$AN9];[.$AS9];[.$AX9];[.$BC9];[.$BH9];[.$BM9];[.$BR9];[.$BW9];[.$CB9];[.$CG9];[.$CL9];[.$CQ9];[.$CV9];[.$DA9];[.$DF9];[.$DK9];[.$DP9];[.$DU9];[.$DZ9];[.$EE9];[.$EJ9];[.$EO9];[.$ET9];[.$EY9];[.$FD9];[.$FI9];[.$FN9];[.$FS9];[.$FX9];[.$GC9];[.$GH9];[.$GM9];[.$GR9];[.$GW9])" office:value-type="float"/>
        </table:table-row>
        <table:table-row table:style-name="ro1">
          <table:table-cell office:value-type="string">
            <text:p>./handmade_soko008.lp</text:p>
          </table:table-cell>
          <table:table-cell office:value-type="float" office:value="39.3018"/>
          <table:table-cell office:value-type="float" office:value="0.0"/>
          <table:table-cell office:value-type="float" office:value="139601.0"/>
          <table:table-cell office:value-type="float" office:value="237861.0"/>
          <table:table-cell office:value-type="float" office:value="40.6548"/>
          <table:table-cell office:value-type="float" office:value="0.0"/>
          <table:table-cell office:value-type="float" office:value="139601.0"/>
          <table:table-cell office:value-type="float" office:value="237861.0"/>
          <table:table-cell table:style-name="cellBest" office:value-type="float" office:value="0.0"/>
          <table:table-cell office:value-type="float" office:value="39.4388"/>
          <table:table-cell office:value-type="float" office:value="0.0"/>
          <table:table-cell office:value-type="float" office:value="139601.0"/>
          <table:table-cell office:value-type="float" office:value="237861.0"/>
          <table:table-cell table:style-name="cellBest" office:value-type="float" office:value="0.0"/>
          <table:table-cell office:value-type="float" office:value="39.8314"/>
          <table:table-cell office:value-type="float" office:value="0.0"/>
          <table:table-cell office:value-type="float" office:value="139601.0"/>
          <table:table-cell office:value-type="float" office:value="237861.0"/>
          <table:table-cell office:value-type="float" office:value="63550.0"/>
          <table:table-cell office:value-type="float" office:value="113.366"/>
          <table:table-cell office:value-type="float" office:value="0.0"/>
          <table:table-cell office:value-type="float" office:value="347913.0"/>
          <table:table-cell office:value-type="float" office:value="2098600.0"/>
          <table:table-cell office:value-type="float" office:value="332947.0"/>
          <table:table-cell office:value-type="float" office:value="33.0612"/>
          <table:table-cell office:value-type="float" office:value="0.0"/>
          <table:table-cell office:value-type="float" office:value="135519.0"/>
          <table:table-cell office:value-type="float" office:value="230166.0"/>
          <table:table-cell office:value-type="float" office:value="53684.0"/>
          <table:table-cell office:value-type="float" office:value="94.9268"/>
          <table:table-cell office:value-type="float" office:value="0.0"/>
          <table:table-cell office:value-type="float" office:value="313146.0"/>
          <table:table-cell office:value-type="float" office:value="403147.0"/>
          <table:table-cell office:value-type="float" office:value="375276.0"/>
          <table:table-cell office:value-type="float" office:value="62.9761"/>
          <table:table-cell office:value-type="float" office:value="0.0"/>
          <table:table-cell office:value-type="float" office:value="197143.0"/>
          <table:table-cell office:value-type="float" office:value="266519.0"/>
          <table:table-cell office:value-type="float" office:value="256175.0"/>
          <table:table-cell office:value-type="float" office:value="76.7593"/>
          <table:table-cell office:value-type="float" office:value="0.0"/>
          <table:table-cell office:value-type="float" office:value="300660.0"/>
          <table:table-cell office:value-type="float" office:value="383629.0"/>
          <table:table-cell office:value-type="float" office:value="376771.0"/>
          <table:table-cell office:value-type="float" office:value="89.1669"/>
          <table:table-cell office:value-type="float" office:value="0.0"/>
          <table:table-cell office:value-type="float" office:value="359927.0"/>
          <table:table-cell office:value-type="float" office:value="445817.0"/>
          <table:table-cell office:value-type="float" office:value="439237.0"/>
          <table:table-cell table:style-name="cellBest" office:value-type="float" office:value="19.0176"/>
          <table:table-cell office:value-type="float" office:value="0.0"/>
          <table:table-cell table:style-name="cellBest" office:value-type="float" office:value="85356.0"/>
          <table:table-cell office:value-type="float" office:value="133780.0"/>
          <table:table-cell office:value-type="float" office:value="33474.0"/>
          <table:table-cell office:value-type="float" office:value="21.8976"/>
          <table:table-cell office:value-type="float" office:value="0.0"/>
          <table:table-cell office:value-type="float" office:value="100819.0"/>
          <table:table-cell office:value-type="float" office:value="157027.0"/>
          <table:table-cell office:value-type="float" office:value="37172.0"/>
          <table:table-cell office:value-type="float" office:value="38.5456"/>
          <table:table-cell office:value-type="float" office:value="0.0"/>
          <table:table-cell office:value-type="float" office:value="112700.0"/>
          <table:table-cell office:value-type="float" office:value="166383.0"/>
          <table:table-cell office:value-type="float" office:value="45085.0"/>
          <table:table-cell office:value-type="float" office:value="24.8994"/>
          <table:table-cell office:value-type="float" office:value="0.0"/>
          <table:table-cell office:value-type="float" office:value="101319.0"/>
          <table:table-cell office:value-type="float" office:value="160177.0"/>
          <table:table-cell office:value-type="float" office:value="39051.0"/>
          <table:table-cell office:value-type="float" office:value="37.3182"/>
          <table:table-cell office:value-type="float" office:value="0.0"/>
          <table:table-cell office:value-type="float" office:value="111389.0"/>
          <table:table-cell table:style-name="cellBest" office:value-type="float" office:value="128335.0"/>
          <table:table-cell office:value-type="float" office:value="128335.0"/>
          <table:table-cell office:value-type="float" office:value="31.929"/>
          <table:table-cell office:value-type="float" office:value="0.0"/>
          <table:table-cell office:value-type="float" office:value="140893.0"/>
          <table:table-cell office:value-type="float" office:value="306924.0"/>
          <table:table-cell table:style-name="cellBest" office:value-type="float" office:value="0.0"/>
          <table:table-cell office:value-type="float" office:value="577.684"/>
          <table:table-cell office:value-type="float" office:value="0.0"/>
          <table:table-cell office:value-type="float" office:value="1187352.0"/>
          <table:table-cell office:value-type="float" office:value="1637476.0"/>
          <table:table-cell office:value-type="float" office:value="1627452.0"/>
          <table:table-cell office:value-type="float" office:value="26.2327"/>
          <table:table-cell office:value-type="float" office:value="0.0"/>
          <table:table-cell office:value-type="float" office:value="110217.0"/>
          <table:table-cell office:value-type="float" office:value="159581.0"/>
          <table:table-cell office:value-type="float" office:value="42392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06633.0"/>
          <table:table-cell office:value-type="float" office:value="1622612.0"/>
          <table:table-cell office:value-type="float" office:value="1622612.0"/>
          <table:table-cell office:value-type="float" office:value="517.111"/>
          <table:table-cell office:value-type="float" office:value="0.0"/>
          <table:table-cell office:value-type="float" office:value="1280591.0"/>
          <table:table-cell office:value-type="float" office:value="1684638.0"/>
          <table:table-cell office:value-type="float" office:value="1672930.0"/>
          <table:table-cell office:value-type="float" office:value="39.322"/>
          <table:table-cell office:value-type="float" office:value="0.0"/>
          <table:table-cell office:value-type="float" office:value="138107.0"/>
          <table:table-cell office:value-type="float" office:value="199166.0"/>
          <table:table-cell office:value-type="float" office:value="50885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364692.0"/>
          <table:table-cell office:value-type="float" office:value="1382411.0"/>
          <table:table-cell office:value-type="float" office:value="1382411.0"/>
          <table:table-cell office:value-type="float" office:value="41.2906"/>
          <table:table-cell office:value-type="float" office:value="0.0"/>
          <table:table-cell office:value-type="float" office:value="139601.0"/>
          <table:table-cell office:value-type="float" office:value="237861.0"/>
          <table:table-cell office:value-type="float" office:value="63550.0"/>
          <table:table-cell office:value-type="float" office:value="36.1523"/>
          <table:table-cell office:value-type="float" office:value="0.0"/>
          <table:table-cell office:value-type="float" office:value="133897.0"/>
          <table:table-cell office:value-type="float" office:value="256570.0"/>
          <table:table-cell office:value-type="float" office:value="110181.0"/>
          <table:table-cell office:value-type="float" office:value="31.0165"/>
          <table:table-cell office:value-type="float" office:value="0.0"/>
          <table:table-cell office:value-type="float" office:value="141012.0"/>
          <table:table-cell office:value-type="float" office:value="207211.0"/>
          <table:table-cell office:value-type="float" office:value="116374.0"/>
          <table:table-cell office:value-type="float" office:value="39.859"/>
          <table:table-cell office:value-type="float" office:value="0.0"/>
          <table:table-cell office:value-type="float" office:value="188546.0"/>
          <table:table-cell office:value-type="float" office:value="302789.0"/>
          <table:table-cell office:value-type="float" office:value="270447.0"/>
          <table:table-cell office:value-type="float" office:value="118.117"/>
          <table:table-cell office:value-type="float" office:value="0.0"/>
          <table:table-cell office:value-type="float" office:value="519900.0"/>
          <table:table-cell office:value-type="float" office:value="783692.0"/>
          <table:table-cell office:value-type="float" office:value="764167.0"/>
          <table:table-cell office:value-type="float" office:value="128.66"/>
          <table:table-cell office:value-type="float" office:value="0.0"/>
          <table:table-cell office:value-type="float" office:value="408626.0"/>
          <table:table-cell office:value-type="float" office:value="627553.0"/>
          <table:table-cell office:value-type="float" office:value="619924.0"/>
          <table:table-cell office:value-type="float" office:value="83.4005"/>
          <table:table-cell office:value-type="float" office:value="0.0"/>
          <table:table-cell office:value-type="float" office:value="324949.0"/>
          <table:table-cell office:value-type="float" office:value="485622.0"/>
          <table:table-cell office:value-type="float" office:value="480042.0"/>
          <table:table-cell office:value-type="float" office:value="47.0139"/>
          <table:table-cell office:value-type="float" office:value="0.0"/>
          <table:table-cell office:value-type="float" office:value="163623.0"/>
          <table:table-cell office:value-type="float" office:value="273916.0"/>
          <table:table-cell office:value-type="float" office:value="103538.0"/>
          <table:table-cell office:value-type="float" office:value="150.978"/>
          <table:table-cell office:value-type="float" office:value="0.0"/>
          <table:table-cell office:value-type="float" office:value="405751.0"/>
          <table:table-cell office:value-type="float" office:value="625302.0"/>
          <table:table-cell office:value-type="float" office:value="219486.0"/>
          <table:table-cell office:value-type="float" office:value="48.0689"/>
          <table:table-cell office:value-type="float" office:value="0.0"/>
          <table:table-cell office:value-type="float" office:value="192201.0"/>
          <table:table-cell office:value-type="float" office:value="320178.0"/>
          <table:table-cell office:value-type="float" office:value="139163.0"/>
          <table:table-cell office:value-type="float" office:value="35.4917"/>
          <table:table-cell office:value-type="float" office:value="0.0"/>
          <table:table-cell office:value-type="float" office:value="139512.0"/>
          <table:table-cell office:value-type="float" office:value="240480.0"/>
          <table:table-cell office:value-type="float" office:value="98725.0"/>
          <table:table-cell office:value-type="float" office:value="53.2945"/>
          <table:table-cell office:value-type="float" office:value="0.0"/>
          <table:table-cell office:value-type="float" office:value="250158.0"/>
          <table:table-cell office:value-type="float" office:value="382744.0"/>
          <table:table-cell office:value-type="float" office:value="382744.0"/>
          <table:table-cell office:value-type="float" office:value="121.238"/>
          <table:table-cell office:value-type="float" office:value="0.0"/>
          <table:table-cell office:value-type="float" office:value="327681.0"/>
          <table:table-cell office:value-type="float" office:value="2401079.0"/>
          <table:table-cell table:style-name="cellBest" office:value-type="float" office:value="0.0"/>
          <table:table-cell office:value-type="float" office:value="477.878"/>
          <table:table-cell office:value-type="float" office:value="0.0"/>
          <table:table-cell table:style-name="cellWorst" office:value-type="float" office:value="1732276.0"/>
          <table:table-cell table:style-name="cellWorst" office:value-type="float" office:value="2431814.0"/>
          <table:table-cell table:style-name="cellWorst" office:value-type="float" office:value="2413236.0"/>
          <table:table-cell office:value-type="float" office:value="21.8799"/>
          <table:table-cell office:value-type="float" office:value="0.0"/>
          <table:table-cell office:value-type="float" office:value="86113.0"/>
          <table:table-cell office:value-type="float" office:value="134715.0"/>
          <table:table-cell office:value-type="float" office:value="6938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585714.0"/>
          <table:table-cell office:value-type="float" office:value="2245998.0"/>
          <table:table-cell office:value-type="float" office:value="2245998.0"/>
          <table:table-cell office:value-type="float" office:value="67.6217"/>
          <table:table-cell office:value-type="float" office:value="0.0"/>
          <table:table-cell office:value-type="float" office:value="325503.0"/>
          <table:table-cell office:value-type="float" office:value="501673.0"/>
          <table:table-cell office:value-type="float" office:value="493169.0"/>
          <table:table-cell office:value-type="float" office:value="46.8615"/>
          <table:table-cell office:value-type="float" office:value="0.0"/>
          <table:table-cell office:value-type="float" office:value="193660.0"/>
          <table:table-cell office:value-type="float" office:value="1231794.0"/>
          <table:table-cell office:value-type="float" office:value="17107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424907.0"/>
          <table:table-cell office:value-type="float" office:value="2187971.0"/>
          <table:table-cell office:value-type="float" office:value="2187971.0"/>
          <table:table-cell table:formula="of:=MIN([.$B10];[.$F10];[.$K10];[.$P10];[.$U10];[.$Z10];[.$AE10];[.$AJ10];[.$AO10];[.$AT10];[.$AY10];[.$BD10];[.$BI10];[.$BN10];[.$BS10];[.$BX10];[.$CC10];[.$CH10];[.$CM10];[.$CR10];[.$CW10];[.$DB10];[.$DG10];[.$DL10];[.$DQ10];[.$DV10];[.$EA10];[.$EF10];[.$EK10];[.$EP10];[.$EU10];[.$EZ10];[.$FE10];[.$FJ10];[.$FO10];[.$FT10];[.$FY10];[.$GD10];[.$GI10];[.$GN10];[.$GS10])" office:value-type="float"/>
          <table:table-cell table:formula="of:=MIN([.$C10];[.$G10];[.$L10];[.$Q10];[.$V10];[.$AA10];[.$AF10];[.$AK10];[.$AP10];[.$AU10];[.$AZ10];[.$BE10];[.$BJ10];[.$BO10];[.$BT10];[.$BY10];[.$CD10];[.$CI10];[.$CN10];[.$CS10];[.$CX10];[.$DC10];[.$DH10];[.$DM10];[.$DR10];[.$DW10];[.$EB10];[.$EG10];[.$EL10];[.$EQ10];[.$EV10];[.$FA10];[.$FF10];[.$FK10];[.$FP10];[.$FU10];[.$FZ10];[.$GE10];[.$GJ10];[.$GO10];[.$GT10])" office:value-type="float"/>
          <table:table-cell table:formula="of:=MIN([.$D10];[.$H10];[.$M10];[.$R10];[.$W10];[.$AB10];[.$AG10];[.$AL10];[.$AQ10];[.$AV10];[.$BA10];[.$BF10];[.$BK10];[.$BP10];[.$BU10];[.$BZ10];[.$CE10];[.$CJ10];[.$CO10];[.$CT10];[.$CY10];[.$DD10];[.$DI10];[.$DN10];[.$DS10];[.$DX10];[.$EC10];[.$EH10];[.$EM10];[.$ER10];[.$EW10];[.$FB10];[.$FG10];[.$FL10];[.$FQ10];[.$FV10];[.$GA10];[.$GF10];[.$GK10];[.$GP10];[.$GU10])" office:value-type="float"/>
          <table:table-cell table:formula="of:=MIN([.$E10];[.$I10];[.$N10];[.$S10];[.$X10];[.$AC10];[.$AH10];[.$AM10];[.$AR10];[.$AW10];[.$BB10];[.$BG10];[.$BL10];[.$BQ10];[.$BV10];[.$CA10];[.$CF10];[.$CK10];[.$CP10];[.$CU10];[.$CZ10];[.$DE10];[.$DJ10];[.$DO10];[.$DT10];[.$DY10];[.$ED10];[.$EI10];[.$EN10];[.$ES10];[.$EX10];[.$FC10];[.$FH10];[.$FM10];[.$FR10];[.$FW10];[.$GB10];[.$GG10];[.$GL10];[.$GQ10];[.$GV10])" office:value-type="float"/>
          <table:table-cell table:formula="of:=MIN([.$J10];[.$O10];[.$T10];[.$Y10];[.$AD10];[.$AI10];[.$AN10];[.$AS10];[.$AX10];[.$BC10];[.$BH10];[.$BM10];[.$BR10];[.$BW10];[.$CB10];[.$CG10];[.$CL10];[.$CQ10];[.$CV10];[.$DA10];[.$DF10];[.$DK10];[.$DP10];[.$DU10];[.$DZ10];[.$EE10];[.$EJ10];[.$EO10];[.$ET10];[.$EY10];[.$FD10];[.$FI10];[.$FN10];[.$FS10];[.$FX10];[.$GC10];[.$GH10];[.$GM10];[.$GR10];[.$GW10])" office:value-type="float"/>
          <table:table-cell table:formula="of:=MEDIAN([.$B10];[.$F10];[.$K10];[.$P10];[.$U10];[.$Z10];[.$AE10];[.$AJ10];[.$AO10];[.$AT10];[.$AY10];[.$BD10];[.$BI10];[.$BN10];[.$BS10];[.$BX10];[.$CC10];[.$CH10];[.$CM10];[.$CR10];[.$CW10];[.$DB10];[.$DG10];[.$DL10];[.$DQ10];[.$DV10];[.$EA10];[.$EF10];[.$EK10];[.$EP10];[.$EU10];[.$EZ10];[.$FE10];[.$FJ10];[.$FO10];[.$FT10];[.$FY10];[.$GD10];[.$GI10];[.$GN10];[.$GS10])" office:value-type="float"/>
          <table:table-cell table:formula="of:=MEDIAN([.$C10];[.$G10];[.$L10];[.$Q10];[.$V10];[.$AA10];[.$AF10];[.$AK10];[.$AP10];[.$AU10];[.$AZ10];[.$BE10];[.$BJ10];[.$BO10];[.$BT10];[.$BY10];[.$CD10];[.$CI10];[.$CN10];[.$CS10];[.$CX10];[.$DC10];[.$DH10];[.$DM10];[.$DR10];[.$DW10];[.$EB10];[.$EG10];[.$EL10];[.$EQ10];[.$EV10];[.$FA10];[.$FF10];[.$FK10];[.$FP10];[.$FU10];[.$FZ10];[.$GE10];[.$GJ10];[.$GO10];[.$GT10])" office:value-type="float"/>
          <table:table-cell table:formula="of:=MEDIAN([.$D10];[.$H10];[.$M10];[.$R10];[.$W10];[.$AB10];[.$AG10];[.$AL10];[.$AQ10];[.$AV10];[.$BA10];[.$BF10];[.$BK10];[.$BP10];[.$BU10];[.$BZ10];[.$CE10];[.$CJ10];[.$CO10];[.$CT10];[.$CY10];[.$DD10];[.$DI10];[.$DN10];[.$DS10];[.$DX10];[.$EC10];[.$EH10];[.$EM10];[.$ER10];[.$EW10];[.$FB10];[.$FG10];[.$FL10];[.$FQ10];[.$FV10];[.$GA10];[.$GF10];[.$GK10];[.$GP10];[.$GU10])" office:value-type="float"/>
          <table:table-cell table:formula="of:=MEDIAN([.$E10];[.$I10];[.$N10];[.$S10];[.$X10];[.$AC10];[.$AH10];[.$AM10];[.$AR10];[.$AW10];[.$BB10];[.$BG10];[.$BL10];[.$BQ10];[.$BV10];[.$CA10];[.$CF10];[.$CK10];[.$CP10];[.$CU10];[.$CZ10];[.$DE10];[.$DJ10];[.$DO10];[.$DT10];[.$DY10];[.$ED10];[.$EI10];[.$EN10];[.$ES10];[.$EX10];[.$FC10];[.$FH10];[.$FM10];[.$FR10];[.$FW10];[.$GB10];[.$GG10];[.$GL10];[.$GQ10];[.$GV10])" office:value-type="float"/>
          <table:table-cell table:formula="of:=MEDIAN([.$J10];[.$O10];[.$T10];[.$Y10];[.$AD10];[.$AI10];[.$AN10];[.$AS10];[.$AX10];[.$BC10];[.$BH10];[.$BM10];[.$BR10];[.$BW10];[.$CB10];[.$CG10];[.$CL10];[.$CQ10];[.$CV10];[.$DA10];[.$DF10];[.$DK10];[.$DP10];[.$DU10];[.$DZ10];[.$EE10];[.$EJ10];[.$EO10];[.$ET10];[.$EY10];[.$FD10];[.$FI10];[.$FN10];[.$FS10];[.$FX10];[.$GC10];[.$GH10];[.$GM10];[.$GR10];[.$GW10])" office:value-type="float"/>
          <table:table-cell table:formula="of:=MAX([.$B10];[.$F10];[.$K10];[.$P10];[.$U10];[.$Z10];[.$AE10];[.$AJ10];[.$AO10];[.$AT10];[.$AY10];[.$BD10];[.$BI10];[.$BN10];[.$BS10];[.$BX10];[.$CC10];[.$CH10];[.$CM10];[.$CR10];[.$CW10];[.$DB10];[.$DG10];[.$DL10];[.$DQ10];[.$DV10];[.$EA10];[.$EF10];[.$EK10];[.$EP10];[.$EU10];[.$EZ10];[.$FE10];[.$FJ10];[.$FO10];[.$FT10];[.$FY10];[.$GD10];[.$GI10];[.$GN10];[.$GS10])" office:value-type="float"/>
          <table:table-cell table:formula="of:=MAX([.$C10];[.$G10];[.$L10];[.$Q10];[.$V10];[.$AA10];[.$AF10];[.$AK10];[.$AP10];[.$AU10];[.$AZ10];[.$BE10];[.$BJ10];[.$BO10];[.$BT10];[.$BY10];[.$CD10];[.$CI10];[.$CN10];[.$CS10];[.$CX10];[.$DC10];[.$DH10];[.$DM10];[.$DR10];[.$DW10];[.$EB10];[.$EG10];[.$EL10];[.$EQ10];[.$EV10];[.$FA10];[.$FF10];[.$FK10];[.$FP10];[.$FU10];[.$FZ10];[.$GE10];[.$GJ10];[.$GO10];[.$GT10])" office:value-type="float"/>
          <table:table-cell table:formula="of:=MAX([.$D10];[.$H10];[.$M10];[.$R10];[.$W10];[.$AB10];[.$AG10];[.$AL10];[.$AQ10];[.$AV10];[.$BA10];[.$BF10];[.$BK10];[.$BP10];[.$BU10];[.$BZ10];[.$CE10];[.$CJ10];[.$CO10];[.$CT10];[.$CY10];[.$DD10];[.$DI10];[.$DN10];[.$DS10];[.$DX10];[.$EC10];[.$EH10];[.$EM10];[.$ER10];[.$EW10];[.$FB10];[.$FG10];[.$FL10];[.$FQ10];[.$FV10];[.$GA10];[.$GF10];[.$GK10];[.$GP10];[.$GU10])" office:value-type="float"/>
          <table:table-cell table:formula="of:=MAX([.$E10];[.$I10];[.$N10];[.$S10];[.$X10];[.$AC10];[.$AH10];[.$AM10];[.$AR10];[.$AW10];[.$BB10];[.$BG10];[.$BL10];[.$BQ10];[.$BV10];[.$CA10];[.$CF10];[.$CK10];[.$CP10];[.$CU10];[.$CZ10];[.$DE10];[.$DJ10];[.$DO10];[.$DT10];[.$DY10];[.$ED10];[.$EI10];[.$EN10];[.$ES10];[.$EX10];[.$FC10];[.$FH10];[.$FM10];[.$FR10];[.$FW10];[.$GB10];[.$GG10];[.$GL10];[.$GQ10];[.$GV10])" office:value-type="float"/>
          <table:table-cell table:formula="of:=MAX([.$J10];[.$O10];[.$T10];[.$Y10];[.$AD10];[.$AI10];[.$AN10];[.$AS10];[.$AX10];[.$BC10];[.$BH10];[.$BM10];[.$BR10];[.$BW10];[.$CB10];[.$CG10];[.$CL10];[.$CQ10];[.$CV10];[.$DA10];[.$DF10];[.$DK10];[.$DP10];[.$DU10];[.$DZ10];[.$EE10];[.$EJ10];[.$EO10];[.$ET10];[.$EY10];[.$FD10];[.$FI10];[.$FN10];[.$FS10];[.$FX10];[.$GC10];[.$GH10];[.$GM10];[.$GR10];[.$GW10])" office:value-type="float"/>
        </table:table-row>
        <table:table-row table:style-name="ro1">
          <table:table-cell office:value-type="string">
            <text:p>./handmade_soko009.lp</text:p>
          </table:table-cell>
          <table:table-cell office:value-type="float" office:value="20.7217"/>
          <table:table-cell office:value-type="float" office:value="0.0"/>
          <table:table-cell office:value-type="float" office:value="166451.0"/>
          <table:table-cell office:value-type="float" office:value="222058.0"/>
          <table:table-cell office:value-type="float" office:value="22.4017"/>
          <table:table-cell office:value-type="float" office:value="0.0"/>
          <table:table-cell office:value-type="float" office:value="166451.0"/>
          <table:table-cell office:value-type="float" office:value="222058.0"/>
          <table:table-cell table:style-name="cellBest" office:value-type="float" office:value="0.0"/>
          <table:table-cell office:value-type="float" office:value="21.4525"/>
          <table:table-cell office:value-type="float" office:value="0.0"/>
          <table:table-cell office:value-type="float" office:value="166451.0"/>
          <table:table-cell office:value-type="float" office:value="222058.0"/>
          <table:table-cell table:style-name="cellBest" office:value-type="float" office:value="0.0"/>
          <table:table-cell office:value-type="float" office:value="22.4847"/>
          <table:table-cell office:value-type="float" office:value="0.0"/>
          <table:table-cell office:value-type="float" office:value="166451.0"/>
          <table:table-cell office:value-type="float" office:value="222058.0"/>
          <table:table-cell office:value-type="float" office:value="48558.0"/>
          <table:table-cell office:value-type="float" office:value="28.8126"/>
          <table:table-cell office:value-type="float" office:value="0.0"/>
          <table:table-cell office:value-type="float" office:value="242230.0"/>
          <table:table-cell office:value-type="float" office:value="385265.0"/>
          <table:table-cell office:value-type="float" office:value="112870.0"/>
          <table:table-cell office:value-type="float" office:value="39.4479"/>
          <table:table-cell office:value-type="float" office:value="0.0"/>
          <table:table-cell office:value-type="float" office:value="293560.0"/>
          <table:table-cell office:value-type="float" office:value="378580.0"/>
          <table:table-cell office:value-type="float" office:value="67761.0"/>
          <table:table-cell office:value-type="float" office:value="59.4317"/>
          <table:table-cell office:value-type="float" office:value="0.0"/>
          <table:table-cell office:value-type="float" office:value="387050.0"/>
          <table:table-cell office:value-type="float" office:value="446563.0"/>
          <table:table-cell office:value-type="float" office:value="425828.0"/>
          <table:table-cell office:value-type="float" office:value="67.879"/>
          <table:table-cell office:value-type="float" office:value="0.0"/>
          <table:table-cell office:value-type="float" office:value="427661.0"/>
          <table:table-cell office:value-type="float" office:value="487692.0"/>
          <table:table-cell office:value-type="float" office:value="482667.0"/>
          <table:table-cell office:value-type="float" office:value="44.345"/>
          <table:table-cell office:value-type="float" office:value="0.0"/>
          <table:table-cell office:value-type="float" office:value="327584.0"/>
          <table:table-cell office:value-type="float" office:value="380820.0"/>
          <table:table-cell office:value-type="float" office:value="377642.0"/>
          <table:table-cell office:value-type="float" office:value="107.789"/>
          <table:table-cell office:value-type="float" office:value="0.0"/>
          <table:table-cell office:value-type="float" office:value="671423.0"/>
          <table:table-cell office:value-type="float" office:value="764767.0"/>
          <table:table-cell office:value-type="float" office:value="762389.0"/>
          <table:table-cell office:value-type="float" office:value="17.9679"/>
          <table:table-cell office:value-type="float" office:value="0.0"/>
          <table:table-cell office:value-type="float" office:value="144085.0"/>
          <table:table-cell office:value-type="float" office:value="196033.0"/>
          <table:table-cell office:value-type="float" office:value="43006.0"/>
          <table:table-cell office:value-type="float" office:value="25.5814"/>
          <table:table-cell office:value-type="float" office:value="0.0"/>
          <table:table-cell office:value-type="float" office:value="186086.0"/>
          <table:table-cell office:value-type="float" office:value="248300.0"/>
          <table:table-cell office:value-type="float" office:value="50900.0"/>
          <table:table-cell office:value-type="float" office:value="24.4663"/>
          <table:table-cell office:value-type="float" office:value="0.0"/>
          <table:table-cell office:value-type="float" office:value="175582.0"/>
          <table:table-cell office:value-type="float" office:value="232857.0"/>
          <table:table-cell office:value-type="float" office:value="44959.0"/>
          <table:table-cell office:value-type="float" office:value="21.2471"/>
          <table:table-cell office:value-type="float" office:value="0.0"/>
          <table:table-cell office:value-type="float" office:value="168591.0"/>
          <table:table-cell office:value-type="float" office:value="224051.0"/>
          <table:table-cell office:value-type="float" office:value="46127.0"/>
          <table:table-cell office:value-type="float" office:value="102.138"/>
          <table:table-cell office:value-type="float" office:value="0.0"/>
          <table:table-cell office:value-type="float" office:value="585351.0"/>
          <table:table-cell office:value-type="float" office:value="663483.0"/>
          <table:table-cell office:value-type="float" office:value="663483.0"/>
          <table:table-cell office:value-type="float" office:value="148.574"/>
          <table:table-cell office:value-type="float" office:value="0.0"/>
          <table:table-cell office:value-type="float" office:value="875925.0"/>
          <table:table-cell office:value-type="float" office:value="2562678.0"/>
          <table:table-cell table:style-name="cellBest" office:value-type="float" office:value="0.0"/>
          <table:table-cell office:value-type="float" office:value="77.26"/>
          <table:table-cell office:value-type="float" office:value="0.0"/>
          <table:table-cell office:value-type="float" office:value="500068.0"/>
          <table:table-cell office:value-type="float" office:value="564236.0"/>
          <table:table-cell office:value-type="float" office:value="560391.0"/>
          <table:table-cell office:value-type="float" office:value="16.0253"/>
          <table:table-cell office:value-type="float" office:value="0.0"/>
          <table:table-cell office:value-type="float" office:value="134427.0"/>
          <table:table-cell table:style-name="cellBest" office:value-type="float" office:value="179295.0"/>
          <table:table-cell office:value-type="float" office:value="41917.0"/>
          <table:table-cell office:value-type="float" office:value="27.2173"/>
          <table:table-cell office:value-type="float" office:value="0.0"/>
          <table:table-cell office:value-type="float" office:value="224614.0"/>
          <table:table-cell office:value-type="float" office:value="227023.0"/>
          <table:table-cell office:value-type="float" office:value="227023.0"/>
          <table:table-cell office:value-type="float" office:value="564.529"/>
          <table:table-cell office:value-type="float" office:value="0.0"/>
          <table:table-cell table:style-name="cellWorst" office:value-type="float" office:value="2292852.0"/>
          <table:table-cell office:value-type="float" office:value="2495076.0"/>
          <table:table-cell office:value-type="float" office:value="2452159.0"/>
          <table:table-cell office:value-type="float" office:value="49.1569"/>
          <table:table-cell office:value-type="float" office:value="0.0"/>
          <table:table-cell office:value-type="float" office:value="271002.0"/>
          <table:table-cell office:value-type="float" office:value="353126.0"/>
          <table:table-cell office:value-type="float" office:value="5855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215312.0"/>
          <table:table-cell office:value-type="float" office:value="2242312.0"/>
          <table:table-cell office:value-type="float" office:value="2242312.0"/>
          <table:table-cell office:value-type="float" office:value="21.3147"/>
          <table:table-cell office:value-type="float" office:value="0.0"/>
          <table:table-cell office:value-type="float" office:value="166451.0"/>
          <table:table-cell office:value-type="float" office:value="222058.0"/>
          <table:table-cell office:value-type="float" office:value="48558.0"/>
          <table:table-cell table:style-name="cellBest" office:value-type="float" office:value="15.2907"/>
          <table:table-cell office:value-type="float" office:value="0.0"/>
          <table:table-cell table:style-name="cellBest" office:value-type="float" office:value="119966.0"/>
          <table:table-cell office:value-type="float" office:value="189433.0"/>
          <table:table-cell office:value-type="float" office:value="89350.0"/>
          <table:table-cell office:value-type="float" office:value="21.9374"/>
          <table:table-cell office:value-type="float" office:value="0.0"/>
          <table:table-cell office:value-type="float" office:value="174001.0"/>
          <table:table-cell office:value-type="float" office:value="229444.0"/>
          <table:table-cell office:value-type="float" office:value="99864.0"/>
          <table:table-cell office:value-type="float" office:value="60.7876"/>
          <table:table-cell office:value-type="float" office:value="0.0"/>
          <table:table-cell office:value-type="float" office:value="382204.0"/>
          <table:table-cell office:value-type="float" office:value="506828.0"/>
          <table:table-cell office:value-type="float" office:value="468792.0"/>
          <table:table-cell office:value-type="float" office:value="106.65"/>
          <table:table-cell office:value-type="float" office:value="0.0"/>
          <table:table-cell office:value-type="float" office:value="718150.0"/>
          <table:table-cell office:value-type="float" office:value="954392.0"/>
          <table:table-cell office:value-type="float" office:value="935494.0"/>
          <table:table-cell office:value-type="float" office:value="143.953"/>
          <table:table-cell office:value-type="float" office:value="0.0"/>
          <table:table-cell office:value-type="float" office:value="895842.0"/>
          <table:table-cell office:value-type="float" office:value="1182523.0"/>
          <table:table-cell office:value-type="float" office:value="1171838.0"/>
          <table:table-cell office:value-type="float" office:value="79.9707"/>
          <table:table-cell office:value-type="float" office:value="0.0"/>
          <table:table-cell office:value-type="float" office:value="596621.0"/>
          <table:table-cell office:value-type="float" office:value="791974.0"/>
          <table:table-cell office:value-type="float" office:value="785101.0"/>
          <table:table-cell office:value-type="float" office:value="16.7857"/>
          <table:table-cell office:value-type="float" office:value="0.0"/>
          <table:table-cell office:value-type="float" office:value="138067.0"/>
          <table:table-cell office:value-type="float" office:value="186106.0"/>
          <table:table-cell office:value-type="float" office:value="85030.0"/>
          <table:table-cell office:value-type="float" office:value="23.6673"/>
          <table:table-cell office:value-type="float" office:value="0.0"/>
          <table:table-cell office:value-type="float" office:value="193553.0"/>
          <table:table-cell office:value-type="float" office:value="257519.0"/>
          <table:table-cell office:value-type="float" office:value="116578.0"/>
          <table:table-cell office:value-type="float" office:value="35.1257"/>
          <table:table-cell office:value-type="float" office:value="0.0"/>
          <table:table-cell office:value-type="float" office:value="241650.0"/>
          <table:table-cell office:value-type="float" office:value="315775.0"/>
          <table:table-cell office:value-type="float" office:value="143555.0"/>
          <table:table-cell office:value-type="float" office:value="25.7178"/>
          <table:table-cell office:value-type="float" office:value="0.0"/>
          <table:table-cell office:value-type="float" office:value="208771.0"/>
          <table:table-cell office:value-type="float" office:value="276888.0"/>
          <table:table-cell office:value-type="float" office:value="125496.0"/>
          <table:table-cell office:value-type="float" office:value="259.128"/>
          <table:table-cell office:value-type="float" office:value="0.0"/>
          <table:table-cell office:value-type="float" office:value="1630056.0"/>
          <table:table-cell office:value-type="float" office:value="2162822.0"/>
          <table:table-cell office:value-type="float" office:value="2162822.0"/>
          <table:table-cell office:value-type="float" office:value="31.0649"/>
          <table:table-cell office:value-type="float" office:value="0.0"/>
          <table:table-cell office:value-type="float" office:value="204209.0"/>
          <table:table-cell office:value-type="float" office:value="254927.0"/>
          <table:table-cell table:style-name="cellBest" office:value-type="float" office:value="0.0"/>
          <table:table-cell office:value-type="float" office:value="420.784"/>
          <table:table-cell office:value-type="float" office:value="0.0"/>
          <table:table-cell office:value-type="float" office:value="2258308.0"/>
          <table:table-cell table:style-name="cellWorst" office:value-type="float" office:value="2749736.0"/>
          <table:table-cell table:style-name="cellWorst" office:value-type="float" office:value="2730680.0"/>
          <table:table-cell office:value-type="float" office:value="22.2232"/>
          <table:table-cell office:value-type="float" office:value="0.0"/>
          <table:table-cell office:value-type="float" office:value="168590.0"/>
          <table:table-cell office:value-type="float" office:value="226339.0"/>
          <table:table-cell office:value-type="float" office:value="92512.0"/>
          <table:table-cell office:value-type="float" office:value="25.9648"/>
          <table:table-cell office:value-type="float" office:value="0.0"/>
          <table:table-cell office:value-type="float" office:value="212421.0"/>
          <table:table-cell office:value-type="float" office:value="257691.0"/>
          <table:table-cell office:value-type="float" office:value="257691.0"/>
          <table:table-cell office:value-type="float" office:value="168.996"/>
          <table:table-cell office:value-type="float" office:value="0.0"/>
          <table:table-cell office:value-type="float" office:value="1002276.0"/>
          <table:table-cell office:value-type="float" office:value="1186287.0"/>
          <table:table-cell office:value-type="float" office:value="1174494.0"/>
          <table:table-cell office:value-type="float" office:value="25.6859"/>
          <table:table-cell office:value-type="float" office:value="0.0"/>
          <table:table-cell office:value-type="float" office:value="191729.0"/>
          <table:table-cell office:value-type="float" office:value="250243.0"/>
          <table:table-cell office:value-type="float" office:value="11197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44063.0"/>
          <table:table-cell office:value-type="float" office:value="2094332.0"/>
          <table:table-cell office:value-type="float" office:value="2094332.0"/>
          <table:table-cell table:formula="of:=MIN([.$B11];[.$F11];[.$K11];[.$P11];[.$U11];[.$Z11];[.$AE11];[.$AJ11];[.$AO11];[.$AT11];[.$AY11];[.$BD11];[.$BI11];[.$BN11];[.$BS11];[.$BX11];[.$CC11];[.$CH11];[.$CM11];[.$CR11];[.$CW11];[.$DB11];[.$DG11];[.$DL11];[.$DQ11];[.$DV11];[.$EA11];[.$EF11];[.$EK11];[.$EP11];[.$EU11];[.$EZ11];[.$FE11];[.$FJ11];[.$FO11];[.$FT11];[.$FY11];[.$GD11];[.$GI11];[.$GN11];[.$GS11])" office:value-type="float"/>
          <table:table-cell table:formula="of:=MIN([.$C11];[.$G11];[.$L11];[.$Q11];[.$V11];[.$AA11];[.$AF11];[.$AK11];[.$AP11];[.$AU11];[.$AZ11];[.$BE11];[.$BJ11];[.$BO11];[.$BT11];[.$BY11];[.$CD11];[.$CI11];[.$CN11];[.$CS11];[.$CX11];[.$DC11];[.$DH11];[.$DM11];[.$DR11];[.$DW11];[.$EB11];[.$EG11];[.$EL11];[.$EQ11];[.$EV11];[.$FA11];[.$FF11];[.$FK11];[.$FP11];[.$FU11];[.$FZ11];[.$GE11];[.$GJ11];[.$GO11];[.$GT11])" office:value-type="float"/>
          <table:table-cell table:formula="of:=MIN([.$D11];[.$H11];[.$M11];[.$R11];[.$W11];[.$AB11];[.$AG11];[.$AL11];[.$AQ11];[.$AV11];[.$BA11];[.$BF11];[.$BK11];[.$BP11];[.$BU11];[.$BZ11];[.$CE11];[.$CJ11];[.$CO11];[.$CT11];[.$CY11];[.$DD11];[.$DI11];[.$DN11];[.$DS11];[.$DX11];[.$EC11];[.$EH11];[.$EM11];[.$ER11];[.$EW11];[.$FB11];[.$FG11];[.$FL11];[.$FQ11];[.$FV11];[.$GA11];[.$GF11];[.$GK11];[.$GP11];[.$GU11])" office:value-type="float"/>
          <table:table-cell table:formula="of:=MIN([.$E11];[.$I11];[.$N11];[.$S11];[.$X11];[.$AC11];[.$AH11];[.$AM11];[.$AR11];[.$AW11];[.$BB11];[.$BG11];[.$BL11];[.$BQ11];[.$BV11];[.$CA11];[.$CF11];[.$CK11];[.$CP11];[.$CU11];[.$CZ11];[.$DE11];[.$DJ11];[.$DO11];[.$DT11];[.$DY11];[.$ED11];[.$EI11];[.$EN11];[.$ES11];[.$EX11];[.$FC11];[.$FH11];[.$FM11];[.$FR11];[.$FW11];[.$GB11];[.$GG11];[.$GL11];[.$GQ11];[.$GV11])" office:value-type="float"/>
          <table:table-cell table:formula="of:=MIN([.$J11];[.$O11];[.$T11];[.$Y11];[.$AD11];[.$AI11];[.$AN11];[.$AS11];[.$AX11];[.$BC11];[.$BH11];[.$BM11];[.$BR11];[.$BW11];[.$CB11];[.$CG11];[.$CL11];[.$CQ11];[.$CV11];[.$DA11];[.$DF11];[.$DK11];[.$DP11];[.$DU11];[.$DZ11];[.$EE11];[.$EJ11];[.$EO11];[.$ET11];[.$EY11];[.$FD11];[.$FI11];[.$FN11];[.$FS11];[.$FX11];[.$GC11];[.$GH11];[.$GM11];[.$GR11];[.$GW11])" office:value-type="float"/>
          <table:table-cell table:formula="of:=MEDIAN([.$B11];[.$F11];[.$K11];[.$P11];[.$U11];[.$Z11];[.$AE11];[.$AJ11];[.$AO11];[.$AT11];[.$AY11];[.$BD11];[.$BI11];[.$BN11];[.$BS11];[.$BX11];[.$CC11];[.$CH11];[.$CM11];[.$CR11];[.$CW11];[.$DB11];[.$DG11];[.$DL11];[.$DQ11];[.$DV11];[.$EA11];[.$EF11];[.$EK11];[.$EP11];[.$EU11];[.$EZ11];[.$FE11];[.$FJ11];[.$FO11];[.$FT11];[.$FY11];[.$GD11];[.$GI11];[.$GN11];[.$GS11])" office:value-type="float"/>
          <table:table-cell table:formula="of:=MEDIAN([.$C11];[.$G11];[.$L11];[.$Q11];[.$V11];[.$AA11];[.$AF11];[.$AK11];[.$AP11];[.$AU11];[.$AZ11];[.$BE11];[.$BJ11];[.$BO11];[.$BT11];[.$BY11];[.$CD11];[.$CI11];[.$CN11];[.$CS11];[.$CX11];[.$DC11];[.$DH11];[.$DM11];[.$DR11];[.$DW11];[.$EB11];[.$EG11];[.$EL11];[.$EQ11];[.$EV11];[.$FA11];[.$FF11];[.$FK11];[.$FP11];[.$FU11];[.$FZ11];[.$GE11];[.$GJ11];[.$GO11];[.$GT11])" office:value-type="float"/>
          <table:table-cell table:formula="of:=MEDIAN([.$D11];[.$H11];[.$M11];[.$R11];[.$W11];[.$AB11];[.$AG11];[.$AL11];[.$AQ11];[.$AV11];[.$BA11];[.$BF11];[.$BK11];[.$BP11];[.$BU11];[.$BZ11];[.$CE11];[.$CJ11];[.$CO11];[.$CT11];[.$CY11];[.$DD11];[.$DI11];[.$DN11];[.$DS11];[.$DX11];[.$EC11];[.$EH11];[.$EM11];[.$ER11];[.$EW11];[.$FB11];[.$FG11];[.$FL11];[.$FQ11];[.$FV11];[.$GA11];[.$GF11];[.$GK11];[.$GP11];[.$GU11])" office:value-type="float"/>
          <table:table-cell table:formula="of:=MEDIAN([.$E11];[.$I11];[.$N11];[.$S11];[.$X11];[.$AC11];[.$AH11];[.$AM11];[.$AR11];[.$AW11];[.$BB11];[.$BG11];[.$BL11];[.$BQ11];[.$BV11];[.$CA11];[.$CF11];[.$CK11];[.$CP11];[.$CU11];[.$CZ11];[.$DE11];[.$DJ11];[.$DO11];[.$DT11];[.$DY11];[.$ED11];[.$EI11];[.$EN11];[.$ES11];[.$EX11];[.$FC11];[.$FH11];[.$FM11];[.$FR11];[.$FW11];[.$GB11];[.$GG11];[.$GL11];[.$GQ11];[.$GV11])" office:value-type="float"/>
          <table:table-cell table:formula="of:=MEDIAN([.$J11];[.$O11];[.$T11];[.$Y11];[.$AD11];[.$AI11];[.$AN11];[.$AS11];[.$AX11];[.$BC11];[.$BH11];[.$BM11];[.$BR11];[.$BW11];[.$CB11];[.$CG11];[.$CL11];[.$CQ11];[.$CV11];[.$DA11];[.$DF11];[.$DK11];[.$DP11];[.$DU11];[.$DZ11];[.$EE11];[.$EJ11];[.$EO11];[.$ET11];[.$EY11];[.$FD11];[.$FI11];[.$FN11];[.$FS11];[.$FX11];[.$GC11];[.$GH11];[.$GM11];[.$GR11];[.$GW11])" office:value-type="float"/>
          <table:table-cell table:formula="of:=MAX([.$B11];[.$F11];[.$K11];[.$P11];[.$U11];[.$Z11];[.$AE11];[.$AJ11];[.$AO11];[.$AT11];[.$AY11];[.$BD11];[.$BI11];[.$BN11];[.$BS11];[.$BX11];[.$CC11];[.$CH11];[.$CM11];[.$CR11];[.$CW11];[.$DB11];[.$DG11];[.$DL11];[.$DQ11];[.$DV11];[.$EA11];[.$EF11];[.$EK11];[.$EP11];[.$EU11];[.$EZ11];[.$FE11];[.$FJ11];[.$FO11];[.$FT11];[.$FY11];[.$GD11];[.$GI11];[.$GN11];[.$GS11])" office:value-type="float"/>
          <table:table-cell table:formula="of:=MAX([.$C11];[.$G11];[.$L11];[.$Q11];[.$V11];[.$AA11];[.$AF11];[.$AK11];[.$AP11];[.$AU11];[.$AZ11];[.$BE11];[.$BJ11];[.$BO11];[.$BT11];[.$BY11];[.$CD11];[.$CI11];[.$CN11];[.$CS11];[.$CX11];[.$DC11];[.$DH11];[.$DM11];[.$DR11];[.$DW11];[.$EB11];[.$EG11];[.$EL11];[.$EQ11];[.$EV11];[.$FA11];[.$FF11];[.$FK11];[.$FP11];[.$FU11];[.$FZ11];[.$GE11];[.$GJ11];[.$GO11];[.$GT11])" office:value-type="float"/>
          <table:table-cell table:formula="of:=MAX([.$D11];[.$H11];[.$M11];[.$R11];[.$W11];[.$AB11];[.$AG11];[.$AL11];[.$AQ11];[.$AV11];[.$BA11];[.$BF11];[.$BK11];[.$BP11];[.$BU11];[.$BZ11];[.$CE11];[.$CJ11];[.$CO11];[.$CT11];[.$CY11];[.$DD11];[.$DI11];[.$DN11];[.$DS11];[.$DX11];[.$EC11];[.$EH11];[.$EM11];[.$ER11];[.$EW11];[.$FB11];[.$FG11];[.$FL11];[.$FQ11];[.$FV11];[.$GA11];[.$GF11];[.$GK11];[.$GP11];[.$GU11])" office:value-type="float"/>
          <table:table-cell table:formula="of:=MAX([.$E11];[.$I11];[.$N11];[.$S11];[.$X11];[.$AC11];[.$AH11];[.$AM11];[.$AR11];[.$AW11];[.$BB11];[.$BG11];[.$BL11];[.$BQ11];[.$BV11];[.$CA11];[.$CF11];[.$CK11];[.$CP11];[.$CU11];[.$CZ11];[.$DE11];[.$DJ11];[.$DO11];[.$DT11];[.$DY11];[.$ED11];[.$EI11];[.$EN11];[.$ES11];[.$EX11];[.$FC11];[.$FH11];[.$FM11];[.$FR11];[.$FW11];[.$GB11];[.$GG11];[.$GL11];[.$GQ11];[.$GV11])" office:value-type="float"/>
          <table:table-cell table:formula="of:=MAX([.$J11];[.$O11];[.$T11];[.$Y11];[.$AD11];[.$AI11];[.$AN11];[.$AS11];[.$AX11];[.$BC11];[.$BH11];[.$BM11];[.$BR11];[.$BW11];[.$CB11];[.$CG11];[.$CL11];[.$CQ11];[.$CV11];[.$DA11];[.$DF11];[.$DK11];[.$DP11];[.$DU11];[.$DZ11];[.$EE11];[.$EJ11];[.$EO11];[.$ET11];[.$EY11];[.$FD11];[.$FI11];[.$FN11];[.$FS11];[.$FX11];[.$GC11];[.$GH11];[.$GM11];[.$GR11];[.$GW11])" office:value-type="float"/>
        </table:table-row>
        <table:table-row table:style-name="ro1">
          <table:table-cell office:value-type="string">
            <text:p>./handmade_soko010.lp</text:p>
          </table:table-cell>
          <table:table-cell office:value-type="float" office:value="7.17571"/>
          <table:table-cell office:value-type="float" office:value="0.0"/>
          <table:table-cell office:value-type="float" office:value="63634.0"/>
          <table:table-cell office:value-type="float" office:value="85118.0"/>
          <table:table-cell office:value-type="float" office:value="7.33869"/>
          <table:table-cell office:value-type="float" office:value="0.0"/>
          <table:table-cell office:value-type="float" office:value="63634.0"/>
          <table:table-cell office:value-type="float" office:value="85118.0"/>
          <table:table-cell table:style-name="cellBest" office:value-type="float" office:value="0.0"/>
          <table:table-cell office:value-type="float" office:value="7.96162"/>
          <table:table-cell office:value-type="float" office:value="0.0"/>
          <table:table-cell office:value-type="float" office:value="63634.0"/>
          <table:table-cell office:value-type="float" office:value="85118.0"/>
          <table:table-cell table:style-name="cellBest" office:value-type="float" office:value="0.0"/>
          <table:table-cell office:value-type="float" office:value="7.26358"/>
          <table:table-cell office:value-type="float" office:value="0.0"/>
          <table:table-cell office:value-type="float" office:value="63634.0"/>
          <table:table-cell office:value-type="float" office:value="85118.0"/>
          <table:table-cell office:value-type="float" office:value="19303.0"/>
          <table:table-cell office:value-type="float" office:value="6.8362"/>
          <table:table-cell office:value-type="float" office:value="0.0"/>
          <table:table-cell office:value-type="float" office:value="67566.0"/>
          <table:table-cell office:value-type="float" office:value="114694.0"/>
          <table:table-cell office:value-type="float" office:value="40870.0"/>
          <table:table-cell office:value-type="float" office:value="6.51309"/>
          <table:table-cell office:value-type="float" office:value="0.0"/>
          <table:table-cell office:value-type="float" office:value="57717.0"/>
          <table:table-cell office:value-type="float" office:value="78297.0"/>
          <table:table-cell office:value-type="float" office:value="18137.0"/>
          <table:table-cell office:value-type="float" office:value="2.14122"/>
          <table:table-cell office:value-type="float" office:value="0.0"/>
          <table:table-cell office:value-type="float" office:value="22138.0"/>
          <table:table-cell office:value-type="float" office:value="28391.0"/>
          <table:table-cell office:value-type="float" office:value="24853.0"/>
          <table:table-cell office:value-type="float" office:value="1.98066"/>
          <table:table-cell office:value-type="float" office:value="0.0"/>
          <table:table-cell office:value-type="float" office:value="16351.0"/>
          <table:table-cell office:value-type="float" office:value="20619.0"/>
          <table:table-cell office:value-type="float" office:value="19492.0"/>
          <table:table-cell office:value-type="float" office:value="2.77702"/>
          <table:table-cell office:value-type="float" office:value="0.0"/>
          <table:table-cell office:value-type="float" office:value="27567.0"/>
          <table:table-cell office:value-type="float" office:value="34105.0"/>
          <table:table-cell office:value-type="float" office:value="32860.0"/>
          <table:table-cell office:value-type="float" office:value="2.65065"/>
          <table:table-cell office:value-type="float" office:value="0.0"/>
          <table:table-cell office:value-type="float" office:value="20802.0"/>
          <table:table-cell office:value-type="float" office:value="26208.0"/>
          <table:table-cell office:value-type="float" office:value="25540.0"/>
          <table:table-cell office:value-type="float" office:value="2.10108"/>
          <table:table-cell office:value-type="float" office:value="0.0"/>
          <table:table-cell office:value-type="float" office:value="21303.0"/>
          <table:table-cell office:value-type="float" office:value="31510.0"/>
          <table:table-cell office:value-type="float" office:value="11906.0"/>
          <table:table-cell office:value-type="float" office:value="6.31692"/>
          <table:table-cell office:value-type="float" office:value="0.0"/>
          <table:table-cell office:value-type="float" office:value="60592.0"/>
          <table:table-cell office:value-type="float" office:value="80130.0"/>
          <table:table-cell office:value-type="float" office:value="22522.0"/>
          <table:table-cell office:value-type="float" office:value="5.2948"/>
          <table:table-cell office:value-type="float" office:value="0.0"/>
          <table:table-cell office:value-type="float" office:value="46566.0"/>
          <table:table-cell office:value-type="float" office:value="62790.0"/>
          <table:table-cell office:value-type="float" office:value="16576.0"/>
          <table:table-cell office:value-type="float" office:value="2.68377"/>
          <table:table-cell office:value-type="float" office:value="0.0"/>
          <table:table-cell office:value-type="float" office:value="24417.0"/>
          <table:table-cell office:value-type="float" office:value="36076.0"/>
          <table:table-cell office:value-type="float" office:value="13530.0"/>
          <table:table-cell office:value-type="float" office:value="3.49922"/>
          <table:table-cell office:value-type="float" office:value="0.0"/>
          <table:table-cell office:value-type="float" office:value="32142.0"/>
          <table:table-cell office:value-type="float" office:value="40075.0"/>
          <table:table-cell office:value-type="float" office:value="40075.0"/>
          <table:table-cell office:value-type="float" office:value="7.33348"/>
          <table:table-cell office:value-type="float" office:value="0.0"/>
          <table:table-cell office:value-type="float" office:value="72632.0"/>
          <table:table-cell office:value-type="float" office:value="170663.0"/>
          <table:table-cell table:style-name="cellBest" office:value-type="float" office:value="0.0"/>
          <table:table-cell office:value-type="float" office:value="2.52009"/>
          <table:table-cell office:value-type="float" office:value="0.0"/>
          <table:table-cell office:value-type="float" office:value="24588.0"/>
          <table:table-cell office:value-type="float" office:value="30027.0"/>
          <table:table-cell office:value-type="float" office:value="28928.0"/>
          <table:table-cell office:value-type="float" office:value="10.2899"/>
          <table:table-cell office:value-type="float" office:value="0.0"/>
          <table:table-cell office:value-type="float" office:value="83813.0"/>
          <table:table-cell office:value-type="float" office:value="109051.0"/>
          <table:table-cell office:value-type="float" office:value="24427.0"/>
          <table:table-cell table:style-name="cellBest" office:value-type="float" office:value="0.200179"/>
          <table:table-cell office:value-type="float" office:value="0.0"/>
          <table:table-cell table:style-name="cellBest" office:value-type="float" office:value="2022.0"/>
          <table:table-cell table:style-name="cellBest" office:value-type="float" office:value="2301.0"/>
          <table:table-cell office:value-type="float" office:value="2301.0"/>
          <table:table-cell office:value-type="float" office:value="14.551"/>
          <table:table-cell office:value-type="float" office:value="0.0"/>
          <table:table-cell office:value-type="float" office:value="119912.0"/>
          <table:table-cell office:value-type="float" office:value="137572.0"/>
          <table:table-cell office:value-type="float" office:value="130657.0"/>
          <table:table-cell office:value-type="float" office:value="3.36768"/>
          <table:table-cell office:value-type="float" office:value="0.0"/>
          <table:table-cell office:value-type="float" office:value="30175.0"/>
          <table:table-cell office:value-type="float" office:value="42747.0"/>
          <table:table-cell office:value-type="float" office:value="1102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513451.0"/>
          <table:table-cell office:value-type="float" office:value="2550085.0"/>
          <table:table-cell office:value-type="float" office:value="2550085.0"/>
          <table:table-cell office:value-type="float" office:value="6.83809"/>
          <table:table-cell office:value-type="float" office:value="0.0"/>
          <table:table-cell office:value-type="float" office:value="63634.0"/>
          <table:table-cell office:value-type="float" office:value="85118.0"/>
          <table:table-cell office:value-type="float" office:value="19303.0"/>
          <table:table-cell office:value-type="float" office:value="6.06566"/>
          <table:table-cell office:value-type="float" office:value="0.0"/>
          <table:table-cell office:value-type="float" office:value="55589.0"/>
          <table:table-cell office:value-type="float" office:value="96483.0"/>
          <table:table-cell office:value-type="float" office:value="46979.0"/>
          <table:table-cell office:value-type="float" office:value="7.48994"/>
          <table:table-cell office:value-type="float" office:value="0.0"/>
          <table:table-cell office:value-type="float" office:value="66666.0"/>
          <table:table-cell office:value-type="float" office:value="86071.0"/>
          <table:table-cell office:value-type="float" office:value="39704.0"/>
          <table:table-cell office:value-type="float" office:value="11.8013"/>
          <table:table-cell office:value-type="float" office:value="0.0"/>
          <table:table-cell office:value-type="float" office:value="102658.0"/>
          <table:table-cell office:value-type="float" office:value="131116.0"/>
          <table:table-cell office:value-type="float" office:value="122891.0"/>
          <table:table-cell office:value-type="float" office:value="11.9033"/>
          <table:table-cell office:value-type="float" office:value="0.0"/>
          <table:table-cell office:value-type="float" office:value="115133.0"/>
          <table:table-cell office:value-type="float" office:value="147757.0"/>
          <table:table-cell office:value-type="float" office:value="144504.0"/>
          <table:table-cell office:value-type="float" office:value="3.58349"/>
          <table:table-cell office:value-type="float" office:value="0.0"/>
          <table:table-cell office:value-type="float" office:value="36790.0"/>
          <table:table-cell office:value-type="float" office:value="49862.0"/>
          <table:table-cell office:value-type="float" office:value="49093.0"/>
          <table:table-cell office:value-type="float" office:value="2.98085"/>
          <table:table-cell office:value-type="float" office:value="0.0"/>
          <table:table-cell office:value-type="float" office:value="34791.0"/>
          <table:table-cell office:value-type="float" office:value="46359.0"/>
          <table:table-cell office:value-type="float" office:value="45641.0"/>
          <table:table-cell office:value-type="float" office:value="6.86051"/>
          <table:table-cell office:value-type="float" office:value="0.0"/>
          <table:table-cell office:value-type="float" office:value="59328.0"/>
          <table:table-cell office:value-type="float" office:value="80343.0"/>
          <table:table-cell office:value-type="float" office:value="39448.0"/>
          <table:table-cell office:value-type="float" office:value="4.55393"/>
          <table:table-cell office:value-type="float" office:value="0.0"/>
          <table:table-cell office:value-type="float" office:value="40054.0"/>
          <table:table-cell office:value-type="float" office:value="55250.0"/>
          <table:table-cell office:value-type="float" office:value="24158.0"/>
          <table:table-cell office:value-type="float" office:value="4.20646"/>
          <table:table-cell office:value-type="float" office:value="0.0"/>
          <table:table-cell office:value-type="float" office:value="42292.0"/>
          <table:table-cell office:value-type="float" office:value="59657.0"/>
          <table:table-cell office:value-type="float" office:value="27261.0"/>
          <table:table-cell office:value-type="float" office:value="5.13157"/>
          <table:table-cell office:value-type="float" office:value="0.0"/>
          <table:table-cell office:value-type="float" office:value="49094.0"/>
          <table:table-cell office:value-type="float" office:value="67376.0"/>
          <table:table-cell office:value-type="float" office:value="30040.0"/>
          <table:table-cell office:value-type="float" office:value="3.47719"/>
          <table:table-cell office:value-type="float" office:value="0.0"/>
          <table:table-cell office:value-type="float" office:value="36115.0"/>
          <table:table-cell office:value-type="float" office:value="48106.0"/>
          <table:table-cell office:value-type="float" office:value="48106.0"/>
          <table:table-cell office:value-type="float" office:value="4.08774"/>
          <table:table-cell office:value-type="float" office:value="0.0"/>
          <table:table-cell office:value-type="float" office:value="32439.0"/>
          <table:table-cell office:value-type="float" office:value="48441.0"/>
          <table:table-cell table:style-name="cellBest" office:value-type="float" office:value="0.0"/>
          <table:table-cell office:value-type="float" office:value="1.81344"/>
          <table:table-cell office:value-type="float" office:value="0.0"/>
          <table:table-cell office:value-type="float" office:value="19322.0"/>
          <table:table-cell office:value-type="float" office:value="25030.0"/>
          <table:table-cell office:value-type="float" office:value="24238.0"/>
          <table:table-cell office:value-type="float" office:value="3.62056"/>
          <table:table-cell office:value-type="float" office:value="0.0"/>
          <table:table-cell office:value-type="float" office:value="33837.0"/>
          <table:table-cell office:value-type="float" office:value="47691.0"/>
          <table:table-cell office:value-type="float" office:value="20003.0"/>
          <table:table-cell office:value-type="float" office:value="0.709887"/>
          <table:table-cell office:value-type="float" office:value="0.0"/>
          <table:table-cell office:value-type="float" office:value="8655.0"/>
          <table:table-cell office:value-type="float" office:value="10344.0"/>
          <table:table-cell office:value-type="float" office:value="10344.0"/>
          <table:table-cell office:value-type="float" office:value="21.4952"/>
          <table:table-cell office:value-type="float" office:value="0.0"/>
          <table:table-cell office:value-type="float" office:value="174179.0"/>
          <table:table-cell office:value-type="float" office:value="211712.0"/>
          <table:table-cell office:value-type="float" office:value="209392.0"/>
          <table:table-cell office:value-type="float" office:value="3.342"/>
          <table:table-cell office:value-type="float" office:value="0.0"/>
          <table:table-cell office:value-type="float" office:value="32950.0"/>
          <table:table-cell office:value-type="float" office:value="47050.0"/>
          <table:table-cell office:value-type="float" office:value="19094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764958.0"/>
          <table:table-cell table:style-name="cellWorst" office:value-type="float" office:value="2801993.0"/>
          <table:table-cell table:style-name="cellWorst" office:value-type="float" office:value="2801993.0"/>
          <table:table-cell table:formula="of:=MIN([.$B12];[.$F12];[.$K12];[.$P12];[.$U12];[.$Z12];[.$AE12];[.$AJ12];[.$AO12];[.$AT12];[.$AY12];[.$BD12];[.$BI12];[.$BN12];[.$BS12];[.$BX12];[.$CC12];[.$CH12];[.$CM12];[.$CR12];[.$CW12];[.$DB12];[.$DG12];[.$DL12];[.$DQ12];[.$DV12];[.$EA12];[.$EF12];[.$EK12];[.$EP12];[.$EU12];[.$EZ12];[.$FE12];[.$FJ12];[.$FO12];[.$FT12];[.$FY12];[.$GD12];[.$GI12];[.$GN12];[.$GS12])" office:value-type="float"/>
          <table:table-cell table:formula="of:=MIN([.$C12];[.$G12];[.$L12];[.$Q12];[.$V12];[.$AA12];[.$AF12];[.$AK12];[.$AP12];[.$AU12];[.$AZ12];[.$BE12];[.$BJ12];[.$BO12];[.$BT12];[.$BY12];[.$CD12];[.$CI12];[.$CN12];[.$CS12];[.$CX12];[.$DC12];[.$DH12];[.$DM12];[.$DR12];[.$DW12];[.$EB12];[.$EG12];[.$EL12];[.$EQ12];[.$EV12];[.$FA12];[.$FF12];[.$FK12];[.$FP12];[.$FU12];[.$FZ12];[.$GE12];[.$GJ12];[.$GO12];[.$GT12])" office:value-type="float"/>
          <table:table-cell table:formula="of:=MIN([.$D12];[.$H12];[.$M12];[.$R12];[.$W12];[.$AB12];[.$AG12];[.$AL12];[.$AQ12];[.$AV12];[.$BA12];[.$BF12];[.$BK12];[.$BP12];[.$BU12];[.$BZ12];[.$CE12];[.$CJ12];[.$CO12];[.$CT12];[.$CY12];[.$DD12];[.$DI12];[.$DN12];[.$DS12];[.$DX12];[.$EC12];[.$EH12];[.$EM12];[.$ER12];[.$EW12];[.$FB12];[.$FG12];[.$FL12];[.$FQ12];[.$FV12];[.$GA12];[.$GF12];[.$GK12];[.$GP12];[.$GU12])" office:value-type="float"/>
          <table:table-cell table:formula="of:=MIN([.$E12];[.$I12];[.$N12];[.$S12];[.$X12];[.$AC12];[.$AH12];[.$AM12];[.$AR12];[.$AW12];[.$BB12];[.$BG12];[.$BL12];[.$BQ12];[.$BV12];[.$CA12];[.$CF12];[.$CK12];[.$CP12];[.$CU12];[.$CZ12];[.$DE12];[.$DJ12];[.$DO12];[.$DT12];[.$DY12];[.$ED12];[.$EI12];[.$EN12];[.$ES12];[.$EX12];[.$FC12];[.$FH12];[.$FM12];[.$FR12];[.$FW12];[.$GB12];[.$GG12];[.$GL12];[.$GQ12];[.$GV12])" office:value-type="float"/>
          <table:table-cell table:formula="of:=MIN([.$J12];[.$O12];[.$T12];[.$Y12];[.$AD12];[.$AI12];[.$AN12];[.$AS12];[.$AX12];[.$BC12];[.$BH12];[.$BM12];[.$BR12];[.$BW12];[.$CB12];[.$CG12];[.$CL12];[.$CQ12];[.$CV12];[.$DA12];[.$DF12];[.$DK12];[.$DP12];[.$DU12];[.$DZ12];[.$EE12];[.$EJ12];[.$EO12];[.$ET12];[.$EY12];[.$FD12];[.$FI12];[.$FN12];[.$FS12];[.$FX12];[.$GC12];[.$GH12];[.$GM12];[.$GR12];[.$GW12])" office:value-type="float"/>
          <table:table-cell table:formula="of:=MEDIAN([.$B12];[.$F12];[.$K12];[.$P12];[.$U12];[.$Z12];[.$AE12];[.$AJ12];[.$AO12];[.$AT12];[.$AY12];[.$BD12];[.$BI12];[.$BN12];[.$BS12];[.$BX12];[.$CC12];[.$CH12];[.$CM12];[.$CR12];[.$CW12];[.$DB12];[.$DG12];[.$DL12];[.$DQ12];[.$DV12];[.$EA12];[.$EF12];[.$EK12];[.$EP12];[.$EU12];[.$EZ12];[.$FE12];[.$FJ12];[.$FO12];[.$FT12];[.$FY12];[.$GD12];[.$GI12];[.$GN12];[.$GS12])" office:value-type="float"/>
          <table:table-cell table:formula="of:=MEDIAN([.$C12];[.$G12];[.$L12];[.$Q12];[.$V12];[.$AA12];[.$AF12];[.$AK12];[.$AP12];[.$AU12];[.$AZ12];[.$BE12];[.$BJ12];[.$BO12];[.$BT12];[.$BY12];[.$CD12];[.$CI12];[.$CN12];[.$CS12];[.$CX12];[.$DC12];[.$DH12];[.$DM12];[.$DR12];[.$DW12];[.$EB12];[.$EG12];[.$EL12];[.$EQ12];[.$EV12];[.$FA12];[.$FF12];[.$FK12];[.$FP12];[.$FU12];[.$FZ12];[.$GE12];[.$GJ12];[.$GO12];[.$GT12])" office:value-type="float"/>
          <table:table-cell table:formula="of:=MEDIAN([.$D12];[.$H12];[.$M12];[.$R12];[.$W12];[.$AB12];[.$AG12];[.$AL12];[.$AQ12];[.$AV12];[.$BA12];[.$BF12];[.$BK12];[.$BP12];[.$BU12];[.$BZ12];[.$CE12];[.$CJ12];[.$CO12];[.$CT12];[.$CY12];[.$DD12];[.$DI12];[.$DN12];[.$DS12];[.$DX12];[.$EC12];[.$EH12];[.$EM12];[.$ER12];[.$EW12];[.$FB12];[.$FG12];[.$FL12];[.$FQ12];[.$FV12];[.$GA12];[.$GF12];[.$GK12];[.$GP12];[.$GU12])" office:value-type="float"/>
          <table:table-cell table:formula="of:=MEDIAN([.$E12];[.$I12];[.$N12];[.$S12];[.$X12];[.$AC12];[.$AH12];[.$AM12];[.$AR12];[.$AW12];[.$BB12];[.$BG12];[.$BL12];[.$BQ12];[.$BV12];[.$CA12];[.$CF12];[.$CK12];[.$CP12];[.$CU12];[.$CZ12];[.$DE12];[.$DJ12];[.$DO12];[.$DT12];[.$DY12];[.$ED12];[.$EI12];[.$EN12];[.$ES12];[.$EX12];[.$FC12];[.$FH12];[.$FM12];[.$FR12];[.$FW12];[.$GB12];[.$GG12];[.$GL12];[.$GQ12];[.$GV12])" office:value-type="float"/>
          <table:table-cell table:formula="of:=MEDIAN([.$J12];[.$O12];[.$T12];[.$Y12];[.$AD12];[.$AI12];[.$AN12];[.$AS12];[.$AX12];[.$BC12];[.$BH12];[.$BM12];[.$BR12];[.$BW12];[.$CB12];[.$CG12];[.$CL12];[.$CQ12];[.$CV12];[.$DA12];[.$DF12];[.$DK12];[.$DP12];[.$DU12];[.$DZ12];[.$EE12];[.$EJ12];[.$EO12];[.$ET12];[.$EY12];[.$FD12];[.$FI12];[.$FN12];[.$FS12];[.$FX12];[.$GC12];[.$GH12];[.$GM12];[.$GR12];[.$GW12])" office:value-type="float"/>
          <table:table-cell table:formula="of:=MAX([.$B12];[.$F12];[.$K12];[.$P12];[.$U12];[.$Z12];[.$AE12];[.$AJ12];[.$AO12];[.$AT12];[.$AY12];[.$BD12];[.$BI12];[.$BN12];[.$BS12];[.$BX12];[.$CC12];[.$CH12];[.$CM12];[.$CR12];[.$CW12];[.$DB12];[.$DG12];[.$DL12];[.$DQ12];[.$DV12];[.$EA12];[.$EF12];[.$EK12];[.$EP12];[.$EU12];[.$EZ12];[.$FE12];[.$FJ12];[.$FO12];[.$FT12];[.$FY12];[.$GD12];[.$GI12];[.$GN12];[.$GS12])" office:value-type="float"/>
          <table:table-cell table:formula="of:=MAX([.$C12];[.$G12];[.$L12];[.$Q12];[.$V12];[.$AA12];[.$AF12];[.$AK12];[.$AP12];[.$AU12];[.$AZ12];[.$BE12];[.$BJ12];[.$BO12];[.$BT12];[.$BY12];[.$CD12];[.$CI12];[.$CN12];[.$CS12];[.$CX12];[.$DC12];[.$DH12];[.$DM12];[.$DR12];[.$DW12];[.$EB12];[.$EG12];[.$EL12];[.$EQ12];[.$EV12];[.$FA12];[.$FF12];[.$FK12];[.$FP12];[.$FU12];[.$FZ12];[.$GE12];[.$GJ12];[.$GO12];[.$GT12])" office:value-type="float"/>
          <table:table-cell table:formula="of:=MAX([.$D12];[.$H12];[.$M12];[.$R12];[.$W12];[.$AB12];[.$AG12];[.$AL12];[.$AQ12];[.$AV12];[.$BA12];[.$BF12];[.$BK12];[.$BP12];[.$BU12];[.$BZ12];[.$CE12];[.$CJ12];[.$CO12];[.$CT12];[.$CY12];[.$DD12];[.$DI12];[.$DN12];[.$DS12];[.$DX12];[.$EC12];[.$EH12];[.$EM12];[.$ER12];[.$EW12];[.$FB12];[.$FG12];[.$FL12];[.$FQ12];[.$FV12];[.$GA12];[.$GF12];[.$GK12];[.$GP12];[.$GU12])" office:value-type="float"/>
          <table:table-cell table:formula="of:=MAX([.$E12];[.$I12];[.$N12];[.$S12];[.$X12];[.$AC12];[.$AH12];[.$AM12];[.$AR12];[.$AW12];[.$BB12];[.$BG12];[.$BL12];[.$BQ12];[.$BV12];[.$CA12];[.$CF12];[.$CK12];[.$CP12];[.$CU12];[.$CZ12];[.$DE12];[.$DJ12];[.$DO12];[.$DT12];[.$DY12];[.$ED12];[.$EI12];[.$EN12];[.$ES12];[.$EX12];[.$FC12];[.$FH12];[.$FM12];[.$FR12];[.$FW12];[.$GB12];[.$GG12];[.$GL12];[.$GQ12];[.$GV12])" office:value-type="float"/>
          <table:table-cell table:formula="of:=MAX([.$J12];[.$O12];[.$T12];[.$Y12];[.$AD12];[.$AI12];[.$AN12];[.$AS12];[.$AX12];[.$BC12];[.$BH12];[.$BM12];[.$BR12];[.$BW12];[.$CB12];[.$CG12];[.$CL12];[.$CQ12];[.$CV12];[.$DA12];[.$DF12];[.$DK12];[.$DP12];[.$DU12];[.$DZ12];[.$EE12];[.$EJ12];[.$EO12];[.$ET12];[.$EY12];[.$FD12];[.$FI12];[.$FN12];[.$FS12];[.$FX12];[.$GC12];[.$GH12];[.$GM12];[.$GR12];[.$GW12])" office:value-type="float"/>
        </table:table-row>
        <table:table-row table:style-name="ro1">
          <table:table-cell office:value-type="string">
            <text:p>./handmade_soko011.lp</text:p>
          </table:table-cell>
          <table:table-cell office:value-type="float" office:value="1.62618"/>
          <table:table-cell office:value-type="float" office:value="0.0"/>
          <table:table-cell office:value-type="float" office:value="15293.0"/>
          <table:table-cell office:value-type="float" office:value="22252.0"/>
          <table:table-cell office:value-type="float" office:value="1.51987"/>
          <table:table-cell office:value-type="float" office:value="0.0"/>
          <table:table-cell office:value-type="float" office:value="15293.0"/>
          <table:table-cell office:value-type="float" office:value="22252.0"/>
          <table:table-cell table:style-name="cellBest" office:value-type="float" office:value="0.0"/>
          <table:table-cell office:value-type="float" office:value="1.53495"/>
          <table:table-cell office:value-type="float" office:value="0.0"/>
          <table:table-cell office:value-type="float" office:value="15293.0"/>
          <table:table-cell office:value-type="float" office:value="22252.0"/>
          <table:table-cell table:style-name="cellBest" office:value-type="float" office:value="0.0"/>
          <table:table-cell office:value-type="float" office:value="1.54083"/>
          <table:table-cell office:value-type="float" office:value="0.0"/>
          <table:table-cell office:value-type="float" office:value="15293.0"/>
          <table:table-cell office:value-type="float" office:value="22252.0"/>
          <table:table-cell office:value-type="float" office:value="4923.0"/>
          <table:table-cell office:value-type="float" office:value="1.2815"/>
          <table:table-cell office:value-type="float" office:value="0.0"/>
          <table:table-cell office:value-type="float" office:value="15273.0"/>
          <table:table-cell office:value-type="float" office:value="28461.0"/>
          <table:table-cell office:value-type="float" office:value="10160.0"/>
          <table:table-cell office:value-type="float" office:value="2.86751"/>
          <table:table-cell office:value-type="float" office:value="0.0"/>
          <table:table-cell office:value-type="float" office:value="31360.0"/>
          <table:table-cell office:value-type="float" office:value="42114.0"/>
          <table:table-cell office:value-type="float" office:value="8690.0"/>
          <table:table-cell office:value-type="float" office:value="1.65698"/>
          <table:table-cell office:value-type="float" office:value="0.0"/>
          <table:table-cell office:value-type="float" office:value="17526.0"/>
          <table:table-cell office:value-type="float" office:value="22106.0"/>
          <table:table-cell office:value-type="float" office:value="18920.0"/>
          <table:table-cell office:value-type="float" office:value="2.77299"/>
          <table:table-cell office:value-type="float" office:value="0.0"/>
          <table:table-cell office:value-type="float" office:value="26797.0"/>
          <table:table-cell office:value-type="float" office:value="32052.0"/>
          <table:table-cell office:value-type="float" office:value="30962.0"/>
          <table:table-cell office:value-type="float" office:value="2.6057"/>
          <table:table-cell office:value-type="float" office:value="0.0"/>
          <table:table-cell office:value-type="float" office:value="21396.0"/>
          <table:table-cell office:value-type="float" office:value="25859.0"/>
          <table:table-cell office:value-type="float" office:value="25192.0"/>
          <table:table-cell office:value-type="float" office:value="1.16149"/>
          <table:table-cell office:value-type="float" office:value="0.0"/>
          <table:table-cell office:value-type="float" office:value="12521.0"/>
          <table:table-cell office:value-type="float" office:value="16493.0"/>
          <table:table-cell office:value-type="float" office:value="15976.0"/>
          <table:table-cell office:value-type="float" office:value="2.39783"/>
          <table:table-cell office:value-type="float" office:value="0.0"/>
          <table:table-cell office:value-type="float" office:value="27415.0"/>
          <table:table-cell office:value-type="float" office:value="37778.0"/>
          <table:table-cell office:value-type="float" office:value="8094.0"/>
          <table:table-cell office:value-type="float" office:value="1.65687"/>
          <table:table-cell office:value-type="float" office:value="0.0"/>
          <table:table-cell office:value-type="float" office:value="17380.0"/>
          <table:table-cell office:value-type="float" office:value="25041.0"/>
          <table:table-cell office:value-type="float" office:value="6604.0"/>
          <table:table-cell office:value-type="float" office:value="2.68999"/>
          <table:table-cell office:value-type="float" office:value="0.0"/>
          <table:table-cell office:value-type="float" office:value="32820.0"/>
          <table:table-cell office:value-type="float" office:value="44532.0"/>
          <table:table-cell office:value-type="float" office:value="9897.0"/>
          <table:table-cell office:value-type="float" office:value="1.92794"/>
          <table:table-cell office:value-type="float" office:value="0.0"/>
          <table:table-cell office:value-type="float" office:value="20348.0"/>
          <table:table-cell office:value-type="float" office:value="28732.0"/>
          <table:table-cell office:value-type="float" office:value="6481.0"/>
          <table:table-cell office:value-type="float" office:value="3.26779"/>
          <table:table-cell office:value-type="float" office:value="0.0"/>
          <table:table-cell office:value-type="float" office:value="28851.0"/>
          <table:table-cell office:value-type="float" office:value="34852.0"/>
          <table:table-cell office:value-type="float" office:value="34852.0"/>
          <table:table-cell office:value-type="float" office:value="0.972807"/>
          <table:table-cell office:value-type="float" office:value="0.0"/>
          <table:table-cell office:value-type="float" office:value="12679.0"/>
          <table:table-cell office:value-type="float" office:value="23099.0"/>
          <table:table-cell table:style-name="cellBest" office:value-type="float" office:value="0.0"/>
          <table:table-cell office:value-type="float" office:value="0.871734"/>
          <table:table-cell office:value-type="float" office:value="0.0"/>
          <table:table-cell office:value-type="float" office:value="10168.0"/>
          <table:table-cell office:value-type="float" office:value="12900.0"/>
          <table:table-cell office:value-type="float" office:value="11922.0"/>
          <table:table-cell office:value-type="float" office:value="1.1329"/>
          <table:table-cell office:value-type="float" office:value="0.0"/>
          <table:table-cell office:value-type="float" office:value="9934.0"/>
          <table:table-cell office:value-type="float" office:value="14965.0"/>
          <table:table-cell office:value-type="float" office:value="3695.0"/>
          <table:table-cell table:style-name="cellBest" office:value-type="float" office:value="0.199047"/>
          <table:table-cell office:value-type="float" office:value="0.0"/>
          <table:table-cell office:value-type="float" office:value="2547.0"/>
          <table:table-cell table:style-name="cellBest" office:value-type="float" office:value="2784.0"/>
          <table:table-cell office:value-type="float" office:value="2784.0"/>
          <table:table-cell office:value-type="float" office:value="6.68326"/>
          <table:table-cell office:value-type="float" office:value="0.0"/>
          <table:table-cell office:value-type="float" office:value="68946.0"/>
          <table:table-cell office:value-type="float" office:value="80219.0"/>
          <table:table-cell office:value-type="float" office:value="77309.0"/>
          <table:table-cell office:value-type="float" office:value="2.15697"/>
          <table:table-cell office:value-type="float" office:value="0.0"/>
          <table:table-cell office:value-type="float" office:value="23171.0"/>
          <table:table-cell office:value-type="float" office:value="31927.0"/>
          <table:table-cell office:value-type="float" office:value="7072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467094.0"/>
          <table:table-cell table:style-name="cellWorst" office:value-type="float" office:value="3504112.0"/>
          <table:table-cell table:style-name="cellWorst" office:value-type="float" office:value="3504112.0"/>
          <table:table-cell office:value-type="float" office:value="1.42709"/>
          <table:table-cell office:value-type="float" office:value="0.0"/>
          <table:table-cell office:value-type="float" office:value="15293.0"/>
          <table:table-cell office:value-type="float" office:value="22252.0"/>
          <table:table-cell office:value-type="float" office:value="4923.0"/>
          <table:table-cell office:value-type="float" office:value="0.368139"/>
          <table:table-cell office:value-type="float" office:value="0.0"/>
          <table:table-cell office:value-type="float" office:value="4228.0"/>
          <table:table-cell office:value-type="float" office:value="8683.0"/>
          <table:table-cell office:value-type="float" office:value="4714.0"/>
          <table:table-cell office:value-type="float" office:value="3.75245"/>
          <table:table-cell office:value-type="float" office:value="0.0"/>
          <table:table-cell office:value-type="float" office:value="40286.0"/>
          <table:table-cell office:value-type="float" office:value="54518.0"/>
          <table:table-cell office:value-type="float" office:value="24367.0"/>
          <table:table-cell office:value-type="float" office:value="1.61019"/>
          <table:table-cell office:value-type="float" office:value="0.0"/>
          <table:table-cell office:value-type="float" office:value="18914.0"/>
          <table:table-cell office:value-type="float" office:value="25388.0"/>
          <table:table-cell office:value-type="float" office:value="23422.0"/>
          <table:table-cell office:value-type="float" office:value="2.27217"/>
          <table:table-cell office:value-type="float" office:value="0.0"/>
          <table:table-cell office:value-type="float" office:value="28157.0"/>
          <table:table-cell office:value-type="float" office:value="36229.0"/>
          <table:table-cell office:value-type="float" office:value="35482.0"/>
          <table:table-cell office:value-type="float" office:value="2.41686"/>
          <table:table-cell office:value-type="float" office:value="0.0"/>
          <table:table-cell office:value-type="float" office:value="29132.0"/>
          <table:table-cell office:value-type="float" office:value="38641.0"/>
          <table:table-cell office:value-type="float" office:value="38096.0"/>
          <table:table-cell office:value-type="float" office:value="1.69028"/>
          <table:table-cell office:value-type="float" office:value="0.0"/>
          <table:table-cell office:value-type="float" office:value="20374.0"/>
          <table:table-cell office:value-type="float" office:value="27746.0"/>
          <table:table-cell office:value-type="float" office:value="27349.0"/>
          <table:table-cell office:value-type="float" office:value="3.99064"/>
          <table:table-cell office:value-type="float" office:value="0.0"/>
          <table:table-cell office:value-type="float" office:value="40517.0"/>
          <table:table-cell office:value-type="float" office:value="54388.0"/>
          <table:table-cell office:value-type="float" office:value="27729.0"/>
          <table:table-cell office:value-type="float" office:value="1.60193"/>
          <table:table-cell office:value-type="float" office:value="0.0"/>
          <table:table-cell office:value-type="float" office:value="16493.0"/>
          <table:table-cell office:value-type="float" office:value="24350.0"/>
          <table:table-cell office:value-type="float" office:value="12043.0"/>
          <table:table-cell office:value-type="float" office:value="0.764889"/>
          <table:table-cell office:value-type="float" office:value="0.0"/>
          <table:table-cell office:value-type="float" office:value="7804.0"/>
          <table:table-cell office:value-type="float" office:value="11831.0"/>
          <table:table-cell office:value-type="float" office:value="6117.0"/>
          <table:table-cell office:value-type="float" office:value="3.31996"/>
          <table:table-cell office:value-type="float" office:value="0.0"/>
          <table:table-cell office:value-type="float" office:value="32022.0"/>
          <table:table-cell office:value-type="float" office:value="43171.0"/>
          <table:table-cell office:value-type="float" office:value="22499.0"/>
          <table:table-cell office:value-type="float" office:value="1.49433"/>
          <table:table-cell office:value-type="float" office:value="0.0"/>
          <table:table-cell office:value-type="float" office:value="18105.0"/>
          <table:table-cell office:value-type="float" office:value="26713.0"/>
          <table:table-cell office:value-type="float" office:value="26713.0"/>
          <table:table-cell office:value-type="float" office:value="2.18443"/>
          <table:table-cell office:value-type="float" office:value="0.0"/>
          <table:table-cell office:value-type="float" office:value="23562.0"/>
          <table:table-cell office:value-type="float" office:value="33446.0"/>
          <table:table-cell table:style-name="cellBest" office:value-type="float" office:value="0.0"/>
          <table:table-cell office:value-type="float" office:value="0.934312"/>
          <table:table-cell office:value-type="float" office:value="0.0"/>
          <table:table-cell office:value-type="float" office:value="10231.0"/>
          <table:table-cell office:value-type="float" office:value="13946.0"/>
          <table:table-cell office:value-type="float" office:value="13304.0"/>
          <table:table-cell office:value-type="float" office:value="1.7442"/>
          <table:table-cell office:value-type="float" office:value="0.0"/>
          <table:table-cell office:value-type="float" office:value="20000.0"/>
          <table:table-cell office:value-type="float" office:value="28072.0"/>
          <table:table-cell office:value-type="float" office:value="14336.0"/>
          <table:table-cell office:value-type="float" office:value="0.20206"/>
          <table:table-cell office:value-type="float" office:value="0.0"/>
          <table:table-cell table:style-name="cellBest" office:value-type="float" office:value="2263.0"/>
          <table:table-cell office:value-type="float" office:value="2799.0"/>
          <table:table-cell office:value-type="float" office:value="2799.0"/>
          <table:table-cell office:value-type="float" office:value="6.11085"/>
          <table:table-cell office:value-type="float" office:value="0.0"/>
          <table:table-cell office:value-type="float" office:value="65335.0"/>
          <table:table-cell office:value-type="float" office:value="83521.0"/>
          <table:table-cell office:value-type="float" office:value="82158.0"/>
          <table:table-cell office:value-type="float" office:value="1.69539"/>
          <table:table-cell office:value-type="float" office:value="0.0"/>
          <table:table-cell office:value-type="float" office:value="19066.0"/>
          <table:table-cell office:value-type="float" office:value="27230.0"/>
          <table:table-cell office:value-type="float" office:value="13949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375145.0"/>
          <table:table-cell office:value-type="float" office:value="3418287.0"/>
          <table:table-cell office:value-type="float" office:value="3418287.0"/>
          <table:table-cell table:formula="of:=MIN([.$B13];[.$F13];[.$K13];[.$P13];[.$U13];[.$Z13];[.$AE13];[.$AJ13];[.$AO13];[.$AT13];[.$AY13];[.$BD13];[.$BI13];[.$BN13];[.$BS13];[.$BX13];[.$CC13];[.$CH13];[.$CM13];[.$CR13];[.$CW13];[.$DB13];[.$DG13];[.$DL13];[.$DQ13];[.$DV13];[.$EA13];[.$EF13];[.$EK13];[.$EP13];[.$EU13];[.$EZ13];[.$FE13];[.$FJ13];[.$FO13];[.$FT13];[.$FY13];[.$GD13];[.$GI13];[.$GN13];[.$GS13])" office:value-type="float"/>
          <table:table-cell table:formula="of:=MIN([.$C13];[.$G13];[.$L13];[.$Q13];[.$V13];[.$AA13];[.$AF13];[.$AK13];[.$AP13];[.$AU13];[.$AZ13];[.$BE13];[.$BJ13];[.$BO13];[.$BT13];[.$BY13];[.$CD13];[.$CI13];[.$CN13];[.$CS13];[.$CX13];[.$DC13];[.$DH13];[.$DM13];[.$DR13];[.$DW13];[.$EB13];[.$EG13];[.$EL13];[.$EQ13];[.$EV13];[.$FA13];[.$FF13];[.$FK13];[.$FP13];[.$FU13];[.$FZ13];[.$GE13];[.$GJ13];[.$GO13];[.$GT13])" office:value-type="float"/>
          <table:table-cell table:formula="of:=MIN([.$D13];[.$H13];[.$M13];[.$R13];[.$W13];[.$AB13];[.$AG13];[.$AL13];[.$AQ13];[.$AV13];[.$BA13];[.$BF13];[.$BK13];[.$BP13];[.$BU13];[.$BZ13];[.$CE13];[.$CJ13];[.$CO13];[.$CT13];[.$CY13];[.$DD13];[.$DI13];[.$DN13];[.$DS13];[.$DX13];[.$EC13];[.$EH13];[.$EM13];[.$ER13];[.$EW13];[.$FB13];[.$FG13];[.$FL13];[.$FQ13];[.$FV13];[.$GA13];[.$GF13];[.$GK13];[.$GP13];[.$GU13])" office:value-type="float"/>
          <table:table-cell table:formula="of:=MIN([.$E13];[.$I13];[.$N13];[.$S13];[.$X13];[.$AC13];[.$AH13];[.$AM13];[.$AR13];[.$AW13];[.$BB13];[.$BG13];[.$BL13];[.$BQ13];[.$BV13];[.$CA13];[.$CF13];[.$CK13];[.$CP13];[.$CU13];[.$CZ13];[.$DE13];[.$DJ13];[.$DO13];[.$DT13];[.$DY13];[.$ED13];[.$EI13];[.$EN13];[.$ES13];[.$EX13];[.$FC13];[.$FH13];[.$FM13];[.$FR13];[.$FW13];[.$GB13];[.$GG13];[.$GL13];[.$GQ13];[.$GV13])" office:value-type="float"/>
          <table:table-cell table:formula="of:=MIN([.$J13];[.$O13];[.$T13];[.$Y13];[.$AD13];[.$AI13];[.$AN13];[.$AS13];[.$AX13];[.$BC13];[.$BH13];[.$BM13];[.$BR13];[.$BW13];[.$CB13];[.$CG13];[.$CL13];[.$CQ13];[.$CV13];[.$DA13];[.$DF13];[.$DK13];[.$DP13];[.$DU13];[.$DZ13];[.$EE13];[.$EJ13];[.$EO13];[.$ET13];[.$EY13];[.$FD13];[.$FI13];[.$FN13];[.$FS13];[.$FX13];[.$GC13];[.$GH13];[.$GM13];[.$GR13];[.$GW13])" office:value-type="float"/>
          <table:table-cell table:formula="of:=MEDIAN([.$B13];[.$F13];[.$K13];[.$P13];[.$U13];[.$Z13];[.$AE13];[.$AJ13];[.$AO13];[.$AT13];[.$AY13];[.$BD13];[.$BI13];[.$BN13];[.$BS13];[.$BX13];[.$CC13];[.$CH13];[.$CM13];[.$CR13];[.$CW13];[.$DB13];[.$DG13];[.$DL13];[.$DQ13];[.$DV13];[.$EA13];[.$EF13];[.$EK13];[.$EP13];[.$EU13];[.$EZ13];[.$FE13];[.$FJ13];[.$FO13];[.$FT13];[.$FY13];[.$GD13];[.$GI13];[.$GN13];[.$GS13])" office:value-type="float"/>
          <table:table-cell table:formula="of:=MEDIAN([.$C13];[.$G13];[.$L13];[.$Q13];[.$V13];[.$AA13];[.$AF13];[.$AK13];[.$AP13];[.$AU13];[.$AZ13];[.$BE13];[.$BJ13];[.$BO13];[.$BT13];[.$BY13];[.$CD13];[.$CI13];[.$CN13];[.$CS13];[.$CX13];[.$DC13];[.$DH13];[.$DM13];[.$DR13];[.$DW13];[.$EB13];[.$EG13];[.$EL13];[.$EQ13];[.$EV13];[.$FA13];[.$FF13];[.$FK13];[.$FP13];[.$FU13];[.$FZ13];[.$GE13];[.$GJ13];[.$GO13];[.$GT13])" office:value-type="float"/>
          <table:table-cell table:formula="of:=MEDIAN([.$D13];[.$H13];[.$M13];[.$R13];[.$W13];[.$AB13];[.$AG13];[.$AL13];[.$AQ13];[.$AV13];[.$BA13];[.$BF13];[.$BK13];[.$BP13];[.$BU13];[.$BZ13];[.$CE13];[.$CJ13];[.$CO13];[.$CT13];[.$CY13];[.$DD13];[.$DI13];[.$DN13];[.$DS13];[.$DX13];[.$EC13];[.$EH13];[.$EM13];[.$ER13];[.$EW13];[.$FB13];[.$FG13];[.$FL13];[.$FQ13];[.$FV13];[.$GA13];[.$GF13];[.$GK13];[.$GP13];[.$GU13])" office:value-type="float"/>
          <table:table-cell table:formula="of:=MEDIAN([.$E13];[.$I13];[.$N13];[.$S13];[.$X13];[.$AC13];[.$AH13];[.$AM13];[.$AR13];[.$AW13];[.$BB13];[.$BG13];[.$BL13];[.$BQ13];[.$BV13];[.$CA13];[.$CF13];[.$CK13];[.$CP13];[.$CU13];[.$CZ13];[.$DE13];[.$DJ13];[.$DO13];[.$DT13];[.$DY13];[.$ED13];[.$EI13];[.$EN13];[.$ES13];[.$EX13];[.$FC13];[.$FH13];[.$FM13];[.$FR13];[.$FW13];[.$GB13];[.$GG13];[.$GL13];[.$GQ13];[.$GV13])" office:value-type="float"/>
          <table:table-cell table:formula="of:=MEDIAN([.$J13];[.$O13];[.$T13];[.$Y13];[.$AD13];[.$AI13];[.$AN13];[.$AS13];[.$AX13];[.$BC13];[.$BH13];[.$BM13];[.$BR13];[.$BW13];[.$CB13];[.$CG13];[.$CL13];[.$CQ13];[.$CV13];[.$DA13];[.$DF13];[.$DK13];[.$DP13];[.$DU13];[.$DZ13];[.$EE13];[.$EJ13];[.$EO13];[.$ET13];[.$EY13];[.$FD13];[.$FI13];[.$FN13];[.$FS13];[.$FX13];[.$GC13];[.$GH13];[.$GM13];[.$GR13];[.$GW13])" office:value-type="float"/>
          <table:table-cell table:formula="of:=MAX([.$B13];[.$F13];[.$K13];[.$P13];[.$U13];[.$Z13];[.$AE13];[.$AJ13];[.$AO13];[.$AT13];[.$AY13];[.$BD13];[.$BI13];[.$BN13];[.$BS13];[.$BX13];[.$CC13];[.$CH13];[.$CM13];[.$CR13];[.$CW13];[.$DB13];[.$DG13];[.$DL13];[.$DQ13];[.$DV13];[.$EA13];[.$EF13];[.$EK13];[.$EP13];[.$EU13];[.$EZ13];[.$FE13];[.$FJ13];[.$FO13];[.$FT13];[.$FY13];[.$GD13];[.$GI13];[.$GN13];[.$GS13])" office:value-type="float"/>
          <table:table-cell table:formula="of:=MAX([.$C13];[.$G13];[.$L13];[.$Q13];[.$V13];[.$AA13];[.$AF13];[.$AK13];[.$AP13];[.$AU13];[.$AZ13];[.$BE13];[.$BJ13];[.$BO13];[.$BT13];[.$BY13];[.$CD13];[.$CI13];[.$CN13];[.$CS13];[.$CX13];[.$DC13];[.$DH13];[.$DM13];[.$DR13];[.$DW13];[.$EB13];[.$EG13];[.$EL13];[.$EQ13];[.$EV13];[.$FA13];[.$FF13];[.$FK13];[.$FP13];[.$FU13];[.$FZ13];[.$GE13];[.$GJ13];[.$GO13];[.$GT13])" office:value-type="float"/>
          <table:table-cell table:formula="of:=MAX([.$D13];[.$H13];[.$M13];[.$R13];[.$W13];[.$AB13];[.$AG13];[.$AL13];[.$AQ13];[.$AV13];[.$BA13];[.$BF13];[.$BK13];[.$BP13];[.$BU13];[.$BZ13];[.$CE13];[.$CJ13];[.$CO13];[.$CT13];[.$CY13];[.$DD13];[.$DI13];[.$DN13];[.$DS13];[.$DX13];[.$EC13];[.$EH13];[.$EM13];[.$ER13];[.$EW13];[.$FB13];[.$FG13];[.$FL13];[.$FQ13];[.$FV13];[.$GA13];[.$GF13];[.$GK13];[.$GP13];[.$GU13])" office:value-type="float"/>
          <table:table-cell table:formula="of:=MAX([.$E13];[.$I13];[.$N13];[.$S13];[.$X13];[.$AC13];[.$AH13];[.$AM13];[.$AR13];[.$AW13];[.$BB13];[.$BG13];[.$BL13];[.$BQ13];[.$BV13];[.$CA13];[.$CF13];[.$CK13];[.$CP13];[.$CU13];[.$CZ13];[.$DE13];[.$DJ13];[.$DO13];[.$DT13];[.$DY13];[.$ED13];[.$EI13];[.$EN13];[.$ES13];[.$EX13];[.$FC13];[.$FH13];[.$FM13];[.$FR13];[.$FW13];[.$GB13];[.$GG13];[.$GL13];[.$GQ13];[.$GV13])" office:value-type="float"/>
          <table:table-cell table:formula="of:=MAX([.$J13];[.$O13];[.$T13];[.$Y13];[.$AD13];[.$AI13];[.$AN13];[.$AS13];[.$AX13];[.$BC13];[.$BH13];[.$BM13];[.$BR13];[.$BW13];[.$CB13];[.$CG13];[.$CL13];[.$CQ13];[.$CV13];[.$DA13];[.$DF13];[.$DK13];[.$DP13];[.$DU13];[.$DZ13];[.$EE13];[.$EJ13];[.$EO13];[.$ET13];[.$EY13];[.$FD13];[.$FI13];[.$FN13];[.$FS13];[.$FX13];[.$GC13];[.$GH13];[.$GM13];[.$GR13];[.$GW13])" office:value-type="float"/>
        </table:table-row>
        <table:table-row table:style-name="ro1">
          <table:table-cell office:value-type="string">
            <text:p>./handmade_soko012.lp</text:p>
          </table:table-cell>
          <table:table-cell office:value-type="float" office:value="25.7317"/>
          <table:table-cell office:value-type="float" office:value="0.0"/>
          <table:table-cell office:value-type="float" office:value="214331.0"/>
          <table:table-cell office:value-type="float" office:value="270382.0"/>
          <table:table-cell office:value-type="float" office:value="25.7587"/>
          <table:table-cell office:value-type="float" office:value="0.0"/>
          <table:table-cell office:value-type="float" office:value="214331.0"/>
          <table:table-cell office:value-type="float" office:value="270382.0"/>
          <table:table-cell table:style-name="cellBest" office:value-type="float" office:value="0.0"/>
          <table:table-cell office:value-type="float" office:value="29.1308"/>
          <table:table-cell office:value-type="float" office:value="0.0"/>
          <table:table-cell office:value-type="float" office:value="214331.0"/>
          <table:table-cell office:value-type="float" office:value="270382.0"/>
          <table:table-cell table:style-name="cellBest" office:value-type="float" office:value="0.0"/>
          <table:table-cell office:value-type="float" office:value="25.8455"/>
          <table:table-cell office:value-type="float" office:value="0.0"/>
          <table:table-cell office:value-type="float" office:value="214331.0"/>
          <table:table-cell office:value-type="float" office:value="270382.0"/>
          <table:table-cell office:value-type="float" office:value="53019.0"/>
          <table:table-cell office:value-type="float" office:value="37.1615"/>
          <table:table-cell office:value-type="float" office:value="0.0"/>
          <table:table-cell office:value-type="float" office:value="303810.0"/>
          <table:table-cell office:value-type="float" office:value="444383.0"/>
          <table:table-cell office:value-type="float" office:value="107264.0"/>
          <table:table-cell office:value-type="float" office:value="18.0363"/>
          <table:table-cell office:value-type="float" office:value="0.0"/>
          <table:table-cell office:value-type="float" office:value="166370.0"/>
          <table:table-cell office:value-type="float" office:value="215786.0"/>
          <table:table-cell office:value-type="float" office:value="45551.0"/>
          <table:table-cell office:value-type="float" office:value="94.9982"/>
          <table:table-cell office:value-type="float" office:value="0.0"/>
          <table:table-cell office:value-type="float" office:value="598019.0"/>
          <table:table-cell office:value-type="float" office:value="672231.0"/>
          <table:table-cell office:value-type="float" office:value="646929.0"/>
          <table:table-cell office:value-type="float" office:value="19.8224"/>
          <table:table-cell office:value-type="float" office:value="0.0"/>
          <table:table-cell office:value-type="float" office:value="151808.0"/>
          <table:table-cell office:value-type="float" office:value="173897.0"/>
          <table:table-cell office:value-type="float" office:value="171515.0"/>
          <table:table-cell office:value-type="float" office:value="3.34242"/>
          <table:table-cell office:value-type="float" office:value="0.0"/>
          <table:table-cell office:value-type="float" office:value="32239.0"/>
          <table:table-cell office:value-type="float" office:value="38914.0"/>
          <table:table-cell office:value-type="float" office:value="37927.0"/>
          <table:table-cell office:value-type="float" office:value="43.6714"/>
          <table:table-cell office:value-type="float" office:value="0.0"/>
          <table:table-cell office:value-type="float" office:value="342374.0"/>
          <table:table-cell office:value-type="float" office:value="389616.0"/>
          <table:table-cell office:value-type="float" office:value="388170.0"/>
          <table:table-cell office:value-type="float" office:value="19.0724"/>
          <table:table-cell office:value-type="float" office:value="0.0"/>
          <table:table-cell office:value-type="float" office:value="174017.0"/>
          <table:table-cell office:value-type="float" office:value="226890.0"/>
          <table:table-cell office:value-type="float" office:value="49704.0"/>
          <table:table-cell office:value-type="float" office:value="36.1976"/>
          <table:table-cell office:value-type="float" office:value="0.0"/>
          <table:table-cell office:value-type="float" office:value="294063.0"/>
          <table:table-cell office:value-type="float" office:value="361874.0"/>
          <table:table-cell office:value-type="float" office:value="71542.0"/>
          <table:table-cell office:value-type="float" office:value="49.7467"/>
          <table:table-cell office:value-type="float" office:value="0.0"/>
          <table:table-cell office:value-type="float" office:value="374343.0"/>
          <table:table-cell office:value-type="float" office:value="463538.0"/>
          <table:table-cell office:value-type="float" office:value="80928.0"/>
          <table:table-cell office:value-type="float" office:value="28.168"/>
          <table:table-cell office:value-type="float" office:value="0.0"/>
          <table:table-cell office:value-type="float" office:value="233388.0"/>
          <table:table-cell office:value-type="float" office:value="299773.0"/>
          <table:table-cell office:value-type="float" office:value="56716.0"/>
          <table:table-cell office:value-type="float" office:value="5.13426"/>
          <table:table-cell office:value-type="float" office:value="0.0"/>
          <table:table-cell office:value-type="float" office:value="51471.0"/>
          <table:table-cell office:value-type="float" office:value="61330.0"/>
          <table:table-cell office:value-type="float" office:value="61330.0"/>
          <table:table-cell office:value-type="float" office:value="37.9182"/>
          <table:table-cell office:value-type="float" office:value="0.0"/>
          <table:table-cell office:value-type="float" office:value="348840.0"/>
          <table:table-cell office:value-type="float" office:value="914657.0"/>
          <table:table-cell table:style-name="cellBest" office:value-type="float" office:value="0.0"/>
          <table:table-cell office:value-type="float" office:value="24.2243"/>
          <table:table-cell office:value-type="float" office:value="0.0"/>
          <table:table-cell office:value-type="float" office:value="224158.0"/>
          <table:table-cell office:value-type="float" office:value="254838.0"/>
          <table:table-cell office:value-type="float" office:value="252495.0"/>
          <table:table-cell office:value-type="float" office:value="63.3686"/>
          <table:table-cell office:value-type="float" office:value="0.0"/>
          <table:table-cell office:value-type="float" office:value="476070.0"/>
          <table:table-cell office:value-type="float" office:value="599822.0"/>
          <table:table-cell office:value-type="float" office:value="99103.0"/>
          <table:table-cell office:value-type="float" office:value="124.973"/>
          <table:table-cell office:value-type="float" office:value="0.0"/>
          <table:table-cell office:value-type="float" office:value="957580.0"/>
          <table:table-cell office:value-type="float" office:value="963772.0"/>
          <table:table-cell office:value-type="float" office:value="963772.0"/>
          <table:table-cell office:value-type="float" office:value="45.1353"/>
          <table:table-cell office:value-type="float" office:value="0.0"/>
          <table:table-cell office:value-type="float" office:value="364229.0"/>
          <table:table-cell office:value-type="float" office:value="407224.0"/>
          <table:table-cell office:value-type="float" office:value="395609.0"/>
          <table:table-cell office:value-type="float" office:value="60.9389"/>
          <table:table-cell office:value-type="float" office:value="0.0"/>
          <table:table-cell office:value-type="float" office:value="402223.0"/>
          <table:table-cell office:value-type="float" office:value="493806.0"/>
          <table:table-cell office:value-type="float" office:value="8632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06433.0"/>
          <table:table-cell office:value-type="float" office:value="2830975.0"/>
          <table:table-cell office:value-type="float" office:value="2830975.0"/>
          <table:table-cell office:value-type="float" office:value="26.4439"/>
          <table:table-cell office:value-type="float" office:value="0.0"/>
          <table:table-cell office:value-type="float" office:value="214331.0"/>
          <table:table-cell office:value-type="float" office:value="270382.0"/>
          <table:table-cell office:value-type="float" office:value="53019.0"/>
          <table:table-cell office:value-type="float" office:value="51.8064"/>
          <table:table-cell office:value-type="float" office:value="0.0"/>
          <table:table-cell office:value-type="float" office:value="366157.0"/>
          <table:table-cell office:value-type="float" office:value="493054.0"/>
          <table:table-cell office:value-type="float" office:value="252308.0"/>
          <table:table-cell office:value-type="float" office:value="11.3242"/>
          <table:table-cell office:value-type="float" office:value="0.0"/>
          <table:table-cell office:value-type="float" office:value="113461.0"/>
          <table:table-cell office:value-type="float" office:value="150116.0"/>
          <table:table-cell office:value-type="float" office:value="71361.0"/>
          <table:table-cell office:value-type="float" office:value="35.7557"/>
          <table:table-cell office:value-type="float" office:value="0.0"/>
          <table:table-cell office:value-type="float" office:value="347725.0"/>
          <table:table-cell office:value-type="float" office:value="465080.0"/>
          <table:table-cell office:value-type="float" office:value="433164.0"/>
          <table:table-cell office:value-type="float" office:value="75.9358"/>
          <table:table-cell office:value-type="float" office:value="0.0"/>
          <table:table-cell office:value-type="float" office:value="624968.0"/>
          <table:table-cell office:value-type="float" office:value="815799.0"/>
          <table:table-cell office:value-type="float" office:value="801160.0"/>
          <table:table-cell office:value-type="float" office:value="59.3013"/>
          <table:table-cell office:value-type="float" office:value="0.0"/>
          <table:table-cell office:value-type="float" office:value="490024.0"/>
          <table:table-cell office:value-type="float" office:value="648650.0"/>
          <table:table-cell office:value-type="float" office:value="641584.0"/>
          <table:table-cell office:value-type="float" office:value="99.103"/>
          <table:table-cell office:value-type="float" office:value="0.0"/>
          <table:table-cell office:value-type="float" office:value="794129.0"/>
          <table:table-cell office:value-type="float" office:value="1040793.0"/>
          <table:table-cell office:value-type="float" office:value="1033018.0"/>
          <table:table-cell office:value-type="float" office:value="12.8622"/>
          <table:table-cell office:value-type="float" office:value="0.0"/>
          <table:table-cell office:value-type="float" office:value="128421.0"/>
          <table:table-cell office:value-type="float" office:value="169594.0"/>
          <table:table-cell office:value-type="float" office:value="78304.0"/>
          <table:table-cell office:value-type="float" office:value="60.5994"/>
          <table:table-cell office:value-type="float" office:value="0.0"/>
          <table:table-cell office:value-type="float" office:value="399401.0"/>
          <table:table-cell office:value-type="float" office:value="496767.0"/>
          <table:table-cell office:value-type="float" office:value="243779.0"/>
          <table:table-cell office:value-type="float" office:value="9.00415"/>
          <table:table-cell office:value-type="float" office:value="0.0"/>
          <table:table-cell office:value-type="float" office:value="87261.0"/>
          <table:table-cell office:value-type="float" office:value="117154.0"/>
          <table:table-cell office:value-type="float" office:value="57819.0"/>
          <table:table-cell office:value-type="float" office:value="43.9076"/>
          <table:table-cell office:value-type="float" office:value="0.0"/>
          <table:table-cell office:value-type="float" office:value="340143.0"/>
          <table:table-cell office:value-type="float" office:value="425315.0"/>
          <table:table-cell office:value-type="float" office:value="222837.0"/>
          <table:table-cell office:value-type="float" office:value="134.701"/>
          <table:table-cell office:value-type="float" office:value="0.0"/>
          <table:table-cell office:value-type="float" office:value="992462.0"/>
          <table:table-cell office:value-type="float" office:value="1307339.0"/>
          <table:table-cell office:value-type="float" office:value="1307339.0"/>
          <table:table-cell office:value-type="float" office:value="52.5669"/>
          <table:table-cell office:value-type="float" office:value="0.0"/>
          <table:table-cell office:value-type="float" office:value="345404.0"/>
          <table:table-cell office:value-type="float" office:value="388845.0"/>
          <table:table-cell table:style-name="cellBest" office:value-type="float" office:value="0.0"/>
          <table:table-cell office:value-type="float" office:value="90.5601"/>
          <table:table-cell office:value-type="float" office:value="0.0"/>
          <table:table-cell office:value-type="float" office:value="666335.0"/>
          <table:table-cell office:value-type="float" office:value="844888.0"/>
          <table:table-cell office:value-type="float" office:value="834808.0"/>
          <table:table-cell office:value-type="float" office:value="15.2102"/>
          <table:table-cell office:value-type="float" office:value="0.0"/>
          <table:table-cell office:value-type="float" office:value="126704.0"/>
          <table:table-cell office:value-type="float" office:value="164818.0"/>
          <table:table-cell office:value-type="float" office:value="78946.0"/>
          <table:table-cell table:style-name="cellBest" office:value-type="float" office:value="0.938343"/>
          <table:table-cell office:value-type="float" office:value="0.0"/>
          <table:table-cell table:style-name="cellBest" office:value-type="float" office:value="13602.0"/>
          <table:table-cell table:style-name="cellBest" office:value-type="float" office:value="17237.0"/>
          <table:table-cell office:value-type="float" office:value="17237.0"/>
          <table:table-cell office:value-type="float" office:value="153.534"/>
          <table:table-cell office:value-type="float" office:value="0.0"/>
          <table:table-cell office:value-type="float" office:value="1029965.0"/>
          <table:table-cell office:value-type="float" office:value="1289213.0"/>
          <table:table-cell office:value-type="float" office:value="1278307.0"/>
          <table:table-cell office:value-type="float" office:value="31.3847"/>
          <table:table-cell office:value-type="float" office:value="0.0"/>
          <table:table-cell office:value-type="float" office:value="236309.0"/>
          <table:table-cell office:value-type="float" office:value="300810.0"/>
          <table:table-cell office:value-type="float" office:value="157508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338014.0"/>
          <table:table-cell table:style-name="cellWorst" office:value-type="float" office:value="3381897.0"/>
          <table:table-cell table:style-name="cellWorst" office:value-type="float" office:value="3381897.0"/>
          <table:table-cell table:formula="of:=MIN([.$B14];[.$F14];[.$K14];[.$P14];[.$U14];[.$Z14];[.$AE14];[.$AJ14];[.$AO14];[.$AT14];[.$AY14];[.$BD14];[.$BI14];[.$BN14];[.$BS14];[.$BX14];[.$CC14];[.$CH14];[.$CM14];[.$CR14];[.$CW14];[.$DB14];[.$DG14];[.$DL14];[.$DQ14];[.$DV14];[.$EA14];[.$EF14];[.$EK14];[.$EP14];[.$EU14];[.$EZ14];[.$FE14];[.$FJ14];[.$FO14];[.$FT14];[.$FY14];[.$GD14];[.$GI14];[.$GN14];[.$GS14])" office:value-type="float"/>
          <table:table-cell table:formula="of:=MIN([.$C14];[.$G14];[.$L14];[.$Q14];[.$V14];[.$AA14];[.$AF14];[.$AK14];[.$AP14];[.$AU14];[.$AZ14];[.$BE14];[.$BJ14];[.$BO14];[.$BT14];[.$BY14];[.$CD14];[.$CI14];[.$CN14];[.$CS14];[.$CX14];[.$DC14];[.$DH14];[.$DM14];[.$DR14];[.$DW14];[.$EB14];[.$EG14];[.$EL14];[.$EQ14];[.$EV14];[.$FA14];[.$FF14];[.$FK14];[.$FP14];[.$FU14];[.$FZ14];[.$GE14];[.$GJ14];[.$GO14];[.$GT14])" office:value-type="float"/>
          <table:table-cell table:formula="of:=MIN([.$D14];[.$H14];[.$M14];[.$R14];[.$W14];[.$AB14];[.$AG14];[.$AL14];[.$AQ14];[.$AV14];[.$BA14];[.$BF14];[.$BK14];[.$BP14];[.$BU14];[.$BZ14];[.$CE14];[.$CJ14];[.$CO14];[.$CT14];[.$CY14];[.$DD14];[.$DI14];[.$DN14];[.$DS14];[.$DX14];[.$EC14];[.$EH14];[.$EM14];[.$ER14];[.$EW14];[.$FB14];[.$FG14];[.$FL14];[.$FQ14];[.$FV14];[.$GA14];[.$GF14];[.$GK14];[.$GP14];[.$GU14])" office:value-type="float"/>
          <table:table-cell table:formula="of:=MIN([.$E14];[.$I14];[.$N14];[.$S14];[.$X14];[.$AC14];[.$AH14];[.$AM14];[.$AR14];[.$AW14];[.$BB14];[.$BG14];[.$BL14];[.$BQ14];[.$BV14];[.$CA14];[.$CF14];[.$CK14];[.$CP14];[.$CU14];[.$CZ14];[.$DE14];[.$DJ14];[.$DO14];[.$DT14];[.$DY14];[.$ED14];[.$EI14];[.$EN14];[.$ES14];[.$EX14];[.$FC14];[.$FH14];[.$FM14];[.$FR14];[.$FW14];[.$GB14];[.$GG14];[.$GL14];[.$GQ14];[.$GV14])" office:value-type="float"/>
          <table:table-cell table:formula="of:=MIN([.$J14];[.$O14];[.$T14];[.$Y14];[.$AD14];[.$AI14];[.$AN14];[.$AS14];[.$AX14];[.$BC14];[.$BH14];[.$BM14];[.$BR14];[.$BW14];[.$CB14];[.$CG14];[.$CL14];[.$CQ14];[.$CV14];[.$DA14];[.$DF14];[.$DK14];[.$DP14];[.$DU14];[.$DZ14];[.$EE14];[.$EJ14];[.$EO14];[.$ET14];[.$EY14];[.$FD14];[.$FI14];[.$FN14];[.$FS14];[.$FX14];[.$GC14];[.$GH14];[.$GM14];[.$GR14];[.$GW14])" office:value-type="float"/>
          <table:table-cell table:formula="of:=MEDIAN([.$B14];[.$F14];[.$K14];[.$P14];[.$U14];[.$Z14];[.$AE14];[.$AJ14];[.$AO14];[.$AT14];[.$AY14];[.$BD14];[.$BI14];[.$BN14];[.$BS14];[.$BX14];[.$CC14];[.$CH14];[.$CM14];[.$CR14];[.$CW14];[.$DB14];[.$DG14];[.$DL14];[.$DQ14];[.$DV14];[.$EA14];[.$EF14];[.$EK14];[.$EP14];[.$EU14];[.$EZ14];[.$FE14];[.$FJ14];[.$FO14];[.$FT14];[.$FY14];[.$GD14];[.$GI14];[.$GN14];[.$GS14])" office:value-type="float"/>
          <table:table-cell table:formula="of:=MEDIAN([.$C14];[.$G14];[.$L14];[.$Q14];[.$V14];[.$AA14];[.$AF14];[.$AK14];[.$AP14];[.$AU14];[.$AZ14];[.$BE14];[.$BJ14];[.$BO14];[.$BT14];[.$BY14];[.$CD14];[.$CI14];[.$CN14];[.$CS14];[.$CX14];[.$DC14];[.$DH14];[.$DM14];[.$DR14];[.$DW14];[.$EB14];[.$EG14];[.$EL14];[.$EQ14];[.$EV14];[.$FA14];[.$FF14];[.$FK14];[.$FP14];[.$FU14];[.$FZ14];[.$GE14];[.$GJ14];[.$GO14];[.$GT14])" office:value-type="float"/>
          <table:table-cell table:formula="of:=MEDIAN([.$D14];[.$H14];[.$M14];[.$R14];[.$W14];[.$AB14];[.$AG14];[.$AL14];[.$AQ14];[.$AV14];[.$BA14];[.$BF14];[.$BK14];[.$BP14];[.$BU14];[.$BZ14];[.$CE14];[.$CJ14];[.$CO14];[.$CT14];[.$CY14];[.$DD14];[.$DI14];[.$DN14];[.$DS14];[.$DX14];[.$EC14];[.$EH14];[.$EM14];[.$ER14];[.$EW14];[.$FB14];[.$FG14];[.$FL14];[.$FQ14];[.$FV14];[.$GA14];[.$GF14];[.$GK14];[.$GP14];[.$GU14])" office:value-type="float"/>
          <table:table-cell table:formula="of:=MEDIAN([.$E14];[.$I14];[.$N14];[.$S14];[.$X14];[.$AC14];[.$AH14];[.$AM14];[.$AR14];[.$AW14];[.$BB14];[.$BG14];[.$BL14];[.$BQ14];[.$BV14];[.$CA14];[.$CF14];[.$CK14];[.$CP14];[.$CU14];[.$CZ14];[.$DE14];[.$DJ14];[.$DO14];[.$DT14];[.$DY14];[.$ED14];[.$EI14];[.$EN14];[.$ES14];[.$EX14];[.$FC14];[.$FH14];[.$FM14];[.$FR14];[.$FW14];[.$GB14];[.$GG14];[.$GL14];[.$GQ14];[.$GV14])" office:value-type="float"/>
          <table:table-cell table:formula="of:=MEDIAN([.$J14];[.$O14];[.$T14];[.$Y14];[.$AD14];[.$AI14];[.$AN14];[.$AS14];[.$AX14];[.$BC14];[.$BH14];[.$BM14];[.$BR14];[.$BW14];[.$CB14];[.$CG14];[.$CL14];[.$CQ14];[.$CV14];[.$DA14];[.$DF14];[.$DK14];[.$DP14];[.$DU14];[.$DZ14];[.$EE14];[.$EJ14];[.$EO14];[.$ET14];[.$EY14];[.$FD14];[.$FI14];[.$FN14];[.$FS14];[.$FX14];[.$GC14];[.$GH14];[.$GM14];[.$GR14];[.$GW14])" office:value-type="float"/>
          <table:table-cell table:formula="of:=MAX([.$B14];[.$F14];[.$K14];[.$P14];[.$U14];[.$Z14];[.$AE14];[.$AJ14];[.$AO14];[.$AT14];[.$AY14];[.$BD14];[.$BI14];[.$BN14];[.$BS14];[.$BX14];[.$CC14];[.$CH14];[.$CM14];[.$CR14];[.$CW14];[.$DB14];[.$DG14];[.$DL14];[.$DQ14];[.$DV14];[.$EA14];[.$EF14];[.$EK14];[.$EP14];[.$EU14];[.$EZ14];[.$FE14];[.$FJ14];[.$FO14];[.$FT14];[.$FY14];[.$GD14];[.$GI14];[.$GN14];[.$GS14])" office:value-type="float"/>
          <table:table-cell table:formula="of:=MAX([.$C14];[.$G14];[.$L14];[.$Q14];[.$V14];[.$AA14];[.$AF14];[.$AK14];[.$AP14];[.$AU14];[.$AZ14];[.$BE14];[.$BJ14];[.$BO14];[.$BT14];[.$BY14];[.$CD14];[.$CI14];[.$CN14];[.$CS14];[.$CX14];[.$DC14];[.$DH14];[.$DM14];[.$DR14];[.$DW14];[.$EB14];[.$EG14];[.$EL14];[.$EQ14];[.$EV14];[.$FA14];[.$FF14];[.$FK14];[.$FP14];[.$FU14];[.$FZ14];[.$GE14];[.$GJ14];[.$GO14];[.$GT14])" office:value-type="float"/>
          <table:table-cell table:formula="of:=MAX([.$D14];[.$H14];[.$M14];[.$R14];[.$W14];[.$AB14];[.$AG14];[.$AL14];[.$AQ14];[.$AV14];[.$BA14];[.$BF14];[.$BK14];[.$BP14];[.$BU14];[.$BZ14];[.$CE14];[.$CJ14];[.$CO14];[.$CT14];[.$CY14];[.$DD14];[.$DI14];[.$DN14];[.$DS14];[.$DX14];[.$EC14];[.$EH14];[.$EM14];[.$ER14];[.$EW14];[.$FB14];[.$FG14];[.$FL14];[.$FQ14];[.$FV14];[.$GA14];[.$GF14];[.$GK14];[.$GP14];[.$GU14])" office:value-type="float"/>
          <table:table-cell table:formula="of:=MAX([.$E14];[.$I14];[.$N14];[.$S14];[.$X14];[.$AC14];[.$AH14];[.$AM14];[.$AR14];[.$AW14];[.$BB14];[.$BG14];[.$BL14];[.$BQ14];[.$BV14];[.$CA14];[.$CF14];[.$CK14];[.$CP14];[.$CU14];[.$CZ14];[.$DE14];[.$DJ14];[.$DO14];[.$DT14];[.$DY14];[.$ED14];[.$EI14];[.$EN14];[.$ES14];[.$EX14];[.$FC14];[.$FH14];[.$FM14];[.$FR14];[.$FW14];[.$GB14];[.$GG14];[.$GL14];[.$GQ14];[.$GV14])" office:value-type="float"/>
          <table:table-cell table:formula="of:=MAX([.$J14];[.$O14];[.$T14];[.$Y14];[.$AD14];[.$AI14];[.$AN14];[.$AS14];[.$AX14];[.$BC14];[.$BH14];[.$BM14];[.$BR14];[.$BW14];[.$CB14];[.$CG14];[.$CL14];[.$CQ14];[.$CV14];[.$DA14];[.$DF14];[.$DK14];[.$DP14];[.$DU14];[.$DZ14];[.$EE14];[.$EJ14];[.$EO14];[.$ET14];[.$EY14];[.$FD14];[.$FI14];[.$FN14];[.$FS14];[.$FX14];[.$GC14];[.$GH14];[.$GM14];[.$GR14];[.$GW14])" office:value-type="float"/>
        </table:table-row>
        <table:table-row table:style-name="ro1">
          <table:table-cell office:value-type="string">
            <text:p>./handmade_soko013.lp</text:p>
          </table:table-cell>
          <table:table-cell office:value-type="float" office:value="59.3878"/>
          <table:table-cell office:value-type="float" office:value="0.0"/>
          <table:table-cell office:value-type="float" office:value="220554.0"/>
          <table:table-cell office:value-type="float" office:value="1372731.0"/>
          <table:table-cell office:value-type="float" office:value="58.3867"/>
          <table:table-cell office:value-type="float" office:value="0.0"/>
          <table:table-cell office:value-type="float" office:value="220554.0"/>
          <table:table-cell office:value-type="float" office:value="1372731.0"/>
          <table:table-cell table:style-name="cellBest" office:value-type="float" office:value="0.0"/>
          <table:table-cell office:value-type="float" office:value="58.36"/>
          <table:table-cell office:value-type="float" office:value="0.0"/>
          <table:table-cell office:value-type="float" office:value="220554.0"/>
          <table:table-cell office:value-type="float" office:value="1372731.0"/>
          <table:table-cell table:style-name="cellBest" office:value-type="float" office:value="0.0"/>
          <table:table-cell office:value-type="float" office:value="58.1389"/>
          <table:table-cell office:value-type="float" office:value="0.0"/>
          <table:table-cell office:value-type="float" office:value="220554.0"/>
          <table:table-cell office:value-type="float" office:value="1372731.0"/>
          <table:table-cell office:value-type="float" office:value="193430.0"/>
          <table:table-cell office:value-type="float" office:value="391.485"/>
          <table:table-cell office:value-type="float" office:value="0.0"/>
          <table:table-cell office:value-type="float" office:value="1173320.0"/>
          <table:table-cell table:style-name="cellWorst" office:value-type="float" office:value="7135811.0"/>
          <table:table-cell office:value-type="float" office:value="676089.0"/>
          <table:table-cell office:value-type="float" office:value="149.332"/>
          <table:table-cell office:value-type="float" office:value="0.0"/>
          <table:table-cell office:value-type="float" office:value="468631.0"/>
          <table:table-cell office:value-type="float" office:value="804730.0"/>
          <table:table-cell office:value-type="float" office:value="101398.0"/>
          <table:table-cell office:value-type="float" office:value="361.494"/>
          <table:table-cell office:value-type="float" office:value="0.0"/>
          <table:table-cell office:value-type="float" office:value="1308616.0"/>
          <table:table-cell office:value-type="float" office:value="1459121.0"/>
          <table:table-cell office:value-type="float" office:value="1400373.0"/>
          <table:table-cell office:value-type="float" office:value="212.448"/>
          <table:table-cell office:value-type="float" office:value="0.0"/>
          <table:table-cell office:value-type="float" office:value="868180.0"/>
          <table:table-cell office:value-type="float" office:value="969104.0"/>
          <table:table-cell office:value-type="float" office:value="954383.0"/>
          <table:table-cell office:value-type="float" office:value="173.23"/>
          <table:table-cell office:value-type="float" office:value="0.0"/>
          <table:table-cell office:value-type="float" office:value="754812.0"/>
          <table:table-cell office:value-type="float" office:value="833577.0"/>
          <table:table-cell office:value-type="float" office:value="827818.0"/>
          <table:table-cell office:value-type="float" office:value="127.701"/>
          <table:table-cell office:value-type="float" office:value="0.0"/>
          <table:table-cell office:value-type="float" office:value="601497.0"/>
          <table:table-cell office:value-type="float" office:value="679112.0"/>
          <table:table-cell office:value-type="float" office:value="674384.0"/>
          <table:table-cell office:value-type="float" office:value="368.144"/>
          <table:table-cell office:value-type="float" office:value="0.0"/>
          <table:table-cell office:value-type="float" office:value="1275109.0"/>
          <table:table-cell office:value-type="float" office:value="1501548.0"/>
          <table:table-cell office:value-type="float" office:value="280159.0"/>
          <table:table-cell office:value-type="float" office:value="37.8958"/>
          <table:table-cell office:value-type="float" office:value="0.0"/>
          <table:table-cell office:value-type="float" office:value="145192.0"/>
          <table:table-cell office:value-type="float" office:value="206142.0"/>
          <table:table-cell office:value-type="float" office:value="51072.0"/>
          <table:table-cell office:value-type="float" office:value="290.649"/>
          <table:table-cell office:value-type="float" office:value="0.0"/>
          <table:table-cell office:value-type="float" office:value="1030644.0"/>
          <table:table-cell office:value-type="float" office:value="1229754.0"/>
          <table:table-cell office:value-type="float" office:value="214321.0"/>
          <table:table-cell office:value-type="float" office:value="21.1551"/>
          <table:table-cell office:value-type="float" office:value="0.0"/>
          <table:table-cell office:value-type="float" office:value="83854.0"/>
          <table:table-cell office:value-type="float" office:value="124913.0"/>
          <table:table-cell office:value-type="float" office:value="29806.0"/>
          <table:table-cell table:style-name="cellBest" office:value-type="float" office:value="19.0726"/>
          <table:table-cell office:value-type="float" office:value="0.0"/>
          <table:table-cell table:style-name="cellBest" office:value-type="float" office:value="62608.0"/>
          <table:table-cell table:style-name="cellBest" office:value-type="float" office:value="71750.0"/>
          <table:table-cell office:value-type="float" office:value="71750.0"/>
          <table:table-cell office:value-type="float" office:value="223.056"/>
          <table:table-cell office:value-type="float" office:value="0.0"/>
          <table:table-cell office:value-type="float" office:value="634752.0"/>
          <table:table-cell office:value-type="float" office:value="5047370.0"/>
          <table:table-cell table:style-name="cellBest" office:value-type="float" office:value="0.0"/>
          <table:table-cell office:value-type="float" office:value="47.0552"/>
          <table:table-cell office:value-type="float" office:value="0.0"/>
          <table:table-cell office:value-type="float" office:value="179382.0"/>
          <table:table-cell office:value-type="float" office:value="292790.0"/>
          <table:table-cell office:value-type="float" office:value="285479.0"/>
          <table:table-cell office:value-type="float" office:value="52.0398"/>
          <table:table-cell office:value-type="float" office:value="0.0"/>
          <table:table-cell office:value-type="float" office:value="196126.0"/>
          <table:table-cell office:value-type="float" office:value="270680.0"/>
          <table:table-cell office:value-type="float" office:value="62219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397840.0"/>
          <table:table-cell office:value-type="float" office:value="1423551.0"/>
          <table:table-cell office:value-type="float" office:value="1423551.0"/>
          <table:table-cell office:value-type="float" office:value="156.078"/>
          <table:table-cell office:value-type="float" office:value="0.0"/>
          <table:table-cell office:value-type="float" office:value="409937.0"/>
          <table:table-cell office:value-type="float" office:value="512411.0"/>
          <table:table-cell office:value-type="float" office:value="502018.0"/>
          <table:table-cell office:value-type="float" office:value="336.646"/>
          <table:table-cell office:value-type="float" office:value="0.0"/>
          <table:table-cell office:value-type="float" office:value="1202184.0"/>
          <table:table-cell office:value-type="float" office:value="1479830.0"/>
          <table:table-cell office:value-type="float" office:value="245667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915346.0"/>
          <table:table-cell office:value-type="float" office:value="927184.0"/>
          <table:table-cell office:value-type="float" office:value="927184.0"/>
          <table:table-cell office:value-type="float" office:value="60.9839"/>
          <table:table-cell office:value-type="float" office:value="0.0"/>
          <table:table-cell office:value-type="float" office:value="220554.0"/>
          <table:table-cell office:value-type="float" office:value="1372731.0"/>
          <table:table-cell office:value-type="float" office:value="193430.0"/>
          <table:table-cell office:value-type="float" office:value="61.8225"/>
          <table:table-cell office:value-type="float" office:value="0.0"/>
          <table:table-cell office:value-type="float" office:value="193043.0"/>
          <table:table-cell office:value-type="float" office:value="401079.0"/>
          <table:table-cell office:value-type="float" office:value="173042.0"/>
          <table:table-cell office:value-type="float" office:value="83.3938"/>
          <table:table-cell office:value-type="float" office:value="0.0"/>
          <table:table-cell office:value-type="float" office:value="366472.0"/>
          <table:table-cell office:value-type="float" office:value="467981.0"/>
          <table:table-cell office:value-type="float" office:value="305168.0"/>
          <table:table-cell office:value-type="float" office:value="46.3449"/>
          <table:table-cell office:value-type="float" office:value="0.0"/>
          <table:table-cell office:value-type="float" office:value="199164.0"/>
          <table:table-cell office:value-type="float" office:value="666229.0"/>
          <table:table-cell office:value-type="float" office:value="36910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66133.0"/>
          <table:table-cell office:value-type="float" office:value="2661493.0"/>
          <table:table-cell office:value-type="float" office:value="2630459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080122.0"/>
          <table:table-cell office:value-type="float" office:value="2862313.0"/>
          <table:table-cell table:style-name="cellWorst" office:value-type="float" office:value="2847976.0"/>
          <table:table-cell office:value-type="float" office:value="136.028"/>
          <table:table-cell office:value-type="float" office:value="0.0"/>
          <table:table-cell office:value-type="float" office:value="702324.0"/>
          <table:table-cell office:value-type="float" office:value="1038685.0"/>
          <table:table-cell office:value-type="float" office:value="1033202.0"/>
          <table:table-cell office:value-type="float" office:value="21.8248"/>
          <table:table-cell office:value-type="float" office:value="0.0"/>
          <table:table-cell office:value-type="float" office:value="83215.0"/>
          <table:table-cell office:value-type="float" office:value="156401.0"/>
          <table:table-cell office:value-type="float" office:value="70774.0"/>
          <table:table-cell office:value-type="float" office:value="30.0034"/>
          <table:table-cell office:value-type="float" office:value="0.0"/>
          <table:table-cell office:value-type="float" office:value="94764.0"/>
          <table:table-cell office:value-type="float" office:value="190789.0"/>
          <table:table-cell office:value-type="float" office:value="68004.0"/>
          <table:table-cell office:value-type="float" office:value="25.4381"/>
          <table:table-cell office:value-type="float" office:value="0.0"/>
          <table:table-cell office:value-type="float" office:value="99293.0"/>
          <table:table-cell office:value-type="float" office:value="197714.0"/>
          <table:table-cell office:value-type="float" office:value="88965.0"/>
          <table:table-cell office:value-type="float" office:value="90.7053"/>
          <table:table-cell office:value-type="float" office:value="0.0"/>
          <table:table-cell office:value-type="float" office:value="371243.0"/>
          <table:table-cell office:value-type="float" office:value="571306.0"/>
          <table:table-cell office:value-type="float" office:value="334463.0"/>
          <table:table-cell office:value-type="float" office:value="140.829"/>
          <table:table-cell office:value-type="float" office:value="0.0"/>
          <table:table-cell office:value-type="float" office:value="733702.0"/>
          <table:table-cell office:value-type="float" office:value="1264840.0"/>
          <table:table-cell office:value-type="float" office:value="1264840.0"/>
          <table:table-cell office:value-type="float" office:value="215.92"/>
          <table:table-cell office:value-type="float" office:value="0.0"/>
          <table:table-cell office:value-type="float" office:value="694167.0"/>
          <table:table-cell office:value-type="float" office:value="955584.0"/>
          <table:table-cell table:style-name="cellBest"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46986.0"/>
          <table:table-cell office:value-type="float" office:value="2459399.0"/>
          <table:table-cell office:value-type="float" office:value="2420798.0"/>
          <table:table-cell office:value-type="float" office:value="47.9497"/>
          <table:table-cell office:value-type="float" office:value="0.0"/>
          <table:table-cell office:value-type="float" office:value="191798.0"/>
          <table:table-cell office:value-type="float" office:value="260901.0"/>
          <table:table-cell office:value-type="float" office:value="149843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032061.0"/>
          <table:table-cell office:value-type="float" office:value="1086698.0"/>
          <table:table-cell office:value-type="float" office:value="1086698.0"/>
          <table:table-cell office:value-type="float" office:value="285.727"/>
          <table:table-cell office:value-type="float" office:value="0.0"/>
          <table:table-cell office:value-type="float" office:value="1247987.0"/>
          <table:table-cell office:value-type="float" office:value="1705039.0"/>
          <table:table-cell office:value-type="float" office:value="1695999.0"/>
          <table:table-cell office:value-type="float" office:value="46.9573"/>
          <table:table-cell office:value-type="float" office:value="0.0"/>
          <table:table-cell office:value-type="float" office:value="203259.0"/>
          <table:table-cell office:value-type="float" office:value="284022.0"/>
          <table:table-cell office:value-type="float" office:value="16672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027981.0"/>
          <table:table-cell office:value-type="float" office:value="1536816.0"/>
          <table:table-cell office:value-type="float" office:value="1536816.0"/>
          <table:table-cell table:formula="of:=MIN([.$B15];[.$F15];[.$K15];[.$P15];[.$U15];[.$Z15];[.$AE15];[.$AJ15];[.$AO15];[.$AT15];[.$AY15];[.$BD15];[.$BI15];[.$BN15];[.$BS15];[.$BX15];[.$CC15];[.$CH15];[.$CM15];[.$CR15];[.$CW15];[.$DB15];[.$DG15];[.$DL15];[.$DQ15];[.$DV15];[.$EA15];[.$EF15];[.$EK15];[.$EP15];[.$EU15];[.$EZ15];[.$FE15];[.$FJ15];[.$FO15];[.$FT15];[.$FY15];[.$GD15];[.$GI15];[.$GN15];[.$GS15])" office:value-type="float"/>
          <table:table-cell table:formula="of:=MIN([.$C15];[.$G15];[.$L15];[.$Q15];[.$V15];[.$AA15];[.$AF15];[.$AK15];[.$AP15];[.$AU15];[.$AZ15];[.$BE15];[.$BJ15];[.$BO15];[.$BT15];[.$BY15];[.$CD15];[.$CI15];[.$CN15];[.$CS15];[.$CX15];[.$DC15];[.$DH15];[.$DM15];[.$DR15];[.$DW15];[.$EB15];[.$EG15];[.$EL15];[.$EQ15];[.$EV15];[.$FA15];[.$FF15];[.$FK15];[.$FP15];[.$FU15];[.$FZ15];[.$GE15];[.$GJ15];[.$GO15];[.$GT15])" office:value-type="float"/>
          <table:table-cell table:formula="of:=MIN([.$D15];[.$H15];[.$M15];[.$R15];[.$W15];[.$AB15];[.$AG15];[.$AL15];[.$AQ15];[.$AV15];[.$BA15];[.$BF15];[.$BK15];[.$BP15];[.$BU15];[.$BZ15];[.$CE15];[.$CJ15];[.$CO15];[.$CT15];[.$CY15];[.$DD15];[.$DI15];[.$DN15];[.$DS15];[.$DX15];[.$EC15];[.$EH15];[.$EM15];[.$ER15];[.$EW15];[.$FB15];[.$FG15];[.$FL15];[.$FQ15];[.$FV15];[.$GA15];[.$GF15];[.$GK15];[.$GP15];[.$GU15])" office:value-type="float"/>
          <table:table-cell table:formula="of:=MIN([.$E15];[.$I15];[.$N15];[.$S15];[.$X15];[.$AC15];[.$AH15];[.$AM15];[.$AR15];[.$AW15];[.$BB15];[.$BG15];[.$BL15];[.$BQ15];[.$BV15];[.$CA15];[.$CF15];[.$CK15];[.$CP15];[.$CU15];[.$CZ15];[.$DE15];[.$DJ15];[.$DO15];[.$DT15];[.$DY15];[.$ED15];[.$EI15];[.$EN15];[.$ES15];[.$EX15];[.$FC15];[.$FH15];[.$FM15];[.$FR15];[.$FW15];[.$GB15];[.$GG15];[.$GL15];[.$GQ15];[.$GV15])" office:value-type="float"/>
          <table:table-cell table:formula="of:=MIN([.$J15];[.$O15];[.$T15];[.$Y15];[.$AD15];[.$AI15];[.$AN15];[.$AS15];[.$AX15];[.$BC15];[.$BH15];[.$BM15];[.$BR15];[.$BW15];[.$CB15];[.$CG15];[.$CL15];[.$CQ15];[.$CV15];[.$DA15];[.$DF15];[.$DK15];[.$DP15];[.$DU15];[.$DZ15];[.$EE15];[.$EJ15];[.$EO15];[.$ET15];[.$EY15];[.$FD15];[.$FI15];[.$FN15];[.$FS15];[.$FX15];[.$GC15];[.$GH15];[.$GM15];[.$GR15];[.$GW15])" office:value-type="float"/>
          <table:table-cell table:formula="of:=MEDIAN([.$B15];[.$F15];[.$K15];[.$P15];[.$U15];[.$Z15];[.$AE15];[.$AJ15];[.$AO15];[.$AT15];[.$AY15];[.$BD15];[.$BI15];[.$BN15];[.$BS15];[.$BX15];[.$CC15];[.$CH15];[.$CM15];[.$CR15];[.$CW15];[.$DB15];[.$DG15];[.$DL15];[.$DQ15];[.$DV15];[.$EA15];[.$EF15];[.$EK15];[.$EP15];[.$EU15];[.$EZ15];[.$FE15];[.$FJ15];[.$FO15];[.$FT15];[.$FY15];[.$GD15];[.$GI15];[.$GN15];[.$GS15])" office:value-type="float"/>
          <table:table-cell table:formula="of:=MEDIAN([.$C15];[.$G15];[.$L15];[.$Q15];[.$V15];[.$AA15];[.$AF15];[.$AK15];[.$AP15];[.$AU15];[.$AZ15];[.$BE15];[.$BJ15];[.$BO15];[.$BT15];[.$BY15];[.$CD15];[.$CI15];[.$CN15];[.$CS15];[.$CX15];[.$DC15];[.$DH15];[.$DM15];[.$DR15];[.$DW15];[.$EB15];[.$EG15];[.$EL15];[.$EQ15];[.$EV15];[.$FA15];[.$FF15];[.$FK15];[.$FP15];[.$FU15];[.$FZ15];[.$GE15];[.$GJ15];[.$GO15];[.$GT15])" office:value-type="float"/>
          <table:table-cell table:formula="of:=MEDIAN([.$D15];[.$H15];[.$M15];[.$R15];[.$W15];[.$AB15];[.$AG15];[.$AL15];[.$AQ15];[.$AV15];[.$BA15];[.$BF15];[.$BK15];[.$BP15];[.$BU15];[.$BZ15];[.$CE15];[.$CJ15];[.$CO15];[.$CT15];[.$CY15];[.$DD15];[.$DI15];[.$DN15];[.$DS15];[.$DX15];[.$EC15];[.$EH15];[.$EM15];[.$ER15];[.$EW15];[.$FB15];[.$FG15];[.$FL15];[.$FQ15];[.$FV15];[.$GA15];[.$GF15];[.$GK15];[.$GP15];[.$GU15])" office:value-type="float"/>
          <table:table-cell table:formula="of:=MEDIAN([.$E15];[.$I15];[.$N15];[.$S15];[.$X15];[.$AC15];[.$AH15];[.$AM15];[.$AR15];[.$AW15];[.$BB15];[.$BG15];[.$BL15];[.$BQ15];[.$BV15];[.$CA15];[.$CF15];[.$CK15];[.$CP15];[.$CU15];[.$CZ15];[.$DE15];[.$DJ15];[.$DO15];[.$DT15];[.$DY15];[.$ED15];[.$EI15];[.$EN15];[.$ES15];[.$EX15];[.$FC15];[.$FH15];[.$FM15];[.$FR15];[.$FW15];[.$GB15];[.$GG15];[.$GL15];[.$GQ15];[.$GV15])" office:value-type="float"/>
          <table:table-cell table:formula="of:=MEDIAN([.$J15];[.$O15];[.$T15];[.$Y15];[.$AD15];[.$AI15];[.$AN15];[.$AS15];[.$AX15];[.$BC15];[.$BH15];[.$BM15];[.$BR15];[.$BW15];[.$CB15];[.$CG15];[.$CL15];[.$CQ15];[.$CV15];[.$DA15];[.$DF15];[.$DK15];[.$DP15];[.$DU15];[.$DZ15];[.$EE15];[.$EJ15];[.$EO15];[.$ET15];[.$EY15];[.$FD15];[.$FI15];[.$FN15];[.$FS15];[.$FX15];[.$GC15];[.$GH15];[.$GM15];[.$GR15];[.$GW15])" office:value-type="float"/>
          <table:table-cell table:formula="of:=MAX([.$B15];[.$F15];[.$K15];[.$P15];[.$U15];[.$Z15];[.$AE15];[.$AJ15];[.$AO15];[.$AT15];[.$AY15];[.$BD15];[.$BI15];[.$BN15];[.$BS15];[.$BX15];[.$CC15];[.$CH15];[.$CM15];[.$CR15];[.$CW15];[.$DB15];[.$DG15];[.$DL15];[.$DQ15];[.$DV15];[.$EA15];[.$EF15];[.$EK15];[.$EP15];[.$EU15];[.$EZ15];[.$FE15];[.$FJ15];[.$FO15];[.$FT15];[.$FY15];[.$GD15];[.$GI15];[.$GN15];[.$GS15])" office:value-type="float"/>
          <table:table-cell table:formula="of:=MAX([.$C15];[.$G15];[.$L15];[.$Q15];[.$V15];[.$AA15];[.$AF15];[.$AK15];[.$AP15];[.$AU15];[.$AZ15];[.$BE15];[.$BJ15];[.$BO15];[.$BT15];[.$BY15];[.$CD15];[.$CI15];[.$CN15];[.$CS15];[.$CX15];[.$DC15];[.$DH15];[.$DM15];[.$DR15];[.$DW15];[.$EB15];[.$EG15];[.$EL15];[.$EQ15];[.$EV15];[.$FA15];[.$FF15];[.$FK15];[.$FP15];[.$FU15];[.$FZ15];[.$GE15];[.$GJ15];[.$GO15];[.$GT15])" office:value-type="float"/>
          <table:table-cell table:formula="of:=MAX([.$D15];[.$H15];[.$M15];[.$R15];[.$W15];[.$AB15];[.$AG15];[.$AL15];[.$AQ15];[.$AV15];[.$BA15];[.$BF15];[.$BK15];[.$BP15];[.$BU15];[.$BZ15];[.$CE15];[.$CJ15];[.$CO15];[.$CT15];[.$CY15];[.$DD15];[.$DI15];[.$DN15];[.$DS15];[.$DX15];[.$EC15];[.$EH15];[.$EM15];[.$ER15];[.$EW15];[.$FB15];[.$FG15];[.$FL15];[.$FQ15];[.$FV15];[.$GA15];[.$GF15];[.$GK15];[.$GP15];[.$GU15])" office:value-type="float"/>
          <table:table-cell table:formula="of:=MAX([.$E15];[.$I15];[.$N15];[.$S15];[.$X15];[.$AC15];[.$AH15];[.$AM15];[.$AR15];[.$AW15];[.$BB15];[.$BG15];[.$BL15];[.$BQ15];[.$BV15];[.$CA15];[.$CF15];[.$CK15];[.$CP15];[.$CU15];[.$CZ15];[.$DE15];[.$DJ15];[.$DO15];[.$DT15];[.$DY15];[.$ED15];[.$EI15];[.$EN15];[.$ES15];[.$EX15];[.$FC15];[.$FH15];[.$FM15];[.$FR15];[.$FW15];[.$GB15];[.$GG15];[.$GL15];[.$GQ15];[.$GV15])" office:value-type="float"/>
          <table:table-cell table:formula="of:=MAX([.$J15];[.$O15];[.$T15];[.$Y15];[.$AD15];[.$AI15];[.$AN15];[.$AS15];[.$AX15];[.$BC15];[.$BH15];[.$BM15];[.$BR15];[.$BW15];[.$CB15];[.$CG15];[.$CL15];[.$CQ15];[.$CV15];[.$DA15];[.$DF15];[.$DK15];[.$DP15];[.$DU15];[.$DZ15];[.$EE15];[.$EJ15];[.$EO15];[.$ET15];[.$EY15];[.$FD15];[.$FI15];[.$FN15];[.$FS15];[.$FX15];[.$GC15];[.$GH15];[.$GM15];[.$GR15];[.$GW15])" office:value-type="float"/>
        </table:table-row>
        <table:table-row table:style-name="ro1">
          <table:table-cell office:value-type="string">
            <text:p>./handmade_soko014.lp</text:p>
          </table:table-cell>
          <table:table-cell office:value-type="float" office:value="179.654"/>
          <table:table-cell office:value-type="float" office:value="0.0"/>
          <table:table-cell office:value-type="float" office:value="895630.0"/>
          <table:table-cell office:value-type="float" office:value="1076038.0"/>
          <table:table-cell office:value-type="float" office:value="221.432"/>
          <table:table-cell office:value-type="float" office:value="0.0"/>
          <table:table-cell office:value-type="float" office:value="895630.0"/>
          <table:table-cell office:value-type="float" office:value="1076038.0"/>
          <table:table-cell table:style-name="cellBest" office:value-type="float" office:value="0.0"/>
          <table:table-cell office:value-type="float" office:value="200.657"/>
          <table:table-cell office:value-type="float" office:value="0.0"/>
          <table:table-cell office:value-type="float" office:value="895630.0"/>
          <table:table-cell office:value-type="float" office:value="1076038.0"/>
          <table:table-cell table:style-name="cellBest" office:value-type="float" office:value="0.0"/>
          <table:table-cell office:value-type="float" office:value="220.873"/>
          <table:table-cell office:value-type="float" office:value="0.0"/>
          <table:table-cell office:value-type="float" office:value="895630.0"/>
          <table:table-cell office:value-type="float" office:value="1076038.0"/>
          <table:table-cell office:value-type="float" office:value="158474.0"/>
          <table:table-cell office:value-type="float" office:value="401.416"/>
          <table:table-cell office:value-type="float" office:value="0.0"/>
          <table:table-cell office:value-type="float" office:value="1684182.0"/>
          <table:table-cell office:value-type="float" office:value="3387469.0"/>
          <table:table-cell office:value-type="float" office:value="514781.0"/>
          <table:table-cell office:value-type="float" office:value="76.8045"/>
          <table:table-cell office:value-type="float" office:value="0.0"/>
          <table:table-cell office:value-type="float" office:value="426645.0"/>
          <table:table-cell office:value-type="float" office:value="529007.0"/>
          <table:table-cell office:value-type="float" office:value="92638.0"/>
          <table:table-cell office:value-type="float" office:value="118.336"/>
          <table:table-cell office:value-type="float" office:value="0.0"/>
          <table:table-cell office:value-type="float" office:value="521607.0"/>
          <table:table-cell office:value-type="float" office:value="587941.0"/>
          <table:table-cell office:value-type="float" office:value="566816.0"/>
          <table:table-cell office:value-type="float" office:value="107.512"/>
          <table:table-cell office:value-type="float" office:value="0.0"/>
          <table:table-cell office:value-type="float" office:value="589361.0"/>
          <table:table-cell office:value-type="float" office:value="664874.0"/>
          <table:table-cell office:value-type="float" office:value="658956.0"/>
          <table:table-cell office:value-type="float" office:value="157.342"/>
          <table:table-cell office:value-type="float" office:value="0.0"/>
          <table:table-cell office:value-type="float" office:value="724639.0"/>
          <table:table-cell office:value-type="float" office:value="807015.0"/>
          <table:table-cell office:value-type="float" office:value="803722.0"/>
          <table:table-cell office:value-type="float" office:value="155.153"/>
          <table:table-cell office:value-type="float" office:value="0.0"/>
          <table:table-cell office:value-type="float" office:value="667736.0"/>
          <table:table-cell office:value-type="float" office:value="743070.0"/>
          <table:table-cell office:value-type="float" office:value="740469.0"/>
          <table:table-cell office:value-type="float" office:value="28.9443"/>
          <table:table-cell office:value-type="float" office:value="0.0"/>
          <table:table-cell office:value-type="float" office:value="186341.0"/>
          <table:table-cell office:value-type="float" office:value="230471.0"/>
          <table:table-cell office:value-type="float" office:value="63280.0"/>
          <table:table-cell office:value-type="float" office:value="108.869"/>
          <table:table-cell office:value-type="float" office:value="0.0"/>
          <table:table-cell office:value-type="float" office:value="520826.0"/>
          <table:table-cell office:value-type="float" office:value="640937.0"/>
          <table:table-cell office:value-type="float" office:value="102361.0"/>
          <table:table-cell office:value-type="float" office:value="88.0046"/>
          <table:table-cell office:value-type="float" office:value="0.0"/>
          <table:table-cell office:value-type="float" office:value="463424.0"/>
          <table:table-cell office:value-type="float" office:value="565339.0"/>
          <table:table-cell office:value-type="float" office:value="117972.0"/>
          <table:table-cell office:value-type="float" office:value="37.7754"/>
          <table:table-cell office:value-type="float" office:value="0.0"/>
          <table:table-cell office:value-type="float" office:value="232517.0"/>
          <table:table-cell office:value-type="float" office:value="290937.0"/>
          <table:table-cell office:value-type="float" office:value="71494.0"/>
          <table:table-cell office:value-type="float" office:value="252.689"/>
          <table:table-cell office:value-type="float" office:value="0.0"/>
          <table:table-cell office:value-type="float" office:value="1084242.0"/>
          <table:table-cell office:value-type="float" office:value="1192165.0"/>
          <table:table-cell office:value-type="float" office:value="1192165.0"/>
          <table:table-cell office:value-type="float" office:value="381.607"/>
          <table:table-cell office:value-type="float" office:value="0.0"/>
          <table:table-cell office:value-type="float" office:value="1638446.0"/>
          <table:table-cell table:style-name="cellWorst" office:value-type="float" office:value="4707729.0"/>
          <table:table-cell table:style-name="cellBest" office:value-type="float" office:value="0.0"/>
          <table:table-cell office:value-type="float" office:value="300.482"/>
          <table:table-cell office:value-type="float" office:value="0.0"/>
          <table:table-cell office:value-type="float" office:value="1620604.0"/>
          <table:table-cell office:value-type="float" office:value="1771084.0"/>
          <table:table-cell office:value-type="float" office:value="1765850.0"/>
          <table:table-cell office:value-type="float" office:value="38.605"/>
          <table:table-cell office:value-type="float" office:value="0.0"/>
          <table:table-cell office:value-type="float" office:value="222984.0"/>
          <table:table-cell office:value-type="float" office:value="269044.0"/>
          <table:table-cell office:value-type="float" office:value="7552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18520.0"/>
          <table:table-cell office:value-type="float" office:value="2830775.0"/>
          <table:table-cell office:value-type="float" office:value="2830775.0"/>
          <table:table-cell office:value-type="float" office:value="390.023"/>
          <table:table-cell office:value-type="float" office:value="0.0"/>
          <table:table-cell office:value-type="float" office:value="1465440.0"/>
          <table:table-cell office:value-type="float" office:value="1595984.0"/>
          <table:table-cell office:value-type="float" office:value="1582610.0"/>
          <table:table-cell office:value-type="float" office:value="52.076"/>
          <table:table-cell office:value-type="float" office:value="0.0"/>
          <table:table-cell office:value-type="float" office:value="275531.0"/>
          <table:table-cell office:value-type="float" office:value="345140.0"/>
          <table:table-cell office:value-type="float" office:value="68813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10338.0"/>
          <table:table-cell office:value-type="float" office:value="2041389.0"/>
          <table:table-cell office:value-type="float" office:value="2041389.0"/>
          <table:table-cell office:value-type="float" office:value="187.94"/>
          <table:table-cell office:value-type="float" office:value="0.0"/>
          <table:table-cell office:value-type="float" office:value="895630.0"/>
          <table:table-cell office:value-type="float" office:value="1076038.0"/>
          <table:table-cell office:value-type="float" office:value="158474.0"/>
          <table:table-cell office:value-type="float" office:value="176.967"/>
          <table:table-cell office:value-type="float" office:value="0.0"/>
          <table:table-cell office:value-type="float" office:value="718440.0"/>
          <table:table-cell office:value-type="float" office:value="976296.0"/>
          <table:table-cell office:value-type="float" office:value="460326.0"/>
          <table:table-cell office:value-type="float" office:value="74.3746"/>
          <table:table-cell office:value-type="float" office:value="0.0"/>
          <table:table-cell office:value-type="float" office:value="397402.0"/>
          <table:table-cell office:value-type="float" office:value="486229.0"/>
          <table:table-cell office:value-type="float" office:value="194430.0"/>
          <table:table-cell office:value-type="float" office:value="87.8617"/>
          <table:table-cell office:value-type="float" office:value="0.0"/>
          <table:table-cell office:value-type="float" office:value="547183.0"/>
          <table:table-cell office:value-type="float" office:value="701714.0"/>
          <table:table-cell office:value-type="float" office:value="644198.0"/>
          <table:table-cell office:value-type="float" office:value="211.417"/>
          <table:table-cell office:value-type="float" office:value="0.0"/>
          <table:table-cell office:value-type="float" office:value="1147728.0"/>
          <table:table-cell office:value-type="float" office:value="1453352.0"/>
          <table:table-cell office:value-type="float" office:value="1423823.0"/>
          <table:table-cell office:value-type="float" office:value="212.645"/>
          <table:table-cell office:value-type="float" office:value="0.0"/>
          <table:table-cell office:value-type="float" office:value="1120606.0"/>
          <table:table-cell office:value-type="float" office:value="1446784.0"/>
          <table:table-cell office:value-type="float" office:value="1431828.0"/>
          <table:table-cell office:value-type="float" office:value="200.51"/>
          <table:table-cell office:value-type="float" office:value="0.0"/>
          <table:table-cell office:value-type="float" office:value="1108917.0"/>
          <table:table-cell office:value-type="float" office:value="1412115.0"/>
          <table:table-cell office:value-type="float" office:value="1401537.0"/>
          <table:table-cell office:value-type="float" office:value="120.132"/>
          <table:table-cell office:value-type="float" office:value="0.0"/>
          <table:table-cell office:value-type="float" office:value="586956.0"/>
          <table:table-cell office:value-type="float" office:value="716324.0"/>
          <table:table-cell office:value-type="float" office:value="303676.0"/>
          <table:table-cell office:value-type="float" office:value="59.9141"/>
          <table:table-cell office:value-type="float" office:value="0.0"/>
          <table:table-cell office:value-type="float" office:value="312930.0"/>
          <table:table-cell office:value-type="float" office:value="389254.0"/>
          <table:table-cell office:value-type="float" office:value="152682.0"/>
          <table:table-cell table:style-name="cellBest" office:value-type="float" office:value="26.4624"/>
          <table:table-cell office:value-type="float" office:value="0.0"/>
          <table:table-cell office:value-type="float" office:value="175735.0"/>
          <table:table-cell office:value-type="float" office:value="225360.0"/>
          <table:table-cell office:value-type="float" office:value="81301.0"/>
          <table:table-cell office:value-type="float" office:value="68.9827"/>
          <table:table-cell office:value-type="float" office:value="0.0"/>
          <table:table-cell office:value-type="float" office:value="399640.0"/>
          <table:table-cell office:value-type="float" office:value="486041.0"/>
          <table:table-cell office:value-type="float" office:value="180758.0"/>
          <table:table-cell office:value-type="float" office:value="465.995"/>
          <table:table-cell office:value-type="float" office:value="0.0"/>
          <table:table-cell office:value-type="float" office:value="2029596.0"/>
          <table:table-cell office:value-type="float" office:value="2604765.0"/>
          <table:table-cell office:value-type="float" office:value="2604765.0"/>
          <table:table-cell office:value-type="float" office:value="30.1934"/>
          <table:table-cell office:value-type="float" office:value="0.0"/>
          <table:table-cell table:style-name="cellBest" office:value-type="float" office:value="168964.0"/>
          <table:table-cell table:style-name="cellBest" office:value-type="float" office:value="202807.0"/>
          <table:table-cell table:style-name="cellBest"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829630.0"/>
          <table:table-cell office:value-type="float" office:value="3423153.0"/>
          <table:table-cell table:style-name="cellWorst" office:value-type="float" office:value="3395572.0"/>
          <table:table-cell office:value-type="float" office:value="103.021"/>
          <table:table-cell office:value-type="float" office:value="0.0"/>
          <table:table-cell office:value-type="float" office:value="507370.0"/>
          <table:table-cell office:value-type="float" office:value="623180.0"/>
          <table:table-cell office:value-type="float" office:value="270983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614120.0"/>
          <table:table-cell office:value-type="float" office:value="2811768.0"/>
          <table:table-cell office:value-type="float" office:value="281176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659850.0"/>
          <table:table-cell office:value-type="float" office:value="3169346.0"/>
          <table:table-cell office:value-type="float" office:value="3149416.0"/>
          <table:table-cell office:value-type="float" office:value="53.2208"/>
          <table:table-cell office:value-type="float" office:value="0.0"/>
          <table:table-cell office:value-type="float" office:value="335136.0"/>
          <table:table-cell office:value-type="float" office:value="399619.0"/>
          <table:table-cell office:value-type="float" office:value="15701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200871.0"/>
          <table:table-cell office:value-type="float" office:value="2231576.0"/>
          <table:table-cell office:value-type="float" office:value="2231576.0"/>
          <table:table-cell table:formula="of:=MIN([.$B16];[.$F16];[.$K16];[.$P16];[.$U16];[.$Z16];[.$AE16];[.$AJ16];[.$AO16];[.$AT16];[.$AY16];[.$BD16];[.$BI16];[.$BN16];[.$BS16];[.$BX16];[.$CC16];[.$CH16];[.$CM16];[.$CR16];[.$CW16];[.$DB16];[.$DG16];[.$DL16];[.$DQ16];[.$DV16];[.$EA16];[.$EF16];[.$EK16];[.$EP16];[.$EU16];[.$EZ16];[.$FE16];[.$FJ16];[.$FO16];[.$FT16];[.$FY16];[.$GD16];[.$GI16];[.$GN16];[.$GS16])" office:value-type="float"/>
          <table:table-cell table:formula="of:=MIN([.$C16];[.$G16];[.$L16];[.$Q16];[.$V16];[.$AA16];[.$AF16];[.$AK16];[.$AP16];[.$AU16];[.$AZ16];[.$BE16];[.$BJ16];[.$BO16];[.$BT16];[.$BY16];[.$CD16];[.$CI16];[.$CN16];[.$CS16];[.$CX16];[.$DC16];[.$DH16];[.$DM16];[.$DR16];[.$DW16];[.$EB16];[.$EG16];[.$EL16];[.$EQ16];[.$EV16];[.$FA16];[.$FF16];[.$FK16];[.$FP16];[.$FU16];[.$FZ16];[.$GE16];[.$GJ16];[.$GO16];[.$GT16])" office:value-type="float"/>
          <table:table-cell table:formula="of:=MIN([.$D16];[.$H16];[.$M16];[.$R16];[.$W16];[.$AB16];[.$AG16];[.$AL16];[.$AQ16];[.$AV16];[.$BA16];[.$BF16];[.$BK16];[.$BP16];[.$BU16];[.$BZ16];[.$CE16];[.$CJ16];[.$CO16];[.$CT16];[.$CY16];[.$DD16];[.$DI16];[.$DN16];[.$DS16];[.$DX16];[.$EC16];[.$EH16];[.$EM16];[.$ER16];[.$EW16];[.$FB16];[.$FG16];[.$FL16];[.$FQ16];[.$FV16];[.$GA16];[.$GF16];[.$GK16];[.$GP16];[.$GU16])" office:value-type="float"/>
          <table:table-cell table:formula="of:=MIN([.$E16];[.$I16];[.$N16];[.$S16];[.$X16];[.$AC16];[.$AH16];[.$AM16];[.$AR16];[.$AW16];[.$BB16];[.$BG16];[.$BL16];[.$BQ16];[.$BV16];[.$CA16];[.$CF16];[.$CK16];[.$CP16];[.$CU16];[.$CZ16];[.$DE16];[.$DJ16];[.$DO16];[.$DT16];[.$DY16];[.$ED16];[.$EI16];[.$EN16];[.$ES16];[.$EX16];[.$FC16];[.$FH16];[.$FM16];[.$FR16];[.$FW16];[.$GB16];[.$GG16];[.$GL16];[.$GQ16];[.$GV16])" office:value-type="float"/>
          <table:table-cell table:formula="of:=MIN([.$J16];[.$O16];[.$T16];[.$Y16];[.$AD16];[.$AI16];[.$AN16];[.$AS16];[.$AX16];[.$BC16];[.$BH16];[.$BM16];[.$BR16];[.$BW16];[.$CB16];[.$CG16];[.$CL16];[.$CQ16];[.$CV16];[.$DA16];[.$DF16];[.$DK16];[.$DP16];[.$DU16];[.$DZ16];[.$EE16];[.$EJ16];[.$EO16];[.$ET16];[.$EY16];[.$FD16];[.$FI16];[.$FN16];[.$FS16];[.$FX16];[.$GC16];[.$GH16];[.$GM16];[.$GR16];[.$GW16])" office:value-type="float"/>
          <table:table-cell table:formula="of:=MEDIAN([.$B16];[.$F16];[.$K16];[.$P16];[.$U16];[.$Z16];[.$AE16];[.$AJ16];[.$AO16];[.$AT16];[.$AY16];[.$BD16];[.$BI16];[.$BN16];[.$BS16];[.$BX16];[.$CC16];[.$CH16];[.$CM16];[.$CR16];[.$CW16];[.$DB16];[.$DG16];[.$DL16];[.$DQ16];[.$DV16];[.$EA16];[.$EF16];[.$EK16];[.$EP16];[.$EU16];[.$EZ16];[.$FE16];[.$FJ16];[.$FO16];[.$FT16];[.$FY16];[.$GD16];[.$GI16];[.$GN16];[.$GS16])" office:value-type="float"/>
          <table:table-cell table:formula="of:=MEDIAN([.$C16];[.$G16];[.$L16];[.$Q16];[.$V16];[.$AA16];[.$AF16];[.$AK16];[.$AP16];[.$AU16];[.$AZ16];[.$BE16];[.$BJ16];[.$BO16];[.$BT16];[.$BY16];[.$CD16];[.$CI16];[.$CN16];[.$CS16];[.$CX16];[.$DC16];[.$DH16];[.$DM16];[.$DR16];[.$DW16];[.$EB16];[.$EG16];[.$EL16];[.$EQ16];[.$EV16];[.$FA16];[.$FF16];[.$FK16];[.$FP16];[.$FU16];[.$FZ16];[.$GE16];[.$GJ16];[.$GO16];[.$GT16])" office:value-type="float"/>
          <table:table-cell table:formula="of:=MEDIAN([.$D16];[.$H16];[.$M16];[.$R16];[.$W16];[.$AB16];[.$AG16];[.$AL16];[.$AQ16];[.$AV16];[.$BA16];[.$BF16];[.$BK16];[.$BP16];[.$BU16];[.$BZ16];[.$CE16];[.$CJ16];[.$CO16];[.$CT16];[.$CY16];[.$DD16];[.$DI16];[.$DN16];[.$DS16];[.$DX16];[.$EC16];[.$EH16];[.$EM16];[.$ER16];[.$EW16];[.$FB16];[.$FG16];[.$FL16];[.$FQ16];[.$FV16];[.$GA16];[.$GF16];[.$GK16];[.$GP16];[.$GU16])" office:value-type="float"/>
          <table:table-cell table:formula="of:=MEDIAN([.$E16];[.$I16];[.$N16];[.$S16];[.$X16];[.$AC16];[.$AH16];[.$AM16];[.$AR16];[.$AW16];[.$BB16];[.$BG16];[.$BL16];[.$BQ16];[.$BV16];[.$CA16];[.$CF16];[.$CK16];[.$CP16];[.$CU16];[.$CZ16];[.$DE16];[.$DJ16];[.$DO16];[.$DT16];[.$DY16];[.$ED16];[.$EI16];[.$EN16];[.$ES16];[.$EX16];[.$FC16];[.$FH16];[.$FM16];[.$FR16];[.$FW16];[.$GB16];[.$GG16];[.$GL16];[.$GQ16];[.$GV16])" office:value-type="float"/>
          <table:table-cell table:formula="of:=MEDIAN([.$J16];[.$O16];[.$T16];[.$Y16];[.$AD16];[.$AI16];[.$AN16];[.$AS16];[.$AX16];[.$BC16];[.$BH16];[.$BM16];[.$BR16];[.$BW16];[.$CB16];[.$CG16];[.$CL16];[.$CQ16];[.$CV16];[.$DA16];[.$DF16];[.$DK16];[.$DP16];[.$DU16];[.$DZ16];[.$EE16];[.$EJ16];[.$EO16];[.$ET16];[.$EY16];[.$FD16];[.$FI16];[.$FN16];[.$FS16];[.$FX16];[.$GC16];[.$GH16];[.$GM16];[.$GR16];[.$GW16])" office:value-type="float"/>
          <table:table-cell table:formula="of:=MAX([.$B16];[.$F16];[.$K16];[.$P16];[.$U16];[.$Z16];[.$AE16];[.$AJ16];[.$AO16];[.$AT16];[.$AY16];[.$BD16];[.$BI16];[.$BN16];[.$BS16];[.$BX16];[.$CC16];[.$CH16];[.$CM16];[.$CR16];[.$CW16];[.$DB16];[.$DG16];[.$DL16];[.$DQ16];[.$DV16];[.$EA16];[.$EF16];[.$EK16];[.$EP16];[.$EU16];[.$EZ16];[.$FE16];[.$FJ16];[.$FO16];[.$FT16];[.$FY16];[.$GD16];[.$GI16];[.$GN16];[.$GS16])" office:value-type="float"/>
          <table:table-cell table:formula="of:=MAX([.$C16];[.$G16];[.$L16];[.$Q16];[.$V16];[.$AA16];[.$AF16];[.$AK16];[.$AP16];[.$AU16];[.$AZ16];[.$BE16];[.$BJ16];[.$BO16];[.$BT16];[.$BY16];[.$CD16];[.$CI16];[.$CN16];[.$CS16];[.$CX16];[.$DC16];[.$DH16];[.$DM16];[.$DR16];[.$DW16];[.$EB16];[.$EG16];[.$EL16];[.$EQ16];[.$EV16];[.$FA16];[.$FF16];[.$FK16];[.$FP16];[.$FU16];[.$FZ16];[.$GE16];[.$GJ16];[.$GO16];[.$GT16])" office:value-type="float"/>
          <table:table-cell table:formula="of:=MAX([.$D16];[.$H16];[.$M16];[.$R16];[.$W16];[.$AB16];[.$AG16];[.$AL16];[.$AQ16];[.$AV16];[.$BA16];[.$BF16];[.$BK16];[.$BP16];[.$BU16];[.$BZ16];[.$CE16];[.$CJ16];[.$CO16];[.$CT16];[.$CY16];[.$DD16];[.$DI16];[.$DN16];[.$DS16];[.$DX16];[.$EC16];[.$EH16];[.$EM16];[.$ER16];[.$EW16];[.$FB16];[.$FG16];[.$FL16];[.$FQ16];[.$FV16];[.$GA16];[.$GF16];[.$GK16];[.$GP16];[.$GU16])" office:value-type="float"/>
          <table:table-cell table:formula="of:=MAX([.$E16];[.$I16];[.$N16];[.$S16];[.$X16];[.$AC16];[.$AH16];[.$AM16];[.$AR16];[.$AW16];[.$BB16];[.$BG16];[.$BL16];[.$BQ16];[.$BV16];[.$CA16];[.$CF16];[.$CK16];[.$CP16];[.$CU16];[.$CZ16];[.$DE16];[.$DJ16];[.$DO16];[.$DT16];[.$DY16];[.$ED16];[.$EI16];[.$EN16];[.$ES16];[.$EX16];[.$FC16];[.$FH16];[.$FM16];[.$FR16];[.$FW16];[.$GB16];[.$GG16];[.$GL16];[.$GQ16];[.$GV16])" office:value-type="float"/>
          <table:table-cell table:formula="of:=MAX([.$J16];[.$O16];[.$T16];[.$Y16];[.$AD16];[.$AI16];[.$AN16];[.$AS16];[.$AX16];[.$BC16];[.$BH16];[.$BM16];[.$BR16];[.$BW16];[.$CB16];[.$CG16];[.$CL16];[.$CQ16];[.$CV16];[.$DA16];[.$DF16];[.$DK16];[.$DP16];[.$DU16];[.$DZ16];[.$EE16];[.$EJ16];[.$EO16];[.$ET16];[.$EY16];[.$FD16];[.$FI16];[.$FN16];[.$FS16];[.$FX16];[.$GC16];[.$GH16];[.$GM16];[.$GR16];[.$GW16])" office:value-type="float"/>
        </table:table-row>
        <table:table-row table:style-name="ro1">
          <table:table-cell office:value-type="string">
            <text:p>./handmade_soko015.lp</text:p>
          </table:table-cell>
          <table:table-cell office:value-type="float" office:value="7.03342"/>
          <table:table-cell office:value-type="float" office:value="0.0"/>
          <table:table-cell office:value-type="float" office:value="70357.0"/>
          <table:table-cell office:value-type="float" office:value="92589.0"/>
          <table:table-cell office:value-type="float" office:value="6.77286"/>
          <table:table-cell office:value-type="float" office:value="0.0"/>
          <table:table-cell office:value-type="float" office:value="70357.0"/>
          <table:table-cell office:value-type="float" office:value="92589.0"/>
          <table:table-cell table:style-name="cellBest" office:value-type="float" office:value="0.0"/>
          <table:table-cell office:value-type="float" office:value="7.1145"/>
          <table:table-cell office:value-type="float" office:value="0.0"/>
          <table:table-cell office:value-type="float" office:value="70357.0"/>
          <table:table-cell office:value-type="float" office:value="92589.0"/>
          <table:table-cell table:style-name="cellBest" office:value-type="float" office:value="0.0"/>
          <table:table-cell office:value-type="float" office:value="7.12229"/>
          <table:table-cell office:value-type="float" office:value="0.0"/>
          <table:table-cell office:value-type="float" office:value="70357.0"/>
          <table:table-cell office:value-type="float" office:value="92589.0"/>
          <table:table-cell office:value-type="float" office:value="16081.0"/>
          <table:table-cell office:value-type="float" office:value="9.01676"/>
          <table:table-cell office:value-type="float" office:value="0.0"/>
          <table:table-cell office:value-type="float" office:value="98547.0"/>
          <table:table-cell office:value-type="float" office:value="150742.0"/>
          <table:table-cell office:value-type="float" office:value="36874.0"/>
          <table:table-cell office:value-type="float" office:value="11.7928"/>
          <table:table-cell office:value-type="float" office:value="0.0"/>
          <table:table-cell office:value-type="float" office:value="112601.0"/>
          <table:table-cell office:value-type="float" office:value="146275.0"/>
          <table:table-cell office:value-type="float" office:value="24277.0"/>
          <table:table-cell office:value-type="float" office:value="1.56414"/>
          <table:table-cell office:value-type="float" office:value="0.0"/>
          <table:table-cell office:value-type="float" office:value="18360.0"/>
          <table:table-cell office:value-type="float" office:value="23325.0"/>
          <table:table-cell office:value-type="float" office:value="19992.0"/>
          <table:table-cell office:value-type="float" office:value="13.8323"/>
          <table:table-cell office:value-type="float" office:value="0.0"/>
          <table:table-cell office:value-type="float" office:value="123376.0"/>
          <table:table-cell office:value-type="float" office:value="141198.0"/>
          <table:table-cell office:value-type="float" office:value="139403.0"/>
          <table:table-cell office:value-type="float" office:value="3.79865"/>
          <table:table-cell office:value-type="float" office:value="0.0"/>
          <table:table-cell office:value-type="float" office:value="42362.0"/>
          <table:table-cell office:value-type="float" office:value="50713.0"/>
          <table:table-cell office:value-type="float" office:value="49955.0"/>
          <table:table-cell office:value-type="float" office:value="4.25569"/>
          <table:table-cell office:value-type="float" office:value="0.0"/>
          <table:table-cell office:value-type="float" office:value="43928.0"/>
          <table:table-cell office:value-type="float" office:value="52398.0"/>
          <table:table-cell office:value-type="float" office:value="51720.0"/>
          <table:table-cell office:value-type="float" office:value="9.45892"/>
          <table:table-cell office:value-type="float" office:value="0.0"/>
          <table:table-cell office:value-type="float" office:value="95377.0"/>
          <table:table-cell office:value-type="float" office:value="124825.0"/>
          <table:table-cell office:value-type="float" office:value="20936.0"/>
          <table:table-cell office:value-type="float" office:value="2.49383"/>
          <table:table-cell office:value-type="float" office:value="0.0"/>
          <table:table-cell office:value-type="float" office:value="29259.0"/>
          <table:table-cell office:value-type="float" office:value="42651.0"/>
          <table:table-cell office:value-type="float" office:value="11028.0"/>
          <table:table-cell office:value-type="float" office:value="5.98846"/>
          <table:table-cell office:value-type="float" office:value="0.0"/>
          <table:table-cell office:value-type="float" office:value="72390.0"/>
          <table:table-cell office:value-type="float" office:value="95111.0"/>
          <table:table-cell office:value-type="float" office:value="18640.0"/>
          <table:table-cell office:value-type="float" office:value="9.94473"/>
          <table:table-cell office:value-type="float" office:value="0.0"/>
          <table:table-cell office:value-type="float" office:value="97921.0"/>
          <table:table-cell office:value-type="float" office:value="127750.0"/>
          <table:table-cell office:value-type="float" office:value="23218.0"/>
          <table:table-cell office:value-type="float" office:value="4.33283"/>
          <table:table-cell office:value-type="float" office:value="0.0"/>
          <table:table-cell office:value-type="float" office:value="51295.0"/>
          <table:table-cell office:value-type="float" office:value="61043.0"/>
          <table:table-cell office:value-type="float" office:value="61043.0"/>
          <table:table-cell office:value-type="float" office:value="5.06806"/>
          <table:table-cell office:value-type="float" office:value="0.0"/>
          <table:table-cell office:value-type="float" office:value="59670.0"/>
          <table:table-cell office:value-type="float" office:value="171308.0"/>
          <table:table-cell table:style-name="cellBest" office:value-type="float" office:value="0.0"/>
          <table:table-cell office:value-type="float" office:value="7.72931"/>
          <table:table-cell office:value-type="float" office:value="0.0"/>
          <table:table-cell office:value-type="float" office:value="75501.0"/>
          <table:table-cell office:value-type="float" office:value="87312.0"/>
          <table:table-cell office:value-type="float" office:value="86195.0"/>
          <table:table-cell office:value-type="float" office:value="6.43623"/>
          <table:table-cell office:value-type="float" office:value="0.0"/>
          <table:table-cell office:value-type="float" office:value="67984.0"/>
          <table:table-cell office:value-type="float" office:value="90273.0"/>
          <table:table-cell office:value-type="float" office:value="16540.0"/>
          <table:table-cell office:value-type="float" office:value="1.10864"/>
          <table:table-cell office:value-type="float" office:value="0.0"/>
          <table:table-cell office:value-type="float" office:value="18146.0"/>
          <table:table-cell office:value-type="float" office:value="18878.0"/>
          <table:table-cell office:value-type="float" office:value="18878.0"/>
          <table:table-cell office:value-type="float" office:value="23.5605"/>
          <table:table-cell office:value-type="float" office:value="0.0"/>
          <table:table-cell office:value-type="float" office:value="211287.0"/>
          <table:table-cell office:value-type="float" office:value="237256.0"/>
          <table:table-cell office:value-type="float" office:value="232767.0"/>
          <table:table-cell office:value-type="float" office:value="9.14228"/>
          <table:table-cell office:value-type="float" office:value="0.0"/>
          <table:table-cell office:value-type="float" office:value="97586.0"/>
          <table:table-cell office:value-type="float" office:value="128764.0"/>
          <table:table-cell office:value-type="float" office:value="21799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341439.0"/>
          <table:table-cell office:value-type="float" office:value="3367278.0"/>
          <table:table-cell office:value-type="float" office:value="3367278.0"/>
          <table:table-cell office:value-type="float" office:value="6.87003"/>
          <table:table-cell office:value-type="float" office:value="0.0"/>
          <table:table-cell office:value-type="float" office:value="70357.0"/>
          <table:table-cell office:value-type="float" office:value="92589.0"/>
          <table:table-cell office:value-type="float" office:value="16081.0"/>
          <table:table-cell office:value-type="float" office:value="8.9379"/>
          <table:table-cell office:value-type="float" office:value="0.0"/>
          <table:table-cell office:value-type="float" office:value="80267.0"/>
          <table:table-cell office:value-type="float" office:value="117831.0"/>
          <table:table-cell office:value-type="float" office:value="60531.0"/>
          <table:table-cell office:value-type="float" office:value="6.66828"/>
          <table:table-cell office:value-type="float" office:value="0.0"/>
          <table:table-cell office:value-type="float" office:value="74583.0"/>
          <table:table-cell office:value-type="float" office:value="97530.0"/>
          <table:table-cell office:value-type="float" office:value="50892.0"/>
          <table:table-cell office:value-type="float" office:value="17.0209"/>
          <table:table-cell office:value-type="float" office:value="0.0"/>
          <table:table-cell office:value-type="float" office:value="172288.0"/>
          <table:table-cell office:value-type="float" office:value="225200.0"/>
          <table:table-cell office:value-type="float" office:value="211114.0"/>
          <table:table-cell office:value-type="float" office:value="17.9621"/>
          <table:table-cell office:value-type="float" office:value="0.0"/>
          <table:table-cell office:value-type="float" office:value="194520.0"/>
          <table:table-cell office:value-type="float" office:value="256027.0"/>
          <table:table-cell office:value-type="float" office:value="251498.0"/>
          <table:table-cell office:value-type="float" office:value="1.88531"/>
          <table:table-cell office:value-type="float" office:value="0.0"/>
          <table:table-cell office:value-type="float" office:value="23428.0"/>
          <table:table-cell office:value-type="float" office:value="32630.0"/>
          <table:table-cell office:value-type="float" office:value="31980.0"/>
          <table:table-cell office:value-type="float" office:value="12.558"/>
          <table:table-cell office:value-type="float" office:value="0.0"/>
          <table:table-cell office:value-type="float" office:value="129248.0"/>
          <table:table-cell office:value-type="float" office:value="169930.0"/>
          <table:table-cell office:value-type="float" office:value="168316.0"/>
          <table:table-cell office:value-type="float" office:value="5.70146"/>
          <table:table-cell office:value-type="float" office:value="0.0"/>
          <table:table-cell office:value-type="float" office:value="59582.0"/>
          <table:table-cell office:value-type="float" office:value="79528.0"/>
          <table:table-cell office:value-type="float" office:value="40245.0"/>
          <table:table-cell office:value-type="float" office:value="8.23658"/>
          <table:table-cell office:value-type="float" office:value="0.0"/>
          <table:table-cell office:value-type="float" office:value="77441.0"/>
          <table:table-cell office:value-type="float" office:value="102007.0"/>
          <table:table-cell office:value-type="float" office:value="49604.0"/>
          <table:table-cell office:value-type="float" office:value="6.98526"/>
          <table:table-cell office:value-type="float" office:value="0.0"/>
          <table:table-cell office:value-type="float" office:value="72063.0"/>
          <table:table-cell office:value-type="float" office:value="95949.0"/>
          <table:table-cell office:value-type="float" office:value="47093.0"/>
          <table:table-cell office:value-type="float" office:value="17.4534"/>
          <table:table-cell office:value-type="float" office:value="0.0"/>
          <table:table-cell office:value-type="float" office:value="169521.0"/>
          <table:table-cell office:value-type="float" office:value="216085.0"/>
          <table:table-cell office:value-type="float" office:value="116875.0"/>
          <table:table-cell office:value-type="float" office:value="13.2324"/>
          <table:table-cell office:value-type="float" office:value="0.0"/>
          <table:table-cell office:value-type="float" office:value="141745.0"/>
          <table:table-cell office:value-type="float" office:value="190786.0"/>
          <table:table-cell office:value-type="float" office:value="190786.0"/>
          <table:table-cell office:value-type="float" office:value="3.27418"/>
          <table:table-cell office:value-type="float" office:value="0.0"/>
          <table:table-cell office:value-type="float" office:value="35966.0"/>
          <table:table-cell office:value-type="float" office:value="47494.0"/>
          <table:table-cell table:style-name="cellBest" office:value-type="float" office:value="0.0"/>
          <table:table-cell office:value-type="float" office:value="10.5148"/>
          <table:table-cell office:value-type="float" office:value="0.0"/>
          <table:table-cell office:value-type="float" office:value="119650.0"/>
          <table:table-cell office:value-type="float" office:value="156211.0"/>
          <table:table-cell office:value-type="float" office:value="153453.0"/>
          <table:table-cell office:value-type="float" office:value="3.72786"/>
          <table:table-cell office:value-type="float" office:value="0.0"/>
          <table:table-cell office:value-type="float" office:value="39046.0"/>
          <table:table-cell office:value-type="float" office:value="53300.0"/>
          <table:table-cell office:value-type="float" office:value="24714.0"/>
          <table:table-cell table:style-name="cellBest" office:value-type="float" office:value="0.689433"/>
          <table:table-cell office:value-type="float" office:value="0.0"/>
          <table:table-cell table:style-name="cellBest" office:value-type="float" office:value="9433.0"/>
          <table:table-cell table:style-name="cellBest" office:value-type="float" office:value="11057.0"/>
          <table:table-cell office:value-type="float" office:value="11057.0"/>
          <table:table-cell office:value-type="float" office:value="47.2591"/>
          <table:table-cell office:value-type="float" office:value="0.0"/>
          <table:table-cell office:value-type="float" office:value="418647.0"/>
          <table:table-cell office:value-type="float" office:value="519987.0"/>
          <table:table-cell office:value-type="float" office:value="515596.0"/>
          <table:table-cell office:value-type="float" office:value="9.6279"/>
          <table:table-cell office:value-type="float" office:value="0.0"/>
          <table:table-cell office:value-type="float" office:value="91626.0"/>
          <table:table-cell office:value-type="float" office:value="120547.0"/>
          <table:table-cell office:value-type="float" office:value="60316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581808.0"/>
          <table:table-cell table:style-name="cellWorst" office:value-type="float" office:value="3622393.0"/>
          <table:table-cell table:style-name="cellWorst" office:value-type="float" office:value="3622393.0"/>
          <table:table-cell table:formula="of:=MIN([.$B17];[.$F17];[.$K17];[.$P17];[.$U17];[.$Z17];[.$AE17];[.$AJ17];[.$AO17];[.$AT17];[.$AY17];[.$BD17];[.$BI17];[.$BN17];[.$BS17];[.$BX17];[.$CC17];[.$CH17];[.$CM17];[.$CR17];[.$CW17];[.$DB17];[.$DG17];[.$DL17];[.$DQ17];[.$DV17];[.$EA17];[.$EF17];[.$EK17];[.$EP17];[.$EU17];[.$EZ17];[.$FE17];[.$FJ17];[.$FO17];[.$FT17];[.$FY17];[.$GD17];[.$GI17];[.$GN17];[.$GS17])" office:value-type="float"/>
          <table:table-cell table:formula="of:=MIN([.$C17];[.$G17];[.$L17];[.$Q17];[.$V17];[.$AA17];[.$AF17];[.$AK17];[.$AP17];[.$AU17];[.$AZ17];[.$BE17];[.$BJ17];[.$BO17];[.$BT17];[.$BY17];[.$CD17];[.$CI17];[.$CN17];[.$CS17];[.$CX17];[.$DC17];[.$DH17];[.$DM17];[.$DR17];[.$DW17];[.$EB17];[.$EG17];[.$EL17];[.$EQ17];[.$EV17];[.$FA17];[.$FF17];[.$FK17];[.$FP17];[.$FU17];[.$FZ17];[.$GE17];[.$GJ17];[.$GO17];[.$GT17])" office:value-type="float"/>
          <table:table-cell table:formula="of:=MIN([.$D17];[.$H17];[.$M17];[.$R17];[.$W17];[.$AB17];[.$AG17];[.$AL17];[.$AQ17];[.$AV17];[.$BA17];[.$BF17];[.$BK17];[.$BP17];[.$BU17];[.$BZ17];[.$CE17];[.$CJ17];[.$CO17];[.$CT17];[.$CY17];[.$DD17];[.$DI17];[.$DN17];[.$DS17];[.$DX17];[.$EC17];[.$EH17];[.$EM17];[.$ER17];[.$EW17];[.$FB17];[.$FG17];[.$FL17];[.$FQ17];[.$FV17];[.$GA17];[.$GF17];[.$GK17];[.$GP17];[.$GU17])" office:value-type="float"/>
          <table:table-cell table:formula="of:=MIN([.$E17];[.$I17];[.$N17];[.$S17];[.$X17];[.$AC17];[.$AH17];[.$AM17];[.$AR17];[.$AW17];[.$BB17];[.$BG17];[.$BL17];[.$BQ17];[.$BV17];[.$CA17];[.$CF17];[.$CK17];[.$CP17];[.$CU17];[.$CZ17];[.$DE17];[.$DJ17];[.$DO17];[.$DT17];[.$DY17];[.$ED17];[.$EI17];[.$EN17];[.$ES17];[.$EX17];[.$FC17];[.$FH17];[.$FM17];[.$FR17];[.$FW17];[.$GB17];[.$GG17];[.$GL17];[.$GQ17];[.$GV17])" office:value-type="float"/>
          <table:table-cell table:formula="of:=MIN([.$J17];[.$O17];[.$T17];[.$Y17];[.$AD17];[.$AI17];[.$AN17];[.$AS17];[.$AX17];[.$BC17];[.$BH17];[.$BM17];[.$BR17];[.$BW17];[.$CB17];[.$CG17];[.$CL17];[.$CQ17];[.$CV17];[.$DA17];[.$DF17];[.$DK17];[.$DP17];[.$DU17];[.$DZ17];[.$EE17];[.$EJ17];[.$EO17];[.$ET17];[.$EY17];[.$FD17];[.$FI17];[.$FN17];[.$FS17];[.$FX17];[.$GC17];[.$GH17];[.$GM17];[.$GR17];[.$GW17])" office:value-type="float"/>
          <table:table-cell table:formula="of:=MEDIAN([.$B17];[.$F17];[.$K17];[.$P17];[.$U17];[.$Z17];[.$AE17];[.$AJ17];[.$AO17];[.$AT17];[.$AY17];[.$BD17];[.$BI17];[.$BN17];[.$BS17];[.$BX17];[.$CC17];[.$CH17];[.$CM17];[.$CR17];[.$CW17];[.$DB17];[.$DG17];[.$DL17];[.$DQ17];[.$DV17];[.$EA17];[.$EF17];[.$EK17];[.$EP17];[.$EU17];[.$EZ17];[.$FE17];[.$FJ17];[.$FO17];[.$FT17];[.$FY17];[.$GD17];[.$GI17];[.$GN17];[.$GS17])" office:value-type="float"/>
          <table:table-cell table:formula="of:=MEDIAN([.$C17];[.$G17];[.$L17];[.$Q17];[.$V17];[.$AA17];[.$AF17];[.$AK17];[.$AP17];[.$AU17];[.$AZ17];[.$BE17];[.$BJ17];[.$BO17];[.$BT17];[.$BY17];[.$CD17];[.$CI17];[.$CN17];[.$CS17];[.$CX17];[.$DC17];[.$DH17];[.$DM17];[.$DR17];[.$DW17];[.$EB17];[.$EG17];[.$EL17];[.$EQ17];[.$EV17];[.$FA17];[.$FF17];[.$FK17];[.$FP17];[.$FU17];[.$FZ17];[.$GE17];[.$GJ17];[.$GO17];[.$GT17])" office:value-type="float"/>
          <table:table-cell table:formula="of:=MEDIAN([.$D17];[.$H17];[.$M17];[.$R17];[.$W17];[.$AB17];[.$AG17];[.$AL17];[.$AQ17];[.$AV17];[.$BA17];[.$BF17];[.$BK17];[.$BP17];[.$BU17];[.$BZ17];[.$CE17];[.$CJ17];[.$CO17];[.$CT17];[.$CY17];[.$DD17];[.$DI17];[.$DN17];[.$DS17];[.$DX17];[.$EC17];[.$EH17];[.$EM17];[.$ER17];[.$EW17];[.$FB17];[.$FG17];[.$FL17];[.$FQ17];[.$FV17];[.$GA17];[.$GF17];[.$GK17];[.$GP17];[.$GU17])" office:value-type="float"/>
          <table:table-cell table:formula="of:=MEDIAN([.$E17];[.$I17];[.$N17];[.$S17];[.$X17];[.$AC17];[.$AH17];[.$AM17];[.$AR17];[.$AW17];[.$BB17];[.$BG17];[.$BL17];[.$BQ17];[.$BV17];[.$CA17];[.$CF17];[.$CK17];[.$CP17];[.$CU17];[.$CZ17];[.$DE17];[.$DJ17];[.$DO17];[.$DT17];[.$DY17];[.$ED17];[.$EI17];[.$EN17];[.$ES17];[.$EX17];[.$FC17];[.$FH17];[.$FM17];[.$FR17];[.$FW17];[.$GB17];[.$GG17];[.$GL17];[.$GQ17];[.$GV17])" office:value-type="float"/>
          <table:table-cell table:formula="of:=MEDIAN([.$J17];[.$O17];[.$T17];[.$Y17];[.$AD17];[.$AI17];[.$AN17];[.$AS17];[.$AX17];[.$BC17];[.$BH17];[.$BM17];[.$BR17];[.$BW17];[.$CB17];[.$CG17];[.$CL17];[.$CQ17];[.$CV17];[.$DA17];[.$DF17];[.$DK17];[.$DP17];[.$DU17];[.$DZ17];[.$EE17];[.$EJ17];[.$EO17];[.$ET17];[.$EY17];[.$FD17];[.$FI17];[.$FN17];[.$FS17];[.$FX17];[.$GC17];[.$GH17];[.$GM17];[.$GR17];[.$GW17])" office:value-type="float"/>
          <table:table-cell table:formula="of:=MAX([.$B17];[.$F17];[.$K17];[.$P17];[.$U17];[.$Z17];[.$AE17];[.$AJ17];[.$AO17];[.$AT17];[.$AY17];[.$BD17];[.$BI17];[.$BN17];[.$BS17];[.$BX17];[.$CC17];[.$CH17];[.$CM17];[.$CR17];[.$CW17];[.$DB17];[.$DG17];[.$DL17];[.$DQ17];[.$DV17];[.$EA17];[.$EF17];[.$EK17];[.$EP17];[.$EU17];[.$EZ17];[.$FE17];[.$FJ17];[.$FO17];[.$FT17];[.$FY17];[.$GD17];[.$GI17];[.$GN17];[.$GS17])" office:value-type="float"/>
          <table:table-cell table:formula="of:=MAX([.$C17];[.$G17];[.$L17];[.$Q17];[.$V17];[.$AA17];[.$AF17];[.$AK17];[.$AP17];[.$AU17];[.$AZ17];[.$BE17];[.$BJ17];[.$BO17];[.$BT17];[.$BY17];[.$CD17];[.$CI17];[.$CN17];[.$CS17];[.$CX17];[.$DC17];[.$DH17];[.$DM17];[.$DR17];[.$DW17];[.$EB17];[.$EG17];[.$EL17];[.$EQ17];[.$EV17];[.$FA17];[.$FF17];[.$FK17];[.$FP17];[.$FU17];[.$FZ17];[.$GE17];[.$GJ17];[.$GO17];[.$GT17])" office:value-type="float"/>
          <table:table-cell table:formula="of:=MAX([.$D17];[.$H17];[.$M17];[.$R17];[.$W17];[.$AB17];[.$AG17];[.$AL17];[.$AQ17];[.$AV17];[.$BA17];[.$BF17];[.$BK17];[.$BP17];[.$BU17];[.$BZ17];[.$CE17];[.$CJ17];[.$CO17];[.$CT17];[.$CY17];[.$DD17];[.$DI17];[.$DN17];[.$DS17];[.$DX17];[.$EC17];[.$EH17];[.$EM17];[.$ER17];[.$EW17];[.$FB17];[.$FG17];[.$FL17];[.$FQ17];[.$FV17];[.$GA17];[.$GF17];[.$GK17];[.$GP17];[.$GU17])" office:value-type="float"/>
          <table:table-cell table:formula="of:=MAX([.$E17];[.$I17];[.$N17];[.$S17];[.$X17];[.$AC17];[.$AH17];[.$AM17];[.$AR17];[.$AW17];[.$BB17];[.$BG17];[.$BL17];[.$BQ17];[.$BV17];[.$CA17];[.$CF17];[.$CK17];[.$CP17];[.$CU17];[.$CZ17];[.$DE17];[.$DJ17];[.$DO17];[.$DT17];[.$DY17];[.$ED17];[.$EI17];[.$EN17];[.$ES17];[.$EX17];[.$FC17];[.$FH17];[.$FM17];[.$FR17];[.$FW17];[.$GB17];[.$GG17];[.$GL17];[.$GQ17];[.$GV17])" office:value-type="float"/>
          <table:table-cell table:formula="of:=MAX([.$J17];[.$O17];[.$T17];[.$Y17];[.$AD17];[.$AI17];[.$AN17];[.$AS17];[.$AX17];[.$BC17];[.$BH17];[.$BM17];[.$BR17];[.$BW17];[.$CB17];[.$CG17];[.$CL17];[.$CQ17];[.$CV17];[.$DA17];[.$DF17];[.$DK17];[.$DP17];[.$DU17];[.$DZ17];[.$EE17];[.$EJ17];[.$EO17];[.$ET17];[.$EY17];[.$FD17];[.$FI17];[.$FN17];[.$FS17];[.$FX17];[.$GC17];[.$GH17];[.$GM17];[.$GR17];[.$GW17])" office:value-type="float"/>
        </table:table-row>
        <table:table-row table:style-name="ro1">
          <table:table-cell office:value-type="string">
            <text:p>./handmade_soko016.lp</text:p>
          </table:table-cell>
          <table:table-cell office:value-type="float" office:value="2.06426"/>
          <table:table-cell office:value-type="float" office:value="0.0"/>
          <table:table-cell office:value-type="float" office:value="25295.0"/>
          <table:table-cell office:value-type="float" office:value="35292.0"/>
          <table:table-cell office:value-type="float" office:value="2.19597"/>
          <table:table-cell office:value-type="float" office:value="0.0"/>
          <table:table-cell office:value-type="float" office:value="25295.0"/>
          <table:table-cell office:value-type="float" office:value="35292.0"/>
          <table:table-cell table:style-name="cellBest" office:value-type="float" office:value="0.0"/>
          <table:table-cell office:value-type="float" office:value="2.12487"/>
          <table:table-cell office:value-type="float" office:value="0.0"/>
          <table:table-cell office:value-type="float" office:value="25295.0"/>
          <table:table-cell office:value-type="float" office:value="35292.0"/>
          <table:table-cell table:style-name="cellBest" office:value-type="float" office:value="0.0"/>
          <table:table-cell office:value-type="float" office:value="2.19867"/>
          <table:table-cell office:value-type="float" office:value="0.0"/>
          <table:table-cell office:value-type="float" office:value="25295.0"/>
          <table:table-cell office:value-type="float" office:value="35292.0"/>
          <table:table-cell office:value-type="float" office:value="7967.0"/>
          <table:table-cell office:value-type="float" office:value="2.44554"/>
          <table:table-cell office:value-type="float" office:value="0.0"/>
          <table:table-cell office:value-type="float" office:value="29685.0"/>
          <table:table-cell office:value-type="float" office:value="47253.0"/>
          <table:table-cell office:value-type="float" office:value="11625.0"/>
          <table:table-cell office:value-type="float" office:value="1.93767"/>
          <table:table-cell office:value-type="float" office:value="0.0"/>
          <table:table-cell office:value-type="float" office:value="23019.0"/>
          <table:table-cell office:value-type="float" office:value="32638.0"/>
          <table:table-cell office:value-type="float" office:value="6967.0"/>
          <table:table-cell office:value-type="float" office:value="0.532409"/>
          <table:table-cell office:value-type="float" office:value="0.0"/>
          <table:table-cell office:value-type="float" office:value="5839.0"/>
          <table:table-cell office:value-type="float" office:value="7519.0"/>
          <table:table-cell office:value-type="float" office:value="6642.0"/>
          <table:table-cell office:value-type="float" office:value="3.71365"/>
          <table:table-cell office:value-type="float" office:value="0.0"/>
          <table:table-cell office:value-type="float" office:value="35137.0"/>
          <table:table-cell office:value-type="float" office:value="41319.0"/>
          <table:table-cell office:value-type="float" office:value="40581.0"/>
          <table:table-cell office:value-type="float" office:value="2.59364"/>
          <table:table-cell office:value-type="float" office:value="0.0"/>
          <table:table-cell office:value-type="float" office:value="23978.0"/>
          <table:table-cell office:value-type="float" office:value="28757.0"/>
          <table:table-cell office:value-type="float" office:value="28336.0"/>
          <table:table-cell office:value-type="float" office:value="4.72529"/>
          <table:table-cell office:value-type="float" office:value="0.0"/>
          <table:table-cell office:value-type="float" office:value="44002.0"/>
          <table:table-cell office:value-type="float" office:value="51270.0"/>
          <table:table-cell office:value-type="float" office:value="50853.0"/>
          <table:table-cell office:value-type="float" office:value="3.67939"/>
          <table:table-cell office:value-type="float" office:value="0.0"/>
          <table:table-cell office:value-type="float" office:value="42214.0"/>
          <table:table-cell office:value-type="float" office:value="56849.0"/>
          <table:table-cell office:value-type="float" office:value="10698.0"/>
          <table:table-cell office:value-type="float" office:value="1.37667"/>
          <table:table-cell office:value-type="float" office:value="0.0"/>
          <table:table-cell office:value-type="float" office:value="16684.0"/>
          <table:table-cell office:value-type="float" office:value="24648.0"/>
          <table:table-cell office:value-type="float" office:value="5916.0"/>
          <table:table-cell office:value-type="float" office:value="5.44878"/>
          <table:table-cell office:value-type="float" office:value="0.0"/>
          <table:table-cell office:value-type="float" office:value="60538.0"/>
          <table:table-cell office:value-type="float" office:value="79175.0"/>
          <table:table-cell office:value-type="float" office:value="12748.0"/>
          <table:table-cell office:value-type="float" office:value="0.871845"/>
          <table:table-cell office:value-type="float" office:value="0.0"/>
          <table:table-cell office:value-type="float" office:value="9848.0"/>
          <table:table-cell office:value-type="float" office:value="14850.0"/>
          <table:table-cell office:value-type="float" office:value="4197.0"/>
          <table:table-cell table:style-name="cellBest" office:value-type="float" office:value="0.092753"/>
          <table:table-cell office:value-type="float" office:value="0.0"/>
          <table:table-cell table:style-name="cellBest" office:value-type="float" office:value="751.0"/>
          <table:table-cell table:style-name="cellBest" office:value-type="float" office:value="1279.0"/>
          <table:table-cell office:value-type="float" office:value="1279.0"/>
          <table:table-cell office:value-type="float" office:value="6.50991"/>
          <table:table-cell office:value-type="float" office:value="0.0"/>
          <table:table-cell office:value-type="float" office:value="65355.0"/>
          <table:table-cell office:value-type="float" office:value="88488.0"/>
          <table:table-cell table:style-name="cellBest" office:value-type="float" office:value="0.0"/>
          <table:table-cell office:value-type="float" office:value="0.597799"/>
          <table:table-cell office:value-type="float" office:value="0.0"/>
          <table:table-cell office:value-type="float" office:value="6980.0"/>
          <table:table-cell office:value-type="float" office:value="8747.0"/>
          <table:table-cell office:value-type="float" office:value="8290.0"/>
          <table:table-cell office:value-type="float" office:value="5.43173"/>
          <table:table-cell office:value-type="float" office:value="0.0"/>
          <table:table-cell office:value-type="float" office:value="59758.0"/>
          <table:table-cell office:value-type="float" office:value="78104.0"/>
          <table:table-cell office:value-type="float" office:value="12358.0"/>
          <table:table-cell office:value-type="float" office:value="0.214434"/>
          <table:table-cell office:value-type="float" office:value="0.0"/>
          <table:table-cell office:value-type="float" office:value="2755.0"/>
          <table:table-cell office:value-type="float" office:value="3032.0"/>
          <table:table-cell office:value-type="float" office:value="3032.0"/>
          <table:table-cell office:value-type="float" office:value="15.4465"/>
          <table:table-cell office:value-type="float" office:value="0.0"/>
          <table:table-cell office:value-type="float" office:value="139429.0"/>
          <table:table-cell office:value-type="float" office:value="157620.0"/>
          <table:table-cell office:value-type="float" office:value="155375.0"/>
          <table:table-cell office:value-type="float" office:value="1.64399"/>
          <table:table-cell office:value-type="float" office:value="0.0"/>
          <table:table-cell office:value-type="float" office:value="18676.0"/>
          <table:table-cell office:value-type="float" office:value="26345.0"/>
          <table:table-cell office:value-type="float" office:value="661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334118.0"/>
          <table:table-cell office:value-type="float" office:value="3354861.0"/>
          <table:table-cell office:value-type="float" office:value="3354861.0"/>
          <table:table-cell office:value-type="float" office:value="2.09698"/>
          <table:table-cell office:value-type="float" office:value="0.0"/>
          <table:table-cell office:value-type="float" office:value="25295.0"/>
          <table:table-cell office:value-type="float" office:value="35292.0"/>
          <table:table-cell office:value-type="float" office:value="7967.0"/>
          <table:table-cell office:value-type="float" office:value="1.20111"/>
          <table:table-cell office:value-type="float" office:value="0.0"/>
          <table:table-cell office:value-type="float" office:value="13276.0"/>
          <table:table-cell office:value-type="float" office:value="23338.0"/>
          <table:table-cell office:value-type="float" office:value="12135.0"/>
          <table:table-cell office:value-type="float" office:value="4.20166"/>
          <table:table-cell office:value-type="float" office:value="0.0"/>
          <table:table-cell office:value-type="float" office:value="48502.0"/>
          <table:table-cell office:value-type="float" office:value="64904.0"/>
          <table:table-cell office:value-type="float" office:value="33921.0"/>
          <table:table-cell office:value-type="float" office:value="1.05556"/>
          <table:table-cell office:value-type="float" office:value="0.0"/>
          <table:table-cell office:value-type="float" office:value="13170.0"/>
          <table:table-cell office:value-type="float" office:value="17871.0"/>
          <table:table-cell office:value-type="float" office:value="16595.0"/>
          <table:table-cell office:value-type="float" office:value="7.54287"/>
          <table:table-cell office:value-type="float" office:value="0.0"/>
          <table:table-cell office:value-type="float" office:value="84627.0"/>
          <table:table-cell office:value-type="float" office:value="109088.0"/>
          <table:table-cell office:value-type="float" office:value="107566.0"/>
          <table:table-cell office:value-type="float" office:value="0.477571"/>
          <table:table-cell office:value-type="float" office:value="0.0"/>
          <table:table-cell office:value-type="float" office:value="5926.0"/>
          <table:table-cell office:value-type="float" office:value="8371.0"/>
          <table:table-cell office:value-type="float" office:value="8206.0"/>
          <table:table-cell office:value-type="float" office:value="5.21665"/>
          <table:table-cell office:value-type="float" office:value="0.0"/>
          <table:table-cell office:value-type="float" office:value="61861.0"/>
          <table:table-cell office:value-type="float" office:value="79304.0"/>
          <table:table-cell office:value-type="float" office:value="78739.0"/>
          <table:table-cell office:value-type="float" office:value="1.56275"/>
          <table:table-cell office:value-type="float" office:value="0.0"/>
          <table:table-cell office:value-type="float" office:value="18753.0"/>
          <table:table-cell office:value-type="float" office:value="26968.0"/>
          <table:table-cell office:value-type="float" office:value="14345.0"/>
          <table:table-cell office:value-type="float" office:value="2.80066"/>
          <table:table-cell office:value-type="float" office:value="0.0"/>
          <table:table-cell office:value-type="float" office:value="32325.0"/>
          <table:table-cell office:value-type="float" office:value="44303.0"/>
          <table:table-cell office:value-type="float" office:value="23663.0"/>
          <table:table-cell office:value-type="float" office:value="2.65381"/>
          <table:table-cell office:value-type="float" office:value="0.0"/>
          <table:table-cell office:value-type="float" office:value="30704.0"/>
          <table:table-cell office:value-type="float" office:value="41504.0"/>
          <table:table-cell office:value-type="float" office:value="21472.0"/>
          <table:table-cell office:value-type="float" office:value="2.34909"/>
          <table:table-cell office:value-type="float" office:value="0.0"/>
          <table:table-cell office:value-type="float" office:value="28867.0"/>
          <table:table-cell office:value-type="float" office:value="39295.0"/>
          <table:table-cell office:value-type="float" office:value="20011.0"/>
          <table:table-cell office:value-type="float" office:value="1.41809"/>
          <table:table-cell office:value-type="float" office:value="0.0"/>
          <table:table-cell office:value-type="float" office:value="16998.0"/>
          <table:table-cell office:value-type="float" office:value="23354.0"/>
          <table:table-cell office:value-type="float" office:value="23354.0"/>
          <table:table-cell office:value-type="float" office:value="1.38897"/>
          <table:table-cell office:value-type="float" office:value="0.0"/>
          <table:table-cell office:value-type="float" office:value="15471.0"/>
          <table:table-cell office:value-type="float" office:value="22621.0"/>
          <table:table-cell table:style-name="cellBest" office:value-type="float" office:value="0.0"/>
          <table:table-cell office:value-type="float" office:value="1.77392"/>
          <table:table-cell office:value-type="float" office:value="0.0"/>
          <table:table-cell office:value-type="float" office:value="20760.0"/>
          <table:table-cell office:value-type="float" office:value="27173.0"/>
          <table:table-cell office:value-type="float" office:value="26447.0"/>
          <table:table-cell office:value-type="float" office:value="5.27832"/>
          <table:table-cell office:value-type="float" office:value="0.0"/>
          <table:table-cell office:value-type="float" office:value="58336.0"/>
          <table:table-cell office:value-type="float" office:value="77176.0"/>
          <table:table-cell office:value-type="float" office:value="41421.0"/>
          <table:table-cell office:value-type="float" office:value="0.322823"/>
          <table:table-cell office:value-type="float" office:value="0.0"/>
          <table:table-cell office:value-type="float" office:value="3205.0"/>
          <table:table-cell office:value-type="float" office:value="3858.0"/>
          <table:table-cell office:value-type="float" office:value="3858.0"/>
          <table:table-cell office:value-type="float" office:value="2.08596"/>
          <table:table-cell office:value-type="float" office:value="0.0"/>
          <table:table-cell office:value-type="float" office:value="23673.0"/>
          <table:table-cell office:value-type="float" office:value="30508.0"/>
          <table:table-cell office:value-type="float" office:value="29966.0"/>
          <table:table-cell office:value-type="float" office:value="4.93066"/>
          <table:table-cell office:value-type="float" office:value="0.0"/>
          <table:table-cell office:value-type="float" office:value="56563.0"/>
          <table:table-cell office:value-type="float" office:value="73567.0"/>
          <table:table-cell office:value-type="float" office:value="38157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740863.0"/>
          <table:table-cell table:style-name="cellWorst" office:value-type="float" office:value="3794582.0"/>
          <table:table-cell table:style-name="cellWorst" office:value-type="float" office:value="3794582.0"/>
          <table:table-cell table:formula="of:=MIN([.$B18];[.$F18];[.$K18];[.$P18];[.$U18];[.$Z18];[.$AE18];[.$AJ18];[.$AO18];[.$AT18];[.$AY18];[.$BD18];[.$BI18];[.$BN18];[.$BS18];[.$BX18];[.$CC18];[.$CH18];[.$CM18];[.$CR18];[.$CW18];[.$DB18];[.$DG18];[.$DL18];[.$DQ18];[.$DV18];[.$EA18];[.$EF18];[.$EK18];[.$EP18];[.$EU18];[.$EZ18];[.$FE18];[.$FJ18];[.$FO18];[.$FT18];[.$FY18];[.$GD18];[.$GI18];[.$GN18];[.$GS18])" office:value-type="float"/>
          <table:table-cell table:formula="of:=MIN([.$C18];[.$G18];[.$L18];[.$Q18];[.$V18];[.$AA18];[.$AF18];[.$AK18];[.$AP18];[.$AU18];[.$AZ18];[.$BE18];[.$BJ18];[.$BO18];[.$BT18];[.$BY18];[.$CD18];[.$CI18];[.$CN18];[.$CS18];[.$CX18];[.$DC18];[.$DH18];[.$DM18];[.$DR18];[.$DW18];[.$EB18];[.$EG18];[.$EL18];[.$EQ18];[.$EV18];[.$FA18];[.$FF18];[.$FK18];[.$FP18];[.$FU18];[.$FZ18];[.$GE18];[.$GJ18];[.$GO18];[.$GT18])" office:value-type="float"/>
          <table:table-cell table:formula="of:=MIN([.$D18];[.$H18];[.$M18];[.$R18];[.$W18];[.$AB18];[.$AG18];[.$AL18];[.$AQ18];[.$AV18];[.$BA18];[.$BF18];[.$BK18];[.$BP18];[.$BU18];[.$BZ18];[.$CE18];[.$CJ18];[.$CO18];[.$CT18];[.$CY18];[.$DD18];[.$DI18];[.$DN18];[.$DS18];[.$DX18];[.$EC18];[.$EH18];[.$EM18];[.$ER18];[.$EW18];[.$FB18];[.$FG18];[.$FL18];[.$FQ18];[.$FV18];[.$GA18];[.$GF18];[.$GK18];[.$GP18];[.$GU18])" office:value-type="float"/>
          <table:table-cell table:formula="of:=MIN([.$E18];[.$I18];[.$N18];[.$S18];[.$X18];[.$AC18];[.$AH18];[.$AM18];[.$AR18];[.$AW18];[.$BB18];[.$BG18];[.$BL18];[.$BQ18];[.$BV18];[.$CA18];[.$CF18];[.$CK18];[.$CP18];[.$CU18];[.$CZ18];[.$DE18];[.$DJ18];[.$DO18];[.$DT18];[.$DY18];[.$ED18];[.$EI18];[.$EN18];[.$ES18];[.$EX18];[.$FC18];[.$FH18];[.$FM18];[.$FR18];[.$FW18];[.$GB18];[.$GG18];[.$GL18];[.$GQ18];[.$GV18])" office:value-type="float"/>
          <table:table-cell table:formula="of:=MIN([.$J18];[.$O18];[.$T18];[.$Y18];[.$AD18];[.$AI18];[.$AN18];[.$AS18];[.$AX18];[.$BC18];[.$BH18];[.$BM18];[.$BR18];[.$BW18];[.$CB18];[.$CG18];[.$CL18];[.$CQ18];[.$CV18];[.$DA18];[.$DF18];[.$DK18];[.$DP18];[.$DU18];[.$DZ18];[.$EE18];[.$EJ18];[.$EO18];[.$ET18];[.$EY18];[.$FD18];[.$FI18];[.$FN18];[.$FS18];[.$FX18];[.$GC18];[.$GH18];[.$GM18];[.$GR18];[.$GW18])" office:value-type="float"/>
          <table:table-cell table:formula="of:=MEDIAN([.$B18];[.$F18];[.$K18];[.$P18];[.$U18];[.$Z18];[.$AE18];[.$AJ18];[.$AO18];[.$AT18];[.$AY18];[.$BD18];[.$BI18];[.$BN18];[.$BS18];[.$BX18];[.$CC18];[.$CH18];[.$CM18];[.$CR18];[.$CW18];[.$DB18];[.$DG18];[.$DL18];[.$DQ18];[.$DV18];[.$EA18];[.$EF18];[.$EK18];[.$EP18];[.$EU18];[.$EZ18];[.$FE18];[.$FJ18];[.$FO18];[.$FT18];[.$FY18];[.$GD18];[.$GI18];[.$GN18];[.$GS18])" office:value-type="float"/>
          <table:table-cell table:formula="of:=MEDIAN([.$C18];[.$G18];[.$L18];[.$Q18];[.$V18];[.$AA18];[.$AF18];[.$AK18];[.$AP18];[.$AU18];[.$AZ18];[.$BE18];[.$BJ18];[.$BO18];[.$BT18];[.$BY18];[.$CD18];[.$CI18];[.$CN18];[.$CS18];[.$CX18];[.$DC18];[.$DH18];[.$DM18];[.$DR18];[.$DW18];[.$EB18];[.$EG18];[.$EL18];[.$EQ18];[.$EV18];[.$FA18];[.$FF18];[.$FK18];[.$FP18];[.$FU18];[.$FZ18];[.$GE18];[.$GJ18];[.$GO18];[.$GT18])" office:value-type="float"/>
          <table:table-cell table:formula="of:=MEDIAN([.$D18];[.$H18];[.$M18];[.$R18];[.$W18];[.$AB18];[.$AG18];[.$AL18];[.$AQ18];[.$AV18];[.$BA18];[.$BF18];[.$BK18];[.$BP18];[.$BU18];[.$BZ18];[.$CE18];[.$CJ18];[.$CO18];[.$CT18];[.$CY18];[.$DD18];[.$DI18];[.$DN18];[.$DS18];[.$DX18];[.$EC18];[.$EH18];[.$EM18];[.$ER18];[.$EW18];[.$FB18];[.$FG18];[.$FL18];[.$FQ18];[.$FV18];[.$GA18];[.$GF18];[.$GK18];[.$GP18];[.$GU18])" office:value-type="float"/>
          <table:table-cell table:formula="of:=MEDIAN([.$E18];[.$I18];[.$N18];[.$S18];[.$X18];[.$AC18];[.$AH18];[.$AM18];[.$AR18];[.$AW18];[.$BB18];[.$BG18];[.$BL18];[.$BQ18];[.$BV18];[.$CA18];[.$CF18];[.$CK18];[.$CP18];[.$CU18];[.$CZ18];[.$DE18];[.$DJ18];[.$DO18];[.$DT18];[.$DY18];[.$ED18];[.$EI18];[.$EN18];[.$ES18];[.$EX18];[.$FC18];[.$FH18];[.$FM18];[.$FR18];[.$FW18];[.$GB18];[.$GG18];[.$GL18];[.$GQ18];[.$GV18])" office:value-type="float"/>
          <table:table-cell table:formula="of:=MEDIAN([.$J18];[.$O18];[.$T18];[.$Y18];[.$AD18];[.$AI18];[.$AN18];[.$AS18];[.$AX18];[.$BC18];[.$BH18];[.$BM18];[.$BR18];[.$BW18];[.$CB18];[.$CG18];[.$CL18];[.$CQ18];[.$CV18];[.$DA18];[.$DF18];[.$DK18];[.$DP18];[.$DU18];[.$DZ18];[.$EE18];[.$EJ18];[.$EO18];[.$ET18];[.$EY18];[.$FD18];[.$FI18];[.$FN18];[.$FS18];[.$FX18];[.$GC18];[.$GH18];[.$GM18];[.$GR18];[.$GW18])" office:value-type="float"/>
          <table:table-cell table:formula="of:=MAX([.$B18];[.$F18];[.$K18];[.$P18];[.$U18];[.$Z18];[.$AE18];[.$AJ18];[.$AO18];[.$AT18];[.$AY18];[.$BD18];[.$BI18];[.$BN18];[.$BS18];[.$BX18];[.$CC18];[.$CH18];[.$CM18];[.$CR18];[.$CW18];[.$DB18];[.$DG18];[.$DL18];[.$DQ18];[.$DV18];[.$EA18];[.$EF18];[.$EK18];[.$EP18];[.$EU18];[.$EZ18];[.$FE18];[.$FJ18];[.$FO18];[.$FT18];[.$FY18];[.$GD18];[.$GI18];[.$GN18];[.$GS18])" office:value-type="float"/>
          <table:table-cell table:formula="of:=MAX([.$C18];[.$G18];[.$L18];[.$Q18];[.$V18];[.$AA18];[.$AF18];[.$AK18];[.$AP18];[.$AU18];[.$AZ18];[.$BE18];[.$BJ18];[.$BO18];[.$BT18];[.$BY18];[.$CD18];[.$CI18];[.$CN18];[.$CS18];[.$CX18];[.$DC18];[.$DH18];[.$DM18];[.$DR18];[.$DW18];[.$EB18];[.$EG18];[.$EL18];[.$EQ18];[.$EV18];[.$FA18];[.$FF18];[.$FK18];[.$FP18];[.$FU18];[.$FZ18];[.$GE18];[.$GJ18];[.$GO18];[.$GT18])" office:value-type="float"/>
          <table:table-cell table:formula="of:=MAX([.$D18];[.$H18];[.$M18];[.$R18];[.$W18];[.$AB18];[.$AG18];[.$AL18];[.$AQ18];[.$AV18];[.$BA18];[.$BF18];[.$BK18];[.$BP18];[.$BU18];[.$BZ18];[.$CE18];[.$CJ18];[.$CO18];[.$CT18];[.$CY18];[.$DD18];[.$DI18];[.$DN18];[.$DS18];[.$DX18];[.$EC18];[.$EH18];[.$EM18];[.$ER18];[.$EW18];[.$FB18];[.$FG18];[.$FL18];[.$FQ18];[.$FV18];[.$GA18];[.$GF18];[.$GK18];[.$GP18];[.$GU18])" office:value-type="float"/>
          <table:table-cell table:formula="of:=MAX([.$E18];[.$I18];[.$N18];[.$S18];[.$X18];[.$AC18];[.$AH18];[.$AM18];[.$AR18];[.$AW18];[.$BB18];[.$BG18];[.$BL18];[.$BQ18];[.$BV18];[.$CA18];[.$CF18];[.$CK18];[.$CP18];[.$CU18];[.$CZ18];[.$DE18];[.$DJ18];[.$DO18];[.$DT18];[.$DY18];[.$ED18];[.$EI18];[.$EN18];[.$ES18];[.$EX18];[.$FC18];[.$FH18];[.$FM18];[.$FR18];[.$FW18];[.$GB18];[.$GG18];[.$GL18];[.$GQ18];[.$GV18])" office:value-type="float"/>
          <table:table-cell table:formula="of:=MAX([.$J18];[.$O18];[.$T18];[.$Y18];[.$AD18];[.$AI18];[.$AN18];[.$AS18];[.$AX18];[.$BC18];[.$BH18];[.$BM18];[.$BR18];[.$BW18];[.$CB18];[.$CG18];[.$CL18];[.$CQ18];[.$CV18];[.$DA18];[.$DF18];[.$DK18];[.$DP18];[.$DU18];[.$DZ18];[.$EE18];[.$EJ18];[.$EO18];[.$ET18];[.$EY18];[.$FD18];[.$FI18];[.$FN18];[.$FS18];[.$FX18];[.$GC18];[.$GH18];[.$GM18];[.$GR18];[.$GW18])" office:value-type="float"/>
        </table:table-row>
        <table:table-row table:style-name="ro1">
          <table:table-cell office:value-type="string">
            <text:p>./handmade_soko017.lp</text:p>
          </table:table-cell>
          <table:table-cell office:value-type="float" office:value="25.7902"/>
          <table:table-cell office:value-type="float" office:value="0.0"/>
          <table:table-cell office:value-type="float" office:value="216690.0"/>
          <table:table-cell office:value-type="float" office:value="279245.0"/>
          <table:table-cell office:value-type="float" office:value="27.4917"/>
          <table:table-cell office:value-type="float" office:value="0.0"/>
          <table:table-cell office:value-type="float" office:value="216690.0"/>
          <table:table-cell office:value-type="float" office:value="279245.0"/>
          <table:table-cell table:style-name="cellBest" office:value-type="float" office:value="0.0"/>
          <table:table-cell office:value-type="float" office:value="27.871"/>
          <table:table-cell office:value-type="float" office:value="0.0"/>
          <table:table-cell office:value-type="float" office:value="216690.0"/>
          <table:table-cell office:value-type="float" office:value="279245.0"/>
          <table:table-cell table:style-name="cellBest" office:value-type="float" office:value="0.0"/>
          <table:table-cell office:value-type="float" office:value="28.2767"/>
          <table:table-cell office:value-type="float" office:value="0.0"/>
          <table:table-cell office:value-type="float" office:value="216690.0"/>
          <table:table-cell office:value-type="float" office:value="279245.0"/>
          <table:table-cell office:value-type="float" office:value="54121.0"/>
          <table:table-cell office:value-type="float" office:value="23.1089"/>
          <table:table-cell office:value-type="float" office:value="0.0"/>
          <table:table-cell office:value-type="float" office:value="175140.0"/>
          <table:table-cell office:value-type="float" office:value="273979.0"/>
          <table:table-cell office:value-type="float" office:value="79817.0"/>
          <table:table-cell office:value-type="float" office:value="13.9943"/>
          <table:table-cell office:value-type="float" office:value="0.0"/>
          <table:table-cell office:value-type="float" office:value="121416.0"/>
          <table:table-cell office:value-type="float" office:value="161978.0"/>
          <table:table-cell office:value-type="float" office:value="36597.0"/>
          <table:table-cell office:value-type="float" office:value="32.6988"/>
          <table:table-cell office:value-type="float" office:value="0.0"/>
          <table:table-cell office:value-type="float" office:value="232450.0"/>
          <table:table-cell office:value-type="float" office:value="269939.0"/>
          <table:table-cell office:value-type="float" office:value="255108.0"/>
          <table:table-cell office:value-type="float" office:value="49.7183"/>
          <table:table-cell office:value-type="float" office:value="0.0"/>
          <table:table-cell office:value-type="float" office:value="348613.0"/>
          <table:table-cell office:value-type="float" office:value="395596.0"/>
          <table:table-cell office:value-type="float" office:value="391159.0"/>
          <table:table-cell office:value-type="float" office:value="33.913"/>
          <table:table-cell office:value-type="float" office:value="0.0"/>
          <table:table-cell office:value-type="float" office:value="264872.0"/>
          <table:table-cell office:value-type="float" office:value="302038.0"/>
          <table:table-cell office:value-type="float" office:value="299428.0"/>
          <table:table-cell office:value-type="float" office:value="43.0502"/>
          <table:table-cell office:value-type="float" office:value="0.0"/>
          <table:table-cell office:value-type="float" office:value="275268.0"/>
          <table:table-cell office:value-type="float" office:value="308364.0"/>
          <table:table-cell office:value-type="float" office:value="306402.0"/>
          <table:table-cell office:value-type="float" office:value="13.1972"/>
          <table:table-cell office:value-type="float" office:value="0.0"/>
          <table:table-cell office:value-type="float" office:value="113315.0"/>
          <table:table-cell office:value-type="float" office:value="149616.0"/>
          <table:table-cell office:value-type="float" office:value="35231.0"/>
          <table:table-cell table:style-name="cellBest" office:value-type="float" office:value="6.41922"/>
          <table:table-cell office:value-type="float" office:value="0.0"/>
          <table:table-cell table:style-name="cellBest" office:value-type="float" office:value="64464.0"/>
          <table:table-cell office:value-type="float" office:value="91523.0"/>
          <table:table-cell office:value-type="float" office:value="24809.0"/>
          <table:table-cell office:value-type="float" office:value="19.2641"/>
          <table:table-cell office:value-type="float" office:value="0.0"/>
          <table:table-cell office:value-type="float" office:value="166006.0"/>
          <table:table-cell office:value-type="float" office:value="213271.0"/>
          <table:table-cell office:value-type="float" office:value="45105.0"/>
          <table:table-cell office:value-type="float" office:value="18.941"/>
          <table:table-cell office:value-type="float" office:value="0.0"/>
          <table:table-cell office:value-type="float" office:value="167362.0"/>
          <table:table-cell office:value-type="float" office:value="218661.0"/>
          <table:table-cell office:value-type="float" office:value="47671.0"/>
          <table:table-cell office:value-type="float" office:value="32.2691"/>
          <table:table-cell office:value-type="float" office:value="0.0"/>
          <table:table-cell office:value-type="float" office:value="203970.0"/>
          <table:table-cell office:value-type="float" office:value="231154.0"/>
          <table:table-cell office:value-type="float" office:value="231154.0"/>
          <table:table-cell office:value-type="float" office:value="10.9743"/>
          <table:table-cell office:value-type="float" office:value="0.0"/>
          <table:table-cell office:value-type="float" office:value="99258.0"/>
          <table:table-cell office:value-type="float" office:value="153351.0"/>
          <table:table-cell table:style-name="cellBest" office:value-type="float" office:value="0.0"/>
          <table:table-cell office:value-type="float" office:value="45.0387"/>
          <table:table-cell office:value-type="float" office:value="0.0"/>
          <table:table-cell office:value-type="float" office:value="358237.0"/>
          <table:table-cell office:value-type="float" office:value="400982.0"/>
          <table:table-cell office:value-type="float" office:value="397236.0"/>
          <table:table-cell office:value-type="float" office:value="20.3725"/>
          <table:table-cell office:value-type="float" office:value="0.0"/>
          <table:table-cell office:value-type="float" office:value="171491.0"/>
          <table:table-cell office:value-type="float" office:value="224549.0"/>
          <table:table-cell office:value-type="float" office:value="47573.0"/>
          <table:table-cell office:value-type="float" office:value="6.47258"/>
          <table:table-cell office:value-type="float" office:value="0.0"/>
          <table:table-cell office:value-type="float" office:value="72900.0"/>
          <table:table-cell table:style-name="cellBest" office:value-type="float" office:value="75026.0"/>
          <table:table-cell office:value-type="float" office:value="75026.0"/>
          <table:table-cell office:value-type="float" office:value="173.034"/>
          <table:table-cell office:value-type="float" office:value="0.0"/>
          <table:table-cell office:value-type="float" office:value="1048093.0"/>
          <table:table-cell office:value-type="float" office:value="1151556.0"/>
          <table:table-cell office:value-type="float" office:value="1140107.0"/>
          <table:table-cell office:value-type="float" office:value="16.5845"/>
          <table:table-cell office:value-type="float" office:value="0.0"/>
          <table:table-cell office:value-type="float" office:value="140223.0"/>
          <table:table-cell office:value-type="float" office:value="183405.0"/>
          <table:table-cell office:value-type="float" office:value="41394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578372.0"/>
          <table:table-cell table:style-name="cellWorst" office:value-type="float" office:value="2603083.0"/>
          <table:table-cell table:style-name="cellWorst" office:value-type="float" office:value="2603083.0"/>
          <table:table-cell office:value-type="float" office:value="26.5457"/>
          <table:table-cell office:value-type="float" office:value="0.0"/>
          <table:table-cell office:value-type="float" office:value="216690.0"/>
          <table:table-cell office:value-type="float" office:value="279245.0"/>
          <table:table-cell office:value-type="float" office:value="54121.0"/>
          <table:table-cell office:value-type="float" office:value="12.7803"/>
          <table:table-cell office:value-type="float" office:value="0.0"/>
          <table:table-cell office:value-type="float" office:value="109865.0"/>
          <table:table-cell office:value-type="float" office:value="163003.0"/>
          <table:table-cell office:value-type="float" office:value="84182.0"/>
          <table:table-cell office:value-type="float" office:value="11.4833"/>
          <table:table-cell office:value-type="float" office:value="0.0"/>
          <table:table-cell office:value-type="float" office:value="109623.0"/>
          <table:table-cell office:value-type="float" office:value="149571.0"/>
          <table:table-cell office:value-type="float" office:value="71519.0"/>
          <table:table-cell office:value-type="float" office:value="20.9523"/>
          <table:table-cell office:value-type="float" office:value="0.0"/>
          <table:table-cell office:value-type="float" office:value="188108.0"/>
          <table:table-cell office:value-type="float" office:value="252326.0"/>
          <table:table-cell office:value-type="float" office:value="232810.0"/>
          <table:table-cell office:value-type="float" office:value="34.0506"/>
          <table:table-cell office:value-type="float" office:value="0.0"/>
          <table:table-cell office:value-type="float" office:value="287702.0"/>
          <table:table-cell office:value-type="float" office:value="386589.0"/>
          <table:table-cell office:value-type="float" office:value="377480.0"/>
          <table:table-cell office:value-type="float" office:value="76.3669"/>
          <table:table-cell office:value-type="float" office:value="0.0"/>
          <table:table-cell office:value-type="float" office:value="642378.0"/>
          <table:table-cell office:value-type="float" office:value="853337.0"/>
          <table:table-cell office:value-type="float" office:value="845173.0"/>
          <table:table-cell office:value-type="float" office:value="33.8166"/>
          <table:table-cell office:value-type="float" office:value="0.0"/>
          <table:table-cell office:value-type="float" office:value="299478.0"/>
          <table:table-cell office:value-type="float" office:value="408266.0"/>
          <table:table-cell office:value-type="float" office:value="404284.0"/>
          <table:table-cell office:value-type="float" office:value="14.767"/>
          <table:table-cell office:value-type="float" office:value="0.0"/>
          <table:table-cell office:value-type="float" office:value="131068.0"/>
          <table:table-cell office:value-type="float" office:value="170904.0"/>
          <table:table-cell office:value-type="float" office:value="83489.0"/>
          <table:table-cell office:value-type="float" office:value="17.8932"/>
          <table:table-cell office:value-type="float" office:value="0.0"/>
          <table:table-cell office:value-type="float" office:value="132525.0"/>
          <table:table-cell office:value-type="float" office:value="173442.0"/>
          <table:table-cell office:value-type="float" office:value="83046.0"/>
          <table:table-cell office:value-type="float" office:value="8.24174"/>
          <table:table-cell office:value-type="float" office:value="0.0"/>
          <table:table-cell office:value-type="float" office:value="77589.0"/>
          <table:table-cell office:value-type="float" office:value="104967.0"/>
          <table:table-cell office:value-type="float" office:value="47481.0"/>
          <table:table-cell office:value-type="float" office:value="8.08807"/>
          <table:table-cell office:value-type="float" office:value="0.0"/>
          <table:table-cell office:value-type="float" office:value="76825.0"/>
          <table:table-cell office:value-type="float" office:value="104481.0"/>
          <table:table-cell office:value-type="float" office:value="47846.0"/>
          <table:table-cell office:value-type="float" office:value="31.3921"/>
          <table:table-cell office:value-type="float" office:value="0.0"/>
          <table:table-cell office:value-type="float" office:value="278753.0"/>
          <table:table-cell office:value-type="float" office:value="386682.0"/>
          <table:table-cell office:value-type="float" office:value="386682.0"/>
          <table:table-cell office:value-type="float" office:value="13.178"/>
          <table:table-cell office:value-type="float" office:value="0.0"/>
          <table:table-cell office:value-type="float" office:value="109793.0"/>
          <table:table-cell office:value-type="float" office:value="134187.0"/>
          <table:table-cell table:style-name="cellBest" office:value-type="float" office:value="0.0"/>
          <table:table-cell office:value-type="float" office:value="13.6303"/>
          <table:table-cell office:value-type="float" office:value="0.0"/>
          <table:table-cell office:value-type="float" office:value="106697.0"/>
          <table:table-cell office:value-type="float" office:value="146443.0"/>
          <table:table-cell office:value-type="float" office:value="144179.0"/>
          <table:table-cell office:value-type="float" office:value="14.4118"/>
          <table:table-cell office:value-type="float" office:value="0.0"/>
          <table:table-cell office:value-type="float" office:value="120995.0"/>
          <table:table-cell office:value-type="float" office:value="160560.0"/>
          <table:table-cell office:value-type="float" office:value="77405.0"/>
          <table:table-cell office:value-type="float" office:value="10.811"/>
          <table:table-cell office:value-type="float" office:value="0.0"/>
          <table:table-cell office:value-type="float" office:value="123536.0"/>
          <table:table-cell office:value-type="float" office:value="145191.0"/>
          <table:table-cell office:value-type="float" office:value="145191.0"/>
          <table:table-cell office:value-type="float" office:value="175.003"/>
          <table:table-cell office:value-type="float" office:value="0.0"/>
          <table:table-cell office:value-type="float" office:value="1239365.0"/>
          <table:table-cell office:value-type="float" office:value="1567645.0"/>
          <table:table-cell office:value-type="float" office:value="1555164.0"/>
          <table:table-cell office:value-type="float" office:value="11.4105"/>
          <table:table-cell office:value-type="float" office:value="0.0"/>
          <table:table-cell office:value-type="float" office:value="101757.0"/>
          <table:table-cell office:value-type="float" office:value="136714.0"/>
          <table:table-cell office:value-type="float" office:value="6435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372659.0"/>
          <table:table-cell office:value-type="float" office:value="2404856.0"/>
          <table:table-cell office:value-type="float" office:value="2404856.0"/>
          <table:table-cell table:formula="of:=MIN([.$B19];[.$F19];[.$K19];[.$P19];[.$U19];[.$Z19];[.$AE19];[.$AJ19];[.$AO19];[.$AT19];[.$AY19];[.$BD19];[.$BI19];[.$BN19];[.$BS19];[.$BX19];[.$CC19];[.$CH19];[.$CM19];[.$CR19];[.$CW19];[.$DB19];[.$DG19];[.$DL19];[.$DQ19];[.$DV19];[.$EA19];[.$EF19];[.$EK19];[.$EP19];[.$EU19];[.$EZ19];[.$FE19];[.$FJ19];[.$FO19];[.$FT19];[.$FY19];[.$GD19];[.$GI19];[.$GN19];[.$GS19])" office:value-type="float"/>
          <table:table-cell table:formula="of:=MIN([.$C19];[.$G19];[.$L19];[.$Q19];[.$V19];[.$AA19];[.$AF19];[.$AK19];[.$AP19];[.$AU19];[.$AZ19];[.$BE19];[.$BJ19];[.$BO19];[.$BT19];[.$BY19];[.$CD19];[.$CI19];[.$CN19];[.$CS19];[.$CX19];[.$DC19];[.$DH19];[.$DM19];[.$DR19];[.$DW19];[.$EB19];[.$EG19];[.$EL19];[.$EQ19];[.$EV19];[.$FA19];[.$FF19];[.$FK19];[.$FP19];[.$FU19];[.$FZ19];[.$GE19];[.$GJ19];[.$GO19];[.$GT19])" office:value-type="float"/>
          <table:table-cell table:formula="of:=MIN([.$D19];[.$H19];[.$M19];[.$R19];[.$W19];[.$AB19];[.$AG19];[.$AL19];[.$AQ19];[.$AV19];[.$BA19];[.$BF19];[.$BK19];[.$BP19];[.$BU19];[.$BZ19];[.$CE19];[.$CJ19];[.$CO19];[.$CT19];[.$CY19];[.$DD19];[.$DI19];[.$DN19];[.$DS19];[.$DX19];[.$EC19];[.$EH19];[.$EM19];[.$ER19];[.$EW19];[.$FB19];[.$FG19];[.$FL19];[.$FQ19];[.$FV19];[.$GA19];[.$GF19];[.$GK19];[.$GP19];[.$GU19])" office:value-type="float"/>
          <table:table-cell table:formula="of:=MIN([.$E19];[.$I19];[.$N19];[.$S19];[.$X19];[.$AC19];[.$AH19];[.$AM19];[.$AR19];[.$AW19];[.$BB19];[.$BG19];[.$BL19];[.$BQ19];[.$BV19];[.$CA19];[.$CF19];[.$CK19];[.$CP19];[.$CU19];[.$CZ19];[.$DE19];[.$DJ19];[.$DO19];[.$DT19];[.$DY19];[.$ED19];[.$EI19];[.$EN19];[.$ES19];[.$EX19];[.$FC19];[.$FH19];[.$FM19];[.$FR19];[.$FW19];[.$GB19];[.$GG19];[.$GL19];[.$GQ19];[.$GV19])" office:value-type="float"/>
          <table:table-cell table:formula="of:=MIN([.$J19];[.$O19];[.$T19];[.$Y19];[.$AD19];[.$AI19];[.$AN19];[.$AS19];[.$AX19];[.$BC19];[.$BH19];[.$BM19];[.$BR19];[.$BW19];[.$CB19];[.$CG19];[.$CL19];[.$CQ19];[.$CV19];[.$DA19];[.$DF19];[.$DK19];[.$DP19];[.$DU19];[.$DZ19];[.$EE19];[.$EJ19];[.$EO19];[.$ET19];[.$EY19];[.$FD19];[.$FI19];[.$FN19];[.$FS19];[.$FX19];[.$GC19];[.$GH19];[.$GM19];[.$GR19];[.$GW19])" office:value-type="float"/>
          <table:table-cell table:formula="of:=MEDIAN([.$B19];[.$F19];[.$K19];[.$P19];[.$U19];[.$Z19];[.$AE19];[.$AJ19];[.$AO19];[.$AT19];[.$AY19];[.$BD19];[.$BI19];[.$BN19];[.$BS19];[.$BX19];[.$CC19];[.$CH19];[.$CM19];[.$CR19];[.$CW19];[.$DB19];[.$DG19];[.$DL19];[.$DQ19];[.$DV19];[.$EA19];[.$EF19];[.$EK19];[.$EP19];[.$EU19];[.$EZ19];[.$FE19];[.$FJ19];[.$FO19];[.$FT19];[.$FY19];[.$GD19];[.$GI19];[.$GN19];[.$GS19])" office:value-type="float"/>
          <table:table-cell table:formula="of:=MEDIAN([.$C19];[.$G19];[.$L19];[.$Q19];[.$V19];[.$AA19];[.$AF19];[.$AK19];[.$AP19];[.$AU19];[.$AZ19];[.$BE19];[.$BJ19];[.$BO19];[.$BT19];[.$BY19];[.$CD19];[.$CI19];[.$CN19];[.$CS19];[.$CX19];[.$DC19];[.$DH19];[.$DM19];[.$DR19];[.$DW19];[.$EB19];[.$EG19];[.$EL19];[.$EQ19];[.$EV19];[.$FA19];[.$FF19];[.$FK19];[.$FP19];[.$FU19];[.$FZ19];[.$GE19];[.$GJ19];[.$GO19];[.$GT19])" office:value-type="float"/>
          <table:table-cell table:formula="of:=MEDIAN([.$D19];[.$H19];[.$M19];[.$R19];[.$W19];[.$AB19];[.$AG19];[.$AL19];[.$AQ19];[.$AV19];[.$BA19];[.$BF19];[.$BK19];[.$BP19];[.$BU19];[.$BZ19];[.$CE19];[.$CJ19];[.$CO19];[.$CT19];[.$CY19];[.$DD19];[.$DI19];[.$DN19];[.$DS19];[.$DX19];[.$EC19];[.$EH19];[.$EM19];[.$ER19];[.$EW19];[.$FB19];[.$FG19];[.$FL19];[.$FQ19];[.$FV19];[.$GA19];[.$GF19];[.$GK19];[.$GP19];[.$GU19])" office:value-type="float"/>
          <table:table-cell table:formula="of:=MEDIAN([.$E19];[.$I19];[.$N19];[.$S19];[.$X19];[.$AC19];[.$AH19];[.$AM19];[.$AR19];[.$AW19];[.$BB19];[.$BG19];[.$BL19];[.$BQ19];[.$BV19];[.$CA19];[.$CF19];[.$CK19];[.$CP19];[.$CU19];[.$CZ19];[.$DE19];[.$DJ19];[.$DO19];[.$DT19];[.$DY19];[.$ED19];[.$EI19];[.$EN19];[.$ES19];[.$EX19];[.$FC19];[.$FH19];[.$FM19];[.$FR19];[.$FW19];[.$GB19];[.$GG19];[.$GL19];[.$GQ19];[.$GV19])" office:value-type="float"/>
          <table:table-cell table:formula="of:=MEDIAN([.$J19];[.$O19];[.$T19];[.$Y19];[.$AD19];[.$AI19];[.$AN19];[.$AS19];[.$AX19];[.$BC19];[.$BH19];[.$BM19];[.$BR19];[.$BW19];[.$CB19];[.$CG19];[.$CL19];[.$CQ19];[.$CV19];[.$DA19];[.$DF19];[.$DK19];[.$DP19];[.$DU19];[.$DZ19];[.$EE19];[.$EJ19];[.$EO19];[.$ET19];[.$EY19];[.$FD19];[.$FI19];[.$FN19];[.$FS19];[.$FX19];[.$GC19];[.$GH19];[.$GM19];[.$GR19];[.$GW19])" office:value-type="float"/>
          <table:table-cell table:formula="of:=MAX([.$B19];[.$F19];[.$K19];[.$P19];[.$U19];[.$Z19];[.$AE19];[.$AJ19];[.$AO19];[.$AT19];[.$AY19];[.$BD19];[.$BI19];[.$BN19];[.$BS19];[.$BX19];[.$CC19];[.$CH19];[.$CM19];[.$CR19];[.$CW19];[.$DB19];[.$DG19];[.$DL19];[.$DQ19];[.$DV19];[.$EA19];[.$EF19];[.$EK19];[.$EP19];[.$EU19];[.$EZ19];[.$FE19];[.$FJ19];[.$FO19];[.$FT19];[.$FY19];[.$GD19];[.$GI19];[.$GN19];[.$GS19])" office:value-type="float"/>
          <table:table-cell table:formula="of:=MAX([.$C19];[.$G19];[.$L19];[.$Q19];[.$V19];[.$AA19];[.$AF19];[.$AK19];[.$AP19];[.$AU19];[.$AZ19];[.$BE19];[.$BJ19];[.$BO19];[.$BT19];[.$BY19];[.$CD19];[.$CI19];[.$CN19];[.$CS19];[.$CX19];[.$DC19];[.$DH19];[.$DM19];[.$DR19];[.$DW19];[.$EB19];[.$EG19];[.$EL19];[.$EQ19];[.$EV19];[.$FA19];[.$FF19];[.$FK19];[.$FP19];[.$FU19];[.$FZ19];[.$GE19];[.$GJ19];[.$GO19];[.$GT19])" office:value-type="float"/>
          <table:table-cell table:formula="of:=MAX([.$D19];[.$H19];[.$M19];[.$R19];[.$W19];[.$AB19];[.$AG19];[.$AL19];[.$AQ19];[.$AV19];[.$BA19];[.$BF19];[.$BK19];[.$BP19];[.$BU19];[.$BZ19];[.$CE19];[.$CJ19];[.$CO19];[.$CT19];[.$CY19];[.$DD19];[.$DI19];[.$DN19];[.$DS19];[.$DX19];[.$EC19];[.$EH19];[.$EM19];[.$ER19];[.$EW19];[.$FB19];[.$FG19];[.$FL19];[.$FQ19];[.$FV19];[.$GA19];[.$GF19];[.$GK19];[.$GP19];[.$GU19])" office:value-type="float"/>
          <table:table-cell table:formula="of:=MAX([.$E19];[.$I19];[.$N19];[.$S19];[.$X19];[.$AC19];[.$AH19];[.$AM19];[.$AR19];[.$AW19];[.$BB19];[.$BG19];[.$BL19];[.$BQ19];[.$BV19];[.$CA19];[.$CF19];[.$CK19];[.$CP19];[.$CU19];[.$CZ19];[.$DE19];[.$DJ19];[.$DO19];[.$DT19];[.$DY19];[.$ED19];[.$EI19];[.$EN19];[.$ES19];[.$EX19];[.$FC19];[.$FH19];[.$FM19];[.$FR19];[.$FW19];[.$GB19];[.$GG19];[.$GL19];[.$GQ19];[.$GV19])" office:value-type="float"/>
          <table:table-cell table:formula="of:=MAX([.$J19];[.$O19];[.$T19];[.$Y19];[.$AD19];[.$AI19];[.$AN19];[.$AS19];[.$AX19];[.$BC19];[.$BH19];[.$BM19];[.$BR19];[.$BW19];[.$CB19];[.$CG19];[.$CL19];[.$CQ19];[.$CV19];[.$DA19];[.$DF19];[.$DK19];[.$DP19];[.$DU19];[.$DZ19];[.$EE19];[.$EJ19];[.$EO19];[.$ET19];[.$EY19];[.$FD19];[.$FI19];[.$FN19];[.$FS19];[.$FX19];[.$GC19];[.$GH19];[.$GM19];[.$GR19];[.$GW19])" office:value-type="float"/>
        </table:table-row>
        <table:table-row table:style-name="ro1">
          <table:table-cell office:value-type="string">
            <text:p>./handmade_soko018.lp</text:p>
          </table:table-cell>
          <table:table-cell office:value-type="float" office:value="86.6218"/>
          <table:table-cell office:value-type="float" office:value="0.0"/>
          <table:table-cell office:value-type="float" office:value="494798.0"/>
          <table:table-cell office:value-type="float" office:value="597725.0"/>
          <table:table-cell office:value-type="float" office:value="78.6845"/>
          <table:table-cell office:value-type="float" office:value="0.0"/>
          <table:table-cell office:value-type="float" office:value="494798.0"/>
          <table:table-cell office:value-type="float" office:value="597725.0"/>
          <table:table-cell table:style-name="cellBest" office:value-type="float" office:value="0.0"/>
          <table:table-cell office:value-type="float" office:value="82.6398"/>
          <table:table-cell office:value-type="float" office:value="0.0"/>
          <table:table-cell office:value-type="float" office:value="494798.0"/>
          <table:table-cell office:value-type="float" office:value="597725.0"/>
          <table:table-cell table:style-name="cellBest" office:value-type="float" office:value="0.0"/>
          <table:table-cell office:value-type="float" office:value="79.7718"/>
          <table:table-cell office:value-type="float" office:value="0.0"/>
          <table:table-cell office:value-type="float" office:value="494798.0"/>
          <table:table-cell office:value-type="float" office:value="597725.0"/>
          <table:table-cell office:value-type="float" office:value="133341.0"/>
          <table:table-cell office:value-type="float" office:value="111.555"/>
          <table:table-cell office:value-type="float" office:value="0.0"/>
          <table:table-cell office:value-type="float" office:value="690148.0"/>
          <table:table-cell office:value-type="float" office:value="1004182.0"/>
          <table:table-cell office:value-type="float" office:value="283676.0"/>
          <table:table-cell office:value-type="float" office:value="86.138"/>
          <table:table-cell office:value-type="float" office:value="0.0"/>
          <table:table-cell office:value-type="float" office:value="565612.0"/>
          <table:table-cell office:value-type="float" office:value="686636.0"/>
          <table:table-cell office:value-type="float" office:value="133364.0"/>
          <table:table-cell office:value-type="float" office:value="210.157"/>
          <table:table-cell office:value-type="float" office:value="0.0"/>
          <table:table-cell office:value-type="float" office:value="1090779.0"/>
          <table:table-cell office:value-type="float" office:value="1212952.0"/>
          <table:table-cell office:value-type="float" office:value="1162294.0"/>
          <table:table-cell office:value-type="float" office:value="264.149"/>
          <table:table-cell office:value-type="float" office:value="0.0"/>
          <table:table-cell office:value-type="float" office:value="1242526.0"/>
          <table:table-cell office:value-type="float" office:value="1383638.0"/>
          <table:table-cell office:value-type="float" office:value="1378530.0"/>
          <table:table-cell office:value-type="float" office:value="233.927"/>
          <table:table-cell office:value-type="float" office:value="0.0"/>
          <table:table-cell office:value-type="float" office:value="1126829.0"/>
          <table:table-cell office:value-type="float" office:value="1257590.0"/>
          <table:table-cell office:value-type="float" office:value="1255622.0"/>
          <table:table-cell office:value-type="float" office:value="357.067"/>
          <table:table-cell office:value-type="float" office:value="0.0"/>
          <table:table-cell office:value-type="float" office:value="1673433.0"/>
          <table:table-cell office:value-type="float" office:value="1843617.0"/>
          <table:table-cell office:value-type="float" office:value="1841956.0"/>
          <table:table-cell office:value-type="float" office:value="132.155"/>
          <table:table-cell office:value-type="float" office:value="0.0"/>
          <table:table-cell office:value-type="float" office:value="731775.0"/>
          <table:table-cell office:value-type="float" office:value="885023.0"/>
          <table:table-cell office:value-type="float" office:value="167976.0"/>
          <table:table-cell office:value-type="float" office:value="180.043"/>
          <table:table-cell office:value-type="float" office:value="0.0"/>
          <table:table-cell office:value-type="float" office:value="914567.0"/>
          <table:table-cell office:value-type="float" office:value="1089753.0"/>
          <table:table-cell office:value-type="float" office:value="206750.0"/>
          <table:table-cell office:value-type="float" office:value="96.5448"/>
          <table:table-cell office:value-type="float" office:value="0.0"/>
          <table:table-cell office:value-type="float" office:value="611548.0"/>
          <table:table-cell office:value-type="float" office:value="734570.0"/>
          <table:table-cell office:value-type="float" office:value="144708.0"/>
          <table:table-cell office:value-type="float" office:value="135.532"/>
          <table:table-cell office:value-type="float" office:value="0.0"/>
          <table:table-cell office:value-type="float" office:value="868814.0"/>
          <table:table-cell office:value-type="float" office:value="1042164.0"/>
          <table:table-cell office:value-type="float" office:value="197194.0"/>
          <table:table-cell office:value-type="float" office:value="226.095"/>
          <table:table-cell office:value-type="float" office:value="0.0"/>
          <table:table-cell office:value-type="float" office:value="999459.0"/>
          <table:table-cell office:value-type="float" office:value="1114607.0"/>
          <table:table-cell office:value-type="float" office:value="1114607.0"/>
          <table:table-cell office:value-type="float" office:value="125.491"/>
          <table:table-cell office:value-type="float" office:value="0.0"/>
          <table:table-cell office:value-type="float" office:value="722855.0"/>
          <table:table-cell office:value-type="float" office:value="912978.0"/>
          <table:table-cell table:style-name="cellBest"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46400.0"/>
          <table:table-cell office:value-type="float" office:value="3085431.0"/>
          <table:table-cell office:value-type="float" office:value="3081109.0"/>
          <table:table-cell office:value-type="float" office:value="89.7323"/>
          <table:table-cell office:value-type="float" office:value="0.0"/>
          <table:table-cell office:value-type="float" office:value="567367.0"/>
          <table:table-cell office:value-type="float" office:value="678282.0"/>
          <table:table-cell office:value-type="float" office:value="143102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485054.0"/>
          <table:table-cell office:value-type="float" office:value="3505837.0"/>
          <table:table-cell office:value-type="float" office:value="3505837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380482.0"/>
          <table:table-cell office:value-type="float" office:value="2589677.0"/>
          <table:table-cell office:value-type="float" office:value="2569410.0"/>
          <table:table-cell table:style-name="cellBest" office:value-type="float" office:value="46.2317"/>
          <table:table-cell office:value-type="float" office:value="0.0"/>
          <table:table-cell table:style-name="cellBest" office:value-type="float" office:value="300844.0"/>
          <table:table-cell table:style-name="cellBest" office:value-type="float" office:value="373740.0"/>
          <table:table-cell office:value-type="float" office:value="95977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595175.0"/>
          <table:table-cell office:value-type="float" office:value="2646843.0"/>
          <table:table-cell office:value-type="float" office:value="2646843.0"/>
          <table:table-cell office:value-type="float" office:value="73.9727"/>
          <table:table-cell office:value-type="float" office:value="0.0"/>
          <table:table-cell office:value-type="float" office:value="494798.0"/>
          <table:table-cell office:value-type="float" office:value="597725.0"/>
          <table:table-cell office:value-type="float" office:value="133341.0"/>
          <table:table-cell office:value-type="float" office:value="77.1181"/>
          <table:table-cell office:value-type="float" office:value="0.0"/>
          <table:table-cell office:value-type="float" office:value="482076.0"/>
          <table:table-cell office:value-type="float" office:value="650838.0"/>
          <table:table-cell office:value-type="float" office:value="278018.0"/>
          <table:table-cell office:value-type="float" office:value="168.897"/>
          <table:table-cell office:value-type="float" office:value="0.0"/>
          <table:table-cell office:value-type="float" office:value="1027168.0"/>
          <table:table-cell office:value-type="float" office:value="1215700.0"/>
          <table:table-cell office:value-type="float" office:value="678593.0"/>
          <table:table-cell office:value-type="float" office:value="383.14"/>
          <table:table-cell office:value-type="float" office:value="0.0"/>
          <table:table-cell office:value-type="float" office:value="2249506.0"/>
          <table:table-cell office:value-type="float" office:value="2812402.0"/>
          <table:table-cell office:value-type="float" office:value="2700704.0"/>
          <table:table-cell office:value-type="float" office:value="285.204"/>
          <table:table-cell office:value-type="float" office:value="0.0"/>
          <table:table-cell office:value-type="float" office:value="1679315.0"/>
          <table:table-cell office:value-type="float" office:value="2146993.0"/>
          <table:table-cell office:value-type="float" office:value="2123615.0"/>
          <table:table-cell office:value-type="float" office:value="457.985"/>
          <table:table-cell office:value-type="float" office:value="0.0"/>
          <table:table-cell office:value-type="float" office:value="2443437.0"/>
          <table:table-cell office:value-type="float" office:value="3137040.0"/>
          <table:table-cell office:value-type="float" office:value="3122301.0"/>
          <table:table-cell office:value-type="float" office:value="512.223"/>
          <table:table-cell office:value-type="float" office:value="0.0"/>
          <table:table-cell office:value-type="float" office:value="2698997.0"/>
          <table:table-cell office:value-type="float" office:value="3458974.0"/>
          <table:table-cell office:value-type="float" office:value="3448423.0"/>
          <table:table-cell office:value-type="float" office:value="84.0581"/>
          <table:table-cell office:value-type="float" office:value="0.0"/>
          <table:table-cell office:value-type="float" office:value="552857.0"/>
          <table:table-cell office:value-type="float" office:value="671929.0"/>
          <table:table-cell office:value-type="float" office:value="337012.0"/>
          <table:table-cell office:value-type="float" office:value="107.449"/>
          <table:table-cell office:value-type="float" office:value="0.0"/>
          <table:table-cell office:value-type="float" office:value="661093.0"/>
          <table:table-cell office:value-type="float" office:value="790590.0"/>
          <table:table-cell office:value-type="float" office:value="408351.0"/>
          <table:table-cell office:value-type="float" office:value="61.6681"/>
          <table:table-cell office:value-type="float" office:value="0.0"/>
          <table:table-cell office:value-type="float" office:value="407151.0"/>
          <table:table-cell office:value-type="float" office:value="496046.0"/>
          <table:table-cell office:value-type="float" office:value="247549.0"/>
          <table:table-cell office:value-type="float" office:value="71.2925"/>
          <table:table-cell office:value-type="float" office:value="0.0"/>
          <table:table-cell office:value-type="float" office:value="461627.0"/>
          <table:table-cell office:value-type="float" office:value="565971.0"/>
          <table:table-cell office:value-type="float" office:value="275363.0"/>
          <table:table-cell office:value-type="float" office:value="497.92"/>
          <table:table-cell office:value-type="float" office:value="0.0"/>
          <table:table-cell office:value-type="float" office:value="2485686.0"/>
          <table:table-cell office:value-type="float" office:value="3229654.0"/>
          <table:table-cell office:value-type="float" office:value="3229654.0"/>
          <table:table-cell office:value-type="float" office:value="113.396"/>
          <table:table-cell office:value-type="float" office:value="0.0"/>
          <table:table-cell office:value-type="float" office:value="628017.0"/>
          <table:table-cell office:value-type="float" office:value="709155.0"/>
          <table:table-cell table:style-name="cellBest"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145952.0"/>
          <table:table-cell table:style-name="cellWorst" office:value-type="float" office:value="3806943.0"/>
          <table:table-cell table:style-name="cellWorst" office:value-type="float" office:value="3777670.0"/>
          <table:table-cell office:value-type="float" office:value="101.436"/>
          <table:table-cell office:value-type="float" office:value="0.0"/>
          <table:table-cell office:value-type="float" office:value="627496.0"/>
          <table:table-cell office:value-type="float" office:value="748316.0"/>
          <table:table-cell office:value-type="float" office:value="39843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529670.0"/>
          <table:table-cell office:value-type="float" office:value="2706331.0"/>
          <table:table-cell office:value-type="float" office:value="270633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28715.0"/>
          <table:table-cell office:value-type="float" office:value="3491203.0"/>
          <table:table-cell office:value-type="float" office:value="3472654.0"/>
          <table:table-cell office:value-type="float" office:value="99.3856"/>
          <table:table-cell office:value-type="float" office:value="0.0"/>
          <table:table-cell office:value-type="float" office:value="609775.0"/>
          <table:table-cell office:value-type="float" office:value="730978.0"/>
          <table:table-cell office:value-type="float" office:value="390067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733251.0"/>
          <table:table-cell office:value-type="float" office:value="2781573.0"/>
          <table:table-cell office:value-type="float" office:value="2781573.0"/>
          <table:table-cell table:formula="of:=MIN([.$B20];[.$F20];[.$K20];[.$P20];[.$U20];[.$Z20];[.$AE20];[.$AJ20];[.$AO20];[.$AT20];[.$AY20];[.$BD20];[.$BI20];[.$BN20];[.$BS20];[.$BX20];[.$CC20];[.$CH20];[.$CM20];[.$CR20];[.$CW20];[.$DB20];[.$DG20];[.$DL20];[.$DQ20];[.$DV20];[.$EA20];[.$EF20];[.$EK20];[.$EP20];[.$EU20];[.$EZ20];[.$FE20];[.$FJ20];[.$FO20];[.$FT20];[.$FY20];[.$GD20];[.$GI20];[.$GN20];[.$GS20])" office:value-type="float"/>
          <table:table-cell table:formula="of:=MIN([.$C20];[.$G20];[.$L20];[.$Q20];[.$V20];[.$AA20];[.$AF20];[.$AK20];[.$AP20];[.$AU20];[.$AZ20];[.$BE20];[.$BJ20];[.$BO20];[.$BT20];[.$BY20];[.$CD20];[.$CI20];[.$CN20];[.$CS20];[.$CX20];[.$DC20];[.$DH20];[.$DM20];[.$DR20];[.$DW20];[.$EB20];[.$EG20];[.$EL20];[.$EQ20];[.$EV20];[.$FA20];[.$FF20];[.$FK20];[.$FP20];[.$FU20];[.$FZ20];[.$GE20];[.$GJ20];[.$GO20];[.$GT20])" office:value-type="float"/>
          <table:table-cell table:formula="of:=MIN([.$D20];[.$H20];[.$M20];[.$R20];[.$W20];[.$AB20];[.$AG20];[.$AL20];[.$AQ20];[.$AV20];[.$BA20];[.$BF20];[.$BK20];[.$BP20];[.$BU20];[.$BZ20];[.$CE20];[.$CJ20];[.$CO20];[.$CT20];[.$CY20];[.$DD20];[.$DI20];[.$DN20];[.$DS20];[.$DX20];[.$EC20];[.$EH20];[.$EM20];[.$ER20];[.$EW20];[.$FB20];[.$FG20];[.$FL20];[.$FQ20];[.$FV20];[.$GA20];[.$GF20];[.$GK20];[.$GP20];[.$GU20])" office:value-type="float"/>
          <table:table-cell table:formula="of:=MIN([.$E20];[.$I20];[.$N20];[.$S20];[.$X20];[.$AC20];[.$AH20];[.$AM20];[.$AR20];[.$AW20];[.$BB20];[.$BG20];[.$BL20];[.$BQ20];[.$BV20];[.$CA20];[.$CF20];[.$CK20];[.$CP20];[.$CU20];[.$CZ20];[.$DE20];[.$DJ20];[.$DO20];[.$DT20];[.$DY20];[.$ED20];[.$EI20];[.$EN20];[.$ES20];[.$EX20];[.$FC20];[.$FH20];[.$FM20];[.$FR20];[.$FW20];[.$GB20];[.$GG20];[.$GL20];[.$GQ20];[.$GV20])" office:value-type="float"/>
          <table:table-cell table:formula="of:=MIN([.$J20];[.$O20];[.$T20];[.$Y20];[.$AD20];[.$AI20];[.$AN20];[.$AS20];[.$AX20];[.$BC20];[.$BH20];[.$BM20];[.$BR20];[.$BW20];[.$CB20];[.$CG20];[.$CL20];[.$CQ20];[.$CV20];[.$DA20];[.$DF20];[.$DK20];[.$DP20];[.$DU20];[.$DZ20];[.$EE20];[.$EJ20];[.$EO20];[.$ET20];[.$EY20];[.$FD20];[.$FI20];[.$FN20];[.$FS20];[.$FX20];[.$GC20];[.$GH20];[.$GM20];[.$GR20];[.$GW20])" office:value-type="float"/>
          <table:table-cell table:formula="of:=MEDIAN([.$B20];[.$F20];[.$K20];[.$P20];[.$U20];[.$Z20];[.$AE20];[.$AJ20];[.$AO20];[.$AT20];[.$AY20];[.$BD20];[.$BI20];[.$BN20];[.$BS20];[.$BX20];[.$CC20];[.$CH20];[.$CM20];[.$CR20];[.$CW20];[.$DB20];[.$DG20];[.$DL20];[.$DQ20];[.$DV20];[.$EA20];[.$EF20];[.$EK20];[.$EP20];[.$EU20];[.$EZ20];[.$FE20];[.$FJ20];[.$FO20];[.$FT20];[.$FY20];[.$GD20];[.$GI20];[.$GN20];[.$GS20])" office:value-type="float"/>
          <table:table-cell table:formula="of:=MEDIAN([.$C20];[.$G20];[.$L20];[.$Q20];[.$V20];[.$AA20];[.$AF20];[.$AK20];[.$AP20];[.$AU20];[.$AZ20];[.$BE20];[.$BJ20];[.$BO20];[.$BT20];[.$BY20];[.$CD20];[.$CI20];[.$CN20];[.$CS20];[.$CX20];[.$DC20];[.$DH20];[.$DM20];[.$DR20];[.$DW20];[.$EB20];[.$EG20];[.$EL20];[.$EQ20];[.$EV20];[.$FA20];[.$FF20];[.$FK20];[.$FP20];[.$FU20];[.$FZ20];[.$GE20];[.$GJ20];[.$GO20];[.$GT20])" office:value-type="float"/>
          <table:table-cell table:formula="of:=MEDIAN([.$D20];[.$H20];[.$M20];[.$R20];[.$W20];[.$AB20];[.$AG20];[.$AL20];[.$AQ20];[.$AV20];[.$BA20];[.$BF20];[.$BK20];[.$BP20];[.$BU20];[.$BZ20];[.$CE20];[.$CJ20];[.$CO20];[.$CT20];[.$CY20];[.$DD20];[.$DI20];[.$DN20];[.$DS20];[.$DX20];[.$EC20];[.$EH20];[.$EM20];[.$ER20];[.$EW20];[.$FB20];[.$FG20];[.$FL20];[.$FQ20];[.$FV20];[.$GA20];[.$GF20];[.$GK20];[.$GP20];[.$GU20])" office:value-type="float"/>
          <table:table-cell table:formula="of:=MEDIAN([.$E20];[.$I20];[.$N20];[.$S20];[.$X20];[.$AC20];[.$AH20];[.$AM20];[.$AR20];[.$AW20];[.$BB20];[.$BG20];[.$BL20];[.$BQ20];[.$BV20];[.$CA20];[.$CF20];[.$CK20];[.$CP20];[.$CU20];[.$CZ20];[.$DE20];[.$DJ20];[.$DO20];[.$DT20];[.$DY20];[.$ED20];[.$EI20];[.$EN20];[.$ES20];[.$EX20];[.$FC20];[.$FH20];[.$FM20];[.$FR20];[.$FW20];[.$GB20];[.$GG20];[.$GL20];[.$GQ20];[.$GV20])" office:value-type="float"/>
          <table:table-cell table:formula="of:=MEDIAN([.$J20];[.$O20];[.$T20];[.$Y20];[.$AD20];[.$AI20];[.$AN20];[.$AS20];[.$AX20];[.$BC20];[.$BH20];[.$BM20];[.$BR20];[.$BW20];[.$CB20];[.$CG20];[.$CL20];[.$CQ20];[.$CV20];[.$DA20];[.$DF20];[.$DK20];[.$DP20];[.$DU20];[.$DZ20];[.$EE20];[.$EJ20];[.$EO20];[.$ET20];[.$EY20];[.$FD20];[.$FI20];[.$FN20];[.$FS20];[.$FX20];[.$GC20];[.$GH20];[.$GM20];[.$GR20];[.$GW20])" office:value-type="float"/>
          <table:table-cell table:formula="of:=MAX([.$B20];[.$F20];[.$K20];[.$P20];[.$U20];[.$Z20];[.$AE20];[.$AJ20];[.$AO20];[.$AT20];[.$AY20];[.$BD20];[.$BI20];[.$BN20];[.$BS20];[.$BX20];[.$CC20];[.$CH20];[.$CM20];[.$CR20];[.$CW20];[.$DB20];[.$DG20];[.$DL20];[.$DQ20];[.$DV20];[.$EA20];[.$EF20];[.$EK20];[.$EP20];[.$EU20];[.$EZ20];[.$FE20];[.$FJ20];[.$FO20];[.$FT20];[.$FY20];[.$GD20];[.$GI20];[.$GN20];[.$GS20])" office:value-type="float"/>
          <table:table-cell table:formula="of:=MAX([.$C20];[.$G20];[.$L20];[.$Q20];[.$V20];[.$AA20];[.$AF20];[.$AK20];[.$AP20];[.$AU20];[.$AZ20];[.$BE20];[.$BJ20];[.$BO20];[.$BT20];[.$BY20];[.$CD20];[.$CI20];[.$CN20];[.$CS20];[.$CX20];[.$DC20];[.$DH20];[.$DM20];[.$DR20];[.$DW20];[.$EB20];[.$EG20];[.$EL20];[.$EQ20];[.$EV20];[.$FA20];[.$FF20];[.$FK20];[.$FP20];[.$FU20];[.$FZ20];[.$GE20];[.$GJ20];[.$GO20];[.$GT20])" office:value-type="float"/>
          <table:table-cell table:formula="of:=MAX([.$D20];[.$H20];[.$M20];[.$R20];[.$W20];[.$AB20];[.$AG20];[.$AL20];[.$AQ20];[.$AV20];[.$BA20];[.$BF20];[.$BK20];[.$BP20];[.$BU20];[.$BZ20];[.$CE20];[.$CJ20];[.$CO20];[.$CT20];[.$CY20];[.$DD20];[.$DI20];[.$DN20];[.$DS20];[.$DX20];[.$EC20];[.$EH20];[.$EM20];[.$ER20];[.$EW20];[.$FB20];[.$FG20];[.$FL20];[.$FQ20];[.$FV20];[.$GA20];[.$GF20];[.$GK20];[.$GP20];[.$GU20])" office:value-type="float"/>
          <table:table-cell table:formula="of:=MAX([.$E20];[.$I20];[.$N20];[.$S20];[.$X20];[.$AC20];[.$AH20];[.$AM20];[.$AR20];[.$AW20];[.$BB20];[.$BG20];[.$BL20];[.$BQ20];[.$BV20];[.$CA20];[.$CF20];[.$CK20];[.$CP20];[.$CU20];[.$CZ20];[.$DE20];[.$DJ20];[.$DO20];[.$DT20];[.$DY20];[.$ED20];[.$EI20];[.$EN20];[.$ES20];[.$EX20];[.$FC20];[.$FH20];[.$FM20];[.$FR20];[.$FW20];[.$GB20];[.$GG20];[.$GL20];[.$GQ20];[.$GV20])" office:value-type="float"/>
          <table:table-cell table:formula="of:=MAX([.$J20];[.$O20];[.$T20];[.$Y20];[.$AD20];[.$AI20];[.$AN20];[.$AS20];[.$AX20];[.$BC20];[.$BH20];[.$BM20];[.$BR20];[.$BW20];[.$CB20];[.$CG20];[.$CL20];[.$CQ20];[.$CV20];[.$DA20];[.$DF20];[.$DK20];[.$DP20];[.$DU20];[.$DZ20];[.$EE20];[.$EJ20];[.$EO20];[.$ET20];[.$EY20];[.$FD20];[.$FI20];[.$FN20];[.$FS20];[.$FX20];[.$GC20];[.$GH20];[.$GM20];[.$GR20];[.$GW20])" office:value-type="float"/>
        </table:table-row>
        <table:table-row table:style-name="ro1">
          <table:table-cell office:value-type="string">
            <text:p>./handmade_soko019.lp</text:p>
          </table:table-cell>
          <table:table-cell office:value-type="float" office:value="27.6531"/>
          <table:table-cell office:value-type="float" office:value="0.0"/>
          <table:table-cell office:value-type="float" office:value="195686.0"/>
          <table:table-cell office:value-type="float" office:value="246729.0"/>
          <table:table-cell office:value-type="float" office:value="26.5827"/>
          <table:table-cell office:value-type="float" office:value="0.0"/>
          <table:table-cell office:value-type="float" office:value="195686.0"/>
          <table:table-cell office:value-type="float" office:value="246729.0"/>
          <table:table-cell table:style-name="cellBest" office:value-type="float" office:value="0.0"/>
          <table:table-cell office:value-type="float" office:value="26.6478"/>
          <table:table-cell office:value-type="float" office:value="0.0"/>
          <table:table-cell office:value-type="float" office:value="195686.0"/>
          <table:table-cell office:value-type="float" office:value="246729.0"/>
          <table:table-cell table:style-name="cellBest" office:value-type="float" office:value="0.0"/>
          <table:table-cell office:value-type="float" office:value="30.3777"/>
          <table:table-cell office:value-type="float" office:value="0.0"/>
          <table:table-cell office:value-type="float" office:value="195686.0"/>
          <table:table-cell office:value-type="float" office:value="246729.0"/>
          <table:table-cell office:value-type="float" office:value="34962.0"/>
          <table:table-cell office:value-type="float" office:value="36.5022"/>
          <table:table-cell office:value-type="float" office:value="0.0"/>
          <table:table-cell office:value-type="float" office:value="275991.0"/>
          <table:table-cell office:value-type="float" office:value="382816.0"/>
          <table:table-cell office:value-type="float" office:value="70082.0"/>
          <table:table-cell office:value-type="float" office:value="22.9962"/>
          <table:table-cell office:value-type="float" office:value="0.0"/>
          <table:table-cell office:value-type="float" office:value="197111.0"/>
          <table:table-cell office:value-type="float" office:value="242397.0"/>
          <table:table-cell office:value-type="float" office:value="32082.0"/>
          <table:table-cell office:value-type="float" office:value="54.7274"/>
          <table:table-cell office:value-type="float" office:value="0.0"/>
          <table:table-cell office:value-type="float" office:value="335100.0"/>
          <table:table-cell office:value-type="float" office:value="376778.0"/>
          <table:table-cell office:value-type="float" office:value="361623.0"/>
          <table:table-cell office:value-type="float" office:value="70.8963"/>
          <table:table-cell office:value-type="float" office:value="0.0"/>
          <table:table-cell office:value-type="float" office:value="430689.0"/>
          <table:table-cell office:value-type="float" office:value="480831.0"/>
          <table:table-cell office:value-type="float" office:value="478000.0"/>
          <table:table-cell office:value-type="float" office:value="55.2229"/>
          <table:table-cell office:value-type="float" office:value="0.0"/>
          <table:table-cell office:value-type="float" office:value="351446.0"/>
          <table:table-cell office:value-type="float" office:value="394709.0"/>
          <table:table-cell office:value-type="float" office:value="393415.0"/>
          <table:table-cell office:value-type="float" office:value="55.5722"/>
          <table:table-cell office:value-type="float" office:value="0.0"/>
          <table:table-cell office:value-type="float" office:value="347997.0"/>
          <table:table-cell office:value-type="float" office:value="391717.0"/>
          <table:table-cell office:value-type="float" office:value="390828.0"/>
          <table:table-cell office:value-type="float" office:value="28.852"/>
          <table:table-cell office:value-type="float" office:value="0.0"/>
          <table:table-cell office:value-type="float" office:value="218255.0"/>
          <table:table-cell office:value-type="float" office:value="267943.0"/>
          <table:table-cell office:value-type="float" office:value="31012.0"/>
          <table:table-cell office:value-type="float" office:value="42.0428"/>
          <table:table-cell office:value-type="float" office:value="0.0"/>
          <table:table-cell office:value-type="float" office:value="245825.0"/>
          <table:table-cell office:value-type="float" office:value="304348.0"/>
          <table:table-cell office:value-type="float" office:value="43286.0"/>
          <table:table-cell office:value-type="float" office:value="21.5382"/>
          <table:table-cell office:value-type="float" office:value="0.0"/>
          <table:table-cell office:value-type="float" office:value="178330.0"/>
          <table:table-cell office:value-type="float" office:value="223648.0"/>
          <table:table-cell office:value-type="float" office:value="34275.0"/>
          <table:table-cell office:value-type="float" office:value="25.0194"/>
          <table:table-cell office:value-type="float" office:value="0.0"/>
          <table:table-cell office:value-type="float" office:value="200244.0"/>
          <table:table-cell office:value-type="float" office:value="254512.0"/>
          <table:table-cell office:value-type="float" office:value="36711.0"/>
          <table:table-cell office:value-type="float" office:value="49.9616"/>
          <table:table-cell office:value-type="float" office:value="0.0"/>
          <table:table-cell office:value-type="float" office:value="327792.0"/>
          <table:table-cell office:value-type="float" office:value="368210.0"/>
          <table:table-cell office:value-type="float" office:value="368210.0"/>
          <table:table-cell office:value-type="float" office:value="42.8702"/>
          <table:table-cell office:value-type="float" office:value="0.0"/>
          <table:table-cell office:value-type="float" office:value="301330.0"/>
          <table:table-cell office:value-type="float" office:value="389123.0"/>
          <table:table-cell table:style-name="cellBest" office:value-type="float" office:value="0.0"/>
          <table:table-cell office:value-type="float" office:value="38.9818"/>
          <table:table-cell office:value-type="float" office:value="0.0"/>
          <table:table-cell office:value-type="float" office:value="276338.0"/>
          <table:table-cell office:value-type="float" office:value="309301.0"/>
          <table:table-cell office:value-type="float" office:value="307790.0"/>
          <table:table-cell office:value-type="float" office:value="52.9218"/>
          <table:table-cell office:value-type="float" office:value="0.0"/>
          <table:table-cell office:value-type="float" office:value="350683.0"/>
          <table:table-cell office:value-type="float" office:value="431148.0"/>
          <table:table-cell office:value-type="float" office:value="48726.0"/>
          <table:table-cell office:value-type="float" office:value="106.771"/>
          <table:table-cell office:value-type="float" office:value="0.0"/>
          <table:table-cell office:value-type="float" office:value="762180.0"/>
          <table:table-cell office:value-type="float" office:value="766654.0"/>
          <table:table-cell office:value-type="float" office:value="766654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029256.0"/>
          <table:table-cell table:style-name="cellWorst" office:value-type="float" office:value="3255138.0"/>
          <table:table-cell table:style-name="cellWorst" office:value-type="float" office:value="3236014.0"/>
          <table:table-cell office:value-type="float" office:value="27.2184"/>
          <table:table-cell office:value-type="float" office:value="0.0"/>
          <table:table-cell office:value-type="float" office:value="205465.0"/>
          <table:table-cell office:value-type="float" office:value="258845.0"/>
          <table:table-cell office:value-type="float" office:value="35383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535320.0"/>
          <table:table-cell office:value-type="float" office:value="2559593.0"/>
          <table:table-cell office:value-type="float" office:value="2559593.0"/>
          <table:table-cell office:value-type="float" office:value="24.8821"/>
          <table:table-cell office:value-type="float" office:value="0.0"/>
          <table:table-cell office:value-type="float" office:value="195686.0"/>
          <table:table-cell office:value-type="float" office:value="246729.0"/>
          <table:table-cell office:value-type="float" office:value="34962.0"/>
          <table:table-cell office:value-type="float" office:value="32.6779"/>
          <table:table-cell office:value-type="float" office:value="0.0"/>
          <table:table-cell office:value-type="float" office:value="248773.0"/>
          <table:table-cell office:value-type="float" office:value="339530.0"/>
          <table:table-cell office:value-type="float" office:value="177952.0"/>
          <table:table-cell office:value-type="float" office:value="21.4881"/>
          <table:table-cell office:value-type="float" office:value="0.0"/>
          <table:table-cell office:value-type="float" office:value="160969.0"/>
          <table:table-cell office:value-type="float" office:value="203901.0"/>
          <table:table-cell office:value-type="float" office:value="98521.0"/>
          <table:table-cell office:value-type="float" office:value="47.3472"/>
          <table:table-cell office:value-type="float" office:value="0.0"/>
          <table:table-cell office:value-type="float" office:value="343814.0"/>
          <table:table-cell office:value-type="float" office:value="444111.0"/>
          <table:table-cell office:value-type="float" office:value="421229.0"/>
          <table:table-cell office:value-type="float" office:value="88.3779"/>
          <table:table-cell office:value-type="float" office:value="0.0"/>
          <table:table-cell office:value-type="float" office:value="542024.0"/>
          <table:table-cell office:value-type="float" office:value="692402.0"/>
          <table:table-cell office:value-type="float" office:value="685324.0"/>
          <table:table-cell office:value-type="float" office:value="97.3371"/>
          <table:table-cell office:value-type="float" office:value="0.0"/>
          <table:table-cell office:value-type="float" office:value="576442.0"/>
          <table:table-cell office:value-type="float" office:value="731451.0"/>
          <table:table-cell office:value-type="float" office:value="728086.0"/>
          <table:table-cell office:value-type="float" office:value="69.0267"/>
          <table:table-cell office:value-type="float" office:value="0.0"/>
          <table:table-cell office:value-type="float" office:value="490781.0"/>
          <table:table-cell office:value-type="float" office:value="630270.0"/>
          <table:table-cell office:value-type="float" office:value="627632.0"/>
          <table:table-cell office:value-type="float" office:value="40.6074"/>
          <table:table-cell office:value-type="float" office:value="0.0"/>
          <table:table-cell office:value-type="float" office:value="282502.0"/>
          <table:table-cell office:value-type="float" office:value="350105.0"/>
          <table:table-cell office:value-type="float" office:value="179455.0"/>
          <table:table-cell office:value-type="float" office:value="20.8237"/>
          <table:table-cell office:value-type="float" office:value="0.0"/>
          <table:table-cell office:value-type="float" office:value="165554.0"/>
          <table:table-cell office:value-type="float" office:value="213101.0"/>
          <table:table-cell office:value-type="float" office:value="101912.0"/>
          <table:table-cell office:value-type="float" office:value="21.1171"/>
          <table:table-cell office:value-type="float" office:value="0.0"/>
          <table:table-cell office:value-type="float" office:value="164778.0"/>
          <table:table-cell office:value-type="float" office:value="208855.0"/>
          <table:table-cell office:value-type="float" office:value="113769.0"/>
          <table:table-cell office:value-type="float" office:value="17.9537"/>
          <table:table-cell office:value-type="float" office:value="0.0"/>
          <table:table-cell office:value-type="float" office:value="131435.0"/>
          <table:table-cell office:value-type="float" office:value="168241.0"/>
          <table:table-cell office:value-type="float" office:value="84631.0"/>
          <table:table-cell office:value-type="float" office:value="69.8575"/>
          <table:table-cell office:value-type="float" office:value="0.0"/>
          <table:table-cell office:value-type="float" office:value="450008.0"/>
          <table:table-cell office:value-type="float" office:value="585316.0"/>
          <table:table-cell office:value-type="float" office:value="585316.0"/>
          <table:table-cell office:value-type="float" office:value="21.6627"/>
          <table:table-cell office:value-type="float" office:value="0.0"/>
          <table:table-cell office:value-type="float" office:value="147730.0"/>
          <table:table-cell office:value-type="float" office:value="173511.0"/>
          <table:table-cell table:style-name="cellBest" office:value-type="float" office:value="0.0"/>
          <table:table-cell office:value-type="float" office:value="110.953"/>
          <table:table-cell office:value-type="float" office:value="0.0"/>
          <table:table-cell office:value-type="float" office:value="714761.0"/>
          <table:table-cell office:value-type="float" office:value="872330.0"/>
          <table:table-cell office:value-type="float" office:value="866972.0"/>
          <table:table-cell table:style-name="cellBest" office:value-type="float" office:value="13.9538"/>
          <table:table-cell office:value-type="float" office:value="0.0"/>
          <table:table-cell table:style-name="cellBest" office:value-type="float" office:value="120057.0"/>
          <table:table-cell table:style-name="cellBest" office:value-type="float" office:value="154216.0"/>
          <table:table-cell office:value-type="float" office:value="74707.0"/>
          <table:table-cell office:value-type="float" office:value="194.007"/>
          <table:table-cell office:value-type="float" office:value="0.0"/>
          <table:table-cell office:value-type="float" office:value="1089364.0"/>
          <table:table-cell office:value-type="float" office:value="1162132.0"/>
          <table:table-cell office:value-type="float" office:value="1162132.0"/>
          <table:table-cell office:value-type="float" office:value="391.335"/>
          <table:table-cell office:value-type="float" office:value="0.0"/>
          <table:table-cell office:value-type="float" office:value="2144866.0"/>
          <table:table-cell office:value-type="float" office:value="2657222.0"/>
          <table:table-cell office:value-type="float" office:value="2647263.0"/>
          <table:table-cell office:value-type="float" office:value="16.8478"/>
          <table:table-cell office:value-type="float" office:value="0.0"/>
          <table:table-cell office:value-type="float" office:value="145524.0"/>
          <table:table-cell office:value-type="float" office:value="188165.0"/>
          <table:table-cell office:value-type="float" office:value="9544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680625.0"/>
          <table:table-cell office:value-type="float" office:value="2747144.0"/>
          <table:table-cell office:value-type="float" office:value="2747144.0"/>
          <table:table-cell table:formula="of:=MIN([.$B21];[.$F21];[.$K21];[.$P21];[.$U21];[.$Z21];[.$AE21];[.$AJ21];[.$AO21];[.$AT21];[.$AY21];[.$BD21];[.$BI21];[.$BN21];[.$BS21];[.$BX21];[.$CC21];[.$CH21];[.$CM21];[.$CR21];[.$CW21];[.$DB21];[.$DG21];[.$DL21];[.$DQ21];[.$DV21];[.$EA21];[.$EF21];[.$EK21];[.$EP21];[.$EU21];[.$EZ21];[.$FE21];[.$FJ21];[.$FO21];[.$FT21];[.$FY21];[.$GD21];[.$GI21];[.$GN21];[.$GS21])" office:value-type="float"/>
          <table:table-cell table:formula="of:=MIN([.$C21];[.$G21];[.$L21];[.$Q21];[.$V21];[.$AA21];[.$AF21];[.$AK21];[.$AP21];[.$AU21];[.$AZ21];[.$BE21];[.$BJ21];[.$BO21];[.$BT21];[.$BY21];[.$CD21];[.$CI21];[.$CN21];[.$CS21];[.$CX21];[.$DC21];[.$DH21];[.$DM21];[.$DR21];[.$DW21];[.$EB21];[.$EG21];[.$EL21];[.$EQ21];[.$EV21];[.$FA21];[.$FF21];[.$FK21];[.$FP21];[.$FU21];[.$FZ21];[.$GE21];[.$GJ21];[.$GO21];[.$GT21])" office:value-type="float"/>
          <table:table-cell table:formula="of:=MIN([.$D21];[.$H21];[.$M21];[.$R21];[.$W21];[.$AB21];[.$AG21];[.$AL21];[.$AQ21];[.$AV21];[.$BA21];[.$BF21];[.$BK21];[.$BP21];[.$BU21];[.$BZ21];[.$CE21];[.$CJ21];[.$CO21];[.$CT21];[.$CY21];[.$DD21];[.$DI21];[.$DN21];[.$DS21];[.$DX21];[.$EC21];[.$EH21];[.$EM21];[.$ER21];[.$EW21];[.$FB21];[.$FG21];[.$FL21];[.$FQ21];[.$FV21];[.$GA21];[.$GF21];[.$GK21];[.$GP21];[.$GU21])" office:value-type="float"/>
          <table:table-cell table:formula="of:=MIN([.$E21];[.$I21];[.$N21];[.$S21];[.$X21];[.$AC21];[.$AH21];[.$AM21];[.$AR21];[.$AW21];[.$BB21];[.$BG21];[.$BL21];[.$BQ21];[.$BV21];[.$CA21];[.$CF21];[.$CK21];[.$CP21];[.$CU21];[.$CZ21];[.$DE21];[.$DJ21];[.$DO21];[.$DT21];[.$DY21];[.$ED21];[.$EI21];[.$EN21];[.$ES21];[.$EX21];[.$FC21];[.$FH21];[.$FM21];[.$FR21];[.$FW21];[.$GB21];[.$GG21];[.$GL21];[.$GQ21];[.$GV21])" office:value-type="float"/>
          <table:table-cell table:formula="of:=MIN([.$J21];[.$O21];[.$T21];[.$Y21];[.$AD21];[.$AI21];[.$AN21];[.$AS21];[.$AX21];[.$BC21];[.$BH21];[.$BM21];[.$BR21];[.$BW21];[.$CB21];[.$CG21];[.$CL21];[.$CQ21];[.$CV21];[.$DA21];[.$DF21];[.$DK21];[.$DP21];[.$DU21];[.$DZ21];[.$EE21];[.$EJ21];[.$EO21];[.$ET21];[.$EY21];[.$FD21];[.$FI21];[.$FN21];[.$FS21];[.$FX21];[.$GC21];[.$GH21];[.$GM21];[.$GR21];[.$GW21])" office:value-type="float"/>
          <table:table-cell table:formula="of:=MEDIAN([.$B21];[.$F21];[.$K21];[.$P21];[.$U21];[.$Z21];[.$AE21];[.$AJ21];[.$AO21];[.$AT21];[.$AY21];[.$BD21];[.$BI21];[.$BN21];[.$BS21];[.$BX21];[.$CC21];[.$CH21];[.$CM21];[.$CR21];[.$CW21];[.$DB21];[.$DG21];[.$DL21];[.$DQ21];[.$DV21];[.$EA21];[.$EF21];[.$EK21];[.$EP21];[.$EU21];[.$EZ21];[.$FE21];[.$FJ21];[.$FO21];[.$FT21];[.$FY21];[.$GD21];[.$GI21];[.$GN21];[.$GS21])" office:value-type="float"/>
          <table:table-cell table:formula="of:=MEDIAN([.$C21];[.$G21];[.$L21];[.$Q21];[.$V21];[.$AA21];[.$AF21];[.$AK21];[.$AP21];[.$AU21];[.$AZ21];[.$BE21];[.$BJ21];[.$BO21];[.$BT21];[.$BY21];[.$CD21];[.$CI21];[.$CN21];[.$CS21];[.$CX21];[.$DC21];[.$DH21];[.$DM21];[.$DR21];[.$DW21];[.$EB21];[.$EG21];[.$EL21];[.$EQ21];[.$EV21];[.$FA21];[.$FF21];[.$FK21];[.$FP21];[.$FU21];[.$FZ21];[.$GE21];[.$GJ21];[.$GO21];[.$GT21])" office:value-type="float"/>
          <table:table-cell table:formula="of:=MEDIAN([.$D21];[.$H21];[.$M21];[.$R21];[.$W21];[.$AB21];[.$AG21];[.$AL21];[.$AQ21];[.$AV21];[.$BA21];[.$BF21];[.$BK21];[.$BP21];[.$BU21];[.$BZ21];[.$CE21];[.$CJ21];[.$CO21];[.$CT21];[.$CY21];[.$DD21];[.$DI21];[.$DN21];[.$DS21];[.$DX21];[.$EC21];[.$EH21];[.$EM21];[.$ER21];[.$EW21];[.$FB21];[.$FG21];[.$FL21];[.$FQ21];[.$FV21];[.$GA21];[.$GF21];[.$GK21];[.$GP21];[.$GU21])" office:value-type="float"/>
          <table:table-cell table:formula="of:=MEDIAN([.$E21];[.$I21];[.$N21];[.$S21];[.$X21];[.$AC21];[.$AH21];[.$AM21];[.$AR21];[.$AW21];[.$BB21];[.$BG21];[.$BL21];[.$BQ21];[.$BV21];[.$CA21];[.$CF21];[.$CK21];[.$CP21];[.$CU21];[.$CZ21];[.$DE21];[.$DJ21];[.$DO21];[.$DT21];[.$DY21];[.$ED21];[.$EI21];[.$EN21];[.$ES21];[.$EX21];[.$FC21];[.$FH21];[.$FM21];[.$FR21];[.$FW21];[.$GB21];[.$GG21];[.$GL21];[.$GQ21];[.$GV21])" office:value-type="float"/>
          <table:table-cell table:formula="of:=MEDIAN([.$J21];[.$O21];[.$T21];[.$Y21];[.$AD21];[.$AI21];[.$AN21];[.$AS21];[.$AX21];[.$BC21];[.$BH21];[.$BM21];[.$BR21];[.$BW21];[.$CB21];[.$CG21];[.$CL21];[.$CQ21];[.$CV21];[.$DA21];[.$DF21];[.$DK21];[.$DP21];[.$DU21];[.$DZ21];[.$EE21];[.$EJ21];[.$EO21];[.$ET21];[.$EY21];[.$FD21];[.$FI21];[.$FN21];[.$FS21];[.$FX21];[.$GC21];[.$GH21];[.$GM21];[.$GR21];[.$GW21])" office:value-type="float"/>
          <table:table-cell table:formula="of:=MAX([.$B21];[.$F21];[.$K21];[.$P21];[.$U21];[.$Z21];[.$AE21];[.$AJ21];[.$AO21];[.$AT21];[.$AY21];[.$BD21];[.$BI21];[.$BN21];[.$BS21];[.$BX21];[.$CC21];[.$CH21];[.$CM21];[.$CR21];[.$CW21];[.$DB21];[.$DG21];[.$DL21];[.$DQ21];[.$DV21];[.$EA21];[.$EF21];[.$EK21];[.$EP21];[.$EU21];[.$EZ21];[.$FE21];[.$FJ21];[.$FO21];[.$FT21];[.$FY21];[.$GD21];[.$GI21];[.$GN21];[.$GS21])" office:value-type="float"/>
          <table:table-cell table:formula="of:=MAX([.$C21];[.$G21];[.$L21];[.$Q21];[.$V21];[.$AA21];[.$AF21];[.$AK21];[.$AP21];[.$AU21];[.$AZ21];[.$BE21];[.$BJ21];[.$BO21];[.$BT21];[.$BY21];[.$CD21];[.$CI21];[.$CN21];[.$CS21];[.$CX21];[.$DC21];[.$DH21];[.$DM21];[.$DR21];[.$DW21];[.$EB21];[.$EG21];[.$EL21];[.$EQ21];[.$EV21];[.$FA21];[.$FF21];[.$FK21];[.$FP21];[.$FU21];[.$FZ21];[.$GE21];[.$GJ21];[.$GO21];[.$GT21])" office:value-type="float"/>
          <table:table-cell table:formula="of:=MAX([.$D21];[.$H21];[.$M21];[.$R21];[.$W21];[.$AB21];[.$AG21];[.$AL21];[.$AQ21];[.$AV21];[.$BA21];[.$BF21];[.$BK21];[.$BP21];[.$BU21];[.$BZ21];[.$CE21];[.$CJ21];[.$CO21];[.$CT21];[.$CY21];[.$DD21];[.$DI21];[.$DN21];[.$DS21];[.$DX21];[.$EC21];[.$EH21];[.$EM21];[.$ER21];[.$EW21];[.$FB21];[.$FG21];[.$FL21];[.$FQ21];[.$FV21];[.$GA21];[.$GF21];[.$GK21];[.$GP21];[.$GU21])" office:value-type="float"/>
          <table:table-cell table:formula="of:=MAX([.$E21];[.$I21];[.$N21];[.$S21];[.$X21];[.$AC21];[.$AH21];[.$AM21];[.$AR21];[.$AW21];[.$BB21];[.$BG21];[.$BL21];[.$BQ21];[.$BV21];[.$CA21];[.$CF21];[.$CK21];[.$CP21];[.$CU21];[.$CZ21];[.$DE21];[.$DJ21];[.$DO21];[.$DT21];[.$DY21];[.$ED21];[.$EI21];[.$EN21];[.$ES21];[.$EX21];[.$FC21];[.$FH21];[.$FM21];[.$FR21];[.$FW21];[.$GB21];[.$GG21];[.$GL21];[.$GQ21];[.$GV21])" office:value-type="float"/>
          <table:table-cell table:formula="of:=MAX([.$J21];[.$O21];[.$T21];[.$Y21];[.$AD21];[.$AI21];[.$AN21];[.$AS21];[.$AX21];[.$BC21];[.$BH21];[.$BM21];[.$BR21];[.$BW21];[.$CB21];[.$CG21];[.$CL21];[.$CQ21];[.$CV21];[.$DA21];[.$DF21];[.$DK21];[.$DP21];[.$DU21];[.$DZ21];[.$EE21];[.$EJ21];[.$EO21];[.$ET21];[.$EY21];[.$FD21];[.$FI21];[.$FN21];[.$FS21];[.$FX21];[.$GC21];[.$GH21];[.$GM21];[.$GR21];[.$GW21])" office:value-type="float"/>
        </table:table-row>
        <table:table-row table:style-name="ro1">
          <table:table-cell office:value-type="string">
            <text:p>./handmade_soko020.lp</text:p>
          </table:table-cell>
          <table:table-cell office:value-type="float" office:value="53.3135"/>
          <table:table-cell office:value-type="float" office:value="0.0"/>
          <table:table-cell office:value-type="float" office:value="320294.0"/>
          <table:table-cell office:value-type="float" office:value="405773.0"/>
          <table:table-cell office:value-type="float" office:value="53.9769"/>
          <table:table-cell office:value-type="float" office:value="0.0"/>
          <table:table-cell office:value-type="float" office:value="320294.0"/>
          <table:table-cell office:value-type="float" office:value="405773.0"/>
          <table:table-cell table:style-name="cellBest" office:value-type="float" office:value="0.0"/>
          <table:table-cell office:value-type="float" office:value="61.8343"/>
          <table:table-cell office:value-type="float" office:value="0.0"/>
          <table:table-cell office:value-type="float" office:value="320294.0"/>
          <table:table-cell office:value-type="float" office:value="405773.0"/>
          <table:table-cell table:style-name="cellBest" office:value-type="float" office:value="0.0"/>
          <table:table-cell office:value-type="float" office:value="59.4547"/>
          <table:table-cell office:value-type="float" office:value="0.0"/>
          <table:table-cell office:value-type="float" office:value="320294.0"/>
          <table:table-cell office:value-type="float" office:value="405773.0"/>
          <table:table-cell office:value-type="float" office:value="55488.0"/>
          <table:table-cell office:value-type="float" office:value="56.8814"/>
          <table:table-cell office:value-type="float" office:value="0.0"/>
          <table:table-cell office:value-type="float" office:value="373131.0"/>
          <table:table-cell office:value-type="float" office:value="542413.0"/>
          <table:table-cell office:value-type="float" office:value="118838.0"/>
          <table:table-cell office:value-type="float" office:value="88.145"/>
          <table:table-cell office:value-type="float" office:value="0.0"/>
          <table:table-cell office:value-type="float" office:value="534144.0"/>
          <table:table-cell office:value-type="float" office:value="666369.0"/>
          <table:table-cell office:value-type="float" office:value="69070.0"/>
          <table:table-cell office:value-type="float" office:value="55.7892"/>
          <table:table-cell office:value-type="float" office:value="0.0"/>
          <table:table-cell office:value-type="float" office:value="307903.0"/>
          <table:table-cell office:value-type="float" office:value="351750.0"/>
          <table:table-cell office:value-type="float" office:value="322644.0"/>
          <table:table-cell office:value-type="float" office:value="116.959"/>
          <table:table-cell office:value-type="float" office:value="0.0"/>
          <table:table-cell office:value-type="float" office:value="615567.0"/>
          <table:table-cell office:value-type="float" office:value="679898.0"/>
          <table:table-cell office:value-type="float" office:value="673253.0"/>
          <table:table-cell office:value-type="float" office:value="98.3776"/>
          <table:table-cell office:value-type="float" office:value="0.0"/>
          <table:table-cell office:value-type="float" office:value="535171.0"/>
          <table:table-cell office:value-type="float" office:value="596631.0"/>
          <table:table-cell office:value-type="float" office:value="593932.0"/>
          <table:table-cell office:value-type="float" office:value="142.73"/>
          <table:table-cell office:value-type="float" office:value="0.0"/>
          <table:table-cell office:value-type="float" office:value="700140.0"/>
          <table:table-cell office:value-type="float" office:value="767536.0"/>
          <table:table-cell office:value-type="float" office:value="765859.0"/>
          <table:table-cell office:value-type="float" office:value="288.134"/>
          <table:table-cell office:value-type="float" office:value="0.0"/>
          <table:table-cell office:value-type="float" office:value="1400017.0"/>
          <table:table-cell office:value-type="float" office:value="1692304.0"/>
          <table:table-cell office:value-type="float" office:value="13444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322480.0"/>
          <table:table-cell office:value-type="float" office:value="2753334.0"/>
          <table:table-cell office:value-type="float" office:value="270067.0"/>
          <table:table-cell office:value-type="float" office:value="37.9557"/>
          <table:table-cell office:value-type="float" office:value="0.0"/>
          <table:table-cell office:value-type="float" office:value="268844.0"/>
          <table:table-cell office:value-type="float" office:value="345382.0"/>
          <table:table-cell office:value-type="float" office:value="50629.0"/>
          <table:table-cell office:value-type="float" office:value="46.4484"/>
          <table:table-cell office:value-type="float" office:value="0.0"/>
          <table:table-cell office:value-type="float" office:value="322659.0"/>
          <table:table-cell office:value-type="float" office:value="415305.0"/>
          <table:table-cell office:value-type="float" office:value="61074.0"/>
          <table:table-cell office:value-type="float" office:value="112.986"/>
          <table:table-cell office:value-type="float" office:value="0.0"/>
          <table:table-cell office:value-type="float" office:value="528809.0"/>
          <table:table-cell office:value-type="float" office:value="585753.0"/>
          <table:table-cell office:value-type="float" office:value="585753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502770.0"/>
          <table:table-cell table:style-name="cellWorst" office:value-type="float" office:value="4647776.0"/>
          <table:table-cell table:style-name="cellBest" office:value-type="float" office:value="0.0"/>
          <table:table-cell office:value-type="float" office:value="166.822"/>
          <table:table-cell office:value-type="float" office:value="0.0"/>
          <table:table-cell office:value-type="float" office:value="872387.0"/>
          <table:table-cell office:value-type="float" office:value="973789.0"/>
          <table:table-cell office:value-type="float" office:value="968397.0"/>
          <table:table-cell office:value-type="float" office:value="189.257"/>
          <table:table-cell office:value-type="float" office:value="0.0"/>
          <table:table-cell office:value-type="float" office:value="997056.0"/>
          <table:table-cell office:value-type="float" office:value="1218756.0"/>
          <table:table-cell office:value-type="float" office:value="11495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535033.0"/>
          <table:table-cell office:value-type="float" office:value="2547967.0"/>
          <table:table-cell office:value-type="float" office:value="2547967.0"/>
          <table:table-cell office:value-type="float" office:value="589.459"/>
          <table:table-cell office:value-type="float" office:value="0.0"/>
          <table:table-cell office:value-type="float" office:value="2407371.0"/>
          <table:table-cell office:value-type="float" office:value="2625600.0"/>
          <table:table-cell office:value-type="float" office:value="2620281.0"/>
          <table:table-cell office:value-type="float" office:value="573.89"/>
          <table:table-cell office:value-type="float" office:value="0.0"/>
          <table:table-cell office:value-type="float" office:value="2537392.0"/>
          <table:table-cell office:value-type="float" office:value="3033465.0"/>
          <table:table-cell office:value-type="float" office:value="201853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240951.0"/>
          <table:table-cell office:value-type="float" office:value="2329561.0"/>
          <table:table-cell office:value-type="float" office:value="2329561.0"/>
          <table:table-cell office:value-type="float" office:value="50.0971"/>
          <table:table-cell office:value-type="float" office:value="0.0"/>
          <table:table-cell office:value-type="float" office:value="320294.0"/>
          <table:table-cell office:value-type="float" office:value="405773.0"/>
          <table:table-cell office:value-type="float" office:value="55488.0"/>
          <table:table-cell office:value-type="float" office:value="66.1272"/>
          <table:table-cell office:value-type="float" office:value="0.0"/>
          <table:table-cell office:value-type="float" office:value="444897.0"/>
          <table:table-cell office:value-type="float" office:value="1438463.0"/>
          <table:table-cell office:value-type="float" office:value="34657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36059.0"/>
          <table:table-cell office:value-type="float" office:value="3352061.0"/>
          <table:table-cell office:value-type="float" office:value="2133177.0"/>
          <table:table-cell office:value-type="float" office:value="79.1694"/>
          <table:table-cell office:value-type="float" office:value="0.0"/>
          <table:table-cell office:value-type="float" office:value="529617.0"/>
          <table:table-cell office:value-type="float" office:value="901406.0"/>
          <table:table-cell office:value-type="float" office:value="790576.0"/>
          <table:table-cell office:value-type="float" office:value="55.2704"/>
          <table:table-cell office:value-type="float" office:value="0.0"/>
          <table:table-cell office:value-type="float" office:value="358540.0"/>
          <table:table-cell office:value-type="float" office:value="550260.0"/>
          <table:table-cell office:value-type="float" office:value="538450.0"/>
          <table:table-cell office:value-type="float" office:value="33.3992"/>
          <table:table-cell office:value-type="float" office:value="0.0"/>
          <table:table-cell office:value-type="float" office:value="254592.0"/>
          <table:table-cell office:value-type="float" office:value="353438.0"/>
          <table:table-cell office:value-type="float" office:value="350346.0"/>
          <table:table-cell office:value-type="float" office:value="32.8324"/>
          <table:table-cell office:value-type="float" office:value="0.0"/>
          <table:table-cell office:value-type="float" office:value="247343.0"/>
          <table:table-cell office:value-type="float" office:value="347907.0"/>
          <table:table-cell office:value-type="float" office:value="345540.0"/>
          <table:table-cell office:value-type="float" office:value="128.368"/>
          <table:table-cell office:value-type="float" office:value="0.0"/>
          <table:table-cell office:value-type="float" office:value="703525.0"/>
          <table:table-cell office:value-type="float" office:value="1232393.0"/>
          <table:table-cell office:value-type="float" office:value="45551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222379.0"/>
          <table:table-cell office:value-type="float" office:value="3078712.0"/>
          <table:table-cell office:value-type="float" office:value="1710045.0"/>
          <table:table-cell office:value-type="float" office:value="100.069"/>
          <table:table-cell office:value-type="float" office:value="0.0"/>
          <table:table-cell office:value-type="float" office:value="488317.0"/>
          <table:table-cell office:value-type="float" office:value="1074525.0"/>
          <table:table-cell office:value-type="float" office:value="333330.0"/>
          <table:table-cell office:value-type="float" office:value="185.324"/>
          <table:table-cell office:value-type="float" office:value="0.0"/>
          <table:table-cell office:value-type="float" office:value="944787.0"/>
          <table:table-cell office:value-type="float" office:value="2155482.0"/>
          <table:table-cell office:value-type="float" office:value="721399.0"/>
          <table:table-cell office:value-type="float" office:value="38.6449"/>
          <table:table-cell office:value-type="float" office:value="0.0"/>
          <table:table-cell office:value-type="float" office:value="302283.0"/>
          <table:table-cell office:value-type="float" office:value="503364.0"/>
          <table:table-cell office:value-type="float" office:value="503364.0"/>
          <table:table-cell table:style-name="cellBest" office:value-type="float" office:value="30.195"/>
          <table:table-cell office:value-type="float" office:value="0.0"/>
          <table:table-cell table:style-name="cellBest" office:value-type="float" office:value="184216.0"/>
          <table:table-cell table:style-name="cellBest" office:value-type="float" office:value="228177.0"/>
          <table:table-cell table:style-name="cellBest"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117443.0"/>
          <table:table-cell office:value-type="float" office:value="3737195.0"/>
          <table:table-cell table:style-name="cellWorst" office:value-type="float" office:value="3718737.0"/>
          <table:table-cell office:value-type="float" office:value="54.1637"/>
          <table:table-cell office:value-type="float" office:value="0.0"/>
          <table:table-cell office:value-type="float" office:value="346188.0"/>
          <table:table-cell office:value-type="float" office:value="438356.0"/>
          <table:table-cell office:value-type="float" office:value="206367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67626.0"/>
          <table:table-cell office:value-type="float" office:value="2281189.0"/>
          <table:table-cell office:value-type="float" office:value="2281189.0"/>
          <table:table-cell office:value-type="float" office:value="65.2326"/>
          <table:table-cell office:value-type="float" office:value="0.0"/>
          <table:table-cell office:value-type="float" office:value="485343.0"/>
          <table:table-cell office:value-type="float" office:value="789399.0"/>
          <table:table-cell office:value-type="float" office:value="774818.0"/>
          <table:table-cell office:value-type="float" office:value="109.465"/>
          <table:table-cell office:value-type="float" office:value="0.0"/>
          <table:table-cell office:value-type="float" office:value="641955.0"/>
          <table:table-cell office:value-type="float" office:value="788140.0"/>
          <table:table-cell office:value-type="float" office:value="44798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30953.0"/>
          <table:table-cell office:value-type="float" office:value="2201969.0"/>
          <table:table-cell office:value-type="float" office:value="2201969.0"/>
          <table:table-cell table:formula="of:=MIN([.$B22];[.$F22];[.$K22];[.$P22];[.$U22];[.$Z22];[.$AE22];[.$AJ22];[.$AO22];[.$AT22];[.$AY22];[.$BD22];[.$BI22];[.$BN22];[.$BS22];[.$BX22];[.$CC22];[.$CH22];[.$CM22];[.$CR22];[.$CW22];[.$DB22];[.$DG22];[.$DL22];[.$DQ22];[.$DV22];[.$EA22];[.$EF22];[.$EK22];[.$EP22];[.$EU22];[.$EZ22];[.$FE22];[.$FJ22];[.$FO22];[.$FT22];[.$FY22];[.$GD22];[.$GI22];[.$GN22];[.$GS22])" office:value-type="float"/>
          <table:table-cell table:formula="of:=MIN([.$C22];[.$G22];[.$L22];[.$Q22];[.$V22];[.$AA22];[.$AF22];[.$AK22];[.$AP22];[.$AU22];[.$AZ22];[.$BE22];[.$BJ22];[.$BO22];[.$BT22];[.$BY22];[.$CD22];[.$CI22];[.$CN22];[.$CS22];[.$CX22];[.$DC22];[.$DH22];[.$DM22];[.$DR22];[.$DW22];[.$EB22];[.$EG22];[.$EL22];[.$EQ22];[.$EV22];[.$FA22];[.$FF22];[.$FK22];[.$FP22];[.$FU22];[.$FZ22];[.$GE22];[.$GJ22];[.$GO22];[.$GT22])" office:value-type="float"/>
          <table:table-cell table:formula="of:=MIN([.$D22];[.$H22];[.$M22];[.$R22];[.$W22];[.$AB22];[.$AG22];[.$AL22];[.$AQ22];[.$AV22];[.$BA22];[.$BF22];[.$BK22];[.$BP22];[.$BU22];[.$BZ22];[.$CE22];[.$CJ22];[.$CO22];[.$CT22];[.$CY22];[.$DD22];[.$DI22];[.$DN22];[.$DS22];[.$DX22];[.$EC22];[.$EH22];[.$EM22];[.$ER22];[.$EW22];[.$FB22];[.$FG22];[.$FL22];[.$FQ22];[.$FV22];[.$GA22];[.$GF22];[.$GK22];[.$GP22];[.$GU22])" office:value-type="float"/>
          <table:table-cell table:formula="of:=MIN([.$E22];[.$I22];[.$N22];[.$S22];[.$X22];[.$AC22];[.$AH22];[.$AM22];[.$AR22];[.$AW22];[.$BB22];[.$BG22];[.$BL22];[.$BQ22];[.$BV22];[.$CA22];[.$CF22];[.$CK22];[.$CP22];[.$CU22];[.$CZ22];[.$DE22];[.$DJ22];[.$DO22];[.$DT22];[.$DY22];[.$ED22];[.$EI22];[.$EN22];[.$ES22];[.$EX22];[.$FC22];[.$FH22];[.$FM22];[.$FR22];[.$FW22];[.$GB22];[.$GG22];[.$GL22];[.$GQ22];[.$GV22])" office:value-type="float"/>
          <table:table-cell table:formula="of:=MIN([.$J22];[.$O22];[.$T22];[.$Y22];[.$AD22];[.$AI22];[.$AN22];[.$AS22];[.$AX22];[.$BC22];[.$BH22];[.$BM22];[.$BR22];[.$BW22];[.$CB22];[.$CG22];[.$CL22];[.$CQ22];[.$CV22];[.$DA22];[.$DF22];[.$DK22];[.$DP22];[.$DU22];[.$DZ22];[.$EE22];[.$EJ22];[.$EO22];[.$ET22];[.$EY22];[.$FD22];[.$FI22];[.$FN22];[.$FS22];[.$FX22];[.$GC22];[.$GH22];[.$GM22];[.$GR22];[.$GW22])" office:value-type="float"/>
          <table:table-cell table:formula="of:=MEDIAN([.$B22];[.$F22];[.$K22];[.$P22];[.$U22];[.$Z22];[.$AE22];[.$AJ22];[.$AO22];[.$AT22];[.$AY22];[.$BD22];[.$BI22];[.$BN22];[.$BS22];[.$BX22];[.$CC22];[.$CH22];[.$CM22];[.$CR22];[.$CW22];[.$DB22];[.$DG22];[.$DL22];[.$DQ22];[.$DV22];[.$EA22];[.$EF22];[.$EK22];[.$EP22];[.$EU22];[.$EZ22];[.$FE22];[.$FJ22];[.$FO22];[.$FT22];[.$FY22];[.$GD22];[.$GI22];[.$GN22];[.$GS22])" office:value-type="float"/>
          <table:table-cell table:formula="of:=MEDIAN([.$C22];[.$G22];[.$L22];[.$Q22];[.$V22];[.$AA22];[.$AF22];[.$AK22];[.$AP22];[.$AU22];[.$AZ22];[.$BE22];[.$BJ22];[.$BO22];[.$BT22];[.$BY22];[.$CD22];[.$CI22];[.$CN22];[.$CS22];[.$CX22];[.$DC22];[.$DH22];[.$DM22];[.$DR22];[.$DW22];[.$EB22];[.$EG22];[.$EL22];[.$EQ22];[.$EV22];[.$FA22];[.$FF22];[.$FK22];[.$FP22];[.$FU22];[.$FZ22];[.$GE22];[.$GJ22];[.$GO22];[.$GT22])" office:value-type="float"/>
          <table:table-cell table:formula="of:=MEDIAN([.$D22];[.$H22];[.$M22];[.$R22];[.$W22];[.$AB22];[.$AG22];[.$AL22];[.$AQ22];[.$AV22];[.$BA22];[.$BF22];[.$BK22];[.$BP22];[.$BU22];[.$BZ22];[.$CE22];[.$CJ22];[.$CO22];[.$CT22];[.$CY22];[.$DD22];[.$DI22];[.$DN22];[.$DS22];[.$DX22];[.$EC22];[.$EH22];[.$EM22];[.$ER22];[.$EW22];[.$FB22];[.$FG22];[.$FL22];[.$FQ22];[.$FV22];[.$GA22];[.$GF22];[.$GK22];[.$GP22];[.$GU22])" office:value-type="float"/>
          <table:table-cell table:formula="of:=MEDIAN([.$E22];[.$I22];[.$N22];[.$S22];[.$X22];[.$AC22];[.$AH22];[.$AM22];[.$AR22];[.$AW22];[.$BB22];[.$BG22];[.$BL22];[.$BQ22];[.$BV22];[.$CA22];[.$CF22];[.$CK22];[.$CP22];[.$CU22];[.$CZ22];[.$DE22];[.$DJ22];[.$DO22];[.$DT22];[.$DY22];[.$ED22];[.$EI22];[.$EN22];[.$ES22];[.$EX22];[.$FC22];[.$FH22];[.$FM22];[.$FR22];[.$FW22];[.$GB22];[.$GG22];[.$GL22];[.$GQ22];[.$GV22])" office:value-type="float"/>
          <table:table-cell table:formula="of:=MEDIAN([.$J22];[.$O22];[.$T22];[.$Y22];[.$AD22];[.$AI22];[.$AN22];[.$AS22];[.$AX22];[.$BC22];[.$BH22];[.$BM22];[.$BR22];[.$BW22];[.$CB22];[.$CG22];[.$CL22];[.$CQ22];[.$CV22];[.$DA22];[.$DF22];[.$DK22];[.$DP22];[.$DU22];[.$DZ22];[.$EE22];[.$EJ22];[.$EO22];[.$ET22];[.$EY22];[.$FD22];[.$FI22];[.$FN22];[.$FS22];[.$FX22];[.$GC22];[.$GH22];[.$GM22];[.$GR22];[.$GW22])" office:value-type="float"/>
          <table:table-cell table:formula="of:=MAX([.$B22];[.$F22];[.$K22];[.$P22];[.$U22];[.$Z22];[.$AE22];[.$AJ22];[.$AO22];[.$AT22];[.$AY22];[.$BD22];[.$BI22];[.$BN22];[.$BS22];[.$BX22];[.$CC22];[.$CH22];[.$CM22];[.$CR22];[.$CW22];[.$DB22];[.$DG22];[.$DL22];[.$DQ22];[.$DV22];[.$EA22];[.$EF22];[.$EK22];[.$EP22];[.$EU22];[.$EZ22];[.$FE22];[.$FJ22];[.$FO22];[.$FT22];[.$FY22];[.$GD22];[.$GI22];[.$GN22];[.$GS22])" office:value-type="float"/>
          <table:table-cell table:formula="of:=MAX([.$C22];[.$G22];[.$L22];[.$Q22];[.$V22];[.$AA22];[.$AF22];[.$AK22];[.$AP22];[.$AU22];[.$AZ22];[.$BE22];[.$BJ22];[.$BO22];[.$BT22];[.$BY22];[.$CD22];[.$CI22];[.$CN22];[.$CS22];[.$CX22];[.$DC22];[.$DH22];[.$DM22];[.$DR22];[.$DW22];[.$EB22];[.$EG22];[.$EL22];[.$EQ22];[.$EV22];[.$FA22];[.$FF22];[.$FK22];[.$FP22];[.$FU22];[.$FZ22];[.$GE22];[.$GJ22];[.$GO22];[.$GT22])" office:value-type="float"/>
          <table:table-cell table:formula="of:=MAX([.$D22];[.$H22];[.$M22];[.$R22];[.$W22];[.$AB22];[.$AG22];[.$AL22];[.$AQ22];[.$AV22];[.$BA22];[.$BF22];[.$BK22];[.$BP22];[.$BU22];[.$BZ22];[.$CE22];[.$CJ22];[.$CO22];[.$CT22];[.$CY22];[.$DD22];[.$DI22];[.$DN22];[.$DS22];[.$DX22];[.$EC22];[.$EH22];[.$EM22];[.$ER22];[.$EW22];[.$FB22];[.$FG22];[.$FL22];[.$FQ22];[.$FV22];[.$GA22];[.$GF22];[.$GK22];[.$GP22];[.$GU22])" office:value-type="float"/>
          <table:table-cell table:formula="of:=MAX([.$E22];[.$I22];[.$N22];[.$S22];[.$X22];[.$AC22];[.$AH22];[.$AM22];[.$AR22];[.$AW22];[.$BB22];[.$BG22];[.$BL22];[.$BQ22];[.$BV22];[.$CA22];[.$CF22];[.$CK22];[.$CP22];[.$CU22];[.$CZ22];[.$DE22];[.$DJ22];[.$DO22];[.$DT22];[.$DY22];[.$ED22];[.$EI22];[.$EN22];[.$ES22];[.$EX22];[.$FC22];[.$FH22];[.$FM22];[.$FR22];[.$FW22];[.$GB22];[.$GG22];[.$GL22];[.$GQ22];[.$GV22])" office:value-type="float"/>
          <table:table-cell table:formula="of:=MAX([.$J22];[.$O22];[.$T22];[.$Y22];[.$AD22];[.$AI22];[.$AN22];[.$AS22];[.$AX22];[.$BC22];[.$BH22];[.$BM22];[.$BR22];[.$BW22];[.$CB22];[.$CG22];[.$CL22];[.$CQ22];[.$CV22];[.$DA22];[.$DF22];[.$DK22];[.$DP22];[.$DU22];[.$DZ22];[.$EE22];[.$EJ22];[.$EO22];[.$ET22];[.$EY22];[.$FD22];[.$FI22];[.$FN22];[.$FS22];[.$FX22];[.$GC22];[.$GH22];[.$GM22];[.$GR22];[.$GW22])" office:value-type="float"/>
        </table:table-row>
        <table:table-row table:style-name="ro1">
          <table:table-cell office:value-type="string">
            <text:p>./handmade_soko021.lp</text:p>
          </table:table-cell>
          <table:table-cell office:value-type="float" office:value="324.288"/>
          <table:table-cell office:value-type="float" office:value="0.0"/>
          <table:table-cell office:value-type="float" office:value="1811773.0"/>
          <table:table-cell office:value-type="float" office:value="2157643.0"/>
          <table:table-cell office:value-type="float" office:value="330.359"/>
          <table:table-cell office:value-type="float" office:value="0.0"/>
          <table:table-cell office:value-type="float" office:value="1811773.0"/>
          <table:table-cell office:value-type="float" office:value="2157643.0"/>
          <table:table-cell table:style-name="cellBest" office:value-type="float" office:value="0.0"/>
          <table:table-cell office:value-type="float" office:value="325.413"/>
          <table:table-cell office:value-type="float" office:value="0.0"/>
          <table:table-cell office:value-type="float" office:value="1811773.0"/>
          <table:table-cell office:value-type="float" office:value="2157643.0"/>
          <table:table-cell table:style-name="cellBest" office:value-type="float" office:value="0.0"/>
          <table:table-cell office:value-type="float" office:value="389.424"/>
          <table:table-cell office:value-type="float" office:value="0.0"/>
          <table:table-cell office:value-type="float" office:value="1811773.0"/>
          <table:table-cell office:value-type="float" office:value="2157643.0"/>
          <table:table-cell office:value-type="float" office:value="493759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923606.0"/>
          <table:table-cell office:value-type="float" office:value="3978148.0"/>
          <table:table-cell office:value-type="float" office:value="1068034.0"/>
          <table:table-cell office:value-type="float" office:value="254.322"/>
          <table:table-cell office:value-type="float" office:value="0.0"/>
          <table:table-cell office:value-type="float" office:value="1553633.0"/>
          <table:table-cell office:value-type="float" office:value="1859662.0"/>
          <table:table-cell office:value-type="float" office:value="402404.0"/>
          <table:table-cell office:value-type="float" office:value="285.136"/>
          <table:table-cell office:value-type="float" office:value="0.0"/>
          <table:table-cell office:value-type="float" office:value="1361777.0"/>
          <table:table-cell office:value-type="float" office:value="1503141.0"/>
          <table:table-cell office:value-type="float" office:value="1454707.0"/>
          <table:table-cell office:value-type="float" office:value="570.585"/>
          <table:table-cell office:value-type="float" office:value="0.0"/>
          <table:table-cell office:value-type="float" office:value="2306958.0"/>
          <table:table-cell office:value-type="float" office:value="2526631.0"/>
          <table:table-cell office:value-type="float" office:value="2517362.0"/>
          <table:table-cell office:value-type="float" office:value="376.885"/>
          <table:table-cell office:value-type="float" office:value="0.0"/>
          <table:table-cell office:value-type="float" office:value="1808461.0"/>
          <table:table-cell office:value-type="float" office:value="1980470.0"/>
          <table:table-cell office:value-type="float" office:value="1977050.0"/>
          <table:table-cell office:value-type="float" office:value="534.249"/>
          <table:table-cell office:value-type="float" office:value="0.0"/>
          <table:table-cell office:value-type="float" office:value="2472663.0"/>
          <table:table-cell office:value-type="float" office:value="2705018.0"/>
          <table:table-cell office:value-type="float" office:value="2701326.0"/>
          <table:table-cell table:style-name="cellBest" office:value-type="float" office:value="120.134"/>
          <table:table-cell office:value-type="float" office:value="0.0"/>
          <table:table-cell table:style-name="cellBest" office:value-type="float" office:value="705219.0"/>
          <table:table-cell table:style-name="cellBest" office:value-type="float" office:value="859326.0"/>
          <table:table-cell office:value-type="float" office:value="255294.0"/>
          <table:table-cell office:value-type="float" office:value="360.258"/>
          <table:table-cell office:value-type="float" office:value="0.0"/>
          <table:table-cell office:value-type="float" office:value="1864451.0"/>
          <table:table-cell office:value-type="float" office:value="2233016.0"/>
          <table:table-cell office:value-type="float" office:value="488711.0"/>
          <table:table-cell office:value-type="float" office:value="208.774"/>
          <table:table-cell office:value-type="float" office:value="0.0"/>
          <table:table-cell office:value-type="float" office:value="1202028.0"/>
          <table:table-cell office:value-type="float" office:value="1447465.0"/>
          <table:table-cell office:value-type="float" office:value="347010.0"/>
          <table:table-cell office:value-type="float" office:value="383.133"/>
          <table:table-cell office:value-type="float" office:value="0.0"/>
          <table:table-cell office:value-type="float" office:value="1844124.0"/>
          <table:table-cell office:value-type="float" office:value="2194039.0"/>
          <table:table-cell office:value-type="float" office:value="515392.0"/>
          <table:table-cell office:value-type="float" office:value="532.863"/>
          <table:table-cell office:value-type="float" office:value="0.0"/>
          <table:table-cell office:value-type="float" office:value="2299146.0"/>
          <table:table-cell office:value-type="float" office:value="2506846.0"/>
          <table:table-cell office:value-type="float" office:value="250684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26467.0"/>
          <table:table-cell table:style-name="cellWorst" office:value-type="float" office:value="7407911.0"/>
          <table:table-cell table:style-name="cellBest"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50135.0"/>
          <table:table-cell office:value-type="float" office:value="3088941.0"/>
          <table:table-cell office:value-type="float" office:value="3081981.0"/>
          <table:table-cell office:value-type="float" office:value="292.376"/>
          <table:table-cell office:value-type="float" office:value="0.0"/>
          <table:table-cell office:value-type="float" office:value="1643418.0"/>
          <table:table-cell office:value-type="float" office:value="1960584.0"/>
          <table:table-cell office:value-type="float" office:value="42943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201750.0"/>
          <table:table-cell office:value-type="float" office:value="3219084.0"/>
          <table:table-cell office:value-type="float" office:value="321908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510317.0"/>
          <table:table-cell office:value-type="float" office:value="2746330.0"/>
          <table:table-cell office:value-type="float" office:value="2722168.0"/>
          <table:table-cell office:value-type="float" office:value="257.822"/>
          <table:table-cell office:value-type="float" office:value="0.0"/>
          <table:table-cell office:value-type="float" office:value="1203435.0"/>
          <table:table-cell office:value-type="float" office:value="1427577.0"/>
          <table:table-cell office:value-type="float" office:value="36965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60130.0"/>
          <table:table-cell office:value-type="float" office:value="1982561.0"/>
          <table:table-cell office:value-type="float" office:value="1982561.0"/>
          <table:table-cell office:value-type="float" office:value="323.925"/>
          <table:table-cell office:value-type="float" office:value="0.0"/>
          <table:table-cell office:value-type="float" office:value="1811773.0"/>
          <table:table-cell office:value-type="float" office:value="2157643.0"/>
          <table:table-cell office:value-type="float" office:value="493759.0"/>
          <table:table-cell office:value-type="float" office:value="537.088"/>
          <table:table-cell office:value-type="float" office:value="0.0"/>
          <table:table-cell office:value-type="float" office:value="2237168.0"/>
          <table:table-cell office:value-type="float" office:value="2809664.0"/>
          <table:table-cell office:value-type="float" office:value="1212593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980618.0"/>
          <table:table-cell office:value-type="float" office:value="3543827.0"/>
          <table:table-cell office:value-type="float" office:value="2090937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114632.0"/>
          <table:table-cell office:value-type="float" office:value="3958063.0"/>
          <table:table-cell office:value-type="float" office:value="380910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014705.0"/>
          <table:table-cell office:value-type="float" office:value="3912434.0"/>
          <table:table-cell office:value-type="float" office:value="387386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783719.0"/>
          <table:table-cell office:value-type="float" office:value="3652295.0"/>
          <table:table-cell office:value-type="float" office:value="363157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901791.0"/>
          <table:table-cell office:value-type="float" office:value="3810492.0"/>
          <table:table-cell office:value-type="float" office:value="3796689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563932.0"/>
          <table:table-cell office:value-type="float" office:value="3016053.0"/>
          <table:table-cell office:value-type="float" office:value="1468559.0"/>
          <table:table-cell office:value-type="float" office:value="332.918"/>
          <table:table-cell office:value-type="float" office:value="0.0"/>
          <table:table-cell office:value-type="float" office:value="1939329.0"/>
          <table:table-cell office:value-type="float" office:value="2307978.0"/>
          <table:table-cell office:value-type="float" office:value="1183739.0"/>
          <table:table-cell office:value-type="float" office:value="284.043"/>
          <table:table-cell office:value-type="float" office:value="0.0"/>
          <table:table-cell office:value-type="float" office:value="1488951.0"/>
          <table:table-cell office:value-type="float" office:value="1777004.0"/>
          <table:table-cell office:value-type="float" office:value="957887.0"/>
          <table:table-cell office:value-type="float" office:value="506.409"/>
          <table:table-cell office:value-type="float" office:value="0.0"/>
          <table:table-cell office:value-type="float" office:value="2389368.0"/>
          <table:table-cell office:value-type="float" office:value="2822763.0"/>
          <table:table-cell office:value-type="float" office:value="136391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244626.0"/>
          <table:table-cell office:value-type="float" office:value="4277650.0"/>
          <table:table-cell table:style-name="cellWorst" office:value-type="float" office:value="427765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277015.0"/>
          <table:table-cell office:value-type="float" office:value="3663047.0"/>
          <table:table-cell table:style-name="cellBest"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746411.0"/>
          <table:table-cell office:value-type="float" office:value="3427589.0"/>
          <table:table-cell office:value-type="float" office:value="3396671.0"/>
          <table:table-cell office:value-type="float" office:value="508.879"/>
          <table:table-cell office:value-type="float" office:value="0.0"/>
          <table:table-cell office:value-type="float" office:value="2490134.0"/>
          <table:table-cell office:value-type="float" office:value="2960969.0"/>
          <table:table-cell office:value-type="float" office:value="1608018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351585.0"/>
          <table:table-cell office:value-type="float" office:value="3732574.0"/>
          <table:table-cell office:value-type="float" office:value="373257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464074.0"/>
          <table:table-cell office:value-type="float" office:value="3233586.0"/>
          <table:table-cell office:value-type="float" office:value="3212427.0"/>
          <table:table-cell office:value-type="float" office:value="554.171"/>
          <table:table-cell office:value-type="float" office:value="0.0"/>
          <table:table-cell office:value-type="float" office:value="2641574.0"/>
          <table:table-cell office:value-type="float" office:value="3075515.0"/>
          <table:table-cell office:value-type="float" office:value="1401587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08438.0"/>
          <table:table-cell office:value-type="float" office:value="2089616.0"/>
          <table:table-cell office:value-type="float" office:value="2089616.0"/>
          <table:table-cell table:formula="of:=MIN([.$B23];[.$F23];[.$K23];[.$P23];[.$U23];[.$Z23];[.$AE23];[.$AJ23];[.$AO23];[.$AT23];[.$AY23];[.$BD23];[.$BI23];[.$BN23];[.$BS23];[.$BX23];[.$CC23];[.$CH23];[.$CM23];[.$CR23];[.$CW23];[.$DB23];[.$DG23];[.$DL23];[.$DQ23];[.$DV23];[.$EA23];[.$EF23];[.$EK23];[.$EP23];[.$EU23];[.$EZ23];[.$FE23];[.$FJ23];[.$FO23];[.$FT23];[.$FY23];[.$GD23];[.$GI23];[.$GN23];[.$GS23])" office:value-type="float"/>
          <table:table-cell table:formula="of:=MIN([.$C23];[.$G23];[.$L23];[.$Q23];[.$V23];[.$AA23];[.$AF23];[.$AK23];[.$AP23];[.$AU23];[.$AZ23];[.$BE23];[.$BJ23];[.$BO23];[.$BT23];[.$BY23];[.$CD23];[.$CI23];[.$CN23];[.$CS23];[.$CX23];[.$DC23];[.$DH23];[.$DM23];[.$DR23];[.$DW23];[.$EB23];[.$EG23];[.$EL23];[.$EQ23];[.$EV23];[.$FA23];[.$FF23];[.$FK23];[.$FP23];[.$FU23];[.$FZ23];[.$GE23];[.$GJ23];[.$GO23];[.$GT23])" office:value-type="float"/>
          <table:table-cell table:formula="of:=MIN([.$D23];[.$H23];[.$M23];[.$R23];[.$W23];[.$AB23];[.$AG23];[.$AL23];[.$AQ23];[.$AV23];[.$BA23];[.$BF23];[.$BK23];[.$BP23];[.$BU23];[.$BZ23];[.$CE23];[.$CJ23];[.$CO23];[.$CT23];[.$CY23];[.$DD23];[.$DI23];[.$DN23];[.$DS23];[.$DX23];[.$EC23];[.$EH23];[.$EM23];[.$ER23];[.$EW23];[.$FB23];[.$FG23];[.$FL23];[.$FQ23];[.$FV23];[.$GA23];[.$GF23];[.$GK23];[.$GP23];[.$GU23])" office:value-type="float"/>
          <table:table-cell table:formula="of:=MIN([.$E23];[.$I23];[.$N23];[.$S23];[.$X23];[.$AC23];[.$AH23];[.$AM23];[.$AR23];[.$AW23];[.$BB23];[.$BG23];[.$BL23];[.$BQ23];[.$BV23];[.$CA23];[.$CF23];[.$CK23];[.$CP23];[.$CU23];[.$CZ23];[.$DE23];[.$DJ23];[.$DO23];[.$DT23];[.$DY23];[.$ED23];[.$EI23];[.$EN23];[.$ES23];[.$EX23];[.$FC23];[.$FH23];[.$FM23];[.$FR23];[.$FW23];[.$GB23];[.$GG23];[.$GL23];[.$GQ23];[.$GV23])" office:value-type="float"/>
          <table:table-cell table:formula="of:=MIN([.$J23];[.$O23];[.$T23];[.$Y23];[.$AD23];[.$AI23];[.$AN23];[.$AS23];[.$AX23];[.$BC23];[.$BH23];[.$BM23];[.$BR23];[.$BW23];[.$CB23];[.$CG23];[.$CL23];[.$CQ23];[.$CV23];[.$DA23];[.$DF23];[.$DK23];[.$DP23];[.$DU23];[.$DZ23];[.$EE23];[.$EJ23];[.$EO23];[.$ET23];[.$EY23];[.$FD23];[.$FI23];[.$FN23];[.$FS23];[.$FX23];[.$GC23];[.$GH23];[.$GM23];[.$GR23];[.$GW23])" office:value-type="float"/>
          <table:table-cell table:formula="of:=MEDIAN([.$B23];[.$F23];[.$K23];[.$P23];[.$U23];[.$Z23];[.$AE23];[.$AJ23];[.$AO23];[.$AT23];[.$AY23];[.$BD23];[.$BI23];[.$BN23];[.$BS23];[.$BX23];[.$CC23];[.$CH23];[.$CM23];[.$CR23];[.$CW23];[.$DB23];[.$DG23];[.$DL23];[.$DQ23];[.$DV23];[.$EA23];[.$EF23];[.$EK23];[.$EP23];[.$EU23];[.$EZ23];[.$FE23];[.$FJ23];[.$FO23];[.$FT23];[.$FY23];[.$GD23];[.$GI23];[.$GN23];[.$GS23])" office:value-type="float"/>
          <table:table-cell table:formula="of:=MEDIAN([.$C23];[.$G23];[.$L23];[.$Q23];[.$V23];[.$AA23];[.$AF23];[.$AK23];[.$AP23];[.$AU23];[.$AZ23];[.$BE23];[.$BJ23];[.$BO23];[.$BT23];[.$BY23];[.$CD23];[.$CI23];[.$CN23];[.$CS23];[.$CX23];[.$DC23];[.$DH23];[.$DM23];[.$DR23];[.$DW23];[.$EB23];[.$EG23];[.$EL23];[.$EQ23];[.$EV23];[.$FA23];[.$FF23];[.$FK23];[.$FP23];[.$FU23];[.$FZ23];[.$GE23];[.$GJ23];[.$GO23];[.$GT23])" office:value-type="float"/>
          <table:table-cell table:formula="of:=MEDIAN([.$D23];[.$H23];[.$M23];[.$R23];[.$W23];[.$AB23];[.$AG23];[.$AL23];[.$AQ23];[.$AV23];[.$BA23];[.$BF23];[.$BK23];[.$BP23];[.$BU23];[.$BZ23];[.$CE23];[.$CJ23];[.$CO23];[.$CT23];[.$CY23];[.$DD23];[.$DI23];[.$DN23];[.$DS23];[.$DX23];[.$EC23];[.$EH23];[.$EM23];[.$ER23];[.$EW23];[.$FB23];[.$FG23];[.$FL23];[.$FQ23];[.$FV23];[.$GA23];[.$GF23];[.$GK23];[.$GP23];[.$GU23])" office:value-type="float"/>
          <table:table-cell table:formula="of:=MEDIAN([.$E23];[.$I23];[.$N23];[.$S23];[.$X23];[.$AC23];[.$AH23];[.$AM23];[.$AR23];[.$AW23];[.$BB23];[.$BG23];[.$BL23];[.$BQ23];[.$BV23];[.$CA23];[.$CF23];[.$CK23];[.$CP23];[.$CU23];[.$CZ23];[.$DE23];[.$DJ23];[.$DO23];[.$DT23];[.$DY23];[.$ED23];[.$EI23];[.$EN23];[.$ES23];[.$EX23];[.$FC23];[.$FH23];[.$FM23];[.$FR23];[.$FW23];[.$GB23];[.$GG23];[.$GL23];[.$GQ23];[.$GV23])" office:value-type="float"/>
          <table:table-cell table:formula="of:=MEDIAN([.$J23];[.$O23];[.$T23];[.$Y23];[.$AD23];[.$AI23];[.$AN23];[.$AS23];[.$AX23];[.$BC23];[.$BH23];[.$BM23];[.$BR23];[.$BW23];[.$CB23];[.$CG23];[.$CL23];[.$CQ23];[.$CV23];[.$DA23];[.$DF23];[.$DK23];[.$DP23];[.$DU23];[.$DZ23];[.$EE23];[.$EJ23];[.$EO23];[.$ET23];[.$EY23];[.$FD23];[.$FI23];[.$FN23];[.$FS23];[.$FX23];[.$GC23];[.$GH23];[.$GM23];[.$GR23];[.$GW23])" office:value-type="float"/>
          <table:table-cell table:formula="of:=MAX([.$B23];[.$F23];[.$K23];[.$P23];[.$U23];[.$Z23];[.$AE23];[.$AJ23];[.$AO23];[.$AT23];[.$AY23];[.$BD23];[.$BI23];[.$BN23];[.$BS23];[.$BX23];[.$CC23];[.$CH23];[.$CM23];[.$CR23];[.$CW23];[.$DB23];[.$DG23];[.$DL23];[.$DQ23];[.$DV23];[.$EA23];[.$EF23];[.$EK23];[.$EP23];[.$EU23];[.$EZ23];[.$FE23];[.$FJ23];[.$FO23];[.$FT23];[.$FY23];[.$GD23];[.$GI23];[.$GN23];[.$GS23])" office:value-type="float"/>
          <table:table-cell table:formula="of:=MAX([.$C23];[.$G23];[.$L23];[.$Q23];[.$V23];[.$AA23];[.$AF23];[.$AK23];[.$AP23];[.$AU23];[.$AZ23];[.$BE23];[.$BJ23];[.$BO23];[.$BT23];[.$BY23];[.$CD23];[.$CI23];[.$CN23];[.$CS23];[.$CX23];[.$DC23];[.$DH23];[.$DM23];[.$DR23];[.$DW23];[.$EB23];[.$EG23];[.$EL23];[.$EQ23];[.$EV23];[.$FA23];[.$FF23];[.$FK23];[.$FP23];[.$FU23];[.$FZ23];[.$GE23];[.$GJ23];[.$GO23];[.$GT23])" office:value-type="float"/>
          <table:table-cell table:formula="of:=MAX([.$D23];[.$H23];[.$M23];[.$R23];[.$W23];[.$AB23];[.$AG23];[.$AL23];[.$AQ23];[.$AV23];[.$BA23];[.$BF23];[.$BK23];[.$BP23];[.$BU23];[.$BZ23];[.$CE23];[.$CJ23];[.$CO23];[.$CT23];[.$CY23];[.$DD23];[.$DI23];[.$DN23];[.$DS23];[.$DX23];[.$EC23];[.$EH23];[.$EM23];[.$ER23];[.$EW23];[.$FB23];[.$FG23];[.$FL23];[.$FQ23];[.$FV23];[.$GA23];[.$GF23];[.$GK23];[.$GP23];[.$GU23])" office:value-type="float"/>
          <table:table-cell table:formula="of:=MAX([.$E23];[.$I23];[.$N23];[.$S23];[.$X23];[.$AC23];[.$AH23];[.$AM23];[.$AR23];[.$AW23];[.$BB23];[.$BG23];[.$BL23];[.$BQ23];[.$BV23];[.$CA23];[.$CF23];[.$CK23];[.$CP23];[.$CU23];[.$CZ23];[.$DE23];[.$DJ23];[.$DO23];[.$DT23];[.$DY23];[.$ED23];[.$EI23];[.$EN23];[.$ES23];[.$EX23];[.$FC23];[.$FH23];[.$FM23];[.$FR23];[.$FW23];[.$GB23];[.$GG23];[.$GL23];[.$GQ23];[.$GV23])" office:value-type="float"/>
          <table:table-cell table:formula="of:=MAX([.$J23];[.$O23];[.$T23];[.$Y23];[.$AD23];[.$AI23];[.$AN23];[.$AS23];[.$AX23];[.$BC23];[.$BH23];[.$BM23];[.$BR23];[.$BW23];[.$CB23];[.$CG23];[.$CL23];[.$CQ23];[.$CV23];[.$DA23];[.$DF23];[.$DK23];[.$DP23];[.$DU23];[.$DZ23];[.$EE23];[.$EJ23];[.$EO23];[.$ET23];[.$EY23];[.$FD23];[.$FI23];[.$FN23];[.$FS23];[.$FX23];[.$GC23];[.$GH23];[.$GM23];[.$GR23];[.$GW23])" office:value-type="float"/>
        </table:table-row>
        <table:table-row table:style-name="ro1">
          <table:table-cell office:value-type="string">
            <text:p>./handmade_soko022.lp</text:p>
          </table:table-cell>
          <table:table-cell office:value-type="float" office:value="600.0"/>
          <table:table-cell office:value-type="float" office:value="1.0"/>
          <table:table-cell office:value-type="float" office:value="2640706.0"/>
          <table:table-cell office:value-type="float" office:value="3168747.0"/>
          <table:table-cell office:value-type="float" office:value="600.0"/>
          <table:table-cell office:value-type="float" office:value="1.0"/>
          <table:table-cell office:value-type="float" office:value="2632945.0"/>
          <table:table-cell office:value-type="float" office:value="3159858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671803.0"/>
          <table:table-cell office:value-type="float" office:value="3206661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596913.0"/>
          <table:table-cell office:value-type="float" office:value="3117314.0"/>
          <table:table-cell office:value-type="float" office:value="437662.0"/>
          <table:table-cell office:value-type="float" office:value="600.0"/>
          <table:table-cell office:value-type="float" office:value="1.0"/>
          <table:table-cell office:value-type="float" office:value="2780390.0"/>
          <table:table-cell office:value-type="float" office:value="3621428.0"/>
          <table:table-cell office:value-type="float" office:value="695224.0"/>
          <table:table-cell office:value-type="float" office:value="600.0"/>
          <table:table-cell office:value-type="float" office:value="1.0"/>
          <table:table-cell office:value-type="float" office:value="2761132.0"/>
          <table:table-cell office:value-type="float" office:value="3302275.0"/>
          <table:table-cell office:value-type="float" office:value="433579.0"/>
          <table:table-cell office:value-type="float" office:value="546.891"/>
          <table:table-cell table:style-name="cellBest" office:value-type="float" office:value="0.0"/>
          <table:table-cell office:value-type="float" office:value="2484530.0"/>
          <table:table-cell office:value-type="float" office:value="2713389.0"/>
          <table:table-cell office:value-type="float" office:value="2635270.0"/>
          <table:table-cell office:value-type="float" office:value="505.344"/>
          <table:table-cell table:style-name="cellBest" office:value-type="float" office:value="0.0"/>
          <table:table-cell office:value-type="float" office:value="2430127.0"/>
          <table:table-cell office:value-type="float" office:value="2659604.0"/>
          <table:table-cell office:value-type="float" office:value="2652234.0"/>
          <table:table-cell office:value-type="float" office:value="600.0"/>
          <table:table-cell office:value-type="float" office:value="1.0"/>
          <table:table-cell office:value-type="float" office:value="2837459.0"/>
          <table:table-cell office:value-type="float" office:value="3105257.0"/>
          <table:table-cell office:value-type="float" office:value="3101328.0"/>
          <table:table-cell office:value-type="float" office:value="519.768"/>
          <table:table-cell table:style-name="cellBest" office:value-type="float" office:value="0.0"/>
          <table:table-cell office:value-type="float" office:value="2389383.0"/>
          <table:table-cell office:value-type="float" office:value="2618258.0"/>
          <table:table-cell office:value-type="float" office:value="2615974.0"/>
          <table:table-cell office:value-type="float" office:value="388.484"/>
          <table:table-cell table:style-name="cellBest" office:value-type="float" office:value="0.0"/>
          <table:table-cell office:value-type="float" office:value="2125676.0"/>
          <table:table-cell office:value-type="float" office:value="2547333.0"/>
          <table:table-cell office:value-type="float" office:value="358402.0"/>
          <table:table-cell office:value-type="float" office:value="396.631"/>
          <table:table-cell table:style-name="cellBest" office:value-type="float" office:value="0.0"/>
          <table:table-cell office:value-type="float" office:value="1848364.0"/>
          <table:table-cell office:value-type="float" office:value="2233956.0"/>
          <table:table-cell office:value-type="float" office:value="358617.0"/>
          <table:table-cell office:value-type="float" office:value="600.0"/>
          <table:table-cell office:value-type="float" office:value="1.0"/>
          <table:table-cell office:value-type="float" office:value="2846604.0"/>
          <table:table-cell office:value-type="float" office:value="3437085.0"/>
          <table:table-cell office:value-type="float" office:value="446423.0"/>
          <table:table-cell office:value-type="float" office:value="600.0"/>
          <table:table-cell office:value-type="float" office:value="1.0"/>
          <table:table-cell office:value-type="float" office:value="2620059.0"/>
          <table:table-cell office:value-type="float" office:value="3124083.0"/>
          <table:table-cell office:value-type="float" office:value="467514.0"/>
          <table:table-cell office:value-type="float" office:value="600.0"/>
          <table:table-cell office:value-type="float" office:value="1.0"/>
          <table:table-cell office:value-type="float" office:value="2776863.0"/>
          <table:table-cell office:value-type="float" office:value="3024734.0"/>
          <table:table-cell office:value-type="float" office:value="3024734.0"/>
          <table:table-cell office:value-type="float" office:value="600.0"/>
          <table:table-cell office:value-type="float" office:value="1.0"/>
          <table:table-cell office:value-type="float" office:value="2557712.0"/>
          <table:table-cell office:value-type="float" office:value="3592985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623135.0"/>
          <table:table-cell office:value-type="float" office:value="2846603.0"/>
          <table:table-cell office:value-type="float" office:value="2841312.0"/>
          <table:table-cell office:value-type="float" office:value="564.983"/>
          <table:table-cell table:style-name="cellBest" office:value-type="float" office:value="0.0"/>
          <table:table-cell office:value-type="float" office:value="2636400.0"/>
          <table:table-cell office:value-type="float" office:value="3117222.0"/>
          <table:table-cell office:value-type="float" office:value="471327.0"/>
          <table:table-cell office:value-type="float" office:value="600.0"/>
          <table:table-cell office:value-type="float" office:value="1.0"/>
          <table:table-cell office:value-type="float" office:value="3052398.0"/>
          <table:table-cell office:value-type="float" office:value="3067080.0"/>
          <table:table-cell office:value-type="float" office:value="3067080.0"/>
          <table:table-cell office:value-type="float" office:value="600.0"/>
          <table:table-cell office:value-type="float" office:value="1.0"/>
          <table:table-cell office:value-type="float" office:value="2608580.0"/>
          <table:table-cell office:value-type="float" office:value="2851010.0"/>
          <table:table-cell office:value-type="float" office:value="2827397.0"/>
          <table:table-cell office:value-type="float" office:value="600.0"/>
          <table:table-cell office:value-type="float" office:value="1.0"/>
          <table:table-cell office:value-type="float" office:value="2784882.0"/>
          <table:table-cell office:value-type="float" office:value="3313401.0"/>
          <table:table-cell office:value-type="float" office:value="451833.0"/>
          <table:table-cell office:value-type="float" office:value="600.0"/>
          <table:table-cell office:value-type="float" office:value="1.0"/>
          <table:table-cell office:value-type="float" office:value="2453724.0"/>
          <table:table-cell office:value-type="float" office:value="2488467.0"/>
          <table:table-cell office:value-type="float" office:value="2488467.0"/>
          <table:table-cell office:value-type="float" office:value="600.0"/>
          <table:table-cell office:value-type="float" office:value="1.0"/>
          <table:table-cell office:value-type="float" office:value="2736986.0"/>
          <table:table-cell office:value-type="float" office:value="3284132.0"/>
          <table:table-cell office:value-type="float" office:value="461038.0"/>
          <table:table-cell office:value-type="float" office:value="532.539"/>
          <table:table-cell table:style-name="cellBest" office:value-type="float" office:value="0.0"/>
          <table:table-cell office:value-type="float" office:value="2487850.0"/>
          <table:table-cell office:value-type="float" office:value="3196218.0"/>
          <table:table-cell office:value-type="float" office:value="1675823.0"/>
          <table:table-cell table:style-name="cellBest" office:value-type="float" office:value="144.133"/>
          <table:table-cell table:style-name="cellBest" office:value-type="float" office:value="0.0"/>
          <table:table-cell table:style-name="cellBest" office:value-type="float" office:value="895582.0"/>
          <table:table-cell office:value-type="float" office:value="1085272.0"/>
          <table:table-cell office:value-type="float" office:value="577177.0"/>
          <table:table-cell office:value-type="float" office:value="600.0"/>
          <table:table-cell office:value-type="float" office:value="1.0"/>
          <table:table-cell table:style-name="cellWorst" office:value-type="float" office:value="3284775.0"/>
          <table:table-cell table:style-name="cellWorst" office:value-type="float" office:value="4117366.0"/>
          <table:table-cell table:style-name="cellWorst" office:value-type="float" office:value="3995629.0"/>
          <table:table-cell office:value-type="float" office:value="600.0"/>
          <table:table-cell office:value-type="float" office:value="1.0"/>
          <table:table-cell office:value-type="float" office:value="3159020.0"/>
          <table:table-cell office:value-type="float" office:value="3918277.0"/>
          <table:table-cell office:value-type="float" office:value="3890971.0"/>
          <table:table-cell office:value-type="float" office:value="600.0"/>
          <table:table-cell office:value-type="float" office:value="1.0"/>
          <table:table-cell office:value-type="float" office:value="2818536.0"/>
          <table:table-cell office:value-type="float" office:value="3564992.0"/>
          <table:table-cell office:value-type="float" office:value="3552760.0"/>
          <table:table-cell office:value-type="float" office:value="600.0"/>
          <table:table-cell office:value-type="float" office:value="1.0"/>
          <table:table-cell office:value-type="float" office:value="3054980.0"/>
          <table:table-cell office:value-type="float" office:value="3812578.0"/>
          <table:table-cell office:value-type="float" office:value="3804373.0"/>
          <table:table-cell office:value-type="float" office:value="148.729"/>
          <table:table-cell table:style-name="cellBest" office:value-type="float" office:value="0.0"/>
          <table:table-cell office:value-type="float" office:value="906246.0"/>
          <table:table-cell table:style-name="cellBest" office:value-type="float" office:value="1084238.0"/>
          <table:table-cell office:value-type="float" office:value="598357.0"/>
          <table:table-cell office:value-type="float" office:value="600.0"/>
          <table:table-cell office:value-type="float" office:value="1.0"/>
          <table:table-cell office:value-type="float" office:value="2493877.0"/>
          <table:table-cell office:value-type="float" office:value="2955693.0"/>
          <table:table-cell office:value-type="float" office:value="1618589.0"/>
          <table:table-cell office:value-type="float" office:value="600.0"/>
          <table:table-cell office:value-type="float" office:value="1.0"/>
          <table:table-cell office:value-type="float" office:value="2484239.0"/>
          <table:table-cell office:value-type="float" office:value="2957359.0"/>
          <table:table-cell office:value-type="float" office:value="1604174.0"/>
          <table:table-cell office:value-type="float" office:value="597.236"/>
          <table:table-cell table:style-name="cellBest" office:value-type="float" office:value="0.0"/>
          <table:table-cell office:value-type="float" office:value="2859609.0"/>
          <table:table-cell office:value-type="float" office:value="3403957.0"/>
          <table:table-cell office:value-type="float" office:value="1842708.0"/>
          <table:table-cell office:value-type="float" office:value="600.0"/>
          <table:table-cell office:value-type="float" office:value="1.0"/>
          <table:table-cell office:value-type="float" office:value="3046772.0"/>
          <table:table-cell office:value-type="float" office:value="3826035.0"/>
          <table:table-cell office:value-type="float" office:value="3826035.0"/>
          <table:table-cell office:value-type="float" office:value="532.667"/>
          <table:table-cell table:style-name="cellBest" office:value-type="float" office:value="0.0"/>
          <table:table-cell office:value-type="float" office:value="2150430.0"/>
          <table:table-cell office:value-type="float" office:value="2386411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3232261.0"/>
          <table:table-cell office:value-type="float" office:value="3834576.0"/>
          <table:table-cell office:value-type="float" office:value="3811781.0"/>
          <table:table-cell office:value-type="float" office:value="491.139"/>
          <table:table-cell table:style-name="cellBest" office:value-type="float" office:value="0.0"/>
          <table:table-cell office:value-type="float" office:value="2613217.0"/>
          <table:table-cell office:value-type="float" office:value="3112477.0"/>
          <table:table-cell office:value-type="float" office:value="1710977.0"/>
          <table:table-cell office:value-type="float" office:value="600.0"/>
          <table:table-cell office:value-type="float" office:value="1.0"/>
          <table:table-cell office:value-type="float" office:value="3253019.0"/>
          <table:table-cell office:value-type="float" office:value="3510851.0"/>
          <table:table-cell office:value-type="float" office:value="3510851.0"/>
          <table:table-cell office:value-type="float" office:value="435.2"/>
          <table:table-cell table:style-name="cellBest" office:value-type="float" office:value="0.0"/>
          <table:table-cell office:value-type="float" office:value="2415601.0"/>
          <table:table-cell office:value-type="float" office:value="2966321.0"/>
          <table:table-cell office:value-type="float" office:value="2950819.0"/>
          <table:table-cell office:value-type="float" office:value="600.0"/>
          <table:table-cell office:value-type="float" office:value="1.0"/>
          <table:table-cell office:value-type="float" office:value="2744209.0"/>
          <table:table-cell office:value-type="float" office:value="3287448.0"/>
          <table:table-cell office:value-type="float" office:value="1843665.0"/>
          <table:table-cell office:value-type="float" office:value="600.0"/>
          <table:table-cell office:value-type="float" office:value="1.0"/>
          <table:table-cell office:value-type="float" office:value="2664434.0"/>
          <table:table-cell office:value-type="float" office:value="2726606.0"/>
          <table:table-cell office:value-type="float" office:value="2726606.0"/>
          <table:table-cell table:formula="of:=MIN([.$B24];[.$F24];[.$K24];[.$P24];[.$U24];[.$Z24];[.$AE24];[.$AJ24];[.$AO24];[.$AT24];[.$AY24];[.$BD24];[.$BI24];[.$BN24];[.$BS24];[.$BX24];[.$CC24];[.$CH24];[.$CM24];[.$CR24];[.$CW24];[.$DB24];[.$DG24];[.$DL24];[.$DQ24];[.$DV24];[.$EA24];[.$EF24];[.$EK24];[.$EP24];[.$EU24];[.$EZ24];[.$FE24];[.$FJ24];[.$FO24];[.$FT24];[.$FY24];[.$GD24];[.$GI24];[.$GN24];[.$GS24])" office:value-type="float"/>
          <table:table-cell table:formula="of:=MIN([.$C24];[.$G24];[.$L24];[.$Q24];[.$V24];[.$AA24];[.$AF24];[.$AK24];[.$AP24];[.$AU24];[.$AZ24];[.$BE24];[.$BJ24];[.$BO24];[.$BT24];[.$BY24];[.$CD24];[.$CI24];[.$CN24];[.$CS24];[.$CX24];[.$DC24];[.$DH24];[.$DM24];[.$DR24];[.$DW24];[.$EB24];[.$EG24];[.$EL24];[.$EQ24];[.$EV24];[.$FA24];[.$FF24];[.$FK24];[.$FP24];[.$FU24];[.$FZ24];[.$GE24];[.$GJ24];[.$GO24];[.$GT24])" office:value-type="float"/>
          <table:table-cell table:formula="of:=MIN([.$D24];[.$H24];[.$M24];[.$R24];[.$W24];[.$AB24];[.$AG24];[.$AL24];[.$AQ24];[.$AV24];[.$BA24];[.$BF24];[.$BK24];[.$BP24];[.$BU24];[.$BZ24];[.$CE24];[.$CJ24];[.$CO24];[.$CT24];[.$CY24];[.$DD24];[.$DI24];[.$DN24];[.$DS24];[.$DX24];[.$EC24];[.$EH24];[.$EM24];[.$ER24];[.$EW24];[.$FB24];[.$FG24];[.$FL24];[.$FQ24];[.$FV24];[.$GA24];[.$GF24];[.$GK24];[.$GP24];[.$GU24])" office:value-type="float"/>
          <table:table-cell table:formula="of:=MIN([.$E24];[.$I24];[.$N24];[.$S24];[.$X24];[.$AC24];[.$AH24];[.$AM24];[.$AR24];[.$AW24];[.$BB24];[.$BG24];[.$BL24];[.$BQ24];[.$BV24];[.$CA24];[.$CF24];[.$CK24];[.$CP24];[.$CU24];[.$CZ24];[.$DE24];[.$DJ24];[.$DO24];[.$DT24];[.$DY24];[.$ED24];[.$EI24];[.$EN24];[.$ES24];[.$EX24];[.$FC24];[.$FH24];[.$FM24];[.$FR24];[.$FW24];[.$GB24];[.$GG24];[.$GL24];[.$GQ24];[.$GV24])" office:value-type="float"/>
          <table:table-cell table:formula="of:=MIN([.$J24];[.$O24];[.$T24];[.$Y24];[.$AD24];[.$AI24];[.$AN24];[.$AS24];[.$AX24];[.$BC24];[.$BH24];[.$BM24];[.$BR24];[.$BW24];[.$CB24];[.$CG24];[.$CL24];[.$CQ24];[.$CV24];[.$DA24];[.$DF24];[.$DK24];[.$DP24];[.$DU24];[.$DZ24];[.$EE24];[.$EJ24];[.$EO24];[.$ET24];[.$EY24];[.$FD24];[.$FI24];[.$FN24];[.$FS24];[.$FX24];[.$GC24];[.$GH24];[.$GM24];[.$GR24];[.$GW24])" office:value-type="float"/>
          <table:table-cell table:formula="of:=MEDIAN([.$B24];[.$F24];[.$K24];[.$P24];[.$U24];[.$Z24];[.$AE24];[.$AJ24];[.$AO24];[.$AT24];[.$AY24];[.$BD24];[.$BI24];[.$BN24];[.$BS24];[.$BX24];[.$CC24];[.$CH24];[.$CM24];[.$CR24];[.$CW24];[.$DB24];[.$DG24];[.$DL24];[.$DQ24];[.$DV24];[.$EA24];[.$EF24];[.$EK24];[.$EP24];[.$EU24];[.$EZ24];[.$FE24];[.$FJ24];[.$FO24];[.$FT24];[.$FY24];[.$GD24];[.$GI24];[.$GN24];[.$GS24])" office:value-type="float"/>
          <table:table-cell table:formula="of:=MEDIAN([.$C24];[.$G24];[.$L24];[.$Q24];[.$V24];[.$AA24];[.$AF24];[.$AK24];[.$AP24];[.$AU24];[.$AZ24];[.$BE24];[.$BJ24];[.$BO24];[.$BT24];[.$BY24];[.$CD24];[.$CI24];[.$CN24];[.$CS24];[.$CX24];[.$DC24];[.$DH24];[.$DM24];[.$DR24];[.$DW24];[.$EB24];[.$EG24];[.$EL24];[.$EQ24];[.$EV24];[.$FA24];[.$FF24];[.$FK24];[.$FP24];[.$FU24];[.$FZ24];[.$GE24];[.$GJ24];[.$GO24];[.$GT24])" office:value-type="float"/>
          <table:table-cell table:formula="of:=MEDIAN([.$D24];[.$H24];[.$M24];[.$R24];[.$W24];[.$AB24];[.$AG24];[.$AL24];[.$AQ24];[.$AV24];[.$BA24];[.$BF24];[.$BK24];[.$BP24];[.$BU24];[.$BZ24];[.$CE24];[.$CJ24];[.$CO24];[.$CT24];[.$CY24];[.$DD24];[.$DI24];[.$DN24];[.$DS24];[.$DX24];[.$EC24];[.$EH24];[.$EM24];[.$ER24];[.$EW24];[.$FB24];[.$FG24];[.$FL24];[.$FQ24];[.$FV24];[.$GA24];[.$GF24];[.$GK24];[.$GP24];[.$GU24])" office:value-type="float"/>
          <table:table-cell table:formula="of:=MEDIAN([.$E24];[.$I24];[.$N24];[.$S24];[.$X24];[.$AC24];[.$AH24];[.$AM24];[.$AR24];[.$AW24];[.$BB24];[.$BG24];[.$BL24];[.$BQ24];[.$BV24];[.$CA24];[.$CF24];[.$CK24];[.$CP24];[.$CU24];[.$CZ24];[.$DE24];[.$DJ24];[.$DO24];[.$DT24];[.$DY24];[.$ED24];[.$EI24];[.$EN24];[.$ES24];[.$EX24];[.$FC24];[.$FH24];[.$FM24];[.$FR24];[.$FW24];[.$GB24];[.$GG24];[.$GL24];[.$GQ24];[.$GV24])" office:value-type="float"/>
          <table:table-cell table:formula="of:=MEDIAN([.$J24];[.$O24];[.$T24];[.$Y24];[.$AD24];[.$AI24];[.$AN24];[.$AS24];[.$AX24];[.$BC24];[.$BH24];[.$BM24];[.$BR24];[.$BW24];[.$CB24];[.$CG24];[.$CL24];[.$CQ24];[.$CV24];[.$DA24];[.$DF24];[.$DK24];[.$DP24];[.$DU24];[.$DZ24];[.$EE24];[.$EJ24];[.$EO24];[.$ET24];[.$EY24];[.$FD24];[.$FI24];[.$FN24];[.$FS24];[.$FX24];[.$GC24];[.$GH24];[.$GM24];[.$GR24];[.$GW24])" office:value-type="float"/>
          <table:table-cell table:formula="of:=MAX([.$B24];[.$F24];[.$K24];[.$P24];[.$U24];[.$Z24];[.$AE24];[.$AJ24];[.$AO24];[.$AT24];[.$AY24];[.$BD24];[.$BI24];[.$BN24];[.$BS24];[.$BX24];[.$CC24];[.$CH24];[.$CM24];[.$CR24];[.$CW24];[.$DB24];[.$DG24];[.$DL24];[.$DQ24];[.$DV24];[.$EA24];[.$EF24];[.$EK24];[.$EP24];[.$EU24];[.$EZ24];[.$FE24];[.$FJ24];[.$FO24];[.$FT24];[.$FY24];[.$GD24];[.$GI24];[.$GN24];[.$GS24])" office:value-type="float"/>
          <table:table-cell table:formula="of:=MAX([.$C24];[.$G24];[.$L24];[.$Q24];[.$V24];[.$AA24];[.$AF24];[.$AK24];[.$AP24];[.$AU24];[.$AZ24];[.$BE24];[.$BJ24];[.$BO24];[.$BT24];[.$BY24];[.$CD24];[.$CI24];[.$CN24];[.$CS24];[.$CX24];[.$DC24];[.$DH24];[.$DM24];[.$DR24];[.$DW24];[.$EB24];[.$EG24];[.$EL24];[.$EQ24];[.$EV24];[.$FA24];[.$FF24];[.$FK24];[.$FP24];[.$FU24];[.$FZ24];[.$GE24];[.$GJ24];[.$GO24];[.$GT24])" office:value-type="float"/>
          <table:table-cell table:formula="of:=MAX([.$D24];[.$H24];[.$M24];[.$R24];[.$W24];[.$AB24];[.$AG24];[.$AL24];[.$AQ24];[.$AV24];[.$BA24];[.$BF24];[.$BK24];[.$BP24];[.$BU24];[.$BZ24];[.$CE24];[.$CJ24];[.$CO24];[.$CT24];[.$CY24];[.$DD24];[.$DI24];[.$DN24];[.$DS24];[.$DX24];[.$EC24];[.$EH24];[.$EM24];[.$ER24];[.$EW24];[.$FB24];[.$FG24];[.$FL24];[.$FQ24];[.$FV24];[.$GA24];[.$GF24];[.$GK24];[.$GP24];[.$GU24])" office:value-type="float"/>
          <table:table-cell table:formula="of:=MAX([.$E24];[.$I24];[.$N24];[.$S24];[.$X24];[.$AC24];[.$AH24];[.$AM24];[.$AR24];[.$AW24];[.$BB24];[.$BG24];[.$BL24];[.$BQ24];[.$BV24];[.$CA24];[.$CF24];[.$CK24];[.$CP24];[.$CU24];[.$CZ24];[.$DE24];[.$DJ24];[.$DO24];[.$DT24];[.$DY24];[.$ED24];[.$EI24];[.$EN24];[.$ES24];[.$EX24];[.$FC24];[.$FH24];[.$FM24];[.$FR24];[.$FW24];[.$GB24];[.$GG24];[.$GL24];[.$GQ24];[.$GV24])" office:value-type="float"/>
          <table:table-cell table:formula="of:=MAX([.$J24];[.$O24];[.$T24];[.$Y24];[.$AD24];[.$AI24];[.$AN24];[.$AS24];[.$AX24];[.$BC24];[.$BH24];[.$BM24];[.$BR24];[.$BW24];[.$CB24];[.$CG24];[.$CL24];[.$CQ24];[.$CV24];[.$DA24];[.$DF24];[.$DK24];[.$DP24];[.$DU24];[.$DZ24];[.$EE24];[.$EJ24];[.$EO24];[.$ET24];[.$EY24];[.$FD24];[.$FI24];[.$FN24];[.$FS24];[.$FX24];[.$GC24];[.$GH24];[.$GM24];[.$GR24];[.$GW24])" office:value-type="float"/>
        </table:table-row>
        <table:table-row table:style-name="ro1">
          <table:table-cell office:value-type="string">
            <text:p>./handmade_soko023.lp</text:p>
          </table:table-cell>
          <table:table-cell office:value-type="float" office:value="19.0735"/>
          <table:table-cell office:value-type="float" office:value="0.0"/>
          <table:table-cell office:value-type="float" office:value="179331.0"/>
          <table:table-cell office:value-type="float" office:value="233555.0"/>
          <table:table-cell office:value-type="float" office:value="23.3734"/>
          <table:table-cell office:value-type="float" office:value="0.0"/>
          <table:table-cell office:value-type="float" office:value="179331.0"/>
          <table:table-cell office:value-type="float" office:value="233555.0"/>
          <table:table-cell table:style-name="cellBest" office:value-type="float" office:value="0.0"/>
          <table:table-cell office:value-type="float" office:value="19.6751"/>
          <table:table-cell office:value-type="float" office:value="0.0"/>
          <table:table-cell office:value-type="float" office:value="179331.0"/>
          <table:table-cell office:value-type="float" office:value="233555.0"/>
          <table:table-cell table:style-name="cellBest" office:value-type="float" office:value="0.0"/>
          <table:table-cell office:value-type="float" office:value="21.5776"/>
          <table:table-cell office:value-type="float" office:value="0.0"/>
          <table:table-cell office:value-type="float" office:value="179331.0"/>
          <table:table-cell office:value-type="float" office:value="233555.0"/>
          <table:table-cell office:value-type="float" office:value="38647.0"/>
          <table:table-cell office:value-type="float" office:value="11.0145"/>
          <table:table-cell office:value-type="float" office:value="0.0"/>
          <table:table-cell office:value-type="float" office:value="102891.0"/>
          <table:table-cell office:value-type="float" office:value="171479.0"/>
          <table:table-cell office:value-type="float" office:value="52591.0"/>
          <table:table-cell office:value-type="float" office:value="21.5003"/>
          <table:table-cell office:value-type="float" office:value="0.0"/>
          <table:table-cell office:value-type="float" office:value="192118.0"/>
          <table:table-cell office:value-type="float" office:value="247986.0"/>
          <table:table-cell office:value-type="float" office:value="43199.0"/>
          <table:table-cell office:value-type="float" office:value="30.9993"/>
          <table:table-cell office:value-type="float" office:value="0.0"/>
          <table:table-cell office:value-type="float" office:value="246709.0"/>
          <table:table-cell office:value-type="float" office:value="285569.0"/>
          <table:table-cell office:value-type="float" office:value="269765.0"/>
          <table:table-cell office:value-type="float" office:value="35.6447"/>
          <table:table-cell office:value-type="float" office:value="0.0"/>
          <table:table-cell office:value-type="float" office:value="266056.0"/>
          <table:table-cell office:value-type="float" office:value="306039.0"/>
          <table:table-cell office:value-type="float" office:value="302881.0"/>
          <table:table-cell office:value-type="float" office:value="81.0391"/>
          <table:table-cell office:value-type="float" office:value="0.0"/>
          <table:table-cell office:value-type="float" office:value="577658.0"/>
          <table:table-cell office:value-type="float" office:value="651775.0"/>
          <table:table-cell office:value-type="float" office:value="649713.0"/>
          <table:table-cell office:value-type="float" office:value="10.8031"/>
          <table:table-cell office:value-type="float" office:value="0.0"/>
          <table:table-cell office:value-type="float" office:value="96485.0"/>
          <table:table-cell office:value-type="float" office:value="113758.0"/>
          <table:table-cell office:value-type="float" office:value="112474.0"/>
          <table:table-cell office:value-type="float" office:value="22.9177"/>
          <table:table-cell office:value-type="float" office:value="0.0"/>
          <table:table-cell office:value-type="float" office:value="196004.0"/>
          <table:table-cell office:value-type="float" office:value="250226.0"/>
          <table:table-cell office:value-type="float" office:value="50254.0"/>
          <table:table-cell office:value-type="float" office:value="11.1122"/>
          <table:table-cell office:value-type="float" office:value="0.0"/>
          <table:table-cell office:value-type="float" office:value="104070.0"/>
          <table:table-cell office:value-type="float" office:value="141614.0"/>
          <table:table-cell office:value-type="float" office:value="28125.0"/>
          <table:table-cell office:value-type="float" office:value="24.1049"/>
          <table:table-cell office:value-type="float" office:value="0.0"/>
          <table:table-cell office:value-type="float" office:value="179748.0"/>
          <table:table-cell office:value-type="float" office:value="230881.0"/>
          <table:table-cell office:value-type="float" office:value="39767.0"/>
          <table:table-cell office:value-type="float" office:value="14.5284"/>
          <table:table-cell office:value-type="float" office:value="0.0"/>
          <table:table-cell office:value-type="float" office:value="130955.0"/>
          <table:table-cell office:value-type="float" office:value="174076.0"/>
          <table:table-cell office:value-type="float" office:value="33259.0"/>
          <table:table-cell office:value-type="float" office:value="25.2718"/>
          <table:table-cell office:value-type="float" office:value="0.0"/>
          <table:table-cell office:value-type="float" office:value="205711.0"/>
          <table:table-cell office:value-type="float" office:value="237234.0"/>
          <table:table-cell office:value-type="float" office:value="237234.0"/>
          <table:table-cell office:value-type="float" office:value="20.1883"/>
          <table:table-cell office:value-type="float" office:value="0.0"/>
          <table:table-cell office:value-type="float" office:value="174149.0"/>
          <table:table-cell office:value-type="float" office:value="247427.0"/>
          <table:table-cell table:style-name="cellBest" office:value-type="float" office:value="0.0"/>
          <table:table-cell office:value-type="float" office:value="10.3856"/>
          <table:table-cell office:value-type="float" office:value="0.0"/>
          <table:table-cell office:value-type="float" office:value="88612.0"/>
          <table:table-cell office:value-type="float" office:value="103651.0"/>
          <table:table-cell office:value-type="float" office:value="102047.0"/>
          <table:table-cell office:value-type="float" office:value="15.1264"/>
          <table:table-cell office:value-type="float" office:value="0.0"/>
          <table:table-cell office:value-type="float" office:value="132776.0"/>
          <table:table-cell office:value-type="float" office:value="175516.0"/>
          <table:table-cell office:value-type="float" office:value="37131.0"/>
          <table:table-cell office:value-type="float" office:value="4.80396"/>
          <table:table-cell office:value-type="float" office:value="0.0"/>
          <table:table-cell office:value-type="float" office:value="56973.0"/>
          <table:table-cell office:value-type="float" office:value="58466.0"/>
          <table:table-cell office:value-type="float" office:value="58466.0"/>
          <table:table-cell office:value-type="float" office:value="96.5479"/>
          <table:table-cell office:value-type="float" office:value="0.0"/>
          <table:table-cell office:value-type="float" office:value="609848.0"/>
          <table:table-cell office:value-type="float" office:value="678333.0"/>
          <table:table-cell office:value-type="float" office:value="670835.0"/>
          <table:table-cell table:style-name="cellBest" office:value-type="float" office:value="4.55871"/>
          <table:table-cell office:value-type="float" office:value="0.0"/>
          <table:table-cell table:style-name="cellBest" office:value-type="float" office:value="37247.0"/>
          <table:table-cell table:style-name="cellBest" office:value-type="float" office:value="53945.0"/>
          <table:table-cell office:value-type="float" office:value="1522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702204.0"/>
          <table:table-cell office:value-type="float" office:value="2733723.0"/>
          <table:table-cell office:value-type="float" office:value="2733723.0"/>
          <table:table-cell office:value-type="float" office:value="20.0194"/>
          <table:table-cell office:value-type="float" office:value="0.0"/>
          <table:table-cell office:value-type="float" office:value="179331.0"/>
          <table:table-cell office:value-type="float" office:value="233555.0"/>
          <table:table-cell office:value-type="float" office:value="38647.0"/>
          <table:table-cell office:value-type="float" office:value="29.8502"/>
          <table:table-cell office:value-type="float" office:value="0.0"/>
          <table:table-cell office:value-type="float" office:value="228767.0"/>
          <table:table-cell office:value-type="float" office:value="321192.0"/>
          <table:table-cell office:value-type="float" office:value="147175.0"/>
          <table:table-cell office:value-type="float" office:value="47.8823"/>
          <table:table-cell office:value-type="float" office:value="0.0"/>
          <table:table-cell office:value-type="float" office:value="354495.0"/>
          <table:table-cell office:value-type="float" office:value="440001.0"/>
          <table:table-cell office:value-type="float" office:value="230338.0"/>
          <table:table-cell office:value-type="float" office:value="52.0782"/>
          <table:table-cell office:value-type="float" office:value="0.0"/>
          <table:table-cell office:value-type="float" office:value="418396.0"/>
          <table:table-cell office:value-type="float" office:value="555212.0"/>
          <table:table-cell office:value-type="float" office:value="516490.0"/>
          <table:table-cell office:value-type="float" office:value="107.957"/>
          <table:table-cell office:value-type="float" office:value="0.0"/>
          <table:table-cell office:value-type="float" office:value="824506.0"/>
          <table:table-cell office:value-type="float" office:value="1060049.0"/>
          <table:table-cell office:value-type="float" office:value="1048187.0"/>
          <table:table-cell office:value-type="float" office:value="88.9332"/>
          <table:table-cell office:value-type="float" office:value="0.0"/>
          <table:table-cell office:value-type="float" office:value="690614.0"/>
          <table:table-cell office:value-type="float" office:value="891130.0"/>
          <table:table-cell office:value-type="float" office:value="883729.0"/>
          <table:table-cell office:value-type="float" office:value="104.793"/>
          <table:table-cell office:value-type="float" office:value="0.0"/>
          <table:table-cell office:value-type="float" office:value="830587.0"/>
          <table:table-cell office:value-type="float" office:value="1073540.0"/>
          <table:table-cell office:value-type="float" office:value="1068307.0"/>
          <table:table-cell office:value-type="float" office:value="11.4404"/>
          <table:table-cell office:value-type="float" office:value="0.0"/>
          <table:table-cell office:value-type="float" office:value="103117.0"/>
          <table:table-cell office:value-type="float" office:value="141178.0"/>
          <table:table-cell office:value-type="float" office:value="62637.0"/>
          <table:table-cell office:value-type="float" office:value="12.6076"/>
          <table:table-cell office:value-type="float" office:value="0.0"/>
          <table:table-cell office:value-type="float" office:value="122667.0"/>
          <table:table-cell office:value-type="float" office:value="161578.0"/>
          <table:table-cell office:value-type="float" office:value="72556.0"/>
          <table:table-cell office:value-type="float" office:value="40.9709"/>
          <table:table-cell office:value-type="float" office:value="0.0"/>
          <table:table-cell office:value-type="float" office:value="331424.0"/>
          <table:table-cell office:value-type="float" office:value="414538.0"/>
          <table:table-cell office:value-type="float" office:value="202495.0"/>
          <table:table-cell office:value-type="float" office:value="8.83267"/>
          <table:table-cell office:value-type="float" office:value="0.0"/>
          <table:table-cell office:value-type="float" office:value="92627.0"/>
          <table:table-cell office:value-type="float" office:value="126775.0"/>
          <table:table-cell office:value-type="float" office:value="57308.0"/>
          <table:table-cell office:value-type="float" office:value="70.5174"/>
          <table:table-cell office:value-type="float" office:value="0.0"/>
          <table:table-cell office:value-type="float" office:value="517456.0"/>
          <table:table-cell office:value-type="float" office:value="674861.0"/>
          <table:table-cell office:value-type="float" office:value="674861.0"/>
          <table:table-cell office:value-type="float" office:value="8.3697"/>
          <table:table-cell office:value-type="float" office:value="0.0"/>
          <table:table-cell office:value-type="float" office:value="72229.0"/>
          <table:table-cell office:value-type="float" office:value="94182.0"/>
          <table:table-cell table:style-name="cellBest" office:value-type="float" office:value="0.0"/>
          <table:table-cell office:value-type="float" office:value="33.839"/>
          <table:table-cell office:value-type="float" office:value="0.0"/>
          <table:table-cell office:value-type="float" office:value="309669.0"/>
          <table:table-cell office:value-type="float" office:value="397221.0"/>
          <table:table-cell office:value-type="float" office:value="391467.0"/>
          <table:table-cell office:value-type="float" office:value="12.1144"/>
          <table:table-cell office:value-type="float" office:value="0.0"/>
          <table:table-cell office:value-type="float" office:value="111076.0"/>
          <table:table-cell office:value-type="float" office:value="148657.0"/>
          <table:table-cell office:value-type="float" office:value="66935.0"/>
          <table:table-cell office:value-type="float" office:value="5.07937"/>
          <table:table-cell office:value-type="float" office:value="0.0"/>
          <table:table-cell office:value-type="float" office:value="48182.0"/>
          <table:table-cell office:value-type="float" office:value="54129.0"/>
          <table:table-cell office:value-type="float" office:value="54129.0"/>
          <table:table-cell office:value-type="float" office:value="188.933"/>
          <table:table-cell office:value-type="float" office:value="0.0"/>
          <table:table-cell office:value-type="float" office:value="1265977.0"/>
          <table:table-cell office:value-type="float" office:value="1543779.0"/>
          <table:table-cell office:value-type="float" office:value="1533803.0"/>
          <table:table-cell office:value-type="float" office:value="45.3899"/>
          <table:table-cell office:value-type="float" office:value="0.0"/>
          <table:table-cell office:value-type="float" office:value="356323.0"/>
          <table:table-cell office:value-type="float" office:value="439775.0"/>
          <table:table-cell office:value-type="float" office:value="23095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853716.0"/>
          <table:table-cell table:style-name="cellWorst" office:value-type="float" office:value="2934937.0"/>
          <table:table-cell table:style-name="cellWorst" office:value-type="float" office:value="2934937.0"/>
          <table:table-cell table:formula="of:=MIN([.$B25];[.$F25];[.$K25];[.$P25];[.$U25];[.$Z25];[.$AE25];[.$AJ25];[.$AO25];[.$AT25];[.$AY25];[.$BD25];[.$BI25];[.$BN25];[.$BS25];[.$BX25];[.$CC25];[.$CH25];[.$CM25];[.$CR25];[.$CW25];[.$DB25];[.$DG25];[.$DL25];[.$DQ25];[.$DV25];[.$EA25];[.$EF25];[.$EK25];[.$EP25];[.$EU25];[.$EZ25];[.$FE25];[.$FJ25];[.$FO25];[.$FT25];[.$FY25];[.$GD25];[.$GI25];[.$GN25];[.$GS25])" office:value-type="float"/>
          <table:table-cell table:formula="of:=MIN([.$C25];[.$G25];[.$L25];[.$Q25];[.$V25];[.$AA25];[.$AF25];[.$AK25];[.$AP25];[.$AU25];[.$AZ25];[.$BE25];[.$BJ25];[.$BO25];[.$BT25];[.$BY25];[.$CD25];[.$CI25];[.$CN25];[.$CS25];[.$CX25];[.$DC25];[.$DH25];[.$DM25];[.$DR25];[.$DW25];[.$EB25];[.$EG25];[.$EL25];[.$EQ25];[.$EV25];[.$FA25];[.$FF25];[.$FK25];[.$FP25];[.$FU25];[.$FZ25];[.$GE25];[.$GJ25];[.$GO25];[.$GT25])" office:value-type="float"/>
          <table:table-cell table:formula="of:=MIN([.$D25];[.$H25];[.$M25];[.$R25];[.$W25];[.$AB25];[.$AG25];[.$AL25];[.$AQ25];[.$AV25];[.$BA25];[.$BF25];[.$BK25];[.$BP25];[.$BU25];[.$BZ25];[.$CE25];[.$CJ25];[.$CO25];[.$CT25];[.$CY25];[.$DD25];[.$DI25];[.$DN25];[.$DS25];[.$DX25];[.$EC25];[.$EH25];[.$EM25];[.$ER25];[.$EW25];[.$FB25];[.$FG25];[.$FL25];[.$FQ25];[.$FV25];[.$GA25];[.$GF25];[.$GK25];[.$GP25];[.$GU25])" office:value-type="float"/>
          <table:table-cell table:formula="of:=MIN([.$E25];[.$I25];[.$N25];[.$S25];[.$X25];[.$AC25];[.$AH25];[.$AM25];[.$AR25];[.$AW25];[.$BB25];[.$BG25];[.$BL25];[.$BQ25];[.$BV25];[.$CA25];[.$CF25];[.$CK25];[.$CP25];[.$CU25];[.$CZ25];[.$DE25];[.$DJ25];[.$DO25];[.$DT25];[.$DY25];[.$ED25];[.$EI25];[.$EN25];[.$ES25];[.$EX25];[.$FC25];[.$FH25];[.$FM25];[.$FR25];[.$FW25];[.$GB25];[.$GG25];[.$GL25];[.$GQ25];[.$GV25])" office:value-type="float"/>
          <table:table-cell table:formula="of:=MIN([.$J25];[.$O25];[.$T25];[.$Y25];[.$AD25];[.$AI25];[.$AN25];[.$AS25];[.$AX25];[.$BC25];[.$BH25];[.$BM25];[.$BR25];[.$BW25];[.$CB25];[.$CG25];[.$CL25];[.$CQ25];[.$CV25];[.$DA25];[.$DF25];[.$DK25];[.$DP25];[.$DU25];[.$DZ25];[.$EE25];[.$EJ25];[.$EO25];[.$ET25];[.$EY25];[.$FD25];[.$FI25];[.$FN25];[.$FS25];[.$FX25];[.$GC25];[.$GH25];[.$GM25];[.$GR25];[.$GW25])" office:value-type="float"/>
          <table:table-cell table:formula="of:=MEDIAN([.$B25];[.$F25];[.$K25];[.$P25];[.$U25];[.$Z25];[.$AE25];[.$AJ25];[.$AO25];[.$AT25];[.$AY25];[.$BD25];[.$BI25];[.$BN25];[.$BS25];[.$BX25];[.$CC25];[.$CH25];[.$CM25];[.$CR25];[.$CW25];[.$DB25];[.$DG25];[.$DL25];[.$DQ25];[.$DV25];[.$EA25];[.$EF25];[.$EK25];[.$EP25];[.$EU25];[.$EZ25];[.$FE25];[.$FJ25];[.$FO25];[.$FT25];[.$FY25];[.$GD25];[.$GI25];[.$GN25];[.$GS25])" office:value-type="float"/>
          <table:table-cell table:formula="of:=MEDIAN([.$C25];[.$G25];[.$L25];[.$Q25];[.$V25];[.$AA25];[.$AF25];[.$AK25];[.$AP25];[.$AU25];[.$AZ25];[.$BE25];[.$BJ25];[.$BO25];[.$BT25];[.$BY25];[.$CD25];[.$CI25];[.$CN25];[.$CS25];[.$CX25];[.$DC25];[.$DH25];[.$DM25];[.$DR25];[.$DW25];[.$EB25];[.$EG25];[.$EL25];[.$EQ25];[.$EV25];[.$FA25];[.$FF25];[.$FK25];[.$FP25];[.$FU25];[.$FZ25];[.$GE25];[.$GJ25];[.$GO25];[.$GT25])" office:value-type="float"/>
          <table:table-cell table:formula="of:=MEDIAN([.$D25];[.$H25];[.$M25];[.$R25];[.$W25];[.$AB25];[.$AG25];[.$AL25];[.$AQ25];[.$AV25];[.$BA25];[.$BF25];[.$BK25];[.$BP25];[.$BU25];[.$BZ25];[.$CE25];[.$CJ25];[.$CO25];[.$CT25];[.$CY25];[.$DD25];[.$DI25];[.$DN25];[.$DS25];[.$DX25];[.$EC25];[.$EH25];[.$EM25];[.$ER25];[.$EW25];[.$FB25];[.$FG25];[.$FL25];[.$FQ25];[.$FV25];[.$GA25];[.$GF25];[.$GK25];[.$GP25];[.$GU25])" office:value-type="float"/>
          <table:table-cell table:formula="of:=MEDIAN([.$E25];[.$I25];[.$N25];[.$S25];[.$X25];[.$AC25];[.$AH25];[.$AM25];[.$AR25];[.$AW25];[.$BB25];[.$BG25];[.$BL25];[.$BQ25];[.$BV25];[.$CA25];[.$CF25];[.$CK25];[.$CP25];[.$CU25];[.$CZ25];[.$DE25];[.$DJ25];[.$DO25];[.$DT25];[.$DY25];[.$ED25];[.$EI25];[.$EN25];[.$ES25];[.$EX25];[.$FC25];[.$FH25];[.$FM25];[.$FR25];[.$FW25];[.$GB25];[.$GG25];[.$GL25];[.$GQ25];[.$GV25])" office:value-type="float"/>
          <table:table-cell table:formula="of:=MEDIAN([.$J25];[.$O25];[.$T25];[.$Y25];[.$AD25];[.$AI25];[.$AN25];[.$AS25];[.$AX25];[.$BC25];[.$BH25];[.$BM25];[.$BR25];[.$BW25];[.$CB25];[.$CG25];[.$CL25];[.$CQ25];[.$CV25];[.$DA25];[.$DF25];[.$DK25];[.$DP25];[.$DU25];[.$DZ25];[.$EE25];[.$EJ25];[.$EO25];[.$ET25];[.$EY25];[.$FD25];[.$FI25];[.$FN25];[.$FS25];[.$FX25];[.$GC25];[.$GH25];[.$GM25];[.$GR25];[.$GW25])" office:value-type="float"/>
          <table:table-cell table:formula="of:=MAX([.$B25];[.$F25];[.$K25];[.$P25];[.$U25];[.$Z25];[.$AE25];[.$AJ25];[.$AO25];[.$AT25];[.$AY25];[.$BD25];[.$BI25];[.$BN25];[.$BS25];[.$BX25];[.$CC25];[.$CH25];[.$CM25];[.$CR25];[.$CW25];[.$DB25];[.$DG25];[.$DL25];[.$DQ25];[.$DV25];[.$EA25];[.$EF25];[.$EK25];[.$EP25];[.$EU25];[.$EZ25];[.$FE25];[.$FJ25];[.$FO25];[.$FT25];[.$FY25];[.$GD25];[.$GI25];[.$GN25];[.$GS25])" office:value-type="float"/>
          <table:table-cell table:formula="of:=MAX([.$C25];[.$G25];[.$L25];[.$Q25];[.$V25];[.$AA25];[.$AF25];[.$AK25];[.$AP25];[.$AU25];[.$AZ25];[.$BE25];[.$BJ25];[.$BO25];[.$BT25];[.$BY25];[.$CD25];[.$CI25];[.$CN25];[.$CS25];[.$CX25];[.$DC25];[.$DH25];[.$DM25];[.$DR25];[.$DW25];[.$EB25];[.$EG25];[.$EL25];[.$EQ25];[.$EV25];[.$FA25];[.$FF25];[.$FK25];[.$FP25];[.$FU25];[.$FZ25];[.$GE25];[.$GJ25];[.$GO25];[.$GT25])" office:value-type="float"/>
          <table:table-cell table:formula="of:=MAX([.$D25];[.$H25];[.$M25];[.$R25];[.$W25];[.$AB25];[.$AG25];[.$AL25];[.$AQ25];[.$AV25];[.$BA25];[.$BF25];[.$BK25];[.$BP25];[.$BU25];[.$BZ25];[.$CE25];[.$CJ25];[.$CO25];[.$CT25];[.$CY25];[.$DD25];[.$DI25];[.$DN25];[.$DS25];[.$DX25];[.$EC25];[.$EH25];[.$EM25];[.$ER25];[.$EW25];[.$FB25];[.$FG25];[.$FL25];[.$FQ25];[.$FV25];[.$GA25];[.$GF25];[.$GK25];[.$GP25];[.$GU25])" office:value-type="float"/>
          <table:table-cell table:formula="of:=MAX([.$E25];[.$I25];[.$N25];[.$S25];[.$X25];[.$AC25];[.$AH25];[.$AM25];[.$AR25];[.$AW25];[.$BB25];[.$BG25];[.$BL25];[.$BQ25];[.$BV25];[.$CA25];[.$CF25];[.$CK25];[.$CP25];[.$CU25];[.$CZ25];[.$DE25];[.$DJ25];[.$DO25];[.$DT25];[.$DY25];[.$ED25];[.$EI25];[.$EN25];[.$ES25];[.$EX25];[.$FC25];[.$FH25];[.$FM25];[.$FR25];[.$FW25];[.$GB25];[.$GG25];[.$GL25];[.$GQ25];[.$GV25])" office:value-type="float"/>
          <table:table-cell table:formula="of:=MAX([.$J25];[.$O25];[.$T25];[.$Y25];[.$AD25];[.$AI25];[.$AN25];[.$AS25];[.$AX25];[.$BC25];[.$BH25];[.$BM25];[.$BR25];[.$BW25];[.$CB25];[.$CG25];[.$CL25];[.$CQ25];[.$CV25];[.$DA25];[.$DF25];[.$DK25];[.$DP25];[.$DU25];[.$DZ25];[.$EE25];[.$EJ25];[.$EO25];[.$ET25];[.$EY25];[.$FD25];[.$FI25];[.$FN25];[.$FS25];[.$FX25];[.$GC25];[.$GH25];[.$GM25];[.$GR25];[.$GW25])" office:value-type="float"/>
        </table:table-row>
        <table:table-row table:style-name="ro1">
          <table:table-cell office:value-type="string">
            <text:p>./handmade_soko024.lp</text:p>
          </table:table-cell>
          <table:table-cell office:value-type="float" office:value="13.7799"/>
          <table:table-cell office:value-type="float" office:value="0.0"/>
          <table:table-cell office:value-type="float" office:value="130107.0"/>
          <table:table-cell office:value-type="float" office:value="165416.0"/>
          <table:table-cell office:value-type="float" office:value="13.6349"/>
          <table:table-cell office:value-type="float" office:value="0.0"/>
          <table:table-cell office:value-type="float" office:value="130107.0"/>
          <table:table-cell office:value-type="float" office:value="165416.0"/>
          <table:table-cell table:style-name="cellBest" office:value-type="float" office:value="0.0"/>
          <table:table-cell office:value-type="float" office:value="15.542"/>
          <table:table-cell office:value-type="float" office:value="0.0"/>
          <table:table-cell office:value-type="float" office:value="130107.0"/>
          <table:table-cell office:value-type="float" office:value="165416.0"/>
          <table:table-cell table:style-name="cellBest" office:value-type="float" office:value="0.0"/>
          <table:table-cell office:value-type="float" office:value="14.6459"/>
          <table:table-cell office:value-type="float" office:value="0.0"/>
          <table:table-cell office:value-type="float" office:value="130107.0"/>
          <table:table-cell office:value-type="float" office:value="165416.0"/>
          <table:table-cell office:value-type="float" office:value="31376.0"/>
          <table:table-cell office:value-type="float" office:value="16.9374"/>
          <table:table-cell office:value-type="float" office:value="0.0"/>
          <table:table-cell office:value-type="float" office:value="167012.0"/>
          <table:table-cell office:value-type="float" office:value="240135.0"/>
          <table:table-cell office:value-type="float" office:value="58141.0"/>
          <table:table-cell office:value-type="float" office:value="16.7174"/>
          <table:table-cell office:value-type="float" office:value="0.0"/>
          <table:table-cell office:value-type="float" office:value="155752.0"/>
          <table:table-cell office:value-type="float" office:value="192764.0"/>
          <table:table-cell office:value-type="float" office:value="36446.0"/>
          <table:table-cell office:value-type="float" office:value="36.3542"/>
          <table:table-cell office:value-type="float" office:value="0.0"/>
          <table:table-cell office:value-type="float" office:value="261361.0"/>
          <table:table-cell office:value-type="float" office:value="298217.0"/>
          <table:table-cell office:value-type="float" office:value="284424.0"/>
          <table:table-cell office:value-type="float" office:value="73.4213"/>
          <table:table-cell office:value-type="float" office:value="0.0"/>
          <table:table-cell office:value-type="float" office:value="516258.0"/>
          <table:table-cell office:value-type="float" office:value="575165.0"/>
          <table:table-cell office:value-type="float" office:value="572268.0"/>
          <table:table-cell office:value-type="float" office:value="77.5918"/>
          <table:table-cell office:value-type="float" office:value="0.0"/>
          <table:table-cell office:value-type="float" office:value="602262.0"/>
          <table:table-cell office:value-type="float" office:value="668061.0"/>
          <table:table-cell office:value-type="float" office:value="666549.0"/>
          <table:table-cell office:value-type="float" office:value="27.3705"/>
          <table:table-cell office:value-type="float" office:value="0.0"/>
          <table:table-cell office:value-type="float" office:value="250105.0"/>
          <table:table-cell office:value-type="float" office:value="286335.0"/>
          <table:table-cell office:value-type="float" office:value="285267.0"/>
          <table:table-cell office:value-type="float" office:value="33.6056"/>
          <table:table-cell office:value-type="float" office:value="0.0"/>
          <table:table-cell office:value-type="float" office:value="302362.0"/>
          <table:table-cell office:value-type="float" office:value="365310.0"/>
          <table:table-cell office:value-type="float" office:value="58996.0"/>
          <table:table-cell office:value-type="float" office:value="9.74824"/>
          <table:table-cell office:value-type="float" office:value="0.0"/>
          <table:table-cell office:value-type="float" office:value="99670.0"/>
          <table:table-cell office:value-type="float" office:value="129707.0"/>
          <table:table-cell office:value-type="float" office:value="26804.0"/>
          <table:table-cell office:value-type="float" office:value="14.4413"/>
          <table:table-cell office:value-type="float" office:value="0.0"/>
          <table:table-cell office:value-type="float" office:value="134881.0"/>
          <table:table-cell office:value-type="float" office:value="169279.0"/>
          <table:table-cell office:value-type="float" office:value="31931.0"/>
          <table:table-cell office:value-type="float" office:value="36.7358"/>
          <table:table-cell office:value-type="float" office:value="0.0"/>
          <table:table-cell office:value-type="float" office:value="302081.0"/>
          <table:table-cell office:value-type="float" office:value="365019.0"/>
          <table:table-cell office:value-type="float" office:value="50878.0"/>
          <table:table-cell office:value-type="float" office:value="67.3399"/>
          <table:table-cell office:value-type="float" office:value="0.0"/>
          <table:table-cell office:value-type="float" office:value="494311.0"/>
          <table:table-cell office:value-type="float" office:value="556599.0"/>
          <table:table-cell office:value-type="float" office:value="556599.0"/>
          <table:table-cell office:value-type="float" office:value="26.6293"/>
          <table:table-cell office:value-type="float" office:value="0.0"/>
          <table:table-cell office:value-type="float" office:value="249834.0"/>
          <table:table-cell office:value-type="float" office:value="319183.0"/>
          <table:table-cell table:style-name="cellBest" office:value-type="float" office:value="0.0"/>
          <table:table-cell office:value-type="float" office:value="25.3471"/>
          <table:table-cell office:value-type="float" office:value="0.0"/>
          <table:table-cell office:value-type="float" office:value="242794.0"/>
          <table:table-cell office:value-type="float" office:value="276051.0"/>
          <table:table-cell office:value-type="float" office:value="274242.0"/>
          <table:table-cell office:value-type="float" office:value="25.2609"/>
          <table:table-cell office:value-type="float" office:value="0.0"/>
          <table:table-cell office:value-type="float" office:value="222002.0"/>
          <table:table-cell office:value-type="float" office:value="270681.0"/>
          <table:table-cell office:value-type="float" office:value="45117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4237158.0"/>
          <table:table-cell table:style-name="cellWorst" office:value-type="float" office:value="4264959.0"/>
          <table:table-cell table:style-name="cellWorst" office:value-type="float" office:value="4264959.0"/>
          <table:table-cell office:value-type="float" office:value="449.61"/>
          <table:table-cell office:value-type="float" office:value="0.0"/>
          <table:table-cell office:value-type="float" office:value="2371513.0"/>
          <table:table-cell office:value-type="float" office:value="2547951.0"/>
          <table:table-cell office:value-type="float" office:value="2533325.0"/>
          <table:table-cell office:value-type="float" office:value="29.0856"/>
          <table:table-cell office:value-type="float" office:value="0.0"/>
          <table:table-cell office:value-type="float" office:value="222287.0"/>
          <table:table-cell office:value-type="float" office:value="266415.0"/>
          <table:table-cell office:value-type="float" office:value="4623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245659.0"/>
          <table:table-cell office:value-type="float" office:value="3284518.0"/>
          <table:table-cell office:value-type="float" office:value="3284518.0"/>
          <table:table-cell office:value-type="float" office:value="13.3542"/>
          <table:table-cell office:value-type="float" office:value="0.0"/>
          <table:table-cell office:value-type="float" office:value="130107.0"/>
          <table:table-cell office:value-type="float" office:value="165416.0"/>
          <table:table-cell office:value-type="float" office:value="31376.0"/>
          <table:table-cell office:value-type="float" office:value="22.9313"/>
          <table:table-cell office:value-type="float" office:value="0.0"/>
          <table:table-cell office:value-type="float" office:value="193114.0"/>
          <table:table-cell office:value-type="float" office:value="268875.0"/>
          <table:table-cell office:value-type="float" office:value="137495.0"/>
          <table:table-cell office:value-type="float" office:value="9.89545"/>
          <table:table-cell office:value-type="float" office:value="0.0"/>
          <table:table-cell office:value-type="float" office:value="103068.0"/>
          <table:table-cell office:value-type="float" office:value="132790.0"/>
          <table:table-cell office:value-type="float" office:value="59503.0"/>
          <table:table-cell office:value-type="float" office:value="37.9109"/>
          <table:table-cell office:value-type="float" office:value="0.0"/>
          <table:table-cell office:value-type="float" office:value="363484.0"/>
          <table:table-cell office:value-type="float" office:value="457365.0"/>
          <table:table-cell office:value-type="float" office:value="426443.0"/>
          <table:table-cell office:value-type="float" office:value="65.3261"/>
          <table:table-cell office:value-type="float" office:value="0.0"/>
          <table:table-cell office:value-type="float" office:value="542392.0"/>
          <table:table-cell office:value-type="float" office:value="689889.0"/>
          <table:table-cell office:value-type="float" office:value="679212.0"/>
          <table:table-cell office:value-type="float" office:value="64.9748"/>
          <table:table-cell office:value-type="float" office:value="0.0"/>
          <table:table-cell office:value-type="float" office:value="600082.0"/>
          <table:table-cell office:value-type="float" office:value="753892.0"/>
          <table:table-cell office:value-type="float" office:value="747798.0"/>
          <table:table-cell office:value-type="float" office:value="58.6825"/>
          <table:table-cell office:value-type="float" office:value="0.0"/>
          <table:table-cell office:value-type="float" office:value="568132.0"/>
          <table:table-cell office:value-type="float" office:value="731360.0"/>
          <table:table-cell office:value-type="float" office:value="726181.0"/>
          <table:table-cell office:value-type="float" office:value="35.2845"/>
          <table:table-cell office:value-type="float" office:value="0.0"/>
          <table:table-cell office:value-type="float" office:value="293309.0"/>
          <table:table-cell office:value-type="float" office:value="352806.0"/>
          <table:table-cell office:value-type="float" office:value="197287.0"/>
          <table:table-cell office:value-type="float" office:value="19.6536"/>
          <table:table-cell office:value-type="float" office:value="0.0"/>
          <table:table-cell office:value-type="float" office:value="182984.0"/>
          <table:table-cell office:value-type="float" office:value="225597.0"/>
          <table:table-cell office:value-type="float" office:value="115921.0"/>
          <table:table-cell office:value-type="float" office:value="8.84834"/>
          <table:table-cell office:value-type="float" office:value="0.0"/>
          <table:table-cell office:value-type="float" office:value="95596.0"/>
          <table:table-cell office:value-type="float" office:value="124123.0"/>
          <table:table-cell office:value-type="float" office:value="52317.0"/>
          <table:table-cell office:value-type="float" office:value="21.1807"/>
          <table:table-cell office:value-type="float" office:value="0.0"/>
          <table:table-cell office:value-type="float" office:value="191495.0"/>
          <table:table-cell office:value-type="float" office:value="234884.0"/>
          <table:table-cell office:value-type="float" office:value="115286.0"/>
          <table:table-cell office:value-type="float" office:value="68.7053"/>
          <table:table-cell office:value-type="float" office:value="0.0"/>
          <table:table-cell office:value-type="float" office:value="640703.0"/>
          <table:table-cell office:value-type="float" office:value="816515.0"/>
          <table:table-cell office:value-type="float" office:value="816515.0"/>
          <table:table-cell table:style-name="cellBest" office:value-type="float" office:value="6.58492"/>
          <table:table-cell office:value-type="float" office:value="0.0"/>
          <table:table-cell table:style-name="cellBest" office:value-type="float" office:value="62979.0"/>
          <table:table-cell table:style-name="cellBest" office:value-type="float" office:value="82774.0"/>
          <table:table-cell table:style-name="cellBest" office:value-type="float" office:value="0.0"/>
          <table:table-cell office:value-type="float" office:value="7.22883"/>
          <table:table-cell office:value-type="float" office:value="0.0"/>
          <table:table-cell office:value-type="float" office:value="86762.0"/>
          <table:table-cell office:value-type="float" office:value="112179.0"/>
          <table:table-cell office:value-type="float" office:value="109974.0"/>
          <table:table-cell office:value-type="float" office:value="12.8991"/>
          <table:table-cell office:value-type="float" office:value="0.0"/>
          <table:table-cell office:value-type="float" office:value="112368.0"/>
          <table:table-cell office:value-type="float" office:value="142472.0"/>
          <table:table-cell office:value-type="float" office:value="65244.0"/>
          <table:table-cell office:value-type="float" office:value="426.082"/>
          <table:table-cell office:value-type="float" office:value="0.0"/>
          <table:table-cell office:value-type="float" office:value="2696621.0"/>
          <table:table-cell office:value-type="float" office:value="2874009.0"/>
          <table:table-cell office:value-type="float" office:value="2874009.0"/>
          <table:table-cell office:value-type="float" office:value="182.844"/>
          <table:table-cell office:value-type="float" office:value="0.0"/>
          <table:table-cell office:value-type="float" office:value="1323047.0"/>
          <table:table-cell office:value-type="float" office:value="1603199.0"/>
          <table:table-cell office:value-type="float" office:value="1593389.0"/>
          <table:table-cell office:value-type="float" office:value="13.2091"/>
          <table:table-cell office:value-type="float" office:value="0.0"/>
          <table:table-cell office:value-type="float" office:value="133121.0"/>
          <table:table-cell office:value-type="float" office:value="169127.0"/>
          <table:table-cell office:value-type="float" office:value="80262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250351.0"/>
          <table:table-cell office:value-type="float" office:value="3288945.0"/>
          <table:table-cell office:value-type="float" office:value="3288945.0"/>
          <table:table-cell table:formula="of:=MIN([.$B26];[.$F26];[.$K26];[.$P26];[.$U26];[.$Z26];[.$AE26];[.$AJ26];[.$AO26];[.$AT26];[.$AY26];[.$BD26];[.$BI26];[.$BN26];[.$BS26];[.$BX26];[.$CC26];[.$CH26];[.$CM26];[.$CR26];[.$CW26];[.$DB26];[.$DG26];[.$DL26];[.$DQ26];[.$DV26];[.$EA26];[.$EF26];[.$EK26];[.$EP26];[.$EU26];[.$EZ26];[.$FE26];[.$FJ26];[.$FO26];[.$FT26];[.$FY26];[.$GD26];[.$GI26];[.$GN26];[.$GS26])" office:value-type="float"/>
          <table:table-cell table:formula="of:=MIN([.$C26];[.$G26];[.$L26];[.$Q26];[.$V26];[.$AA26];[.$AF26];[.$AK26];[.$AP26];[.$AU26];[.$AZ26];[.$BE26];[.$BJ26];[.$BO26];[.$BT26];[.$BY26];[.$CD26];[.$CI26];[.$CN26];[.$CS26];[.$CX26];[.$DC26];[.$DH26];[.$DM26];[.$DR26];[.$DW26];[.$EB26];[.$EG26];[.$EL26];[.$EQ26];[.$EV26];[.$FA26];[.$FF26];[.$FK26];[.$FP26];[.$FU26];[.$FZ26];[.$GE26];[.$GJ26];[.$GO26];[.$GT26])" office:value-type="float"/>
          <table:table-cell table:formula="of:=MIN([.$D26];[.$H26];[.$M26];[.$R26];[.$W26];[.$AB26];[.$AG26];[.$AL26];[.$AQ26];[.$AV26];[.$BA26];[.$BF26];[.$BK26];[.$BP26];[.$BU26];[.$BZ26];[.$CE26];[.$CJ26];[.$CO26];[.$CT26];[.$CY26];[.$DD26];[.$DI26];[.$DN26];[.$DS26];[.$DX26];[.$EC26];[.$EH26];[.$EM26];[.$ER26];[.$EW26];[.$FB26];[.$FG26];[.$FL26];[.$FQ26];[.$FV26];[.$GA26];[.$GF26];[.$GK26];[.$GP26];[.$GU26])" office:value-type="float"/>
          <table:table-cell table:formula="of:=MIN([.$E26];[.$I26];[.$N26];[.$S26];[.$X26];[.$AC26];[.$AH26];[.$AM26];[.$AR26];[.$AW26];[.$BB26];[.$BG26];[.$BL26];[.$BQ26];[.$BV26];[.$CA26];[.$CF26];[.$CK26];[.$CP26];[.$CU26];[.$CZ26];[.$DE26];[.$DJ26];[.$DO26];[.$DT26];[.$DY26];[.$ED26];[.$EI26];[.$EN26];[.$ES26];[.$EX26];[.$FC26];[.$FH26];[.$FM26];[.$FR26];[.$FW26];[.$GB26];[.$GG26];[.$GL26];[.$GQ26];[.$GV26])" office:value-type="float"/>
          <table:table-cell table:formula="of:=MIN([.$J26];[.$O26];[.$T26];[.$Y26];[.$AD26];[.$AI26];[.$AN26];[.$AS26];[.$AX26];[.$BC26];[.$BH26];[.$BM26];[.$BR26];[.$BW26];[.$CB26];[.$CG26];[.$CL26];[.$CQ26];[.$CV26];[.$DA26];[.$DF26];[.$DK26];[.$DP26];[.$DU26];[.$DZ26];[.$EE26];[.$EJ26];[.$EO26];[.$ET26];[.$EY26];[.$FD26];[.$FI26];[.$FN26];[.$FS26];[.$FX26];[.$GC26];[.$GH26];[.$GM26];[.$GR26];[.$GW26])" office:value-type="float"/>
          <table:table-cell table:formula="of:=MEDIAN([.$B26];[.$F26];[.$K26];[.$P26];[.$U26];[.$Z26];[.$AE26];[.$AJ26];[.$AO26];[.$AT26];[.$AY26];[.$BD26];[.$BI26];[.$BN26];[.$BS26];[.$BX26];[.$CC26];[.$CH26];[.$CM26];[.$CR26];[.$CW26];[.$DB26];[.$DG26];[.$DL26];[.$DQ26];[.$DV26];[.$EA26];[.$EF26];[.$EK26];[.$EP26];[.$EU26];[.$EZ26];[.$FE26];[.$FJ26];[.$FO26];[.$FT26];[.$FY26];[.$GD26];[.$GI26];[.$GN26];[.$GS26])" office:value-type="float"/>
          <table:table-cell table:formula="of:=MEDIAN([.$C26];[.$G26];[.$L26];[.$Q26];[.$V26];[.$AA26];[.$AF26];[.$AK26];[.$AP26];[.$AU26];[.$AZ26];[.$BE26];[.$BJ26];[.$BO26];[.$BT26];[.$BY26];[.$CD26];[.$CI26];[.$CN26];[.$CS26];[.$CX26];[.$DC26];[.$DH26];[.$DM26];[.$DR26];[.$DW26];[.$EB26];[.$EG26];[.$EL26];[.$EQ26];[.$EV26];[.$FA26];[.$FF26];[.$FK26];[.$FP26];[.$FU26];[.$FZ26];[.$GE26];[.$GJ26];[.$GO26];[.$GT26])" office:value-type="float"/>
          <table:table-cell table:formula="of:=MEDIAN([.$D26];[.$H26];[.$M26];[.$R26];[.$W26];[.$AB26];[.$AG26];[.$AL26];[.$AQ26];[.$AV26];[.$BA26];[.$BF26];[.$BK26];[.$BP26];[.$BU26];[.$BZ26];[.$CE26];[.$CJ26];[.$CO26];[.$CT26];[.$CY26];[.$DD26];[.$DI26];[.$DN26];[.$DS26];[.$DX26];[.$EC26];[.$EH26];[.$EM26];[.$ER26];[.$EW26];[.$FB26];[.$FG26];[.$FL26];[.$FQ26];[.$FV26];[.$GA26];[.$GF26];[.$GK26];[.$GP26];[.$GU26])" office:value-type="float"/>
          <table:table-cell table:formula="of:=MEDIAN([.$E26];[.$I26];[.$N26];[.$S26];[.$X26];[.$AC26];[.$AH26];[.$AM26];[.$AR26];[.$AW26];[.$BB26];[.$BG26];[.$BL26];[.$BQ26];[.$BV26];[.$CA26];[.$CF26];[.$CK26];[.$CP26];[.$CU26];[.$CZ26];[.$DE26];[.$DJ26];[.$DO26];[.$DT26];[.$DY26];[.$ED26];[.$EI26];[.$EN26];[.$ES26];[.$EX26];[.$FC26];[.$FH26];[.$FM26];[.$FR26];[.$FW26];[.$GB26];[.$GG26];[.$GL26];[.$GQ26];[.$GV26])" office:value-type="float"/>
          <table:table-cell table:formula="of:=MEDIAN([.$J26];[.$O26];[.$T26];[.$Y26];[.$AD26];[.$AI26];[.$AN26];[.$AS26];[.$AX26];[.$BC26];[.$BH26];[.$BM26];[.$BR26];[.$BW26];[.$CB26];[.$CG26];[.$CL26];[.$CQ26];[.$CV26];[.$DA26];[.$DF26];[.$DK26];[.$DP26];[.$DU26];[.$DZ26];[.$EE26];[.$EJ26];[.$EO26];[.$ET26];[.$EY26];[.$FD26];[.$FI26];[.$FN26];[.$FS26];[.$FX26];[.$GC26];[.$GH26];[.$GM26];[.$GR26];[.$GW26])" office:value-type="float"/>
          <table:table-cell table:formula="of:=MAX([.$B26];[.$F26];[.$K26];[.$P26];[.$U26];[.$Z26];[.$AE26];[.$AJ26];[.$AO26];[.$AT26];[.$AY26];[.$BD26];[.$BI26];[.$BN26];[.$BS26];[.$BX26];[.$CC26];[.$CH26];[.$CM26];[.$CR26];[.$CW26];[.$DB26];[.$DG26];[.$DL26];[.$DQ26];[.$DV26];[.$EA26];[.$EF26];[.$EK26];[.$EP26];[.$EU26];[.$EZ26];[.$FE26];[.$FJ26];[.$FO26];[.$FT26];[.$FY26];[.$GD26];[.$GI26];[.$GN26];[.$GS26])" office:value-type="float"/>
          <table:table-cell table:formula="of:=MAX([.$C26];[.$G26];[.$L26];[.$Q26];[.$V26];[.$AA26];[.$AF26];[.$AK26];[.$AP26];[.$AU26];[.$AZ26];[.$BE26];[.$BJ26];[.$BO26];[.$BT26];[.$BY26];[.$CD26];[.$CI26];[.$CN26];[.$CS26];[.$CX26];[.$DC26];[.$DH26];[.$DM26];[.$DR26];[.$DW26];[.$EB26];[.$EG26];[.$EL26];[.$EQ26];[.$EV26];[.$FA26];[.$FF26];[.$FK26];[.$FP26];[.$FU26];[.$FZ26];[.$GE26];[.$GJ26];[.$GO26];[.$GT26])" office:value-type="float"/>
          <table:table-cell table:formula="of:=MAX([.$D26];[.$H26];[.$M26];[.$R26];[.$W26];[.$AB26];[.$AG26];[.$AL26];[.$AQ26];[.$AV26];[.$BA26];[.$BF26];[.$BK26];[.$BP26];[.$BU26];[.$BZ26];[.$CE26];[.$CJ26];[.$CO26];[.$CT26];[.$CY26];[.$DD26];[.$DI26];[.$DN26];[.$DS26];[.$DX26];[.$EC26];[.$EH26];[.$EM26];[.$ER26];[.$EW26];[.$FB26];[.$FG26];[.$FL26];[.$FQ26];[.$FV26];[.$GA26];[.$GF26];[.$GK26];[.$GP26];[.$GU26])" office:value-type="float"/>
          <table:table-cell table:formula="of:=MAX([.$E26];[.$I26];[.$N26];[.$S26];[.$X26];[.$AC26];[.$AH26];[.$AM26];[.$AR26];[.$AW26];[.$BB26];[.$BG26];[.$BL26];[.$BQ26];[.$BV26];[.$CA26];[.$CF26];[.$CK26];[.$CP26];[.$CU26];[.$CZ26];[.$DE26];[.$DJ26];[.$DO26];[.$DT26];[.$DY26];[.$ED26];[.$EI26];[.$EN26];[.$ES26];[.$EX26];[.$FC26];[.$FH26];[.$FM26];[.$FR26];[.$FW26];[.$GB26];[.$GG26];[.$GL26];[.$GQ26];[.$GV26])" office:value-type="float"/>
          <table:table-cell table:formula="of:=MAX([.$J26];[.$O26];[.$T26];[.$Y26];[.$AD26];[.$AI26];[.$AN26];[.$AS26];[.$AX26];[.$BC26];[.$BH26];[.$BM26];[.$BR26];[.$BW26];[.$CB26];[.$CG26];[.$CL26];[.$CQ26];[.$CV26];[.$DA26];[.$DF26];[.$DK26];[.$DP26];[.$DU26];[.$DZ26];[.$EE26];[.$EJ26];[.$EO26];[.$ET26];[.$EY26];[.$FD26];[.$FI26];[.$FN26];[.$FS26];[.$FX26];[.$GC26];[.$GH26];[.$GM26];[.$GR26];[.$GW26])" office:value-type="float"/>
        </table:table-row>
        <table:table-row table:style-name="ro1">
          <table:table-cell office:value-type="string">
            <text:p>./handmade_soko025.lp</text:p>
          </table:table-cell>
          <table:table-cell office:value-type="float" office:value="16.7466"/>
          <table:table-cell office:value-type="float" office:value="0.0"/>
          <table:table-cell office:value-type="float" office:value="137886.0"/>
          <table:table-cell office:value-type="float" office:value="180186.0"/>
          <table:table-cell office:value-type="float" office:value="17.2758"/>
          <table:table-cell office:value-type="float" office:value="0.0"/>
          <table:table-cell office:value-type="float" office:value="137886.0"/>
          <table:table-cell office:value-type="float" office:value="180186.0"/>
          <table:table-cell table:style-name="cellBest" office:value-type="float" office:value="0.0"/>
          <table:table-cell office:value-type="float" office:value="16.2617"/>
          <table:table-cell office:value-type="float" office:value="0.0"/>
          <table:table-cell office:value-type="float" office:value="137886.0"/>
          <table:table-cell office:value-type="float" office:value="180186.0"/>
          <table:table-cell table:style-name="cellBest" office:value-type="float" office:value="0.0"/>
          <table:table-cell office:value-type="float" office:value="16.9915"/>
          <table:table-cell office:value-type="float" office:value="0.0"/>
          <table:table-cell office:value-type="float" office:value="137886.0"/>
          <table:table-cell office:value-type="float" office:value="180186.0"/>
          <table:table-cell office:value-type="float" office:value="36368.0"/>
          <table:table-cell office:value-type="float" office:value="29.0391"/>
          <table:table-cell office:value-type="float" office:value="0.0"/>
          <table:table-cell office:value-type="float" office:value="229343.0"/>
          <table:table-cell office:value-type="float" office:value="341599.0"/>
          <table:table-cell office:value-type="float" office:value="87711.0"/>
          <table:table-cell office:value-type="float" office:value="29.9891"/>
          <table:table-cell office:value-type="float" office:value="0.0"/>
          <table:table-cell office:value-type="float" office:value="207138.0"/>
          <table:table-cell office:value-type="float" office:value="260493.0"/>
          <table:table-cell office:value-type="float" office:value="45071.0"/>
          <table:table-cell office:value-type="float" office:value="31.2027"/>
          <table:table-cell office:value-type="float" office:value="0.0"/>
          <table:table-cell office:value-type="float" office:value="236499.0"/>
          <table:table-cell office:value-type="float" office:value="272239.0"/>
          <table:table-cell office:value-type="float" office:value="261352.0"/>
          <table:table-cell office:value-type="float" office:value="48.1272"/>
          <table:table-cell office:value-type="float" office:value="0.0"/>
          <table:table-cell office:value-type="float" office:value="301669.0"/>
          <table:table-cell office:value-type="float" office:value="343828.0"/>
          <table:table-cell office:value-type="float" office:value="341323.0"/>
          <table:table-cell office:value-type="float" office:value="50.1839"/>
          <table:table-cell office:value-type="float" office:value="0.0"/>
          <table:table-cell office:value-type="float" office:value="365401.0"/>
          <table:table-cell office:value-type="float" office:value="414969.0"/>
          <table:table-cell office:value-type="float" office:value="413466.0"/>
          <table:table-cell office:value-type="float" office:value="52.3543"/>
          <table:table-cell office:value-type="float" office:value="0.0"/>
          <table:table-cell office:value-type="float" office:value="387333.0"/>
          <table:table-cell office:value-type="float" office:value="442298.0"/>
          <table:table-cell office:value-type="float" office:value="441103.0"/>
          <table:table-cell office:value-type="float" office:value="14.0"/>
          <table:table-cell office:value-type="float" office:value="0.0"/>
          <table:table-cell office:value-type="float" office:value="122214.0"/>
          <table:table-cell office:value-type="float" office:value="158872.0"/>
          <table:table-cell office:value-type="float" office:value="33430.0"/>
          <table:table-cell office:value-type="float" office:value="12.3786"/>
          <table:table-cell office:value-type="float" office:value="0.0"/>
          <table:table-cell office:value-type="float" office:value="106941.0"/>
          <table:table-cell office:value-type="float" office:value="139250.0"/>
          <table:table-cell office:value-type="float" office:value="31787.0"/>
          <table:table-cell office:value-type="float" office:value="10.5551"/>
          <table:table-cell office:value-type="float" office:value="0.0"/>
          <table:table-cell office:value-type="float" office:value="82398.0"/>
          <table:table-cell office:value-type="float" office:value="107957.0"/>
          <table:table-cell office:value-type="float" office:value="27227.0"/>
          <table:table-cell office:value-type="float" office:value="13.738"/>
          <table:table-cell office:value-type="float" office:value="0.0"/>
          <table:table-cell office:value-type="float" office:value="115781.0"/>
          <table:table-cell office:value-type="float" office:value="150419.0"/>
          <table:table-cell office:value-type="float" office:value="33203.0"/>
          <table:table-cell office:value-type="float" office:value="56.6922"/>
          <table:table-cell office:value-type="float" office:value="0.0"/>
          <table:table-cell office:value-type="float" office:value="376372.0"/>
          <table:table-cell office:value-type="float" office:value="423712.0"/>
          <table:table-cell office:value-type="float" office:value="423712.0"/>
          <table:table-cell office:value-type="float" office:value="20.9511"/>
          <table:table-cell office:value-type="float" office:value="0.0"/>
          <table:table-cell office:value-type="float" office:value="166775.0"/>
          <table:table-cell office:value-type="float" office:value="224280.0"/>
          <table:table-cell table:style-name="cellBest" office:value-type="float" office:value="0.0"/>
          <table:table-cell office:value-type="float" office:value="352.453"/>
          <table:table-cell office:value-type="float" office:value="0.0"/>
          <table:table-cell office:value-type="float" office:value="1835591.0"/>
          <table:table-cell office:value-type="float" office:value="1980150.0"/>
          <table:table-cell office:value-type="float" office:value="1976416.0"/>
          <table:table-cell table:style-name="cellBest" office:value-type="float" office:value="8.67677"/>
          <table:table-cell office:value-type="float" office:value="0.0"/>
          <table:table-cell table:style-name="cellBest" office:value-type="float" office:value="78538.0"/>
          <table:table-cell table:style-name="cellBest" office:value-type="float" office:value="104962.0"/>
          <table:table-cell office:value-type="float" office:value="26339.0"/>
          <table:table-cell office:value-type="float" office:value="244.613"/>
          <table:table-cell office:value-type="float" office:value="0.0"/>
          <table:table-cell office:value-type="float" office:value="1348687.0"/>
          <table:table-cell office:value-type="float" office:value="1356895.0"/>
          <table:table-cell office:value-type="float" office:value="1356895.0"/>
          <table:table-cell office:value-type="float" office:value="117.919"/>
          <table:table-cell office:value-type="float" office:value="0.0"/>
          <table:table-cell office:value-type="float" office:value="646181.0"/>
          <table:table-cell office:value-type="float" office:value="716171.0"/>
          <table:table-cell office:value-type="float" office:value="698566.0"/>
          <table:table-cell office:value-type="float" office:value="12.7571"/>
          <table:table-cell office:value-type="float" office:value="0.0"/>
          <table:table-cell office:value-type="float" office:value="93307.0"/>
          <table:table-cell office:value-type="float" office:value="121143.0"/>
          <table:table-cell office:value-type="float" office:value="28029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468341.0"/>
          <table:table-cell office:value-type="float" office:value="2491756.0"/>
          <table:table-cell office:value-type="float" office:value="2491756.0"/>
          <table:table-cell office:value-type="float" office:value="15.9325"/>
          <table:table-cell office:value-type="float" office:value="0.0"/>
          <table:table-cell office:value-type="float" office:value="137886.0"/>
          <table:table-cell office:value-type="float" office:value="180186.0"/>
          <table:table-cell office:value-type="float" office:value="36368.0"/>
          <table:table-cell office:value-type="float" office:value="49.5"/>
          <table:table-cell office:value-type="float" office:value="0.0"/>
          <table:table-cell office:value-type="float" office:value="328770.0"/>
          <table:table-cell office:value-type="float" office:value="433954.0"/>
          <table:table-cell office:value-type="float" office:value="212754.0"/>
          <table:table-cell office:value-type="float" office:value="15.771"/>
          <table:table-cell office:value-type="float" office:value="0.0"/>
          <table:table-cell office:value-type="float" office:value="133869.0"/>
          <table:table-cell office:value-type="float" office:value="171835.0"/>
          <table:table-cell office:value-type="float" office:value="80582.0"/>
          <table:table-cell office:value-type="float" office:value="54.2884"/>
          <table:table-cell office:value-type="float" office:value="0.0"/>
          <table:table-cell office:value-type="float" office:value="432906.0"/>
          <table:table-cell office:value-type="float" office:value="570439.0"/>
          <table:table-cell office:value-type="float" office:value="532891.0"/>
          <table:table-cell office:value-type="float" office:value="116.012"/>
          <table:table-cell office:value-type="float" office:value="0.0"/>
          <table:table-cell office:value-type="float" office:value="780568.0"/>
          <table:table-cell office:value-type="float" office:value="1016277.0"/>
          <table:table-cell office:value-type="float" office:value="1001768.0"/>
          <table:table-cell office:value-type="float" office:value="116.222"/>
          <table:table-cell office:value-type="float" office:value="0.0"/>
          <table:table-cell office:value-type="float" office:value="808251.0"/>
          <table:table-cell office:value-type="float" office:value="1077415.0"/>
          <table:table-cell office:value-type="float" office:value="1069401.0"/>
          <table:table-cell office:value-type="float" office:value="105.845"/>
          <table:table-cell office:value-type="float" office:value="0.0"/>
          <table:table-cell office:value-type="float" office:value="757509.0"/>
          <table:table-cell office:value-type="float" office:value="1010216.0"/>
          <table:table-cell office:value-type="float" office:value="1005007.0"/>
          <table:table-cell office:value-type="float" office:value="41.7638"/>
          <table:table-cell office:value-type="float" office:value="0.0"/>
          <table:table-cell office:value-type="float" office:value="246958.0"/>
          <table:table-cell office:value-type="float" office:value="308669.0"/>
          <table:table-cell office:value-type="float" office:value="149586.0"/>
          <table:table-cell office:value-type="float" office:value="11.9759"/>
          <table:table-cell office:value-type="float" office:value="0.0"/>
          <table:table-cell office:value-type="float" office:value="99517.0"/>
          <table:table-cell office:value-type="float" office:value="132036.0"/>
          <table:table-cell office:value-type="float" office:value="59723.0"/>
          <table:table-cell office:value-type="float" office:value="16.4165"/>
          <table:table-cell office:value-type="float" office:value="0.0"/>
          <table:table-cell office:value-type="float" office:value="139883.0"/>
          <table:table-cell office:value-type="float" office:value="179650.0"/>
          <table:table-cell office:value-type="float" office:value="83283.0"/>
          <table:table-cell office:value-type="float" office:value="19.1151"/>
          <table:table-cell office:value-type="float" office:value="0.0"/>
          <table:table-cell office:value-type="float" office:value="160102.0"/>
          <table:table-cell office:value-type="float" office:value="204789.0"/>
          <table:table-cell office:value-type="float" office:value="97135.0"/>
          <table:table-cell office:value-type="float" office:value="188.065"/>
          <table:table-cell office:value-type="float" office:value="0.0"/>
          <table:table-cell office:value-type="float" office:value="1141224.0"/>
          <table:table-cell office:value-type="float" office:value="1490558.0"/>
          <table:table-cell office:value-type="float" office:value="1490558.0"/>
          <table:table-cell office:value-type="float" office:value="16.2723"/>
          <table:table-cell office:value-type="float" office:value="0.0"/>
          <table:table-cell office:value-type="float" office:value="111568.0"/>
          <table:table-cell office:value-type="float" office:value="134702.0"/>
          <table:table-cell table:style-name="cellBest" office:value-type="float" office:value="0.0"/>
          <table:table-cell office:value-type="float" office:value="558.334"/>
          <table:table-cell office:value-type="float" office:value="0.0"/>
          <table:table-cell table:style-name="cellWorst" office:value-type="float" office:value="2917887.0"/>
          <table:table-cell table:style-name="cellWorst" office:value-type="float" office:value="3542262.0"/>
          <table:table-cell table:style-name="cellWorst" office:value-type="float" office:value="3517302.0"/>
          <table:table-cell office:value-type="float" office:value="211.441"/>
          <table:table-cell office:value-type="float" office:value="0.0"/>
          <table:table-cell office:value-type="float" office:value="1164407.0"/>
          <table:table-cell office:value-type="float" office:value="1388123.0"/>
          <table:table-cell office:value-type="float" office:value="830593.0"/>
          <table:table-cell office:value-type="float" office:value="248.249"/>
          <table:table-cell office:value-type="float" office:value="0.0"/>
          <table:table-cell office:value-type="float" office:value="1413221.0"/>
          <table:table-cell office:value-type="float" office:value="1542159.0"/>
          <table:table-cell office:value-type="float" office:value="1542159.0"/>
          <table:table-cell office:value-type="float" office:value="171.924"/>
          <table:table-cell office:value-type="float" office:value="0.0"/>
          <table:table-cell office:value-type="float" office:value="1148284.0"/>
          <table:table-cell office:value-type="float" office:value="1445972.0"/>
          <table:table-cell office:value-type="float" office:value="1434369.0"/>
          <table:table-cell office:value-type="float" office:value="21.4794"/>
          <table:table-cell office:value-type="float" office:value="0.0"/>
          <table:table-cell office:value-type="float" office:value="147547.0"/>
          <table:table-cell office:value-type="float" office:value="188058.0"/>
          <table:table-cell office:value-type="float" office:value="8481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646451.0"/>
          <table:table-cell office:value-type="float" office:value="2696087.0"/>
          <table:table-cell office:value-type="float" office:value="2696087.0"/>
          <table:table-cell table:formula="of:=MIN([.$B27];[.$F27];[.$K27];[.$P27];[.$U27];[.$Z27];[.$AE27];[.$AJ27];[.$AO27];[.$AT27];[.$AY27];[.$BD27];[.$BI27];[.$BN27];[.$BS27];[.$BX27];[.$CC27];[.$CH27];[.$CM27];[.$CR27];[.$CW27];[.$DB27];[.$DG27];[.$DL27];[.$DQ27];[.$DV27];[.$EA27];[.$EF27];[.$EK27];[.$EP27];[.$EU27];[.$EZ27];[.$FE27];[.$FJ27];[.$FO27];[.$FT27];[.$FY27];[.$GD27];[.$GI27];[.$GN27];[.$GS27])" office:value-type="float"/>
          <table:table-cell table:formula="of:=MIN([.$C27];[.$G27];[.$L27];[.$Q27];[.$V27];[.$AA27];[.$AF27];[.$AK27];[.$AP27];[.$AU27];[.$AZ27];[.$BE27];[.$BJ27];[.$BO27];[.$BT27];[.$BY27];[.$CD27];[.$CI27];[.$CN27];[.$CS27];[.$CX27];[.$DC27];[.$DH27];[.$DM27];[.$DR27];[.$DW27];[.$EB27];[.$EG27];[.$EL27];[.$EQ27];[.$EV27];[.$FA27];[.$FF27];[.$FK27];[.$FP27];[.$FU27];[.$FZ27];[.$GE27];[.$GJ27];[.$GO27];[.$GT27])" office:value-type="float"/>
          <table:table-cell table:formula="of:=MIN([.$D27];[.$H27];[.$M27];[.$R27];[.$W27];[.$AB27];[.$AG27];[.$AL27];[.$AQ27];[.$AV27];[.$BA27];[.$BF27];[.$BK27];[.$BP27];[.$BU27];[.$BZ27];[.$CE27];[.$CJ27];[.$CO27];[.$CT27];[.$CY27];[.$DD27];[.$DI27];[.$DN27];[.$DS27];[.$DX27];[.$EC27];[.$EH27];[.$EM27];[.$ER27];[.$EW27];[.$FB27];[.$FG27];[.$FL27];[.$FQ27];[.$FV27];[.$GA27];[.$GF27];[.$GK27];[.$GP27];[.$GU27])" office:value-type="float"/>
          <table:table-cell table:formula="of:=MIN([.$E27];[.$I27];[.$N27];[.$S27];[.$X27];[.$AC27];[.$AH27];[.$AM27];[.$AR27];[.$AW27];[.$BB27];[.$BG27];[.$BL27];[.$BQ27];[.$BV27];[.$CA27];[.$CF27];[.$CK27];[.$CP27];[.$CU27];[.$CZ27];[.$DE27];[.$DJ27];[.$DO27];[.$DT27];[.$DY27];[.$ED27];[.$EI27];[.$EN27];[.$ES27];[.$EX27];[.$FC27];[.$FH27];[.$FM27];[.$FR27];[.$FW27];[.$GB27];[.$GG27];[.$GL27];[.$GQ27];[.$GV27])" office:value-type="float"/>
          <table:table-cell table:formula="of:=MIN([.$J27];[.$O27];[.$T27];[.$Y27];[.$AD27];[.$AI27];[.$AN27];[.$AS27];[.$AX27];[.$BC27];[.$BH27];[.$BM27];[.$BR27];[.$BW27];[.$CB27];[.$CG27];[.$CL27];[.$CQ27];[.$CV27];[.$DA27];[.$DF27];[.$DK27];[.$DP27];[.$DU27];[.$DZ27];[.$EE27];[.$EJ27];[.$EO27];[.$ET27];[.$EY27];[.$FD27];[.$FI27];[.$FN27];[.$FS27];[.$FX27];[.$GC27];[.$GH27];[.$GM27];[.$GR27];[.$GW27])" office:value-type="float"/>
          <table:table-cell table:formula="of:=MEDIAN([.$B27];[.$F27];[.$K27];[.$P27];[.$U27];[.$Z27];[.$AE27];[.$AJ27];[.$AO27];[.$AT27];[.$AY27];[.$BD27];[.$BI27];[.$BN27];[.$BS27];[.$BX27];[.$CC27];[.$CH27];[.$CM27];[.$CR27];[.$CW27];[.$DB27];[.$DG27];[.$DL27];[.$DQ27];[.$DV27];[.$EA27];[.$EF27];[.$EK27];[.$EP27];[.$EU27];[.$EZ27];[.$FE27];[.$FJ27];[.$FO27];[.$FT27];[.$FY27];[.$GD27];[.$GI27];[.$GN27];[.$GS27])" office:value-type="float"/>
          <table:table-cell table:formula="of:=MEDIAN([.$C27];[.$G27];[.$L27];[.$Q27];[.$V27];[.$AA27];[.$AF27];[.$AK27];[.$AP27];[.$AU27];[.$AZ27];[.$BE27];[.$BJ27];[.$BO27];[.$BT27];[.$BY27];[.$CD27];[.$CI27];[.$CN27];[.$CS27];[.$CX27];[.$DC27];[.$DH27];[.$DM27];[.$DR27];[.$DW27];[.$EB27];[.$EG27];[.$EL27];[.$EQ27];[.$EV27];[.$FA27];[.$FF27];[.$FK27];[.$FP27];[.$FU27];[.$FZ27];[.$GE27];[.$GJ27];[.$GO27];[.$GT27])" office:value-type="float"/>
          <table:table-cell table:formula="of:=MEDIAN([.$D27];[.$H27];[.$M27];[.$R27];[.$W27];[.$AB27];[.$AG27];[.$AL27];[.$AQ27];[.$AV27];[.$BA27];[.$BF27];[.$BK27];[.$BP27];[.$BU27];[.$BZ27];[.$CE27];[.$CJ27];[.$CO27];[.$CT27];[.$CY27];[.$DD27];[.$DI27];[.$DN27];[.$DS27];[.$DX27];[.$EC27];[.$EH27];[.$EM27];[.$ER27];[.$EW27];[.$FB27];[.$FG27];[.$FL27];[.$FQ27];[.$FV27];[.$GA27];[.$GF27];[.$GK27];[.$GP27];[.$GU27])" office:value-type="float"/>
          <table:table-cell table:formula="of:=MEDIAN([.$E27];[.$I27];[.$N27];[.$S27];[.$X27];[.$AC27];[.$AH27];[.$AM27];[.$AR27];[.$AW27];[.$BB27];[.$BG27];[.$BL27];[.$BQ27];[.$BV27];[.$CA27];[.$CF27];[.$CK27];[.$CP27];[.$CU27];[.$CZ27];[.$DE27];[.$DJ27];[.$DO27];[.$DT27];[.$DY27];[.$ED27];[.$EI27];[.$EN27];[.$ES27];[.$EX27];[.$FC27];[.$FH27];[.$FM27];[.$FR27];[.$FW27];[.$GB27];[.$GG27];[.$GL27];[.$GQ27];[.$GV27])" office:value-type="float"/>
          <table:table-cell table:formula="of:=MEDIAN([.$J27];[.$O27];[.$T27];[.$Y27];[.$AD27];[.$AI27];[.$AN27];[.$AS27];[.$AX27];[.$BC27];[.$BH27];[.$BM27];[.$BR27];[.$BW27];[.$CB27];[.$CG27];[.$CL27];[.$CQ27];[.$CV27];[.$DA27];[.$DF27];[.$DK27];[.$DP27];[.$DU27];[.$DZ27];[.$EE27];[.$EJ27];[.$EO27];[.$ET27];[.$EY27];[.$FD27];[.$FI27];[.$FN27];[.$FS27];[.$FX27];[.$GC27];[.$GH27];[.$GM27];[.$GR27];[.$GW27])" office:value-type="float"/>
          <table:table-cell table:formula="of:=MAX([.$B27];[.$F27];[.$K27];[.$P27];[.$U27];[.$Z27];[.$AE27];[.$AJ27];[.$AO27];[.$AT27];[.$AY27];[.$BD27];[.$BI27];[.$BN27];[.$BS27];[.$BX27];[.$CC27];[.$CH27];[.$CM27];[.$CR27];[.$CW27];[.$DB27];[.$DG27];[.$DL27];[.$DQ27];[.$DV27];[.$EA27];[.$EF27];[.$EK27];[.$EP27];[.$EU27];[.$EZ27];[.$FE27];[.$FJ27];[.$FO27];[.$FT27];[.$FY27];[.$GD27];[.$GI27];[.$GN27];[.$GS27])" office:value-type="float"/>
          <table:table-cell table:formula="of:=MAX([.$C27];[.$G27];[.$L27];[.$Q27];[.$V27];[.$AA27];[.$AF27];[.$AK27];[.$AP27];[.$AU27];[.$AZ27];[.$BE27];[.$BJ27];[.$BO27];[.$BT27];[.$BY27];[.$CD27];[.$CI27];[.$CN27];[.$CS27];[.$CX27];[.$DC27];[.$DH27];[.$DM27];[.$DR27];[.$DW27];[.$EB27];[.$EG27];[.$EL27];[.$EQ27];[.$EV27];[.$FA27];[.$FF27];[.$FK27];[.$FP27];[.$FU27];[.$FZ27];[.$GE27];[.$GJ27];[.$GO27];[.$GT27])" office:value-type="float"/>
          <table:table-cell table:formula="of:=MAX([.$D27];[.$H27];[.$M27];[.$R27];[.$W27];[.$AB27];[.$AG27];[.$AL27];[.$AQ27];[.$AV27];[.$BA27];[.$BF27];[.$BK27];[.$BP27];[.$BU27];[.$BZ27];[.$CE27];[.$CJ27];[.$CO27];[.$CT27];[.$CY27];[.$DD27];[.$DI27];[.$DN27];[.$DS27];[.$DX27];[.$EC27];[.$EH27];[.$EM27];[.$ER27];[.$EW27];[.$FB27];[.$FG27];[.$FL27];[.$FQ27];[.$FV27];[.$GA27];[.$GF27];[.$GK27];[.$GP27];[.$GU27])" office:value-type="float"/>
          <table:table-cell table:formula="of:=MAX([.$E27];[.$I27];[.$N27];[.$S27];[.$X27];[.$AC27];[.$AH27];[.$AM27];[.$AR27];[.$AW27];[.$BB27];[.$BG27];[.$BL27];[.$BQ27];[.$BV27];[.$CA27];[.$CF27];[.$CK27];[.$CP27];[.$CU27];[.$CZ27];[.$DE27];[.$DJ27];[.$DO27];[.$DT27];[.$DY27];[.$ED27];[.$EI27];[.$EN27];[.$ES27];[.$EX27];[.$FC27];[.$FH27];[.$FM27];[.$FR27];[.$FW27];[.$GB27];[.$GG27];[.$GL27];[.$GQ27];[.$GV27])" office:value-type="float"/>
          <table:table-cell table:formula="of:=MAX([.$J27];[.$O27];[.$T27];[.$Y27];[.$AD27];[.$AI27];[.$AN27];[.$AS27];[.$AX27];[.$BC27];[.$BH27];[.$BM27];[.$BR27];[.$BW27];[.$CB27];[.$CG27];[.$CL27];[.$CQ27];[.$CV27];[.$DA27];[.$DF27];[.$DK27];[.$DP27];[.$DU27];[.$DZ27];[.$EE27];[.$EJ27];[.$EO27];[.$ET27];[.$EY27];[.$FD27];[.$FI27];[.$FN27];[.$FS27];[.$FX27];[.$GC27];[.$GH27];[.$GM27];[.$GR27];[.$GW27])" office:value-type="float"/>
        </table:table-row>
        <table:table-row table:style-name="ro1">
          <table:table-cell office:value-type="string">
            <text:p>./handmade_soko026.lp</text:p>
          </table:table-cell>
          <table:table-cell office:value-type="float" office:value="23.0858"/>
          <table:table-cell office:value-type="float" office:value="0.0"/>
          <table:table-cell table:style-name="cellBest" office:value-type="float" office:value="228275.0"/>
          <table:table-cell table:style-name="cellBest" office:value-type="float" office:value="282003.0"/>
          <table:table-cell office:value-type="float" office:value="23.3837"/>
          <table:table-cell office:value-type="float" office:value="0.0"/>
          <table:table-cell table:style-name="cellBest" office:value-type="float" office:value="228275.0"/>
          <table:table-cell table:style-name="cellBest" office:value-type="float" office:value="282003.0"/>
          <table:table-cell table:style-name="cellBest" office:value-type="float" office:value="0.0"/>
          <table:table-cell table:style-name="cellBest" office:value-type="float" office:value="22.8299"/>
          <table:table-cell office:value-type="float" office:value="0.0"/>
          <table:table-cell table:style-name="cellBest" office:value-type="float" office:value="228275.0"/>
          <table:table-cell table:style-name="cellBest" office:value-type="float" office:value="282003.0"/>
          <table:table-cell table:style-name="cellBest" office:value-type="float" office:value="0.0"/>
          <table:table-cell office:value-type="float" office:value="26.6826"/>
          <table:table-cell office:value-type="float" office:value="0.0"/>
          <table:table-cell table:style-name="cellBest" office:value-type="float" office:value="228275.0"/>
          <table:table-cell table:style-name="cellBest" office:value-type="float" office:value="282003.0"/>
          <table:table-cell office:value-type="float" office:value="49850.0"/>
          <table:table-cell office:value-type="float" office:value="37.5444"/>
          <table:table-cell office:value-type="float" office:value="0.0"/>
          <table:table-cell office:value-type="float" office:value="341539.0"/>
          <table:table-cell office:value-type="float" office:value="460474.0"/>
          <table:table-cell office:value-type="float" office:value="90860.0"/>
          <table:table-cell office:value-type="float" office:value="24.9133"/>
          <table:table-cell office:value-type="float" office:value="0.0"/>
          <table:table-cell office:value-type="float" office:value="238207.0"/>
          <table:table-cell office:value-type="float" office:value="295221.0"/>
          <table:table-cell office:value-type="float" office:value="50324.0"/>
          <table:table-cell office:value-type="float" office:value="280.153"/>
          <table:table-cell office:value-type="float" office:value="0.0"/>
          <table:table-cell office:value-type="float" office:value="1839824.0"/>
          <table:table-cell office:value-type="float" office:value="2006901.0"/>
          <table:table-cell office:value-type="float" office:value="1838209.0"/>
          <table:table-cell office:value-type="float" office:value="163.553"/>
          <table:table-cell office:value-type="float" office:value="0.0"/>
          <table:table-cell office:value-type="float" office:value="1038195.0"/>
          <table:table-cell office:value-type="float" office:value="1156252.0"/>
          <table:table-cell office:value-type="float" office:value="1149706.0"/>
          <table:table-cell office:value-type="float" office:value="78.1289"/>
          <table:table-cell office:value-type="float" office:value="0.0"/>
          <table:table-cell office:value-type="float" office:value="681620.0"/>
          <table:table-cell office:value-type="float" office:value="768448.0"/>
          <table:table-cell office:value-type="float" office:value="766368.0"/>
          <table:table-cell office:value-type="float" office:value="99.4011"/>
          <table:table-cell office:value-type="float" office:value="0.0"/>
          <table:table-cell office:value-type="float" office:value="790703.0"/>
          <table:table-cell office:value-type="float" office:value="889386.0"/>
          <table:table-cell office:value-type="float" office:value="887476.0"/>
          <table:table-cell office:value-type="float" office:value="30.7682"/>
          <table:table-cell office:value-type="float" office:value="0.0"/>
          <table:table-cell office:value-type="float" office:value="293412.0"/>
          <table:table-cell office:value-type="float" office:value="360091.0"/>
          <table:table-cell office:value-type="float" office:value="58845.0"/>
          <table:table-cell office:value-type="float" office:value="77.8052"/>
          <table:table-cell office:value-type="float" office:value="0.0"/>
          <table:table-cell office:value-type="float" office:value="584537.0"/>
          <table:table-cell office:value-type="float" office:value="700494.0"/>
          <table:table-cell office:value-type="float" office:value="80205.0"/>
          <table:table-cell office:value-type="float" office:value="48.9332"/>
          <table:table-cell office:value-type="float" office:value="0.0"/>
          <table:table-cell office:value-type="float" office:value="415180.0"/>
          <table:table-cell office:value-type="float" office:value="506369.0"/>
          <table:table-cell office:value-type="float" office:value="70545.0"/>
          <table:table-cell office:value-type="float" office:value="32.3605"/>
          <table:table-cell office:value-type="float" office:value="0.0"/>
          <table:table-cell office:value-type="float" office:value="281348.0"/>
          <table:table-cell office:value-type="float" office:value="343672.0"/>
          <table:table-cell office:value-type="float" office:value="53780.0"/>
          <table:table-cell office:value-type="float" office:value="79.5597"/>
          <table:table-cell office:value-type="float" office:value="0.0"/>
          <table:table-cell office:value-type="float" office:value="648344.0"/>
          <table:table-cell office:value-type="float" office:value="730749.0"/>
          <table:table-cell office:value-type="float" office:value="730749.0"/>
          <table:table-cell office:value-type="float" office:value="84.6482"/>
          <table:table-cell office:value-type="float" office:value="0.0"/>
          <table:table-cell office:value-type="float" office:value="667553.0"/>
          <table:table-cell office:value-type="float" office:value="1647389.0"/>
          <table:table-cell table:style-name="cellBest" office:value-type="float" office:value="0.0"/>
          <table:table-cell office:value-type="float" office:value="64.2541"/>
          <table:table-cell office:value-type="float" office:value="0.0"/>
          <table:table-cell office:value-type="float" office:value="528892.0"/>
          <table:table-cell office:value-type="float" office:value="594174.0"/>
          <table:table-cell office:value-type="float" office:value="591641.0"/>
          <table:table-cell office:value-type="float" office:value="43.9948"/>
          <table:table-cell office:value-type="float" office:value="0.0"/>
          <table:table-cell office:value-type="float" office:value="382988.0"/>
          <table:table-cell office:value-type="float" office:value="463272.0"/>
          <table:table-cell office:value-type="float" office:value="66341.0"/>
          <table:table-cell office:value-type="float" office:value="33.5198"/>
          <table:table-cell office:value-type="float" office:value="0.0"/>
          <table:table-cell office:value-type="float" office:value="424948.0"/>
          <table:table-cell office:value-type="float" office:value="430074.0"/>
          <table:table-cell office:value-type="float" office:value="430074.0"/>
          <table:table-cell office:value-type="float" office:value="234.472"/>
          <table:table-cell office:value-type="float" office:value="0.0"/>
          <table:table-cell office:value-type="float" office:value="1474115.0"/>
          <table:table-cell office:value-type="float" office:value="1616672.0"/>
          <table:table-cell office:value-type="float" office:value="1603469.0"/>
          <table:table-cell office:value-type="float" office:value="44.6279"/>
          <table:table-cell office:value-type="float" office:value="0.0"/>
          <table:table-cell office:value-type="float" office:value="356186.0"/>
          <table:table-cell office:value-type="float" office:value="437154.0"/>
          <table:table-cell office:value-type="float" office:value="7143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44793.0"/>
          <table:table-cell office:value-type="float" office:value="2862532.0"/>
          <table:table-cell office:value-type="float" office:value="2862532.0"/>
          <table:table-cell office:value-type="float" office:value="23.8254"/>
          <table:table-cell office:value-type="float" office:value="0.0"/>
          <table:table-cell table:style-name="cellBest" office:value-type="float" office:value="228275.0"/>
          <table:table-cell table:style-name="cellBest" office:value-type="float" office:value="282003.0"/>
          <table:table-cell office:value-type="float" office:value="49850.0"/>
          <table:table-cell office:value-type="float" office:value="46.3979"/>
          <table:table-cell office:value-type="float" office:value="0.0"/>
          <table:table-cell office:value-type="float" office:value="411376.0"/>
          <table:table-cell office:value-type="float" office:value="541545.0"/>
          <table:table-cell office:value-type="float" office:value="316861.0"/>
          <table:table-cell office:value-type="float" office:value="32.996"/>
          <table:table-cell office:value-type="float" office:value="0.0"/>
          <table:table-cell office:value-type="float" office:value="316407.0"/>
          <table:table-cell office:value-type="float" office:value="389053.0"/>
          <table:table-cell office:value-type="float" office:value="223687.0"/>
          <table:table-cell office:value-type="float" office:value="53.03"/>
          <table:table-cell office:value-type="float" office:value="0.0"/>
          <table:table-cell office:value-type="float" office:value="484781.0"/>
          <table:table-cell office:value-type="float" office:value="628696.0"/>
          <table:table-cell office:value-type="float" office:value="592750.0"/>
          <table:table-cell office:value-type="float" office:value="88.3476"/>
          <table:table-cell office:value-type="float" office:value="0.0"/>
          <table:table-cell office:value-type="float" office:value="787523.0"/>
          <table:table-cell office:value-type="float" office:value="1016009.0"/>
          <table:table-cell office:value-type="float" office:value="1001428.0"/>
          <table:table-cell office:value-type="float" office:value="128.645"/>
          <table:table-cell office:value-type="float" office:value="0.0"/>
          <table:table-cell office:value-type="float" office:value="1017792.0"/>
          <table:table-cell office:value-type="float" office:value="1299629.0"/>
          <table:table-cell office:value-type="float" office:value="1291145.0"/>
          <table:table-cell office:value-type="float" office:value="94.7309"/>
          <table:table-cell office:value-type="float" office:value="0.0"/>
          <table:table-cell office:value-type="float" office:value="822021.0"/>
          <table:table-cell office:value-type="float" office:value="1064702.0"/>
          <table:table-cell office:value-type="float" office:value="1058103.0"/>
          <table:table-cell office:value-type="float" office:value="27.9935"/>
          <table:table-cell office:value-type="float" office:value="0.0"/>
          <table:table-cell office:value-type="float" office:value="259720.0"/>
          <table:table-cell office:value-type="float" office:value="320786.0"/>
          <table:table-cell office:value-type="float" office:value="176076.0"/>
          <table:table-cell office:value-type="float" office:value="34.7959"/>
          <table:table-cell office:value-type="float" office:value="0.0"/>
          <table:table-cell office:value-type="float" office:value="298940.0"/>
          <table:table-cell office:value-type="float" office:value="367243.0"/>
          <table:table-cell office:value-type="float" office:value="208465.0"/>
          <table:table-cell office:value-type="float" office:value="27.99"/>
          <table:table-cell office:value-type="float" office:value="0.0"/>
          <table:table-cell office:value-type="float" office:value="242988.0"/>
          <table:table-cell office:value-type="float" office:value="299518.0"/>
          <table:table-cell office:value-type="float" office:value="155695.0"/>
          <table:table-cell office:value-type="float" office:value="48.0989"/>
          <table:table-cell office:value-type="float" office:value="0.0"/>
          <table:table-cell office:value-type="float" office:value="412169.0"/>
          <table:table-cell office:value-type="float" office:value="503667.0"/>
          <table:table-cell office:value-type="float" office:value="296031.0"/>
          <table:table-cell office:value-type="float" office:value="124.643"/>
          <table:table-cell office:value-type="float" office:value="0.0"/>
          <table:table-cell office:value-type="float" office:value="1055656.0"/>
          <table:table-cell office:value-type="float" office:value="1366263.0"/>
          <table:table-cell office:value-type="float" office:value="1366263.0"/>
          <table:table-cell office:value-type="float" office:value="37.5693"/>
          <table:table-cell office:value-type="float" office:value="0.0"/>
          <table:table-cell office:value-type="float" office:value="294403.0"/>
          <table:table-cell office:value-type="float" office:value="337256.0"/>
          <table:table-cell table:style-name="cellBest" office:value-type="float" office:value="0.0"/>
          <table:table-cell office:value-type="float" office:value="70.0584"/>
          <table:table-cell office:value-type="float" office:value="0.0"/>
          <table:table-cell office:value-type="float" office:value="629552.0"/>
          <table:table-cell office:value-type="float" office:value="798510.0"/>
          <table:table-cell office:value-type="float" office:value="790057.0"/>
          <table:table-cell office:value-type="float" office:value="37.1051"/>
          <table:table-cell office:value-type="float" office:value="0.0"/>
          <table:table-cell office:value-type="float" office:value="298402.0"/>
          <table:table-cell office:value-type="float" office:value="365017.0"/>
          <table:table-cell office:value-type="float" office:value="208749.0"/>
          <table:table-cell office:value-type="float" office:value="35.9093"/>
          <table:table-cell office:value-type="float" office:value="0.0"/>
          <table:table-cell office:value-type="float" office:value="373137.0"/>
          <table:table-cell office:value-type="float" office:value="423962.0"/>
          <table:table-cell office:value-type="float" office:value="423962.0"/>
          <table:table-cell office:value-type="float" office:value="142.657"/>
          <table:table-cell office:value-type="float" office:value="0.0"/>
          <table:table-cell office:value-type="float" office:value="1093280.0"/>
          <table:table-cell office:value-type="float" office:value="1365861.0"/>
          <table:table-cell office:value-type="float" office:value="1355481.0"/>
          <table:table-cell office:value-type="float" office:value="22.8827"/>
          <table:table-cell office:value-type="float" office:value="0.0"/>
          <table:table-cell office:value-type="float" office:value="233045.0"/>
          <table:table-cell office:value-type="float" office:value="289765.0"/>
          <table:table-cell office:value-type="float" office:value="155375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334853.0"/>
          <table:table-cell table:style-name="cellWorst" office:value-type="float" office:value="3392713.0"/>
          <table:table-cell table:style-name="cellWorst" office:value-type="float" office:value="3392713.0"/>
          <table:table-cell table:formula="of:=MIN([.$B28];[.$F28];[.$K28];[.$P28];[.$U28];[.$Z28];[.$AE28];[.$AJ28];[.$AO28];[.$AT28];[.$AY28];[.$BD28];[.$BI28];[.$BN28];[.$BS28];[.$BX28];[.$CC28];[.$CH28];[.$CM28];[.$CR28];[.$CW28];[.$DB28];[.$DG28];[.$DL28];[.$DQ28];[.$DV28];[.$EA28];[.$EF28];[.$EK28];[.$EP28];[.$EU28];[.$EZ28];[.$FE28];[.$FJ28];[.$FO28];[.$FT28];[.$FY28];[.$GD28];[.$GI28];[.$GN28];[.$GS28])" office:value-type="float"/>
          <table:table-cell table:formula="of:=MIN([.$C28];[.$G28];[.$L28];[.$Q28];[.$V28];[.$AA28];[.$AF28];[.$AK28];[.$AP28];[.$AU28];[.$AZ28];[.$BE28];[.$BJ28];[.$BO28];[.$BT28];[.$BY28];[.$CD28];[.$CI28];[.$CN28];[.$CS28];[.$CX28];[.$DC28];[.$DH28];[.$DM28];[.$DR28];[.$DW28];[.$EB28];[.$EG28];[.$EL28];[.$EQ28];[.$EV28];[.$FA28];[.$FF28];[.$FK28];[.$FP28];[.$FU28];[.$FZ28];[.$GE28];[.$GJ28];[.$GO28];[.$GT28])" office:value-type="float"/>
          <table:table-cell table:formula="of:=MIN([.$D28];[.$H28];[.$M28];[.$R28];[.$W28];[.$AB28];[.$AG28];[.$AL28];[.$AQ28];[.$AV28];[.$BA28];[.$BF28];[.$BK28];[.$BP28];[.$BU28];[.$BZ28];[.$CE28];[.$CJ28];[.$CO28];[.$CT28];[.$CY28];[.$DD28];[.$DI28];[.$DN28];[.$DS28];[.$DX28];[.$EC28];[.$EH28];[.$EM28];[.$ER28];[.$EW28];[.$FB28];[.$FG28];[.$FL28];[.$FQ28];[.$FV28];[.$GA28];[.$GF28];[.$GK28];[.$GP28];[.$GU28])" office:value-type="float"/>
          <table:table-cell table:formula="of:=MIN([.$E28];[.$I28];[.$N28];[.$S28];[.$X28];[.$AC28];[.$AH28];[.$AM28];[.$AR28];[.$AW28];[.$BB28];[.$BG28];[.$BL28];[.$BQ28];[.$BV28];[.$CA28];[.$CF28];[.$CK28];[.$CP28];[.$CU28];[.$CZ28];[.$DE28];[.$DJ28];[.$DO28];[.$DT28];[.$DY28];[.$ED28];[.$EI28];[.$EN28];[.$ES28];[.$EX28];[.$FC28];[.$FH28];[.$FM28];[.$FR28];[.$FW28];[.$GB28];[.$GG28];[.$GL28];[.$GQ28];[.$GV28])" office:value-type="float"/>
          <table:table-cell table:formula="of:=MIN([.$J28];[.$O28];[.$T28];[.$Y28];[.$AD28];[.$AI28];[.$AN28];[.$AS28];[.$AX28];[.$BC28];[.$BH28];[.$BM28];[.$BR28];[.$BW28];[.$CB28];[.$CG28];[.$CL28];[.$CQ28];[.$CV28];[.$DA28];[.$DF28];[.$DK28];[.$DP28];[.$DU28];[.$DZ28];[.$EE28];[.$EJ28];[.$EO28];[.$ET28];[.$EY28];[.$FD28];[.$FI28];[.$FN28];[.$FS28];[.$FX28];[.$GC28];[.$GH28];[.$GM28];[.$GR28];[.$GW28])" office:value-type="float"/>
          <table:table-cell table:formula="of:=MEDIAN([.$B28];[.$F28];[.$K28];[.$P28];[.$U28];[.$Z28];[.$AE28];[.$AJ28];[.$AO28];[.$AT28];[.$AY28];[.$BD28];[.$BI28];[.$BN28];[.$BS28];[.$BX28];[.$CC28];[.$CH28];[.$CM28];[.$CR28];[.$CW28];[.$DB28];[.$DG28];[.$DL28];[.$DQ28];[.$DV28];[.$EA28];[.$EF28];[.$EK28];[.$EP28];[.$EU28];[.$EZ28];[.$FE28];[.$FJ28];[.$FO28];[.$FT28];[.$FY28];[.$GD28];[.$GI28];[.$GN28];[.$GS28])" office:value-type="float"/>
          <table:table-cell table:formula="of:=MEDIAN([.$C28];[.$G28];[.$L28];[.$Q28];[.$V28];[.$AA28];[.$AF28];[.$AK28];[.$AP28];[.$AU28];[.$AZ28];[.$BE28];[.$BJ28];[.$BO28];[.$BT28];[.$BY28];[.$CD28];[.$CI28];[.$CN28];[.$CS28];[.$CX28];[.$DC28];[.$DH28];[.$DM28];[.$DR28];[.$DW28];[.$EB28];[.$EG28];[.$EL28];[.$EQ28];[.$EV28];[.$FA28];[.$FF28];[.$FK28];[.$FP28];[.$FU28];[.$FZ28];[.$GE28];[.$GJ28];[.$GO28];[.$GT28])" office:value-type="float"/>
          <table:table-cell table:formula="of:=MEDIAN([.$D28];[.$H28];[.$M28];[.$R28];[.$W28];[.$AB28];[.$AG28];[.$AL28];[.$AQ28];[.$AV28];[.$BA28];[.$BF28];[.$BK28];[.$BP28];[.$BU28];[.$BZ28];[.$CE28];[.$CJ28];[.$CO28];[.$CT28];[.$CY28];[.$DD28];[.$DI28];[.$DN28];[.$DS28];[.$DX28];[.$EC28];[.$EH28];[.$EM28];[.$ER28];[.$EW28];[.$FB28];[.$FG28];[.$FL28];[.$FQ28];[.$FV28];[.$GA28];[.$GF28];[.$GK28];[.$GP28];[.$GU28])" office:value-type="float"/>
          <table:table-cell table:formula="of:=MEDIAN([.$E28];[.$I28];[.$N28];[.$S28];[.$X28];[.$AC28];[.$AH28];[.$AM28];[.$AR28];[.$AW28];[.$BB28];[.$BG28];[.$BL28];[.$BQ28];[.$BV28];[.$CA28];[.$CF28];[.$CK28];[.$CP28];[.$CU28];[.$CZ28];[.$DE28];[.$DJ28];[.$DO28];[.$DT28];[.$DY28];[.$ED28];[.$EI28];[.$EN28];[.$ES28];[.$EX28];[.$FC28];[.$FH28];[.$FM28];[.$FR28];[.$FW28];[.$GB28];[.$GG28];[.$GL28];[.$GQ28];[.$GV28])" office:value-type="float"/>
          <table:table-cell table:formula="of:=MEDIAN([.$J28];[.$O28];[.$T28];[.$Y28];[.$AD28];[.$AI28];[.$AN28];[.$AS28];[.$AX28];[.$BC28];[.$BH28];[.$BM28];[.$BR28];[.$BW28];[.$CB28];[.$CG28];[.$CL28];[.$CQ28];[.$CV28];[.$DA28];[.$DF28];[.$DK28];[.$DP28];[.$DU28];[.$DZ28];[.$EE28];[.$EJ28];[.$EO28];[.$ET28];[.$EY28];[.$FD28];[.$FI28];[.$FN28];[.$FS28];[.$FX28];[.$GC28];[.$GH28];[.$GM28];[.$GR28];[.$GW28])" office:value-type="float"/>
          <table:table-cell table:formula="of:=MAX([.$B28];[.$F28];[.$K28];[.$P28];[.$U28];[.$Z28];[.$AE28];[.$AJ28];[.$AO28];[.$AT28];[.$AY28];[.$BD28];[.$BI28];[.$BN28];[.$BS28];[.$BX28];[.$CC28];[.$CH28];[.$CM28];[.$CR28];[.$CW28];[.$DB28];[.$DG28];[.$DL28];[.$DQ28];[.$DV28];[.$EA28];[.$EF28];[.$EK28];[.$EP28];[.$EU28];[.$EZ28];[.$FE28];[.$FJ28];[.$FO28];[.$FT28];[.$FY28];[.$GD28];[.$GI28];[.$GN28];[.$GS28])" office:value-type="float"/>
          <table:table-cell table:formula="of:=MAX([.$C28];[.$G28];[.$L28];[.$Q28];[.$V28];[.$AA28];[.$AF28];[.$AK28];[.$AP28];[.$AU28];[.$AZ28];[.$BE28];[.$BJ28];[.$BO28];[.$BT28];[.$BY28];[.$CD28];[.$CI28];[.$CN28];[.$CS28];[.$CX28];[.$DC28];[.$DH28];[.$DM28];[.$DR28];[.$DW28];[.$EB28];[.$EG28];[.$EL28];[.$EQ28];[.$EV28];[.$FA28];[.$FF28];[.$FK28];[.$FP28];[.$FU28];[.$FZ28];[.$GE28];[.$GJ28];[.$GO28];[.$GT28])" office:value-type="float"/>
          <table:table-cell table:formula="of:=MAX([.$D28];[.$H28];[.$M28];[.$R28];[.$W28];[.$AB28];[.$AG28];[.$AL28];[.$AQ28];[.$AV28];[.$BA28];[.$BF28];[.$BK28];[.$BP28];[.$BU28];[.$BZ28];[.$CE28];[.$CJ28];[.$CO28];[.$CT28];[.$CY28];[.$DD28];[.$DI28];[.$DN28];[.$DS28];[.$DX28];[.$EC28];[.$EH28];[.$EM28];[.$ER28];[.$EW28];[.$FB28];[.$FG28];[.$FL28];[.$FQ28];[.$FV28];[.$GA28];[.$GF28];[.$GK28];[.$GP28];[.$GU28])" office:value-type="float"/>
          <table:table-cell table:formula="of:=MAX([.$E28];[.$I28];[.$N28];[.$S28];[.$X28];[.$AC28];[.$AH28];[.$AM28];[.$AR28];[.$AW28];[.$BB28];[.$BG28];[.$BL28];[.$BQ28];[.$BV28];[.$CA28];[.$CF28];[.$CK28];[.$CP28];[.$CU28];[.$CZ28];[.$DE28];[.$DJ28];[.$DO28];[.$DT28];[.$DY28];[.$ED28];[.$EI28];[.$EN28];[.$ES28];[.$EX28];[.$FC28];[.$FH28];[.$FM28];[.$FR28];[.$FW28];[.$GB28];[.$GG28];[.$GL28];[.$GQ28];[.$GV28])" office:value-type="float"/>
          <table:table-cell table:formula="of:=MAX([.$J28];[.$O28];[.$T28];[.$Y28];[.$AD28];[.$AI28];[.$AN28];[.$AS28];[.$AX28];[.$BC28];[.$BH28];[.$BM28];[.$BR28];[.$BW28];[.$CB28];[.$CG28];[.$CL28];[.$CQ28];[.$CV28];[.$DA28];[.$DF28];[.$DK28];[.$DP28];[.$DU28];[.$DZ28];[.$EE28];[.$EJ28];[.$EO28];[.$ET28];[.$EY28];[.$FD28];[.$FI28];[.$FN28];[.$FS28];[.$FX28];[.$GC28];[.$GH28];[.$GM28];[.$GR28];[.$GW28])" office:value-type="float"/>
        </table:table-row>
        <table:table-row table:style-name="ro1">
          <table:table-cell office:value-type="string">
            <text:p>./handmade_soko027.lp</text:p>
          </table:table-cell>
          <table:table-cell office:value-type="float" office:value="600.0"/>
          <table:table-cell office:value-type="float" office:value="1.0"/>
          <table:table-cell office:value-type="float" office:value="2607090.0"/>
          <table:table-cell office:value-type="float" office:value="3212598.0"/>
          <table:table-cell office:value-type="float" office:value="600.0"/>
          <table:table-cell office:value-type="float" office:value="1.0"/>
          <table:table-cell office:value-type="float" office:value="2566883.0"/>
          <table:table-cell office:value-type="float" office:value="3164007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369964.0"/>
          <table:table-cell office:value-type="float" office:value="2927219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514012.0"/>
          <table:table-cell office:value-type="float" office:value="3100366.0"/>
          <table:table-cell office:value-type="float" office:value="473802.0"/>
          <table:table-cell office:value-type="float" office:value="600.0"/>
          <table:table-cell office:value-type="float" office:value="1.0"/>
          <table:table-cell office:value-type="float" office:value="2634246.0"/>
          <table:table-cell office:value-type="float" office:value="3737331.0"/>
          <table:table-cell office:value-type="float" office:value="877237.0"/>
          <table:table-cell office:value-type="float" office:value="600.0"/>
          <table:table-cell office:value-type="float" office:value="1.0"/>
          <table:table-cell office:value-type="float" office:value="2703833.0"/>
          <table:table-cell office:value-type="float" office:value="4141266.0"/>
          <table:table-cell office:value-type="float" office:value="451382.0"/>
          <table:table-cell office:value-type="float" office:value="600.0"/>
          <table:table-cell office:value-type="float" office:value="1.0"/>
          <table:table-cell office:value-type="float" office:value="2493504.0"/>
          <table:table-cell office:value-type="float" office:value="2713788.0"/>
          <table:table-cell office:value-type="float" office:value="2622799.0"/>
          <table:table-cell office:value-type="float" office:value="600.0"/>
          <table:table-cell office:value-type="float" office:value="1.0"/>
          <table:table-cell office:value-type="float" office:value="2280091.0"/>
          <table:table-cell office:value-type="float" office:value="3522833.0"/>
          <table:table-cell office:value-type="float" office:value="3484047.0"/>
          <table:table-cell office:value-type="float" office:value="600.0"/>
          <table:table-cell office:value-type="float" office:value="1.0"/>
          <table:table-cell office:value-type="float" office:value="2447592.0"/>
          <table:table-cell office:value-type="float" office:value="2725295.0"/>
          <table:table-cell office:value-type="float" office:value="2718745.0"/>
          <table:table-cell office:value-type="float" office:value="600.0"/>
          <table:table-cell office:value-type="float" office:value="1.0"/>
          <table:table-cell office:value-type="float" office:value="2385528.0"/>
          <table:table-cell office:value-type="float" office:value="2628185.0"/>
          <table:table-cell office:value-type="float" office:value="2623450.0"/>
          <table:table-cell office:value-type="float" office:value="600.0"/>
          <table:table-cell office:value-type="float" office:value="1.0"/>
          <table:table-cell office:value-type="float" office:value="2517457.0"/>
          <table:table-cell office:value-type="float" office:value="3102738.0"/>
          <table:table-cell office:value-type="float" office:value="433189.0"/>
          <table:table-cell office:value-type="float" office:value="600.0"/>
          <table:table-cell office:value-type="float" office:value="1.0"/>
          <table:table-cell office:value-type="float" office:value="2796489.0"/>
          <table:table-cell office:value-type="float" office:value="3431778.0"/>
          <table:table-cell office:value-type="float" office:value="537713.0"/>
          <table:table-cell office:value-type="float" office:value="600.0"/>
          <table:table-cell office:value-type="float" office:value="1.0"/>
          <table:table-cell office:value-type="float" office:value="2700344.0"/>
          <table:table-cell office:value-type="float" office:value="3302385.0"/>
          <table:table-cell office:value-type="float" office:value="562072.0"/>
          <table:table-cell office:value-type="float" office:value="600.0"/>
          <table:table-cell office:value-type="float" office:value="1.0"/>
          <table:table-cell office:value-type="float" office:value="2563061.0"/>
          <table:table-cell office:value-type="float" office:value="3139709.0"/>
          <table:table-cell office:value-type="float" office:value="417765.0"/>
          <table:table-cell office:value-type="float" office:value="600.0"/>
          <table:table-cell office:value-type="float" office:value="1.0"/>
          <table:table-cell office:value-type="float" office:value="2139129.0"/>
          <table:table-cell office:value-type="float" office:value="2374640.0"/>
          <table:table-cell office:value-type="float" office:value="2374640.0"/>
          <table:table-cell office:value-type="float" office:value="600.0"/>
          <table:table-cell office:value-type="float" office:value="1.0"/>
          <table:table-cell office:value-type="float" office:value="2133123.0"/>
          <table:table-cell office:value-type="float" office:value="763390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232525.0"/>
          <table:table-cell office:value-type="float" office:value="2488686.0"/>
          <table:table-cell office:value-type="float" office:value="2476945.0"/>
          <table:table-cell office:value-type="float" office:value="600.0"/>
          <table:table-cell office:value-type="float" office:value="1.0"/>
          <table:table-cell office:value-type="float" office:value="2350426.0"/>
          <table:table-cell office:value-type="float" office:value="2898313.0"/>
          <table:table-cell office:value-type="float" office:value="393586.0"/>
          <table:table-cell office:value-type="float" office:value="600.0"/>
          <table:table-cell office:value-type="float" office:value="1.0"/>
          <table:table-cell office:value-type="float" office:value="2580114.0"/>
          <table:table-cell office:value-type="float" office:value="2602429.0"/>
          <table:table-cell office:value-type="float" office:value="2602429.0"/>
          <table:table-cell office:value-type="float" office:value="600.0"/>
          <table:table-cell office:value-type="float" office:value="1.0"/>
          <table:table-cell office:value-type="float" office:value="2561535.0"/>
          <table:table-cell office:value-type="float" office:value="2820819.0"/>
          <table:table-cell office:value-type="float" office:value="2805404.0"/>
          <table:table-cell office:value-type="float" office:value="600.0"/>
          <table:table-cell office:value-type="float" office:value="1.0"/>
          <table:table-cell office:value-type="float" office:value="2123321.0"/>
          <table:table-cell office:value-type="float" office:value="2637424.0"/>
          <table:table-cell office:value-type="float" office:value="379132.0"/>
          <table:table-cell office:value-type="float" office:value="600.0"/>
          <table:table-cell office:value-type="float" office:value="1.0"/>
          <table:table-cell table:style-name="cellBest" office:value-type="float" office:value="1703606.0"/>
          <table:table-cell table:style-name="cellBest" office:value-type="float" office:value="1721456.0"/>
          <table:table-cell office:value-type="float" office:value="1721456.0"/>
          <table:table-cell office:value-type="float" office:value="600.0"/>
          <table:table-cell office:value-type="float" office:value="1.0"/>
          <table:table-cell office:value-type="float" office:value="2804541.0"/>
          <table:table-cell office:value-type="float" office:value="3450911.0"/>
          <table:table-cell office:value-type="float" office:value="509912.0"/>
          <table:table-cell office:value-type="float" office:value="600.0"/>
          <table:table-cell office:value-type="float" office:value="1.0"/>
          <table:table-cell office:value-type="float" office:value="1994152.0"/>
          <table:table-cell office:value-type="float" office:value="2618192.0"/>
          <table:table-cell office:value-type="float" office:value="1459019.0"/>
          <table:table-cell office:value-type="float" office:value="600.0"/>
          <table:table-cell office:value-type="float" office:value="1.0"/>
          <table:table-cell office:value-type="float" office:value="2528404.0"/>
          <table:table-cell office:value-type="float" office:value="3101426.0"/>
          <table:table-cell office:value-type="float" office:value="1714727.0"/>
          <table:table-cell office:value-type="float" office:value="600.0"/>
          <table:table-cell office:value-type="float" office:value="1.0"/>
          <table:table-cell office:value-type="float" office:value="2897240.0"/>
          <table:table-cell office:value-type="float" office:value="3876584.0"/>
          <table:table-cell office:value-type="float" office:value="3715443.0"/>
          <table:table-cell office:value-type="float" office:value="600.0"/>
          <table:table-cell office:value-type="float" office:value="1.0"/>
          <table:table-cell office:value-type="float" office:value="2962910.0"/>
          <table:table-cell office:value-type="float" office:value="4035094.0"/>
          <table:table-cell office:value-type="float" office:value="3995134.0"/>
          <table:table-cell office:value-type="float" office:value="600.0"/>
          <table:table-cell office:value-type="float" office:value="1.0"/>
          <table:table-cell office:value-type="float" office:value="2486011.0"/>
          <table:table-cell office:value-type="float" office:value="3393412.0"/>
          <table:table-cell office:value-type="float" office:value="3376434.0"/>
          <table:table-cell office:value-type="float" office:value="600.0"/>
          <table:table-cell office:value-type="float" office:value="1.0"/>
          <table:table-cell office:value-type="float" office:value="2978810.0"/>
          <table:table-cell office:value-type="float" office:value="4092213.0"/>
          <table:table-cell office:value-type="float" office:value="4078874.0"/>
          <table:table-cell office:value-type="float" office:value="600.0"/>
          <table:table-cell office:value-type="float" office:value="1.0"/>
          <table:table-cell office:value-type="float" office:value="2479250.0"/>
          <table:table-cell office:value-type="float" office:value="3070336.0"/>
          <table:table-cell office:value-type="float" office:value="1777777.0"/>
          <table:table-cell office:value-type="float" office:value="600.0"/>
          <table:table-cell office:value-type="float" office:value="1.0"/>
          <table:table-cell office:value-type="float" office:value="2414328.0"/>
          <table:table-cell office:value-type="float" office:value="2935697.0"/>
          <table:table-cell office:value-type="float" office:value="1558018.0"/>
          <table:table-cell office:value-type="float" office:value="600.0"/>
          <table:table-cell office:value-type="float" office:value="1.0"/>
          <table:table-cell office:value-type="float" office:value="2291851.0"/>
          <table:table-cell office:value-type="float" office:value="2855292.0"/>
          <table:table-cell office:value-type="float" office:value="1598853.0"/>
          <table:table-cell office:value-type="float" office:value="600.0"/>
          <table:table-cell office:value-type="float" office:value="1.0"/>
          <table:table-cell office:value-type="float" office:value="2300026.0"/>
          <table:table-cell office:value-type="float" office:value="2848647.0"/>
          <table:table-cell office:value-type="float" office:value="1652315.0"/>
          <table:table-cell office:value-type="float" office:value="600.0"/>
          <table:table-cell office:value-type="float" office:value="1.0"/>
          <table:table-cell table:style-name="cellWorst" office:value-type="float" office:value="3034315.0"/>
          <table:table-cell office:value-type="float" office:value="4219258.0"/>
          <table:table-cell table:style-name="cellWorst" office:value-type="float" office:value="4219258.0"/>
          <table:table-cell office:value-type="float" office:value="600.0"/>
          <table:table-cell office:value-type="float" office:value="1.0"/>
          <table:table-cell office:value-type="float" office:value="2039166.0"/>
          <table:table-cell office:value-type="float" office:value="2212174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486856.0"/>
          <table:table-cell office:value-type="float" office:value="3296989.0"/>
          <table:table-cell office:value-type="float" office:value="3269325.0"/>
          <table:table-cell office:value-type="float" office:value="600.0"/>
          <table:table-cell office:value-type="float" office:value="1.0"/>
          <table:table-cell office:value-type="float" office:value="2199428.0"/>
          <table:table-cell office:value-type="float" office:value="2737532.0"/>
          <table:table-cell office:value-type="float" office:value="1437196.0"/>
          <table:table-cell office:value-type="float" office:value="600.0"/>
          <table:table-cell office:value-type="float" office:value="1.0"/>
          <table:table-cell office:value-type="float" office:value="2029503.0"/>
          <table:table-cell office:value-type="float" office:value="2270514.0"/>
          <table:table-cell office:value-type="float" office:value="2270514.0"/>
          <table:table-cell office:value-type="float" office:value="600.0"/>
          <table:table-cell office:value-type="float" office:value="1.0"/>
          <table:table-cell office:value-type="float" office:value="2898607.0"/>
          <table:table-cell office:value-type="float" office:value="3944982.0"/>
          <table:table-cell office:value-type="float" office:value="3912758.0"/>
          <table:table-cell office:value-type="float" office:value="600.0"/>
          <table:table-cell office:value-type="float" office:value="1.0"/>
          <table:table-cell office:value-type="float" office:value="2362087.0"/>
          <table:table-cell table:style-name="cellWorst" office:value-type="float" office:value="7880849.0"/>
          <table:table-cell office:value-type="float" office:value="1903979.0"/>
          <table:table-cell office:value-type="float" office:value="600.0"/>
          <table:table-cell office:value-type="float" office:value="1.0"/>
          <table:table-cell office:value-type="float" office:value="1902255.0"/>
          <table:table-cell office:value-type="float" office:value="2495812.0"/>
          <table:table-cell office:value-type="float" office:value="2495812.0"/>
          <table:table-cell table:formula="of:=MIN([.$B29];[.$F29];[.$K29];[.$P29];[.$U29];[.$Z29];[.$AE29];[.$AJ29];[.$AO29];[.$AT29];[.$AY29];[.$BD29];[.$BI29];[.$BN29];[.$BS29];[.$BX29];[.$CC29];[.$CH29];[.$CM29];[.$CR29];[.$CW29];[.$DB29];[.$DG29];[.$DL29];[.$DQ29];[.$DV29];[.$EA29];[.$EF29];[.$EK29];[.$EP29];[.$EU29];[.$EZ29];[.$FE29];[.$FJ29];[.$FO29];[.$FT29];[.$FY29];[.$GD29];[.$GI29];[.$GN29];[.$GS29])" office:value-type="float"/>
          <table:table-cell table:formula="of:=MIN([.$C29];[.$G29];[.$L29];[.$Q29];[.$V29];[.$AA29];[.$AF29];[.$AK29];[.$AP29];[.$AU29];[.$AZ29];[.$BE29];[.$BJ29];[.$BO29];[.$BT29];[.$BY29];[.$CD29];[.$CI29];[.$CN29];[.$CS29];[.$CX29];[.$DC29];[.$DH29];[.$DM29];[.$DR29];[.$DW29];[.$EB29];[.$EG29];[.$EL29];[.$EQ29];[.$EV29];[.$FA29];[.$FF29];[.$FK29];[.$FP29];[.$FU29];[.$FZ29];[.$GE29];[.$GJ29];[.$GO29];[.$GT29])" office:value-type="float"/>
          <table:table-cell table:formula="of:=MIN([.$D29];[.$H29];[.$M29];[.$R29];[.$W29];[.$AB29];[.$AG29];[.$AL29];[.$AQ29];[.$AV29];[.$BA29];[.$BF29];[.$BK29];[.$BP29];[.$BU29];[.$BZ29];[.$CE29];[.$CJ29];[.$CO29];[.$CT29];[.$CY29];[.$DD29];[.$DI29];[.$DN29];[.$DS29];[.$DX29];[.$EC29];[.$EH29];[.$EM29];[.$ER29];[.$EW29];[.$FB29];[.$FG29];[.$FL29];[.$FQ29];[.$FV29];[.$GA29];[.$GF29];[.$GK29];[.$GP29];[.$GU29])" office:value-type="float"/>
          <table:table-cell table:formula="of:=MIN([.$E29];[.$I29];[.$N29];[.$S29];[.$X29];[.$AC29];[.$AH29];[.$AM29];[.$AR29];[.$AW29];[.$BB29];[.$BG29];[.$BL29];[.$BQ29];[.$BV29];[.$CA29];[.$CF29];[.$CK29];[.$CP29];[.$CU29];[.$CZ29];[.$DE29];[.$DJ29];[.$DO29];[.$DT29];[.$DY29];[.$ED29];[.$EI29];[.$EN29];[.$ES29];[.$EX29];[.$FC29];[.$FH29];[.$FM29];[.$FR29];[.$FW29];[.$GB29];[.$GG29];[.$GL29];[.$GQ29];[.$GV29])" office:value-type="float"/>
          <table:table-cell table:formula="of:=MIN([.$J29];[.$O29];[.$T29];[.$Y29];[.$AD29];[.$AI29];[.$AN29];[.$AS29];[.$AX29];[.$BC29];[.$BH29];[.$BM29];[.$BR29];[.$BW29];[.$CB29];[.$CG29];[.$CL29];[.$CQ29];[.$CV29];[.$DA29];[.$DF29];[.$DK29];[.$DP29];[.$DU29];[.$DZ29];[.$EE29];[.$EJ29];[.$EO29];[.$ET29];[.$EY29];[.$FD29];[.$FI29];[.$FN29];[.$FS29];[.$FX29];[.$GC29];[.$GH29];[.$GM29];[.$GR29];[.$GW29])" office:value-type="float"/>
          <table:table-cell table:formula="of:=MEDIAN([.$B29];[.$F29];[.$K29];[.$P29];[.$U29];[.$Z29];[.$AE29];[.$AJ29];[.$AO29];[.$AT29];[.$AY29];[.$BD29];[.$BI29];[.$BN29];[.$BS29];[.$BX29];[.$CC29];[.$CH29];[.$CM29];[.$CR29];[.$CW29];[.$DB29];[.$DG29];[.$DL29];[.$DQ29];[.$DV29];[.$EA29];[.$EF29];[.$EK29];[.$EP29];[.$EU29];[.$EZ29];[.$FE29];[.$FJ29];[.$FO29];[.$FT29];[.$FY29];[.$GD29];[.$GI29];[.$GN29];[.$GS29])" office:value-type="float"/>
          <table:table-cell table:formula="of:=MEDIAN([.$C29];[.$G29];[.$L29];[.$Q29];[.$V29];[.$AA29];[.$AF29];[.$AK29];[.$AP29];[.$AU29];[.$AZ29];[.$BE29];[.$BJ29];[.$BO29];[.$BT29];[.$BY29];[.$CD29];[.$CI29];[.$CN29];[.$CS29];[.$CX29];[.$DC29];[.$DH29];[.$DM29];[.$DR29];[.$DW29];[.$EB29];[.$EG29];[.$EL29];[.$EQ29];[.$EV29];[.$FA29];[.$FF29];[.$FK29];[.$FP29];[.$FU29];[.$FZ29];[.$GE29];[.$GJ29];[.$GO29];[.$GT29])" office:value-type="float"/>
          <table:table-cell table:formula="of:=MEDIAN([.$D29];[.$H29];[.$M29];[.$R29];[.$W29];[.$AB29];[.$AG29];[.$AL29];[.$AQ29];[.$AV29];[.$BA29];[.$BF29];[.$BK29];[.$BP29];[.$BU29];[.$BZ29];[.$CE29];[.$CJ29];[.$CO29];[.$CT29];[.$CY29];[.$DD29];[.$DI29];[.$DN29];[.$DS29];[.$DX29];[.$EC29];[.$EH29];[.$EM29];[.$ER29];[.$EW29];[.$FB29];[.$FG29];[.$FL29];[.$FQ29];[.$FV29];[.$GA29];[.$GF29];[.$GK29];[.$GP29];[.$GU29])" office:value-type="float"/>
          <table:table-cell table:formula="of:=MEDIAN([.$E29];[.$I29];[.$N29];[.$S29];[.$X29];[.$AC29];[.$AH29];[.$AM29];[.$AR29];[.$AW29];[.$BB29];[.$BG29];[.$BL29];[.$BQ29];[.$BV29];[.$CA29];[.$CF29];[.$CK29];[.$CP29];[.$CU29];[.$CZ29];[.$DE29];[.$DJ29];[.$DO29];[.$DT29];[.$DY29];[.$ED29];[.$EI29];[.$EN29];[.$ES29];[.$EX29];[.$FC29];[.$FH29];[.$FM29];[.$FR29];[.$FW29];[.$GB29];[.$GG29];[.$GL29];[.$GQ29];[.$GV29])" office:value-type="float"/>
          <table:table-cell table:formula="of:=MEDIAN([.$J29];[.$O29];[.$T29];[.$Y29];[.$AD29];[.$AI29];[.$AN29];[.$AS29];[.$AX29];[.$BC29];[.$BH29];[.$BM29];[.$BR29];[.$BW29];[.$CB29];[.$CG29];[.$CL29];[.$CQ29];[.$CV29];[.$DA29];[.$DF29];[.$DK29];[.$DP29];[.$DU29];[.$DZ29];[.$EE29];[.$EJ29];[.$EO29];[.$ET29];[.$EY29];[.$FD29];[.$FI29];[.$FN29];[.$FS29];[.$FX29];[.$GC29];[.$GH29];[.$GM29];[.$GR29];[.$GW29])" office:value-type="float"/>
          <table:table-cell table:formula="of:=MAX([.$B29];[.$F29];[.$K29];[.$P29];[.$U29];[.$Z29];[.$AE29];[.$AJ29];[.$AO29];[.$AT29];[.$AY29];[.$BD29];[.$BI29];[.$BN29];[.$BS29];[.$BX29];[.$CC29];[.$CH29];[.$CM29];[.$CR29];[.$CW29];[.$DB29];[.$DG29];[.$DL29];[.$DQ29];[.$DV29];[.$EA29];[.$EF29];[.$EK29];[.$EP29];[.$EU29];[.$EZ29];[.$FE29];[.$FJ29];[.$FO29];[.$FT29];[.$FY29];[.$GD29];[.$GI29];[.$GN29];[.$GS29])" office:value-type="float"/>
          <table:table-cell table:formula="of:=MAX([.$C29];[.$G29];[.$L29];[.$Q29];[.$V29];[.$AA29];[.$AF29];[.$AK29];[.$AP29];[.$AU29];[.$AZ29];[.$BE29];[.$BJ29];[.$BO29];[.$BT29];[.$BY29];[.$CD29];[.$CI29];[.$CN29];[.$CS29];[.$CX29];[.$DC29];[.$DH29];[.$DM29];[.$DR29];[.$DW29];[.$EB29];[.$EG29];[.$EL29];[.$EQ29];[.$EV29];[.$FA29];[.$FF29];[.$FK29];[.$FP29];[.$FU29];[.$FZ29];[.$GE29];[.$GJ29];[.$GO29];[.$GT29])" office:value-type="float"/>
          <table:table-cell table:formula="of:=MAX([.$D29];[.$H29];[.$M29];[.$R29];[.$W29];[.$AB29];[.$AG29];[.$AL29];[.$AQ29];[.$AV29];[.$BA29];[.$BF29];[.$BK29];[.$BP29];[.$BU29];[.$BZ29];[.$CE29];[.$CJ29];[.$CO29];[.$CT29];[.$CY29];[.$DD29];[.$DI29];[.$DN29];[.$DS29];[.$DX29];[.$EC29];[.$EH29];[.$EM29];[.$ER29];[.$EW29];[.$FB29];[.$FG29];[.$FL29];[.$FQ29];[.$FV29];[.$GA29];[.$GF29];[.$GK29];[.$GP29];[.$GU29])" office:value-type="float"/>
          <table:table-cell table:formula="of:=MAX([.$E29];[.$I29];[.$N29];[.$S29];[.$X29];[.$AC29];[.$AH29];[.$AM29];[.$AR29];[.$AW29];[.$BB29];[.$BG29];[.$BL29];[.$BQ29];[.$BV29];[.$CA29];[.$CF29];[.$CK29];[.$CP29];[.$CU29];[.$CZ29];[.$DE29];[.$DJ29];[.$DO29];[.$DT29];[.$DY29];[.$ED29];[.$EI29];[.$EN29];[.$ES29];[.$EX29];[.$FC29];[.$FH29];[.$FM29];[.$FR29];[.$FW29];[.$GB29];[.$GG29];[.$GL29];[.$GQ29];[.$GV29])" office:value-type="float"/>
          <table:table-cell table:formula="of:=MAX([.$J29];[.$O29];[.$T29];[.$Y29];[.$AD29];[.$AI29];[.$AN29];[.$AS29];[.$AX29];[.$BC29];[.$BH29];[.$BM29];[.$BR29];[.$BW29];[.$CB29];[.$CG29];[.$CL29];[.$CQ29];[.$CV29];[.$DA29];[.$DF29];[.$DK29];[.$DP29];[.$DU29];[.$DZ29];[.$EE29];[.$EJ29];[.$EO29];[.$ET29];[.$EY29];[.$FD29];[.$FI29];[.$FN29];[.$FS29];[.$FX29];[.$GC29];[.$GH29];[.$GM29];[.$GR29];[.$GW29])" office:value-type="float"/>
        </table:table-row>
        <table:table-row table:style-name="ro1">
          <table:table-cell office:value-type="string">
            <text:p>./handmade_soko028.lp</text:p>
          </table:table-cell>
          <table:table-cell office:value-type="float" office:value="17.239"/>
          <table:table-cell office:value-type="float" office:value="0.0"/>
          <table:table-cell office:value-type="float" office:value="137512.0"/>
          <table:table-cell office:value-type="float" office:value="179187.0"/>
          <table:table-cell office:value-type="float" office:value="17.079"/>
          <table:table-cell office:value-type="float" office:value="0.0"/>
          <table:table-cell office:value-type="float" office:value="137512.0"/>
          <table:table-cell office:value-type="float" office:value="179187.0"/>
          <table:table-cell table:style-name="cellBest" office:value-type="float" office:value="0.0"/>
          <table:table-cell office:value-type="float" office:value="17.0157"/>
          <table:table-cell office:value-type="float" office:value="0.0"/>
          <table:table-cell office:value-type="float" office:value="137512.0"/>
          <table:table-cell office:value-type="float" office:value="179187.0"/>
          <table:table-cell table:style-name="cellBest" office:value-type="float" office:value="0.0"/>
          <table:table-cell office:value-type="float" office:value="17.3145"/>
          <table:table-cell office:value-type="float" office:value="0.0"/>
          <table:table-cell office:value-type="float" office:value="137512.0"/>
          <table:table-cell office:value-type="float" office:value="179187.0"/>
          <table:table-cell office:value-type="float" office:value="32416.0"/>
          <table:table-cell office:value-type="float" office:value="59.8975"/>
          <table:table-cell office:value-type="float" office:value="0.0"/>
          <table:table-cell office:value-type="float" office:value="385896.0"/>
          <table:table-cell office:value-type="float" office:value="532064.0"/>
          <table:table-cell office:value-type="float" office:value="93664.0"/>
          <table:table-cell office:value-type="float" office:value="12.7831"/>
          <table:table-cell office:value-type="float" office:value="0.0"/>
          <table:table-cell office:value-type="float" office:value="107694.0"/>
          <table:table-cell office:value-type="float" office:value="143781.0"/>
          <table:table-cell office:value-type="float" office:value="29835.0"/>
          <table:table-cell office:value-type="float" office:value="79.5003"/>
          <table:table-cell office:value-type="float" office:value="0.0"/>
          <table:table-cell office:value-type="float" office:value="422338.0"/>
          <table:table-cell office:value-type="float" office:value="476820.0"/>
          <table:table-cell office:value-type="float" office:value="456610.0"/>
          <table:table-cell office:value-type="float" office:value="40.9312"/>
          <table:table-cell office:value-type="float" office:value="0.0"/>
          <table:table-cell office:value-type="float" office:value="236053.0"/>
          <table:table-cell office:value-type="float" office:value="269476.0"/>
          <table:table-cell office:value-type="float" office:value="267008.0"/>
          <table:table-cell office:value-type="float" office:value="39.7846"/>
          <table:table-cell office:value-type="float" office:value="0.0"/>
          <table:table-cell office:value-type="float" office:value="250480.0"/>
          <table:table-cell office:value-type="float" office:value="284698.0"/>
          <table:table-cell office:value-type="float" office:value="283390.0"/>
          <table:table-cell office:value-type="float" office:value="54.7929"/>
          <table:table-cell office:value-type="float" office:value="0.0"/>
          <table:table-cell office:value-type="float" office:value="309612.0"/>
          <table:table-cell office:value-type="float" office:value="347553.0"/>
          <table:table-cell office:value-type="float" office:value="346526.0"/>
          <table:table-cell office:value-type="float" office:value="23.7415"/>
          <table:table-cell office:value-type="float" office:value="0.0"/>
          <table:table-cell office:value-type="float" office:value="160058.0"/>
          <table:table-cell office:value-type="float" office:value="206317.0"/>
          <table:table-cell office:value-type="float" office:value="32867.0"/>
          <table:table-cell office:value-type="float" office:value="12.7398"/>
          <table:table-cell office:value-type="float" office:value="0.0"/>
          <table:table-cell office:value-type="float" office:value="96377.0"/>
          <table:table-cell office:value-type="float" office:value="129406.0"/>
          <table:table-cell office:value-type="float" office:value="27638.0"/>
          <table:table-cell office:value-type="float" office:value="30.6254"/>
          <table:table-cell office:value-type="float" office:value="0.0"/>
          <table:table-cell office:value-type="float" office:value="210322.0"/>
          <table:table-cell office:value-type="float" office:value="267819.0"/>
          <table:table-cell office:value-type="float" office:value="44456.0"/>
          <table:table-cell office:value-type="float" office:value="21.9848"/>
          <table:table-cell office:value-type="float" office:value="0.0"/>
          <table:table-cell office:value-type="float" office:value="154621.0"/>
          <table:table-cell office:value-type="float" office:value="200660.0"/>
          <table:table-cell office:value-type="float" office:value="36779.0"/>
          <table:table-cell office:value-type="float" office:value="23.0392"/>
          <table:table-cell office:value-type="float" office:value="0.0"/>
          <table:table-cell office:value-type="float" office:value="129741.0"/>
          <table:table-cell office:value-type="float" office:value="149118.0"/>
          <table:table-cell office:value-type="float" office:value="149118.0"/>
          <table:table-cell office:value-type="float" office:value="28.1691"/>
          <table:table-cell office:value-type="float" office:value="0.0"/>
          <table:table-cell office:value-type="float" office:value="214214.0"/>
          <table:table-cell office:value-type="float" office:value="292278.0"/>
          <table:table-cell table:style-name="cellBest" office:value-type="float" office:value="0.0"/>
          <table:table-cell office:value-type="float" office:value="27.0481"/>
          <table:table-cell office:value-type="float" office:value="0.0"/>
          <table:table-cell office:value-type="float" office:value="215204.0"/>
          <table:table-cell office:value-type="float" office:value="246329.0"/>
          <table:table-cell office:value-type="float" office:value="244191.0"/>
          <table:table-cell office:value-type="float" office:value="57.683"/>
          <table:table-cell office:value-type="float" office:value="0.0"/>
          <table:table-cell office:value-type="float" office:value="372314.0"/>
          <table:table-cell office:value-type="float" office:value="461690.0"/>
          <table:table-cell office:value-type="float" office:value="59015.0"/>
          <table:table-cell office:value-type="float" office:value="267.493"/>
          <table:table-cell office:value-type="float" office:value="0.0"/>
          <table:table-cell office:value-type="float" office:value="1616780.0"/>
          <table:table-cell office:value-type="float" office:value="1626764.0"/>
          <table:table-cell office:value-type="float" office:value="1626764.0"/>
          <table:table-cell office:value-type="float" office:value="72.8202"/>
          <table:table-cell office:value-type="float" office:value="0.0"/>
          <table:table-cell office:value-type="float" office:value="422280.0"/>
          <table:table-cell office:value-type="float" office:value="469138.0"/>
          <table:table-cell office:value-type="float" office:value="466175.0"/>
          <table:table-cell office:value-type="float" office:value="28.1009"/>
          <table:table-cell office:value-type="float" office:value="0.0"/>
          <table:table-cell office:value-type="float" office:value="198384.0"/>
          <table:table-cell office:value-type="float" office:value="253374.0"/>
          <table:table-cell office:value-type="float" office:value="38932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08106.0"/>
          <table:table-cell office:value-type="float" office:value="2867178.0"/>
          <table:table-cell office:value-type="float" office:value="2867178.0"/>
          <table:table-cell office:value-type="float" office:value="16.4247"/>
          <table:table-cell office:value-type="float" office:value="0.0"/>
          <table:table-cell office:value-type="float" office:value="137512.0"/>
          <table:table-cell office:value-type="float" office:value="179187.0"/>
          <table:table-cell office:value-type="float" office:value="32416.0"/>
          <table:table-cell office:value-type="float" office:value="12.6973"/>
          <table:table-cell office:value-type="float" office:value="0.0"/>
          <table:table-cell office:value-type="float" office:value="103703.0"/>
          <table:table-cell office:value-type="float" office:value="160544.0"/>
          <table:table-cell office:value-type="float" office:value="80803.0"/>
          <table:table-cell table:style-name="cellBest" office:value-type="float" office:value="10.0514"/>
          <table:table-cell office:value-type="float" office:value="0.0"/>
          <table:table-cell table:style-name="cellBest" office:value-type="float" office:value="82125.0"/>
          <table:table-cell table:style-name="cellBest" office:value-type="float" office:value="112930.0"/>
          <table:table-cell office:value-type="float" office:value="54382.0"/>
          <table:table-cell office:value-type="float" office:value="15.661"/>
          <table:table-cell office:value-type="float" office:value="0.0"/>
          <table:table-cell office:value-type="float" office:value="134405.0"/>
          <table:table-cell office:value-type="float" office:value="183831.0"/>
          <table:table-cell office:value-type="float" office:value="169192.0"/>
          <table:table-cell office:value-type="float" office:value="95.0093"/>
          <table:table-cell office:value-type="float" office:value="0.0"/>
          <table:table-cell office:value-type="float" office:value="643619.0"/>
          <table:table-cell office:value-type="float" office:value="834613.0"/>
          <table:table-cell office:value-type="float" office:value="823707.0"/>
          <table:table-cell office:value-type="float" office:value="13.0595"/>
          <table:table-cell office:value-type="float" office:value="0.0"/>
          <table:table-cell office:value-type="float" office:value="110706.0"/>
          <table:table-cell office:value-type="float" office:value="147930.0"/>
          <table:table-cell office:value-type="float" office:value="146107.0"/>
          <table:table-cell office:value-type="float" office:value="99.979"/>
          <table:table-cell office:value-type="float" office:value="0.0"/>
          <table:table-cell office:value-type="float" office:value="664485.0"/>
          <table:table-cell office:value-type="float" office:value="863738.0"/>
          <table:table-cell office:value-type="float" office:value="859317.0"/>
          <table:table-cell office:value-type="float" office:value="36.5989"/>
          <table:table-cell office:value-type="float" office:value="0.0"/>
          <table:table-cell office:value-type="float" office:value="254492.0"/>
          <table:table-cell office:value-type="float" office:value="323473.0"/>
          <table:table-cell office:value-type="float" office:value="180211.0"/>
          <table:table-cell office:value-type="float" office:value="38.5247"/>
          <table:table-cell office:value-type="float" office:value="0.0"/>
          <table:table-cell office:value-type="float" office:value="269459.0"/>
          <table:table-cell office:value-type="float" office:value="340257.0"/>
          <table:table-cell office:value-type="float" office:value="183995.0"/>
          <table:table-cell office:value-type="float" office:value="17.594"/>
          <table:table-cell office:value-type="float" office:value="0.0"/>
          <table:table-cell office:value-type="float" office:value="134553.0"/>
          <table:table-cell office:value-type="float" office:value="174451.0"/>
          <table:table-cell office:value-type="float" office:value="90444.0"/>
          <table:table-cell office:value-type="float" office:value="15.873"/>
          <table:table-cell office:value-type="float" office:value="0.0"/>
          <table:table-cell office:value-type="float" office:value="133725.0"/>
          <table:table-cell office:value-type="float" office:value="174257.0"/>
          <table:table-cell office:value-type="float" office:value="82063.0"/>
          <table:table-cell office:value-type="float" office:value="26.2208"/>
          <table:table-cell office:value-type="float" office:value="0.0"/>
          <table:table-cell office:value-type="float" office:value="201755.0"/>
          <table:table-cell office:value-type="float" office:value="274404.0"/>
          <table:table-cell office:value-type="float" office:value="274404.0"/>
          <table:table-cell office:value-type="float" office:value="16.9468"/>
          <table:table-cell office:value-type="float" office:value="0.0"/>
          <table:table-cell office:value-type="float" office:value="117532.0"/>
          <table:table-cell office:value-type="float" office:value="141551.0"/>
          <table:table-cell table:style-name="cellBest" office:value-type="float" office:value="0.0"/>
          <table:table-cell office:value-type="float" office:value="77.9722"/>
          <table:table-cell office:value-type="float" office:value="0.0"/>
          <table:table-cell office:value-type="float" office:value="537582.0"/>
          <table:table-cell office:value-type="float" office:value="666817.0"/>
          <table:table-cell office:value-type="float" office:value="659152.0"/>
          <table:table-cell office:value-type="float" office:value="18.5188"/>
          <table:table-cell office:value-type="float" office:value="0.0"/>
          <table:table-cell office:value-type="float" office:value="143634.0"/>
          <table:table-cell office:value-type="float" office:value="186733.0"/>
          <table:table-cell office:value-type="float" office:value="93668.0"/>
          <table:table-cell office:value-type="float" office:value="61.0632"/>
          <table:table-cell office:value-type="float" office:value="0.0"/>
          <table:table-cell office:value-type="float" office:value="377793.0"/>
          <table:table-cell office:value-type="float" office:value="406631.0"/>
          <table:table-cell office:value-type="float" office:value="406631.0"/>
          <table:table-cell office:value-type="float" office:value="198.292"/>
          <table:table-cell office:value-type="float" office:value="0.0"/>
          <table:table-cell office:value-type="float" office:value="1039873.0"/>
          <table:table-cell office:value-type="float" office:value="1307179.0"/>
          <table:table-cell office:value-type="float" office:value="1300142.0"/>
          <table:table-cell office:value-type="float" office:value="36.0469"/>
          <table:table-cell office:value-type="float" office:value="0.0"/>
          <table:table-cell office:value-type="float" office:value="284383.0"/>
          <table:table-cell office:value-type="float" office:value="359162.0"/>
          <table:table-cell office:value-type="float" office:value="200624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853761.0"/>
          <table:table-cell table:style-name="cellWorst" office:value-type="float" office:value="2920517.0"/>
          <table:table-cell table:style-name="cellWorst" office:value-type="float" office:value="2920517.0"/>
          <table:table-cell table:formula="of:=MIN([.$B30];[.$F30];[.$K30];[.$P30];[.$U30];[.$Z30];[.$AE30];[.$AJ30];[.$AO30];[.$AT30];[.$AY30];[.$BD30];[.$BI30];[.$BN30];[.$BS30];[.$BX30];[.$CC30];[.$CH30];[.$CM30];[.$CR30];[.$CW30];[.$DB30];[.$DG30];[.$DL30];[.$DQ30];[.$DV30];[.$EA30];[.$EF30];[.$EK30];[.$EP30];[.$EU30];[.$EZ30];[.$FE30];[.$FJ30];[.$FO30];[.$FT30];[.$FY30];[.$GD30];[.$GI30];[.$GN30];[.$GS30])" office:value-type="float"/>
          <table:table-cell table:formula="of:=MIN([.$C30];[.$G30];[.$L30];[.$Q30];[.$V30];[.$AA30];[.$AF30];[.$AK30];[.$AP30];[.$AU30];[.$AZ30];[.$BE30];[.$BJ30];[.$BO30];[.$BT30];[.$BY30];[.$CD30];[.$CI30];[.$CN30];[.$CS30];[.$CX30];[.$DC30];[.$DH30];[.$DM30];[.$DR30];[.$DW30];[.$EB30];[.$EG30];[.$EL30];[.$EQ30];[.$EV30];[.$FA30];[.$FF30];[.$FK30];[.$FP30];[.$FU30];[.$FZ30];[.$GE30];[.$GJ30];[.$GO30];[.$GT30])" office:value-type="float"/>
          <table:table-cell table:formula="of:=MIN([.$D30];[.$H30];[.$M30];[.$R30];[.$W30];[.$AB30];[.$AG30];[.$AL30];[.$AQ30];[.$AV30];[.$BA30];[.$BF30];[.$BK30];[.$BP30];[.$BU30];[.$BZ30];[.$CE30];[.$CJ30];[.$CO30];[.$CT30];[.$CY30];[.$DD30];[.$DI30];[.$DN30];[.$DS30];[.$DX30];[.$EC30];[.$EH30];[.$EM30];[.$ER30];[.$EW30];[.$FB30];[.$FG30];[.$FL30];[.$FQ30];[.$FV30];[.$GA30];[.$GF30];[.$GK30];[.$GP30];[.$GU30])" office:value-type="float"/>
          <table:table-cell table:formula="of:=MIN([.$E30];[.$I30];[.$N30];[.$S30];[.$X30];[.$AC30];[.$AH30];[.$AM30];[.$AR30];[.$AW30];[.$BB30];[.$BG30];[.$BL30];[.$BQ30];[.$BV30];[.$CA30];[.$CF30];[.$CK30];[.$CP30];[.$CU30];[.$CZ30];[.$DE30];[.$DJ30];[.$DO30];[.$DT30];[.$DY30];[.$ED30];[.$EI30];[.$EN30];[.$ES30];[.$EX30];[.$FC30];[.$FH30];[.$FM30];[.$FR30];[.$FW30];[.$GB30];[.$GG30];[.$GL30];[.$GQ30];[.$GV30])" office:value-type="float"/>
          <table:table-cell table:formula="of:=MIN([.$J30];[.$O30];[.$T30];[.$Y30];[.$AD30];[.$AI30];[.$AN30];[.$AS30];[.$AX30];[.$BC30];[.$BH30];[.$BM30];[.$BR30];[.$BW30];[.$CB30];[.$CG30];[.$CL30];[.$CQ30];[.$CV30];[.$DA30];[.$DF30];[.$DK30];[.$DP30];[.$DU30];[.$DZ30];[.$EE30];[.$EJ30];[.$EO30];[.$ET30];[.$EY30];[.$FD30];[.$FI30];[.$FN30];[.$FS30];[.$FX30];[.$GC30];[.$GH30];[.$GM30];[.$GR30];[.$GW30])" office:value-type="float"/>
          <table:table-cell table:formula="of:=MEDIAN([.$B30];[.$F30];[.$K30];[.$P30];[.$U30];[.$Z30];[.$AE30];[.$AJ30];[.$AO30];[.$AT30];[.$AY30];[.$BD30];[.$BI30];[.$BN30];[.$BS30];[.$BX30];[.$CC30];[.$CH30];[.$CM30];[.$CR30];[.$CW30];[.$DB30];[.$DG30];[.$DL30];[.$DQ30];[.$DV30];[.$EA30];[.$EF30];[.$EK30];[.$EP30];[.$EU30];[.$EZ30];[.$FE30];[.$FJ30];[.$FO30];[.$FT30];[.$FY30];[.$GD30];[.$GI30];[.$GN30];[.$GS30])" office:value-type="float"/>
          <table:table-cell table:formula="of:=MEDIAN([.$C30];[.$G30];[.$L30];[.$Q30];[.$V30];[.$AA30];[.$AF30];[.$AK30];[.$AP30];[.$AU30];[.$AZ30];[.$BE30];[.$BJ30];[.$BO30];[.$BT30];[.$BY30];[.$CD30];[.$CI30];[.$CN30];[.$CS30];[.$CX30];[.$DC30];[.$DH30];[.$DM30];[.$DR30];[.$DW30];[.$EB30];[.$EG30];[.$EL30];[.$EQ30];[.$EV30];[.$FA30];[.$FF30];[.$FK30];[.$FP30];[.$FU30];[.$FZ30];[.$GE30];[.$GJ30];[.$GO30];[.$GT30])" office:value-type="float"/>
          <table:table-cell table:formula="of:=MEDIAN([.$D30];[.$H30];[.$M30];[.$R30];[.$W30];[.$AB30];[.$AG30];[.$AL30];[.$AQ30];[.$AV30];[.$BA30];[.$BF30];[.$BK30];[.$BP30];[.$BU30];[.$BZ30];[.$CE30];[.$CJ30];[.$CO30];[.$CT30];[.$CY30];[.$DD30];[.$DI30];[.$DN30];[.$DS30];[.$DX30];[.$EC30];[.$EH30];[.$EM30];[.$ER30];[.$EW30];[.$FB30];[.$FG30];[.$FL30];[.$FQ30];[.$FV30];[.$GA30];[.$GF30];[.$GK30];[.$GP30];[.$GU30])" office:value-type="float"/>
          <table:table-cell table:formula="of:=MEDIAN([.$E30];[.$I30];[.$N30];[.$S30];[.$X30];[.$AC30];[.$AH30];[.$AM30];[.$AR30];[.$AW30];[.$BB30];[.$BG30];[.$BL30];[.$BQ30];[.$BV30];[.$CA30];[.$CF30];[.$CK30];[.$CP30];[.$CU30];[.$CZ30];[.$DE30];[.$DJ30];[.$DO30];[.$DT30];[.$DY30];[.$ED30];[.$EI30];[.$EN30];[.$ES30];[.$EX30];[.$FC30];[.$FH30];[.$FM30];[.$FR30];[.$FW30];[.$GB30];[.$GG30];[.$GL30];[.$GQ30];[.$GV30])" office:value-type="float"/>
          <table:table-cell table:formula="of:=MEDIAN([.$J30];[.$O30];[.$T30];[.$Y30];[.$AD30];[.$AI30];[.$AN30];[.$AS30];[.$AX30];[.$BC30];[.$BH30];[.$BM30];[.$BR30];[.$BW30];[.$CB30];[.$CG30];[.$CL30];[.$CQ30];[.$CV30];[.$DA30];[.$DF30];[.$DK30];[.$DP30];[.$DU30];[.$DZ30];[.$EE30];[.$EJ30];[.$EO30];[.$ET30];[.$EY30];[.$FD30];[.$FI30];[.$FN30];[.$FS30];[.$FX30];[.$GC30];[.$GH30];[.$GM30];[.$GR30];[.$GW30])" office:value-type="float"/>
          <table:table-cell table:formula="of:=MAX([.$B30];[.$F30];[.$K30];[.$P30];[.$U30];[.$Z30];[.$AE30];[.$AJ30];[.$AO30];[.$AT30];[.$AY30];[.$BD30];[.$BI30];[.$BN30];[.$BS30];[.$BX30];[.$CC30];[.$CH30];[.$CM30];[.$CR30];[.$CW30];[.$DB30];[.$DG30];[.$DL30];[.$DQ30];[.$DV30];[.$EA30];[.$EF30];[.$EK30];[.$EP30];[.$EU30];[.$EZ30];[.$FE30];[.$FJ30];[.$FO30];[.$FT30];[.$FY30];[.$GD30];[.$GI30];[.$GN30];[.$GS30])" office:value-type="float"/>
          <table:table-cell table:formula="of:=MAX([.$C30];[.$G30];[.$L30];[.$Q30];[.$V30];[.$AA30];[.$AF30];[.$AK30];[.$AP30];[.$AU30];[.$AZ30];[.$BE30];[.$BJ30];[.$BO30];[.$BT30];[.$BY30];[.$CD30];[.$CI30];[.$CN30];[.$CS30];[.$CX30];[.$DC30];[.$DH30];[.$DM30];[.$DR30];[.$DW30];[.$EB30];[.$EG30];[.$EL30];[.$EQ30];[.$EV30];[.$FA30];[.$FF30];[.$FK30];[.$FP30];[.$FU30];[.$FZ30];[.$GE30];[.$GJ30];[.$GO30];[.$GT30])" office:value-type="float"/>
          <table:table-cell table:formula="of:=MAX([.$D30];[.$H30];[.$M30];[.$R30];[.$W30];[.$AB30];[.$AG30];[.$AL30];[.$AQ30];[.$AV30];[.$BA30];[.$BF30];[.$BK30];[.$BP30];[.$BU30];[.$BZ30];[.$CE30];[.$CJ30];[.$CO30];[.$CT30];[.$CY30];[.$DD30];[.$DI30];[.$DN30];[.$DS30];[.$DX30];[.$EC30];[.$EH30];[.$EM30];[.$ER30];[.$EW30];[.$FB30];[.$FG30];[.$FL30];[.$FQ30];[.$FV30];[.$GA30];[.$GF30];[.$GK30];[.$GP30];[.$GU30])" office:value-type="float"/>
          <table:table-cell table:formula="of:=MAX([.$E30];[.$I30];[.$N30];[.$S30];[.$X30];[.$AC30];[.$AH30];[.$AM30];[.$AR30];[.$AW30];[.$BB30];[.$BG30];[.$BL30];[.$BQ30];[.$BV30];[.$CA30];[.$CF30];[.$CK30];[.$CP30];[.$CU30];[.$CZ30];[.$DE30];[.$DJ30];[.$DO30];[.$DT30];[.$DY30];[.$ED30];[.$EI30];[.$EN30];[.$ES30];[.$EX30];[.$FC30];[.$FH30];[.$FM30];[.$FR30];[.$FW30];[.$GB30];[.$GG30];[.$GL30];[.$GQ30];[.$GV30])" office:value-type="float"/>
          <table:table-cell table:formula="of:=MAX([.$J30];[.$O30];[.$T30];[.$Y30];[.$AD30];[.$AI30];[.$AN30];[.$AS30];[.$AX30];[.$BC30];[.$BH30];[.$BM30];[.$BR30];[.$BW30];[.$CB30];[.$CG30];[.$CL30];[.$CQ30];[.$CV30];[.$DA30];[.$DF30];[.$DK30];[.$DP30];[.$DU30];[.$DZ30];[.$EE30];[.$EJ30];[.$EO30];[.$ET30];[.$EY30];[.$FD30];[.$FI30];[.$FN30];[.$FS30];[.$FX30];[.$GC30];[.$GH30];[.$GM30];[.$GR30];[.$GW30])" office:value-type="float"/>
        </table:table-row>
        <table:table-row table:style-name="ro1">
          <table:table-cell office:value-type="string">
            <text:p>./handmade_soko029.lp</text:p>
          </table:table-cell>
          <table:table-cell office:value-type="float" office:value="12.1038"/>
          <table:table-cell office:value-type="float" office:value="0.0"/>
          <table:table-cell office:value-type="float" office:value="73004.0"/>
          <table:table-cell office:value-type="float" office:value="106678.0"/>
          <table:table-cell office:value-type="float" office:value="12.2424"/>
          <table:table-cell office:value-type="float" office:value="0.0"/>
          <table:table-cell office:value-type="float" office:value="73004.0"/>
          <table:table-cell office:value-type="float" office:value="106678.0"/>
          <table:table-cell table:style-name="cellBest" office:value-type="float" office:value="0.0"/>
          <table:table-cell office:value-type="float" office:value="11.3896"/>
          <table:table-cell office:value-type="float" office:value="0.0"/>
          <table:table-cell office:value-type="float" office:value="73004.0"/>
          <table:table-cell office:value-type="float" office:value="106678.0"/>
          <table:table-cell table:style-name="cellBest" office:value-type="float" office:value="0.0"/>
          <table:table-cell office:value-type="float" office:value="12.3157"/>
          <table:table-cell office:value-type="float" office:value="0.0"/>
          <table:table-cell office:value-type="float" office:value="73004.0"/>
          <table:table-cell office:value-type="float" office:value="106678.0"/>
          <table:table-cell office:value-type="float" office:value="25513.0"/>
          <table:table-cell office:value-type="float" office:value="9.68027"/>
          <table:table-cell office:value-type="float" office:value="0.0"/>
          <table:table-cell office:value-type="float" office:value="60249.0"/>
          <table:table-cell office:value-type="float" office:value="153485.0"/>
          <table:table-cell office:value-type="float" office:value="75930.0"/>
          <table:table-cell office:value-type="float" office:value="9.7906"/>
          <table:table-cell office:value-type="float" office:value="0.0"/>
          <table:table-cell office:value-type="float" office:value="58693.0"/>
          <table:table-cell office:value-type="float" office:value="87408.0"/>
          <table:table-cell office:value-type="float" office:value="21551.0"/>
          <table:table-cell office:value-type="float" office:value="12.3037"/>
          <table:table-cell office:value-type="float" office:value="0.0"/>
          <table:table-cell office:value-type="float" office:value="61778.0"/>
          <table:table-cell office:value-type="float" office:value="75113.0"/>
          <table:table-cell office:value-type="float" office:value="68250.0"/>
          <table:table-cell office:value-type="float" office:value="31.129"/>
          <table:table-cell office:value-type="float" office:value="0.0"/>
          <table:table-cell office:value-type="float" office:value="182845.0"/>
          <table:table-cell office:value-type="float" office:value="207520.0"/>
          <table:table-cell office:value-type="float" office:value="203015.0"/>
          <table:table-cell table:style-name="cellBest" office:value-type="float" office:value="3.56518"/>
          <table:table-cell office:value-type="float" office:value="0.0"/>
          <table:table-cell table:style-name="cellBest" office:value-type="float" office:value="21416.0"/>
          <table:table-cell table:style-name="cellBest" office:value-type="float" office:value="28755.0"/>
          <table:table-cell office:value-type="float" office:value="26462.0"/>
          <table:table-cell office:value-type="float" office:value="11.927"/>
          <table:table-cell office:value-type="float" office:value="0.0"/>
          <table:table-cell office:value-type="float" office:value="63683.0"/>
          <table:table-cell office:value-type="float" office:value="76316.0"/>
          <table:table-cell office:value-type="float" office:value="72882.0"/>
          <table:table-cell office:value-type="float" office:value="9.32141"/>
          <table:table-cell office:value-type="float" office:value="0.0"/>
          <table:table-cell office:value-type="float" office:value="53151.0"/>
          <table:table-cell office:value-type="float" office:value="81581.0"/>
          <table:table-cell office:value-type="float" office:value="21477.0"/>
          <table:table-cell office:value-type="float" office:value="7.86108"/>
          <table:table-cell office:value-type="float" office:value="0.0"/>
          <table:table-cell office:value-type="float" office:value="38338.0"/>
          <table:table-cell office:value-type="float" office:value="58795.0"/>
          <table:table-cell office:value-type="float" office:value="17447.0"/>
          <table:table-cell office:value-type="float" office:value="7.80528"/>
          <table:table-cell office:value-type="float" office:value="0.0"/>
          <table:table-cell office:value-type="float" office:value="44882.0"/>
          <table:table-cell office:value-type="float" office:value="69802.0"/>
          <table:table-cell office:value-type="float" office:value="19127.0"/>
          <table:table-cell office:value-type="float" office:value="3.88358"/>
          <table:table-cell office:value-type="float" office:value="0.0"/>
          <table:table-cell office:value-type="float" office:value="22610.0"/>
          <table:table-cell office:value-type="float" office:value="36298.0"/>
          <table:table-cell office:value-type="float" office:value="11670.0"/>
          <table:table-cell office:value-type="float" office:value="5.77529"/>
          <table:table-cell office:value-type="float" office:value="0.0"/>
          <table:table-cell office:value-type="float" office:value="34820.0"/>
          <table:table-cell office:value-type="float" office:value="42640.0"/>
          <table:table-cell office:value-type="float" office:value="42640.0"/>
          <table:table-cell office:value-type="float" office:value="61.3486"/>
          <table:table-cell office:value-type="float" office:value="0.0"/>
          <table:table-cell office:value-type="float" office:value="308362.0"/>
          <table:table-cell office:value-type="float" office:value="1632194.0"/>
          <table:table-cell table:style-name="cellBest" office:value-type="float" office:value="0.0"/>
          <table:table-cell office:value-type="float" office:value="14.2362"/>
          <table:table-cell office:value-type="float" office:value="0.0"/>
          <table:table-cell office:value-type="float" office:value="74140.0"/>
          <table:table-cell office:value-type="float" office:value="91067.0"/>
          <table:table-cell office:value-type="float" office:value="86837.0"/>
          <table:table-cell office:value-type="float" office:value="6.14316"/>
          <table:table-cell office:value-type="float" office:value="0.0"/>
          <table:table-cell office:value-type="float" office:value="32445.0"/>
          <table:table-cell office:value-type="float" office:value="53326.0"/>
          <table:table-cell office:value-type="float" office:value="1548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851928.0"/>
          <table:table-cell table:style-name="cellWorst" office:value-type="float" office:value="1870245.0"/>
          <table:table-cell table:style-name="cellWorst" office:value-type="float" office:value="1870245.0"/>
          <table:table-cell office:value-type="float" office:value="42.5696"/>
          <table:table-cell office:value-type="float" office:value="0.0"/>
          <table:table-cell office:value-type="float" office:value="182369.0"/>
          <table:table-cell office:value-type="float" office:value="212145.0"/>
          <table:table-cell office:value-type="float" office:value="205622.0"/>
          <table:table-cell office:value-type="float" office:value="5.43342"/>
          <table:table-cell office:value-type="float" office:value="0.0"/>
          <table:table-cell office:value-type="float" office:value="32388.0"/>
          <table:table-cell office:value-type="float" office:value="50215.0"/>
          <table:table-cell office:value-type="float" office:value="1565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437541.0"/>
          <table:table-cell office:value-type="float" office:value="1462110.0"/>
          <table:table-cell office:value-type="float" office:value="1462110.0"/>
          <table:table-cell office:value-type="float" office:value="11.5219"/>
          <table:table-cell office:value-type="float" office:value="0.0"/>
          <table:table-cell office:value-type="float" office:value="73004.0"/>
          <table:table-cell office:value-type="float" office:value="106678.0"/>
          <table:table-cell office:value-type="float" office:value="25513.0"/>
          <table:table-cell office:value-type="float" office:value="6.05213"/>
          <table:table-cell office:value-type="float" office:value="0.0"/>
          <table:table-cell office:value-type="float" office:value="33885.0"/>
          <table:table-cell office:value-type="float" office:value="69451.0"/>
          <table:table-cell office:value-type="float" office:value="35438.0"/>
          <table:table-cell office:value-type="float" office:value="9.8758"/>
          <table:table-cell office:value-type="float" office:value="0.0"/>
          <table:table-cell office:value-type="float" office:value="64674.0"/>
          <table:table-cell office:value-type="float" office:value="95877.0"/>
          <table:table-cell office:value-type="float" office:value="53661.0"/>
          <table:table-cell office:value-type="float" office:value="12.6248"/>
          <table:table-cell office:value-type="float" office:value="0.0"/>
          <table:table-cell office:value-type="float" office:value="79046.0"/>
          <table:table-cell office:value-type="float" office:value="118683.0"/>
          <table:table-cell office:value-type="float" office:value="107965.0"/>
          <table:table-cell office:value-type="float" office:value="7.31227"/>
          <table:table-cell office:value-type="float" office:value="0.0"/>
          <table:table-cell office:value-type="float" office:value="51187.0"/>
          <table:table-cell office:value-type="float" office:value="76271.0"/>
          <table:table-cell office:value-type="float" office:value="73783.0"/>
          <table:table-cell office:value-type="float" office:value="10.6399"/>
          <table:table-cell office:value-type="float" office:value="0.0"/>
          <table:table-cell office:value-type="float" office:value="78612.0"/>
          <table:table-cell office:value-type="float" office:value="113293.0"/>
          <table:table-cell office:value-type="float" office:value="111824.0"/>
          <table:table-cell office:value-type="float" office:value="17.4813"/>
          <table:table-cell office:value-type="float" office:value="0.0"/>
          <table:table-cell office:value-type="float" office:value="119426.0"/>
          <table:table-cell office:value-type="float" office:value="169507.0"/>
          <table:table-cell office:value-type="float" office:value="167872.0"/>
          <table:table-cell office:value-type="float" office:value="8.28092"/>
          <table:table-cell office:value-type="float" office:value="0.0"/>
          <table:table-cell office:value-type="float" office:value="51448.0"/>
          <table:table-cell office:value-type="float" office:value="81861.0"/>
          <table:table-cell office:value-type="float" office:value="42902.0"/>
          <table:table-cell office:value-type="float" office:value="8.07347"/>
          <table:table-cell office:value-type="float" office:value="0.0"/>
          <table:table-cell office:value-type="float" office:value="45317.0"/>
          <table:table-cell office:value-type="float" office:value="69220.0"/>
          <table:table-cell office:value-type="float" office:value="33580.0"/>
          <table:table-cell office:value-type="float" office:value="7.60483"/>
          <table:table-cell office:value-type="float" office:value="0.0"/>
          <table:table-cell office:value-type="float" office:value="44596.0"/>
          <table:table-cell office:value-type="float" office:value="69656.0"/>
          <table:table-cell office:value-type="float" office:value="33836.0"/>
          <table:table-cell office:value-type="float" office:value="10.0271"/>
          <table:table-cell office:value-type="float" office:value="0.0"/>
          <table:table-cell office:value-type="float" office:value="61916.0"/>
          <table:table-cell office:value-type="float" office:value="93193.0"/>
          <table:table-cell office:value-type="float" office:value="43686.0"/>
          <table:table-cell office:value-type="float" office:value="35.6342"/>
          <table:table-cell office:value-type="float" office:value="0.0"/>
          <table:table-cell office:value-type="float" office:value="255944.0"/>
          <table:table-cell office:value-type="float" office:value="357341.0"/>
          <table:table-cell office:value-type="float" office:value="357341.0"/>
          <table:table-cell office:value-type="float" office:value="10.0076"/>
          <table:table-cell office:value-type="float" office:value="0.0"/>
          <table:table-cell office:value-type="float" office:value="53922.0"/>
          <table:table-cell office:value-type="float" office:value="77639.0"/>
          <table:table-cell table:style-name="cellBest" office:value-type="float" office:value="0.0"/>
          <table:table-cell office:value-type="float" office:value="78.6228"/>
          <table:table-cell office:value-type="float" office:value="0.0"/>
          <table:table-cell office:value-type="float" office:value="489354.0"/>
          <table:table-cell office:value-type="float" office:value="576495.0"/>
          <table:table-cell office:value-type="float" office:value="569884.0"/>
          <table:table-cell office:value-type="float" office:value="6.26448"/>
          <table:table-cell office:value-type="float" office:value="0.0"/>
          <table:table-cell office:value-type="float" office:value="38919.0"/>
          <table:table-cell office:value-type="float" office:value="60900.0"/>
          <table:table-cell office:value-type="float" office:value="29502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68836.0"/>
          <table:table-cell office:value-type="float" office:value="1762199.0"/>
          <table:table-cell office:value-type="float" office:value="1762199.0"/>
          <table:table-cell office:value-type="float" office:value="131.131"/>
          <table:table-cell office:value-type="float" office:value="0.0"/>
          <table:table-cell office:value-type="float" office:value="650069.0"/>
          <table:table-cell office:value-type="float" office:value="911930.0"/>
          <table:table-cell office:value-type="float" office:value="902319.0"/>
          <table:table-cell office:value-type="float" office:value="6.52439"/>
          <table:table-cell office:value-type="float" office:value="0.0"/>
          <table:table-cell office:value-type="float" office:value="39499.0"/>
          <table:table-cell office:value-type="float" office:value="62512.0"/>
          <table:table-cell office:value-type="float" office:value="28572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21104.0"/>
          <table:table-cell office:value-type="float" office:value="1785280.0"/>
          <table:table-cell office:value-type="float" office:value="1785280.0"/>
          <table:table-cell table:formula="of:=MIN([.$B31];[.$F31];[.$K31];[.$P31];[.$U31];[.$Z31];[.$AE31];[.$AJ31];[.$AO31];[.$AT31];[.$AY31];[.$BD31];[.$BI31];[.$BN31];[.$BS31];[.$BX31];[.$CC31];[.$CH31];[.$CM31];[.$CR31];[.$CW31];[.$DB31];[.$DG31];[.$DL31];[.$DQ31];[.$DV31];[.$EA31];[.$EF31];[.$EK31];[.$EP31];[.$EU31];[.$EZ31];[.$FE31];[.$FJ31];[.$FO31];[.$FT31];[.$FY31];[.$GD31];[.$GI31];[.$GN31];[.$GS31])" office:value-type="float"/>
          <table:table-cell table:formula="of:=MIN([.$C31];[.$G31];[.$L31];[.$Q31];[.$V31];[.$AA31];[.$AF31];[.$AK31];[.$AP31];[.$AU31];[.$AZ31];[.$BE31];[.$BJ31];[.$BO31];[.$BT31];[.$BY31];[.$CD31];[.$CI31];[.$CN31];[.$CS31];[.$CX31];[.$DC31];[.$DH31];[.$DM31];[.$DR31];[.$DW31];[.$EB31];[.$EG31];[.$EL31];[.$EQ31];[.$EV31];[.$FA31];[.$FF31];[.$FK31];[.$FP31];[.$FU31];[.$FZ31];[.$GE31];[.$GJ31];[.$GO31];[.$GT31])" office:value-type="float"/>
          <table:table-cell table:formula="of:=MIN([.$D31];[.$H31];[.$M31];[.$R31];[.$W31];[.$AB31];[.$AG31];[.$AL31];[.$AQ31];[.$AV31];[.$BA31];[.$BF31];[.$BK31];[.$BP31];[.$BU31];[.$BZ31];[.$CE31];[.$CJ31];[.$CO31];[.$CT31];[.$CY31];[.$DD31];[.$DI31];[.$DN31];[.$DS31];[.$DX31];[.$EC31];[.$EH31];[.$EM31];[.$ER31];[.$EW31];[.$FB31];[.$FG31];[.$FL31];[.$FQ31];[.$FV31];[.$GA31];[.$GF31];[.$GK31];[.$GP31];[.$GU31])" office:value-type="float"/>
          <table:table-cell table:formula="of:=MIN([.$E31];[.$I31];[.$N31];[.$S31];[.$X31];[.$AC31];[.$AH31];[.$AM31];[.$AR31];[.$AW31];[.$BB31];[.$BG31];[.$BL31];[.$BQ31];[.$BV31];[.$CA31];[.$CF31];[.$CK31];[.$CP31];[.$CU31];[.$CZ31];[.$DE31];[.$DJ31];[.$DO31];[.$DT31];[.$DY31];[.$ED31];[.$EI31];[.$EN31];[.$ES31];[.$EX31];[.$FC31];[.$FH31];[.$FM31];[.$FR31];[.$FW31];[.$GB31];[.$GG31];[.$GL31];[.$GQ31];[.$GV31])" office:value-type="float"/>
          <table:table-cell table:formula="of:=MIN([.$J31];[.$O31];[.$T31];[.$Y31];[.$AD31];[.$AI31];[.$AN31];[.$AS31];[.$AX31];[.$BC31];[.$BH31];[.$BM31];[.$BR31];[.$BW31];[.$CB31];[.$CG31];[.$CL31];[.$CQ31];[.$CV31];[.$DA31];[.$DF31];[.$DK31];[.$DP31];[.$DU31];[.$DZ31];[.$EE31];[.$EJ31];[.$EO31];[.$ET31];[.$EY31];[.$FD31];[.$FI31];[.$FN31];[.$FS31];[.$FX31];[.$GC31];[.$GH31];[.$GM31];[.$GR31];[.$GW31])" office:value-type="float"/>
          <table:table-cell table:formula="of:=MEDIAN([.$B31];[.$F31];[.$K31];[.$P31];[.$U31];[.$Z31];[.$AE31];[.$AJ31];[.$AO31];[.$AT31];[.$AY31];[.$BD31];[.$BI31];[.$BN31];[.$BS31];[.$BX31];[.$CC31];[.$CH31];[.$CM31];[.$CR31];[.$CW31];[.$DB31];[.$DG31];[.$DL31];[.$DQ31];[.$DV31];[.$EA31];[.$EF31];[.$EK31];[.$EP31];[.$EU31];[.$EZ31];[.$FE31];[.$FJ31];[.$FO31];[.$FT31];[.$FY31];[.$GD31];[.$GI31];[.$GN31];[.$GS31])" office:value-type="float"/>
          <table:table-cell table:formula="of:=MEDIAN([.$C31];[.$G31];[.$L31];[.$Q31];[.$V31];[.$AA31];[.$AF31];[.$AK31];[.$AP31];[.$AU31];[.$AZ31];[.$BE31];[.$BJ31];[.$BO31];[.$BT31];[.$BY31];[.$CD31];[.$CI31];[.$CN31];[.$CS31];[.$CX31];[.$DC31];[.$DH31];[.$DM31];[.$DR31];[.$DW31];[.$EB31];[.$EG31];[.$EL31];[.$EQ31];[.$EV31];[.$FA31];[.$FF31];[.$FK31];[.$FP31];[.$FU31];[.$FZ31];[.$GE31];[.$GJ31];[.$GO31];[.$GT31])" office:value-type="float"/>
          <table:table-cell table:formula="of:=MEDIAN([.$D31];[.$H31];[.$M31];[.$R31];[.$W31];[.$AB31];[.$AG31];[.$AL31];[.$AQ31];[.$AV31];[.$BA31];[.$BF31];[.$BK31];[.$BP31];[.$BU31];[.$BZ31];[.$CE31];[.$CJ31];[.$CO31];[.$CT31];[.$CY31];[.$DD31];[.$DI31];[.$DN31];[.$DS31];[.$DX31];[.$EC31];[.$EH31];[.$EM31];[.$ER31];[.$EW31];[.$FB31];[.$FG31];[.$FL31];[.$FQ31];[.$FV31];[.$GA31];[.$GF31];[.$GK31];[.$GP31];[.$GU31])" office:value-type="float"/>
          <table:table-cell table:formula="of:=MEDIAN([.$E31];[.$I31];[.$N31];[.$S31];[.$X31];[.$AC31];[.$AH31];[.$AM31];[.$AR31];[.$AW31];[.$BB31];[.$BG31];[.$BL31];[.$BQ31];[.$BV31];[.$CA31];[.$CF31];[.$CK31];[.$CP31];[.$CU31];[.$CZ31];[.$DE31];[.$DJ31];[.$DO31];[.$DT31];[.$DY31];[.$ED31];[.$EI31];[.$EN31];[.$ES31];[.$EX31];[.$FC31];[.$FH31];[.$FM31];[.$FR31];[.$FW31];[.$GB31];[.$GG31];[.$GL31];[.$GQ31];[.$GV31])" office:value-type="float"/>
          <table:table-cell table:formula="of:=MEDIAN([.$J31];[.$O31];[.$T31];[.$Y31];[.$AD31];[.$AI31];[.$AN31];[.$AS31];[.$AX31];[.$BC31];[.$BH31];[.$BM31];[.$BR31];[.$BW31];[.$CB31];[.$CG31];[.$CL31];[.$CQ31];[.$CV31];[.$DA31];[.$DF31];[.$DK31];[.$DP31];[.$DU31];[.$DZ31];[.$EE31];[.$EJ31];[.$EO31];[.$ET31];[.$EY31];[.$FD31];[.$FI31];[.$FN31];[.$FS31];[.$FX31];[.$GC31];[.$GH31];[.$GM31];[.$GR31];[.$GW31])" office:value-type="float"/>
          <table:table-cell table:formula="of:=MAX([.$B31];[.$F31];[.$K31];[.$P31];[.$U31];[.$Z31];[.$AE31];[.$AJ31];[.$AO31];[.$AT31];[.$AY31];[.$BD31];[.$BI31];[.$BN31];[.$BS31];[.$BX31];[.$CC31];[.$CH31];[.$CM31];[.$CR31];[.$CW31];[.$DB31];[.$DG31];[.$DL31];[.$DQ31];[.$DV31];[.$EA31];[.$EF31];[.$EK31];[.$EP31];[.$EU31];[.$EZ31];[.$FE31];[.$FJ31];[.$FO31];[.$FT31];[.$FY31];[.$GD31];[.$GI31];[.$GN31];[.$GS31])" office:value-type="float"/>
          <table:table-cell table:formula="of:=MAX([.$C31];[.$G31];[.$L31];[.$Q31];[.$V31];[.$AA31];[.$AF31];[.$AK31];[.$AP31];[.$AU31];[.$AZ31];[.$BE31];[.$BJ31];[.$BO31];[.$BT31];[.$BY31];[.$CD31];[.$CI31];[.$CN31];[.$CS31];[.$CX31];[.$DC31];[.$DH31];[.$DM31];[.$DR31];[.$DW31];[.$EB31];[.$EG31];[.$EL31];[.$EQ31];[.$EV31];[.$FA31];[.$FF31];[.$FK31];[.$FP31];[.$FU31];[.$FZ31];[.$GE31];[.$GJ31];[.$GO31];[.$GT31])" office:value-type="float"/>
          <table:table-cell table:formula="of:=MAX([.$D31];[.$H31];[.$M31];[.$R31];[.$W31];[.$AB31];[.$AG31];[.$AL31];[.$AQ31];[.$AV31];[.$BA31];[.$BF31];[.$BK31];[.$BP31];[.$BU31];[.$BZ31];[.$CE31];[.$CJ31];[.$CO31];[.$CT31];[.$CY31];[.$DD31];[.$DI31];[.$DN31];[.$DS31];[.$DX31];[.$EC31];[.$EH31];[.$EM31];[.$ER31];[.$EW31];[.$FB31];[.$FG31];[.$FL31];[.$FQ31];[.$FV31];[.$GA31];[.$GF31];[.$GK31];[.$GP31];[.$GU31])" office:value-type="float"/>
          <table:table-cell table:formula="of:=MAX([.$E31];[.$I31];[.$N31];[.$S31];[.$X31];[.$AC31];[.$AH31];[.$AM31];[.$AR31];[.$AW31];[.$BB31];[.$BG31];[.$BL31];[.$BQ31];[.$BV31];[.$CA31];[.$CF31];[.$CK31];[.$CP31];[.$CU31];[.$CZ31];[.$DE31];[.$DJ31];[.$DO31];[.$DT31];[.$DY31];[.$ED31];[.$EI31];[.$EN31];[.$ES31];[.$EX31];[.$FC31];[.$FH31];[.$FM31];[.$FR31];[.$FW31];[.$GB31];[.$GG31];[.$GL31];[.$GQ31];[.$GV31])" office:value-type="float"/>
          <table:table-cell table:formula="of:=MAX([.$J31];[.$O31];[.$T31];[.$Y31];[.$AD31];[.$AI31];[.$AN31];[.$AS31];[.$AX31];[.$BC31];[.$BH31];[.$BM31];[.$BR31];[.$BW31];[.$CB31];[.$CG31];[.$CL31];[.$CQ31];[.$CV31];[.$DA31];[.$DF31];[.$DK31];[.$DP31];[.$DU31];[.$DZ31];[.$EE31];[.$EJ31];[.$EO31];[.$ET31];[.$EY31];[.$FD31];[.$FI31];[.$FN31];[.$FS31];[.$FX31];[.$GC31];[.$GH31];[.$GM31];[.$GR31];[.$GW31])" office:value-type="float"/>
        </table:table-row>
        <table:table-row table:style-name="ro1">
          <table:table-cell office:value-type="string">
            <text:p>./handmade_soko030.lp</text:p>
          </table:table-cell>
          <table:table-cell office:value-type="float" office:value="19.588"/>
          <table:table-cell office:value-type="float" office:value="0.0"/>
          <table:table-cell office:value-type="float" office:value="153849.0"/>
          <table:table-cell office:value-type="float" office:value="202450.0"/>
          <table:table-cell office:value-type="float" office:value="19.5428"/>
          <table:table-cell office:value-type="float" office:value="0.0"/>
          <table:table-cell office:value-type="float" office:value="153849.0"/>
          <table:table-cell office:value-type="float" office:value="202450.0"/>
          <table:table-cell table:style-name="cellBest" office:value-type="float" office:value="0.0"/>
          <table:table-cell office:value-type="float" office:value="19.3747"/>
          <table:table-cell office:value-type="float" office:value="0.0"/>
          <table:table-cell office:value-type="float" office:value="153849.0"/>
          <table:table-cell office:value-type="float" office:value="202450.0"/>
          <table:table-cell table:style-name="cellBest" office:value-type="float" office:value="0.0"/>
          <table:table-cell office:value-type="float" office:value="19.526"/>
          <table:table-cell office:value-type="float" office:value="0.0"/>
          <table:table-cell office:value-type="float" office:value="153849.0"/>
          <table:table-cell office:value-type="float" office:value="202450.0"/>
          <table:table-cell office:value-type="float" office:value="54048.0"/>
          <table:table-cell table:style-name="cellBest" office:value-type="float" office:value="8.91108"/>
          <table:table-cell office:value-type="float" office:value="0.0"/>
          <table:table-cell table:style-name="cellBest" office:value-type="float" office:value="75946.0"/>
          <table:table-cell office:value-type="float" office:value="137857.0"/>
          <table:table-cell office:value-type="float" office:value="56544.0"/>
          <table:table-cell office:value-type="float" office:value="27.639"/>
          <table:table-cell office:value-type="float" office:value="0.0"/>
          <table:table-cell office:value-type="float" office:value="215724.0"/>
          <table:table-cell office:value-type="float" office:value="278890.0"/>
          <table:table-cell office:value-type="float" office:value="69901.0"/>
          <table:table-cell office:value-type="float" office:value="72.4753"/>
          <table:table-cell office:value-type="float" office:value="0.0"/>
          <table:table-cell office:value-type="float" office:value="422383.0"/>
          <table:table-cell office:value-type="float" office:value="480807.0"/>
          <table:table-cell office:value-type="float" office:value="460071.0"/>
          <table:table-cell office:value-type="float" office:value="85.1678"/>
          <table:table-cell office:value-type="float" office:value="0.0"/>
          <table:table-cell office:value-type="float" office:value="514262.0"/>
          <table:table-cell office:value-type="float" office:value="579304.0"/>
          <table:table-cell office:value-type="float" office:value="574630.0"/>
          <table:table-cell office:value-type="float" office:value="54.1556"/>
          <table:table-cell office:value-type="float" office:value="0.0"/>
          <table:table-cell office:value-type="float" office:value="388115.0"/>
          <table:table-cell office:value-type="float" office:value="440257.0"/>
          <table:table-cell office:value-type="float" office:value="436867.0"/>
          <table:table-cell office:value-type="float" office:value="33.4044"/>
          <table:table-cell office:value-type="float" office:value="0.0"/>
          <table:table-cell office:value-type="float" office:value="219252.0"/>
          <table:table-cell office:value-type="float" office:value="249680.0"/>
          <table:table-cell office:value-type="float" office:value="247689.0"/>
          <table:table-cell office:value-type="float" office:value="14.0701"/>
          <table:table-cell office:value-type="float" office:value="0.0"/>
          <table:table-cell office:value-type="float" office:value="108768.0"/>
          <table:table-cell office:value-type="float" office:value="146462.0"/>
          <table:table-cell office:value-type="float" office:value="39490.0"/>
          <table:table-cell office:value-type="float" office:value="18.0498"/>
          <table:table-cell office:value-type="float" office:value="0.0"/>
          <table:table-cell office:value-type="float" office:value="142014.0"/>
          <table:table-cell office:value-type="float" office:value="189174.0"/>
          <table:table-cell office:value-type="float" office:value="52939.0"/>
          <table:table-cell office:value-type="float" office:value="30.5284"/>
          <table:table-cell office:value-type="float" office:value="0.0"/>
          <table:table-cell office:value-type="float" office:value="217537.0"/>
          <table:table-cell office:value-type="float" office:value="277599.0"/>
          <table:table-cell office:value-type="float" office:value="69737.0"/>
          <table:table-cell office:value-type="float" office:value="9.68523"/>
          <table:table-cell office:value-type="float" office:value="0.0"/>
          <table:table-cell office:value-type="float" office:value="79331.0"/>
          <table:table-cell office:value-type="float" office:value="110656.0"/>
          <table:table-cell office:value-type="float" office:value="30377.0"/>
          <table:table-cell office:value-type="float" office:value="57.02"/>
          <table:table-cell office:value-type="float" office:value="0.0"/>
          <table:table-cell office:value-type="float" office:value="389689.0"/>
          <table:table-cell office:value-type="float" office:value="442258.0"/>
          <table:table-cell office:value-type="float" office:value="442258.0"/>
          <table:table-cell office:value-type="float" office:value="25.825"/>
          <table:table-cell office:value-type="float" office:value="0.0"/>
          <table:table-cell office:value-type="float" office:value="185514.0"/>
          <table:table-cell office:value-type="float" office:value="734182.0"/>
          <table:table-cell table:style-name="cellBest" office:value-type="float" office:value="0.0"/>
          <table:table-cell office:value-type="float" office:value="41.1723"/>
          <table:table-cell office:value-type="float" office:value="0.0"/>
          <table:table-cell office:value-type="float" office:value="278151.0"/>
          <table:table-cell office:value-type="float" office:value="312784.0"/>
          <table:table-cell office:value-type="float" office:value="309168.0"/>
          <table:table-cell office:value-type="float" office:value="23.1336"/>
          <table:table-cell office:value-type="float" office:value="0.0"/>
          <table:table-cell office:value-type="float" office:value="164852.0"/>
          <table:table-cell office:value-type="float" office:value="213951.0"/>
          <table:table-cell office:value-type="float" office:value="54684.0"/>
          <table:table-cell office:value-type="float" office:value="12.7083"/>
          <table:table-cell office:value-type="float" office:value="0.0"/>
          <table:table-cell office:value-type="float" office:value="137321.0"/>
          <table:table-cell office:value-type="float" office:value="140058.0"/>
          <table:table-cell office:value-type="float" office:value="14005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429439.0"/>
          <table:table-cell table:style-name="cellWorst" office:value-type="float" office:value="2642841.0"/>
          <table:table-cell table:style-name="cellWorst" office:value-type="float" office:value="2624918.0"/>
          <table:table-cell office:value-type="float" office:value="23.3183"/>
          <table:table-cell office:value-type="float" office:value="0.0"/>
          <table:table-cell office:value-type="float" office:value="170139.0"/>
          <table:table-cell office:value-type="float" office:value="223305.0"/>
          <table:table-cell office:value-type="float" office:value="58495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494423.0"/>
          <table:table-cell office:value-type="float" office:value="2547152.0"/>
          <table:table-cell office:value-type="float" office:value="2547152.0"/>
          <table:table-cell office:value-type="float" office:value="18.3326"/>
          <table:table-cell office:value-type="float" office:value="0.0"/>
          <table:table-cell office:value-type="float" office:value="153849.0"/>
          <table:table-cell office:value-type="float" office:value="202450.0"/>
          <table:table-cell office:value-type="float" office:value="54048.0"/>
          <table:table-cell office:value-type="float" office:value="21.5248"/>
          <table:table-cell office:value-type="float" office:value="0.0"/>
          <table:table-cell office:value-type="float" office:value="141083.0"/>
          <table:table-cell office:value-type="float" office:value="208501.0"/>
          <table:table-cell office:value-type="float" office:value="105043.0"/>
          <table:table-cell office:value-type="float" office:value="18.6097"/>
          <table:table-cell office:value-type="float" office:value="0.0"/>
          <table:table-cell office:value-type="float" office:value="153537.0"/>
          <table:table-cell office:value-type="float" office:value="203744.0"/>
          <table:table-cell office:value-type="float" office:value="93520.0"/>
          <table:table-cell office:value-type="float" office:value="22.5665"/>
          <table:table-cell office:value-type="float" office:value="0.0"/>
          <table:table-cell office:value-type="float" office:value="162413.0"/>
          <table:table-cell office:value-type="float" office:value="222386.0"/>
          <table:table-cell office:value-type="float" office:value="202076.0"/>
          <table:table-cell office:value-type="float" office:value="60.4187"/>
          <table:table-cell office:value-type="float" office:value="0.0"/>
          <table:table-cell office:value-type="float" office:value="422687.0"/>
          <table:table-cell office:value-type="float" office:value="574354.0"/>
          <table:table-cell office:value-type="float" office:value="561423.0"/>
          <table:table-cell office:value-type="float" office:value="95.0653"/>
          <table:table-cell office:value-type="float" office:value="0.0"/>
          <table:table-cell office:value-type="float" office:value="607705.0"/>
          <table:table-cell office:value-type="float" office:value="813033.0"/>
          <table:table-cell office:value-type="float" office:value="804360.0"/>
          <table:table-cell office:value-type="float" office:value="78.5045"/>
          <table:table-cell office:value-type="float" office:value="0.0"/>
          <table:table-cell office:value-type="float" office:value="551199.0"/>
          <table:table-cell office:value-type="float" office:value="749314.0"/>
          <table:table-cell office:value-type="float" office:value="743238.0"/>
          <table:table-cell office:value-type="float" office:value="14.2486"/>
          <table:table-cell office:value-type="float" office:value="0.0"/>
          <table:table-cell office:value-type="float" office:value="112875.0"/>
          <table:table-cell office:value-type="float" office:value="150781.0"/>
          <table:table-cell office:value-type="float" office:value="65333.0"/>
          <table:table-cell office:value-type="float" office:value="22.0459"/>
          <table:table-cell office:value-type="float" office:value="0.0"/>
          <table:table-cell office:value-type="float" office:value="155224.0"/>
          <table:table-cell office:value-type="float" office:value="207433.0"/>
          <table:table-cell office:value-type="float" office:value="98162.0"/>
          <table:table-cell office:value-type="float" office:value="12.5885"/>
          <table:table-cell office:value-type="float" office:value="0.0"/>
          <table:table-cell office:value-type="float" office:value="98687.0"/>
          <table:table-cell office:value-type="float" office:value="135419.0"/>
          <table:table-cell office:value-type="float" office:value="58266.0"/>
          <table:table-cell office:value-type="float" office:value="24.416"/>
          <table:table-cell office:value-type="float" office:value="0.0"/>
          <table:table-cell office:value-type="float" office:value="175213.0"/>
          <table:table-cell office:value-type="float" office:value="225492.0"/>
          <table:table-cell office:value-type="float" office:value="101353.0"/>
          <table:table-cell office:value-type="float" office:value="97.241"/>
          <table:table-cell office:value-type="float" office:value="0.0"/>
          <table:table-cell office:value-type="float" office:value="626927.0"/>
          <table:table-cell office:value-type="float" office:value="851897.0"/>
          <table:table-cell office:value-type="float" office:value="851897.0"/>
          <table:table-cell office:value-type="float" office:value="32.3634"/>
          <table:table-cell office:value-type="float" office:value="0.0"/>
          <table:table-cell office:value-type="float" office:value="191503.0"/>
          <table:table-cell office:value-type="float" office:value="227450.0"/>
          <table:table-cell table:style-name="cellBest" office:value-type="float" office:value="0.0"/>
          <table:table-cell office:value-type="float" office:value="39.9422"/>
          <table:table-cell office:value-type="float" office:value="0.0"/>
          <table:table-cell office:value-type="float" office:value="307618.0"/>
          <table:table-cell office:value-type="float" office:value="416022.0"/>
          <table:table-cell office:value-type="float" office:value="409214.0"/>
          <table:table-cell office:value-type="float" office:value="23.8866"/>
          <table:table-cell office:value-type="float" office:value="0.0"/>
          <table:table-cell office:value-type="float" office:value="184719.0"/>
          <table:table-cell office:value-type="float" office:value="240841.0"/>
          <table:table-cell office:value-type="float" office:value="106706.0"/>
          <table:table-cell office:value-type="float" office:value="33.1302"/>
          <table:table-cell office:value-type="float" office:value="0.0"/>
          <table:table-cell office:value-type="float" office:value="291447.0"/>
          <table:table-cell office:value-type="float" office:value="342903.0"/>
          <table:table-cell office:value-type="float" office:value="342903.0"/>
          <table:table-cell office:value-type="float" office:value="251.532"/>
          <table:table-cell office:value-type="float" office:value="0.0"/>
          <table:table-cell office:value-type="float" office:value="1372933.0"/>
          <table:table-cell office:value-type="float" office:value="1786917.0"/>
          <table:table-cell office:value-type="float" office:value="1772864.0"/>
          <table:table-cell office:value-type="float" office:value="9.20767"/>
          <table:table-cell office:value-type="float" office:value="0.0"/>
          <table:table-cell office:value-type="float" office:value="78061.0"/>
          <table:table-cell table:style-name="cellBest" office:value-type="float" office:value="108864.0"/>
          <table:table-cell office:value-type="float" office:value="4668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213675.0"/>
          <table:table-cell office:value-type="float" office:value="2268521.0"/>
          <table:table-cell office:value-type="float" office:value="2268521.0"/>
          <table:table-cell table:formula="of:=MIN([.$B32];[.$F32];[.$K32];[.$P32];[.$U32];[.$Z32];[.$AE32];[.$AJ32];[.$AO32];[.$AT32];[.$AY32];[.$BD32];[.$BI32];[.$BN32];[.$BS32];[.$BX32];[.$CC32];[.$CH32];[.$CM32];[.$CR32];[.$CW32];[.$DB32];[.$DG32];[.$DL32];[.$DQ32];[.$DV32];[.$EA32];[.$EF32];[.$EK32];[.$EP32];[.$EU32];[.$EZ32];[.$FE32];[.$FJ32];[.$FO32];[.$FT32];[.$FY32];[.$GD32];[.$GI32];[.$GN32];[.$GS32])" office:value-type="float"/>
          <table:table-cell table:formula="of:=MIN([.$C32];[.$G32];[.$L32];[.$Q32];[.$V32];[.$AA32];[.$AF32];[.$AK32];[.$AP32];[.$AU32];[.$AZ32];[.$BE32];[.$BJ32];[.$BO32];[.$BT32];[.$BY32];[.$CD32];[.$CI32];[.$CN32];[.$CS32];[.$CX32];[.$DC32];[.$DH32];[.$DM32];[.$DR32];[.$DW32];[.$EB32];[.$EG32];[.$EL32];[.$EQ32];[.$EV32];[.$FA32];[.$FF32];[.$FK32];[.$FP32];[.$FU32];[.$FZ32];[.$GE32];[.$GJ32];[.$GO32];[.$GT32])" office:value-type="float"/>
          <table:table-cell table:formula="of:=MIN([.$D32];[.$H32];[.$M32];[.$R32];[.$W32];[.$AB32];[.$AG32];[.$AL32];[.$AQ32];[.$AV32];[.$BA32];[.$BF32];[.$BK32];[.$BP32];[.$BU32];[.$BZ32];[.$CE32];[.$CJ32];[.$CO32];[.$CT32];[.$CY32];[.$DD32];[.$DI32];[.$DN32];[.$DS32];[.$DX32];[.$EC32];[.$EH32];[.$EM32];[.$ER32];[.$EW32];[.$FB32];[.$FG32];[.$FL32];[.$FQ32];[.$FV32];[.$GA32];[.$GF32];[.$GK32];[.$GP32];[.$GU32])" office:value-type="float"/>
          <table:table-cell table:formula="of:=MIN([.$E32];[.$I32];[.$N32];[.$S32];[.$X32];[.$AC32];[.$AH32];[.$AM32];[.$AR32];[.$AW32];[.$BB32];[.$BG32];[.$BL32];[.$BQ32];[.$BV32];[.$CA32];[.$CF32];[.$CK32];[.$CP32];[.$CU32];[.$CZ32];[.$DE32];[.$DJ32];[.$DO32];[.$DT32];[.$DY32];[.$ED32];[.$EI32];[.$EN32];[.$ES32];[.$EX32];[.$FC32];[.$FH32];[.$FM32];[.$FR32];[.$FW32];[.$GB32];[.$GG32];[.$GL32];[.$GQ32];[.$GV32])" office:value-type="float"/>
          <table:table-cell table:formula="of:=MIN([.$J32];[.$O32];[.$T32];[.$Y32];[.$AD32];[.$AI32];[.$AN32];[.$AS32];[.$AX32];[.$BC32];[.$BH32];[.$BM32];[.$BR32];[.$BW32];[.$CB32];[.$CG32];[.$CL32];[.$CQ32];[.$CV32];[.$DA32];[.$DF32];[.$DK32];[.$DP32];[.$DU32];[.$DZ32];[.$EE32];[.$EJ32];[.$EO32];[.$ET32];[.$EY32];[.$FD32];[.$FI32];[.$FN32];[.$FS32];[.$FX32];[.$GC32];[.$GH32];[.$GM32];[.$GR32];[.$GW32])" office:value-type="float"/>
          <table:table-cell table:formula="of:=MEDIAN([.$B32];[.$F32];[.$K32];[.$P32];[.$U32];[.$Z32];[.$AE32];[.$AJ32];[.$AO32];[.$AT32];[.$AY32];[.$BD32];[.$BI32];[.$BN32];[.$BS32];[.$BX32];[.$CC32];[.$CH32];[.$CM32];[.$CR32];[.$CW32];[.$DB32];[.$DG32];[.$DL32];[.$DQ32];[.$DV32];[.$EA32];[.$EF32];[.$EK32];[.$EP32];[.$EU32];[.$EZ32];[.$FE32];[.$FJ32];[.$FO32];[.$FT32];[.$FY32];[.$GD32];[.$GI32];[.$GN32];[.$GS32])" office:value-type="float"/>
          <table:table-cell table:formula="of:=MEDIAN([.$C32];[.$G32];[.$L32];[.$Q32];[.$V32];[.$AA32];[.$AF32];[.$AK32];[.$AP32];[.$AU32];[.$AZ32];[.$BE32];[.$BJ32];[.$BO32];[.$BT32];[.$BY32];[.$CD32];[.$CI32];[.$CN32];[.$CS32];[.$CX32];[.$DC32];[.$DH32];[.$DM32];[.$DR32];[.$DW32];[.$EB32];[.$EG32];[.$EL32];[.$EQ32];[.$EV32];[.$FA32];[.$FF32];[.$FK32];[.$FP32];[.$FU32];[.$FZ32];[.$GE32];[.$GJ32];[.$GO32];[.$GT32])" office:value-type="float"/>
          <table:table-cell table:formula="of:=MEDIAN([.$D32];[.$H32];[.$M32];[.$R32];[.$W32];[.$AB32];[.$AG32];[.$AL32];[.$AQ32];[.$AV32];[.$BA32];[.$BF32];[.$BK32];[.$BP32];[.$BU32];[.$BZ32];[.$CE32];[.$CJ32];[.$CO32];[.$CT32];[.$CY32];[.$DD32];[.$DI32];[.$DN32];[.$DS32];[.$DX32];[.$EC32];[.$EH32];[.$EM32];[.$ER32];[.$EW32];[.$FB32];[.$FG32];[.$FL32];[.$FQ32];[.$FV32];[.$GA32];[.$GF32];[.$GK32];[.$GP32];[.$GU32])" office:value-type="float"/>
          <table:table-cell table:formula="of:=MEDIAN([.$E32];[.$I32];[.$N32];[.$S32];[.$X32];[.$AC32];[.$AH32];[.$AM32];[.$AR32];[.$AW32];[.$BB32];[.$BG32];[.$BL32];[.$BQ32];[.$BV32];[.$CA32];[.$CF32];[.$CK32];[.$CP32];[.$CU32];[.$CZ32];[.$DE32];[.$DJ32];[.$DO32];[.$DT32];[.$DY32];[.$ED32];[.$EI32];[.$EN32];[.$ES32];[.$EX32];[.$FC32];[.$FH32];[.$FM32];[.$FR32];[.$FW32];[.$GB32];[.$GG32];[.$GL32];[.$GQ32];[.$GV32])" office:value-type="float"/>
          <table:table-cell table:formula="of:=MEDIAN([.$J32];[.$O32];[.$T32];[.$Y32];[.$AD32];[.$AI32];[.$AN32];[.$AS32];[.$AX32];[.$BC32];[.$BH32];[.$BM32];[.$BR32];[.$BW32];[.$CB32];[.$CG32];[.$CL32];[.$CQ32];[.$CV32];[.$DA32];[.$DF32];[.$DK32];[.$DP32];[.$DU32];[.$DZ32];[.$EE32];[.$EJ32];[.$EO32];[.$ET32];[.$EY32];[.$FD32];[.$FI32];[.$FN32];[.$FS32];[.$FX32];[.$GC32];[.$GH32];[.$GM32];[.$GR32];[.$GW32])" office:value-type="float"/>
          <table:table-cell table:formula="of:=MAX([.$B32];[.$F32];[.$K32];[.$P32];[.$U32];[.$Z32];[.$AE32];[.$AJ32];[.$AO32];[.$AT32];[.$AY32];[.$BD32];[.$BI32];[.$BN32];[.$BS32];[.$BX32];[.$CC32];[.$CH32];[.$CM32];[.$CR32];[.$CW32];[.$DB32];[.$DG32];[.$DL32];[.$DQ32];[.$DV32];[.$EA32];[.$EF32];[.$EK32];[.$EP32];[.$EU32];[.$EZ32];[.$FE32];[.$FJ32];[.$FO32];[.$FT32];[.$FY32];[.$GD32];[.$GI32];[.$GN32];[.$GS32])" office:value-type="float"/>
          <table:table-cell table:formula="of:=MAX([.$C32];[.$G32];[.$L32];[.$Q32];[.$V32];[.$AA32];[.$AF32];[.$AK32];[.$AP32];[.$AU32];[.$AZ32];[.$BE32];[.$BJ32];[.$BO32];[.$BT32];[.$BY32];[.$CD32];[.$CI32];[.$CN32];[.$CS32];[.$CX32];[.$DC32];[.$DH32];[.$DM32];[.$DR32];[.$DW32];[.$EB32];[.$EG32];[.$EL32];[.$EQ32];[.$EV32];[.$FA32];[.$FF32];[.$FK32];[.$FP32];[.$FU32];[.$FZ32];[.$GE32];[.$GJ32];[.$GO32];[.$GT32])" office:value-type="float"/>
          <table:table-cell table:formula="of:=MAX([.$D32];[.$H32];[.$M32];[.$R32];[.$W32];[.$AB32];[.$AG32];[.$AL32];[.$AQ32];[.$AV32];[.$BA32];[.$BF32];[.$BK32];[.$BP32];[.$BU32];[.$BZ32];[.$CE32];[.$CJ32];[.$CO32];[.$CT32];[.$CY32];[.$DD32];[.$DI32];[.$DN32];[.$DS32];[.$DX32];[.$EC32];[.$EH32];[.$EM32];[.$ER32];[.$EW32];[.$FB32];[.$FG32];[.$FL32];[.$FQ32];[.$FV32];[.$GA32];[.$GF32];[.$GK32];[.$GP32];[.$GU32])" office:value-type="float"/>
          <table:table-cell table:formula="of:=MAX([.$E32];[.$I32];[.$N32];[.$S32];[.$X32];[.$AC32];[.$AH32];[.$AM32];[.$AR32];[.$AW32];[.$BB32];[.$BG32];[.$BL32];[.$BQ32];[.$BV32];[.$CA32];[.$CF32];[.$CK32];[.$CP32];[.$CU32];[.$CZ32];[.$DE32];[.$DJ32];[.$DO32];[.$DT32];[.$DY32];[.$ED32];[.$EI32];[.$EN32];[.$ES32];[.$EX32];[.$FC32];[.$FH32];[.$FM32];[.$FR32];[.$FW32];[.$GB32];[.$GG32];[.$GL32];[.$GQ32];[.$GV32])" office:value-type="float"/>
          <table:table-cell table:formula="of:=MAX([.$J32];[.$O32];[.$T32];[.$Y32];[.$AD32];[.$AI32];[.$AN32];[.$AS32];[.$AX32];[.$BC32];[.$BH32];[.$BM32];[.$BR32];[.$BW32];[.$CB32];[.$CG32];[.$CL32];[.$CQ32];[.$CV32];[.$DA32];[.$DF32];[.$DK32];[.$DP32];[.$DU32];[.$DZ32];[.$EE32];[.$EJ32];[.$EO32];[.$ET32];[.$EY32];[.$FD32];[.$FI32];[.$FN32];[.$FS32];[.$FX32];[.$GC32];[.$GH32];[.$GM32];[.$GR32];[.$GW3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2])" office:value-type="float"/>
          <table:table-cell table:formula="of:=SUM([.C3:.C32])" office:value-type="float"/>
          <table:table-cell table:formula="of:=SUM([.D3:.D32])" office:value-type="float"/>
          <table:table-cell table:formula="of:=SUM([.E3:.E32])" office:value-type="float"/>
          <table:table-cell table:formula="of:=SUM([.F3:.F32])" office:value-type="float"/>
          <table:table-cell table:formula="of:=SUM([.G3:.G32])" office:value-type="float"/>
          <table:table-cell table:formula="of:=SUM([.H3:.H32])" office:value-type="float"/>
          <table:table-cell table:formula="of:=SUM([.I3:.I32])" office:value-type="float"/>
          <table:table-cell table:style-name="cellBest" table:formula="of:=SUM([.J3:.J32])" office:value-type="float"/>
          <table:table-cell table:formula="of:=SUM([.K3:.K32])" office:value-type="float"/>
          <table:table-cell table:formula="of:=SUM([.L3:.L32])" office:value-type="float"/>
          <table:table-cell table:formula="of:=SUM([.M3:.M32])" office:value-type="float"/>
          <table:table-cell table:formula="of:=SUM([.N3:.N32])" office:value-type="float"/>
          <table:table-cell table:style-name="cellBest" table:formula="of:=SUM([.O3:.O32])" office:value-type="float"/>
          <table:table-cell table:formula="of:=SUM([.P3:.P32])" office:value-type="float"/>
          <table:table-cell table:formula="of:=SUM([.Q3:.Q32])" office:value-type="float"/>
          <table:table-cell table:formula="of:=SUM([.R3:.R32])" office:value-type="float"/>
          <table:table-cell table:formula="of:=SUM([.S3:.S32])" office:value-type="float"/>
          <table:table-cell table:formula="of:=SUM([.T3:.T32])" office:value-type="float"/>
          <table:table-cell table:formula="of:=SUM([.U3:.U32])" office:value-type="float"/>
          <table:table-cell table:formula="of:=SUM([.V3:.V32])" office:value-type="float"/>
          <table:table-cell table:formula="of:=SUM([.W3:.W32])" office:value-type="float"/>
          <table:table-cell table:formula="of:=SUM([.X3:.X32])" office:value-type="float"/>
          <table:table-cell table:formula="of:=SUM([.Y3:.Y32])" office:value-type="float"/>
          <table:table-cell table:formula="of:=SUM([.Z3:.Z32])" office:value-type="float"/>
          <table:table-cell table:formula="of:=SUM([.AA3:.AA32])" office:value-type="float"/>
          <table:table-cell table:formula="of:=SUM([.AB3:.AB32])" office:value-type="float"/>
          <table:table-cell table:formula="of:=SUM([.AC3:.AC32])" office:value-type="float"/>
          <table:table-cell table:formula="of:=SUM([.AD3:.AD32])" office:value-type="float"/>
          <table:table-cell table:formula="of:=SUM([.AE3:.AE32])" office:value-type="float"/>
          <table:table-cell table:formula="of:=SUM([.AF3:.AF32])" office:value-type="float"/>
          <table:table-cell table:formula="of:=SUM([.AG3:.AG32])" office:value-type="float"/>
          <table:table-cell table:formula="of:=SUM([.AH3:.AH32])" office:value-type="float"/>
          <table:table-cell table:formula="of:=SUM([.AI3:.AI32])" office:value-type="float"/>
          <table:table-cell table:formula="of:=SUM([.AJ3:.AJ32])" office:value-type="float"/>
          <table:table-cell table:style-name="cellBest" table:formula="of:=SUM([.AK3:.AK32])" office:value-type="float"/>
          <table:table-cell table:formula="of:=SUM([.AL3:.AL32])" office:value-type="float"/>
          <table:table-cell table:formula="of:=SUM([.AM3:.AM32])" office:value-type="float"/>
          <table:table-cell table:formula="of:=SUM([.AN3:.AN32])" office:value-type="float"/>
          <table:table-cell table:formula="of:=SUM([.AO3:.AO32])" office:value-type="float"/>
          <table:table-cell table:formula="of:=SUM([.AP3:.AP32])" office:value-type="float"/>
          <table:table-cell table:formula="of:=SUM([.AQ3:.AQ32])" office:value-type="float"/>
          <table:table-cell table:formula="of:=SUM([.AR3:.AR32])" office:value-type="float"/>
          <table:table-cell table:formula="of:=SUM([.AS3:.AS32])" office:value-type="float"/>
          <table:table-cell table:formula="of:=SUM([.AT3:.AT32])" office:value-type="float"/>
          <table:table-cell table:style-name="cellBest" table:formula="of:=SUM([.AU3:.AU32])" office:value-type="float"/>
          <table:table-cell table:formula="of:=SUM([.AV3:.AV32])" office:value-type="float"/>
          <table:table-cell table:formula="of:=SUM([.AW3:.AW32])" office:value-type="float"/>
          <table:table-cell table:formula="of:=SUM([.AX3:.AX32])" office:value-type="float"/>
          <table:table-cell table:formula="of:=SUM([.AY3:.AY32])" office:value-type="float"/>
          <table:table-cell table:style-name="cellBest" table:formula="of:=SUM([.AZ3:.AZ32])" office:value-type="float"/>
          <table:table-cell table:formula="of:=SUM([.BA3:.BA32])" office:value-type="float"/>
          <table:table-cell table:formula="of:=SUM([.BB3:.BB32])" office:value-type="float"/>
          <table:table-cell table:formula="of:=SUM([.BC3:.BC32])" office:value-type="float"/>
          <table:table-cell table:formula="of:=SUM([.BD3:.BD32])" office:value-type="float"/>
          <table:table-cell table:formula="of:=SUM([.BE3:.BE32])" office:value-type="float"/>
          <table:table-cell table:formula="of:=SUM([.BF3:.BF32])" office:value-type="float"/>
          <table:table-cell table:formula="of:=SUM([.BG3:.BG32])" office:value-type="float"/>
          <table:table-cell table:formula="of:=SUM([.BH3:.BH32])" office:value-type="float"/>
          <table:table-cell table:formula="of:=SUM([.BI3:.BI32])" office:value-type="float"/>
          <table:table-cell table:formula="of:=SUM([.BJ3:.BJ32])" office:value-type="float"/>
          <table:table-cell table:formula="of:=SUM([.BK3:.BK32])" office:value-type="float"/>
          <table:table-cell table:formula="of:=SUM([.BL3:.BL32])" office:value-type="float"/>
          <table:table-cell table:formula="of:=SUM([.BM3:.BM32])" office:value-type="float"/>
          <table:table-cell table:formula="of:=SUM([.BN3:.BN32])" office:value-type="float"/>
          <table:table-cell table:formula="of:=SUM([.BO3:.BO32])" office:value-type="float"/>
          <table:table-cell table:formula="of:=SUM([.BP3:.BP32])" office:value-type="float"/>
          <table:table-cell table:formula="of:=SUM([.BQ3:.BQ32])" office:value-type="float"/>
          <table:table-cell table:formula="of:=SUM([.BR3:.BR32])" office:value-type="float"/>
          <table:table-cell table:formula="of:=SUM([.BS3:.BS32])" office:value-type="float"/>
          <table:table-cell table:formula="of:=SUM([.BT3:.BT32])" office:value-type="float"/>
          <table:table-cell table:formula="of:=SUM([.BU3:.BU32])" office:value-type="float"/>
          <table:table-cell table:formula="of:=SUM([.BV3:.BV32])" office:value-type="float"/>
          <table:table-cell table:formula="of:=SUM([.BW3:.BW32])" office:value-type="float"/>
          <table:table-cell table:formula="of:=SUM([.BX3:.BX32])" office:value-type="float"/>
          <table:table-cell table:formula="of:=SUM([.BY3:.BY32])" office:value-type="float"/>
          <table:table-cell table:formula="of:=SUM([.BZ3:.BZ32])" office:value-type="float"/>
          <table:table-cell table:formula="of:=SUM([.CA3:.CA32])" office:value-type="float"/>
          <table:table-cell table:style-name="cellBest" table:formula="of:=SUM([.CB3:.CB32])" office:value-type="float"/>
          <table:table-cell table:formula="of:=SUM([.CC3:.CC32])" office:value-type="float"/>
          <table:table-cell table:formula="of:=SUM([.CD3:.CD32])" office:value-type="float"/>
          <table:table-cell table:formula="of:=SUM([.CE3:.CE32])" office:value-type="float"/>
          <table:table-cell table:formula="of:=SUM([.CF3:.CF32])" office:value-type="float"/>
          <table:table-cell table:formula="of:=SUM([.CG3:.CG32])" office:value-type="float"/>
          <table:table-cell table:formula="of:=SUM([.CH3:.CH32])" office:value-type="float"/>
          <table:table-cell table:style-name="cellBest" table:formula="of:=SUM([.CI3:.CI32])" office:value-type="float"/>
          <table:table-cell table:formula="of:=SUM([.CJ3:.CJ32])" office:value-type="float"/>
          <table:table-cell table:formula="of:=SUM([.CK3:.CK32])" office:value-type="float"/>
          <table:table-cell table:formula="of:=SUM([.CL3:.CL32])" office:value-type="float"/>
          <table:table-cell table:formula="of:=SUM([.CM3:.CM32])" office:value-type="float"/>
          <table:table-cell table:formula="of:=SUM([.CN3:.CN32])" office:value-type="float"/>
          <table:table-cell table:formula="of:=SUM([.CO3:.CO32])" office:value-type="float"/>
          <table:table-cell table:formula="of:=SUM([.CP3:.CP32])" office:value-type="float"/>
          <table:table-cell table:formula="of:=SUM([.CQ3:.CQ32])" office:value-type="float"/>
          <table:table-cell table:formula="of:=SUM([.CR3:.CR32])" office:value-type="float"/>
          <table:table-cell table:formula="of:=SUM([.CS3:.CS32])" office:value-type="float"/>
          <table:table-cell table:formula="of:=SUM([.CT3:.CT32])" office:value-type="float"/>
          <table:table-cell table:formula="of:=SUM([.CU3:.CU32])" office:value-type="float"/>
          <table:table-cell table:formula="of:=SUM([.CV3:.CV32])" office:value-type="float"/>
          <table:table-cell table:formula="of:=SUM([.CW3:.CW32])" office:value-type="float"/>
          <table:table-cell table:formula="of:=SUM([.CX3:.CX32])" office:value-type="float"/>
          <table:table-cell table:formula="of:=SUM([.CY3:.CY32])" office:value-type="float"/>
          <table:table-cell table:formula="of:=SUM([.CZ3:.CZ32])" office:value-type="float"/>
          <table:table-cell table:formula="of:=SUM([.DA3:.DA32])" office:value-type="float"/>
          <table:table-cell table:style-name="cellWorst" table:formula="of:=SUM([.DB3:.DB32])" office:value-type="float"/>
          <table:table-cell table:style-name="cellWorst" table:formula="of:=SUM([.DC3:.DC32])" office:value-type="float"/>
          <table:table-cell table:formula="of:=SUM([.DD3:.DD32])" office:value-type="float"/>
          <table:table-cell table:formula="of:=SUM([.DE3:.DE32])" office:value-type="float"/>
          <table:table-cell table:formula="of:=SUM([.DF3:.DF32])" office:value-type="float"/>
          <table:table-cell table:formula="of:=SUM([.DG3:.DG32])" office:value-type="float"/>
          <table:table-cell table:formula="of:=SUM([.DH3:.DH32])" office:value-type="float"/>
          <table:table-cell table:formula="of:=SUM([.DI3:.DI32])" office:value-type="float"/>
          <table:table-cell table:formula="of:=SUM([.DJ3:.DJ32])" office:value-type="float"/>
          <table:table-cell table:formula="of:=SUM([.DK3:.DK32])" office:value-type="float"/>
          <table:table-cell table:formula="of:=SUM([.DL3:.DL32])" office:value-type="float"/>
          <table:table-cell table:style-name="cellBest" table:formula="of:=SUM([.DM3:.DM32])" office:value-type="float"/>
          <table:table-cell table:formula="of:=SUM([.DN3:.DN32])" office:value-type="float"/>
          <table:table-cell table:formula="of:=SUM([.DO3:.DO32])" office:value-type="float"/>
          <table:table-cell table:formula="of:=SUM([.DP3:.DP32])" office:value-type="float"/>
          <table:table-cell table:formula="of:=SUM([.DQ3:.DQ32])" office:value-type="float"/>
          <table:table-cell table:formula="of:=SUM([.DR3:.DR32])" office:value-type="float"/>
          <table:table-cell table:formula="of:=SUM([.DS3:.DS32])" office:value-type="float"/>
          <table:table-cell table:formula="of:=SUM([.DT3:.DT32])" office:value-type="float"/>
          <table:table-cell table:formula="of:=SUM([.DU3:.DU32])" office:value-type="float"/>
          <table:table-cell table:formula="of:=SUM([.DV3:.DV32])" office:value-type="float"/>
          <table:table-cell table:formula="of:=SUM([.DW3:.DW32])" office:value-type="float"/>
          <table:table-cell table:formula="of:=SUM([.DX3:.DX32])" office:value-type="float"/>
          <table:table-cell table:formula="of:=SUM([.DY3:.DY32])" office:value-type="float"/>
          <table:table-cell table:formula="of:=SUM([.DZ3:.DZ32])" office:value-type="float"/>
          <table:table-cell table:formula="of:=SUM([.EA3:.EA32])" office:value-type="float"/>
          <table:table-cell table:formula="of:=SUM([.EB3:.EB32])" office:value-type="float"/>
          <table:table-cell table:formula="of:=SUM([.EC3:.EC32])" office:value-type="float"/>
          <table:table-cell table:formula="of:=SUM([.ED3:.ED32])" office:value-type="float"/>
          <table:table-cell table:formula="of:=SUM([.EE3:.EE32])" office:value-type="float"/>
          <table:table-cell table:formula="of:=SUM([.EF3:.EF32])" office:value-type="float"/>
          <table:table-cell table:formula="of:=SUM([.EG3:.EG32])" office:value-type="float"/>
          <table:table-cell table:formula="of:=SUM([.EH3:.EH32])" office:value-type="float"/>
          <table:table-cell table:formula="of:=SUM([.EI3:.EI32])" office:value-type="float"/>
          <table:table-cell table:formula="of:=SUM([.EJ3:.EJ32])" office:value-type="float"/>
          <table:table-cell table:formula="of:=SUM([.EK3:.EK32])" office:value-type="float"/>
          <table:table-cell table:formula="of:=SUM([.EL3:.EL32])" office:value-type="float"/>
          <table:table-cell table:formula="of:=SUM([.EM3:.EM32])" office:value-type="float"/>
          <table:table-cell table:formula="of:=SUM([.EN3:.EN32])" office:value-type="float"/>
          <table:table-cell table:formula="of:=SUM([.EO3:.EO32])" office:value-type="float"/>
          <table:table-cell table:style-name="cellBest" table:formula="of:=SUM([.EP3:.EP32])" office:value-type="float"/>
          <table:table-cell table:formula="of:=SUM([.EQ3:.EQ32])" office:value-type="float"/>
          <table:table-cell table:style-name="cellBest" table:formula="of:=SUM([.ER3:.ER32])" office:value-type="float"/>
          <table:table-cell table:style-name="cellBest" table:formula="of:=SUM([.ES3:.ES32])" office:value-type="float"/>
          <table:table-cell table:formula="of:=SUM([.ET3:.ET32])" office:value-type="float"/>
          <table:table-cell table:formula="of:=SUM([.EU3:.EU32])" office:value-type="float"/>
          <table:table-cell table:formula="of:=SUM([.EV3:.EV32])" office:value-type="float"/>
          <table:table-cell table:formula="of:=SUM([.EW3:.EW32])" office:value-type="float"/>
          <table:table-cell table:formula="of:=SUM([.EX3:.EX32])" office:value-type="float"/>
          <table:table-cell table:formula="of:=SUM([.EY3:.EY32])" office:value-type="float"/>
          <table:table-cell table:formula="of:=SUM([.EZ3:.EZ32])" office:value-type="float"/>
          <table:table-cell table:formula="of:=SUM([.FA3:.FA32])" office:value-type="float"/>
          <table:table-cell table:formula="of:=SUM([.FB3:.FB32])" office:value-type="float"/>
          <table:table-cell table:formula="of:=SUM([.FC3:.FC32])" office:value-type="float"/>
          <table:table-cell table:formula="of:=SUM([.FD3:.FD32])" office:value-type="float"/>
          <table:table-cell table:formula="of:=SUM([.FE3:.FE32])" office:value-type="float"/>
          <table:table-cell table:formula="of:=SUM([.FF3:.FF32])" office:value-type="float"/>
          <table:table-cell table:formula="of:=SUM([.FG3:.FG32])" office:value-type="float"/>
          <table:table-cell table:formula="of:=SUM([.FH3:.FH32])" office:value-type="float"/>
          <table:table-cell table:formula="of:=SUM([.FI3:.FI32])" office:value-type="float"/>
          <table:table-cell table:formula="of:=SUM([.FJ3:.FJ32])" office:value-type="float"/>
          <table:table-cell table:formula="of:=SUM([.FK3:.FK32])" office:value-type="float"/>
          <table:table-cell table:formula="of:=SUM([.FL3:.FL32])" office:value-type="float"/>
          <table:table-cell table:formula="of:=SUM([.FM3:.FM32])" office:value-type="float"/>
          <table:table-cell table:formula="of:=SUM([.FN3:.FN32])" office:value-type="float"/>
          <table:table-cell table:formula="of:=SUM([.FO3:.FO32])" office:value-type="float"/>
          <table:table-cell table:formula="of:=SUM([.FP3:.FP32])" office:value-type="float"/>
          <table:table-cell table:formula="of:=SUM([.FQ3:.FQ32])" office:value-type="float"/>
          <table:table-cell table:formula="of:=SUM([.FR3:.FR32])" office:value-type="float"/>
          <table:table-cell table:style-name="cellBest" table:formula="of:=SUM([.FS3:.FS32])" office:value-type="float"/>
          <table:table-cell table:formula="of:=SUM([.FT3:.FT32])" office:value-type="float"/>
          <table:table-cell table:formula="of:=SUM([.FU3:.FU32])" office:value-type="float"/>
          <table:table-cell table:formula="of:=SUM([.FV3:.FV32])" office:value-type="float"/>
          <table:table-cell table:formula="of:=SUM([.FW3:.FW32])" office:value-type="float"/>
          <table:table-cell table:formula="of:=SUM([.FX3:.FX32])" office:value-type="float"/>
          <table:table-cell table:formula="of:=SUM([.FY3:.FY32])" office:value-type="float"/>
          <table:table-cell table:formula="of:=SUM([.FZ3:.FZ32])" office:value-type="float"/>
          <table:table-cell table:formula="of:=SUM([.GA3:.GA32])" office:value-type="float"/>
          <table:table-cell table:formula="of:=SUM([.GB3:.GB32])" office:value-type="float"/>
          <table:table-cell table:formula="of:=SUM([.GC3:.GC32])" office:value-type="float"/>
          <table:table-cell table:formula="of:=SUM([.GD3:.GD32])" office:value-type="float"/>
          <table:table-cell table:formula="of:=SUM([.GE3:.GE32])" office:value-type="float"/>
          <table:table-cell table:formula="of:=SUM([.GF3:.GF32])" office:value-type="float"/>
          <table:table-cell table:formula="of:=SUM([.GG3:.GG32])" office:value-type="float"/>
          <table:table-cell table:formula="of:=SUM([.GH3:.GH32])" office:value-type="float"/>
          <table:table-cell table:formula="of:=SUM([.GI3:.GI32])" office:value-type="float"/>
          <table:table-cell table:formula="of:=SUM([.GJ3:.GJ32])" office:value-type="float"/>
          <table:table-cell table:formula="of:=SUM([.GK3:.GK32])" office:value-type="float"/>
          <table:table-cell table:formula="of:=SUM([.GL3:.GL32])" office:value-type="float"/>
          <table:table-cell table:formula="of:=SUM([.GM3:.GM32])" office:value-type="float"/>
          <table:table-cell table:formula="of:=SUM([.GN3:.GN32])" office:value-type="float"/>
          <table:table-cell table:formula="of:=SUM([.GO3:.GO32])" office:value-type="float"/>
          <table:table-cell table:formula="of:=SUM([.GP3:.GP32])" office:value-type="float"/>
          <table:table-cell table:formula="of:=SUM([.GQ3:.GQ32])" office:value-type="float"/>
          <table:table-cell table:formula="of:=SUM([.GR3:.GR32])" office:value-type="float"/>
          <table:table-cell table:formula="of:=SUM([.GS3:.GS32])" office:value-type="float"/>
          <table:table-cell table:formula="of:=SUM([.GT3:.GT32])" office:value-type="float"/>
          <table:table-cell table:style-name="cellWorst" table:formula="of:=SUM([.GU3:.GU32])" office:value-type="float"/>
          <table:table-cell table:style-name="cellWorst" table:formula="of:=SUM([.GV3:.GV32])" office:value-type="float"/>
          <table:table-cell table:style-name="cellWorst" table:formula="of:=SUM([.GW3:.GW32])" office:value-type="float"/>
          <table:table-cell table:formula="of:=SUM([.GX3:.GX32])" office:value-type="float"/>
          <table:table-cell table:formula="of:=SUM([.GY3:.GY32])" office:value-type="float"/>
          <table:table-cell table:formula="of:=SUM([.GZ3:.GZ32])" office:value-type="float"/>
          <table:table-cell table:formula="of:=SUM([.HA3:.HA32])" office:value-type="float"/>
          <table:table-cell table:formula="of:=SUM([.HB3:.HB32])" office:value-type="float"/>
          <table:table-cell table:formula="of:=SUM([.HC3:.HC32])" office:value-type="float"/>
          <table:table-cell table:formula="of:=SUM([.HD3:.HD32])" office:value-type="float"/>
          <table:table-cell table:formula="of:=SUM([.HE3:.HE32])" office:value-type="float"/>
          <table:table-cell table:formula="of:=SUM([.HF3:.HF32])" office:value-type="float"/>
          <table:table-cell table:formula="of:=SUM([.HG3:.HG32])" office:value-type="float"/>
          <table:table-cell table:formula="of:=SUM([.HH3:.HH32])" office:value-type="float"/>
          <table:table-cell table:formula="of:=SUM([.HI3:.HI32])" office:value-type="float"/>
          <table:table-cell table:formula="of:=SUM([.HJ3:.HJ32])" office:value-type="float"/>
          <table:table-cell table:formula="of:=SUM([.HK3:.HK32])" office:value-type="float"/>
          <table:table-cell table:formula="of:=SUM([.HL3:.HL3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2])" office:value-type="float"/>
          <table:table-cell table:formula="of:=AVERAGE([.C3:.C32])" office:value-type="float"/>
          <table:table-cell table:formula="of:=AVERAGE([.D3:.D32])" office:value-type="float"/>
          <table:table-cell table:formula="of:=AVERAGE([.E3:.E32])" office:value-type="float"/>
          <table:table-cell table:formula="of:=AVERAGE([.F3:.F32])" office:value-type="float"/>
          <table:table-cell table:formula="of:=AVERAGE([.G3:.G32])" office:value-type="float"/>
          <table:table-cell table:formula="of:=AVERAGE([.H3:.H32])" office:value-type="float"/>
          <table:table-cell table:formula="of:=AVERAGE([.I3:.I32])" office:value-type="float"/>
          <table:table-cell table:style-name="cellBest" table:formula="of:=AVERAGE([.J3:.J32])" office:value-type="float"/>
          <table:table-cell table:formula="of:=AVERAGE([.K3:.K32])" office:value-type="float"/>
          <table:table-cell table:formula="of:=AVERAGE([.L3:.L32])" office:value-type="float"/>
          <table:table-cell table:formula="of:=AVERAGE([.M3:.M32])" office:value-type="float"/>
          <table:table-cell table:formula="of:=AVERAGE([.N3:.N32])" office:value-type="float"/>
          <table:table-cell table:style-name="cellBest" table:formula="of:=AVERAGE([.O3:.O32])" office:value-type="float"/>
          <table:table-cell table:formula="of:=AVERAGE([.P3:.P32])" office:value-type="float"/>
          <table:table-cell table:formula="of:=AVERAGE([.Q3:.Q32])" office:value-type="float"/>
          <table:table-cell table:formula="of:=AVERAGE([.R3:.R32])" office:value-type="float"/>
          <table:table-cell table:formula="of:=AVERAGE([.S3:.S32])" office:value-type="float"/>
          <table:table-cell table:formula="of:=AVERAGE([.T3:.T32])" office:value-type="float"/>
          <table:table-cell table:formula="of:=AVERAGE([.U3:.U32])" office:value-type="float"/>
          <table:table-cell table:formula="of:=AVERAGE([.V3:.V32])" office:value-type="float"/>
          <table:table-cell table:formula="of:=AVERAGE([.W3:.W32])" office:value-type="float"/>
          <table:table-cell table:formula="of:=AVERAGE([.X3:.X32])" office:value-type="float"/>
          <table:table-cell table:formula="of:=AVERAGE([.Y3:.Y32])" office:value-type="float"/>
          <table:table-cell table:formula="of:=AVERAGE([.Z3:.Z32])" office:value-type="float"/>
          <table:table-cell table:formula="of:=AVERAGE([.AA3:.AA32])" office:value-type="float"/>
          <table:table-cell table:formula="of:=AVERAGE([.AB3:.AB32])" office:value-type="float"/>
          <table:table-cell table:formula="of:=AVERAGE([.AC3:.AC32])" office:value-type="float"/>
          <table:table-cell table:formula="of:=AVERAGE([.AD3:.AD32])" office:value-type="float"/>
          <table:table-cell table:formula="of:=AVERAGE([.AE3:.AE32])" office:value-type="float"/>
          <table:table-cell table:formula="of:=AVERAGE([.AF3:.AF32])" office:value-type="float"/>
          <table:table-cell table:formula="of:=AVERAGE([.AG3:.AG32])" office:value-type="float"/>
          <table:table-cell table:formula="of:=AVERAGE([.AH3:.AH32])" office:value-type="float"/>
          <table:table-cell table:formula="of:=AVERAGE([.AI3:.AI32])" office:value-type="float"/>
          <table:table-cell table:formula="of:=AVERAGE([.AJ3:.AJ32])" office:value-type="float"/>
          <table:table-cell table:style-name="cellBest" table:formula="of:=AVERAGE([.AK3:.AK32])" office:value-type="float"/>
          <table:table-cell table:formula="of:=AVERAGE([.AL3:.AL32])" office:value-type="float"/>
          <table:table-cell table:formula="of:=AVERAGE([.AM3:.AM32])" office:value-type="float"/>
          <table:table-cell table:formula="of:=AVERAGE([.AN3:.AN32])" office:value-type="float"/>
          <table:table-cell table:formula="of:=AVERAGE([.AO3:.AO32])" office:value-type="float"/>
          <table:table-cell table:formula="of:=AVERAGE([.AP3:.AP32])" office:value-type="float"/>
          <table:table-cell table:formula="of:=AVERAGE([.AQ3:.AQ32])" office:value-type="float"/>
          <table:table-cell table:formula="of:=AVERAGE([.AR3:.AR32])" office:value-type="float"/>
          <table:table-cell table:formula="of:=AVERAGE([.AS3:.AS32])" office:value-type="float"/>
          <table:table-cell table:formula="of:=AVERAGE([.AT3:.AT32])" office:value-type="float"/>
          <table:table-cell table:style-name="cellBest" table:formula="of:=AVERAGE([.AU3:.AU32])" office:value-type="float"/>
          <table:table-cell table:formula="of:=AVERAGE([.AV3:.AV32])" office:value-type="float"/>
          <table:table-cell table:formula="of:=AVERAGE([.AW3:.AW32])" office:value-type="float"/>
          <table:table-cell table:formula="of:=AVERAGE([.AX3:.AX32])" office:value-type="float"/>
          <table:table-cell table:formula="of:=AVERAGE([.AY3:.AY32])" office:value-type="float"/>
          <table:table-cell table:style-name="cellBest" table:formula="of:=AVERAGE([.AZ3:.AZ32])" office:value-type="float"/>
          <table:table-cell table:formula="of:=AVERAGE([.BA3:.BA32])" office:value-type="float"/>
          <table:table-cell table:formula="of:=AVERAGE([.BB3:.BB32])" office:value-type="float"/>
          <table:table-cell table:formula="of:=AVERAGE([.BC3:.BC32])" office:value-type="float"/>
          <table:table-cell table:formula="of:=AVERAGE([.BD3:.BD32])" office:value-type="float"/>
          <table:table-cell table:formula="of:=AVERAGE([.BE3:.BE32])" office:value-type="float"/>
          <table:table-cell table:formula="of:=AVERAGE([.BF3:.BF32])" office:value-type="float"/>
          <table:table-cell table:formula="of:=AVERAGE([.BG3:.BG32])" office:value-type="float"/>
          <table:table-cell table:formula="of:=AVERAGE([.BH3:.BH32])" office:value-type="float"/>
          <table:table-cell table:formula="of:=AVERAGE([.BI3:.BI32])" office:value-type="float"/>
          <table:table-cell table:formula="of:=AVERAGE([.BJ3:.BJ32])" office:value-type="float"/>
          <table:table-cell table:formula="of:=AVERAGE([.BK3:.BK32])" office:value-type="float"/>
          <table:table-cell table:formula="of:=AVERAGE([.BL3:.BL32])" office:value-type="float"/>
          <table:table-cell table:formula="of:=AVERAGE([.BM3:.BM32])" office:value-type="float"/>
          <table:table-cell table:formula="of:=AVERAGE([.BN3:.BN32])" office:value-type="float"/>
          <table:table-cell table:formula="of:=AVERAGE([.BO3:.BO32])" office:value-type="float"/>
          <table:table-cell table:formula="of:=AVERAGE([.BP3:.BP32])" office:value-type="float"/>
          <table:table-cell table:formula="of:=AVERAGE([.BQ3:.BQ32])" office:value-type="float"/>
          <table:table-cell table:formula="of:=AVERAGE([.BR3:.BR32])" office:value-type="float"/>
          <table:table-cell table:formula="of:=AVERAGE([.BS3:.BS32])" office:value-type="float"/>
          <table:table-cell table:formula="of:=AVERAGE([.BT3:.BT32])" office:value-type="float"/>
          <table:table-cell table:formula="of:=AVERAGE([.BU3:.BU32])" office:value-type="float"/>
          <table:table-cell table:formula="of:=AVERAGE([.BV3:.BV32])" office:value-type="float"/>
          <table:table-cell table:formula="of:=AVERAGE([.BW3:.BW32])" office:value-type="float"/>
          <table:table-cell table:formula="of:=AVERAGE([.BX3:.BX32])" office:value-type="float"/>
          <table:table-cell table:formula="of:=AVERAGE([.BY3:.BY32])" office:value-type="float"/>
          <table:table-cell table:formula="of:=AVERAGE([.BZ3:.BZ32])" office:value-type="float"/>
          <table:table-cell table:formula="of:=AVERAGE([.CA3:.CA32])" office:value-type="float"/>
          <table:table-cell table:style-name="cellBest" table:formula="of:=AVERAGE([.CB3:.CB32])" office:value-type="float"/>
          <table:table-cell table:formula="of:=AVERAGE([.CC3:.CC32])" office:value-type="float"/>
          <table:table-cell table:formula="of:=AVERAGE([.CD3:.CD32])" office:value-type="float"/>
          <table:table-cell table:formula="of:=AVERAGE([.CE3:.CE32])" office:value-type="float"/>
          <table:table-cell table:formula="of:=AVERAGE([.CF3:.CF32])" office:value-type="float"/>
          <table:table-cell table:formula="of:=AVERAGE([.CG3:.CG32])" office:value-type="float"/>
          <table:table-cell table:formula="of:=AVERAGE([.CH3:.CH32])" office:value-type="float"/>
          <table:table-cell table:style-name="cellBest" table:formula="of:=AVERAGE([.CI3:.CI32])" office:value-type="float"/>
          <table:table-cell table:formula="of:=AVERAGE([.CJ3:.CJ32])" office:value-type="float"/>
          <table:table-cell table:formula="of:=AVERAGE([.CK3:.CK32])" office:value-type="float"/>
          <table:table-cell table:formula="of:=AVERAGE([.CL3:.CL32])" office:value-type="float"/>
          <table:table-cell table:formula="of:=AVERAGE([.CM3:.CM32])" office:value-type="float"/>
          <table:table-cell table:formula="of:=AVERAGE([.CN3:.CN32])" office:value-type="float"/>
          <table:table-cell table:formula="of:=AVERAGE([.CO3:.CO32])" office:value-type="float"/>
          <table:table-cell table:formula="of:=AVERAGE([.CP3:.CP32])" office:value-type="float"/>
          <table:table-cell table:formula="of:=AVERAGE([.CQ3:.CQ32])" office:value-type="float"/>
          <table:table-cell table:formula="of:=AVERAGE([.CR3:.CR32])" office:value-type="float"/>
          <table:table-cell table:formula="of:=AVERAGE([.CS3:.CS32])" office:value-type="float"/>
          <table:table-cell table:formula="of:=AVERAGE([.CT3:.CT32])" office:value-type="float"/>
          <table:table-cell table:formula="of:=AVERAGE([.CU3:.CU32])" office:value-type="float"/>
          <table:table-cell table:formula="of:=AVERAGE([.CV3:.CV32])" office:value-type="float"/>
          <table:table-cell table:formula="of:=AVERAGE([.CW3:.CW32])" office:value-type="float"/>
          <table:table-cell table:formula="of:=AVERAGE([.CX3:.CX32])" office:value-type="float"/>
          <table:table-cell table:formula="of:=AVERAGE([.CY3:.CY32])" office:value-type="float"/>
          <table:table-cell table:formula="of:=AVERAGE([.CZ3:.CZ32])" office:value-type="float"/>
          <table:table-cell table:formula="of:=AVERAGE([.DA3:.DA32])" office:value-type="float"/>
          <table:table-cell table:style-name="cellWorst" table:formula="of:=AVERAGE([.DB3:.DB32])" office:value-type="float"/>
          <table:table-cell table:style-name="cellWorst" table:formula="of:=AVERAGE([.DC3:.DC32])" office:value-type="float"/>
          <table:table-cell table:formula="of:=AVERAGE([.DD3:.DD32])" office:value-type="float"/>
          <table:table-cell table:formula="of:=AVERAGE([.DE3:.DE32])" office:value-type="float"/>
          <table:table-cell table:formula="of:=AVERAGE([.DF3:.DF32])" office:value-type="float"/>
          <table:table-cell table:formula="of:=AVERAGE([.DG3:.DG32])" office:value-type="float"/>
          <table:table-cell table:formula="of:=AVERAGE([.DH3:.DH32])" office:value-type="float"/>
          <table:table-cell table:formula="of:=AVERAGE([.DI3:.DI32])" office:value-type="float"/>
          <table:table-cell table:formula="of:=AVERAGE([.DJ3:.DJ32])" office:value-type="float"/>
          <table:table-cell table:formula="of:=AVERAGE([.DK3:.DK32])" office:value-type="float"/>
          <table:table-cell table:formula="of:=AVERAGE([.DL3:.DL32])" office:value-type="float"/>
          <table:table-cell table:style-name="cellBest" table:formula="of:=AVERAGE([.DM3:.DM32])" office:value-type="float"/>
          <table:table-cell table:formula="of:=AVERAGE([.DN3:.DN32])" office:value-type="float"/>
          <table:table-cell table:formula="of:=AVERAGE([.DO3:.DO32])" office:value-type="float"/>
          <table:table-cell table:formula="of:=AVERAGE([.DP3:.DP32])" office:value-type="float"/>
          <table:table-cell table:formula="of:=AVERAGE([.DQ3:.DQ32])" office:value-type="float"/>
          <table:table-cell table:formula="of:=AVERAGE([.DR3:.DR32])" office:value-type="float"/>
          <table:table-cell table:formula="of:=AVERAGE([.DS3:.DS32])" office:value-type="float"/>
          <table:table-cell table:formula="of:=AVERAGE([.DT3:.DT32])" office:value-type="float"/>
          <table:table-cell table:formula="of:=AVERAGE([.DU3:.DU32])" office:value-type="float"/>
          <table:table-cell table:formula="of:=AVERAGE([.DV3:.DV32])" office:value-type="float"/>
          <table:table-cell table:formula="of:=AVERAGE([.DW3:.DW32])" office:value-type="float"/>
          <table:table-cell table:formula="of:=AVERAGE([.DX3:.DX32])" office:value-type="float"/>
          <table:table-cell table:formula="of:=AVERAGE([.DY3:.DY32])" office:value-type="float"/>
          <table:table-cell table:formula="of:=AVERAGE([.DZ3:.DZ32])" office:value-type="float"/>
          <table:table-cell table:formula="of:=AVERAGE([.EA3:.EA32])" office:value-type="float"/>
          <table:table-cell table:formula="of:=AVERAGE([.EB3:.EB32])" office:value-type="float"/>
          <table:table-cell table:formula="of:=AVERAGE([.EC3:.EC32])" office:value-type="float"/>
          <table:table-cell table:formula="of:=AVERAGE([.ED3:.ED32])" office:value-type="float"/>
          <table:table-cell table:formula="of:=AVERAGE([.EE3:.EE32])" office:value-type="float"/>
          <table:table-cell table:formula="of:=AVERAGE([.EF3:.EF32])" office:value-type="float"/>
          <table:table-cell table:formula="of:=AVERAGE([.EG3:.EG32])" office:value-type="float"/>
          <table:table-cell table:formula="of:=AVERAGE([.EH3:.EH32])" office:value-type="float"/>
          <table:table-cell table:formula="of:=AVERAGE([.EI3:.EI32])" office:value-type="float"/>
          <table:table-cell table:formula="of:=AVERAGE([.EJ3:.EJ32])" office:value-type="float"/>
          <table:table-cell table:formula="of:=AVERAGE([.EK3:.EK32])" office:value-type="float"/>
          <table:table-cell table:formula="of:=AVERAGE([.EL3:.EL32])" office:value-type="float"/>
          <table:table-cell table:formula="of:=AVERAGE([.EM3:.EM32])" office:value-type="float"/>
          <table:table-cell table:formula="of:=AVERAGE([.EN3:.EN32])" office:value-type="float"/>
          <table:table-cell table:formula="of:=AVERAGE([.EO3:.EO32])" office:value-type="float"/>
          <table:table-cell table:style-name="cellBest" table:formula="of:=AVERAGE([.EP3:.EP32])" office:value-type="float"/>
          <table:table-cell table:formula="of:=AVERAGE([.EQ3:.EQ32])" office:value-type="float"/>
          <table:table-cell table:style-name="cellBest" table:formula="of:=AVERAGE([.ER3:.ER32])" office:value-type="float"/>
          <table:table-cell table:style-name="cellBest" table:formula="of:=AVERAGE([.ES3:.ES32])" office:value-type="float"/>
          <table:table-cell table:formula="of:=AVERAGE([.ET3:.ET32])" office:value-type="float"/>
          <table:table-cell table:formula="of:=AVERAGE([.EU3:.EU32])" office:value-type="float"/>
          <table:table-cell table:formula="of:=AVERAGE([.EV3:.EV32])" office:value-type="float"/>
          <table:table-cell table:formula="of:=AVERAGE([.EW3:.EW32])" office:value-type="float"/>
          <table:table-cell table:formula="of:=AVERAGE([.EX3:.EX32])" office:value-type="float"/>
          <table:table-cell table:formula="of:=AVERAGE([.EY3:.EY32])" office:value-type="float"/>
          <table:table-cell table:formula="of:=AVERAGE([.EZ3:.EZ32])" office:value-type="float"/>
          <table:table-cell table:formula="of:=AVERAGE([.FA3:.FA32])" office:value-type="float"/>
          <table:table-cell table:formula="of:=AVERAGE([.FB3:.FB32])" office:value-type="float"/>
          <table:table-cell table:formula="of:=AVERAGE([.FC3:.FC32])" office:value-type="float"/>
          <table:table-cell table:formula="of:=AVERAGE([.FD3:.FD32])" office:value-type="float"/>
          <table:table-cell table:formula="of:=AVERAGE([.FE3:.FE32])" office:value-type="float"/>
          <table:table-cell table:formula="of:=AVERAGE([.FF3:.FF32])" office:value-type="float"/>
          <table:table-cell table:formula="of:=AVERAGE([.FG3:.FG32])" office:value-type="float"/>
          <table:table-cell table:formula="of:=AVERAGE([.FH3:.FH32])" office:value-type="float"/>
          <table:table-cell table:formula="of:=AVERAGE([.FI3:.FI32])" office:value-type="float"/>
          <table:table-cell table:formula="of:=AVERAGE([.FJ3:.FJ32])" office:value-type="float"/>
          <table:table-cell table:formula="of:=AVERAGE([.FK3:.FK32])" office:value-type="float"/>
          <table:table-cell table:formula="of:=AVERAGE([.FL3:.FL32])" office:value-type="float"/>
          <table:table-cell table:formula="of:=AVERAGE([.FM3:.FM32])" office:value-type="float"/>
          <table:table-cell table:formula="of:=AVERAGE([.FN3:.FN32])" office:value-type="float"/>
          <table:table-cell table:formula="of:=AVERAGE([.FO3:.FO32])" office:value-type="float"/>
          <table:table-cell table:formula="of:=AVERAGE([.FP3:.FP32])" office:value-type="float"/>
          <table:table-cell table:formula="of:=AVERAGE([.FQ3:.FQ32])" office:value-type="float"/>
          <table:table-cell table:formula="of:=AVERAGE([.FR3:.FR32])" office:value-type="float"/>
          <table:table-cell table:style-name="cellBest" table:formula="of:=AVERAGE([.FS3:.FS32])" office:value-type="float"/>
          <table:table-cell table:formula="of:=AVERAGE([.FT3:.FT32])" office:value-type="float"/>
          <table:table-cell table:formula="of:=AVERAGE([.FU3:.FU32])" office:value-type="float"/>
          <table:table-cell table:formula="of:=AVERAGE([.FV3:.FV32])" office:value-type="float"/>
          <table:table-cell table:formula="of:=AVERAGE([.FW3:.FW32])" office:value-type="float"/>
          <table:table-cell table:formula="of:=AVERAGE([.FX3:.FX32])" office:value-type="float"/>
          <table:table-cell table:formula="of:=AVERAGE([.FY3:.FY32])" office:value-type="float"/>
          <table:table-cell table:formula="of:=AVERAGE([.FZ3:.FZ32])" office:value-type="float"/>
          <table:table-cell table:formula="of:=AVERAGE([.GA3:.GA32])" office:value-type="float"/>
          <table:table-cell table:formula="of:=AVERAGE([.GB3:.GB32])" office:value-type="float"/>
          <table:table-cell table:formula="of:=AVERAGE([.GC3:.GC32])" office:value-type="float"/>
          <table:table-cell table:formula="of:=AVERAGE([.GD3:.GD32])" office:value-type="float"/>
          <table:table-cell table:formula="of:=AVERAGE([.GE3:.GE32])" office:value-type="float"/>
          <table:table-cell table:formula="of:=AVERAGE([.GF3:.GF32])" office:value-type="float"/>
          <table:table-cell table:formula="of:=AVERAGE([.GG3:.GG32])" office:value-type="float"/>
          <table:table-cell table:formula="of:=AVERAGE([.GH3:.GH32])" office:value-type="float"/>
          <table:table-cell table:formula="of:=AVERAGE([.GI3:.GI32])" office:value-type="float"/>
          <table:table-cell table:formula="of:=AVERAGE([.GJ3:.GJ32])" office:value-type="float"/>
          <table:table-cell table:formula="of:=AVERAGE([.GK3:.GK32])" office:value-type="float"/>
          <table:table-cell table:formula="of:=AVERAGE([.GL3:.GL32])" office:value-type="float"/>
          <table:table-cell table:formula="of:=AVERAGE([.GM3:.GM32])" office:value-type="float"/>
          <table:table-cell table:formula="of:=AVERAGE([.GN3:.GN32])" office:value-type="float"/>
          <table:table-cell table:formula="of:=AVERAGE([.GO3:.GO32])" office:value-type="float"/>
          <table:table-cell table:formula="of:=AVERAGE([.GP3:.GP32])" office:value-type="float"/>
          <table:table-cell table:formula="of:=AVERAGE([.GQ3:.GQ32])" office:value-type="float"/>
          <table:table-cell table:formula="of:=AVERAGE([.GR3:.GR32])" office:value-type="float"/>
          <table:table-cell table:formula="of:=AVERAGE([.GS3:.GS32])" office:value-type="float"/>
          <table:table-cell table:formula="of:=AVERAGE([.GT3:.GT32])" office:value-type="float"/>
          <table:table-cell table:style-name="cellWorst" table:formula="of:=AVERAGE([.GU3:.GU32])" office:value-type="float"/>
          <table:table-cell table:style-name="cellWorst" table:formula="of:=AVERAGE([.GV3:.GV32])" office:value-type="float"/>
          <table:table-cell table:style-name="cellWorst" table:formula="of:=AVERAGE([.GW3:.GW32])" office:value-type="float"/>
          <table:table-cell table:formula="of:=AVERAGE([.GX3:.GX32])" office:value-type="float"/>
          <table:table-cell table:formula="of:=AVERAGE([.GY3:.GY32])" office:value-type="float"/>
          <table:table-cell table:formula="of:=AVERAGE([.GZ3:.GZ32])" office:value-type="float"/>
          <table:table-cell table:formula="of:=AVERAGE([.HA3:.HA32])" office:value-type="float"/>
          <table:table-cell table:formula="of:=AVERAGE([.HB3:.HB32])" office:value-type="float"/>
          <table:table-cell table:formula="of:=AVERAGE([.HC3:.HC32])" office:value-type="float"/>
          <table:table-cell table:formula="of:=AVERAGE([.HD3:.HD32])" office:value-type="float"/>
          <table:table-cell table:formula="of:=AVERAGE([.HE3:.HE32])" office:value-type="float"/>
          <table:table-cell table:formula="of:=AVERAGE([.HF3:.HF32])" office:value-type="float"/>
          <table:table-cell table:formula="of:=AVERAGE([.HG3:.HG32])" office:value-type="float"/>
          <table:table-cell table:formula="of:=AVERAGE([.HH3:.HH32])" office:value-type="float"/>
          <table:table-cell table:formula="of:=AVERAGE([.HI3:.HI32])" office:value-type="float"/>
          <table:table-cell table:formula="of:=AVERAGE([.HJ3:.HJ32])" office:value-type="float"/>
          <table:table-cell table:formula="of:=AVERAGE([.HK3:.HK32])" office:value-type="float"/>
          <table:table-cell table:formula="of:=AVERAGE([.HL3:.HL3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2])" office:value-type="float"/>
          <table:table-cell table:formula="of:=STDEV([.C3:.C32])" office:value-type="float"/>
          <table:table-cell table:formula="of:=STDEV([.D3:.D32])" office:value-type="float"/>
          <table:table-cell table:formula="of:=STDEV([.E3:.E32])" office:value-type="float"/>
          <table:table-cell table:formula="of:=STDEV([.F3:.F32])" office:value-type="float"/>
          <table:table-cell table:formula="of:=STDEV([.G3:.G32])" office:value-type="float"/>
          <table:table-cell table:formula="of:=STDEV([.H3:.H32])" office:value-type="float"/>
          <table:table-cell table:formula="of:=STDEV([.I3:.I32])" office:value-type="float"/>
          <table:table-cell table:style-name="cellBest" table:formula="of:=STDEV([.J3:.J32])" office:value-type="float"/>
          <table:table-cell table:formula="of:=STDEV([.K3:.K32])" office:value-type="float"/>
          <table:table-cell table:formula="of:=STDEV([.L3:.L32])" office:value-type="float"/>
          <table:table-cell table:formula="of:=STDEV([.M3:.M32])" office:value-type="float"/>
          <table:table-cell table:formula="of:=STDEV([.N3:.N32])" office:value-type="float"/>
          <table:table-cell table:style-name="cellBest" table:formula="of:=STDEV([.O3:.O32])" office:value-type="float"/>
          <table:table-cell table:formula="of:=STDEV([.P3:.P32])" office:value-type="float"/>
          <table:table-cell table:formula="of:=STDEV([.Q3:.Q32])" office:value-type="float"/>
          <table:table-cell table:formula="of:=STDEV([.R3:.R32])" office:value-type="float"/>
          <table:table-cell table:formula="of:=STDEV([.S3:.S32])" office:value-type="float"/>
          <table:table-cell table:formula="of:=STDEV([.T3:.T32])" office:value-type="float"/>
          <table:table-cell table:formula="of:=STDEV([.U3:.U32])" office:value-type="float"/>
          <table:table-cell table:formula="of:=STDEV([.V3:.V32])" office:value-type="float"/>
          <table:table-cell table:formula="of:=STDEV([.W3:.W32])" office:value-type="float"/>
          <table:table-cell table:formula="of:=STDEV([.X3:.X32])" office:value-type="float"/>
          <table:table-cell table:formula="of:=STDEV([.Y3:.Y32])" office:value-type="float"/>
          <table:table-cell table:formula="of:=STDEV([.Z3:.Z32])" office:value-type="float"/>
          <table:table-cell table:formula="of:=STDEV([.AA3:.AA32])" office:value-type="float"/>
          <table:table-cell table:formula="of:=STDEV([.AB3:.AB32])" office:value-type="float"/>
          <table:table-cell table:formula="of:=STDEV([.AC3:.AC32])" office:value-type="float"/>
          <table:table-cell table:formula="of:=STDEV([.AD3:.AD32])" office:value-type="float"/>
          <table:table-cell table:formula="of:=STDEV([.AE3:.AE32])" office:value-type="float"/>
          <table:table-cell table:formula="of:=STDEV([.AF3:.AF32])" office:value-type="float"/>
          <table:table-cell table:formula="of:=STDEV([.AG3:.AG32])" office:value-type="float"/>
          <table:table-cell table:formula="of:=STDEV([.AH3:.AH32])" office:value-type="float"/>
          <table:table-cell table:formula="of:=STDEV([.AI3:.AI32])" office:value-type="float"/>
          <table:table-cell table:formula="of:=STDEV([.AJ3:.AJ32])" office:value-type="float"/>
          <table:table-cell table:style-name="cellBest" table:formula="of:=STDEV([.AK3:.AK32])" office:value-type="float"/>
          <table:table-cell table:formula="of:=STDEV([.AL3:.AL32])" office:value-type="float"/>
          <table:table-cell table:formula="of:=STDEV([.AM3:.AM32])" office:value-type="float"/>
          <table:table-cell table:formula="of:=STDEV([.AN3:.AN32])" office:value-type="float"/>
          <table:table-cell table:formula="of:=STDEV([.AO3:.AO32])" office:value-type="float"/>
          <table:table-cell table:formula="of:=STDEV([.AP3:.AP32])" office:value-type="float"/>
          <table:table-cell table:formula="of:=STDEV([.AQ3:.AQ32])" office:value-type="float"/>
          <table:table-cell table:formula="of:=STDEV([.AR3:.AR32])" office:value-type="float"/>
          <table:table-cell table:formula="of:=STDEV([.AS3:.AS32])" office:value-type="float"/>
          <table:table-cell table:formula="of:=STDEV([.AT3:.AT32])" office:value-type="float"/>
          <table:table-cell table:style-name="cellBest" table:formula="of:=STDEV([.AU3:.AU32])" office:value-type="float"/>
          <table:table-cell table:formula="of:=STDEV([.AV3:.AV32])" office:value-type="float"/>
          <table:table-cell table:formula="of:=STDEV([.AW3:.AW32])" office:value-type="float"/>
          <table:table-cell table:formula="of:=STDEV([.AX3:.AX32])" office:value-type="float"/>
          <table:table-cell table:formula="of:=STDEV([.AY3:.AY32])" office:value-type="float"/>
          <table:table-cell table:style-name="cellBest" table:formula="of:=STDEV([.AZ3:.AZ32])" office:value-type="float"/>
          <table:table-cell table:formula="of:=STDEV([.BA3:.BA32])" office:value-type="float"/>
          <table:table-cell table:formula="of:=STDEV([.BB3:.BB32])" office:value-type="float"/>
          <table:table-cell table:formula="of:=STDEV([.BC3:.BC32])" office:value-type="float"/>
          <table:table-cell table:formula="of:=STDEV([.BD3:.BD32])" office:value-type="float"/>
          <table:table-cell table:formula="of:=STDEV([.BE3:.BE32])" office:value-type="float"/>
          <table:table-cell table:formula="of:=STDEV([.BF3:.BF32])" office:value-type="float"/>
          <table:table-cell table:formula="of:=STDEV([.BG3:.BG32])" office:value-type="float"/>
          <table:table-cell table:formula="of:=STDEV([.BH3:.BH32])" office:value-type="float"/>
          <table:table-cell table:formula="of:=STDEV([.BI3:.BI32])" office:value-type="float"/>
          <table:table-cell table:formula="of:=STDEV([.BJ3:.BJ32])" office:value-type="float"/>
          <table:table-cell table:formula="of:=STDEV([.BK3:.BK32])" office:value-type="float"/>
          <table:table-cell table:formula="of:=STDEV([.BL3:.BL32])" office:value-type="float"/>
          <table:table-cell table:formula="of:=STDEV([.BM3:.BM32])" office:value-type="float"/>
          <table:table-cell table:formula="of:=STDEV([.BN3:.BN32])" office:value-type="float"/>
          <table:table-cell table:formula="of:=STDEV([.BO3:.BO32])" office:value-type="float"/>
          <table:table-cell table:formula="of:=STDEV([.BP3:.BP32])" office:value-type="float"/>
          <table:table-cell table:formula="of:=STDEV([.BQ3:.BQ32])" office:value-type="float"/>
          <table:table-cell table:formula="of:=STDEV([.BR3:.BR32])" office:value-type="float"/>
          <table:table-cell table:formula="of:=STDEV([.BS3:.BS32])" office:value-type="float"/>
          <table:table-cell table:formula="of:=STDEV([.BT3:.BT32])" office:value-type="float"/>
          <table:table-cell table:formula="of:=STDEV([.BU3:.BU32])" office:value-type="float"/>
          <table:table-cell table:formula="of:=STDEV([.BV3:.BV32])" office:value-type="float"/>
          <table:table-cell table:formula="of:=STDEV([.BW3:.BW32])" office:value-type="float"/>
          <table:table-cell table:formula="of:=STDEV([.BX3:.BX32])" office:value-type="float"/>
          <table:table-cell table:formula="of:=STDEV([.BY3:.BY32])" office:value-type="float"/>
          <table:table-cell table:formula="of:=STDEV([.BZ3:.BZ32])" office:value-type="float"/>
          <table:table-cell table:style-name="cellWorst" table:formula="of:=STDEV([.CA3:.CA32])" office:value-type="float"/>
          <table:table-cell table:style-name="cellBest" table:formula="of:=STDEV([.CB3:.CB32])" office:value-type="float"/>
          <table:table-cell table:formula="of:=STDEV([.CC3:.CC32])" office:value-type="float"/>
          <table:table-cell table:formula="of:=STDEV([.CD3:.CD32])" office:value-type="float"/>
          <table:table-cell table:formula="of:=STDEV([.CE3:.CE32])" office:value-type="float"/>
          <table:table-cell table:formula="of:=STDEV([.CF3:.CF32])" office:value-type="float"/>
          <table:table-cell table:formula="of:=STDEV([.CG3:.CG32])" office:value-type="float"/>
          <table:table-cell table:formula="of:=STDEV([.CH3:.CH32])" office:value-type="float"/>
          <table:table-cell table:style-name="cellBest" table:formula="of:=STDEV([.CI3:.CI32])" office:value-type="float"/>
          <table:table-cell table:formula="of:=STDEV([.CJ3:.CJ32])" office:value-type="float"/>
          <table:table-cell table:formula="of:=STDEV([.CK3:.CK32])" office:value-type="float"/>
          <table:table-cell table:formula="of:=STDEV([.CL3:.CL32])" office:value-type="float"/>
          <table:table-cell table:formula="of:=STDEV([.CM3:.CM32])" office:value-type="float"/>
          <table:table-cell table:style-name="cellWorst" table:formula="of:=STDEV([.CN3:.CN32])" office:value-type="float"/>
          <table:table-cell table:style-name="cellWorst" table:formula="of:=STDEV([.CO3:.CO32])" office:value-type="float"/>
          <table:table-cell table:formula="of:=STDEV([.CP3:.CP32])" office:value-type="float"/>
          <table:table-cell table:formula="of:=STDEV([.CQ3:.CQ32])" office:value-type="float"/>
          <table:table-cell table:formula="of:=STDEV([.CR3:.CR32])" office:value-type="float"/>
          <table:table-cell table:formula="of:=STDEV([.CS3:.CS32])" office:value-type="float"/>
          <table:table-cell table:formula="of:=STDEV([.CT3:.CT32])" office:value-type="float"/>
          <table:table-cell table:formula="of:=STDEV([.CU3:.CU32])" office:value-type="float"/>
          <table:table-cell table:formula="of:=STDEV([.CV3:.CV32])" office:value-type="float"/>
          <table:table-cell table:formula="of:=STDEV([.CW3:.CW32])" office:value-type="float"/>
          <table:table-cell table:formula="of:=STDEV([.CX3:.CX32])" office:value-type="float"/>
          <table:table-cell table:formula="of:=STDEV([.CY3:.CY32])" office:value-type="float"/>
          <table:table-cell table:formula="of:=STDEV([.CZ3:.CZ32])" office:value-type="float"/>
          <table:table-cell table:formula="of:=STDEV([.DA3:.DA32])" office:value-type="float"/>
          <table:table-cell table:formula="of:=STDEV([.DB3:.DB32])" office:value-type="float"/>
          <table:table-cell table:formula="of:=STDEV([.DC3:.DC32])" office:value-type="float"/>
          <table:table-cell table:formula="of:=STDEV([.DD3:.DD32])" office:value-type="float"/>
          <table:table-cell table:formula="of:=STDEV([.DE3:.DE32])" office:value-type="float"/>
          <table:table-cell table:formula="of:=STDEV([.DF3:.DF32])" office:value-type="float"/>
          <table:table-cell table:formula="of:=STDEV([.DG3:.DG32])" office:value-type="float"/>
          <table:table-cell table:formula="of:=STDEV([.DH3:.DH32])" office:value-type="float"/>
          <table:table-cell table:formula="of:=STDEV([.DI3:.DI32])" office:value-type="float"/>
          <table:table-cell table:formula="of:=STDEV([.DJ3:.DJ32])" office:value-type="float"/>
          <table:table-cell table:formula="of:=STDEV([.DK3:.DK32])" office:value-type="float"/>
          <table:table-cell table:formula="of:=STDEV([.DL3:.DL32])" office:value-type="float"/>
          <table:table-cell table:style-name="cellBest" table:formula="of:=STDEV([.DM3:.DM32])" office:value-type="float"/>
          <table:table-cell table:formula="of:=STDEV([.DN3:.DN32])" office:value-type="float"/>
          <table:table-cell table:formula="of:=STDEV([.DO3:.DO32])" office:value-type="float"/>
          <table:table-cell table:formula="of:=STDEV([.DP3:.DP32])" office:value-type="float"/>
          <table:table-cell table:formula="of:=STDEV([.DQ3:.DQ32])" office:value-type="float"/>
          <table:table-cell table:formula="of:=STDEV([.DR3:.DR32])" office:value-type="float"/>
          <table:table-cell table:formula="of:=STDEV([.DS3:.DS32])" office:value-type="float"/>
          <table:table-cell table:formula="of:=STDEV([.DT3:.DT32])" office:value-type="float"/>
          <table:table-cell table:formula="of:=STDEV([.DU3:.DU32])" office:value-type="float"/>
          <table:table-cell table:formula="of:=STDEV([.DV3:.DV32])" office:value-type="float"/>
          <table:table-cell table:formula="of:=STDEV([.DW3:.DW32])" office:value-type="float"/>
          <table:table-cell table:formula="of:=STDEV([.DX3:.DX32])" office:value-type="float"/>
          <table:table-cell table:formula="of:=STDEV([.DY3:.DY32])" office:value-type="float"/>
          <table:table-cell table:formula="of:=STDEV([.DZ3:.DZ32])" office:value-type="float"/>
          <table:table-cell table:formula="of:=STDEV([.EA3:.EA32])" office:value-type="float"/>
          <table:table-cell table:formula="of:=STDEV([.EB3:.EB32])" office:value-type="float"/>
          <table:table-cell table:formula="of:=STDEV([.EC3:.EC32])" office:value-type="float"/>
          <table:table-cell table:formula="of:=STDEV([.ED3:.ED32])" office:value-type="float"/>
          <table:table-cell table:formula="of:=STDEV([.EE3:.EE32])" office:value-type="float"/>
          <table:table-cell table:formula="of:=STDEV([.EF3:.EF32])" office:value-type="float"/>
          <table:table-cell table:formula="of:=STDEV([.EG3:.EG32])" office:value-type="float"/>
          <table:table-cell table:formula="of:=STDEV([.EH3:.EH32])" office:value-type="float"/>
          <table:table-cell table:formula="of:=STDEV([.EI3:.EI32])" office:value-type="float"/>
          <table:table-cell table:formula="of:=STDEV([.EJ3:.EJ32])" office:value-type="float"/>
          <table:table-cell table:formula="of:=STDEV([.EK3:.EK32])" office:value-type="float"/>
          <table:table-cell table:formula="of:=STDEV([.EL3:.EL32])" office:value-type="float"/>
          <table:table-cell table:formula="of:=STDEV([.EM3:.EM32])" office:value-type="float"/>
          <table:table-cell table:formula="of:=STDEV([.EN3:.EN32])" office:value-type="float"/>
          <table:table-cell table:formula="of:=STDEV([.EO3:.EO32])" office:value-type="float"/>
          <table:table-cell table:style-name="cellBest" table:formula="of:=STDEV([.EP3:.EP32])" office:value-type="float"/>
          <table:table-cell table:formula="of:=STDEV([.EQ3:.EQ32])" office:value-type="float"/>
          <table:table-cell table:style-name="cellBest" table:formula="of:=STDEV([.ER3:.ER32])" office:value-type="float"/>
          <table:table-cell table:style-name="cellBest" table:formula="of:=STDEV([.ES3:.ES32])" office:value-type="float"/>
          <table:table-cell table:formula="of:=STDEV([.ET3:.ET32])" office:value-type="float"/>
          <table:table-cell table:formula="of:=STDEV([.EU3:.EU32])" office:value-type="float"/>
          <table:table-cell table:formula="of:=STDEV([.EV3:.EV32])" office:value-type="float"/>
          <table:table-cell table:formula="of:=STDEV([.EW3:.EW32])" office:value-type="float"/>
          <table:table-cell table:formula="of:=STDEV([.EX3:.EX32])" office:value-type="float"/>
          <table:table-cell table:formula="of:=STDEV([.EY3:.EY32])" office:value-type="float"/>
          <table:table-cell table:formula="of:=STDEV([.EZ3:.EZ32])" office:value-type="float"/>
          <table:table-cell table:formula="of:=STDEV([.FA3:.FA32])" office:value-type="float"/>
          <table:table-cell table:formula="of:=STDEV([.FB3:.FB32])" office:value-type="float"/>
          <table:table-cell table:formula="of:=STDEV([.FC3:.FC32])" office:value-type="float"/>
          <table:table-cell table:formula="of:=STDEV([.FD3:.FD32])" office:value-type="float"/>
          <table:table-cell table:formula="of:=STDEV([.FE3:.FE32])" office:value-type="float"/>
          <table:table-cell table:formula="of:=STDEV([.FF3:.FF32])" office:value-type="float"/>
          <table:table-cell table:formula="of:=STDEV([.FG3:.FG32])" office:value-type="float"/>
          <table:table-cell table:formula="of:=STDEV([.FH3:.FH32])" office:value-type="float"/>
          <table:table-cell table:formula="of:=STDEV([.FI3:.FI32])" office:value-type="float"/>
          <table:table-cell table:formula="of:=STDEV([.FJ3:.FJ32])" office:value-type="float"/>
          <table:table-cell table:formula="of:=STDEV([.FK3:.FK32])" office:value-type="float"/>
          <table:table-cell table:formula="of:=STDEV([.FL3:.FL32])" office:value-type="float"/>
          <table:table-cell table:formula="of:=STDEV([.FM3:.FM32])" office:value-type="float"/>
          <table:table-cell table:formula="of:=STDEV([.FN3:.FN32])" office:value-type="float"/>
          <table:table-cell table:formula="of:=STDEV([.FO3:.FO32])" office:value-type="float"/>
          <table:table-cell table:formula="of:=STDEV([.FP3:.FP32])" office:value-type="float"/>
          <table:table-cell table:formula="of:=STDEV([.FQ3:.FQ32])" office:value-type="float"/>
          <table:table-cell table:formula="of:=STDEV([.FR3:.FR32])" office:value-type="float"/>
          <table:table-cell table:style-name="cellBest" table:formula="of:=STDEV([.FS3:.FS32])" office:value-type="float"/>
          <table:table-cell table:formula="of:=STDEV([.FT3:.FT32])" office:value-type="float"/>
          <table:table-cell table:formula="of:=STDEV([.FU3:.FU32])" office:value-type="float"/>
          <table:table-cell table:formula="of:=STDEV([.FV3:.FV32])" office:value-type="float"/>
          <table:table-cell table:formula="of:=STDEV([.FW3:.FW32])" office:value-type="float"/>
          <table:table-cell table:style-name="cellWorst" table:formula="of:=STDEV([.FX3:.FX32])" office:value-type="float"/>
          <table:table-cell table:formula="of:=STDEV([.FY3:.FY32])" office:value-type="float"/>
          <table:table-cell table:formula="of:=STDEV([.FZ3:.FZ32])" office:value-type="float"/>
          <table:table-cell table:formula="of:=STDEV([.GA3:.GA32])" office:value-type="float"/>
          <table:table-cell table:formula="of:=STDEV([.GB3:.GB32])" office:value-type="float"/>
          <table:table-cell table:formula="of:=STDEV([.GC3:.GC32])" office:value-type="float"/>
          <table:table-cell table:style-name="cellWorst" table:formula="of:=STDEV([.GD3:.GD32])" office:value-type="float"/>
          <table:table-cell table:formula="of:=STDEV([.GE3:.GE32])" office:value-type="float"/>
          <table:table-cell table:formula="of:=STDEV([.GF3:.GF32])" office:value-type="float"/>
          <table:table-cell table:formula="of:=STDEV([.GG3:.GG32])" office:value-type="float"/>
          <table:table-cell table:formula="of:=STDEV([.GH3:.GH32])" office:value-type="float"/>
          <table:table-cell table:formula="of:=STDEV([.GI3:.GI32])" office:value-type="float"/>
          <table:table-cell table:formula="of:=STDEV([.GJ3:.GJ32])" office:value-type="float"/>
          <table:table-cell table:formula="of:=STDEV([.GK3:.GK32])" office:value-type="float"/>
          <table:table-cell table:formula="of:=STDEV([.GL3:.GL32])" office:value-type="float"/>
          <table:table-cell table:formula="of:=STDEV([.GM3:.GM32])" office:value-type="float"/>
          <table:table-cell table:formula="of:=STDEV([.GN3:.GN32])" office:value-type="float"/>
          <table:table-cell table:formula="of:=STDEV([.GO3:.GO32])" office:value-type="float"/>
          <table:table-cell table:formula="of:=STDEV([.GP3:.GP32])" office:value-type="float"/>
          <table:table-cell table:formula="of:=STDEV([.GQ3:.GQ32])" office:value-type="float"/>
          <table:table-cell table:formula="of:=STDEV([.GR3:.GR32])" office:value-type="float"/>
          <table:table-cell table:formula="of:=STDEV([.GS3:.GS32])" office:value-type="float"/>
          <table:table-cell table:formula="of:=STDEV([.GT3:.GT32])" office:value-type="float"/>
          <table:table-cell table:formula="of:=STDEV([.GU3:.GU32])" office:value-type="float"/>
          <table:table-cell table:formula="of:=STDEV([.GV3:.GV32])" office:value-type="float"/>
          <table:table-cell table:formula="of:=STDEV([.GW3:.GW32])" office:value-type="float"/>
          <table:table-cell table:formula="of:=STDEV([.GX3:.GX32])" office:value-type="float"/>
          <table:table-cell table:formula="of:=STDEV([.GY3:.GY32])" office:value-type="float"/>
          <table:table-cell table:formula="of:=STDEV([.GZ3:.GZ32])" office:value-type="float"/>
          <table:table-cell table:formula="of:=STDEV([.HA3:.HA32])" office:value-type="float"/>
          <table:table-cell table:formula="of:=STDEV([.HB3:.HB32])" office:value-type="float"/>
          <table:table-cell table:formula="of:=STDEV([.HC3:.HC32])" office:value-type="float"/>
          <table:table-cell table:formula="of:=STDEV([.HD3:.HD32])" office:value-type="float"/>
          <table:table-cell table:formula="of:=STDEV([.HE3:.HE32])" office:value-type="float"/>
          <table:table-cell table:formula="of:=STDEV([.HF3:.HF32])" office:value-type="float"/>
          <table:table-cell table:formula="of:=STDEV([.HG3:.HG32])" office:value-type="float"/>
          <table:table-cell table:formula="of:=STDEV([.HH3:.HH32])" office:value-type="float"/>
          <table:table-cell table:formula="of:=STDEV([.HI3:.HI32])" office:value-type="float"/>
          <table:table-cell table:formula="of:=STDEV([.HJ3:.HJ32])" office:value-type="float"/>
          <table:table-cell table:formula="of:=STDEV([.HK3:.HK32])" office:value-type="float"/>
          <table:table-cell table:formula="of:=STDEV([.HL3:.HL3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2]-[.$GX3:.$GX32])^2)^0.5" office:value-type="float"/>
          <table:table-cell table:number-matrix-columns-spanned="1" table:number-matrix-rows-spanned="1" table:formula="of:=SUM(([.C3:.C32]-[.$GY3:.$GY32])^2)^0.5" office:value-type="float"/>
          <table:table-cell table:number-matrix-columns-spanned="1" table:number-matrix-rows-spanned="1" table:formula="of:=SUM(([.D3:.D32]-[.$GZ3:.$GZ32])^2)^0.5" office:value-type="float"/>
          <table:table-cell table:number-matrix-columns-spanned="1" table:number-matrix-rows-spanned="1" table:formula="of:=SUM(([.E3:.E32]-[.$HA3:.$HA32])^2)^0.5" office:value-type="float"/>
          <table:table-cell table:number-matrix-columns-spanned="1" table:number-matrix-rows-spanned="1" table:formula="of:=SUM(([.F3:.F32]-[.$GX3:.$GX32])^2)^0.5" office:value-type="float"/>
          <table:table-cell table:number-matrix-columns-spanned="1" table:number-matrix-rows-spanned="1" table:formula="of:=SUM(([.G3:.G32]-[.$GY3:.$GY32])^2)^0.5" office:value-type="float"/>
          <table:table-cell table:number-matrix-columns-spanned="1" table:number-matrix-rows-spanned="1" table:formula="of:=SUM(([.H3:.H32]-[.$GZ3:.$GZ32])^2)^0.5" office:value-type="float"/>
          <table:table-cell table:number-matrix-columns-spanned="1" table:number-matrix-rows-spanned="1" table:formula="of:=SUM(([.I3:.I32]-[.$HA3:.$HA32])^2)^0.5" office:value-type="float"/>
          <table:table-cell table:style-name="cellBest" table:number-matrix-columns-spanned="1" table:number-matrix-rows-spanned="1" table:formula="of:=SUM(([.J3:.J32]-[.$HB3:.$HB32])^2)^0.5" office:value-type="float"/>
          <table:table-cell table:number-matrix-columns-spanned="1" table:number-matrix-rows-spanned="1" table:formula="of:=SUM(([.K3:.K32]-[.$GX3:.$GX32])^2)^0.5" office:value-type="float"/>
          <table:table-cell table:number-matrix-columns-spanned="1" table:number-matrix-rows-spanned="1" table:formula="of:=SUM(([.L3:.L32]-[.$GY3:.$GY32])^2)^0.5" office:value-type="float"/>
          <table:table-cell table:number-matrix-columns-spanned="1" table:number-matrix-rows-spanned="1" table:formula="of:=SUM(([.M3:.M32]-[.$GZ3:.$GZ32])^2)^0.5" office:value-type="float"/>
          <table:table-cell table:number-matrix-columns-spanned="1" table:number-matrix-rows-spanned="1" table:formula="of:=SUM(([.N3:.N32]-[.$HA3:.$HA32])^2)^0.5" office:value-type="float"/>
          <table:table-cell table:style-name="cellBest" table:number-matrix-columns-spanned="1" table:number-matrix-rows-spanned="1" table:formula="of:=SUM(([.O3:.O32]-[.$HB3:.$HB32])^2)^0.5" office:value-type="float"/>
          <table:table-cell table:number-matrix-columns-spanned="1" table:number-matrix-rows-spanned="1" table:formula="of:=SUM(([.P3:.P32]-[.$GX3:.$GX32])^2)^0.5" office:value-type="float"/>
          <table:table-cell table:number-matrix-columns-spanned="1" table:number-matrix-rows-spanned="1" table:formula="of:=SUM(([.Q3:.Q32]-[.$GY3:.$GY32])^2)^0.5" office:value-type="float"/>
          <table:table-cell table:number-matrix-columns-spanned="1" table:number-matrix-rows-spanned="1" table:formula="of:=SUM(([.R3:.R32]-[.$GZ3:.$GZ32])^2)^0.5" office:value-type="float"/>
          <table:table-cell table:number-matrix-columns-spanned="1" table:number-matrix-rows-spanned="1" table:formula="of:=SUM(([.S3:.S32]-[.$HA3:.$HA32])^2)^0.5" office:value-type="float"/>
          <table:table-cell table:number-matrix-columns-spanned="1" table:number-matrix-rows-spanned="1" table:formula="of:=SUM(([.T3:.T32]-[.$HB3:.$HB32])^2)^0.5" office:value-type="float"/>
          <table:table-cell table:number-matrix-columns-spanned="1" table:number-matrix-rows-spanned="1" table:formula="of:=SUM(([.U3:.U32]-[.$GX3:.$GX32])^2)^0.5" office:value-type="float"/>
          <table:table-cell table:number-matrix-columns-spanned="1" table:number-matrix-rows-spanned="1" table:formula="of:=SUM(([.V3:.V32]-[.$GY3:.$GY32])^2)^0.5" office:value-type="float"/>
          <table:table-cell table:number-matrix-columns-spanned="1" table:number-matrix-rows-spanned="1" table:formula="of:=SUM(([.W3:.W32]-[.$GZ3:.$GZ32])^2)^0.5" office:value-type="float"/>
          <table:table-cell table:number-matrix-columns-spanned="1" table:number-matrix-rows-spanned="1" table:formula="of:=SUM(([.X3:.X32]-[.$HA3:.$HA32])^2)^0.5" office:value-type="float"/>
          <table:table-cell table:number-matrix-columns-spanned="1" table:number-matrix-rows-spanned="1" table:formula="of:=SUM(([.Y3:.Y32]-[.$HB3:.$HB32])^2)^0.5" office:value-type="float"/>
          <table:table-cell table:number-matrix-columns-spanned="1" table:number-matrix-rows-spanned="1" table:formula="of:=SUM(([.Z3:.Z32]-[.$GX3:.$GX32])^2)^0.5" office:value-type="float"/>
          <table:table-cell table:number-matrix-columns-spanned="1" table:number-matrix-rows-spanned="1" table:formula="of:=SUM(([.AA3:.AA32]-[.$GY3:.$GY32])^2)^0.5" office:value-type="float"/>
          <table:table-cell table:number-matrix-columns-spanned="1" table:number-matrix-rows-spanned="1" table:formula="of:=SUM(([.AB3:.AB32]-[.$GZ3:.$GZ32])^2)^0.5" office:value-type="float"/>
          <table:table-cell table:number-matrix-columns-spanned="1" table:number-matrix-rows-spanned="1" table:formula="of:=SUM(([.AC3:.AC32]-[.$HA3:.$HA32])^2)^0.5" office:value-type="float"/>
          <table:table-cell table:number-matrix-columns-spanned="1" table:number-matrix-rows-spanned="1" table:formula="of:=SUM(([.AD3:.AD32]-[.$HB3:.$HB32])^2)^0.5" office:value-type="float"/>
          <table:table-cell table:number-matrix-columns-spanned="1" table:number-matrix-rows-spanned="1" table:formula="of:=SUM(([.AE3:.AE32]-[.$GX3:.$GX32])^2)^0.5" office:value-type="float"/>
          <table:table-cell table:number-matrix-columns-spanned="1" table:number-matrix-rows-spanned="1" table:formula="of:=SUM(([.AF3:.AF32]-[.$GY3:.$GY32])^2)^0.5" office:value-type="float"/>
          <table:table-cell table:number-matrix-columns-spanned="1" table:number-matrix-rows-spanned="1" table:formula="of:=SUM(([.AG3:.AG32]-[.$GZ3:.$GZ32])^2)^0.5" office:value-type="float"/>
          <table:table-cell table:number-matrix-columns-spanned="1" table:number-matrix-rows-spanned="1" table:formula="of:=SUM(([.AH3:.AH32]-[.$HA3:.$HA32])^2)^0.5" office:value-type="float"/>
          <table:table-cell table:number-matrix-columns-spanned="1" table:number-matrix-rows-spanned="1" table:formula="of:=SUM(([.AI3:.AI32]-[.$HB3:.$HB32])^2)^0.5" office:value-type="float"/>
          <table:table-cell table:number-matrix-columns-spanned="1" table:number-matrix-rows-spanned="1" table:formula="of:=SUM(([.AJ3:.AJ32]-[.$GX3:.$GX32])^2)^0.5" office:value-type="float"/>
          <table:table-cell table:style-name="cellBest" table:number-matrix-columns-spanned="1" table:number-matrix-rows-spanned="1" table:formula="of:=SUM(([.AK3:.AK32]-[.$GY3:.$GY32])^2)^0.5" office:value-type="float"/>
          <table:table-cell table:number-matrix-columns-spanned="1" table:number-matrix-rows-spanned="1" table:formula="of:=SUM(([.AL3:.AL32]-[.$GZ3:.$GZ32])^2)^0.5" office:value-type="float"/>
          <table:table-cell table:number-matrix-columns-spanned="1" table:number-matrix-rows-spanned="1" table:formula="of:=SUM(([.AM3:.AM32]-[.$HA3:.$HA32])^2)^0.5" office:value-type="float"/>
          <table:table-cell table:number-matrix-columns-spanned="1" table:number-matrix-rows-spanned="1" table:formula="of:=SUM(([.AN3:.AN32]-[.$HB3:.$HB32])^2)^0.5" office:value-type="float"/>
          <table:table-cell table:number-matrix-columns-spanned="1" table:number-matrix-rows-spanned="1" table:formula="of:=SUM(([.AO3:.AO32]-[.$GX3:.$GX32])^2)^0.5" office:value-type="float"/>
          <table:table-cell table:number-matrix-columns-spanned="1" table:number-matrix-rows-spanned="1" table:formula="of:=SUM(([.AP3:.AP32]-[.$GY3:.$GY32])^2)^0.5" office:value-type="float"/>
          <table:table-cell table:number-matrix-columns-spanned="1" table:number-matrix-rows-spanned="1" table:formula="of:=SUM(([.AQ3:.AQ32]-[.$GZ3:.$GZ32])^2)^0.5" office:value-type="float"/>
          <table:table-cell table:number-matrix-columns-spanned="1" table:number-matrix-rows-spanned="1" table:formula="of:=SUM(([.AR3:.AR32]-[.$HA3:.$HA32])^2)^0.5" office:value-type="float"/>
          <table:table-cell table:number-matrix-columns-spanned="1" table:number-matrix-rows-spanned="1" table:formula="of:=SUM(([.AS3:.AS32]-[.$HB3:.$HB32])^2)^0.5" office:value-type="float"/>
          <table:table-cell table:number-matrix-columns-spanned="1" table:number-matrix-rows-spanned="1" table:formula="of:=SUM(([.AT3:.AT32]-[.$GX3:.$GX32])^2)^0.5" office:value-type="float"/>
          <table:table-cell table:style-name="cellBest" table:number-matrix-columns-spanned="1" table:number-matrix-rows-spanned="1" table:formula="of:=SUM(([.AU3:.AU32]-[.$GY3:.$GY32])^2)^0.5" office:value-type="float"/>
          <table:table-cell table:number-matrix-columns-spanned="1" table:number-matrix-rows-spanned="1" table:formula="of:=SUM(([.AV3:.AV32]-[.$GZ3:.$GZ32])^2)^0.5" office:value-type="float"/>
          <table:table-cell table:number-matrix-columns-spanned="1" table:number-matrix-rows-spanned="1" table:formula="of:=SUM(([.AW3:.AW32]-[.$HA3:.$HA32])^2)^0.5" office:value-type="float"/>
          <table:table-cell table:number-matrix-columns-spanned="1" table:number-matrix-rows-spanned="1" table:formula="of:=SUM(([.AX3:.AX32]-[.$HB3:.$HB32])^2)^0.5" office:value-type="float"/>
          <table:table-cell table:number-matrix-columns-spanned="1" table:number-matrix-rows-spanned="1" table:formula="of:=SUM(([.AY3:.AY32]-[.$GX3:.$GX32])^2)^0.5" office:value-type="float"/>
          <table:table-cell table:style-name="cellBest" table:number-matrix-columns-spanned="1" table:number-matrix-rows-spanned="1" table:formula="of:=SUM(([.AZ3:.AZ32]-[.$GY3:.$GY32])^2)^0.5" office:value-type="float"/>
          <table:table-cell table:number-matrix-columns-spanned="1" table:number-matrix-rows-spanned="1" table:formula="of:=SUM(([.BA3:.BA32]-[.$GZ3:.$GZ32])^2)^0.5" office:value-type="float"/>
          <table:table-cell table:number-matrix-columns-spanned="1" table:number-matrix-rows-spanned="1" table:formula="of:=SUM(([.BB3:.BB32]-[.$HA3:.$HA32])^2)^0.5" office:value-type="float"/>
          <table:table-cell table:number-matrix-columns-spanned="1" table:number-matrix-rows-spanned="1" table:formula="of:=SUM(([.BC3:.BC32]-[.$HB3:.$HB32])^2)^0.5" office:value-type="float"/>
          <table:table-cell table:number-matrix-columns-spanned="1" table:number-matrix-rows-spanned="1" table:formula="of:=SUM(([.BD3:.BD32]-[.$GX3:.$GX32])^2)^0.5" office:value-type="float"/>
          <table:table-cell table:number-matrix-columns-spanned="1" table:number-matrix-rows-spanned="1" table:formula="of:=SUM(([.BE3:.BE32]-[.$GY3:.$GY32])^2)^0.5" office:value-type="float"/>
          <table:table-cell table:number-matrix-columns-spanned="1" table:number-matrix-rows-spanned="1" table:formula="of:=SUM(([.BF3:.BF32]-[.$GZ3:.$GZ32])^2)^0.5" office:value-type="float"/>
          <table:table-cell table:number-matrix-columns-spanned="1" table:number-matrix-rows-spanned="1" table:formula="of:=SUM(([.BG3:.BG32]-[.$HA3:.$HA32])^2)^0.5" office:value-type="float"/>
          <table:table-cell table:number-matrix-columns-spanned="1" table:number-matrix-rows-spanned="1" table:formula="of:=SUM(([.BH3:.BH32]-[.$HB3:.$HB32])^2)^0.5" office:value-type="float"/>
          <table:table-cell table:number-matrix-columns-spanned="1" table:number-matrix-rows-spanned="1" table:formula="of:=SUM(([.BI3:.BI32]-[.$GX3:.$GX32])^2)^0.5" office:value-type="float"/>
          <table:table-cell table:number-matrix-columns-spanned="1" table:number-matrix-rows-spanned="1" table:formula="of:=SUM(([.BJ3:.BJ32]-[.$GY3:.$GY32])^2)^0.5" office:value-type="float"/>
          <table:table-cell table:number-matrix-columns-spanned="1" table:number-matrix-rows-spanned="1" table:formula="of:=SUM(([.BK3:.BK32]-[.$GZ3:.$GZ32])^2)^0.5" office:value-type="float"/>
          <table:table-cell table:number-matrix-columns-spanned="1" table:number-matrix-rows-spanned="1" table:formula="of:=SUM(([.BL3:.BL32]-[.$HA3:.$HA32])^2)^0.5" office:value-type="float"/>
          <table:table-cell table:number-matrix-columns-spanned="1" table:number-matrix-rows-spanned="1" table:formula="of:=SUM(([.BM3:.BM32]-[.$HB3:.$HB32])^2)^0.5" office:value-type="float"/>
          <table:table-cell table:number-matrix-columns-spanned="1" table:number-matrix-rows-spanned="1" table:formula="of:=SUM(([.BN3:.BN32]-[.$GX3:.$GX32])^2)^0.5" office:value-type="float"/>
          <table:table-cell table:number-matrix-columns-spanned="1" table:number-matrix-rows-spanned="1" table:formula="of:=SUM(([.BO3:.BO32]-[.$GY3:.$GY32])^2)^0.5" office:value-type="float"/>
          <table:table-cell table:number-matrix-columns-spanned="1" table:number-matrix-rows-spanned="1" table:formula="of:=SUM(([.BP3:.BP32]-[.$GZ3:.$GZ32])^2)^0.5" office:value-type="float"/>
          <table:table-cell table:number-matrix-columns-spanned="1" table:number-matrix-rows-spanned="1" table:formula="of:=SUM(([.BQ3:.BQ32]-[.$HA3:.$HA32])^2)^0.5" office:value-type="float"/>
          <table:table-cell table:number-matrix-columns-spanned="1" table:number-matrix-rows-spanned="1" table:formula="of:=SUM(([.BR3:.BR32]-[.$HB3:.$HB32])^2)^0.5" office:value-type="float"/>
          <table:table-cell table:number-matrix-columns-spanned="1" table:number-matrix-rows-spanned="1" table:formula="of:=SUM(([.BS3:.BS32]-[.$GX3:.$GX32])^2)^0.5" office:value-type="float"/>
          <table:table-cell table:number-matrix-columns-spanned="1" table:number-matrix-rows-spanned="1" table:formula="of:=SUM(([.BT3:.BT32]-[.$GY3:.$GY32])^2)^0.5" office:value-type="float"/>
          <table:table-cell table:number-matrix-columns-spanned="1" table:number-matrix-rows-spanned="1" table:formula="of:=SUM(([.BU3:.BU32]-[.$GZ3:.$GZ32])^2)^0.5" office:value-type="float"/>
          <table:table-cell table:number-matrix-columns-spanned="1" table:number-matrix-rows-spanned="1" table:formula="of:=SUM(([.BV3:.BV32]-[.$HA3:.$HA32])^2)^0.5" office:value-type="float"/>
          <table:table-cell table:number-matrix-columns-spanned="1" table:number-matrix-rows-spanned="1" table:formula="of:=SUM(([.BW3:.BW32]-[.$HB3:.$HB32])^2)^0.5" office:value-type="float"/>
          <table:table-cell table:number-matrix-columns-spanned="1" table:number-matrix-rows-spanned="1" table:formula="of:=SUM(([.BX3:.BX32]-[.$GX3:.$GX32])^2)^0.5" office:value-type="float"/>
          <table:table-cell table:number-matrix-columns-spanned="1" table:number-matrix-rows-spanned="1" table:formula="of:=SUM(([.BY3:.BY32]-[.$GY3:.$GY32])^2)^0.5" office:value-type="float"/>
          <table:table-cell table:number-matrix-columns-spanned="1" table:number-matrix-rows-spanned="1" table:formula="of:=SUM(([.BZ3:.BZ32]-[.$GZ3:.$GZ32])^2)^0.5" office:value-type="float"/>
          <table:table-cell table:style-name="cellWorst" table:number-matrix-columns-spanned="1" table:number-matrix-rows-spanned="1" table:formula="of:=SUM(([.CA3:.CA32]-[.$HA3:.$HA32])^2)^0.5" office:value-type="float"/>
          <table:table-cell table:style-name="cellBest" table:number-matrix-columns-spanned="1" table:number-matrix-rows-spanned="1" table:formula="of:=SUM(([.CB3:.CB32]-[.$HB3:.$HB32])^2)^0.5" office:value-type="float"/>
          <table:table-cell table:number-matrix-columns-spanned="1" table:number-matrix-rows-spanned="1" table:formula="of:=SUM(([.CC3:.CC32]-[.$GX3:.$GX32])^2)^0.5" office:value-type="float"/>
          <table:table-cell table:number-matrix-columns-spanned="1" table:number-matrix-rows-spanned="1" table:formula="of:=SUM(([.CD3:.CD32]-[.$GY3:.$GY32])^2)^0.5" office:value-type="float"/>
          <table:table-cell table:number-matrix-columns-spanned="1" table:number-matrix-rows-spanned="1" table:formula="of:=SUM(([.CE3:.CE32]-[.$GZ3:.$GZ32])^2)^0.5" office:value-type="float"/>
          <table:table-cell table:number-matrix-columns-spanned="1" table:number-matrix-rows-spanned="1" table:formula="of:=SUM(([.CF3:.CF32]-[.$HA3:.$HA32])^2)^0.5" office:value-type="float"/>
          <table:table-cell table:number-matrix-columns-spanned="1" table:number-matrix-rows-spanned="1" table:formula="of:=SUM(([.CG3:.CG32]-[.$HB3:.$HB32])^2)^0.5" office:value-type="float"/>
          <table:table-cell table:number-matrix-columns-spanned="1" table:number-matrix-rows-spanned="1" table:formula="of:=SUM(([.CH3:.CH32]-[.$GX3:.$GX32])^2)^0.5" office:value-type="float"/>
          <table:table-cell table:style-name="cellBest" table:number-matrix-columns-spanned="1" table:number-matrix-rows-spanned="1" table:formula="of:=SUM(([.CI3:.CI32]-[.$GY3:.$GY32])^2)^0.5" office:value-type="float"/>
          <table:table-cell table:number-matrix-columns-spanned="1" table:number-matrix-rows-spanned="1" table:formula="of:=SUM(([.CJ3:.CJ32]-[.$GZ3:.$GZ32])^2)^0.5" office:value-type="float"/>
          <table:table-cell table:number-matrix-columns-spanned="1" table:number-matrix-rows-spanned="1" table:formula="of:=SUM(([.CK3:.CK32]-[.$HA3:.$HA32])^2)^0.5" office:value-type="float"/>
          <table:table-cell table:number-matrix-columns-spanned="1" table:number-matrix-rows-spanned="1" table:formula="of:=SUM(([.CL3:.CL32]-[.$HB3:.$HB32])^2)^0.5" office:value-type="float"/>
          <table:table-cell table:number-matrix-columns-spanned="1" table:number-matrix-rows-spanned="1" table:formula="of:=SUM(([.CM3:.CM32]-[.$GX3:.$GX32])^2)^0.5" office:value-type="float"/>
          <table:table-cell table:number-matrix-columns-spanned="1" table:number-matrix-rows-spanned="1" table:formula="of:=SUM(([.CN3:.CN32]-[.$GY3:.$GY32])^2)^0.5" office:value-type="float"/>
          <table:table-cell table:number-matrix-columns-spanned="1" table:number-matrix-rows-spanned="1" table:formula="of:=SUM(([.CO3:.CO32]-[.$GZ3:.$GZ32])^2)^0.5" office:value-type="float"/>
          <table:table-cell table:number-matrix-columns-spanned="1" table:number-matrix-rows-spanned="1" table:formula="of:=SUM(([.CP3:.CP32]-[.$HA3:.$HA32])^2)^0.5" office:value-type="float"/>
          <table:table-cell table:number-matrix-columns-spanned="1" table:number-matrix-rows-spanned="1" table:formula="of:=SUM(([.CQ3:.CQ32]-[.$HB3:.$HB32])^2)^0.5" office:value-type="float"/>
          <table:table-cell table:number-matrix-columns-spanned="1" table:number-matrix-rows-spanned="1" table:formula="of:=SUM(([.CR3:.CR32]-[.$GX3:.$GX32])^2)^0.5" office:value-type="float"/>
          <table:table-cell table:number-matrix-columns-spanned="1" table:number-matrix-rows-spanned="1" table:formula="of:=SUM(([.CS3:.CS32]-[.$GY3:.$GY32])^2)^0.5" office:value-type="float"/>
          <table:table-cell table:number-matrix-columns-spanned="1" table:number-matrix-rows-spanned="1" table:formula="of:=SUM(([.CT3:.CT32]-[.$GZ3:.$GZ32])^2)^0.5" office:value-type="float"/>
          <table:table-cell table:number-matrix-columns-spanned="1" table:number-matrix-rows-spanned="1" table:formula="of:=SUM(([.CU3:.CU32]-[.$HA3:.$HA32])^2)^0.5" office:value-type="float"/>
          <table:table-cell table:number-matrix-columns-spanned="1" table:number-matrix-rows-spanned="1" table:formula="of:=SUM(([.CV3:.CV32]-[.$HB3:.$HB32])^2)^0.5" office:value-type="float"/>
          <table:table-cell table:number-matrix-columns-spanned="1" table:number-matrix-rows-spanned="1" table:formula="of:=SUM(([.CW3:.CW32]-[.$GX3:.$GX32])^2)^0.5" office:value-type="float"/>
          <table:table-cell table:number-matrix-columns-spanned="1" table:number-matrix-rows-spanned="1" table:formula="of:=SUM(([.CX3:.CX32]-[.$GY3:.$GY32])^2)^0.5" office:value-type="float"/>
          <table:table-cell table:number-matrix-columns-spanned="1" table:number-matrix-rows-spanned="1" table:formula="of:=SUM(([.CY3:.CY32]-[.$GZ3:.$GZ32])^2)^0.5" office:value-type="float"/>
          <table:table-cell table:number-matrix-columns-spanned="1" table:number-matrix-rows-spanned="1" table:formula="of:=SUM(([.CZ3:.CZ32]-[.$HA3:.$HA32])^2)^0.5" office:value-type="float"/>
          <table:table-cell table:number-matrix-columns-spanned="1" table:number-matrix-rows-spanned="1" table:formula="of:=SUM(([.DA3:.DA32]-[.$HB3:.$HB32])^2)^0.5" office:value-type="float"/>
          <table:table-cell table:style-name="cellWorst" table:number-matrix-columns-spanned="1" table:number-matrix-rows-spanned="1" table:formula="of:=SUM(([.DB3:.DB32]-[.$GX3:.$GX32])^2)^0.5" office:value-type="float"/>
          <table:table-cell table:style-name="cellWorst" table:number-matrix-columns-spanned="1" table:number-matrix-rows-spanned="1" table:formula="of:=SUM(([.DC3:.DC32]-[.$GY3:.$GY32])^2)^0.5" office:value-type="float"/>
          <table:table-cell table:number-matrix-columns-spanned="1" table:number-matrix-rows-spanned="1" table:formula="of:=SUM(([.DD3:.DD32]-[.$GZ3:.$GZ32])^2)^0.5" office:value-type="float"/>
          <table:table-cell table:number-matrix-columns-spanned="1" table:number-matrix-rows-spanned="1" table:formula="of:=SUM(([.DE3:.DE32]-[.$HA3:.$HA32])^2)^0.5" office:value-type="float"/>
          <table:table-cell table:number-matrix-columns-spanned="1" table:number-matrix-rows-spanned="1" table:formula="of:=SUM(([.DF3:.DF32]-[.$HB3:.$HB32])^2)^0.5" office:value-type="float"/>
          <table:table-cell table:number-matrix-columns-spanned="1" table:number-matrix-rows-spanned="1" table:formula="of:=SUM(([.DG3:.DG32]-[.$GX3:.$GX32])^2)^0.5" office:value-type="float"/>
          <table:table-cell table:number-matrix-columns-spanned="1" table:number-matrix-rows-spanned="1" table:formula="of:=SUM(([.DH3:.DH32]-[.$GY3:.$GY32])^2)^0.5" office:value-type="float"/>
          <table:table-cell table:number-matrix-columns-spanned="1" table:number-matrix-rows-spanned="1" table:formula="of:=SUM(([.DI3:.DI32]-[.$GZ3:.$GZ32])^2)^0.5" office:value-type="float"/>
          <table:table-cell table:number-matrix-columns-spanned="1" table:number-matrix-rows-spanned="1" table:formula="of:=SUM(([.DJ3:.DJ32]-[.$HA3:.$HA32])^2)^0.5" office:value-type="float"/>
          <table:table-cell table:number-matrix-columns-spanned="1" table:number-matrix-rows-spanned="1" table:formula="of:=SUM(([.DK3:.DK32]-[.$HB3:.$HB32])^2)^0.5" office:value-type="float"/>
          <table:table-cell table:number-matrix-columns-spanned="1" table:number-matrix-rows-spanned="1" table:formula="of:=SUM(([.DL3:.DL32]-[.$GX3:.$GX32])^2)^0.5" office:value-type="float"/>
          <table:table-cell table:style-name="cellBest" table:number-matrix-columns-spanned="1" table:number-matrix-rows-spanned="1" table:formula="of:=SUM(([.DM3:.DM32]-[.$GY3:.$GY32])^2)^0.5" office:value-type="float"/>
          <table:table-cell table:number-matrix-columns-spanned="1" table:number-matrix-rows-spanned="1" table:formula="of:=SUM(([.DN3:.DN32]-[.$GZ3:.$GZ32])^2)^0.5" office:value-type="float"/>
          <table:table-cell table:number-matrix-columns-spanned="1" table:number-matrix-rows-spanned="1" table:formula="of:=SUM(([.DO3:.DO32]-[.$HA3:.$HA32])^2)^0.5" office:value-type="float"/>
          <table:table-cell table:number-matrix-columns-spanned="1" table:number-matrix-rows-spanned="1" table:formula="of:=SUM(([.DP3:.DP32]-[.$HB3:.$HB32])^2)^0.5" office:value-type="float"/>
          <table:table-cell table:number-matrix-columns-spanned="1" table:number-matrix-rows-spanned="1" table:formula="of:=SUM(([.DQ3:.DQ32]-[.$GX3:.$GX32])^2)^0.5" office:value-type="float"/>
          <table:table-cell table:number-matrix-columns-spanned="1" table:number-matrix-rows-spanned="1" table:formula="of:=SUM(([.DR3:.DR32]-[.$GY3:.$GY32])^2)^0.5" office:value-type="float"/>
          <table:table-cell table:number-matrix-columns-spanned="1" table:number-matrix-rows-spanned="1" table:formula="of:=SUM(([.DS3:.DS32]-[.$GZ3:.$GZ32])^2)^0.5" office:value-type="float"/>
          <table:table-cell table:number-matrix-columns-spanned="1" table:number-matrix-rows-spanned="1" table:formula="of:=SUM(([.DT3:.DT32]-[.$HA3:.$HA32])^2)^0.5" office:value-type="float"/>
          <table:table-cell table:number-matrix-columns-spanned="1" table:number-matrix-rows-spanned="1" table:formula="of:=SUM(([.DU3:.DU32]-[.$HB3:.$HB32])^2)^0.5" office:value-type="float"/>
          <table:table-cell table:number-matrix-columns-spanned="1" table:number-matrix-rows-spanned="1" table:formula="of:=SUM(([.DV3:.DV32]-[.$GX3:.$GX32])^2)^0.5" office:value-type="float"/>
          <table:table-cell table:number-matrix-columns-spanned="1" table:number-matrix-rows-spanned="1" table:formula="of:=SUM(([.DW3:.DW32]-[.$GY3:.$GY32])^2)^0.5" office:value-type="float"/>
          <table:table-cell table:number-matrix-columns-spanned="1" table:number-matrix-rows-spanned="1" table:formula="of:=SUM(([.DX3:.DX32]-[.$GZ3:.$GZ32])^2)^0.5" office:value-type="float"/>
          <table:table-cell table:number-matrix-columns-spanned="1" table:number-matrix-rows-spanned="1" table:formula="of:=SUM(([.DY3:.DY32]-[.$HA3:.$HA32])^2)^0.5" office:value-type="float"/>
          <table:table-cell table:number-matrix-columns-spanned="1" table:number-matrix-rows-spanned="1" table:formula="of:=SUM(([.DZ3:.DZ32]-[.$HB3:.$HB32])^2)^0.5" office:value-type="float"/>
          <table:table-cell table:number-matrix-columns-spanned="1" table:number-matrix-rows-spanned="1" table:formula="of:=SUM(([.EA3:.EA32]-[.$GX3:.$GX32])^2)^0.5" office:value-type="float"/>
          <table:table-cell table:number-matrix-columns-spanned="1" table:number-matrix-rows-spanned="1" table:formula="of:=SUM(([.EB3:.EB32]-[.$GY3:.$GY32])^2)^0.5" office:value-type="float"/>
          <table:table-cell table:number-matrix-columns-spanned="1" table:number-matrix-rows-spanned="1" table:formula="of:=SUM(([.EC3:.EC32]-[.$GZ3:.$GZ32])^2)^0.5" office:value-type="float"/>
          <table:table-cell table:number-matrix-columns-spanned="1" table:number-matrix-rows-spanned="1" table:formula="of:=SUM(([.ED3:.ED32]-[.$HA3:.$HA32])^2)^0.5" office:value-type="float"/>
          <table:table-cell table:number-matrix-columns-spanned="1" table:number-matrix-rows-spanned="1" table:formula="of:=SUM(([.EE3:.EE32]-[.$HB3:.$HB32])^2)^0.5" office:value-type="float"/>
          <table:table-cell table:number-matrix-columns-spanned="1" table:number-matrix-rows-spanned="1" table:formula="of:=SUM(([.EF3:.EF32]-[.$GX3:.$GX32])^2)^0.5" office:value-type="float"/>
          <table:table-cell table:number-matrix-columns-spanned="1" table:number-matrix-rows-spanned="1" table:formula="of:=SUM(([.EG3:.EG32]-[.$GY3:.$GY32])^2)^0.5" office:value-type="float"/>
          <table:table-cell table:number-matrix-columns-spanned="1" table:number-matrix-rows-spanned="1" table:formula="of:=SUM(([.EH3:.EH32]-[.$GZ3:.$GZ32])^2)^0.5" office:value-type="float"/>
          <table:table-cell table:number-matrix-columns-spanned="1" table:number-matrix-rows-spanned="1" table:formula="of:=SUM(([.EI3:.EI32]-[.$HA3:.$HA32])^2)^0.5" office:value-type="float"/>
          <table:table-cell table:number-matrix-columns-spanned="1" table:number-matrix-rows-spanned="1" table:formula="of:=SUM(([.EJ3:.EJ32]-[.$HB3:.$HB32])^2)^0.5" office:value-type="float"/>
          <table:table-cell table:number-matrix-columns-spanned="1" table:number-matrix-rows-spanned="1" table:formula="of:=SUM(([.EK3:.EK32]-[.$GX3:.$GX32])^2)^0.5" office:value-type="float"/>
          <table:table-cell table:number-matrix-columns-spanned="1" table:number-matrix-rows-spanned="1" table:formula="of:=SUM(([.EL3:.EL32]-[.$GY3:.$GY32])^2)^0.5" office:value-type="float"/>
          <table:table-cell table:number-matrix-columns-spanned="1" table:number-matrix-rows-spanned="1" table:formula="of:=SUM(([.EM3:.EM32]-[.$GZ3:.$GZ32])^2)^0.5" office:value-type="float"/>
          <table:table-cell table:number-matrix-columns-spanned="1" table:number-matrix-rows-spanned="1" table:formula="of:=SUM(([.EN3:.EN32]-[.$HA3:.$HA32])^2)^0.5" office:value-type="float"/>
          <table:table-cell table:number-matrix-columns-spanned="1" table:number-matrix-rows-spanned="1" table:formula="of:=SUM(([.EO3:.EO32]-[.$HB3:.$HB32])^2)^0.5" office:value-type="float"/>
          <table:table-cell table:style-name="cellBest" table:number-matrix-columns-spanned="1" table:number-matrix-rows-spanned="1" table:formula="of:=SUM(([.EP3:.EP32]-[.$GX3:.$GX32])^2)^0.5" office:value-type="float"/>
          <table:table-cell table:number-matrix-columns-spanned="1" table:number-matrix-rows-spanned="1" table:formula="of:=SUM(([.EQ3:.EQ32]-[.$GY3:.$GY32])^2)^0.5" office:value-type="float"/>
          <table:table-cell table:style-name="cellBest" table:number-matrix-columns-spanned="1" table:number-matrix-rows-spanned="1" table:formula="of:=SUM(([.ER3:.ER32]-[.$GZ3:.$GZ32])^2)^0.5" office:value-type="float"/>
          <table:table-cell table:style-name="cellBest" table:number-matrix-columns-spanned="1" table:number-matrix-rows-spanned="1" table:formula="of:=SUM(([.ES3:.ES32]-[.$HA3:.$HA32])^2)^0.5" office:value-type="float"/>
          <table:table-cell table:number-matrix-columns-spanned="1" table:number-matrix-rows-spanned="1" table:formula="of:=SUM(([.ET3:.ET32]-[.$HB3:.$HB32])^2)^0.5" office:value-type="float"/>
          <table:table-cell table:number-matrix-columns-spanned="1" table:number-matrix-rows-spanned="1" table:formula="of:=SUM(([.EU3:.EU32]-[.$GX3:.$GX32])^2)^0.5" office:value-type="float"/>
          <table:table-cell table:number-matrix-columns-spanned="1" table:number-matrix-rows-spanned="1" table:formula="of:=SUM(([.EV3:.EV32]-[.$GY3:.$GY32])^2)^0.5" office:value-type="float"/>
          <table:table-cell table:number-matrix-columns-spanned="1" table:number-matrix-rows-spanned="1" table:formula="of:=SUM(([.EW3:.EW32]-[.$GZ3:.$GZ32])^2)^0.5" office:value-type="float"/>
          <table:table-cell table:number-matrix-columns-spanned="1" table:number-matrix-rows-spanned="1" table:formula="of:=SUM(([.EX3:.EX32]-[.$HA3:.$HA32])^2)^0.5" office:value-type="float"/>
          <table:table-cell table:number-matrix-columns-spanned="1" table:number-matrix-rows-spanned="1" table:formula="of:=SUM(([.EY3:.EY32]-[.$HB3:.$HB32])^2)^0.5" office:value-type="float"/>
          <table:table-cell table:number-matrix-columns-spanned="1" table:number-matrix-rows-spanned="1" table:formula="of:=SUM(([.EZ3:.EZ32]-[.$GX3:.$GX32])^2)^0.5" office:value-type="float"/>
          <table:table-cell table:number-matrix-columns-spanned="1" table:number-matrix-rows-spanned="1" table:formula="of:=SUM(([.FA3:.FA32]-[.$GY3:.$GY32])^2)^0.5" office:value-type="float"/>
          <table:table-cell table:number-matrix-columns-spanned="1" table:number-matrix-rows-spanned="1" table:formula="of:=SUM(([.FB3:.FB32]-[.$GZ3:.$GZ32])^2)^0.5" office:value-type="float"/>
          <table:table-cell table:number-matrix-columns-spanned="1" table:number-matrix-rows-spanned="1" table:formula="of:=SUM(([.FC3:.FC32]-[.$HA3:.$HA32])^2)^0.5" office:value-type="float"/>
          <table:table-cell table:number-matrix-columns-spanned="1" table:number-matrix-rows-spanned="1" table:formula="of:=SUM(([.FD3:.FD32]-[.$HB3:.$HB32])^2)^0.5" office:value-type="float"/>
          <table:table-cell table:number-matrix-columns-spanned="1" table:number-matrix-rows-spanned="1" table:formula="of:=SUM(([.FE3:.FE32]-[.$GX3:.$GX32])^2)^0.5" office:value-type="float"/>
          <table:table-cell table:number-matrix-columns-spanned="1" table:number-matrix-rows-spanned="1" table:formula="of:=SUM(([.FF3:.FF32]-[.$GY3:.$GY32])^2)^0.5" office:value-type="float"/>
          <table:table-cell table:number-matrix-columns-spanned="1" table:number-matrix-rows-spanned="1" table:formula="of:=SUM(([.FG3:.FG32]-[.$GZ3:.$GZ32])^2)^0.5" office:value-type="float"/>
          <table:table-cell table:number-matrix-columns-spanned="1" table:number-matrix-rows-spanned="1" table:formula="of:=SUM(([.FH3:.FH32]-[.$HA3:.$HA32])^2)^0.5" office:value-type="float"/>
          <table:table-cell table:number-matrix-columns-spanned="1" table:number-matrix-rows-spanned="1" table:formula="of:=SUM(([.FI3:.FI32]-[.$HB3:.$HB32])^2)^0.5" office:value-type="float"/>
          <table:table-cell table:number-matrix-columns-spanned="1" table:number-matrix-rows-spanned="1" table:formula="of:=SUM(([.FJ3:.FJ32]-[.$GX3:.$GX32])^2)^0.5" office:value-type="float"/>
          <table:table-cell table:number-matrix-columns-spanned="1" table:number-matrix-rows-spanned="1" table:formula="of:=SUM(([.FK3:.FK32]-[.$GY3:.$GY32])^2)^0.5" office:value-type="float"/>
          <table:table-cell table:number-matrix-columns-spanned="1" table:number-matrix-rows-spanned="1" table:formula="of:=SUM(([.FL3:.FL32]-[.$GZ3:.$GZ32])^2)^0.5" office:value-type="float"/>
          <table:table-cell table:number-matrix-columns-spanned="1" table:number-matrix-rows-spanned="1" table:formula="of:=SUM(([.FM3:.FM32]-[.$HA3:.$HA32])^2)^0.5" office:value-type="float"/>
          <table:table-cell table:number-matrix-columns-spanned="1" table:number-matrix-rows-spanned="1" table:formula="of:=SUM(([.FN3:.FN32]-[.$HB3:.$HB32])^2)^0.5" office:value-type="float"/>
          <table:table-cell table:number-matrix-columns-spanned="1" table:number-matrix-rows-spanned="1" table:formula="of:=SUM(([.FO3:.FO32]-[.$GX3:.$GX32])^2)^0.5" office:value-type="float"/>
          <table:table-cell table:number-matrix-columns-spanned="1" table:number-matrix-rows-spanned="1" table:formula="of:=SUM(([.FP3:.FP32]-[.$GY3:.$GY32])^2)^0.5" office:value-type="float"/>
          <table:table-cell table:number-matrix-columns-spanned="1" table:number-matrix-rows-spanned="1" table:formula="of:=SUM(([.FQ3:.FQ32]-[.$GZ3:.$GZ32])^2)^0.5" office:value-type="float"/>
          <table:table-cell table:number-matrix-columns-spanned="1" table:number-matrix-rows-spanned="1" table:formula="of:=SUM(([.FR3:.FR32]-[.$HA3:.$HA32])^2)^0.5" office:value-type="float"/>
          <table:table-cell table:style-name="cellBest" table:number-matrix-columns-spanned="1" table:number-matrix-rows-spanned="1" table:formula="of:=SUM(([.FS3:.FS32]-[.$HB3:.$HB32])^2)^0.5" office:value-type="float"/>
          <table:table-cell table:number-matrix-columns-spanned="1" table:number-matrix-rows-spanned="1" table:formula="of:=SUM(([.FT3:.FT32]-[.$GX3:.$GX32])^2)^0.5" office:value-type="float"/>
          <table:table-cell table:number-matrix-columns-spanned="1" table:number-matrix-rows-spanned="1" table:formula="of:=SUM(([.FU3:.FU32]-[.$GY3:.$GY32])^2)^0.5" office:value-type="float"/>
          <table:table-cell table:number-matrix-columns-spanned="1" table:number-matrix-rows-spanned="1" table:formula="of:=SUM(([.FV3:.FV32]-[.$GZ3:.$GZ32])^2)^0.5" office:value-type="float"/>
          <table:table-cell table:number-matrix-columns-spanned="1" table:number-matrix-rows-spanned="1" table:formula="of:=SUM(([.FW3:.FW32]-[.$HA3:.$HA32])^2)^0.5" office:value-type="float"/>
          <table:table-cell table:number-matrix-columns-spanned="1" table:number-matrix-rows-spanned="1" table:formula="of:=SUM(([.FX3:.FX32]-[.$HB3:.$HB32])^2)^0.5" office:value-type="float"/>
          <table:table-cell table:number-matrix-columns-spanned="1" table:number-matrix-rows-spanned="1" table:formula="of:=SUM(([.FY3:.FY32]-[.$GX3:.$GX32])^2)^0.5" office:value-type="float"/>
          <table:table-cell table:number-matrix-columns-spanned="1" table:number-matrix-rows-spanned="1" table:formula="of:=SUM(([.FZ3:.FZ32]-[.$GY3:.$GY32])^2)^0.5" office:value-type="float"/>
          <table:table-cell table:number-matrix-columns-spanned="1" table:number-matrix-rows-spanned="1" table:formula="of:=SUM(([.GA3:.GA32]-[.$GZ3:.$GZ32])^2)^0.5" office:value-type="float"/>
          <table:table-cell table:number-matrix-columns-spanned="1" table:number-matrix-rows-spanned="1" table:formula="of:=SUM(([.GB3:.GB32]-[.$HA3:.$HA32])^2)^0.5" office:value-type="float"/>
          <table:table-cell table:number-matrix-columns-spanned="1" table:number-matrix-rows-spanned="1" table:formula="of:=SUM(([.GC3:.GC32]-[.$HB3:.$HB32])^2)^0.5" office:value-type="float"/>
          <table:table-cell table:number-matrix-columns-spanned="1" table:number-matrix-rows-spanned="1" table:formula="of:=SUM(([.GD3:.GD32]-[.$GX3:.$GX32])^2)^0.5" office:value-type="float"/>
          <table:table-cell table:number-matrix-columns-spanned="1" table:number-matrix-rows-spanned="1" table:formula="of:=SUM(([.GE3:.GE32]-[.$GY3:.$GY32])^2)^0.5" office:value-type="float"/>
          <table:table-cell table:number-matrix-columns-spanned="1" table:number-matrix-rows-spanned="1" table:formula="of:=SUM(([.GF3:.GF32]-[.$GZ3:.$GZ32])^2)^0.5" office:value-type="float"/>
          <table:table-cell table:number-matrix-columns-spanned="1" table:number-matrix-rows-spanned="1" table:formula="of:=SUM(([.GG3:.GG32]-[.$HA3:.$HA32])^2)^0.5" office:value-type="float"/>
          <table:table-cell table:number-matrix-columns-spanned="1" table:number-matrix-rows-spanned="1" table:formula="of:=SUM(([.GH3:.GH32]-[.$HB3:.$HB32])^2)^0.5" office:value-type="float"/>
          <table:table-cell table:number-matrix-columns-spanned="1" table:number-matrix-rows-spanned="1" table:formula="of:=SUM(([.GI3:.GI32]-[.$GX3:.$GX32])^2)^0.5" office:value-type="float"/>
          <table:table-cell table:number-matrix-columns-spanned="1" table:number-matrix-rows-spanned="1" table:formula="of:=SUM(([.GJ3:.GJ32]-[.$GY3:.$GY32])^2)^0.5" office:value-type="float"/>
          <table:table-cell table:number-matrix-columns-spanned="1" table:number-matrix-rows-spanned="1" table:formula="of:=SUM(([.GK3:.GK32]-[.$GZ3:.$GZ32])^2)^0.5" office:value-type="float"/>
          <table:table-cell table:number-matrix-columns-spanned="1" table:number-matrix-rows-spanned="1" table:formula="of:=SUM(([.GL3:.GL32]-[.$HA3:.$HA32])^2)^0.5" office:value-type="float"/>
          <table:table-cell table:number-matrix-columns-spanned="1" table:number-matrix-rows-spanned="1" table:formula="of:=SUM(([.GM3:.GM32]-[.$HB3:.$HB32])^2)^0.5" office:value-type="float"/>
          <table:table-cell table:number-matrix-columns-spanned="1" table:number-matrix-rows-spanned="1" table:formula="of:=SUM(([.GN3:.GN32]-[.$GX3:.$GX32])^2)^0.5" office:value-type="float"/>
          <table:table-cell table:number-matrix-columns-spanned="1" table:number-matrix-rows-spanned="1" table:formula="of:=SUM(([.GO3:.GO32]-[.$GY3:.$GY32])^2)^0.5" office:value-type="float"/>
          <table:table-cell table:number-matrix-columns-spanned="1" table:number-matrix-rows-spanned="1" table:formula="of:=SUM(([.GP3:.GP32]-[.$GZ3:.$GZ32])^2)^0.5" office:value-type="float"/>
          <table:table-cell table:number-matrix-columns-spanned="1" table:number-matrix-rows-spanned="1" table:formula="of:=SUM(([.GQ3:.GQ32]-[.$HA3:.$HA32])^2)^0.5" office:value-type="float"/>
          <table:table-cell table:number-matrix-columns-spanned="1" table:number-matrix-rows-spanned="1" table:formula="of:=SUM(([.GR3:.GR32]-[.$HB3:.$HB32])^2)^0.5" office:value-type="float"/>
          <table:table-cell table:number-matrix-columns-spanned="1" table:number-matrix-rows-spanned="1" table:formula="of:=SUM(([.GS3:.GS32]-[.$GX3:.$GX32])^2)^0.5" office:value-type="float"/>
          <table:table-cell table:number-matrix-columns-spanned="1" table:number-matrix-rows-spanned="1" table:formula="of:=SUM(([.GT3:.GT32]-[.$GY3:.$GY32])^2)^0.5" office:value-type="float"/>
          <table:table-cell table:style-name="cellWorst" table:number-matrix-columns-spanned="1" table:number-matrix-rows-spanned="1" table:formula="of:=SUM(([.GU3:.GU32]-[.$GZ3:.$GZ32])^2)^0.5" office:value-type="float"/>
          <table:table-cell table:number-matrix-columns-spanned="1" table:number-matrix-rows-spanned="1" table:formula="of:=SUM(([.GV3:.GV32]-[.$HA3:.$HA32])^2)^0.5" office:value-type="float"/>
          <table:table-cell table:style-name="cellWorst" table:number-matrix-columns-spanned="1" table:number-matrix-rows-spanned="1" table:formula="of:=SUM(([.GW3:.GW32]-[.$HB3:.$HB3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2]=[.$GX3:.$GX32])" office:value-type="float"/>
          <table:table-cell table:number-matrix-columns-spanned="1" table:number-matrix-rows-spanned="1" table:formula="of:=SUM([.C3:.C32]=[.$GY3:.$GY32])" office:value-type="float"/>
          <table:table-cell table:number-matrix-columns-spanned="1" table:number-matrix-rows-spanned="1" table:formula="of:=SUM([.D3:.D32]=[.$GZ3:.$GZ32])" office:value-type="float"/>
          <table:table-cell table:number-matrix-columns-spanned="1" table:number-matrix-rows-spanned="1" table:formula="of:=SUM([.E3:.E32]=[.$HA3:.$HA32])" office:value-type="float"/>
          <table:table-cell table:number-matrix-columns-spanned="1" table:number-matrix-rows-spanned="1" table:formula="of:=SUM([.F3:.F32]=[.$GX3:.$GX32])" office:value-type="float"/>
          <table:table-cell table:number-matrix-columns-spanned="1" table:number-matrix-rows-spanned="1" table:formula="of:=SUM([.G3:.G32]=[.$GY3:.$GY32])" office:value-type="float"/>
          <table:table-cell table:number-matrix-columns-spanned="1" table:number-matrix-rows-spanned="1" table:formula="of:=SUM([.H3:.H32]=[.$GZ3:.$GZ32])" office:value-type="float"/>
          <table:table-cell table:number-matrix-columns-spanned="1" table:number-matrix-rows-spanned="1" table:formula="of:=SUM([.I3:.I32]=[.$HA3:.$HA32])" office:value-type="float"/>
          <table:table-cell table:style-name="cellBest" table:number-matrix-columns-spanned="1" table:number-matrix-rows-spanned="1" table:formula="of:=SUM([.J3:.J32]=[.$HB3:.$HB32])" office:value-type="float"/>
          <table:table-cell table:number-matrix-columns-spanned="1" table:number-matrix-rows-spanned="1" table:formula="of:=SUM([.K3:.K32]=[.$GX3:.$GX32])" office:value-type="float"/>
          <table:table-cell table:number-matrix-columns-spanned="1" table:number-matrix-rows-spanned="1" table:formula="of:=SUM([.L3:.L32]=[.$GY3:.$GY32])" office:value-type="float"/>
          <table:table-cell table:number-matrix-columns-spanned="1" table:number-matrix-rows-spanned="1" table:formula="of:=SUM([.M3:.M32]=[.$GZ3:.$GZ32])" office:value-type="float"/>
          <table:table-cell table:number-matrix-columns-spanned="1" table:number-matrix-rows-spanned="1" table:formula="of:=SUM([.N3:.N32]=[.$HA3:.$HA32])" office:value-type="float"/>
          <table:table-cell table:style-name="cellBest" table:number-matrix-columns-spanned="1" table:number-matrix-rows-spanned="1" table:formula="of:=SUM([.O3:.O32]=[.$HB3:.$HB32])" office:value-type="float"/>
          <table:table-cell table:number-matrix-columns-spanned="1" table:number-matrix-rows-spanned="1" table:formula="of:=SUM([.P3:.P32]=[.$GX3:.$GX32])" office:value-type="float"/>
          <table:table-cell table:number-matrix-columns-spanned="1" table:number-matrix-rows-spanned="1" table:formula="of:=SUM([.Q3:.Q32]=[.$GY3:.$GY32])" office:value-type="float"/>
          <table:table-cell table:number-matrix-columns-spanned="1" table:number-matrix-rows-spanned="1" table:formula="of:=SUM([.R3:.R32]=[.$GZ3:.$GZ32])" office:value-type="float"/>
          <table:table-cell table:number-matrix-columns-spanned="1" table:number-matrix-rows-spanned="1" table:formula="of:=SUM([.S3:.S32]=[.$HA3:.$HA32])" office:value-type="float"/>
          <table:table-cell table:number-matrix-columns-spanned="1" table:number-matrix-rows-spanned="1" table:formula="of:=SUM([.T3:.T32]=[.$HB3:.$HB32])" office:value-type="float"/>
          <table:table-cell table:number-matrix-columns-spanned="1" table:number-matrix-rows-spanned="1" table:formula="of:=SUM([.U3:.U32]=[.$GX3:.$GX32])" office:value-type="float"/>
          <table:table-cell table:number-matrix-columns-spanned="1" table:number-matrix-rows-spanned="1" table:formula="of:=SUM([.V3:.V32]=[.$GY3:.$GY32])" office:value-type="float"/>
          <table:table-cell table:number-matrix-columns-spanned="1" table:number-matrix-rows-spanned="1" table:formula="of:=SUM([.W3:.W32]=[.$GZ3:.$GZ32])" office:value-type="float"/>
          <table:table-cell table:number-matrix-columns-spanned="1" table:number-matrix-rows-spanned="1" table:formula="of:=SUM([.X3:.X32]=[.$HA3:.$HA32])" office:value-type="float"/>
          <table:table-cell table:number-matrix-columns-spanned="1" table:number-matrix-rows-spanned="1" table:formula="of:=SUM([.Y3:.Y32]=[.$HB3:.$HB32])" office:value-type="float"/>
          <table:table-cell table:number-matrix-columns-spanned="1" table:number-matrix-rows-spanned="1" table:formula="of:=SUM([.Z3:.Z32]=[.$GX3:.$GX32])" office:value-type="float"/>
          <table:table-cell table:number-matrix-columns-spanned="1" table:number-matrix-rows-spanned="1" table:formula="of:=SUM([.AA3:.AA32]=[.$GY3:.$GY32])" office:value-type="float"/>
          <table:table-cell table:number-matrix-columns-spanned="1" table:number-matrix-rows-spanned="1" table:formula="of:=SUM([.AB3:.AB32]=[.$GZ3:.$GZ32])" office:value-type="float"/>
          <table:table-cell table:number-matrix-columns-spanned="1" table:number-matrix-rows-spanned="1" table:formula="of:=SUM([.AC3:.AC32]=[.$HA3:.$HA32])" office:value-type="float"/>
          <table:table-cell table:number-matrix-columns-spanned="1" table:number-matrix-rows-spanned="1" table:formula="of:=SUM([.AD3:.AD32]=[.$HB3:.$HB32])" office:value-type="float"/>
          <table:table-cell table:number-matrix-columns-spanned="1" table:number-matrix-rows-spanned="1" table:formula="of:=SUM([.AE3:.AE32]=[.$GX3:.$GX32])" office:value-type="float"/>
          <table:table-cell table:number-matrix-columns-spanned="1" table:number-matrix-rows-spanned="1" table:formula="of:=SUM([.AF3:.AF32]=[.$GY3:.$GY32])" office:value-type="float"/>
          <table:table-cell table:number-matrix-columns-spanned="1" table:number-matrix-rows-spanned="1" table:formula="of:=SUM([.AG3:.AG32]=[.$GZ3:.$GZ32])" office:value-type="float"/>
          <table:table-cell table:number-matrix-columns-spanned="1" table:number-matrix-rows-spanned="1" table:formula="of:=SUM([.AH3:.AH32]=[.$HA3:.$HA32])" office:value-type="float"/>
          <table:table-cell table:number-matrix-columns-spanned="1" table:number-matrix-rows-spanned="1" table:formula="of:=SUM([.AI3:.AI32]=[.$HB3:.$HB32])" office:value-type="float"/>
          <table:table-cell table:number-matrix-columns-spanned="1" table:number-matrix-rows-spanned="1" table:formula="of:=SUM([.AJ3:.AJ32]=[.$GX3:.$GX32])" office:value-type="float"/>
          <table:table-cell table:style-name="cellBest" table:number-matrix-columns-spanned="1" table:number-matrix-rows-spanned="1" table:formula="of:=SUM([.AK3:.AK32]=[.$GY3:.$GY32])" office:value-type="float"/>
          <table:table-cell table:number-matrix-columns-spanned="1" table:number-matrix-rows-spanned="1" table:formula="of:=SUM([.AL3:.AL32]=[.$GZ3:.$GZ32])" office:value-type="float"/>
          <table:table-cell table:number-matrix-columns-spanned="1" table:number-matrix-rows-spanned="1" table:formula="of:=SUM([.AM3:.AM32]=[.$HA3:.$HA32])" office:value-type="float"/>
          <table:table-cell table:number-matrix-columns-spanned="1" table:number-matrix-rows-spanned="1" table:formula="of:=SUM([.AN3:.AN32]=[.$HB3:.$HB32])" office:value-type="float"/>
          <table:table-cell table:number-matrix-columns-spanned="1" table:number-matrix-rows-spanned="1" table:formula="of:=SUM([.AO3:.AO32]=[.$GX3:.$GX32])" office:value-type="float"/>
          <table:table-cell table:number-matrix-columns-spanned="1" table:number-matrix-rows-spanned="1" table:formula="of:=SUM([.AP3:.AP32]=[.$GY3:.$GY32])" office:value-type="float"/>
          <table:table-cell table:number-matrix-columns-spanned="1" table:number-matrix-rows-spanned="1" table:formula="of:=SUM([.AQ3:.AQ32]=[.$GZ3:.$GZ32])" office:value-type="float"/>
          <table:table-cell table:number-matrix-columns-spanned="1" table:number-matrix-rows-spanned="1" table:formula="of:=SUM([.AR3:.AR32]=[.$HA3:.$HA32])" office:value-type="float"/>
          <table:table-cell table:number-matrix-columns-spanned="1" table:number-matrix-rows-spanned="1" table:formula="of:=SUM([.AS3:.AS32]=[.$HB3:.$HB32])" office:value-type="float"/>
          <table:table-cell table:number-matrix-columns-spanned="1" table:number-matrix-rows-spanned="1" table:formula="of:=SUM([.AT3:.AT32]=[.$GX3:.$GX32])" office:value-type="float"/>
          <table:table-cell table:style-name="cellBest" table:number-matrix-columns-spanned="1" table:number-matrix-rows-spanned="1" table:formula="of:=SUM([.AU3:.AU32]=[.$GY3:.$GY32])" office:value-type="float"/>
          <table:table-cell table:number-matrix-columns-spanned="1" table:number-matrix-rows-spanned="1" table:formula="of:=SUM([.AV3:.AV32]=[.$GZ3:.$GZ32])" office:value-type="float"/>
          <table:table-cell table:number-matrix-columns-spanned="1" table:number-matrix-rows-spanned="1" table:formula="of:=SUM([.AW3:.AW32]=[.$HA3:.$HA32])" office:value-type="float"/>
          <table:table-cell table:number-matrix-columns-spanned="1" table:number-matrix-rows-spanned="1" table:formula="of:=SUM([.AX3:.AX32]=[.$HB3:.$HB32])" office:value-type="float"/>
          <table:table-cell table:number-matrix-columns-spanned="1" table:number-matrix-rows-spanned="1" table:formula="of:=SUM([.AY3:.AY32]=[.$GX3:.$GX32])" office:value-type="float"/>
          <table:table-cell table:style-name="cellBest" table:number-matrix-columns-spanned="1" table:number-matrix-rows-spanned="1" table:formula="of:=SUM([.AZ3:.AZ32]=[.$GY3:.$GY32])" office:value-type="float"/>
          <table:table-cell table:number-matrix-columns-spanned="1" table:number-matrix-rows-spanned="1" table:formula="of:=SUM([.BA3:.BA32]=[.$GZ3:.$GZ32])" office:value-type="float"/>
          <table:table-cell table:number-matrix-columns-spanned="1" table:number-matrix-rows-spanned="1" table:formula="of:=SUM([.BB3:.BB32]=[.$HA3:.$HA32])" office:value-type="float"/>
          <table:table-cell table:number-matrix-columns-spanned="1" table:number-matrix-rows-spanned="1" table:formula="of:=SUM([.BC3:.BC32]=[.$HB3:.$HB32])" office:value-type="float"/>
          <table:table-cell table:number-matrix-columns-spanned="1" table:number-matrix-rows-spanned="1" table:formula="of:=SUM([.BD3:.BD32]=[.$GX3:.$GX32])" office:value-type="float"/>
          <table:table-cell table:number-matrix-columns-spanned="1" table:number-matrix-rows-spanned="1" table:formula="of:=SUM([.BE3:.BE32]=[.$GY3:.$GY32])" office:value-type="float"/>
          <table:table-cell table:number-matrix-columns-spanned="1" table:number-matrix-rows-spanned="1" table:formula="of:=SUM([.BF3:.BF32]=[.$GZ3:.$GZ32])" office:value-type="float"/>
          <table:table-cell table:number-matrix-columns-spanned="1" table:number-matrix-rows-spanned="1" table:formula="of:=SUM([.BG3:.BG32]=[.$HA3:.$HA32])" office:value-type="float"/>
          <table:table-cell table:number-matrix-columns-spanned="1" table:number-matrix-rows-spanned="1" table:formula="of:=SUM([.BH3:.BH32]=[.$HB3:.$HB32])" office:value-type="float"/>
          <table:table-cell table:number-matrix-columns-spanned="1" table:number-matrix-rows-spanned="1" table:formula="of:=SUM([.BI3:.BI32]=[.$GX3:.$GX32])" office:value-type="float"/>
          <table:table-cell table:number-matrix-columns-spanned="1" table:number-matrix-rows-spanned="1" table:formula="of:=SUM([.BJ3:.BJ32]=[.$GY3:.$GY32])" office:value-type="float"/>
          <table:table-cell table:number-matrix-columns-spanned="1" table:number-matrix-rows-spanned="1" table:formula="of:=SUM([.BK3:.BK32]=[.$GZ3:.$GZ32])" office:value-type="float"/>
          <table:table-cell table:number-matrix-columns-spanned="1" table:number-matrix-rows-spanned="1" table:formula="of:=SUM([.BL3:.BL32]=[.$HA3:.$HA32])" office:value-type="float"/>
          <table:table-cell table:number-matrix-columns-spanned="1" table:number-matrix-rows-spanned="1" table:formula="of:=SUM([.BM3:.BM32]=[.$HB3:.$HB32])" office:value-type="float"/>
          <table:table-cell table:number-matrix-columns-spanned="1" table:number-matrix-rows-spanned="1" table:formula="of:=SUM([.BN3:.BN32]=[.$GX3:.$GX32])" office:value-type="float"/>
          <table:table-cell table:number-matrix-columns-spanned="1" table:number-matrix-rows-spanned="1" table:formula="of:=SUM([.BO3:.BO32]=[.$GY3:.$GY32])" office:value-type="float"/>
          <table:table-cell table:number-matrix-columns-spanned="1" table:number-matrix-rows-spanned="1" table:formula="of:=SUM([.BP3:.BP32]=[.$GZ3:.$GZ32])" office:value-type="float"/>
          <table:table-cell table:number-matrix-columns-spanned="1" table:number-matrix-rows-spanned="1" table:formula="of:=SUM([.BQ3:.BQ32]=[.$HA3:.$HA32])" office:value-type="float"/>
          <table:table-cell table:number-matrix-columns-spanned="1" table:number-matrix-rows-spanned="1" table:formula="of:=SUM([.BR3:.BR32]=[.$HB3:.$HB32])" office:value-type="float"/>
          <table:table-cell table:number-matrix-columns-spanned="1" table:number-matrix-rows-spanned="1" table:formula="of:=SUM([.BS3:.BS32]=[.$GX3:.$GX32])" office:value-type="float"/>
          <table:table-cell table:number-matrix-columns-spanned="1" table:number-matrix-rows-spanned="1" table:formula="of:=SUM([.BT3:.BT32]=[.$GY3:.$GY32])" office:value-type="float"/>
          <table:table-cell table:number-matrix-columns-spanned="1" table:number-matrix-rows-spanned="1" table:formula="of:=SUM([.BU3:.BU32]=[.$GZ3:.$GZ32])" office:value-type="float"/>
          <table:table-cell table:number-matrix-columns-spanned="1" table:number-matrix-rows-spanned="1" table:formula="of:=SUM([.BV3:.BV32]=[.$HA3:.$HA32])" office:value-type="float"/>
          <table:table-cell table:number-matrix-columns-spanned="1" table:number-matrix-rows-spanned="1" table:formula="of:=SUM([.BW3:.BW32]=[.$HB3:.$HB32])" office:value-type="float"/>
          <table:table-cell table:number-matrix-columns-spanned="1" table:number-matrix-rows-spanned="1" table:formula="of:=SUM([.BX3:.BX32]=[.$GX3:.$GX32])" office:value-type="float"/>
          <table:table-cell table:number-matrix-columns-spanned="1" table:number-matrix-rows-spanned="1" table:formula="of:=SUM([.BY3:.BY32]=[.$GY3:.$GY32])" office:value-type="float"/>
          <table:table-cell table:number-matrix-columns-spanned="1" table:number-matrix-rows-spanned="1" table:formula="of:=SUM([.BZ3:.BZ32]=[.$GZ3:.$GZ32])" office:value-type="float"/>
          <table:table-cell table:number-matrix-columns-spanned="1" table:number-matrix-rows-spanned="1" table:formula="of:=SUM([.CA3:.CA32]=[.$HA3:.$HA32])" office:value-type="float"/>
          <table:table-cell table:style-name="cellBest" table:number-matrix-columns-spanned="1" table:number-matrix-rows-spanned="1" table:formula="of:=SUM([.CB3:.CB32]=[.$HB3:.$HB32])" office:value-type="float"/>
          <table:table-cell table:number-matrix-columns-spanned="1" table:number-matrix-rows-spanned="1" table:formula="of:=SUM([.CC3:.CC32]=[.$GX3:.$GX32])" office:value-type="float"/>
          <table:table-cell table:number-matrix-columns-spanned="1" table:number-matrix-rows-spanned="1" table:formula="of:=SUM([.CD3:.CD32]=[.$GY3:.$GY32])" office:value-type="float"/>
          <table:table-cell table:number-matrix-columns-spanned="1" table:number-matrix-rows-spanned="1" table:formula="of:=SUM([.CE3:.CE32]=[.$GZ3:.$GZ32])" office:value-type="float"/>
          <table:table-cell table:number-matrix-columns-spanned="1" table:number-matrix-rows-spanned="1" table:formula="of:=SUM([.CF3:.CF32]=[.$HA3:.$HA32])" office:value-type="float"/>
          <table:table-cell table:number-matrix-columns-spanned="1" table:number-matrix-rows-spanned="1" table:formula="of:=SUM([.CG3:.CG32]=[.$HB3:.$HB32])" office:value-type="float"/>
          <table:table-cell table:number-matrix-columns-spanned="1" table:number-matrix-rows-spanned="1" table:formula="of:=SUM([.CH3:.CH32]=[.$GX3:.$GX32])" office:value-type="float"/>
          <table:table-cell table:style-name="cellBest" table:number-matrix-columns-spanned="1" table:number-matrix-rows-spanned="1" table:formula="of:=SUM([.CI3:.CI32]=[.$GY3:.$GY32])" office:value-type="float"/>
          <table:table-cell table:number-matrix-columns-spanned="1" table:number-matrix-rows-spanned="1" table:formula="of:=SUM([.CJ3:.CJ32]=[.$GZ3:.$GZ32])" office:value-type="float"/>
          <table:table-cell table:number-matrix-columns-spanned="1" table:number-matrix-rows-spanned="1" table:formula="of:=SUM([.CK3:.CK32]=[.$HA3:.$HA32])" office:value-type="float"/>
          <table:table-cell table:number-matrix-columns-spanned="1" table:number-matrix-rows-spanned="1" table:formula="of:=SUM([.CL3:.CL32]=[.$HB3:.$HB32])" office:value-type="float"/>
          <table:table-cell table:number-matrix-columns-spanned="1" table:number-matrix-rows-spanned="1" table:formula="of:=SUM([.CM3:.CM32]=[.$GX3:.$GX32])" office:value-type="float"/>
          <table:table-cell table:number-matrix-columns-spanned="1" table:number-matrix-rows-spanned="1" table:formula="of:=SUM([.CN3:.CN32]=[.$GY3:.$GY32])" office:value-type="float"/>
          <table:table-cell table:number-matrix-columns-spanned="1" table:number-matrix-rows-spanned="1" table:formula="of:=SUM([.CO3:.CO32]=[.$GZ3:.$GZ32])" office:value-type="float"/>
          <table:table-cell table:style-name="cellBest" table:number-matrix-columns-spanned="1" table:number-matrix-rows-spanned="1" table:formula="of:=SUM([.CP3:.CP32]=[.$HA3:.$HA32])" office:value-type="float"/>
          <table:table-cell table:number-matrix-columns-spanned="1" table:number-matrix-rows-spanned="1" table:formula="of:=SUM([.CQ3:.CQ32]=[.$HB3:.$HB32])" office:value-type="float"/>
          <table:table-cell table:number-matrix-columns-spanned="1" table:number-matrix-rows-spanned="1" table:formula="of:=SUM([.CR3:.CR32]=[.$GX3:.$GX32])" office:value-type="float"/>
          <table:table-cell table:number-matrix-columns-spanned="1" table:number-matrix-rows-spanned="1" table:formula="of:=SUM([.CS3:.CS32]=[.$GY3:.$GY32])" office:value-type="float"/>
          <table:table-cell table:number-matrix-columns-spanned="1" table:number-matrix-rows-spanned="1" table:formula="of:=SUM([.CT3:.CT32]=[.$GZ3:.$GZ32])" office:value-type="float"/>
          <table:table-cell table:number-matrix-columns-spanned="1" table:number-matrix-rows-spanned="1" table:formula="of:=SUM([.CU3:.CU32]=[.$HA3:.$HA32])" office:value-type="float"/>
          <table:table-cell table:number-matrix-columns-spanned="1" table:number-matrix-rows-spanned="1" table:formula="of:=SUM([.CV3:.CV32]=[.$HB3:.$HB32])" office:value-type="float"/>
          <table:table-cell table:number-matrix-columns-spanned="1" table:number-matrix-rows-spanned="1" table:formula="of:=SUM([.CW3:.CW32]=[.$GX3:.$GX32])" office:value-type="float"/>
          <table:table-cell table:number-matrix-columns-spanned="1" table:number-matrix-rows-spanned="1" table:formula="of:=SUM([.CX3:.CX32]=[.$GY3:.$GY32])" office:value-type="float"/>
          <table:table-cell table:number-matrix-columns-spanned="1" table:number-matrix-rows-spanned="1" table:formula="of:=SUM([.CY3:.CY32]=[.$GZ3:.$GZ32])" office:value-type="float"/>
          <table:table-cell table:number-matrix-columns-spanned="1" table:number-matrix-rows-spanned="1" table:formula="of:=SUM([.CZ3:.CZ32]=[.$HA3:.$HA32])" office:value-type="float"/>
          <table:table-cell table:number-matrix-columns-spanned="1" table:number-matrix-rows-spanned="1" table:formula="of:=SUM([.DA3:.DA32]=[.$HB3:.$HB32])" office:value-type="float"/>
          <table:table-cell table:number-matrix-columns-spanned="1" table:number-matrix-rows-spanned="1" table:formula="of:=SUM([.DB3:.DB32]=[.$GX3:.$GX32])" office:value-type="float"/>
          <table:table-cell table:style-name="cellWorst" table:number-matrix-columns-spanned="1" table:number-matrix-rows-spanned="1" table:formula="of:=SUM([.DC3:.DC32]=[.$GY3:.$GY32])" office:value-type="float"/>
          <table:table-cell table:number-matrix-columns-spanned="1" table:number-matrix-rows-spanned="1" table:formula="of:=SUM([.DD3:.DD32]=[.$GZ3:.$GZ32])" office:value-type="float"/>
          <table:table-cell table:number-matrix-columns-spanned="1" table:number-matrix-rows-spanned="1" table:formula="of:=SUM([.DE3:.DE32]=[.$HA3:.$HA32])" office:value-type="float"/>
          <table:table-cell table:number-matrix-columns-spanned="1" table:number-matrix-rows-spanned="1" table:formula="of:=SUM([.DF3:.DF32]=[.$HB3:.$HB32])" office:value-type="float"/>
          <table:table-cell table:number-matrix-columns-spanned="1" table:number-matrix-rows-spanned="1" table:formula="of:=SUM([.DG3:.DG32]=[.$GX3:.$GX32])" office:value-type="float"/>
          <table:table-cell table:number-matrix-columns-spanned="1" table:number-matrix-rows-spanned="1" table:formula="of:=SUM([.DH3:.DH32]=[.$GY3:.$GY32])" office:value-type="float"/>
          <table:table-cell table:number-matrix-columns-spanned="1" table:number-matrix-rows-spanned="1" table:formula="of:=SUM([.DI3:.DI32]=[.$GZ3:.$GZ32])" office:value-type="float"/>
          <table:table-cell table:number-matrix-columns-spanned="1" table:number-matrix-rows-spanned="1" table:formula="of:=SUM([.DJ3:.DJ32]=[.$HA3:.$HA32])" office:value-type="float"/>
          <table:table-cell table:number-matrix-columns-spanned="1" table:number-matrix-rows-spanned="1" table:formula="of:=SUM([.DK3:.DK32]=[.$HB3:.$HB32])" office:value-type="float"/>
          <table:table-cell table:number-matrix-columns-spanned="1" table:number-matrix-rows-spanned="1" table:formula="of:=SUM([.DL3:.DL32]=[.$GX3:.$GX32])" office:value-type="float"/>
          <table:table-cell table:style-name="cellBest" table:number-matrix-columns-spanned="1" table:number-matrix-rows-spanned="1" table:formula="of:=SUM([.DM3:.DM32]=[.$GY3:.$GY32])" office:value-type="float"/>
          <table:table-cell table:number-matrix-columns-spanned="1" table:number-matrix-rows-spanned="1" table:formula="of:=SUM([.DN3:.DN32]=[.$GZ3:.$GZ32])" office:value-type="float"/>
          <table:table-cell table:number-matrix-columns-spanned="1" table:number-matrix-rows-spanned="1" table:formula="of:=SUM([.DO3:.DO32]=[.$HA3:.$HA32])" office:value-type="float"/>
          <table:table-cell table:number-matrix-columns-spanned="1" table:number-matrix-rows-spanned="1" table:formula="of:=SUM([.DP3:.DP32]=[.$HB3:.$HB32])" office:value-type="float"/>
          <table:table-cell table:number-matrix-columns-spanned="1" table:number-matrix-rows-spanned="1" table:formula="of:=SUM([.DQ3:.DQ32]=[.$GX3:.$GX32])" office:value-type="float"/>
          <table:table-cell table:number-matrix-columns-spanned="1" table:number-matrix-rows-spanned="1" table:formula="of:=SUM([.DR3:.DR32]=[.$GY3:.$GY32])" office:value-type="float"/>
          <table:table-cell table:number-matrix-columns-spanned="1" table:number-matrix-rows-spanned="1" table:formula="of:=SUM([.DS3:.DS32]=[.$GZ3:.$GZ32])" office:value-type="float"/>
          <table:table-cell table:number-matrix-columns-spanned="1" table:number-matrix-rows-spanned="1" table:formula="of:=SUM([.DT3:.DT32]=[.$HA3:.$HA32])" office:value-type="float"/>
          <table:table-cell table:number-matrix-columns-spanned="1" table:number-matrix-rows-spanned="1" table:formula="of:=SUM([.DU3:.DU32]=[.$HB3:.$HB32])" office:value-type="float"/>
          <table:table-cell table:number-matrix-columns-spanned="1" table:number-matrix-rows-spanned="1" table:formula="of:=SUM([.DV3:.DV32]=[.$GX3:.$GX32])" office:value-type="float"/>
          <table:table-cell table:number-matrix-columns-spanned="1" table:number-matrix-rows-spanned="1" table:formula="of:=SUM([.DW3:.DW32]=[.$GY3:.$GY32])" office:value-type="float"/>
          <table:table-cell table:number-matrix-columns-spanned="1" table:number-matrix-rows-spanned="1" table:formula="of:=SUM([.DX3:.DX32]=[.$GZ3:.$GZ32])" office:value-type="float"/>
          <table:table-cell table:number-matrix-columns-spanned="1" table:number-matrix-rows-spanned="1" table:formula="of:=SUM([.DY3:.DY32]=[.$HA3:.$HA32])" office:value-type="float"/>
          <table:table-cell table:number-matrix-columns-spanned="1" table:number-matrix-rows-spanned="1" table:formula="of:=SUM([.DZ3:.DZ32]=[.$HB3:.$HB32])" office:value-type="float"/>
          <table:table-cell table:number-matrix-columns-spanned="1" table:number-matrix-rows-spanned="1" table:formula="of:=SUM([.EA3:.EA32]=[.$GX3:.$GX32])" office:value-type="float"/>
          <table:table-cell table:number-matrix-columns-spanned="1" table:number-matrix-rows-spanned="1" table:formula="of:=SUM([.EB3:.EB32]=[.$GY3:.$GY32])" office:value-type="float"/>
          <table:table-cell table:number-matrix-columns-spanned="1" table:number-matrix-rows-spanned="1" table:formula="of:=SUM([.EC3:.EC32]=[.$GZ3:.$GZ32])" office:value-type="float"/>
          <table:table-cell table:number-matrix-columns-spanned="1" table:number-matrix-rows-spanned="1" table:formula="of:=SUM([.ED3:.ED32]=[.$HA3:.$HA32])" office:value-type="float"/>
          <table:table-cell table:number-matrix-columns-spanned="1" table:number-matrix-rows-spanned="1" table:formula="of:=SUM([.EE3:.EE32]=[.$HB3:.$HB32])" office:value-type="float"/>
          <table:table-cell table:number-matrix-columns-spanned="1" table:number-matrix-rows-spanned="1" table:formula="of:=SUM([.EF3:.EF32]=[.$GX3:.$GX32])" office:value-type="float"/>
          <table:table-cell table:number-matrix-columns-spanned="1" table:number-matrix-rows-spanned="1" table:formula="of:=SUM([.EG3:.EG32]=[.$GY3:.$GY32])" office:value-type="float"/>
          <table:table-cell table:number-matrix-columns-spanned="1" table:number-matrix-rows-spanned="1" table:formula="of:=SUM([.EH3:.EH32]=[.$GZ3:.$GZ32])" office:value-type="float"/>
          <table:table-cell table:number-matrix-columns-spanned="1" table:number-matrix-rows-spanned="1" table:formula="of:=SUM([.EI3:.EI32]=[.$HA3:.$HA32])" office:value-type="float"/>
          <table:table-cell table:number-matrix-columns-spanned="1" table:number-matrix-rows-spanned="1" table:formula="of:=SUM([.EJ3:.EJ32]=[.$HB3:.$HB32])" office:value-type="float"/>
          <table:table-cell table:number-matrix-columns-spanned="1" table:number-matrix-rows-spanned="1" table:formula="of:=SUM([.EK3:.EK32]=[.$GX3:.$GX32])" office:value-type="float"/>
          <table:table-cell table:number-matrix-columns-spanned="1" table:number-matrix-rows-spanned="1" table:formula="of:=SUM([.EL3:.EL32]=[.$GY3:.$GY32])" office:value-type="float"/>
          <table:table-cell table:number-matrix-columns-spanned="1" table:number-matrix-rows-spanned="1" table:formula="of:=SUM([.EM3:.EM32]=[.$GZ3:.$GZ32])" office:value-type="float"/>
          <table:table-cell table:number-matrix-columns-spanned="1" table:number-matrix-rows-spanned="1" table:formula="of:=SUM([.EN3:.EN32]=[.$HA3:.$HA32])" office:value-type="float"/>
          <table:table-cell table:number-matrix-columns-spanned="1" table:number-matrix-rows-spanned="1" table:formula="of:=SUM([.EO3:.EO32]=[.$HB3:.$HB32])" office:value-type="float"/>
          <table:table-cell table:number-matrix-columns-spanned="1" table:number-matrix-rows-spanned="1" table:formula="of:=SUM([.EP3:.EP32]=[.$GX3:.$GX32])" office:value-type="float"/>
          <table:table-cell table:number-matrix-columns-spanned="1" table:number-matrix-rows-spanned="1" table:formula="of:=SUM([.EQ3:.EQ32]=[.$GY3:.$GY32])" office:value-type="float"/>
          <table:table-cell table:number-matrix-columns-spanned="1" table:number-matrix-rows-spanned="1" table:formula="of:=SUM([.ER3:.ER32]=[.$GZ3:.$GZ32])" office:value-type="float"/>
          <table:table-cell table:number-matrix-columns-spanned="1" table:number-matrix-rows-spanned="1" table:formula="of:=SUM([.ES3:.ES32]=[.$HA3:.$HA32])" office:value-type="float"/>
          <table:table-cell table:number-matrix-columns-spanned="1" table:number-matrix-rows-spanned="1" table:formula="of:=SUM([.ET3:.ET32]=[.$HB3:.$HB32])" office:value-type="float"/>
          <table:table-cell table:number-matrix-columns-spanned="1" table:number-matrix-rows-spanned="1" table:formula="of:=SUM([.EU3:.EU32]=[.$GX3:.$GX32])" office:value-type="float"/>
          <table:table-cell table:number-matrix-columns-spanned="1" table:number-matrix-rows-spanned="1" table:formula="of:=SUM([.EV3:.EV32]=[.$GY3:.$GY32])" office:value-type="float"/>
          <table:table-cell table:number-matrix-columns-spanned="1" table:number-matrix-rows-spanned="1" table:formula="of:=SUM([.EW3:.EW32]=[.$GZ3:.$GZ32])" office:value-type="float"/>
          <table:table-cell table:number-matrix-columns-spanned="1" table:number-matrix-rows-spanned="1" table:formula="of:=SUM([.EX3:.EX32]=[.$HA3:.$HA32])" office:value-type="float"/>
          <table:table-cell table:number-matrix-columns-spanned="1" table:number-matrix-rows-spanned="1" table:formula="of:=SUM([.EY3:.EY32]=[.$HB3:.$HB32])" office:value-type="float"/>
          <table:table-cell table:number-matrix-columns-spanned="1" table:number-matrix-rows-spanned="1" table:formula="of:=SUM([.EZ3:.EZ32]=[.$GX3:.$GX32])" office:value-type="float"/>
          <table:table-cell table:number-matrix-columns-spanned="1" table:number-matrix-rows-spanned="1" table:formula="of:=SUM([.FA3:.FA32]=[.$GY3:.$GY32])" office:value-type="float"/>
          <table:table-cell table:number-matrix-columns-spanned="1" table:number-matrix-rows-spanned="1" table:formula="of:=SUM([.FB3:.FB32]=[.$GZ3:.$GZ32])" office:value-type="float"/>
          <table:table-cell table:number-matrix-columns-spanned="1" table:number-matrix-rows-spanned="1" table:formula="of:=SUM([.FC3:.FC32]=[.$HA3:.$HA32])" office:value-type="float"/>
          <table:table-cell table:number-matrix-columns-spanned="1" table:number-matrix-rows-spanned="1" table:formula="of:=SUM([.FD3:.FD32]=[.$HB3:.$HB32])" office:value-type="float"/>
          <table:table-cell table:number-matrix-columns-spanned="1" table:number-matrix-rows-spanned="1" table:formula="of:=SUM([.FE3:.FE32]=[.$GX3:.$GX32])" office:value-type="float"/>
          <table:table-cell table:number-matrix-columns-spanned="1" table:number-matrix-rows-spanned="1" table:formula="of:=SUM([.FF3:.FF32]=[.$GY3:.$GY32])" office:value-type="float"/>
          <table:table-cell table:number-matrix-columns-spanned="1" table:number-matrix-rows-spanned="1" table:formula="of:=SUM([.FG3:.FG32]=[.$GZ3:.$GZ32])" office:value-type="float"/>
          <table:table-cell table:number-matrix-columns-spanned="1" table:number-matrix-rows-spanned="1" table:formula="of:=SUM([.FH3:.FH32]=[.$HA3:.$HA32])" office:value-type="float"/>
          <table:table-cell table:number-matrix-columns-spanned="1" table:number-matrix-rows-spanned="1" table:formula="of:=SUM([.FI3:.FI32]=[.$HB3:.$HB32])" office:value-type="float"/>
          <table:table-cell table:number-matrix-columns-spanned="1" table:number-matrix-rows-spanned="1" table:formula="of:=SUM([.FJ3:.FJ32]=[.$GX3:.$GX32])" office:value-type="float"/>
          <table:table-cell table:number-matrix-columns-spanned="1" table:number-matrix-rows-spanned="1" table:formula="of:=SUM([.FK3:.FK32]=[.$GY3:.$GY32])" office:value-type="float"/>
          <table:table-cell table:number-matrix-columns-spanned="1" table:number-matrix-rows-spanned="1" table:formula="of:=SUM([.FL3:.FL32]=[.$GZ3:.$GZ32])" office:value-type="float"/>
          <table:table-cell table:number-matrix-columns-spanned="1" table:number-matrix-rows-spanned="1" table:formula="of:=SUM([.FM3:.FM32]=[.$HA3:.$HA32])" office:value-type="float"/>
          <table:table-cell table:number-matrix-columns-spanned="1" table:number-matrix-rows-spanned="1" table:formula="of:=SUM([.FN3:.FN32]=[.$HB3:.$HB32])" office:value-type="float"/>
          <table:table-cell table:number-matrix-columns-spanned="1" table:number-matrix-rows-spanned="1" table:formula="of:=SUM([.FO3:.FO32]=[.$GX3:.$GX32])" office:value-type="float"/>
          <table:table-cell table:number-matrix-columns-spanned="1" table:number-matrix-rows-spanned="1" table:formula="of:=SUM([.FP3:.FP32]=[.$GY3:.$GY32])" office:value-type="float"/>
          <table:table-cell table:number-matrix-columns-spanned="1" table:number-matrix-rows-spanned="1" table:formula="of:=SUM([.FQ3:.FQ32]=[.$GZ3:.$GZ32])" office:value-type="float"/>
          <table:table-cell table:number-matrix-columns-spanned="1" table:number-matrix-rows-spanned="1" table:formula="of:=SUM([.FR3:.FR32]=[.$HA3:.$HA32])" office:value-type="float"/>
          <table:table-cell table:style-name="cellBest" table:number-matrix-columns-spanned="1" table:number-matrix-rows-spanned="1" table:formula="of:=SUM([.FS3:.FS32]=[.$HB3:.$HB32])" office:value-type="float"/>
          <table:table-cell table:number-matrix-columns-spanned="1" table:number-matrix-rows-spanned="1" table:formula="of:=SUM([.FT3:.FT32]=[.$GX3:.$GX32])" office:value-type="float"/>
          <table:table-cell table:number-matrix-columns-spanned="1" table:number-matrix-rows-spanned="1" table:formula="of:=SUM([.FU3:.FU32]=[.$GY3:.$GY32])" office:value-type="float"/>
          <table:table-cell table:number-matrix-columns-spanned="1" table:number-matrix-rows-spanned="1" table:formula="of:=SUM([.FV3:.FV32]=[.$GZ3:.$GZ32])" office:value-type="float"/>
          <table:table-cell table:number-matrix-columns-spanned="1" table:number-matrix-rows-spanned="1" table:formula="of:=SUM([.FW3:.FW32]=[.$HA3:.$HA32])" office:value-type="float"/>
          <table:table-cell table:number-matrix-columns-spanned="1" table:number-matrix-rows-spanned="1" table:formula="of:=SUM([.FX3:.FX32]=[.$HB3:.$HB32])" office:value-type="float"/>
          <table:table-cell table:number-matrix-columns-spanned="1" table:number-matrix-rows-spanned="1" table:formula="of:=SUM([.FY3:.FY32]=[.$GX3:.$GX32])" office:value-type="float"/>
          <table:table-cell table:number-matrix-columns-spanned="1" table:number-matrix-rows-spanned="1" table:formula="of:=SUM([.FZ3:.FZ32]=[.$GY3:.$GY32])" office:value-type="float"/>
          <table:table-cell table:number-matrix-columns-spanned="1" table:number-matrix-rows-spanned="1" table:formula="of:=SUM([.GA3:.GA32]=[.$GZ3:.$GZ32])" office:value-type="float"/>
          <table:table-cell table:number-matrix-columns-spanned="1" table:number-matrix-rows-spanned="1" table:formula="of:=SUM([.GB3:.GB32]=[.$HA3:.$HA32])" office:value-type="float"/>
          <table:table-cell table:number-matrix-columns-spanned="1" table:number-matrix-rows-spanned="1" table:formula="of:=SUM([.GC3:.GC32]=[.$HB3:.$HB32])" office:value-type="float"/>
          <table:table-cell table:style-name="cellBest" table:number-matrix-columns-spanned="1" table:number-matrix-rows-spanned="1" table:formula="of:=SUM([.GD3:.GD32]=[.$GX3:.$GX32])" office:value-type="float"/>
          <table:table-cell table:number-matrix-columns-spanned="1" table:number-matrix-rows-spanned="1" table:formula="of:=SUM([.GE3:.GE32]=[.$GY3:.$GY32])" office:value-type="float"/>
          <table:table-cell table:style-name="cellBest" table:number-matrix-columns-spanned="1" table:number-matrix-rows-spanned="1" table:formula="of:=SUM([.GF3:.GF32]=[.$GZ3:.$GZ32])" office:value-type="float"/>
          <table:table-cell table:number-matrix-columns-spanned="1" table:number-matrix-rows-spanned="1" table:formula="of:=SUM([.GG3:.GG32]=[.$HA3:.$HA32])" office:value-type="float"/>
          <table:table-cell table:number-matrix-columns-spanned="1" table:number-matrix-rows-spanned="1" table:formula="of:=SUM([.GH3:.GH32]=[.$HB3:.$HB32])" office:value-type="float"/>
          <table:table-cell table:number-matrix-columns-spanned="1" table:number-matrix-rows-spanned="1" table:formula="of:=SUM([.GI3:.GI32]=[.$GX3:.$GX32])" office:value-type="float"/>
          <table:table-cell table:number-matrix-columns-spanned="1" table:number-matrix-rows-spanned="1" table:formula="of:=SUM([.GJ3:.GJ32]=[.$GY3:.$GY32])" office:value-type="float"/>
          <table:table-cell table:number-matrix-columns-spanned="1" table:number-matrix-rows-spanned="1" table:formula="of:=SUM([.GK3:.GK32]=[.$GZ3:.$GZ32])" office:value-type="float"/>
          <table:table-cell table:number-matrix-columns-spanned="1" table:number-matrix-rows-spanned="1" table:formula="of:=SUM([.GL3:.GL32]=[.$HA3:.$HA32])" office:value-type="float"/>
          <table:table-cell table:number-matrix-columns-spanned="1" table:number-matrix-rows-spanned="1" table:formula="of:=SUM([.GM3:.GM32]=[.$HB3:.$HB32])" office:value-type="float"/>
          <table:table-cell table:number-matrix-columns-spanned="1" table:number-matrix-rows-spanned="1" table:formula="of:=SUM([.GN3:.GN32]=[.$GX3:.$GX32])" office:value-type="float"/>
          <table:table-cell table:number-matrix-columns-spanned="1" table:number-matrix-rows-spanned="1" table:formula="of:=SUM([.GO3:.GO32]=[.$GY3:.$GY32])" office:value-type="float"/>
          <table:table-cell table:number-matrix-columns-spanned="1" table:number-matrix-rows-spanned="1" table:formula="of:=SUM([.GP3:.GP32]=[.$GZ3:.$GZ32])" office:value-type="float"/>
          <table:table-cell table:number-matrix-columns-spanned="1" table:number-matrix-rows-spanned="1" table:formula="of:=SUM([.GQ3:.GQ32]=[.$HA3:.$HA32])" office:value-type="float"/>
          <table:table-cell table:number-matrix-columns-spanned="1" table:number-matrix-rows-spanned="1" table:formula="of:=SUM([.GR3:.GR32]=[.$HB3:.$HB32])" office:value-type="float"/>
          <table:table-cell table:number-matrix-columns-spanned="1" table:number-matrix-rows-spanned="1" table:formula="of:=SUM([.GS3:.GS32]=[.$GX3:.$GX32])" office:value-type="float"/>
          <table:table-cell table:number-matrix-columns-spanned="1" table:number-matrix-rows-spanned="1" table:formula="of:=SUM([.GT3:.GT32]=[.$GY3:.$GY32])" office:value-type="float"/>
          <table:table-cell table:number-matrix-columns-spanned="1" table:number-matrix-rows-spanned="1" table:formula="of:=SUM([.GU3:.GU32]=[.$GZ3:.$GZ32])" office:value-type="float"/>
          <table:table-cell table:number-matrix-columns-spanned="1" table:number-matrix-rows-spanned="1" table:formula="of:=SUM([.GV3:.GV32]=[.$HA3:.$HA32])" office:value-type="float"/>
          <table:table-cell table:number-matrix-columns-spanned="1" table:number-matrix-rows-spanned="1" table:formula="of:=SUM([.GW3:.GW32]=[.$HB3:.$HB3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2]&lt;[.$HC3:.$HC32])" office:value-type="float"/>
          <table:table-cell table:style-name="cellWorst" table:number-matrix-columns-spanned="1" table:number-matrix-rows-spanned="1" table:formula="of:=SUM([.C3:.C32]&lt;[.$HD3:.$HD32])" office:value-type="float"/>
          <table:table-cell table:number-matrix-columns-spanned="1" table:number-matrix-rows-spanned="1" table:formula="of:=SUM([.D3:.D32]&lt;[.$HE3:.$HE32])" office:value-type="float"/>
          <table:table-cell table:number-matrix-columns-spanned="1" table:number-matrix-rows-spanned="1" table:formula="of:=SUM([.E3:.E32]&lt;[.$HF3:.$HF32])" office:value-type="float"/>
          <table:table-cell table:number-matrix-columns-spanned="1" table:number-matrix-rows-spanned="1" table:formula="of:=SUM([.F3:.F32]&lt;[.$HC3:.$HC32])" office:value-type="float"/>
          <table:table-cell table:style-name="cellWorst" table:number-matrix-columns-spanned="1" table:number-matrix-rows-spanned="1" table:formula="of:=SUM([.G3:.G32]&lt;[.$HD3:.$HD32])" office:value-type="float"/>
          <table:table-cell table:number-matrix-columns-spanned="1" table:number-matrix-rows-spanned="1" table:formula="of:=SUM([.H3:.H32]&lt;[.$HE3:.$HE32])" office:value-type="float"/>
          <table:table-cell table:number-matrix-columns-spanned="1" table:number-matrix-rows-spanned="1" table:formula="of:=SUM([.I3:.I32]&lt;[.$HF3:.$HF32])" office:value-type="float"/>
          <table:table-cell table:style-name="cellBest" table:number-matrix-columns-spanned="1" table:number-matrix-rows-spanned="1" table:formula="of:=SUM([.J3:.J32]&lt;[.$HG3:.$HG32])" office:value-type="float"/>
          <table:table-cell table:number-matrix-columns-spanned="1" table:number-matrix-rows-spanned="1" table:formula="of:=SUM([.K3:.K32]&lt;[.$HC3:.$HC32])" office:value-type="float"/>
          <table:table-cell table:style-name="cellWorst" table:number-matrix-columns-spanned="1" table:number-matrix-rows-spanned="1" table:formula="of:=SUM([.L3:.L32]&lt;[.$HD3:.$HD32])" office:value-type="float"/>
          <table:table-cell table:number-matrix-columns-spanned="1" table:number-matrix-rows-spanned="1" table:formula="of:=SUM([.M3:.M32]&lt;[.$HE3:.$HE32])" office:value-type="float"/>
          <table:table-cell table:number-matrix-columns-spanned="1" table:number-matrix-rows-spanned="1" table:formula="of:=SUM([.N3:.N32]&lt;[.$HF3:.$HF32])" office:value-type="float"/>
          <table:table-cell table:style-name="cellBest" table:number-matrix-columns-spanned="1" table:number-matrix-rows-spanned="1" table:formula="of:=SUM([.O3:.O32]&lt;[.$HG3:.$HG32])" office:value-type="float"/>
          <table:table-cell table:number-matrix-columns-spanned="1" table:number-matrix-rows-spanned="1" table:formula="of:=SUM([.P3:.P32]&lt;[.$HC3:.$HC32])" office:value-type="float"/>
          <table:table-cell table:style-name="cellWorst" table:number-matrix-columns-spanned="1" table:number-matrix-rows-spanned="1" table:formula="of:=SUM([.Q3:.Q32]&lt;[.$HD3:.$HD32])" office:value-type="float"/>
          <table:table-cell table:number-matrix-columns-spanned="1" table:number-matrix-rows-spanned="1" table:formula="of:=SUM([.R3:.R32]&lt;[.$HE3:.$HE32])" office:value-type="float"/>
          <table:table-cell table:number-matrix-columns-spanned="1" table:number-matrix-rows-spanned="1" table:formula="of:=SUM([.S3:.S32]&lt;[.$HF3:.$HF32])" office:value-type="float"/>
          <table:table-cell table:number-matrix-columns-spanned="1" table:number-matrix-rows-spanned="1" table:formula="of:=SUM([.T3:.T32]&lt;[.$HG3:.$HG32])" office:value-type="float"/>
          <table:table-cell table:number-matrix-columns-spanned="1" table:number-matrix-rows-spanned="1" table:formula="of:=SUM([.U3:.U32]&lt;[.$HC3:.$HC32])" office:value-type="float"/>
          <table:table-cell table:number-matrix-columns-spanned="1" table:number-matrix-rows-spanned="1" table:formula="of:=SUM([.V3:.V32]&lt;[.$HD3:.$HD32])" office:value-type="float"/>
          <table:table-cell table:number-matrix-columns-spanned="1" table:number-matrix-rows-spanned="1" table:formula="of:=SUM([.W3:.W32]&lt;[.$HE3:.$HE32])" office:value-type="float"/>
          <table:table-cell table:number-matrix-columns-spanned="1" table:number-matrix-rows-spanned="1" table:formula="of:=SUM([.X3:.X32]&lt;[.$HF3:.$HF32])" office:value-type="float"/>
          <table:table-cell table:number-matrix-columns-spanned="1" table:number-matrix-rows-spanned="1" table:formula="of:=SUM([.Y3:.Y32]&lt;[.$HG3:.$HG32])" office:value-type="float"/>
          <table:table-cell table:number-matrix-columns-spanned="1" table:number-matrix-rows-spanned="1" table:formula="of:=SUM([.Z3:.Z32]&lt;[.$HC3:.$HC32])" office:value-type="float"/>
          <table:table-cell table:style-name="cellWorst" table:number-matrix-columns-spanned="1" table:number-matrix-rows-spanned="1" table:formula="of:=SUM([.AA3:.AA32]&lt;[.$HD3:.$HD32])" office:value-type="float"/>
          <table:table-cell table:number-matrix-columns-spanned="1" table:number-matrix-rows-spanned="1" table:formula="of:=SUM([.AB3:.AB32]&lt;[.$HE3:.$HE32])" office:value-type="float"/>
          <table:table-cell table:number-matrix-columns-spanned="1" table:number-matrix-rows-spanned="1" table:formula="of:=SUM([.AC3:.AC32]&lt;[.$HF3:.$HF32])" office:value-type="float"/>
          <table:table-cell table:style-name="cellBest" table:number-matrix-columns-spanned="1" table:number-matrix-rows-spanned="1" table:formula="of:=SUM([.AD3:.AD32]&lt;[.$HG3:.$HG32])" office:value-type="float"/>
          <table:table-cell table:number-matrix-columns-spanned="1" table:number-matrix-rows-spanned="1" table:formula="of:=SUM([.AE3:.AE32]&lt;[.$HC3:.$HC32])" office:value-type="float"/>
          <table:table-cell table:number-matrix-columns-spanned="1" table:number-matrix-rows-spanned="1" table:formula="of:=SUM([.AF3:.AF32]&lt;[.$HD3:.$HD32])" office:value-type="float"/>
          <table:table-cell table:number-matrix-columns-spanned="1" table:number-matrix-rows-spanned="1" table:formula="of:=SUM([.AG3:.AG32]&lt;[.$HE3:.$HE32])" office:value-type="float"/>
          <table:table-cell table:number-matrix-columns-spanned="1" table:number-matrix-rows-spanned="1" table:formula="of:=SUM([.AH3:.AH32]&lt;[.$HF3:.$HF32])" office:value-type="float"/>
          <table:table-cell table:number-matrix-columns-spanned="1" table:number-matrix-rows-spanned="1" table:formula="of:=SUM([.AI3:.AI32]&lt;[.$HG3:.$HG32])" office:value-type="float"/>
          <table:table-cell table:number-matrix-columns-spanned="1" table:number-matrix-rows-spanned="1" table:formula="of:=SUM([.AJ3:.AJ32]&lt;[.$HC3:.$HC32])" office:value-type="float"/>
          <table:table-cell table:style-name="cellBest" table:number-matrix-columns-spanned="1" table:number-matrix-rows-spanned="1" table:formula="of:=SUM([.AK3:.AK32]&lt;[.$HD3:.$HD32])" office:value-type="float"/>
          <table:table-cell table:number-matrix-columns-spanned="1" table:number-matrix-rows-spanned="1" table:formula="of:=SUM([.AL3:.AL32]&lt;[.$HE3:.$HE32])" office:value-type="float"/>
          <table:table-cell table:number-matrix-columns-spanned="1" table:number-matrix-rows-spanned="1" table:formula="of:=SUM([.AM3:.AM32]&lt;[.$HF3:.$HF32])" office:value-type="float"/>
          <table:table-cell table:number-matrix-columns-spanned="1" table:number-matrix-rows-spanned="1" table:formula="of:=SUM([.AN3:.AN32]&lt;[.$HG3:.$HG32])" office:value-type="float"/>
          <table:table-cell table:number-matrix-columns-spanned="1" table:number-matrix-rows-spanned="1" table:formula="of:=SUM([.AO3:.AO32]&lt;[.$HC3:.$HC32])" office:value-type="float"/>
          <table:table-cell table:number-matrix-columns-spanned="1" table:number-matrix-rows-spanned="1" table:formula="of:=SUM([.AP3:.AP32]&lt;[.$HD3:.$HD32])" office:value-type="float"/>
          <table:table-cell table:number-matrix-columns-spanned="1" table:number-matrix-rows-spanned="1" table:formula="of:=SUM([.AQ3:.AQ32]&lt;[.$HE3:.$HE32])" office:value-type="float"/>
          <table:table-cell table:number-matrix-columns-spanned="1" table:number-matrix-rows-spanned="1" table:formula="of:=SUM([.AR3:.AR32]&lt;[.$HF3:.$HF32])" office:value-type="float"/>
          <table:table-cell table:number-matrix-columns-spanned="1" table:number-matrix-rows-spanned="1" table:formula="of:=SUM([.AS3:.AS32]&lt;[.$HG3:.$HG32])" office:value-type="float"/>
          <table:table-cell table:number-matrix-columns-spanned="1" table:number-matrix-rows-spanned="1" table:formula="of:=SUM([.AT3:.AT32]&lt;[.$HC3:.$HC32])" office:value-type="float"/>
          <table:table-cell table:style-name="cellBest" table:number-matrix-columns-spanned="1" table:number-matrix-rows-spanned="1" table:formula="of:=SUM([.AU3:.AU32]&lt;[.$HD3:.$HD32])" office:value-type="float"/>
          <table:table-cell table:number-matrix-columns-spanned="1" table:number-matrix-rows-spanned="1" table:formula="of:=SUM([.AV3:.AV32]&lt;[.$HE3:.$HE32])" office:value-type="float"/>
          <table:table-cell table:number-matrix-columns-spanned="1" table:number-matrix-rows-spanned="1" table:formula="of:=SUM([.AW3:.AW32]&lt;[.$HF3:.$HF32])" office:value-type="float"/>
          <table:table-cell table:number-matrix-columns-spanned="1" table:number-matrix-rows-spanned="1" table:formula="of:=SUM([.AX3:.AX32]&lt;[.$HG3:.$HG32])" office:value-type="float"/>
          <table:table-cell table:number-matrix-columns-spanned="1" table:number-matrix-rows-spanned="1" table:formula="of:=SUM([.AY3:.AY32]&lt;[.$HC3:.$HC32])" office:value-type="float"/>
          <table:table-cell table:style-name="cellBest" table:number-matrix-columns-spanned="1" table:number-matrix-rows-spanned="1" table:formula="of:=SUM([.AZ3:.AZ32]&lt;[.$HD3:.$HD32])" office:value-type="float"/>
          <table:table-cell table:number-matrix-columns-spanned="1" table:number-matrix-rows-spanned="1" table:formula="of:=SUM([.BA3:.BA32]&lt;[.$HE3:.$HE32])" office:value-type="float"/>
          <table:table-cell table:number-matrix-columns-spanned="1" table:number-matrix-rows-spanned="1" table:formula="of:=SUM([.BB3:.BB32]&lt;[.$HF3:.$HF32])" office:value-type="float"/>
          <table:table-cell table:style-name="cellBest" table:number-matrix-columns-spanned="1" table:number-matrix-rows-spanned="1" table:formula="of:=SUM([.BC3:.BC32]&lt;[.$HG3:.$HG32])" office:value-type="float"/>
          <table:table-cell table:number-matrix-columns-spanned="1" table:number-matrix-rows-spanned="1" table:formula="of:=SUM([.BD3:.BD32]&lt;[.$HC3:.$HC32])" office:value-type="float"/>
          <table:table-cell table:style-name="cellBest" table:number-matrix-columns-spanned="1" table:number-matrix-rows-spanned="1" table:formula="of:=SUM([.BE3:.BE32]&lt;[.$HD3:.$HD32])" office:value-type="float"/>
          <table:table-cell table:number-matrix-columns-spanned="1" table:number-matrix-rows-spanned="1" table:formula="of:=SUM([.BF3:.BF32]&lt;[.$HE3:.$HE32])" office:value-type="float"/>
          <table:table-cell table:number-matrix-columns-spanned="1" table:number-matrix-rows-spanned="1" table:formula="of:=SUM([.BG3:.BG32]&lt;[.$HF3:.$HF32])" office:value-type="float"/>
          <table:table-cell table:style-name="cellBest" table:number-matrix-columns-spanned="1" table:number-matrix-rows-spanned="1" table:formula="of:=SUM([.BH3:.BH32]&lt;[.$HG3:.$HG32])" office:value-type="float"/>
          <table:table-cell table:number-matrix-columns-spanned="1" table:number-matrix-rows-spanned="1" table:formula="of:=SUM([.BI3:.BI32]&lt;[.$HC3:.$HC32])" office:value-type="float"/>
          <table:table-cell table:style-name="cellWorst" table:number-matrix-columns-spanned="1" table:number-matrix-rows-spanned="1" table:formula="of:=SUM([.BJ3:.BJ32]&lt;[.$HD3:.$HD32])" office:value-type="float"/>
          <table:table-cell table:number-matrix-columns-spanned="1" table:number-matrix-rows-spanned="1" table:formula="of:=SUM([.BK3:.BK32]&lt;[.$HE3:.$HE32])" office:value-type="float"/>
          <table:table-cell table:number-matrix-columns-spanned="1" table:number-matrix-rows-spanned="1" table:formula="of:=SUM([.BL3:.BL32]&lt;[.$HF3:.$HF32])" office:value-type="float"/>
          <table:table-cell table:number-matrix-columns-spanned="1" table:number-matrix-rows-spanned="1" table:formula="of:=SUM([.BM3:.BM32]&lt;[.$HG3:.$HG32])" office:value-type="float"/>
          <table:table-cell table:number-matrix-columns-spanned="1" table:number-matrix-rows-spanned="1" table:formula="of:=SUM([.BN3:.BN32]&lt;[.$HC3:.$HC32])" office:value-type="float"/>
          <table:table-cell table:number-matrix-columns-spanned="1" table:number-matrix-rows-spanned="1" table:formula="of:=SUM([.BO3:.BO32]&lt;[.$HD3:.$HD32])" office:value-type="float"/>
          <table:table-cell table:number-matrix-columns-spanned="1" table:number-matrix-rows-spanned="1" table:formula="of:=SUM([.BP3:.BP32]&lt;[.$HE3:.$HE32])" office:value-type="float"/>
          <table:table-cell table:number-matrix-columns-spanned="1" table:number-matrix-rows-spanned="1" table:formula="of:=SUM([.BQ3:.BQ32]&lt;[.$HF3:.$HF32])" office:value-type="float"/>
          <table:table-cell table:style-name="cellBest" table:number-matrix-columns-spanned="1" table:number-matrix-rows-spanned="1" table:formula="of:=SUM([.BR3:.BR32]&lt;[.$HG3:.$HG32])" office:value-type="float"/>
          <table:table-cell table:number-matrix-columns-spanned="1" table:number-matrix-rows-spanned="1" table:formula="of:=SUM([.BS3:.BS32]&lt;[.$HC3:.$HC32])" office:value-type="float"/>
          <table:table-cell table:number-matrix-columns-spanned="1" table:number-matrix-rows-spanned="1" table:formula="of:=SUM([.BT3:.BT32]&lt;[.$HD3:.$HD32])" office:value-type="float"/>
          <table:table-cell table:number-matrix-columns-spanned="1" table:number-matrix-rows-spanned="1" table:formula="of:=SUM([.BU3:.BU32]&lt;[.$HE3:.$HE32])" office:value-type="float"/>
          <table:table-cell table:number-matrix-columns-spanned="1" table:number-matrix-rows-spanned="1" table:formula="of:=SUM([.BV3:.BV32]&lt;[.$HF3:.$HF32])" office:value-type="float"/>
          <table:table-cell table:number-matrix-columns-spanned="1" table:number-matrix-rows-spanned="1" table:formula="of:=SUM([.BW3:.BW32]&lt;[.$HG3:.$HG32])" office:value-type="float"/>
          <table:table-cell table:number-matrix-columns-spanned="1" table:number-matrix-rows-spanned="1" table:formula="of:=SUM([.BX3:.BX32]&lt;[.$HC3:.$HC32])" office:value-type="float"/>
          <table:table-cell table:style-name="cellWorst" table:number-matrix-columns-spanned="1" table:number-matrix-rows-spanned="1" table:formula="of:=SUM([.BY3:.BY32]&lt;[.$HD3:.$HD32])" office:value-type="float"/>
          <table:table-cell table:number-matrix-columns-spanned="1" table:number-matrix-rows-spanned="1" table:formula="of:=SUM([.BZ3:.BZ32]&lt;[.$HE3:.$HE32])" office:value-type="float"/>
          <table:table-cell table:number-matrix-columns-spanned="1" table:number-matrix-rows-spanned="1" table:formula="of:=SUM([.CA3:.CA32]&lt;[.$HF3:.$HF32])" office:value-type="float"/>
          <table:table-cell table:style-name="cellBest" table:number-matrix-columns-spanned="1" table:number-matrix-rows-spanned="1" table:formula="of:=SUM([.CB3:.CB32]&lt;[.$HG3:.$HG32])" office:value-type="float"/>
          <table:table-cell table:number-matrix-columns-spanned="1" table:number-matrix-rows-spanned="1" table:formula="of:=SUM([.CC3:.CC32]&lt;[.$HC3:.$HC32])" office:value-type="float"/>
          <table:table-cell table:style-name="cellWorst" table:number-matrix-columns-spanned="1" table:number-matrix-rows-spanned="1" table:formula="of:=SUM([.CD3:.CD32]&lt;[.$HD3:.$HD32])" office:value-type="float"/>
          <table:table-cell table:number-matrix-columns-spanned="1" table:number-matrix-rows-spanned="1" table:formula="of:=SUM([.CE3:.CE32]&lt;[.$HE3:.$HE32])" office:value-type="float"/>
          <table:table-cell table:number-matrix-columns-spanned="1" table:number-matrix-rows-spanned="1" table:formula="of:=SUM([.CF3:.CF32]&lt;[.$HF3:.$HF32])" office:value-type="float"/>
          <table:table-cell table:number-matrix-columns-spanned="1" table:number-matrix-rows-spanned="1" table:formula="of:=SUM([.CG3:.CG32]&lt;[.$HG3:.$HG32])" office:value-type="float"/>
          <table:table-cell table:number-matrix-columns-spanned="1" table:number-matrix-rows-spanned="1" table:formula="of:=SUM([.CH3:.CH32]&lt;[.$HC3:.$HC32])" office:value-type="float"/>
          <table:table-cell table:style-name="cellBest" table:number-matrix-columns-spanned="1" table:number-matrix-rows-spanned="1" table:formula="of:=SUM([.CI3:.CI32]&lt;[.$HD3:.$HD32])" office:value-type="float"/>
          <table:table-cell table:number-matrix-columns-spanned="1" table:number-matrix-rows-spanned="1" table:formula="of:=SUM([.CJ3:.CJ32]&lt;[.$HE3:.$HE32])" office:value-type="float"/>
          <table:table-cell table:number-matrix-columns-spanned="1" table:number-matrix-rows-spanned="1" table:formula="of:=SUM([.CK3:.CK32]&lt;[.$HF3:.$HF32])" office:value-type="float"/>
          <table:table-cell table:style-name="cellBest" table:number-matrix-columns-spanned="1" table:number-matrix-rows-spanned="1" table:formula="of:=SUM([.CL3:.CL32]&lt;[.$HG3:.$HG32])" office:value-type="float"/>
          <table:table-cell table:number-matrix-columns-spanned="1" table:number-matrix-rows-spanned="1" table:formula="of:=SUM([.CM3:.CM32]&lt;[.$HC3:.$HC32])" office:value-type="float"/>
          <table:table-cell table:style-name="cellWorst" table:number-matrix-columns-spanned="1" table:number-matrix-rows-spanned="1" table:formula="of:=SUM([.CN3:.CN32]&lt;[.$HD3:.$HD32])" office:value-type="float"/>
          <table:table-cell table:number-matrix-columns-spanned="1" table:number-matrix-rows-spanned="1" table:formula="of:=SUM([.CO3:.CO32]&lt;[.$HE3:.$HE32])" office:value-type="float"/>
          <table:table-cell table:number-matrix-columns-spanned="1" table:number-matrix-rows-spanned="1" table:formula="of:=SUM([.CP3:.CP32]&lt;[.$HF3:.$HF32])" office:value-type="float"/>
          <table:table-cell table:number-matrix-columns-spanned="1" table:number-matrix-rows-spanned="1" table:formula="of:=SUM([.CQ3:.CQ32]&lt;[.$HG3:.$HG32])" office:value-type="float"/>
          <table:table-cell table:number-matrix-columns-spanned="1" table:number-matrix-rows-spanned="1" table:formula="of:=SUM([.CR3:.CR32]&lt;[.$HC3:.$HC32])" office:value-type="float"/>
          <table:table-cell table:style-name="cellWorst" table:number-matrix-columns-spanned="1" table:number-matrix-rows-spanned="1" table:formula="of:=SUM([.CS3:.CS32]&lt;[.$HD3:.$HD32])" office:value-type="float"/>
          <table:table-cell table:number-matrix-columns-spanned="1" table:number-matrix-rows-spanned="1" table:formula="of:=SUM([.CT3:.CT32]&lt;[.$HE3:.$HE32])" office:value-type="float"/>
          <table:table-cell table:number-matrix-columns-spanned="1" table:number-matrix-rows-spanned="1" table:formula="of:=SUM([.CU3:.CU32]&lt;[.$HF3:.$HF32])" office:value-type="float"/>
          <table:table-cell table:style-name="cellWorst" table:number-matrix-columns-spanned="1" table:number-matrix-rows-spanned="1" table:formula="of:=SUM([.CV3:.CV32]&lt;[.$HG3:.$HG32])" office:value-type="float"/>
          <table:table-cell table:number-matrix-columns-spanned="1" table:number-matrix-rows-spanned="1" table:formula="of:=SUM([.CW3:.CW32]&lt;[.$HC3:.$HC32])" office:value-type="float"/>
          <table:table-cell table:number-matrix-columns-spanned="1" table:number-matrix-rows-spanned="1" table:formula="of:=SUM([.CX3:.CX32]&lt;[.$HD3:.$HD32])" office:value-type="float"/>
          <table:table-cell table:number-matrix-columns-spanned="1" table:number-matrix-rows-spanned="1" table:formula="of:=SUM([.CY3:.CY32]&lt;[.$HE3:.$HE32])" office:value-type="float"/>
          <table:table-cell table:number-matrix-columns-spanned="1" table:number-matrix-rows-spanned="1" table:formula="of:=SUM([.CZ3:.CZ32]&lt;[.$HF3:.$HF32])" office:value-type="float"/>
          <table:table-cell table:style-name="cellBest" table:number-matrix-columns-spanned="1" table:number-matrix-rows-spanned="1" table:formula="of:=SUM([.DA3:.DA32]&lt;[.$HG3:.$HG32])" office:value-type="float"/>
          <table:table-cell table:style-name="cellWorst" table:number-matrix-columns-spanned="1" table:number-matrix-rows-spanned="1" table:formula="of:=SUM([.DB3:.DB32]&lt;[.$HC3:.$HC32])" office:value-type="float"/>
          <table:table-cell table:style-name="cellWorst" table:number-matrix-columns-spanned="1" table:number-matrix-rows-spanned="1" table:formula="of:=SUM([.DC3:.DC32]&lt;[.$HD3:.$HD32])" office:value-type="float"/>
          <table:table-cell table:number-matrix-columns-spanned="1" table:number-matrix-rows-spanned="1" table:formula="of:=SUM([.DD3:.DD32]&lt;[.$HE3:.$HE32])" office:value-type="float"/>
          <table:table-cell table:number-matrix-columns-spanned="1" table:number-matrix-rows-spanned="1" table:formula="of:=SUM([.DE3:.DE32]&lt;[.$HF3:.$HF32])" office:value-type="float"/>
          <table:table-cell table:style-name="cellWorst" table:number-matrix-columns-spanned="1" table:number-matrix-rows-spanned="1" table:formula="of:=SUM([.DF3:.DF32]&lt;[.$HG3:.$HG32])" office:value-type="float"/>
          <table:table-cell table:number-matrix-columns-spanned="1" table:number-matrix-rows-spanned="1" table:formula="of:=SUM([.DG3:.DG32]&lt;[.$HC3:.$HC32])" office:value-type="float"/>
          <table:table-cell table:number-matrix-columns-spanned="1" table:number-matrix-rows-spanned="1" table:formula="of:=SUM([.DH3:.DH32]&lt;[.$HD3:.$HD32])" office:value-type="float"/>
          <table:table-cell table:number-matrix-columns-spanned="1" table:number-matrix-rows-spanned="1" table:formula="of:=SUM([.DI3:.DI32]&lt;[.$HE3:.$HE32])" office:value-type="float"/>
          <table:table-cell table:number-matrix-columns-spanned="1" table:number-matrix-rows-spanned="1" table:formula="of:=SUM([.DJ3:.DJ32]&lt;[.$HF3:.$HF32])" office:value-type="float"/>
          <table:table-cell table:number-matrix-columns-spanned="1" table:number-matrix-rows-spanned="1" table:formula="of:=SUM([.DK3:.DK32]&lt;[.$HG3:.$HG32])" office:value-type="float"/>
          <table:table-cell table:number-matrix-columns-spanned="1" table:number-matrix-rows-spanned="1" table:formula="of:=SUM([.DL3:.DL32]&lt;[.$HC3:.$HC32])" office:value-type="float"/>
          <table:table-cell table:style-name="cellBest" table:number-matrix-columns-spanned="1" table:number-matrix-rows-spanned="1" table:formula="of:=SUM([.DM3:.DM32]&lt;[.$HD3:.$HD32])" office:value-type="float"/>
          <table:table-cell table:number-matrix-columns-spanned="1" table:number-matrix-rows-spanned="1" table:formula="of:=SUM([.DN3:.DN32]&lt;[.$HE3:.$HE32])" office:value-type="float"/>
          <table:table-cell table:number-matrix-columns-spanned="1" table:number-matrix-rows-spanned="1" table:formula="of:=SUM([.DO3:.DO32]&lt;[.$HF3:.$HF32])" office:value-type="float"/>
          <table:table-cell table:number-matrix-columns-spanned="1" table:number-matrix-rows-spanned="1" table:formula="of:=SUM([.DP3:.DP32]&lt;[.$HG3:.$HG32])" office:value-type="float"/>
          <table:table-cell table:number-matrix-columns-spanned="1" table:number-matrix-rows-spanned="1" table:formula="of:=SUM([.DQ3:.DQ32]&lt;[.$HC3:.$HC32])" office:value-type="float"/>
          <table:table-cell table:style-name="cellBest" table:number-matrix-columns-spanned="1" table:number-matrix-rows-spanned="1" table:formula="of:=SUM([.DR3:.DR32]&lt;[.$HD3:.$HD32])" office:value-type="float"/>
          <table:table-cell table:number-matrix-columns-spanned="1" table:number-matrix-rows-spanned="1" table:formula="of:=SUM([.DS3:.DS32]&lt;[.$HE3:.$HE32])" office:value-type="float"/>
          <table:table-cell table:number-matrix-columns-spanned="1" table:number-matrix-rows-spanned="1" table:formula="of:=SUM([.DT3:.DT32]&lt;[.$HF3:.$HF32])" office:value-type="float"/>
          <table:table-cell table:number-matrix-columns-spanned="1" table:number-matrix-rows-spanned="1" table:formula="of:=SUM([.DU3:.DU32]&lt;[.$HG3:.$HG32])" office:value-type="float"/>
          <table:table-cell table:number-matrix-columns-spanned="1" table:number-matrix-rows-spanned="1" table:formula="of:=SUM([.DV3:.DV32]&lt;[.$HC3:.$HC32])" office:value-type="float"/>
          <table:table-cell table:number-matrix-columns-spanned="1" table:number-matrix-rows-spanned="1" table:formula="of:=SUM([.DW3:.DW32]&lt;[.$HD3:.$HD32])" office:value-type="float"/>
          <table:table-cell table:number-matrix-columns-spanned="1" table:number-matrix-rows-spanned="1" table:formula="of:=SUM([.DX3:.DX32]&lt;[.$HE3:.$HE32])" office:value-type="float"/>
          <table:table-cell table:number-matrix-columns-spanned="1" table:number-matrix-rows-spanned="1" table:formula="of:=SUM([.DY3:.DY32]&lt;[.$HF3:.$HF32])" office:value-type="float"/>
          <table:table-cell table:number-matrix-columns-spanned="1" table:number-matrix-rows-spanned="1" table:formula="of:=SUM([.DZ3:.DZ32]&lt;[.$HG3:.$HG32])" office:value-type="float"/>
          <table:table-cell table:number-matrix-columns-spanned="1" table:number-matrix-rows-spanned="1" table:formula="of:=SUM([.EA3:.EA32]&lt;[.$HC3:.$HC32])" office:value-type="float"/>
          <table:table-cell table:style-name="cellWorst" table:number-matrix-columns-spanned="1" table:number-matrix-rows-spanned="1" table:formula="of:=SUM([.EB3:.EB32]&lt;[.$HD3:.$HD32])" office:value-type="float"/>
          <table:table-cell table:number-matrix-columns-spanned="1" table:number-matrix-rows-spanned="1" table:formula="of:=SUM([.EC3:.EC32]&lt;[.$HE3:.$HE32])" office:value-type="float"/>
          <table:table-cell table:number-matrix-columns-spanned="1" table:number-matrix-rows-spanned="1" table:formula="of:=SUM([.ED3:.ED32]&lt;[.$HF3:.$HF32])" office:value-type="float"/>
          <table:table-cell table:number-matrix-columns-spanned="1" table:number-matrix-rows-spanned="1" table:formula="of:=SUM([.EE3:.EE32]&lt;[.$HG3:.$HG32])" office:value-type="float"/>
          <table:table-cell table:number-matrix-columns-spanned="1" table:number-matrix-rows-spanned="1" table:formula="of:=SUM([.EF3:.EF32]&lt;[.$HC3:.$HC32])" office:value-type="float"/>
          <table:table-cell table:style-name="cellWorst" table:number-matrix-columns-spanned="1" table:number-matrix-rows-spanned="1" table:formula="of:=SUM([.EG3:.EG32]&lt;[.$HD3:.$HD32])" office:value-type="float"/>
          <table:table-cell table:number-matrix-columns-spanned="1" table:number-matrix-rows-spanned="1" table:formula="of:=SUM([.EH3:.EH32]&lt;[.$HE3:.$HE32])" office:value-type="float"/>
          <table:table-cell table:number-matrix-columns-spanned="1" table:number-matrix-rows-spanned="1" table:formula="of:=SUM([.EI3:.EI32]&lt;[.$HF3:.$HF32])" office:value-type="float"/>
          <table:table-cell table:number-matrix-columns-spanned="1" table:number-matrix-rows-spanned="1" table:formula="of:=SUM([.EJ3:.EJ32]&lt;[.$HG3:.$HG32])" office:value-type="float"/>
          <table:table-cell table:number-matrix-columns-spanned="1" table:number-matrix-rows-spanned="1" table:formula="of:=SUM([.EK3:.EK32]&lt;[.$HC3:.$HC32])" office:value-type="float"/>
          <table:table-cell table:style-name="cellWorst" table:number-matrix-columns-spanned="1" table:number-matrix-rows-spanned="1" table:formula="of:=SUM([.EL3:.EL32]&lt;[.$HD3:.$HD32])" office:value-type="float"/>
          <table:table-cell table:style-name="cellWorst" table:number-matrix-columns-spanned="1" table:number-matrix-rows-spanned="1" table:formula="of:=SUM([.EM3:.EM32]&lt;[.$HE3:.$HE32])" office:value-type="float"/>
          <table:table-cell table:style-name="cellWorst" table:number-matrix-columns-spanned="1" table:number-matrix-rows-spanned="1" table:formula="of:=SUM([.EN3:.EN32]&lt;[.$HF3:.$HF32])" office:value-type="float"/>
          <table:table-cell table:number-matrix-columns-spanned="1" table:number-matrix-rows-spanned="1" table:formula="of:=SUM([.EO3:.EO32]&lt;[.$HG3:.$HG32])" office:value-type="float"/>
          <table:table-cell table:number-matrix-columns-spanned="1" table:number-matrix-rows-spanned="1" table:formula="of:=SUM([.EP3:.EP32]&lt;[.$HC3:.$HC32])" office:value-type="float"/>
          <table:table-cell table:style-name="cellBest" table:number-matrix-columns-spanned="1" table:number-matrix-rows-spanned="1" table:formula="of:=SUM([.EQ3:.EQ32]&lt;[.$HD3:.$HD32])" office:value-type="float"/>
          <table:table-cell table:number-matrix-columns-spanned="1" table:number-matrix-rows-spanned="1" table:formula="of:=SUM([.ER3:.ER32]&lt;[.$HE3:.$HE32])" office:value-type="float"/>
          <table:table-cell table:number-matrix-columns-spanned="1" table:number-matrix-rows-spanned="1" table:formula="of:=SUM([.ES3:.ES32]&lt;[.$HF3:.$HF32])" office:value-type="float"/>
          <table:table-cell table:number-matrix-columns-spanned="1" table:number-matrix-rows-spanned="1" table:formula="of:=SUM([.ET3:.ET32]&lt;[.$HG3:.$HG32])" office:value-type="float"/>
          <table:table-cell table:number-matrix-columns-spanned="1" table:number-matrix-rows-spanned="1" table:formula="of:=SUM([.EU3:.EU32]&lt;[.$HC3:.$HC32])" office:value-type="float"/>
          <table:table-cell table:number-matrix-columns-spanned="1" table:number-matrix-rows-spanned="1" table:formula="of:=SUM([.EV3:.EV32]&lt;[.$HD3:.$HD32])" office:value-type="float"/>
          <table:table-cell table:number-matrix-columns-spanned="1" table:number-matrix-rows-spanned="1" table:formula="of:=SUM([.EW3:.EW32]&lt;[.$HE3:.$HE32])" office:value-type="float"/>
          <table:table-cell table:number-matrix-columns-spanned="1" table:number-matrix-rows-spanned="1" table:formula="of:=SUM([.EX3:.EX32]&lt;[.$HF3:.$HF32])" office:value-type="float"/>
          <table:table-cell table:number-matrix-columns-spanned="1" table:number-matrix-rows-spanned="1" table:formula="of:=SUM([.EY3:.EY32]&lt;[.$HG3:.$HG32])" office:value-type="float"/>
          <table:table-cell table:number-matrix-columns-spanned="1" table:number-matrix-rows-spanned="1" table:formula="of:=SUM([.EZ3:.EZ32]&lt;[.$HC3:.$HC32])" office:value-type="float"/>
          <table:table-cell table:style-name="cellWorst" table:number-matrix-columns-spanned="1" table:number-matrix-rows-spanned="1" table:formula="of:=SUM([.FA3:.FA32]&lt;[.$HD3:.$HD32])" office:value-type="float"/>
          <table:table-cell table:number-matrix-columns-spanned="1" table:number-matrix-rows-spanned="1" table:formula="of:=SUM([.FB3:.FB32]&lt;[.$HE3:.$HE32])" office:value-type="float"/>
          <table:table-cell table:number-matrix-columns-spanned="1" table:number-matrix-rows-spanned="1" table:formula="of:=SUM([.FC3:.FC32]&lt;[.$HF3:.$HF32])" office:value-type="float"/>
          <table:table-cell table:number-matrix-columns-spanned="1" table:number-matrix-rows-spanned="1" table:formula="of:=SUM([.FD3:.FD32]&lt;[.$HG3:.$HG32])" office:value-type="float"/>
          <table:table-cell table:number-matrix-columns-spanned="1" table:number-matrix-rows-spanned="1" table:formula="of:=SUM([.FE3:.FE32]&lt;[.$HC3:.$HC32])" office:value-type="float"/>
          <table:table-cell table:number-matrix-columns-spanned="1" table:number-matrix-rows-spanned="1" table:formula="of:=SUM([.FF3:.FF32]&lt;[.$HD3:.$HD32])" office:value-type="float"/>
          <table:table-cell table:number-matrix-columns-spanned="1" table:number-matrix-rows-spanned="1" table:formula="of:=SUM([.FG3:.FG32]&lt;[.$HE3:.$HE32])" office:value-type="float"/>
          <table:table-cell table:number-matrix-columns-spanned="1" table:number-matrix-rows-spanned="1" table:formula="of:=SUM([.FH3:.FH32]&lt;[.$HF3:.$HF32])" office:value-type="float"/>
          <table:table-cell table:number-matrix-columns-spanned="1" table:number-matrix-rows-spanned="1" table:formula="of:=SUM([.FI3:.FI32]&lt;[.$HG3:.$HG32])" office:value-type="float"/>
          <table:table-cell table:number-matrix-columns-spanned="1" table:number-matrix-rows-spanned="1" table:formula="of:=SUM([.FJ3:.FJ32]&lt;[.$HC3:.$HC32])" office:value-type="float"/>
          <table:table-cell table:style-name="cellWorst" table:number-matrix-columns-spanned="1" table:number-matrix-rows-spanned="1" table:formula="of:=SUM([.FK3:.FK32]&lt;[.$HD3:.$HD32])" office:value-type="float"/>
          <table:table-cell table:number-matrix-columns-spanned="1" table:number-matrix-rows-spanned="1" table:formula="of:=SUM([.FL3:.FL32]&lt;[.$HE3:.$HE32])" office:value-type="float"/>
          <table:table-cell table:number-matrix-columns-spanned="1" table:number-matrix-rows-spanned="1" table:formula="of:=SUM([.FM3:.FM32]&lt;[.$HF3:.$HF32])" office:value-type="float"/>
          <table:table-cell table:style-name="cellWorst" table:number-matrix-columns-spanned="1" table:number-matrix-rows-spanned="1" table:formula="of:=SUM([.FN3:.FN32]&lt;[.$HG3:.$HG32])" office:value-type="float"/>
          <table:table-cell table:number-matrix-columns-spanned="1" table:number-matrix-rows-spanned="1" table:formula="of:=SUM([.FO3:.FO32]&lt;[.$HC3:.$HC32])" office:value-type="float"/>
          <table:table-cell table:style-name="cellBest" table:number-matrix-columns-spanned="1" table:number-matrix-rows-spanned="1" table:formula="of:=SUM([.FP3:.FP32]&lt;[.$HD3:.$HD32])" office:value-type="float"/>
          <table:table-cell table:style-name="cellBest" table:number-matrix-columns-spanned="1" table:number-matrix-rows-spanned="1" table:formula="of:=SUM([.FQ3:.FQ32]&lt;[.$HE3:.$HE32])" office:value-type="float"/>
          <table:table-cell table:style-name="cellBest" table:number-matrix-columns-spanned="1" table:number-matrix-rows-spanned="1" table:formula="of:=SUM([.FR3:.FR32]&lt;[.$HF3:.$HF32])" office:value-type="float"/>
          <table:table-cell table:style-name="cellBest" table:number-matrix-columns-spanned="1" table:number-matrix-rows-spanned="1" table:formula="of:=SUM([.FS3:.FS32]&lt;[.$HG3:.$HG32])" office:value-type="float"/>
          <table:table-cell table:number-matrix-columns-spanned="1" table:number-matrix-rows-spanned="1" table:formula="of:=SUM([.FT3:.FT32]&lt;[.$HC3:.$HC32])" office:value-type="float"/>
          <table:table-cell table:style-name="cellWorst" table:number-matrix-columns-spanned="1" table:number-matrix-rows-spanned="1" table:formula="of:=SUM([.FU3:.FU32]&lt;[.$HD3:.$HD32])" office:value-type="float"/>
          <table:table-cell table:number-matrix-columns-spanned="1" table:number-matrix-rows-spanned="1" table:formula="of:=SUM([.FV3:.FV32]&lt;[.$HE3:.$HE32])" office:value-type="float"/>
          <table:table-cell table:number-matrix-columns-spanned="1" table:number-matrix-rows-spanned="1" table:formula="of:=SUM([.FW3:.FW32]&lt;[.$HF3:.$HF32])" office:value-type="float"/>
          <table:table-cell table:number-matrix-columns-spanned="1" table:number-matrix-rows-spanned="1" table:formula="of:=SUM([.FX3:.FX32]&lt;[.$HG3:.$HG32])" office:value-type="float"/>
          <table:table-cell table:style-name="cellBest" table:number-matrix-columns-spanned="1" table:number-matrix-rows-spanned="1" table:formula="of:=SUM([.FY3:.FY32]&lt;[.$HC3:.$HC32])" office:value-type="float"/>
          <table:table-cell table:number-matrix-columns-spanned="1" table:number-matrix-rows-spanned="1" table:formula="of:=SUM([.FZ3:.FZ32]&lt;[.$HD3:.$HD32])" office:value-type="float"/>
          <table:table-cell table:style-name="cellBest" table:number-matrix-columns-spanned="1" table:number-matrix-rows-spanned="1" table:formula="of:=SUM([.GA3:.GA32]&lt;[.$HE3:.$HE32])" office:value-type="float"/>
          <table:table-cell table:number-matrix-columns-spanned="1" table:number-matrix-rows-spanned="1" table:formula="of:=SUM([.GB3:.GB32]&lt;[.$HF3:.$HF32])" office:value-type="float"/>
          <table:table-cell table:number-matrix-columns-spanned="1" table:number-matrix-rows-spanned="1" table:formula="of:=SUM([.GC3:.GC32]&lt;[.$HG3:.$HG32])" office:value-type="float"/>
          <table:table-cell table:number-matrix-columns-spanned="1" table:number-matrix-rows-spanned="1" table:formula="of:=SUM([.GD3:.GD32]&lt;[.$HC3:.$HC32])" office:value-type="float"/>
          <table:table-cell table:style-name="cellWorst" table:number-matrix-columns-spanned="1" table:number-matrix-rows-spanned="1" table:formula="of:=SUM([.GE3:.GE32]&lt;[.$HD3:.$HD32])" office:value-type="float"/>
          <table:table-cell table:number-matrix-columns-spanned="1" table:number-matrix-rows-spanned="1" table:formula="of:=SUM([.GF3:.GF32]&lt;[.$HE3:.$HE32])" office:value-type="float"/>
          <table:table-cell table:number-matrix-columns-spanned="1" table:number-matrix-rows-spanned="1" table:formula="of:=SUM([.GG3:.GG32]&lt;[.$HF3:.$HF32])" office:value-type="float"/>
          <table:table-cell table:number-matrix-columns-spanned="1" table:number-matrix-rows-spanned="1" table:formula="of:=SUM([.GH3:.GH32]&lt;[.$HG3:.$HG32])" office:value-type="float"/>
          <table:table-cell table:number-matrix-columns-spanned="1" table:number-matrix-rows-spanned="1" table:formula="of:=SUM([.GI3:.GI32]&lt;[.$HC3:.$HC32])" office:value-type="float"/>
          <table:table-cell table:number-matrix-columns-spanned="1" table:number-matrix-rows-spanned="1" table:formula="of:=SUM([.GJ3:.GJ32]&lt;[.$HD3:.$HD32])" office:value-type="float"/>
          <table:table-cell table:number-matrix-columns-spanned="1" table:number-matrix-rows-spanned="1" table:formula="of:=SUM([.GK3:.GK32]&lt;[.$HE3:.$HE32])" office:value-type="float"/>
          <table:table-cell table:style-name="cellWorst" table:number-matrix-columns-spanned="1" table:number-matrix-rows-spanned="1" table:formula="of:=SUM([.GL3:.GL32]&lt;[.$HF3:.$HF32])" office:value-type="float"/>
          <table:table-cell table:style-name="cellWorst" table:number-matrix-columns-spanned="1" table:number-matrix-rows-spanned="1" table:formula="of:=SUM([.GM3:.GM32]&lt;[.$HG3:.$HG32])" office:value-type="float"/>
          <table:table-cell table:number-matrix-columns-spanned="1" table:number-matrix-rows-spanned="1" table:formula="of:=SUM([.GN3:.GN32]&lt;[.$HC3:.$HC32])" office:value-type="float"/>
          <table:table-cell table:number-matrix-columns-spanned="1" table:number-matrix-rows-spanned="1" table:formula="of:=SUM([.GO3:.GO32]&lt;[.$HD3:.$HD32])" office:value-type="float"/>
          <table:table-cell table:number-matrix-columns-spanned="1" table:number-matrix-rows-spanned="1" table:formula="of:=SUM([.GP3:.GP32]&lt;[.$HE3:.$HE32])" office:value-type="float"/>
          <table:table-cell table:number-matrix-columns-spanned="1" table:number-matrix-rows-spanned="1" table:formula="of:=SUM([.GQ3:.GQ32]&lt;[.$HF3:.$HF32])" office:value-type="float"/>
          <table:table-cell table:number-matrix-columns-spanned="1" table:number-matrix-rows-spanned="1" table:formula="of:=SUM([.GR3:.GR32]&lt;[.$HG3:.$HG32])" office:value-type="float"/>
          <table:table-cell table:style-name="cellWorst" table:number-matrix-columns-spanned="1" table:number-matrix-rows-spanned="1" table:formula="of:=SUM([.GS3:.GS32]&lt;[.$HC3:.$HC32])" office:value-type="float"/>
          <table:table-cell table:style-name="cellWorst" table:number-matrix-columns-spanned="1" table:number-matrix-rows-spanned="1" table:formula="of:=SUM([.GT3:.GT32]&lt;[.$HD3:.$HD32])" office:value-type="float"/>
          <table:table-cell table:style-name="cellWorst" table:number-matrix-columns-spanned="1" table:number-matrix-rows-spanned="1" table:formula="of:=SUM([.GU3:.GU32]&lt;[.$HE3:.$HE32])" office:value-type="float"/>
          <table:table-cell table:number-matrix-columns-spanned="1" table:number-matrix-rows-spanned="1" table:formula="of:=SUM([.GV3:.GV32]&lt;[.$HF3:.$HF32])" office:value-type="float"/>
          <table:table-cell table:style-name="cellWorst" table:number-matrix-columns-spanned="1" table:number-matrix-rows-spanned="1" table:formula="of:=SUM([.GW3:.GW32]&lt;[.$HG3:.$HG3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2]&gt;[.$HC3:.$HC32])" office:value-type="float"/>
          <table:table-cell table:number-matrix-columns-spanned="1" table:number-matrix-rows-spanned="1" table:formula="of:=SUM([.C3:.C32]&gt;[.$HD3:.$HD32])" office:value-type="float"/>
          <table:table-cell table:number-matrix-columns-spanned="1" table:number-matrix-rows-spanned="1" table:formula="of:=SUM([.D3:.D32]&gt;[.$HE3:.$HE32])" office:value-type="float"/>
          <table:table-cell table:number-matrix-columns-spanned="1" table:number-matrix-rows-spanned="1" table:formula="of:=SUM([.E3:.E32]&gt;[.$HF3:.$HF32])" office:value-type="float"/>
          <table:table-cell table:number-matrix-columns-spanned="1" table:number-matrix-rows-spanned="1" table:formula="of:=SUM([.F3:.F32]&gt;[.$HC3:.$HC32])" office:value-type="float"/>
          <table:table-cell table:number-matrix-columns-spanned="1" table:number-matrix-rows-spanned="1" table:formula="of:=SUM([.G3:.G32]&gt;[.$HD3:.$HD32])" office:value-type="float"/>
          <table:table-cell table:number-matrix-columns-spanned="1" table:number-matrix-rows-spanned="1" table:formula="of:=SUM([.H3:.H32]&gt;[.$HE3:.$HE32])" office:value-type="float"/>
          <table:table-cell table:number-matrix-columns-spanned="1" table:number-matrix-rows-spanned="1" table:formula="of:=SUM([.I3:.I32]&gt;[.$HF3:.$HF32])" office:value-type="float"/>
          <table:table-cell table:style-name="cellBest" table:number-matrix-columns-spanned="1" table:number-matrix-rows-spanned="1" table:formula="of:=SUM([.J3:.J32]&gt;[.$HG3:.$HG32])" office:value-type="float"/>
          <table:table-cell table:number-matrix-columns-spanned="1" table:number-matrix-rows-spanned="1" table:formula="of:=SUM([.K3:.K32]&gt;[.$HC3:.$HC32])" office:value-type="float"/>
          <table:table-cell table:number-matrix-columns-spanned="1" table:number-matrix-rows-spanned="1" table:formula="of:=SUM([.L3:.L32]&gt;[.$HD3:.$HD32])" office:value-type="float"/>
          <table:table-cell table:number-matrix-columns-spanned="1" table:number-matrix-rows-spanned="1" table:formula="of:=SUM([.M3:.M32]&gt;[.$HE3:.$HE32])" office:value-type="float"/>
          <table:table-cell table:number-matrix-columns-spanned="1" table:number-matrix-rows-spanned="1" table:formula="of:=SUM([.N3:.N32]&gt;[.$HF3:.$HF32])" office:value-type="float"/>
          <table:table-cell table:style-name="cellBest" table:number-matrix-columns-spanned="1" table:number-matrix-rows-spanned="1" table:formula="of:=SUM([.O3:.O32]&gt;[.$HG3:.$HG32])" office:value-type="float"/>
          <table:table-cell table:number-matrix-columns-spanned="1" table:number-matrix-rows-spanned="1" table:formula="of:=SUM([.P3:.P32]&gt;[.$HC3:.$HC32])" office:value-type="float"/>
          <table:table-cell table:number-matrix-columns-spanned="1" table:number-matrix-rows-spanned="1" table:formula="of:=SUM([.Q3:.Q32]&gt;[.$HD3:.$HD32])" office:value-type="float"/>
          <table:table-cell table:number-matrix-columns-spanned="1" table:number-matrix-rows-spanned="1" table:formula="of:=SUM([.R3:.R32]&gt;[.$HE3:.$HE32])" office:value-type="float"/>
          <table:table-cell table:number-matrix-columns-spanned="1" table:number-matrix-rows-spanned="1" table:formula="of:=SUM([.S3:.S32]&gt;[.$HF3:.$HF32])" office:value-type="float"/>
          <table:table-cell table:style-name="cellBest" table:number-matrix-columns-spanned="1" table:number-matrix-rows-spanned="1" table:formula="of:=SUM([.T3:.T32]&gt;[.$HG3:.$HG32])" office:value-type="float"/>
          <table:table-cell table:number-matrix-columns-spanned="1" table:number-matrix-rows-spanned="1" table:formula="of:=SUM([.U3:.U32]&gt;[.$HC3:.$HC32])" office:value-type="float"/>
          <table:table-cell table:number-matrix-columns-spanned="1" table:number-matrix-rows-spanned="1" table:formula="of:=SUM([.V3:.V32]&gt;[.$HD3:.$HD32])" office:value-type="float"/>
          <table:table-cell table:number-matrix-columns-spanned="1" table:number-matrix-rows-spanned="1" table:formula="of:=SUM([.W3:.W32]&gt;[.$HE3:.$HE32])" office:value-type="float"/>
          <table:table-cell table:number-matrix-columns-spanned="1" table:number-matrix-rows-spanned="1" table:formula="of:=SUM([.X3:.X32]&gt;[.$HF3:.$HF32])" office:value-type="float"/>
          <table:table-cell table:number-matrix-columns-spanned="1" table:number-matrix-rows-spanned="1" table:formula="of:=SUM([.Y3:.Y32]&gt;[.$HG3:.$HG32])" office:value-type="float"/>
          <table:table-cell table:number-matrix-columns-spanned="1" table:number-matrix-rows-spanned="1" table:formula="of:=SUM([.Z3:.Z32]&gt;[.$HC3:.$HC32])" office:value-type="float"/>
          <table:table-cell table:number-matrix-columns-spanned="1" table:number-matrix-rows-spanned="1" table:formula="of:=SUM([.AA3:.AA32]&gt;[.$HD3:.$HD32])" office:value-type="float"/>
          <table:table-cell table:number-matrix-columns-spanned="1" table:number-matrix-rows-spanned="1" table:formula="of:=SUM([.AB3:.AB32]&gt;[.$HE3:.$HE32])" office:value-type="float"/>
          <table:table-cell table:number-matrix-columns-spanned="1" table:number-matrix-rows-spanned="1" table:formula="of:=SUM([.AC3:.AC32]&gt;[.$HF3:.$HF32])" office:value-type="float"/>
          <table:table-cell table:style-name="cellBest" table:number-matrix-columns-spanned="1" table:number-matrix-rows-spanned="1" table:formula="of:=SUM([.AD3:.AD32]&gt;[.$HG3:.$HG32])" office:value-type="float"/>
          <table:table-cell table:number-matrix-columns-spanned="1" table:number-matrix-rows-spanned="1" table:formula="of:=SUM([.AE3:.AE32]&gt;[.$HC3:.$HC32])" office:value-type="float"/>
          <table:table-cell table:number-matrix-columns-spanned="1" table:number-matrix-rows-spanned="1" table:formula="of:=SUM([.AF3:.AF32]&gt;[.$HD3:.$HD32])" office:value-type="float"/>
          <table:table-cell table:number-matrix-columns-spanned="1" table:number-matrix-rows-spanned="1" table:formula="of:=SUM([.AG3:.AG32]&gt;[.$HE3:.$HE32])" office:value-type="float"/>
          <table:table-cell table:number-matrix-columns-spanned="1" table:number-matrix-rows-spanned="1" table:formula="of:=SUM([.AH3:.AH32]&gt;[.$HF3:.$HF32])" office:value-type="float"/>
          <table:table-cell table:number-matrix-columns-spanned="1" table:number-matrix-rows-spanned="1" table:formula="of:=SUM([.AI3:.AI32]&gt;[.$HG3:.$HG32])" office:value-type="float"/>
          <table:table-cell table:number-matrix-columns-spanned="1" table:number-matrix-rows-spanned="1" table:formula="of:=SUM([.AJ3:.AJ32]&gt;[.$HC3:.$HC32])" office:value-type="float"/>
          <table:table-cell table:number-matrix-columns-spanned="1" table:number-matrix-rows-spanned="1" table:formula="of:=SUM([.AK3:.AK32]&gt;[.$HD3:.$HD32])" office:value-type="float"/>
          <table:table-cell table:number-matrix-columns-spanned="1" table:number-matrix-rows-spanned="1" table:formula="of:=SUM([.AL3:.AL32]&gt;[.$HE3:.$HE32])" office:value-type="float"/>
          <table:table-cell table:number-matrix-columns-spanned="1" table:number-matrix-rows-spanned="1" table:formula="of:=SUM([.AM3:.AM32]&gt;[.$HF3:.$HF32])" office:value-type="float"/>
          <table:table-cell table:number-matrix-columns-spanned="1" table:number-matrix-rows-spanned="1" table:formula="of:=SUM([.AN3:.AN32]&gt;[.$HG3:.$HG32])" office:value-type="float"/>
          <table:table-cell table:number-matrix-columns-spanned="1" table:number-matrix-rows-spanned="1" table:formula="of:=SUM([.AO3:.AO32]&gt;[.$HC3:.$HC32])" office:value-type="float"/>
          <table:table-cell table:number-matrix-columns-spanned="1" table:number-matrix-rows-spanned="1" table:formula="of:=SUM([.AP3:.AP32]&gt;[.$HD3:.$HD32])" office:value-type="float"/>
          <table:table-cell table:number-matrix-columns-spanned="1" table:number-matrix-rows-spanned="1" table:formula="of:=SUM([.AQ3:.AQ32]&gt;[.$HE3:.$HE32])" office:value-type="float"/>
          <table:table-cell table:number-matrix-columns-spanned="1" table:number-matrix-rows-spanned="1" table:formula="of:=SUM([.AR3:.AR32]&gt;[.$HF3:.$HF32])" office:value-type="float"/>
          <table:table-cell table:number-matrix-columns-spanned="1" table:number-matrix-rows-spanned="1" table:formula="of:=SUM([.AS3:.AS32]&gt;[.$HG3:.$HG32])" office:value-type="float"/>
          <table:table-cell table:number-matrix-columns-spanned="1" table:number-matrix-rows-spanned="1" table:formula="of:=SUM([.AT3:.AT32]&gt;[.$HC3:.$HC32])" office:value-type="float"/>
          <table:table-cell table:number-matrix-columns-spanned="1" table:number-matrix-rows-spanned="1" table:formula="of:=SUM([.AU3:.AU32]&gt;[.$HD3:.$HD32])" office:value-type="float"/>
          <table:table-cell table:number-matrix-columns-spanned="1" table:number-matrix-rows-spanned="1" table:formula="of:=SUM([.AV3:.AV32]&gt;[.$HE3:.$HE32])" office:value-type="float"/>
          <table:table-cell table:number-matrix-columns-spanned="1" table:number-matrix-rows-spanned="1" table:formula="of:=SUM([.AW3:.AW32]&gt;[.$HF3:.$HF32])" office:value-type="float"/>
          <table:table-cell table:number-matrix-columns-spanned="1" table:number-matrix-rows-spanned="1" table:formula="of:=SUM([.AX3:.AX32]&gt;[.$HG3:.$HG32])" office:value-type="float"/>
          <table:table-cell table:number-matrix-columns-spanned="1" table:number-matrix-rows-spanned="1" table:formula="of:=SUM([.AY3:.AY32]&gt;[.$HC3:.$HC32])" office:value-type="float"/>
          <table:table-cell table:number-matrix-columns-spanned="1" table:number-matrix-rows-spanned="1" table:formula="of:=SUM([.AZ3:.AZ32]&gt;[.$HD3:.$HD32])" office:value-type="float"/>
          <table:table-cell table:number-matrix-columns-spanned="1" table:number-matrix-rows-spanned="1" table:formula="of:=SUM([.BA3:.BA32]&gt;[.$HE3:.$HE32])" office:value-type="float"/>
          <table:table-cell table:number-matrix-columns-spanned="1" table:number-matrix-rows-spanned="1" table:formula="of:=SUM([.BB3:.BB32]&gt;[.$HF3:.$HF32])" office:value-type="float"/>
          <table:table-cell table:style-name="cellBest" table:number-matrix-columns-spanned="1" table:number-matrix-rows-spanned="1" table:formula="of:=SUM([.BC3:.BC32]&gt;[.$HG3:.$HG32])" office:value-type="float"/>
          <table:table-cell table:number-matrix-columns-spanned="1" table:number-matrix-rows-spanned="1" table:formula="of:=SUM([.BD3:.BD32]&gt;[.$HC3:.$HC32])" office:value-type="float"/>
          <table:table-cell table:number-matrix-columns-spanned="1" table:number-matrix-rows-spanned="1" table:formula="of:=SUM([.BE3:.BE32]&gt;[.$HD3:.$HD32])" office:value-type="float"/>
          <table:table-cell table:number-matrix-columns-spanned="1" table:number-matrix-rows-spanned="1" table:formula="of:=SUM([.BF3:.BF32]&gt;[.$HE3:.$HE32])" office:value-type="float"/>
          <table:table-cell table:number-matrix-columns-spanned="1" table:number-matrix-rows-spanned="1" table:formula="of:=SUM([.BG3:.BG32]&gt;[.$HF3:.$HF32])" office:value-type="float"/>
          <table:table-cell table:style-name="cellBest" table:number-matrix-columns-spanned="1" table:number-matrix-rows-spanned="1" table:formula="of:=SUM([.BH3:.BH32]&gt;[.$HG3:.$HG32])" office:value-type="float"/>
          <table:table-cell table:number-matrix-columns-spanned="1" table:number-matrix-rows-spanned="1" table:formula="of:=SUM([.BI3:.BI32]&gt;[.$HC3:.$HC32])" office:value-type="float"/>
          <table:table-cell table:number-matrix-columns-spanned="1" table:number-matrix-rows-spanned="1" table:formula="of:=SUM([.BJ3:.BJ32]&gt;[.$HD3:.$HD32])" office:value-type="float"/>
          <table:table-cell table:number-matrix-columns-spanned="1" table:number-matrix-rows-spanned="1" table:formula="of:=SUM([.BK3:.BK32]&gt;[.$HE3:.$HE32])" office:value-type="float"/>
          <table:table-cell table:number-matrix-columns-spanned="1" table:number-matrix-rows-spanned="1" table:formula="of:=SUM([.BL3:.BL32]&gt;[.$HF3:.$HF32])" office:value-type="float"/>
          <table:table-cell table:number-matrix-columns-spanned="1" table:number-matrix-rows-spanned="1" table:formula="of:=SUM([.BM3:.BM32]&gt;[.$HG3:.$HG32])" office:value-type="float"/>
          <table:table-cell table:number-matrix-columns-spanned="1" table:number-matrix-rows-spanned="1" table:formula="of:=SUM([.BN3:.BN32]&gt;[.$HC3:.$HC32])" office:value-type="float"/>
          <table:table-cell table:number-matrix-columns-spanned="1" table:number-matrix-rows-spanned="1" table:formula="of:=SUM([.BO3:.BO32]&gt;[.$HD3:.$HD32])" office:value-type="float"/>
          <table:table-cell table:number-matrix-columns-spanned="1" table:number-matrix-rows-spanned="1" table:formula="of:=SUM([.BP3:.BP32]&gt;[.$HE3:.$HE32])" office:value-type="float"/>
          <table:table-cell table:number-matrix-columns-spanned="1" table:number-matrix-rows-spanned="1" table:formula="of:=SUM([.BQ3:.BQ32]&gt;[.$HF3:.$HF32])" office:value-type="float"/>
          <table:table-cell table:style-name="cellBest" table:number-matrix-columns-spanned="1" table:number-matrix-rows-spanned="1" table:formula="of:=SUM([.BR3:.BR32]&gt;[.$HG3:.$HG32])" office:value-type="float"/>
          <table:table-cell table:number-matrix-columns-spanned="1" table:number-matrix-rows-spanned="1" table:formula="of:=SUM([.BS3:.BS32]&gt;[.$HC3:.$HC32])" office:value-type="float"/>
          <table:table-cell table:number-matrix-columns-spanned="1" table:number-matrix-rows-spanned="1" table:formula="of:=SUM([.BT3:.BT32]&gt;[.$HD3:.$HD32])" office:value-type="float"/>
          <table:table-cell table:number-matrix-columns-spanned="1" table:number-matrix-rows-spanned="1" table:formula="of:=SUM([.BU3:.BU32]&gt;[.$HE3:.$HE32])" office:value-type="float"/>
          <table:table-cell table:number-matrix-columns-spanned="1" table:number-matrix-rows-spanned="1" table:formula="of:=SUM([.BV3:.BV32]&gt;[.$HF3:.$HF32])" office:value-type="float"/>
          <table:table-cell table:number-matrix-columns-spanned="1" table:number-matrix-rows-spanned="1" table:formula="of:=SUM([.BW3:.BW32]&gt;[.$HG3:.$HG32])" office:value-type="float"/>
          <table:table-cell table:number-matrix-columns-spanned="1" table:number-matrix-rows-spanned="1" table:formula="of:=SUM([.BX3:.BX32]&gt;[.$HC3:.$HC32])" office:value-type="float"/>
          <table:table-cell table:number-matrix-columns-spanned="1" table:number-matrix-rows-spanned="1" table:formula="of:=SUM([.BY3:.BY32]&gt;[.$HD3:.$HD32])" office:value-type="float"/>
          <table:table-cell table:number-matrix-columns-spanned="1" table:number-matrix-rows-spanned="1" table:formula="of:=SUM([.BZ3:.BZ32]&gt;[.$HE3:.$HE32])" office:value-type="float"/>
          <table:table-cell table:number-matrix-columns-spanned="1" table:number-matrix-rows-spanned="1" table:formula="of:=SUM([.CA3:.CA32]&gt;[.$HF3:.$HF32])" office:value-type="float"/>
          <table:table-cell table:style-name="cellBest" table:number-matrix-columns-spanned="1" table:number-matrix-rows-spanned="1" table:formula="of:=SUM([.CB3:.CB32]&gt;[.$HG3:.$HG32])" office:value-type="float"/>
          <table:table-cell table:number-matrix-columns-spanned="1" table:number-matrix-rows-spanned="1" table:formula="of:=SUM([.CC3:.CC32]&gt;[.$HC3:.$HC32])" office:value-type="float"/>
          <table:table-cell table:number-matrix-columns-spanned="1" table:number-matrix-rows-spanned="1" table:formula="of:=SUM([.CD3:.CD32]&gt;[.$HD3:.$HD32])" office:value-type="float"/>
          <table:table-cell table:number-matrix-columns-spanned="1" table:number-matrix-rows-spanned="1" table:formula="of:=SUM([.CE3:.CE32]&gt;[.$HE3:.$HE32])" office:value-type="float"/>
          <table:table-cell table:number-matrix-columns-spanned="1" table:number-matrix-rows-spanned="1" table:formula="of:=SUM([.CF3:.CF32]&gt;[.$HF3:.$HF32])" office:value-type="float"/>
          <table:table-cell table:number-matrix-columns-spanned="1" table:number-matrix-rows-spanned="1" table:formula="of:=SUM([.CG3:.CG32]&gt;[.$HG3:.$HG32])" office:value-type="float"/>
          <table:table-cell table:number-matrix-columns-spanned="1" table:number-matrix-rows-spanned="1" table:formula="of:=SUM([.CH3:.CH32]&gt;[.$HC3:.$HC32])" office:value-type="float"/>
          <table:table-cell table:number-matrix-columns-spanned="1" table:number-matrix-rows-spanned="1" table:formula="of:=SUM([.CI3:.CI32]&gt;[.$HD3:.$HD32])" office:value-type="float"/>
          <table:table-cell table:number-matrix-columns-spanned="1" table:number-matrix-rows-spanned="1" table:formula="of:=SUM([.CJ3:.CJ32]&gt;[.$HE3:.$HE32])" office:value-type="float"/>
          <table:table-cell table:number-matrix-columns-spanned="1" table:number-matrix-rows-spanned="1" table:formula="of:=SUM([.CK3:.CK32]&gt;[.$HF3:.$HF32])" office:value-type="float"/>
          <table:table-cell table:style-name="cellBest" table:number-matrix-columns-spanned="1" table:number-matrix-rows-spanned="1" table:formula="of:=SUM([.CL3:.CL32]&gt;[.$HG3:.$HG32])" office:value-type="float"/>
          <table:table-cell table:number-matrix-columns-spanned="1" table:number-matrix-rows-spanned="1" table:formula="of:=SUM([.CM3:.CM32]&gt;[.$HC3:.$HC32])" office:value-type="float"/>
          <table:table-cell table:number-matrix-columns-spanned="1" table:number-matrix-rows-spanned="1" table:formula="of:=SUM([.CN3:.CN32]&gt;[.$HD3:.$HD32])" office:value-type="float"/>
          <table:table-cell table:number-matrix-columns-spanned="1" table:number-matrix-rows-spanned="1" table:formula="of:=SUM([.CO3:.CO32]&gt;[.$HE3:.$HE32])" office:value-type="float"/>
          <table:table-cell table:number-matrix-columns-spanned="1" table:number-matrix-rows-spanned="1" table:formula="of:=SUM([.CP3:.CP32]&gt;[.$HF3:.$HF32])" office:value-type="float"/>
          <table:table-cell table:number-matrix-columns-spanned="1" table:number-matrix-rows-spanned="1" table:formula="of:=SUM([.CQ3:.CQ32]&gt;[.$HG3:.$HG32])" office:value-type="float"/>
          <table:table-cell table:number-matrix-columns-spanned="1" table:number-matrix-rows-spanned="1" table:formula="of:=SUM([.CR3:.CR32]&gt;[.$HC3:.$HC32])" office:value-type="float"/>
          <table:table-cell table:number-matrix-columns-spanned="1" table:number-matrix-rows-spanned="1" table:formula="of:=SUM([.CS3:.CS32]&gt;[.$HD3:.$HD32])" office:value-type="float"/>
          <table:table-cell table:number-matrix-columns-spanned="1" table:number-matrix-rows-spanned="1" table:formula="of:=SUM([.CT3:.CT32]&gt;[.$HE3:.$HE32])" office:value-type="float"/>
          <table:table-cell table:number-matrix-columns-spanned="1" table:number-matrix-rows-spanned="1" table:formula="of:=SUM([.CU3:.CU32]&gt;[.$HF3:.$HF32])" office:value-type="float"/>
          <table:table-cell table:style-name="cellWorst" table:number-matrix-columns-spanned="1" table:number-matrix-rows-spanned="1" table:formula="of:=SUM([.CV3:.CV32]&gt;[.$HG3:.$HG32])" office:value-type="float"/>
          <table:table-cell table:number-matrix-columns-spanned="1" table:number-matrix-rows-spanned="1" table:formula="of:=SUM([.CW3:.CW32]&gt;[.$HC3:.$HC32])" office:value-type="float"/>
          <table:table-cell table:number-matrix-columns-spanned="1" table:number-matrix-rows-spanned="1" table:formula="of:=SUM([.CX3:.CX32]&gt;[.$HD3:.$HD32])" office:value-type="float"/>
          <table:table-cell table:number-matrix-columns-spanned="1" table:number-matrix-rows-spanned="1" table:formula="of:=SUM([.CY3:.CY32]&gt;[.$HE3:.$HE32])" office:value-type="float"/>
          <table:table-cell table:number-matrix-columns-spanned="1" table:number-matrix-rows-spanned="1" table:formula="of:=SUM([.CZ3:.CZ32]&gt;[.$HF3:.$HF32])" office:value-type="float"/>
          <table:table-cell table:style-name="cellBest" table:number-matrix-columns-spanned="1" table:number-matrix-rows-spanned="1" table:formula="of:=SUM([.DA3:.DA32]&gt;[.$HG3:.$HG32])" office:value-type="float"/>
          <table:table-cell table:style-name="cellWorst" table:number-matrix-columns-spanned="1" table:number-matrix-rows-spanned="1" table:formula="of:=SUM([.DB3:.DB32]&gt;[.$HC3:.$HC32])" office:value-type="float"/>
          <table:table-cell table:style-name="cellWorst" table:number-matrix-columns-spanned="1" table:number-matrix-rows-spanned="1" table:formula="of:=SUM([.DC3:.DC32]&gt;[.$HD3:.$HD32])" office:value-type="float"/>
          <table:table-cell table:number-matrix-columns-spanned="1" table:number-matrix-rows-spanned="1" table:formula="of:=SUM([.DD3:.DD32]&gt;[.$HE3:.$HE32])" office:value-type="float"/>
          <table:table-cell table:number-matrix-columns-spanned="1" table:number-matrix-rows-spanned="1" table:formula="of:=SUM([.DE3:.DE32]&gt;[.$HF3:.$HF32])" office:value-type="float"/>
          <table:table-cell table:style-name="cellWorst" table:number-matrix-columns-spanned="1" table:number-matrix-rows-spanned="1" table:formula="of:=SUM([.DF3:.DF32]&gt;[.$HG3:.$HG32])" office:value-type="float"/>
          <table:table-cell table:number-matrix-columns-spanned="1" table:number-matrix-rows-spanned="1" table:formula="of:=SUM([.DG3:.DG32]&gt;[.$HC3:.$HC32])" office:value-type="float"/>
          <table:table-cell table:number-matrix-columns-spanned="1" table:number-matrix-rows-spanned="1" table:formula="of:=SUM([.DH3:.DH32]&gt;[.$HD3:.$HD32])" office:value-type="float"/>
          <table:table-cell table:number-matrix-columns-spanned="1" table:number-matrix-rows-spanned="1" table:formula="of:=SUM([.DI3:.DI32]&gt;[.$HE3:.$HE32])" office:value-type="float"/>
          <table:table-cell table:number-matrix-columns-spanned="1" table:number-matrix-rows-spanned="1" table:formula="of:=SUM([.DJ3:.DJ32]&gt;[.$HF3:.$HF32])" office:value-type="float"/>
          <table:table-cell table:style-name="cellBest" table:number-matrix-columns-spanned="1" table:number-matrix-rows-spanned="1" table:formula="of:=SUM([.DK3:.DK32]&gt;[.$HG3:.$HG32])" office:value-type="float"/>
          <table:table-cell table:number-matrix-columns-spanned="1" table:number-matrix-rows-spanned="1" table:formula="of:=SUM([.DL3:.DL32]&gt;[.$HC3:.$HC32])" office:value-type="float"/>
          <table:table-cell table:number-matrix-columns-spanned="1" table:number-matrix-rows-spanned="1" table:formula="of:=SUM([.DM3:.DM32]&gt;[.$HD3:.$HD32])" office:value-type="float"/>
          <table:table-cell table:number-matrix-columns-spanned="1" table:number-matrix-rows-spanned="1" table:formula="of:=SUM([.DN3:.DN32]&gt;[.$HE3:.$HE32])" office:value-type="float"/>
          <table:table-cell table:number-matrix-columns-spanned="1" table:number-matrix-rows-spanned="1" table:formula="of:=SUM([.DO3:.DO32]&gt;[.$HF3:.$HF32])" office:value-type="float"/>
          <table:table-cell table:number-matrix-columns-spanned="1" table:number-matrix-rows-spanned="1" table:formula="of:=SUM([.DP3:.DP32]&gt;[.$HG3:.$HG32])" office:value-type="float"/>
          <table:table-cell table:number-matrix-columns-spanned="1" table:number-matrix-rows-spanned="1" table:formula="of:=SUM([.DQ3:.DQ32]&gt;[.$HC3:.$HC32])" office:value-type="float"/>
          <table:table-cell table:number-matrix-columns-spanned="1" table:number-matrix-rows-spanned="1" table:formula="of:=SUM([.DR3:.DR32]&gt;[.$HD3:.$HD32])" office:value-type="float"/>
          <table:table-cell table:number-matrix-columns-spanned="1" table:number-matrix-rows-spanned="1" table:formula="of:=SUM([.DS3:.DS32]&gt;[.$HE3:.$HE32])" office:value-type="float"/>
          <table:table-cell table:number-matrix-columns-spanned="1" table:number-matrix-rows-spanned="1" table:formula="of:=SUM([.DT3:.DT32]&gt;[.$HF3:.$HF32])" office:value-type="float"/>
          <table:table-cell table:number-matrix-columns-spanned="1" table:number-matrix-rows-spanned="1" table:formula="of:=SUM([.DU3:.DU32]&gt;[.$HG3:.$HG32])" office:value-type="float"/>
          <table:table-cell table:number-matrix-columns-spanned="1" table:number-matrix-rows-spanned="1" table:formula="of:=SUM([.DV3:.DV32]&gt;[.$HC3:.$HC32])" office:value-type="float"/>
          <table:table-cell table:number-matrix-columns-spanned="1" table:number-matrix-rows-spanned="1" table:formula="of:=SUM([.DW3:.DW32]&gt;[.$HD3:.$HD32])" office:value-type="float"/>
          <table:table-cell table:number-matrix-columns-spanned="1" table:number-matrix-rows-spanned="1" table:formula="of:=SUM([.DX3:.DX32]&gt;[.$HE3:.$HE32])" office:value-type="float"/>
          <table:table-cell table:number-matrix-columns-spanned="1" table:number-matrix-rows-spanned="1" table:formula="of:=SUM([.DY3:.DY32]&gt;[.$HF3:.$HF32])" office:value-type="float"/>
          <table:table-cell table:number-matrix-columns-spanned="1" table:number-matrix-rows-spanned="1" table:formula="of:=SUM([.DZ3:.DZ32]&gt;[.$HG3:.$HG32])" office:value-type="float"/>
          <table:table-cell table:number-matrix-columns-spanned="1" table:number-matrix-rows-spanned="1" table:formula="of:=SUM([.EA3:.EA32]&gt;[.$HC3:.$HC32])" office:value-type="float"/>
          <table:table-cell table:number-matrix-columns-spanned="1" table:number-matrix-rows-spanned="1" table:formula="of:=SUM([.EB3:.EB32]&gt;[.$HD3:.$HD32])" office:value-type="float"/>
          <table:table-cell table:number-matrix-columns-spanned="1" table:number-matrix-rows-spanned="1" table:formula="of:=SUM([.EC3:.EC32]&gt;[.$HE3:.$HE32])" office:value-type="float"/>
          <table:table-cell table:number-matrix-columns-spanned="1" table:number-matrix-rows-spanned="1" table:formula="of:=SUM([.ED3:.ED32]&gt;[.$HF3:.$HF32])" office:value-type="float"/>
          <table:table-cell table:number-matrix-columns-spanned="1" table:number-matrix-rows-spanned="1" table:formula="of:=SUM([.EE3:.EE32]&gt;[.$HG3:.$HG32])" office:value-type="float"/>
          <table:table-cell table:number-matrix-columns-spanned="1" table:number-matrix-rows-spanned="1" table:formula="of:=SUM([.EF3:.EF32]&gt;[.$HC3:.$HC32])" office:value-type="float"/>
          <table:table-cell table:number-matrix-columns-spanned="1" table:number-matrix-rows-spanned="1" table:formula="of:=SUM([.EG3:.EG32]&gt;[.$HD3:.$HD32])" office:value-type="float"/>
          <table:table-cell table:number-matrix-columns-spanned="1" table:number-matrix-rows-spanned="1" table:formula="of:=SUM([.EH3:.EH32]&gt;[.$HE3:.$HE32])" office:value-type="float"/>
          <table:table-cell table:number-matrix-columns-spanned="1" table:number-matrix-rows-spanned="1" table:formula="of:=SUM([.EI3:.EI32]&gt;[.$HF3:.$HF32])" office:value-type="float"/>
          <table:table-cell table:number-matrix-columns-spanned="1" table:number-matrix-rows-spanned="1" table:formula="of:=SUM([.EJ3:.EJ32]&gt;[.$HG3:.$HG32])" office:value-type="float"/>
          <table:table-cell table:number-matrix-columns-spanned="1" table:number-matrix-rows-spanned="1" table:formula="of:=SUM([.EK3:.EK32]&gt;[.$HC3:.$HC32])" office:value-type="float"/>
          <table:table-cell table:number-matrix-columns-spanned="1" table:number-matrix-rows-spanned="1" table:formula="of:=SUM([.EL3:.EL32]&gt;[.$HD3:.$HD32])" office:value-type="float"/>
          <table:table-cell table:style-name="cellWorst" table:number-matrix-columns-spanned="1" table:number-matrix-rows-spanned="1" table:formula="of:=SUM([.EM3:.EM32]&gt;[.$HE3:.$HE32])" office:value-type="float"/>
          <table:table-cell table:style-name="cellWorst" table:number-matrix-columns-spanned="1" table:number-matrix-rows-spanned="1" table:formula="of:=SUM([.EN3:.EN32]&gt;[.$HF3:.$HF32])" office:value-type="float"/>
          <table:table-cell table:number-matrix-columns-spanned="1" table:number-matrix-rows-spanned="1" table:formula="of:=SUM([.EO3:.EO32]&gt;[.$HG3:.$HG32])" office:value-type="float"/>
          <table:table-cell table:number-matrix-columns-spanned="1" table:number-matrix-rows-spanned="1" table:formula="of:=SUM([.EP3:.EP32]&gt;[.$HC3:.$HC32])" office:value-type="float"/>
          <table:table-cell table:number-matrix-columns-spanned="1" table:number-matrix-rows-spanned="1" table:formula="of:=SUM([.EQ3:.EQ32]&gt;[.$HD3:.$HD32])" office:value-type="float"/>
          <table:table-cell table:number-matrix-columns-spanned="1" table:number-matrix-rows-spanned="1" table:formula="of:=SUM([.ER3:.ER32]&gt;[.$HE3:.$HE32])" office:value-type="float"/>
          <table:table-cell table:number-matrix-columns-spanned="1" table:number-matrix-rows-spanned="1" table:formula="of:=SUM([.ES3:.ES32]&gt;[.$HF3:.$HF32])" office:value-type="float"/>
          <table:table-cell table:number-matrix-columns-spanned="1" table:number-matrix-rows-spanned="1" table:formula="of:=SUM([.ET3:.ET32]&gt;[.$HG3:.$HG32])" office:value-type="float"/>
          <table:table-cell table:number-matrix-columns-spanned="1" table:number-matrix-rows-spanned="1" table:formula="of:=SUM([.EU3:.EU32]&gt;[.$HC3:.$HC32])" office:value-type="float"/>
          <table:table-cell table:number-matrix-columns-spanned="1" table:number-matrix-rows-spanned="1" table:formula="of:=SUM([.EV3:.EV32]&gt;[.$HD3:.$HD32])" office:value-type="float"/>
          <table:table-cell table:number-matrix-columns-spanned="1" table:number-matrix-rows-spanned="1" table:formula="of:=SUM([.EW3:.EW32]&gt;[.$HE3:.$HE32])" office:value-type="float"/>
          <table:table-cell table:number-matrix-columns-spanned="1" table:number-matrix-rows-spanned="1" table:formula="of:=SUM([.EX3:.EX32]&gt;[.$HF3:.$HF32])" office:value-type="float"/>
          <table:table-cell table:number-matrix-columns-spanned="1" table:number-matrix-rows-spanned="1" table:formula="of:=SUM([.EY3:.EY32]&gt;[.$HG3:.$HG32])" office:value-type="float"/>
          <table:table-cell table:number-matrix-columns-spanned="1" table:number-matrix-rows-spanned="1" table:formula="of:=SUM([.EZ3:.EZ32]&gt;[.$HC3:.$HC32])" office:value-type="float"/>
          <table:table-cell table:number-matrix-columns-spanned="1" table:number-matrix-rows-spanned="1" table:formula="of:=SUM([.FA3:.FA32]&gt;[.$HD3:.$HD32])" office:value-type="float"/>
          <table:table-cell table:style-name="cellBest" table:number-matrix-columns-spanned="1" table:number-matrix-rows-spanned="1" table:formula="of:=SUM([.FB3:.FB32]&gt;[.$HE3:.$HE32])" office:value-type="float"/>
          <table:table-cell table:number-matrix-columns-spanned="1" table:number-matrix-rows-spanned="1" table:formula="of:=SUM([.FC3:.FC32]&gt;[.$HF3:.$HF32])" office:value-type="float"/>
          <table:table-cell table:number-matrix-columns-spanned="1" table:number-matrix-rows-spanned="1" table:formula="of:=SUM([.FD3:.FD32]&gt;[.$HG3:.$HG32])" office:value-type="float"/>
          <table:table-cell table:number-matrix-columns-spanned="1" table:number-matrix-rows-spanned="1" table:formula="of:=SUM([.FE3:.FE32]&gt;[.$HC3:.$HC32])" office:value-type="float"/>
          <table:table-cell table:number-matrix-columns-spanned="1" table:number-matrix-rows-spanned="1" table:formula="of:=SUM([.FF3:.FF32]&gt;[.$HD3:.$HD32])" office:value-type="float"/>
          <table:table-cell table:number-matrix-columns-spanned="1" table:number-matrix-rows-spanned="1" table:formula="of:=SUM([.FG3:.FG32]&gt;[.$HE3:.$HE32])" office:value-type="float"/>
          <table:table-cell table:number-matrix-columns-spanned="1" table:number-matrix-rows-spanned="1" table:formula="of:=SUM([.FH3:.FH32]&gt;[.$HF3:.$HF32])" office:value-type="float"/>
          <table:table-cell table:number-matrix-columns-spanned="1" table:number-matrix-rows-spanned="1" table:formula="of:=SUM([.FI3:.FI32]&gt;[.$HG3:.$HG32])" office:value-type="float"/>
          <table:table-cell table:number-matrix-columns-spanned="1" table:number-matrix-rows-spanned="1" table:formula="of:=SUM([.FJ3:.FJ32]&gt;[.$HC3:.$HC32])" office:value-type="float"/>
          <table:table-cell table:number-matrix-columns-spanned="1" table:number-matrix-rows-spanned="1" table:formula="of:=SUM([.FK3:.FK32]&gt;[.$HD3:.$HD32])" office:value-type="float"/>
          <table:table-cell table:number-matrix-columns-spanned="1" table:number-matrix-rows-spanned="1" table:formula="of:=SUM([.FL3:.FL32]&gt;[.$HE3:.$HE32])" office:value-type="float"/>
          <table:table-cell table:number-matrix-columns-spanned="1" table:number-matrix-rows-spanned="1" table:formula="of:=SUM([.FM3:.FM32]&gt;[.$HF3:.$HF32])" office:value-type="float"/>
          <table:table-cell table:style-name="cellWorst" table:number-matrix-columns-spanned="1" table:number-matrix-rows-spanned="1" table:formula="of:=SUM([.FN3:.FN32]&gt;[.$HG3:.$HG32])" office:value-type="float"/>
          <table:table-cell table:number-matrix-columns-spanned="1" table:number-matrix-rows-spanned="1" table:formula="of:=SUM([.FO3:.FO32]&gt;[.$HC3:.$HC32])" office:value-type="float"/>
          <table:table-cell table:number-matrix-columns-spanned="1" table:number-matrix-rows-spanned="1" table:formula="of:=SUM([.FP3:.FP32]&gt;[.$HD3:.$HD32])" office:value-type="float"/>
          <table:table-cell table:style-name="cellBest" table:number-matrix-columns-spanned="1" table:number-matrix-rows-spanned="1" table:formula="of:=SUM([.FQ3:.FQ32]&gt;[.$HE3:.$HE32])" office:value-type="float"/>
          <table:table-cell table:style-name="cellBest" table:number-matrix-columns-spanned="1" table:number-matrix-rows-spanned="1" table:formula="of:=SUM([.FR3:.FR32]&gt;[.$HF3:.$HF32])" office:value-type="float"/>
          <table:table-cell table:style-name="cellBest" table:number-matrix-columns-spanned="1" table:number-matrix-rows-spanned="1" table:formula="of:=SUM([.FS3:.FS32]&gt;[.$HG3:.$HG32])" office:value-type="float"/>
          <table:table-cell table:number-matrix-columns-spanned="1" table:number-matrix-rows-spanned="1" table:formula="of:=SUM([.FT3:.FT32]&gt;[.$HC3:.$HC32])" office:value-type="float"/>
          <table:table-cell table:number-matrix-columns-spanned="1" table:number-matrix-rows-spanned="1" table:formula="of:=SUM([.FU3:.FU32]&gt;[.$HD3:.$HD32])" office:value-type="float"/>
          <table:table-cell table:number-matrix-columns-spanned="1" table:number-matrix-rows-spanned="1" table:formula="of:=SUM([.FV3:.FV32]&gt;[.$HE3:.$HE32])" office:value-type="float"/>
          <table:table-cell table:number-matrix-columns-spanned="1" table:number-matrix-rows-spanned="1" table:formula="of:=SUM([.FW3:.FW32]&gt;[.$HF3:.$HF32])" office:value-type="float"/>
          <table:table-cell table:number-matrix-columns-spanned="1" table:number-matrix-rows-spanned="1" table:formula="of:=SUM([.FX3:.FX32]&gt;[.$HG3:.$HG32])" office:value-type="float"/>
          <table:table-cell table:style-name="cellBest" table:number-matrix-columns-spanned="1" table:number-matrix-rows-spanned="1" table:formula="of:=SUM([.FY3:.FY32]&gt;[.$HC3:.$HC32])" office:value-type="float"/>
          <table:table-cell table:number-matrix-columns-spanned="1" table:number-matrix-rows-spanned="1" table:formula="of:=SUM([.FZ3:.FZ32]&gt;[.$HD3:.$HD32])" office:value-type="float"/>
          <table:table-cell table:style-name="cellBest" table:number-matrix-columns-spanned="1" table:number-matrix-rows-spanned="1" table:formula="of:=SUM([.GA3:.GA32]&gt;[.$HE3:.$HE32])" office:value-type="float"/>
          <table:table-cell table:number-matrix-columns-spanned="1" table:number-matrix-rows-spanned="1" table:formula="of:=SUM([.GB3:.GB32]&gt;[.$HF3:.$HF32])" office:value-type="float"/>
          <table:table-cell table:number-matrix-columns-spanned="1" table:number-matrix-rows-spanned="1" table:formula="of:=SUM([.GC3:.GC32]&gt;[.$HG3:.$HG32])" office:value-type="float"/>
          <table:table-cell table:number-matrix-columns-spanned="1" table:number-matrix-rows-spanned="1" table:formula="of:=SUM([.GD3:.GD32]&gt;[.$HC3:.$HC32])" office:value-type="float"/>
          <table:table-cell table:number-matrix-columns-spanned="1" table:number-matrix-rows-spanned="1" table:formula="of:=SUM([.GE3:.GE32]&gt;[.$HD3:.$HD32])" office:value-type="float"/>
          <table:table-cell table:number-matrix-columns-spanned="1" table:number-matrix-rows-spanned="1" table:formula="of:=SUM([.GF3:.GF32]&gt;[.$HE3:.$HE32])" office:value-type="float"/>
          <table:table-cell table:number-matrix-columns-spanned="1" table:number-matrix-rows-spanned="1" table:formula="of:=SUM([.GG3:.GG32]&gt;[.$HF3:.$HF32])" office:value-type="float"/>
          <table:table-cell table:number-matrix-columns-spanned="1" table:number-matrix-rows-spanned="1" table:formula="of:=SUM([.GH3:.GH32]&gt;[.$HG3:.$HG32])" office:value-type="float"/>
          <table:table-cell table:number-matrix-columns-spanned="1" table:number-matrix-rows-spanned="1" table:formula="of:=SUM([.GI3:.GI32]&gt;[.$HC3:.$HC32])" office:value-type="float"/>
          <table:table-cell table:number-matrix-columns-spanned="1" table:number-matrix-rows-spanned="1" table:formula="of:=SUM([.GJ3:.GJ32]&gt;[.$HD3:.$HD32])" office:value-type="float"/>
          <table:table-cell table:number-matrix-columns-spanned="1" table:number-matrix-rows-spanned="1" table:formula="of:=SUM([.GK3:.GK32]&gt;[.$HE3:.$HE32])" office:value-type="float"/>
          <table:table-cell table:style-name="cellWorst" table:number-matrix-columns-spanned="1" table:number-matrix-rows-spanned="1" table:formula="of:=SUM([.GL3:.GL32]&gt;[.$HF3:.$HF32])" office:value-type="float"/>
          <table:table-cell table:style-name="cellWorst" table:number-matrix-columns-spanned="1" table:number-matrix-rows-spanned="1" table:formula="of:=SUM([.GM3:.GM32]&gt;[.$HG3:.$HG32])" office:value-type="float"/>
          <table:table-cell table:number-matrix-columns-spanned="1" table:number-matrix-rows-spanned="1" table:formula="of:=SUM([.GN3:.GN32]&gt;[.$HC3:.$HC32])" office:value-type="float"/>
          <table:table-cell table:number-matrix-columns-spanned="1" table:number-matrix-rows-spanned="1" table:formula="of:=SUM([.GO3:.GO32]&gt;[.$HD3:.$HD32])" office:value-type="float"/>
          <table:table-cell table:number-matrix-columns-spanned="1" table:number-matrix-rows-spanned="1" table:formula="of:=SUM([.GP3:.GP32]&gt;[.$HE3:.$HE32])" office:value-type="float"/>
          <table:table-cell table:number-matrix-columns-spanned="1" table:number-matrix-rows-spanned="1" table:formula="of:=SUM([.GQ3:.GQ32]&gt;[.$HF3:.$HF32])" office:value-type="float"/>
          <table:table-cell table:number-matrix-columns-spanned="1" table:number-matrix-rows-spanned="1" table:formula="of:=SUM([.GR3:.GR32]&gt;[.$HG3:.$HG32])" office:value-type="float"/>
          <table:table-cell table:style-name="cellWorst" table:number-matrix-columns-spanned="1" table:number-matrix-rows-spanned="1" table:formula="of:=SUM([.GS3:.GS32]&gt;[.$HC3:.$HC32])" office:value-type="float"/>
          <table:table-cell table:number-matrix-columns-spanned="1" table:number-matrix-rows-spanned="1" table:formula="of:=SUM([.GT3:.GT32]&gt;[.$HD3:.$HD32])" office:value-type="float"/>
          <table:table-cell table:style-name="cellWorst" table:number-matrix-columns-spanned="1" table:number-matrix-rows-spanned="1" table:formula="of:=SUM([.GU3:.GU32]&gt;[.$HE3:.$HE32])" office:value-type="float"/>
          <table:table-cell table:number-matrix-columns-spanned="1" table:number-matrix-rows-spanned="1" table:formula="of:=SUM([.GV3:.GV32]&gt;[.$HF3:.$HF32])" office:value-type="float"/>
          <table:table-cell table:style-name="cellWorst" table:number-matrix-columns-spanned="1" table:number-matrix-rows-spanned="1" table:formula="of:=SUM([.GW3:.GW32]&gt;[.$HG3:.$HG3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2]=[.$HH3:.$HH32])" office:value-type="float"/>
          <table:table-cell table:number-matrix-columns-spanned="1" table:number-matrix-rows-spanned="1" table:formula="of:=SUM([.C3:.C32]=[.$HI3:.$HI32])" office:value-type="float"/>
          <table:table-cell table:number-matrix-columns-spanned="1" table:number-matrix-rows-spanned="1" table:formula="of:=SUM([.D3:.D32]=[.$HJ3:.$HJ32])" office:value-type="float"/>
          <table:table-cell table:number-matrix-columns-spanned="1" table:number-matrix-rows-spanned="1" table:formula="of:=SUM([.E3:.E32]=[.$HK3:.$HK32])" office:value-type="float"/>
          <table:table-cell table:number-matrix-columns-spanned="1" table:number-matrix-rows-spanned="1" table:formula="of:=SUM([.F3:.F32]=[.$HH3:.$HH32])" office:value-type="float"/>
          <table:table-cell table:number-matrix-columns-spanned="1" table:number-matrix-rows-spanned="1" table:formula="of:=SUM([.G3:.G32]=[.$HI3:.$HI32])" office:value-type="float"/>
          <table:table-cell table:number-matrix-columns-spanned="1" table:number-matrix-rows-spanned="1" table:formula="of:=SUM([.H3:.H32]=[.$HJ3:.$HJ32])" office:value-type="float"/>
          <table:table-cell table:number-matrix-columns-spanned="1" table:number-matrix-rows-spanned="1" table:formula="of:=SUM([.I3:.I32]=[.$HK3:.$HK32])" office:value-type="float"/>
          <table:table-cell table:number-matrix-columns-spanned="1" table:number-matrix-rows-spanned="1" table:formula="of:=SUM([.J3:.J32]=[.$HL3:.$HL32])" office:value-type="float"/>
          <table:table-cell table:number-matrix-columns-spanned="1" table:number-matrix-rows-spanned="1" table:formula="of:=SUM([.K3:.K32]=[.$HH3:.$HH32])" office:value-type="float"/>
          <table:table-cell table:number-matrix-columns-spanned="1" table:number-matrix-rows-spanned="1" table:formula="of:=SUM([.L3:.L32]=[.$HI3:.$HI32])" office:value-type="float"/>
          <table:table-cell table:number-matrix-columns-spanned="1" table:number-matrix-rows-spanned="1" table:formula="of:=SUM([.M3:.M32]=[.$HJ3:.$HJ32])" office:value-type="float"/>
          <table:table-cell table:number-matrix-columns-spanned="1" table:number-matrix-rows-spanned="1" table:formula="of:=SUM([.N3:.N32]=[.$HK3:.$HK32])" office:value-type="float"/>
          <table:table-cell table:number-matrix-columns-spanned="1" table:number-matrix-rows-spanned="1" table:formula="of:=SUM([.O3:.O32]=[.$HL3:.$HL32])" office:value-type="float"/>
          <table:table-cell table:number-matrix-columns-spanned="1" table:number-matrix-rows-spanned="1" table:formula="of:=SUM([.P3:.P32]=[.$HH3:.$HH32])" office:value-type="float"/>
          <table:table-cell table:number-matrix-columns-spanned="1" table:number-matrix-rows-spanned="1" table:formula="of:=SUM([.Q3:.Q32]=[.$HI3:.$HI32])" office:value-type="float"/>
          <table:table-cell table:number-matrix-columns-spanned="1" table:number-matrix-rows-spanned="1" table:formula="of:=SUM([.R3:.R32]=[.$HJ3:.$HJ32])" office:value-type="float"/>
          <table:table-cell table:number-matrix-columns-spanned="1" table:number-matrix-rows-spanned="1" table:formula="of:=SUM([.S3:.S32]=[.$HK3:.$HK32])" office:value-type="float"/>
          <table:table-cell table:number-matrix-columns-spanned="1" table:number-matrix-rows-spanned="1" table:formula="of:=SUM([.T3:.T32]=[.$HL3:.$HL32])" office:value-type="float"/>
          <table:table-cell table:number-matrix-columns-spanned="1" table:number-matrix-rows-spanned="1" table:formula="of:=SUM([.U3:.U32]=[.$HH3:.$HH32])" office:value-type="float"/>
          <table:table-cell table:number-matrix-columns-spanned="1" table:number-matrix-rows-spanned="1" table:formula="of:=SUM([.V3:.V32]=[.$HI3:.$HI32])" office:value-type="float"/>
          <table:table-cell table:number-matrix-columns-spanned="1" table:number-matrix-rows-spanned="1" table:formula="of:=SUM([.W3:.W32]=[.$HJ3:.$HJ32])" office:value-type="float"/>
          <table:table-cell table:number-matrix-columns-spanned="1" table:number-matrix-rows-spanned="1" table:formula="of:=SUM([.X3:.X32]=[.$HK3:.$HK32])" office:value-type="float"/>
          <table:table-cell table:number-matrix-columns-spanned="1" table:number-matrix-rows-spanned="1" table:formula="of:=SUM([.Y3:.Y32]=[.$HL3:.$HL32])" office:value-type="float"/>
          <table:table-cell table:number-matrix-columns-spanned="1" table:number-matrix-rows-spanned="1" table:formula="of:=SUM([.Z3:.Z32]=[.$HH3:.$HH32])" office:value-type="float"/>
          <table:table-cell table:number-matrix-columns-spanned="1" table:number-matrix-rows-spanned="1" table:formula="of:=SUM([.AA3:.AA32]=[.$HI3:.$HI32])" office:value-type="float"/>
          <table:table-cell table:number-matrix-columns-spanned="1" table:number-matrix-rows-spanned="1" table:formula="of:=SUM([.AB3:.AB32]=[.$HJ3:.$HJ32])" office:value-type="float"/>
          <table:table-cell table:number-matrix-columns-spanned="1" table:number-matrix-rows-spanned="1" table:formula="of:=SUM([.AC3:.AC32]=[.$HK3:.$HK32])" office:value-type="float"/>
          <table:table-cell table:number-matrix-columns-spanned="1" table:number-matrix-rows-spanned="1" table:formula="of:=SUM([.AD3:.AD32]=[.$HL3:.$HL32])" office:value-type="float"/>
          <table:table-cell table:number-matrix-columns-spanned="1" table:number-matrix-rows-spanned="1" table:formula="of:=SUM([.AE3:.AE32]=[.$HH3:.$HH32])" office:value-type="float"/>
          <table:table-cell table:number-matrix-columns-spanned="1" table:number-matrix-rows-spanned="1" table:formula="of:=SUM([.AF3:.AF32]=[.$HI3:.$HI32])" office:value-type="float"/>
          <table:table-cell table:number-matrix-columns-spanned="1" table:number-matrix-rows-spanned="1" table:formula="of:=SUM([.AG3:.AG32]=[.$HJ3:.$HJ32])" office:value-type="float"/>
          <table:table-cell table:number-matrix-columns-spanned="1" table:number-matrix-rows-spanned="1" table:formula="of:=SUM([.AH3:.AH32]=[.$HK3:.$HK32])" office:value-type="float"/>
          <table:table-cell table:number-matrix-columns-spanned="1" table:number-matrix-rows-spanned="1" table:formula="of:=SUM([.AI3:.AI32]=[.$HL3:.$HL32])" office:value-type="float"/>
          <table:table-cell table:style-name="cellBest" table:number-matrix-columns-spanned="1" table:number-matrix-rows-spanned="1" table:formula="of:=SUM([.AJ3:.AJ32]=[.$HH3:.$HH32])" office:value-type="float"/>
          <table:table-cell table:style-name="cellBest" table:number-matrix-columns-spanned="1" table:number-matrix-rows-spanned="1" table:formula="of:=SUM([.AK3:.AK32]=[.$HI3:.$HI32])" office:value-type="float"/>
          <table:table-cell table:number-matrix-columns-spanned="1" table:number-matrix-rows-spanned="1" table:formula="of:=SUM([.AL3:.AL32]=[.$HJ3:.$HJ32])" office:value-type="float"/>
          <table:table-cell table:number-matrix-columns-spanned="1" table:number-matrix-rows-spanned="1" table:formula="of:=SUM([.AM3:.AM32]=[.$HK3:.$HK32])" office:value-type="float"/>
          <table:table-cell table:number-matrix-columns-spanned="1" table:number-matrix-rows-spanned="1" table:formula="of:=SUM([.AN3:.AN32]=[.$HL3:.$HL32])" office:value-type="float"/>
          <table:table-cell table:number-matrix-columns-spanned="1" table:number-matrix-rows-spanned="1" table:formula="of:=SUM([.AO3:.AO32]=[.$HH3:.$HH32])" office:value-type="float"/>
          <table:table-cell table:number-matrix-columns-spanned="1" table:number-matrix-rows-spanned="1" table:formula="of:=SUM([.AP3:.AP32]=[.$HI3:.$HI32])" office:value-type="float"/>
          <table:table-cell table:number-matrix-columns-spanned="1" table:number-matrix-rows-spanned="1" table:formula="of:=SUM([.AQ3:.AQ32]=[.$HJ3:.$HJ32])" office:value-type="float"/>
          <table:table-cell table:number-matrix-columns-spanned="1" table:number-matrix-rows-spanned="1" table:formula="of:=SUM([.AR3:.AR32]=[.$HK3:.$HK32])" office:value-type="float"/>
          <table:table-cell table:number-matrix-columns-spanned="1" table:number-matrix-rows-spanned="1" table:formula="of:=SUM([.AS3:.AS32]=[.$HL3:.$HL32])" office:value-type="float"/>
          <table:table-cell table:style-name="cellBest" table:number-matrix-columns-spanned="1" table:number-matrix-rows-spanned="1" table:formula="of:=SUM([.AT3:.AT32]=[.$HH3:.$HH32])" office:value-type="float"/>
          <table:table-cell table:style-name="cellBest" table:number-matrix-columns-spanned="1" table:number-matrix-rows-spanned="1" table:formula="of:=SUM([.AU3:.AU32]=[.$HI3:.$HI32])" office:value-type="float"/>
          <table:table-cell table:number-matrix-columns-spanned="1" table:number-matrix-rows-spanned="1" table:formula="of:=SUM([.AV3:.AV32]=[.$HJ3:.$HJ32])" office:value-type="float"/>
          <table:table-cell table:number-matrix-columns-spanned="1" table:number-matrix-rows-spanned="1" table:formula="of:=SUM([.AW3:.AW32]=[.$HK3:.$HK32])" office:value-type="float"/>
          <table:table-cell table:number-matrix-columns-spanned="1" table:number-matrix-rows-spanned="1" table:formula="of:=SUM([.AX3:.AX32]=[.$HL3:.$HL32])" office:value-type="float"/>
          <table:table-cell table:style-name="cellBest" table:number-matrix-columns-spanned="1" table:number-matrix-rows-spanned="1" table:formula="of:=SUM([.AY3:.AY32]=[.$HH3:.$HH32])" office:value-type="float"/>
          <table:table-cell table:style-name="cellBest" table:number-matrix-columns-spanned="1" table:number-matrix-rows-spanned="1" table:formula="of:=SUM([.AZ3:.AZ32]=[.$HI3:.$HI32])" office:value-type="float"/>
          <table:table-cell table:number-matrix-columns-spanned="1" table:number-matrix-rows-spanned="1" table:formula="of:=SUM([.BA3:.BA32]=[.$HJ3:.$HJ32])" office:value-type="float"/>
          <table:table-cell table:number-matrix-columns-spanned="1" table:number-matrix-rows-spanned="1" table:formula="of:=SUM([.BB3:.BB32]=[.$HK3:.$HK32])" office:value-type="float"/>
          <table:table-cell table:number-matrix-columns-spanned="1" table:number-matrix-rows-spanned="1" table:formula="of:=SUM([.BC3:.BC32]=[.$HL3:.$HL32])" office:value-type="float"/>
          <table:table-cell table:number-matrix-columns-spanned="1" table:number-matrix-rows-spanned="1" table:formula="of:=SUM([.BD3:.BD32]=[.$HH3:.$HH32])" office:value-type="float"/>
          <table:table-cell table:number-matrix-columns-spanned="1" table:number-matrix-rows-spanned="1" table:formula="of:=SUM([.BE3:.BE32]=[.$HI3:.$HI32])" office:value-type="float"/>
          <table:table-cell table:number-matrix-columns-spanned="1" table:number-matrix-rows-spanned="1" table:formula="of:=SUM([.BF3:.BF32]=[.$HJ3:.$HJ32])" office:value-type="float"/>
          <table:table-cell table:number-matrix-columns-spanned="1" table:number-matrix-rows-spanned="1" table:formula="of:=SUM([.BG3:.BG32]=[.$HK3:.$HK32])" office:value-type="float"/>
          <table:table-cell table:number-matrix-columns-spanned="1" table:number-matrix-rows-spanned="1" table:formula="of:=SUM([.BH3:.BH32]=[.$HL3:.$HL32])" office:value-type="float"/>
          <table:table-cell table:number-matrix-columns-spanned="1" table:number-matrix-rows-spanned="1" table:formula="of:=SUM([.BI3:.BI32]=[.$HH3:.$HH32])" office:value-type="float"/>
          <table:table-cell table:number-matrix-columns-spanned="1" table:number-matrix-rows-spanned="1" table:formula="of:=SUM([.BJ3:.BJ32]=[.$HI3:.$HI32])" office:value-type="float"/>
          <table:table-cell table:number-matrix-columns-spanned="1" table:number-matrix-rows-spanned="1" table:formula="of:=SUM([.BK3:.BK32]=[.$HJ3:.$HJ32])" office:value-type="float"/>
          <table:table-cell table:number-matrix-columns-spanned="1" table:number-matrix-rows-spanned="1" table:formula="of:=SUM([.BL3:.BL32]=[.$HK3:.$HK32])" office:value-type="float"/>
          <table:table-cell table:number-matrix-columns-spanned="1" table:number-matrix-rows-spanned="1" table:formula="of:=SUM([.BM3:.BM32]=[.$HL3:.$HL32])" office:value-type="float"/>
          <table:table-cell table:number-matrix-columns-spanned="1" table:number-matrix-rows-spanned="1" table:formula="of:=SUM([.BN3:.BN32]=[.$HH3:.$HH32])" office:value-type="float"/>
          <table:table-cell table:number-matrix-columns-spanned="1" table:number-matrix-rows-spanned="1" table:formula="of:=SUM([.BO3:.BO32]=[.$HI3:.$HI32])" office:value-type="float"/>
          <table:table-cell table:number-matrix-columns-spanned="1" table:number-matrix-rows-spanned="1" table:formula="of:=SUM([.BP3:.BP32]=[.$HJ3:.$HJ32])" office:value-type="float"/>
          <table:table-cell table:number-matrix-columns-spanned="1" table:number-matrix-rows-spanned="1" table:formula="of:=SUM([.BQ3:.BQ32]=[.$HK3:.$HK32])" office:value-type="float"/>
          <table:table-cell table:number-matrix-columns-spanned="1" table:number-matrix-rows-spanned="1" table:formula="of:=SUM([.BR3:.BR32]=[.$HL3:.$HL32])" office:value-type="float"/>
          <table:table-cell table:number-matrix-columns-spanned="1" table:number-matrix-rows-spanned="1" table:formula="of:=SUM([.BS3:.BS32]=[.$HH3:.$HH32])" office:value-type="float"/>
          <table:table-cell table:number-matrix-columns-spanned="1" table:number-matrix-rows-spanned="1" table:formula="of:=SUM([.BT3:.BT32]=[.$HI3:.$HI32])" office:value-type="float"/>
          <table:table-cell table:number-matrix-columns-spanned="1" table:number-matrix-rows-spanned="1" table:formula="of:=SUM([.BU3:.BU32]=[.$HJ3:.$HJ32])" office:value-type="float"/>
          <table:table-cell table:number-matrix-columns-spanned="1" table:number-matrix-rows-spanned="1" table:formula="of:=SUM([.BV3:.BV32]=[.$HK3:.$HK32])" office:value-type="float"/>
          <table:table-cell table:number-matrix-columns-spanned="1" table:number-matrix-rows-spanned="1" table:formula="of:=SUM([.BW3:.BW32]=[.$HL3:.$HL32])" office:value-type="float"/>
          <table:table-cell table:number-matrix-columns-spanned="1" table:number-matrix-rows-spanned="1" table:formula="of:=SUM([.BX3:.BX32]=[.$HH3:.$HH32])" office:value-type="float"/>
          <table:table-cell table:number-matrix-columns-spanned="1" table:number-matrix-rows-spanned="1" table:formula="of:=SUM([.BY3:.BY32]=[.$HI3:.$HI32])" office:value-type="float"/>
          <table:table-cell table:number-matrix-columns-spanned="1" table:number-matrix-rows-spanned="1" table:formula="of:=SUM([.BZ3:.BZ32]=[.$HJ3:.$HJ32])" office:value-type="float"/>
          <table:table-cell table:number-matrix-columns-spanned="1" table:number-matrix-rows-spanned="1" table:formula="of:=SUM([.CA3:.CA32]=[.$HK3:.$HK32])" office:value-type="float"/>
          <table:table-cell table:number-matrix-columns-spanned="1" table:number-matrix-rows-spanned="1" table:formula="of:=SUM([.CB3:.CB32]=[.$HL3:.$HL32])" office:value-type="float"/>
          <table:table-cell table:number-matrix-columns-spanned="1" table:number-matrix-rows-spanned="1" table:formula="of:=SUM([.CC3:.CC32]=[.$HH3:.$HH32])" office:value-type="float"/>
          <table:table-cell table:number-matrix-columns-spanned="1" table:number-matrix-rows-spanned="1" table:formula="of:=SUM([.CD3:.CD32]=[.$HI3:.$HI32])" office:value-type="float"/>
          <table:table-cell table:number-matrix-columns-spanned="1" table:number-matrix-rows-spanned="1" table:formula="of:=SUM([.CE3:.CE32]=[.$HJ3:.$HJ32])" office:value-type="float"/>
          <table:table-cell table:number-matrix-columns-spanned="1" table:number-matrix-rows-spanned="1" table:formula="of:=SUM([.CF3:.CF32]=[.$HK3:.$HK32])" office:value-type="float"/>
          <table:table-cell table:number-matrix-columns-spanned="1" table:number-matrix-rows-spanned="1" table:formula="of:=SUM([.CG3:.CG32]=[.$HL3:.$HL32])" office:value-type="float"/>
          <table:table-cell table:style-name="cellBest" table:number-matrix-columns-spanned="1" table:number-matrix-rows-spanned="1" table:formula="of:=SUM([.CH3:.CH32]=[.$HH3:.$HH32])" office:value-type="float"/>
          <table:table-cell table:style-name="cellBest" table:number-matrix-columns-spanned="1" table:number-matrix-rows-spanned="1" table:formula="of:=SUM([.CI3:.CI32]=[.$HI3:.$HI32])" office:value-type="float"/>
          <table:table-cell table:number-matrix-columns-spanned="1" table:number-matrix-rows-spanned="1" table:formula="of:=SUM([.CJ3:.CJ32]=[.$HJ3:.$HJ32])" office:value-type="float"/>
          <table:table-cell table:number-matrix-columns-spanned="1" table:number-matrix-rows-spanned="1" table:formula="of:=SUM([.CK3:.CK32]=[.$HK3:.$HK32])" office:value-type="float"/>
          <table:table-cell table:number-matrix-columns-spanned="1" table:number-matrix-rows-spanned="1" table:formula="of:=SUM([.CL3:.CL32]=[.$HL3:.$HL32])" office:value-type="float"/>
          <table:table-cell table:number-matrix-columns-spanned="1" table:number-matrix-rows-spanned="1" table:formula="of:=SUM([.CM3:.CM32]=[.$HH3:.$HH32])" office:value-type="float"/>
          <table:table-cell table:number-matrix-columns-spanned="1" table:number-matrix-rows-spanned="1" table:formula="of:=SUM([.CN3:.CN32]=[.$HI3:.$HI32])" office:value-type="float"/>
          <table:table-cell table:number-matrix-columns-spanned="1" table:number-matrix-rows-spanned="1" table:formula="of:=SUM([.CO3:.CO32]=[.$HJ3:.$HJ32])" office:value-type="float"/>
          <table:table-cell table:number-matrix-columns-spanned="1" table:number-matrix-rows-spanned="1" table:formula="of:=SUM([.CP3:.CP32]=[.$HK3:.$HK32])" office:value-type="float"/>
          <table:table-cell table:number-matrix-columns-spanned="1" table:number-matrix-rows-spanned="1" table:formula="of:=SUM([.CQ3:.CQ32]=[.$HL3:.$HL32])" office:value-type="float"/>
          <table:table-cell table:number-matrix-columns-spanned="1" table:number-matrix-rows-spanned="1" table:formula="of:=SUM([.CR3:.CR32]=[.$HH3:.$HH32])" office:value-type="float"/>
          <table:table-cell table:number-matrix-columns-spanned="1" table:number-matrix-rows-spanned="1" table:formula="of:=SUM([.CS3:.CS32]=[.$HI3:.$HI32])" office:value-type="float"/>
          <table:table-cell table:number-matrix-columns-spanned="1" table:number-matrix-rows-spanned="1" table:formula="of:=SUM([.CT3:.CT32]=[.$HJ3:.$HJ32])" office:value-type="float"/>
          <table:table-cell table:number-matrix-columns-spanned="1" table:number-matrix-rows-spanned="1" table:formula="of:=SUM([.CU3:.CU32]=[.$HK3:.$HK32])" office:value-type="float"/>
          <table:table-cell table:number-matrix-columns-spanned="1" table:number-matrix-rows-spanned="1" table:formula="of:=SUM([.CV3:.CV32]=[.$HL3:.$HL32])" office:value-type="float"/>
          <table:table-cell table:number-matrix-columns-spanned="1" table:number-matrix-rows-spanned="1" table:formula="of:=SUM([.CW3:.CW32]=[.$HH3:.$HH32])" office:value-type="float"/>
          <table:table-cell table:number-matrix-columns-spanned="1" table:number-matrix-rows-spanned="1" table:formula="of:=SUM([.CX3:.CX32]=[.$HI3:.$HI32])" office:value-type="float"/>
          <table:table-cell table:number-matrix-columns-spanned="1" table:number-matrix-rows-spanned="1" table:formula="of:=SUM([.CY3:.CY32]=[.$HJ3:.$HJ32])" office:value-type="float"/>
          <table:table-cell table:number-matrix-columns-spanned="1" table:number-matrix-rows-spanned="1" table:formula="of:=SUM([.CZ3:.CZ32]=[.$HK3:.$HK32])" office:value-type="float"/>
          <table:table-cell table:number-matrix-columns-spanned="1" table:number-matrix-rows-spanned="1" table:formula="of:=SUM([.DA3:.DA32]=[.$HL3:.$HL32])" office:value-type="float"/>
          <table:table-cell table:style-name="cellWorst" table:number-matrix-columns-spanned="1" table:number-matrix-rows-spanned="1" table:formula="of:=SUM([.DB3:.DB32]=[.$HH3:.$HH32])" office:value-type="float"/>
          <table:table-cell table:style-name="cellWorst" table:number-matrix-columns-spanned="1" table:number-matrix-rows-spanned="1" table:formula="of:=SUM([.DC3:.DC32]=[.$HI3:.$HI32])" office:value-type="float"/>
          <table:table-cell table:number-matrix-columns-spanned="1" table:number-matrix-rows-spanned="1" table:formula="of:=SUM([.DD3:.DD32]=[.$HJ3:.$HJ32])" office:value-type="float"/>
          <table:table-cell table:number-matrix-columns-spanned="1" table:number-matrix-rows-spanned="1" table:formula="of:=SUM([.DE3:.DE32]=[.$HK3:.$HK32])" office:value-type="float"/>
          <table:table-cell table:number-matrix-columns-spanned="1" table:number-matrix-rows-spanned="1" table:formula="of:=SUM([.DF3:.DF32]=[.$HL3:.$HL32])" office:value-type="float"/>
          <table:table-cell table:number-matrix-columns-spanned="1" table:number-matrix-rows-spanned="1" table:formula="of:=SUM([.DG3:.DG32]=[.$HH3:.$HH32])" office:value-type="float"/>
          <table:table-cell table:number-matrix-columns-spanned="1" table:number-matrix-rows-spanned="1" table:formula="of:=SUM([.DH3:.DH32]=[.$HI3:.$HI32])" office:value-type="float"/>
          <table:table-cell table:number-matrix-columns-spanned="1" table:number-matrix-rows-spanned="1" table:formula="of:=SUM([.DI3:.DI32]=[.$HJ3:.$HJ32])" office:value-type="float"/>
          <table:table-cell table:number-matrix-columns-spanned="1" table:number-matrix-rows-spanned="1" table:formula="of:=SUM([.DJ3:.DJ32]=[.$HK3:.$HK32])" office:value-type="float"/>
          <table:table-cell table:number-matrix-columns-spanned="1" table:number-matrix-rows-spanned="1" table:formula="of:=SUM([.DK3:.DK32]=[.$HL3:.$HL32])" office:value-type="float"/>
          <table:table-cell table:style-name="cellBest" table:number-matrix-columns-spanned="1" table:number-matrix-rows-spanned="1" table:formula="of:=SUM([.DL3:.DL32]=[.$HH3:.$HH32])" office:value-type="float"/>
          <table:table-cell table:style-name="cellBest" table:number-matrix-columns-spanned="1" table:number-matrix-rows-spanned="1" table:formula="of:=SUM([.DM3:.DM32]=[.$HI3:.$HI32])" office:value-type="float"/>
          <table:table-cell table:number-matrix-columns-spanned="1" table:number-matrix-rows-spanned="1" table:formula="of:=SUM([.DN3:.DN32]=[.$HJ3:.$HJ32])" office:value-type="float"/>
          <table:table-cell table:number-matrix-columns-spanned="1" table:number-matrix-rows-spanned="1" table:formula="of:=SUM([.DO3:.DO32]=[.$HK3:.$HK32])" office:value-type="float"/>
          <table:table-cell table:number-matrix-columns-spanned="1" table:number-matrix-rows-spanned="1" table:formula="of:=SUM([.DP3:.DP32]=[.$HL3:.$HL32])" office:value-type="float"/>
          <table:table-cell table:number-matrix-columns-spanned="1" table:number-matrix-rows-spanned="1" table:formula="of:=SUM([.DQ3:.DQ32]=[.$HH3:.$HH32])" office:value-type="float"/>
          <table:table-cell table:number-matrix-columns-spanned="1" table:number-matrix-rows-spanned="1" table:formula="of:=SUM([.DR3:.DR32]=[.$HI3:.$HI32])" office:value-type="float"/>
          <table:table-cell table:number-matrix-columns-spanned="1" table:number-matrix-rows-spanned="1" table:formula="of:=SUM([.DS3:.DS32]=[.$HJ3:.$HJ32])" office:value-type="float"/>
          <table:table-cell table:number-matrix-columns-spanned="1" table:number-matrix-rows-spanned="1" table:formula="of:=SUM([.DT3:.DT32]=[.$HK3:.$HK32])" office:value-type="float"/>
          <table:table-cell table:number-matrix-columns-spanned="1" table:number-matrix-rows-spanned="1" table:formula="of:=SUM([.DU3:.DU32]=[.$HL3:.$HL32])" office:value-type="float"/>
          <table:table-cell table:number-matrix-columns-spanned="1" table:number-matrix-rows-spanned="1" table:formula="of:=SUM([.DV3:.DV32]=[.$HH3:.$HH32])" office:value-type="float"/>
          <table:table-cell table:number-matrix-columns-spanned="1" table:number-matrix-rows-spanned="1" table:formula="of:=SUM([.DW3:.DW32]=[.$HI3:.$HI32])" office:value-type="float"/>
          <table:table-cell table:number-matrix-columns-spanned="1" table:number-matrix-rows-spanned="1" table:formula="of:=SUM([.DX3:.DX32]=[.$HJ3:.$HJ32])" office:value-type="float"/>
          <table:table-cell table:number-matrix-columns-spanned="1" table:number-matrix-rows-spanned="1" table:formula="of:=SUM([.DY3:.DY32]=[.$HK3:.$HK32])" office:value-type="float"/>
          <table:table-cell table:number-matrix-columns-spanned="1" table:number-matrix-rows-spanned="1" table:formula="of:=SUM([.DZ3:.DZ32]=[.$HL3:.$HL32])" office:value-type="float"/>
          <table:table-cell table:number-matrix-columns-spanned="1" table:number-matrix-rows-spanned="1" table:formula="of:=SUM([.EA3:.EA32]=[.$HH3:.$HH32])" office:value-type="float"/>
          <table:table-cell table:number-matrix-columns-spanned="1" table:number-matrix-rows-spanned="1" table:formula="of:=SUM([.EB3:.EB32]=[.$HI3:.$HI32])" office:value-type="float"/>
          <table:table-cell table:number-matrix-columns-spanned="1" table:number-matrix-rows-spanned="1" table:formula="of:=SUM([.EC3:.EC32]=[.$HJ3:.$HJ32])" office:value-type="float"/>
          <table:table-cell table:number-matrix-columns-spanned="1" table:number-matrix-rows-spanned="1" table:formula="of:=SUM([.ED3:.ED32]=[.$HK3:.$HK32])" office:value-type="float"/>
          <table:table-cell table:number-matrix-columns-spanned="1" table:number-matrix-rows-spanned="1" table:formula="of:=SUM([.EE3:.EE32]=[.$HL3:.$HL32])" office:value-type="float"/>
          <table:table-cell table:number-matrix-columns-spanned="1" table:number-matrix-rows-spanned="1" table:formula="of:=SUM([.EF3:.EF32]=[.$HH3:.$HH32])" office:value-type="float"/>
          <table:table-cell table:number-matrix-columns-spanned="1" table:number-matrix-rows-spanned="1" table:formula="of:=SUM([.EG3:.EG32]=[.$HI3:.$HI32])" office:value-type="float"/>
          <table:table-cell table:number-matrix-columns-spanned="1" table:number-matrix-rows-spanned="1" table:formula="of:=SUM([.EH3:.EH32]=[.$HJ3:.$HJ32])" office:value-type="float"/>
          <table:table-cell table:number-matrix-columns-spanned="1" table:number-matrix-rows-spanned="1" table:formula="of:=SUM([.EI3:.EI32]=[.$HK3:.$HK32])" office:value-type="float"/>
          <table:table-cell table:number-matrix-columns-spanned="1" table:number-matrix-rows-spanned="1" table:formula="of:=SUM([.EJ3:.EJ32]=[.$HL3:.$HL32])" office:value-type="float"/>
          <table:table-cell table:number-matrix-columns-spanned="1" table:number-matrix-rows-spanned="1" table:formula="of:=SUM([.EK3:.EK32]=[.$HH3:.$HH32])" office:value-type="float"/>
          <table:table-cell table:number-matrix-columns-spanned="1" table:number-matrix-rows-spanned="1" table:formula="of:=SUM([.EL3:.EL32]=[.$HI3:.$HI32])" office:value-type="float"/>
          <table:table-cell table:number-matrix-columns-spanned="1" table:number-matrix-rows-spanned="1" table:formula="of:=SUM([.EM3:.EM32]=[.$HJ3:.$HJ32])" office:value-type="float"/>
          <table:table-cell table:number-matrix-columns-spanned="1" table:number-matrix-rows-spanned="1" table:formula="of:=SUM([.EN3:.EN32]=[.$HK3:.$HK32])" office:value-type="float"/>
          <table:table-cell table:number-matrix-columns-spanned="1" table:number-matrix-rows-spanned="1" table:formula="of:=SUM([.EO3:.EO32]=[.$HL3:.$HL32])" office:value-type="float"/>
          <table:table-cell table:number-matrix-columns-spanned="1" table:number-matrix-rows-spanned="1" table:formula="of:=SUM([.EP3:.EP32]=[.$HH3:.$HH32])" office:value-type="float"/>
          <table:table-cell table:number-matrix-columns-spanned="1" table:number-matrix-rows-spanned="1" table:formula="of:=SUM([.EQ3:.EQ32]=[.$HI3:.$HI32])" office:value-type="float"/>
          <table:table-cell table:number-matrix-columns-spanned="1" table:number-matrix-rows-spanned="1" table:formula="of:=SUM([.ER3:.ER32]=[.$HJ3:.$HJ32])" office:value-type="float"/>
          <table:table-cell table:number-matrix-columns-spanned="1" table:number-matrix-rows-spanned="1" table:formula="of:=SUM([.ES3:.ES32]=[.$HK3:.$HK32])" office:value-type="float"/>
          <table:table-cell table:number-matrix-columns-spanned="1" table:number-matrix-rows-spanned="1" table:formula="of:=SUM([.ET3:.ET32]=[.$HL3:.$HL32])" office:value-type="float"/>
          <table:table-cell table:number-matrix-columns-spanned="1" table:number-matrix-rows-spanned="1" table:formula="of:=SUM([.EU3:.EU32]=[.$HH3:.$HH32])" office:value-type="float"/>
          <table:table-cell table:number-matrix-columns-spanned="1" table:number-matrix-rows-spanned="1" table:formula="of:=SUM([.EV3:.EV32]=[.$HI3:.$HI32])" office:value-type="float"/>
          <table:table-cell table:number-matrix-columns-spanned="1" table:number-matrix-rows-spanned="1" table:formula="of:=SUM([.EW3:.EW32]=[.$HJ3:.$HJ32])" office:value-type="float"/>
          <table:table-cell table:number-matrix-columns-spanned="1" table:number-matrix-rows-spanned="1" table:formula="of:=SUM([.EX3:.EX32]=[.$HK3:.$HK32])" office:value-type="float"/>
          <table:table-cell table:number-matrix-columns-spanned="1" table:number-matrix-rows-spanned="1" table:formula="of:=SUM([.EY3:.EY32]=[.$HL3:.$HL32])" office:value-type="float"/>
          <table:table-cell table:number-matrix-columns-spanned="1" table:number-matrix-rows-spanned="1" table:formula="of:=SUM([.EZ3:.EZ32]=[.$HH3:.$HH32])" office:value-type="float"/>
          <table:table-cell table:number-matrix-columns-spanned="1" table:number-matrix-rows-spanned="1" table:formula="of:=SUM([.FA3:.FA32]=[.$HI3:.$HI32])" office:value-type="float"/>
          <table:table-cell table:number-matrix-columns-spanned="1" table:number-matrix-rows-spanned="1" table:formula="of:=SUM([.FB3:.FB32]=[.$HJ3:.$HJ32])" office:value-type="float"/>
          <table:table-cell table:number-matrix-columns-spanned="1" table:number-matrix-rows-spanned="1" table:formula="of:=SUM([.FC3:.FC32]=[.$HK3:.$HK32])" office:value-type="float"/>
          <table:table-cell table:number-matrix-columns-spanned="1" table:number-matrix-rows-spanned="1" table:formula="of:=SUM([.FD3:.FD32]=[.$HL3:.$HL32])" office:value-type="float"/>
          <table:table-cell table:number-matrix-columns-spanned="1" table:number-matrix-rows-spanned="1" table:formula="of:=SUM([.FE3:.FE32]=[.$HH3:.$HH32])" office:value-type="float"/>
          <table:table-cell table:number-matrix-columns-spanned="1" table:number-matrix-rows-spanned="1" table:formula="of:=SUM([.FF3:.FF32]=[.$HI3:.$HI32])" office:value-type="float"/>
          <table:table-cell table:number-matrix-columns-spanned="1" table:number-matrix-rows-spanned="1" table:formula="of:=SUM([.FG3:.FG32]=[.$HJ3:.$HJ32])" office:value-type="float"/>
          <table:table-cell table:number-matrix-columns-spanned="1" table:number-matrix-rows-spanned="1" table:formula="of:=SUM([.FH3:.FH32]=[.$HK3:.$HK32])" office:value-type="float"/>
          <table:table-cell table:number-matrix-columns-spanned="1" table:number-matrix-rows-spanned="1" table:formula="of:=SUM([.FI3:.FI32]=[.$HL3:.$HL32])" office:value-type="float"/>
          <table:table-cell table:number-matrix-columns-spanned="1" table:number-matrix-rows-spanned="1" table:formula="of:=SUM([.FJ3:.FJ32]=[.$HH3:.$HH32])" office:value-type="float"/>
          <table:table-cell table:number-matrix-columns-spanned="1" table:number-matrix-rows-spanned="1" table:formula="of:=SUM([.FK3:.FK32]=[.$HI3:.$HI32])" office:value-type="float"/>
          <table:table-cell table:number-matrix-columns-spanned="1" table:number-matrix-rows-spanned="1" table:formula="of:=SUM([.FL3:.FL32]=[.$HJ3:.$HJ32])" office:value-type="float"/>
          <table:table-cell table:number-matrix-columns-spanned="1" table:number-matrix-rows-spanned="1" table:formula="of:=SUM([.FM3:.FM32]=[.$HK3:.$HK32])" office:value-type="float"/>
          <table:table-cell table:number-matrix-columns-spanned="1" table:number-matrix-rows-spanned="1" table:formula="of:=SUM([.FN3:.FN32]=[.$HL3:.$HL32])" office:value-type="float"/>
          <table:table-cell table:number-matrix-columns-spanned="1" table:number-matrix-rows-spanned="1" table:formula="of:=SUM([.FO3:.FO32]=[.$HH3:.$HH32])" office:value-type="float"/>
          <table:table-cell table:number-matrix-columns-spanned="1" table:number-matrix-rows-spanned="1" table:formula="of:=SUM([.FP3:.FP32]=[.$HI3:.$HI32])" office:value-type="float"/>
          <table:table-cell table:number-matrix-columns-spanned="1" table:number-matrix-rows-spanned="1" table:formula="of:=SUM([.FQ3:.FQ32]=[.$HJ3:.$HJ32])" office:value-type="float"/>
          <table:table-cell table:number-matrix-columns-spanned="1" table:number-matrix-rows-spanned="1" table:formula="of:=SUM([.FR3:.FR32]=[.$HK3:.$HK32])" office:value-type="float"/>
          <table:table-cell table:number-matrix-columns-spanned="1" table:number-matrix-rows-spanned="1" table:formula="of:=SUM([.FS3:.FS32]=[.$HL3:.$HL32])" office:value-type="float"/>
          <table:table-cell table:number-matrix-columns-spanned="1" table:number-matrix-rows-spanned="1" table:formula="of:=SUM([.FT3:.FT32]=[.$HH3:.$HH32])" office:value-type="float"/>
          <table:table-cell table:number-matrix-columns-spanned="1" table:number-matrix-rows-spanned="1" table:formula="of:=SUM([.FU3:.FU32]=[.$HI3:.$HI32])" office:value-type="float"/>
          <table:table-cell table:number-matrix-columns-spanned="1" table:number-matrix-rows-spanned="1" table:formula="of:=SUM([.FV3:.FV32]=[.$HJ3:.$HJ32])" office:value-type="float"/>
          <table:table-cell table:number-matrix-columns-spanned="1" table:number-matrix-rows-spanned="1" table:formula="of:=SUM([.FW3:.FW32]=[.$HK3:.$HK32])" office:value-type="float"/>
          <table:table-cell table:number-matrix-columns-spanned="1" table:number-matrix-rows-spanned="1" table:formula="of:=SUM([.FX3:.FX32]=[.$HL3:.$HL32])" office:value-type="float"/>
          <table:table-cell table:number-matrix-columns-spanned="1" table:number-matrix-rows-spanned="1" table:formula="of:=SUM([.FY3:.FY32]=[.$HH3:.$HH32])" office:value-type="float"/>
          <table:table-cell table:number-matrix-columns-spanned="1" table:number-matrix-rows-spanned="1" table:formula="of:=SUM([.FZ3:.FZ32]=[.$HI3:.$HI32])" office:value-type="float"/>
          <table:table-cell table:number-matrix-columns-spanned="1" table:number-matrix-rows-spanned="1" table:formula="of:=SUM([.GA3:.GA32]=[.$HJ3:.$HJ32])" office:value-type="float"/>
          <table:table-cell table:number-matrix-columns-spanned="1" table:number-matrix-rows-spanned="1" table:formula="of:=SUM([.GB3:.GB32]=[.$HK3:.$HK32])" office:value-type="float"/>
          <table:table-cell table:number-matrix-columns-spanned="1" table:number-matrix-rows-spanned="1" table:formula="of:=SUM([.GC3:.GC32]=[.$HL3:.$HL32])" office:value-type="float"/>
          <table:table-cell table:number-matrix-columns-spanned="1" table:number-matrix-rows-spanned="1" table:formula="of:=SUM([.GD3:.GD32]=[.$HH3:.$HH32])" office:value-type="float"/>
          <table:table-cell table:number-matrix-columns-spanned="1" table:number-matrix-rows-spanned="1" table:formula="of:=SUM([.GE3:.GE32]=[.$HI3:.$HI32])" office:value-type="float"/>
          <table:table-cell table:number-matrix-columns-spanned="1" table:number-matrix-rows-spanned="1" table:formula="of:=SUM([.GF3:.GF32]=[.$HJ3:.$HJ32])" office:value-type="float"/>
          <table:table-cell table:number-matrix-columns-spanned="1" table:number-matrix-rows-spanned="1" table:formula="of:=SUM([.GG3:.GG32]=[.$HK3:.$HK32])" office:value-type="float"/>
          <table:table-cell table:number-matrix-columns-spanned="1" table:number-matrix-rows-spanned="1" table:formula="of:=SUM([.GH3:.GH32]=[.$HL3:.$HL32])" office:value-type="float"/>
          <table:table-cell table:number-matrix-columns-spanned="1" table:number-matrix-rows-spanned="1" table:formula="of:=SUM([.GI3:.GI32]=[.$HH3:.$HH32])" office:value-type="float"/>
          <table:table-cell table:number-matrix-columns-spanned="1" table:number-matrix-rows-spanned="1" table:formula="of:=SUM([.GJ3:.GJ32]=[.$HI3:.$HI32])" office:value-type="float"/>
          <table:table-cell table:number-matrix-columns-spanned="1" table:number-matrix-rows-spanned="1" table:formula="of:=SUM([.GK3:.GK32]=[.$HJ3:.$HJ32])" office:value-type="float"/>
          <table:table-cell table:number-matrix-columns-spanned="1" table:number-matrix-rows-spanned="1" table:formula="of:=SUM([.GL3:.GL32]=[.$HK3:.$HK32])" office:value-type="float"/>
          <table:table-cell table:number-matrix-columns-spanned="1" table:number-matrix-rows-spanned="1" table:formula="of:=SUM([.GM3:.GM32]=[.$HL3:.$HL32])" office:value-type="float"/>
          <table:table-cell table:number-matrix-columns-spanned="1" table:number-matrix-rows-spanned="1" table:formula="of:=SUM([.GN3:.GN32]=[.$HH3:.$HH32])" office:value-type="float"/>
          <table:table-cell table:number-matrix-columns-spanned="1" table:number-matrix-rows-spanned="1" table:formula="of:=SUM([.GO3:.GO32]=[.$HI3:.$HI32])" office:value-type="float"/>
          <table:table-cell table:number-matrix-columns-spanned="1" table:number-matrix-rows-spanned="1" table:formula="of:=SUM([.GP3:.GP32]=[.$HJ3:.$HJ32])" office:value-type="float"/>
          <table:table-cell table:number-matrix-columns-spanned="1" table:number-matrix-rows-spanned="1" table:formula="of:=SUM([.GQ3:.GQ32]=[.$HK3:.$HK32])" office:value-type="float"/>
          <table:table-cell table:number-matrix-columns-spanned="1" table:number-matrix-rows-spanned="1" table:formula="of:=SUM([.GR3:.GR32]=[.$HL3:.$HL32])" office:value-type="float"/>
          <table:table-cell table:number-matrix-columns-spanned="1" table:number-matrix-rows-spanned="1" table:formula="of:=SUM([.GS3:.GS32]=[.$HH3:.$HH32])" office:value-type="float"/>
          <table:table-cell table:number-matrix-columns-spanned="1" table:number-matrix-rows-spanned="1" table:formula="of:=SUM([.GT3:.GT32]=[.$HI3:.$HI32])" office:value-type="float"/>
          <table:table-cell table:style-name="cellWorst" table:number-matrix-columns-spanned="1" table:number-matrix-rows-spanned="1" table:formula="of:=SUM([.GU3:.GU32]=[.$HJ3:.$HJ32])" office:value-type="float"/>
          <table:table-cell table:style-name="cellWorst" table:number-matrix-columns-spanned="1" table:number-matrix-rows-spanned="1" table:formula="of:=SUM([.GV3:.GV32]=[.$HK3:.$HK32])" office:value-type="float"/>
          <table:table-cell table:style-name="cellWorst" table:number-matrix-columns-spanned="1" table:number-matrix-rows-spanned="1" table:formula="of:=SUM([.GW3:.GW32]=[.$HL3:.$HL3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column table:style-name="ta2co129" table:default-cell-style-name="Default"/>
        <table:table-column table:style-name="ta2co130" table:default-cell-style-name="Default"/>
        <table:table-column table:style-name="ta2co131" table:default-cell-style-name="Default"/>
        <table:table-column table:style-name="ta2co132" table:default-cell-style-name="Default"/>
        <table:table-column table:style-name="ta2co133" table:default-cell-style-name="Default"/>
        <table:table-column table:style-name="ta2co134" table:default-cell-style-name="Default"/>
        <table:table-column table:style-name="ta2co135" table:default-cell-style-name="Default"/>
        <table:table-column table:style-name="ta2co136" table:default-cell-style-name="Default"/>
        <table:table-column table:style-name="ta2co137" table:default-cell-style-name="Default"/>
        <table:table-column table:style-name="ta2co138" table:default-cell-style-name="Default"/>
        <table:table-column table:style-name="ta2co139" table:default-cell-style-name="Default"/>
        <table:table-column table:style-name="ta2co140" table:default-cell-style-name="Default"/>
        <table:table-column table:style-name="ta2co141" table:default-cell-style-name="Default"/>
        <table:table-column table:style-name="ta2co142" table:default-cell-style-name="Default"/>
        <table:table-column table:style-name="ta2co143" table:default-cell-style-name="Default"/>
        <table:table-column table:style-name="ta2co144" table:default-cell-style-name="Default"/>
        <table:table-column table:style-name="ta2co145" table:default-cell-style-name="Default"/>
        <table:table-column table:style-name="ta2co146" table:default-cell-style-name="Default"/>
        <table:table-column table:style-name="ta2co147" table:default-cell-style-name="Default"/>
        <table:table-column table:style-name="ta2co148" table:default-cell-style-name="Default"/>
        <table:table-column table:style-name="ta2co149" table:default-cell-style-name="Default"/>
        <table:table-column table:style-name="ta2co150" table:default-cell-style-name="Default"/>
        <table:table-column table:style-name="ta2co151" table:default-cell-style-name="Default"/>
        <table:table-column table:style-name="ta2co152" table:default-cell-style-name="Default"/>
        <table:table-column table:style-name="ta2co153" table:default-cell-style-name="Default"/>
        <table:table-column table:style-name="ta2co154" table:default-cell-style-name="Default"/>
        <table:table-column table:style-name="ta2co155" table:default-cell-style-name="Default"/>
        <table:table-column table:style-name="ta2co156" table:default-cell-style-name="Default"/>
        <table:table-column table:style-name="ta2co157" table:default-cell-style-name="Default"/>
        <table:table-column table:style-name="ta2co158" table:default-cell-style-name="Default"/>
        <table:table-column table:style-name="ta2co159" table:default-cell-style-name="Default"/>
        <table:table-column table:style-name="ta2co160" table:default-cell-style-name="Default"/>
        <table:table-column table:style-name="ta2co161" table:default-cell-style-name="Default"/>
        <table:table-column table:style-name="ta2co162" table:default-cell-style-name="Default"/>
        <table:table-column table:style-name="ta2co163" table:default-cell-style-name="Default"/>
        <table:table-column table:style-name="ta2co164" table:default-cell-style-name="Default"/>
        <table:table-column table:style-name="ta2co165" table:default-cell-style-name="Default"/>
        <table:table-column table:style-name="ta2co166" table:default-cell-style-name="Default"/>
        <table:table-column table:style-name="ta2co167" table:default-cell-style-name="Default"/>
        <table:table-column table:style-name="ta2co168" table:default-cell-style-name="Default"/>
        <table:table-column table:style-name="ta2co169" table:default-cell-style-name="Default"/>
        <table:table-column table:style-name="ta2co170" table:default-cell-style-name="Default"/>
        <table:table-column table:style-name="ta2co171" table:default-cell-style-name="Default"/>
        <table:table-column table:style-name="ta2co172" table:default-cell-style-name="Default"/>
        <table:table-column table:style-name="ta2co173" table:default-cell-style-name="Default"/>
        <table:table-column table:style-name="ta2co174" table:default-cell-style-name="Default"/>
        <table:table-column table:style-name="ta2co175" table:default-cell-style-name="Default"/>
        <table:table-column table:style-name="ta2co176" table:default-cell-style-name="Default"/>
        <table:table-column table:style-name="ta2co177" table:default-cell-style-name="Default"/>
        <table:table-column table:style-name="ta2co178" table:default-cell-style-name="Default"/>
        <table:table-column table:style-name="ta2co179" table:default-cell-style-name="Default"/>
        <table:table-column table:style-name="ta2co180" table:default-cell-style-name="Default"/>
        <table:table-column table:style-name="ta2co181" table:default-cell-style-name="Default"/>
        <table:table-column table:style-name="ta2co182" table:default-cell-style-name="Default"/>
        <table:table-column table:style-name="ta2co183" table:default-cell-style-name="Default"/>
        <table:table-column table:style-name="ta2co184" table:default-cell-style-name="Default"/>
        <table:table-column table:style-name="ta2co185" table:default-cell-style-name="Default"/>
        <table:table-column table:style-name="ta2co186" table:default-cell-style-name="Default"/>
        <table:table-column table:style-name="ta2co187" table:default-cell-style-name="Default"/>
        <table:table-column table:style-name="ta2co188" table:default-cell-style-name="Default"/>
        <table:table-column table:style-name="ta2co189" table:default-cell-style-name="Default"/>
        <table:table-column table:style-name="ta2co190" table:default-cell-style-name="Default"/>
        <table:table-column table:style-name="ta2co191" table:default-cell-style-name="Default"/>
        <table:table-column table:style-name="ta2co192" table:default-cell-style-name="Default"/>
        <table:table-column table:style-name="ta2co193" table:default-cell-style-name="Default"/>
        <table:table-column table:style-name="ta2co194" table:default-cell-style-name="Default"/>
        <table:table-column table:style-name="ta2co195" table:default-cell-style-name="Default"/>
        <table:table-column table:style-name="ta2co196" table:default-cell-style-name="Default"/>
        <table:table-column table:style-name="ta2co197" table:default-cell-style-name="Default"/>
        <table:table-column table:style-name="ta2co198" table:default-cell-style-name="Default"/>
        <table:table-column table:style-name="ta2co199" table:default-cell-style-name="Default"/>
        <table:table-column table:style-name="ta2co200" table:default-cell-style-name="Default"/>
        <table:table-column table:style-name="ta2co201" table:default-cell-style-name="Default"/>
        <table:table-column table:style-name="ta2co202" table:default-cell-style-name="Default"/>
        <table:table-column table:style-name="ta2co203" table:default-cell-style-name="Default"/>
        <table:table-column table:style-name="ta2co204" table:default-cell-style-name="Default"/>
        <table:table-column table:style-name="ta2co205" table:default-cell-style-name="Default"/>
        <table:table-column table:style-name="ta2co206" table:default-cell-style-name="Default"/>
        <table:table-column table:style-name="ta2co207" table:default-cell-style-name="Default"/>
        <table:table-column table:style-name="ta2co208" table:default-cell-style-name="Default"/>
        <table:table-column table:style-name="ta2co209" table:default-cell-style-name="Default"/>
        <table:table-column table:style-name="ta2co210" table:default-cell-style-name="Default"/>
        <table:table-column table:style-name="ta2co211" table:default-cell-style-name="Default"/>
        <table:table-column table:style-name="ta2co212" table:default-cell-style-name="Default"/>
        <table:table-column table:style-name="ta2co213" table:default-cell-style-name="Default"/>
        <table:table-column table:style-name="ta2co214" table:default-cell-style-name="Default"/>
        <table:table-column table:style-name="ta2co215" table:default-cell-style-name="Default"/>
        <table:table-column table:style-name="ta2co216" table:default-cell-style-name="Default"/>
        <table:table-column table:style-name="ta2co217" table:default-cell-style-name="Default"/>
        <table:table-column table:style-name="ta2co218" table:default-cell-style-name="Default"/>
        <table:table-column table:style-name="ta2co219" table:default-cell-style-name="Default"/>
        <table:table-column table:style-name="ta2co220" table:default-cell-style-name="Default"/>
        <table:table-column table:style-name="ta2co221" table:default-cell-style-name="Default"/>
        <table:table-row table:style-name="ro1">
          <table:table-cell office:value-type="string">
            <text:p/>
          </table:table-cell>
          <table:table-cell office:value-type="string">
            <text:p>bm-1/soko-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h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non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flu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2])" office:value-type="float"/>
          <table:table-cell table:formula="of:=SUM([Instances.C3:Instances.C32])" office:value-type="float"/>
          <table:table-cell table:formula="of:=AVERAGE([Instances.D3:Instances.D32])" office:value-type="float"/>
          <table:table-cell table:formula="of:=AVERAGE([Instances.E3:Instances.E32])" office:value-type="float"/>
          <table:table-cell table:formula="of:=AVERAGE([Instances.F3:Instances.F32])" office:value-type="float"/>
          <table:table-cell table:formula="of:=SUM([Instances.G3:Instances.G32])" office:value-type="float"/>
          <table:table-cell table:formula="of:=AVERAGE([Instances.H3:Instances.H32])" office:value-type="float"/>
          <table:table-cell table:formula="of:=AVERAGE([Instances.I3:Instances.I32])" office:value-type="float"/>
          <table:table-cell table:style-name="cellBest" table:formula="of:=AVERAGE([Instances.J3:Instances.J32])" office:value-type="float"/>
          <table:table-cell table:formula="of:=AVERAGE([Instances.K3:Instances.K32])" office:value-type="float"/>
          <table:table-cell table:formula="of:=SUM([Instances.L3:Instances.L32])" office:value-type="float"/>
          <table:table-cell table:formula="of:=AVERAGE([Instances.M3:Instances.M32])" office:value-type="float"/>
          <table:table-cell table:formula="of:=AVERAGE([Instances.N3:Instances.N32])" office:value-type="float"/>
          <table:table-cell table:style-name="cellBest" table:formula="of:=AVERAGE([Instances.O3:Instances.O32])" office:value-type="float"/>
          <table:table-cell table:formula="of:=AVERAGE([Instances.P3:Instances.P32])" office:value-type="float"/>
          <table:table-cell table:formula="of:=SUM([Instances.Q3:Instances.Q32])" office:value-type="float"/>
          <table:table-cell table:formula="of:=AVERAGE([Instances.R3:Instances.R32])" office:value-type="float"/>
          <table:table-cell table:formula="of:=AVERAGE([Instances.S3:Instances.S32])" office:value-type="float"/>
          <table:table-cell table:formula="of:=AVERAGE([Instances.T3:Instances.T32])" office:value-type="float"/>
          <table:table-cell table:formula="of:=AVERAGE([Instances.U3:Instances.U32])" office:value-type="float"/>
          <table:table-cell table:formula="of:=SUM([Instances.V3:Instances.V32])" office:value-type="float"/>
          <table:table-cell table:formula="of:=AVERAGE([Instances.W3:Instances.W32])" office:value-type="float"/>
          <table:table-cell table:formula="of:=AVERAGE([Instances.X3:Instances.X32])" office:value-type="float"/>
          <table:table-cell table:formula="of:=AVERAGE([Instances.Y3:Instances.Y32])" office:value-type="float"/>
          <table:table-cell table:formula="of:=AVERAGE([Instances.Z3:Instances.Z32])" office:value-type="float"/>
          <table:table-cell table:formula="of:=SUM([Instances.AA3:Instances.AA32])" office:value-type="float"/>
          <table:table-cell table:formula="of:=AVERAGE([Instances.AB3:Instances.AB32])" office:value-type="float"/>
          <table:table-cell table:formula="of:=AVERAGE([Instances.AC3:Instances.AC32])" office:value-type="float"/>
          <table:table-cell table:formula="of:=AVERAGE([Instances.AD3:Instances.AD32])" office:value-type="float"/>
          <table:table-cell table:formula="of:=AVERAGE([Instances.AE3:Instances.AE32])" office:value-type="float"/>
          <table:table-cell table:formula="of:=SUM([Instances.AF3:Instances.AF32])" office:value-type="float"/>
          <table:table-cell table:formula="of:=AVERAGE([Instances.AG3:Instances.AG32])" office:value-type="float"/>
          <table:table-cell table:formula="of:=AVERAGE([Instances.AH3:Instances.AH32])" office:value-type="float"/>
          <table:table-cell table:formula="of:=AVERAGE([Instances.AI3:Instances.AI32])" office:value-type="float"/>
          <table:table-cell table:formula="of:=AVERAGE([Instances.AJ3:Instances.AJ32])" office:value-type="float"/>
          <table:table-cell table:style-name="cellBest" table:formula="of:=SUM([Instances.AK3:Instances.AK32])" office:value-type="float"/>
          <table:table-cell table:formula="of:=AVERAGE([Instances.AL3:Instances.AL32])" office:value-type="float"/>
          <table:table-cell table:formula="of:=AVERAGE([Instances.AM3:Instances.AM32])" office:value-type="float"/>
          <table:table-cell table:formula="of:=AVERAGE([Instances.AN3:Instances.AN32])" office:value-type="float"/>
          <table:table-cell table:formula="of:=AVERAGE([Instances.AO3:Instances.AO32])" office:value-type="float"/>
          <table:table-cell table:formula="of:=SUM([Instances.AP3:Instances.AP32])" office:value-type="float"/>
          <table:table-cell table:formula="of:=AVERAGE([Instances.AQ3:Instances.AQ32])" office:value-type="float"/>
          <table:table-cell table:formula="of:=AVERAGE([Instances.AR3:Instances.AR32])" office:value-type="float"/>
          <table:table-cell table:formula="of:=AVERAGE([Instances.AS3:Instances.AS32])" office:value-type="float"/>
          <table:table-cell table:formula="of:=AVERAGE([Instances.AT3:Instances.AT32])" office:value-type="float"/>
          <table:table-cell table:style-name="cellBest" table:formula="of:=SUM([Instances.AU3:Instances.AU32])" office:value-type="float"/>
          <table:table-cell table:formula="of:=AVERAGE([Instances.AV3:Instances.AV32])" office:value-type="float"/>
          <table:table-cell table:formula="of:=AVERAGE([Instances.AW3:Instances.AW32])" office:value-type="float"/>
          <table:table-cell table:formula="of:=AVERAGE([Instances.AX3:Instances.AX32])" office:value-type="float"/>
          <table:table-cell table:formula="of:=AVERAGE([Instances.AY3:Instances.AY32])" office:value-type="float"/>
          <table:table-cell table:style-name="cellBest" table:formula="of:=SUM([Instances.AZ3:Instances.AZ32])" office:value-type="float"/>
          <table:table-cell table:formula="of:=AVERAGE([Instances.BA3:Instances.BA32])" office:value-type="float"/>
          <table:table-cell table:formula="of:=AVERAGE([Instances.BB3:Instances.BB32])" office:value-type="float"/>
          <table:table-cell table:formula="of:=AVERAGE([Instances.BC3:Instances.BC32])" office:value-type="float"/>
          <table:table-cell table:formula="of:=AVERAGE([Instances.BD3:Instances.BD32])" office:value-type="float"/>
          <table:table-cell table:formula="of:=SUM([Instances.BE3:Instances.BE32])" office:value-type="float"/>
          <table:table-cell table:formula="of:=AVERAGE([Instances.BF3:Instances.BF32])" office:value-type="float"/>
          <table:table-cell table:formula="of:=AVERAGE([Instances.BG3:Instances.BG32])" office:value-type="float"/>
          <table:table-cell table:formula="of:=AVERAGE([Instances.BH3:Instances.BH32])" office:value-type="float"/>
          <table:table-cell table:formula="of:=AVERAGE([Instances.BI3:Instances.BI32])" office:value-type="float"/>
          <table:table-cell table:formula="of:=SUM([Instances.BJ3:Instances.BJ32])" office:value-type="float"/>
          <table:table-cell table:formula="of:=AVERAGE([Instances.BK3:Instances.BK32])" office:value-type="float"/>
          <table:table-cell table:formula="of:=AVERAGE([Instances.BL3:Instances.BL32])" office:value-type="float"/>
          <table:table-cell table:formula="of:=AVERAGE([Instances.BM3:Instances.BM32])" office:value-type="float"/>
          <table:table-cell table:formula="of:=AVERAGE([Instances.BN3:Instances.BN32])" office:value-type="float"/>
          <table:table-cell table:formula="of:=SUM([Instances.BO3:Instances.BO32])" office:value-type="float"/>
          <table:table-cell table:formula="of:=AVERAGE([Instances.BP3:Instances.BP32])" office:value-type="float"/>
          <table:table-cell table:formula="of:=AVERAGE([Instances.BQ3:Instances.BQ32])" office:value-type="float"/>
          <table:table-cell table:formula="of:=AVERAGE([Instances.BR3:Instances.BR32])" office:value-type="float"/>
          <table:table-cell table:formula="of:=AVERAGE([Instances.BS3:Instances.BS32])" office:value-type="float"/>
          <table:table-cell table:formula="of:=SUM([Instances.BT3:Instances.BT32])" office:value-type="float"/>
          <table:table-cell table:formula="of:=AVERAGE([Instances.BU3:Instances.BU32])" office:value-type="float"/>
          <table:table-cell table:formula="of:=AVERAGE([Instances.BV3:Instances.BV32])" office:value-type="float"/>
          <table:table-cell table:formula="of:=AVERAGE([Instances.BW3:Instances.BW32])" office:value-type="float"/>
          <table:table-cell table:formula="of:=AVERAGE([Instances.BX3:Instances.BX32])" office:value-type="float"/>
          <table:table-cell table:formula="of:=SUM([Instances.BY3:Instances.BY32])" office:value-type="float"/>
          <table:table-cell table:formula="of:=AVERAGE([Instances.BZ3:Instances.BZ32])" office:value-type="float"/>
          <table:table-cell table:formula="of:=AVERAGE([Instances.CA3:Instances.CA32])" office:value-type="float"/>
          <table:table-cell table:style-name="cellBest" table:formula="of:=AVERAGE([Instances.CB3:Instances.CB32])" office:value-type="float"/>
          <table:table-cell table:formula="of:=AVERAGE([Instances.CC3:Instances.CC32])" office:value-type="float"/>
          <table:table-cell table:formula="of:=SUM([Instances.CD3:Instances.CD32])" office:value-type="float"/>
          <table:table-cell table:formula="of:=AVERAGE([Instances.CE3:Instances.CE32])" office:value-type="float"/>
          <table:table-cell table:formula="of:=AVERAGE([Instances.CF3:Instances.CF32])" office:value-type="float"/>
          <table:table-cell table:formula="of:=AVERAGE([Instances.CG3:Instances.CG32])" office:value-type="float"/>
          <table:table-cell table:formula="of:=AVERAGE([Instances.CH3:Instances.CH32])" office:value-type="float"/>
          <table:table-cell table:style-name="cellBest" table:formula="of:=SUM([Instances.CI3:Instances.CI32])" office:value-type="float"/>
          <table:table-cell table:formula="of:=AVERAGE([Instances.CJ3:Instances.CJ32])" office:value-type="float"/>
          <table:table-cell table:formula="of:=AVERAGE([Instances.CK3:Instances.CK32])" office:value-type="float"/>
          <table:table-cell table:formula="of:=AVERAGE([Instances.CL3:Instances.CL32])" office:value-type="float"/>
          <table:table-cell table:formula="of:=AVERAGE([Instances.CM3:Instances.CM32])" office:value-type="float"/>
          <table:table-cell table:formula="of:=SUM([Instances.CN3:Instances.CN32])" office:value-type="float"/>
          <table:table-cell table:formula="of:=AVERAGE([Instances.CO3:Instances.CO32])" office:value-type="float"/>
          <table:table-cell table:formula="of:=AVERAGE([Instances.CP3:Instances.CP32])" office:value-type="float"/>
          <table:table-cell table:formula="of:=AVERAGE([Instances.CQ3:Instances.CQ32])" office:value-type="float"/>
          <table:table-cell table:formula="of:=AVERAGE([Instances.CR3:Instances.CR32])" office:value-type="float"/>
          <table:table-cell table:formula="of:=SUM([Instances.CS3:Instances.CS32])" office:value-type="float"/>
          <table:table-cell table:formula="of:=AVERAGE([Instances.CT3:Instances.CT32])" office:value-type="float"/>
          <table:table-cell table:formula="of:=AVERAGE([Instances.CU3:Instances.CU32])" office:value-type="float"/>
          <table:table-cell table:formula="of:=AVERAGE([Instances.CV3:Instances.CV32])" office:value-type="float"/>
          <table:table-cell table:formula="of:=AVERAGE([Instances.CW3:Instances.CW32])" office:value-type="float"/>
          <table:table-cell table:formula="of:=SUM([Instances.CX3:Instances.CX32])" office:value-type="float"/>
          <table:table-cell table:formula="of:=AVERAGE([Instances.CY3:Instances.CY32])" office:value-type="float"/>
          <table:table-cell table:formula="of:=AVERAGE([Instances.CZ3:Instances.CZ32])" office:value-type="float"/>
          <table:table-cell table:formula="of:=AVERAGE([Instances.DA3:Instances.DA32])" office:value-type="float"/>
          <table:table-cell table:style-name="cellWorst" table:formula="of:=AVERAGE([Instances.DB3:Instances.DB32])" office:value-type="float"/>
          <table:table-cell table:style-name="cellWorst" table:formula="of:=SUM([Instances.DC3:Instances.DC32])" office:value-type="float"/>
          <table:table-cell table:formula="of:=AVERAGE([Instances.DD3:Instances.DD32])" office:value-type="float"/>
          <table:table-cell table:formula="of:=AVERAGE([Instances.DE3:Instances.DE32])" office:value-type="float"/>
          <table:table-cell table:formula="of:=AVERAGE([Instances.DF3:Instances.DF32])" office:value-type="float"/>
          <table:table-cell table:formula="of:=AVERAGE([Instances.DG3:Instances.DG32])" office:value-type="float"/>
          <table:table-cell table:formula="of:=SUM([Instances.DH3:Instances.DH32])" office:value-type="float"/>
          <table:table-cell table:formula="of:=AVERAGE([Instances.DI3:Instances.DI32])" office:value-type="float"/>
          <table:table-cell table:formula="of:=AVERAGE([Instances.DJ3:Instances.DJ32])" office:value-type="float"/>
          <table:table-cell table:formula="of:=AVERAGE([Instances.DK3:Instances.DK32])" office:value-type="float"/>
          <table:table-cell table:formula="of:=AVERAGE([Instances.DL3:Instances.DL32])" office:value-type="float"/>
          <table:table-cell table:style-name="cellBest" table:formula="of:=SUM([Instances.DM3:Instances.DM32])" office:value-type="float"/>
          <table:table-cell table:formula="of:=AVERAGE([Instances.DN3:Instances.DN32])" office:value-type="float"/>
          <table:table-cell table:formula="of:=AVERAGE([Instances.DO3:Instances.DO32])" office:value-type="float"/>
          <table:table-cell table:formula="of:=AVERAGE([Instances.DP3:Instances.DP32])" office:value-type="float"/>
          <table:table-cell table:formula="of:=AVERAGE([Instances.DQ3:Instances.DQ32])" office:value-type="float"/>
          <table:table-cell table:formula="of:=SUM([Instances.DR3:Instances.DR32])" office:value-type="float"/>
          <table:table-cell table:formula="of:=AVERAGE([Instances.DS3:Instances.DS32])" office:value-type="float"/>
          <table:table-cell table:formula="of:=AVERAGE([Instances.DT3:Instances.DT32])" office:value-type="float"/>
          <table:table-cell table:formula="of:=AVERAGE([Instances.DU3:Instances.DU32])" office:value-type="float"/>
          <table:table-cell table:formula="of:=AVERAGE([Instances.DV3:Instances.DV32])" office:value-type="float"/>
          <table:table-cell table:formula="of:=SUM([Instances.DW3:Instances.DW32])" office:value-type="float"/>
          <table:table-cell table:formula="of:=AVERAGE([Instances.DX3:Instances.DX32])" office:value-type="float"/>
          <table:table-cell table:formula="of:=AVERAGE([Instances.DY3:Instances.DY32])" office:value-type="float"/>
          <table:table-cell table:formula="of:=AVERAGE([Instances.DZ3:Instances.DZ32])" office:value-type="float"/>
          <table:table-cell table:formula="of:=AVERAGE([Instances.EA3:Instances.EA32])" office:value-type="float"/>
          <table:table-cell table:formula="of:=SUM([Instances.EB3:Instances.EB32])" office:value-type="float"/>
          <table:table-cell table:formula="of:=AVERAGE([Instances.EC3:Instances.EC32])" office:value-type="float"/>
          <table:table-cell table:formula="of:=AVERAGE([Instances.ED3:Instances.ED32])" office:value-type="float"/>
          <table:table-cell table:formula="of:=AVERAGE([Instances.EE3:Instances.EE32])" office:value-type="float"/>
          <table:table-cell table:formula="of:=AVERAGE([Instances.EF3:Instances.EF32])" office:value-type="float"/>
          <table:table-cell table:formula="of:=SUM([Instances.EG3:Instances.EG32])" office:value-type="float"/>
          <table:table-cell table:formula="of:=AVERAGE([Instances.EH3:Instances.EH32])" office:value-type="float"/>
          <table:table-cell table:formula="of:=AVERAGE([Instances.EI3:Instances.EI32])" office:value-type="float"/>
          <table:table-cell table:formula="of:=AVERAGE([Instances.EJ3:Instances.EJ32])" office:value-type="float"/>
          <table:table-cell table:formula="of:=AVERAGE([Instances.EK3:Instances.EK32])" office:value-type="float"/>
          <table:table-cell table:formula="of:=SUM([Instances.EL3:Instances.EL32])" office:value-type="float"/>
          <table:table-cell table:formula="of:=AVERAGE([Instances.EM3:Instances.EM32])" office:value-type="float"/>
          <table:table-cell table:formula="of:=AVERAGE([Instances.EN3:Instances.EN32])" office:value-type="float"/>
          <table:table-cell table:formula="of:=AVERAGE([Instances.EO3:Instances.EO32])" office:value-type="float"/>
          <table:table-cell table:style-name="cellBest" table:formula="of:=AVERAGE([Instances.EP3:Instances.EP32])" office:value-type="float"/>
          <table:table-cell table:formula="of:=SUM([Instances.EQ3:Instances.EQ32])" office:value-type="float"/>
          <table:table-cell table:style-name="cellBest" table:formula="of:=AVERAGE([Instances.ER3:Instances.ER32])" office:value-type="float"/>
          <table:table-cell table:style-name="cellBest" table:formula="of:=AVERAGE([Instances.ES3:Instances.ES32])" office:value-type="float"/>
          <table:table-cell table:formula="of:=AVERAGE([Instances.ET3:Instances.ET32])" office:value-type="float"/>
          <table:table-cell table:formula="of:=AVERAGE([Instances.EU3:Instances.EU32])" office:value-type="float"/>
          <table:table-cell table:formula="of:=SUM([Instances.EV3:Instances.EV32])" office:value-type="float"/>
          <table:table-cell table:formula="of:=AVERAGE([Instances.EW3:Instances.EW32])" office:value-type="float"/>
          <table:table-cell table:formula="of:=AVERAGE([Instances.EX3:Instances.EX32])" office:value-type="float"/>
          <table:table-cell table:formula="of:=AVERAGE([Instances.EY3:Instances.EY32])" office:value-type="float"/>
          <table:table-cell table:formula="of:=AVERAGE([Instances.EZ3:Instances.EZ32])" office:value-type="float"/>
          <table:table-cell table:formula="of:=SUM([Instances.FA3:Instances.FA32])" office:value-type="float"/>
          <table:table-cell table:formula="of:=AVERAGE([Instances.FB3:Instances.FB32])" office:value-type="float"/>
          <table:table-cell table:formula="of:=AVERAGE([Instances.FC3:Instances.FC32])" office:value-type="float"/>
          <table:table-cell table:formula="of:=AVERAGE([Instances.FD3:Instances.FD32])" office:value-type="float"/>
          <table:table-cell table:formula="of:=AVERAGE([Instances.FE3:Instances.FE32])" office:value-type="float"/>
          <table:table-cell table:formula="of:=SUM([Instances.FF3:Instances.FF32])" office:value-type="float"/>
          <table:table-cell table:formula="of:=AVERAGE([Instances.FG3:Instances.FG32])" office:value-type="float"/>
          <table:table-cell table:formula="of:=AVERAGE([Instances.FH3:Instances.FH32])" office:value-type="float"/>
          <table:table-cell table:formula="of:=AVERAGE([Instances.FI3:Instances.FI32])" office:value-type="float"/>
          <table:table-cell table:formula="of:=AVERAGE([Instances.FJ3:Instances.FJ32])" office:value-type="float"/>
          <table:table-cell table:formula="of:=SUM([Instances.FK3:Instances.FK32])" office:value-type="float"/>
          <table:table-cell table:formula="of:=AVERAGE([Instances.FL3:Instances.FL32])" office:value-type="float"/>
          <table:table-cell table:formula="of:=AVERAGE([Instances.FM3:Instances.FM32])" office:value-type="float"/>
          <table:table-cell table:formula="of:=AVERAGE([Instances.FN3:Instances.FN32])" office:value-type="float"/>
          <table:table-cell table:formula="of:=AVERAGE([Instances.FO3:Instances.FO32])" office:value-type="float"/>
          <table:table-cell table:formula="of:=SUM([Instances.FP3:Instances.FP32])" office:value-type="float"/>
          <table:table-cell table:formula="of:=AVERAGE([Instances.FQ3:Instances.FQ32])" office:value-type="float"/>
          <table:table-cell table:formula="of:=AVERAGE([Instances.FR3:Instances.FR32])" office:value-type="float"/>
          <table:table-cell table:style-name="cellBest" table:formula="of:=AVERAGE([Instances.FS3:Instances.FS32])" office:value-type="float"/>
          <table:table-cell table:formula="of:=AVERAGE([Instances.FT3:Instances.FT32])" office:value-type="float"/>
          <table:table-cell table:formula="of:=SUM([Instances.FU3:Instances.FU32])" office:value-type="float"/>
          <table:table-cell table:formula="of:=AVERAGE([Instances.FV3:Instances.FV32])" office:value-type="float"/>
          <table:table-cell table:formula="of:=AVERAGE([Instances.FW3:Instances.FW32])" office:value-type="float"/>
          <table:table-cell table:formula="of:=AVERAGE([Instances.FX3:Instances.FX32])" office:value-type="float"/>
          <table:table-cell table:formula="of:=AVERAGE([Instances.FY3:Instances.FY32])" office:value-type="float"/>
          <table:table-cell table:formula="of:=SUM([Instances.FZ3:Instances.FZ32])" office:value-type="float"/>
          <table:table-cell table:formula="of:=AVERAGE([Instances.GA3:Instances.GA32])" office:value-type="float"/>
          <table:table-cell table:formula="of:=AVERAGE([Instances.GB3:Instances.GB32])" office:value-type="float"/>
          <table:table-cell table:formula="of:=AVERAGE([Instances.GC3:Instances.GC32])" office:value-type="float"/>
          <table:table-cell table:formula="of:=AVERAGE([Instances.GD3:Instances.GD32])" office:value-type="float"/>
          <table:table-cell table:formula="of:=SUM([Instances.GE3:Instances.GE32])" office:value-type="float"/>
          <table:table-cell table:formula="of:=AVERAGE([Instances.GF3:Instances.GF32])" office:value-type="float"/>
          <table:table-cell table:formula="of:=AVERAGE([Instances.GG3:Instances.GG32])" office:value-type="float"/>
          <table:table-cell table:formula="of:=AVERAGE([Instances.GH3:Instances.GH32])" office:value-type="float"/>
          <table:table-cell table:formula="of:=AVERAGE([Instances.GI3:Instances.GI32])" office:value-type="float"/>
          <table:table-cell table:formula="of:=SUM([Instances.GJ3:Instances.GJ32])" office:value-type="float"/>
          <table:table-cell table:formula="of:=AVERAGE([Instances.GK3:Instances.GK32])" office:value-type="float"/>
          <table:table-cell table:formula="of:=AVERAGE([Instances.GL3:Instances.GL32])" office:value-type="float"/>
          <table:table-cell table:formula="of:=AVERAGE([Instances.GM3:Instances.GM32])" office:value-type="float"/>
          <table:table-cell table:formula="of:=AVERAGE([Instances.GN3:Instances.GN32])" office:value-type="float"/>
          <table:table-cell table:formula="of:=SUM([Instances.GO3:Instances.GO32])" office:value-type="float"/>
          <table:table-cell table:formula="of:=AVERAGE([Instances.GP3:Instances.GP32])" office:value-type="float"/>
          <table:table-cell table:formula="of:=AVERAGE([Instances.GQ3:Instances.GQ32])" office:value-type="float"/>
          <table:table-cell table:formula="of:=AVERAGE([Instances.GR3:Instances.GR32])" office:value-type="float"/>
          <table:table-cell table:formula="of:=AVERAGE([Instances.GS3:Instances.GS32])" office:value-type="float"/>
          <table:table-cell table:formula="of:=SUM([Instances.GT3:Instances.GT32])" office:value-type="float"/>
          <table:table-cell table:style-name="cellWorst" table:formula="of:=AVERAGE([Instances.GU3:Instances.GU32])" office:value-type="float"/>
          <table:table-cell table:style-name="cellWorst" table:formula="of:=AVERAGE([Instances.GV3:Instances.GV32])" office:value-type="float"/>
          <table:table-cell table:style-name="cellWorst" table:formula="of:=AVERAGE([Instances.GW3:Instances.GW32])" office:value-type="float"/>
          <table:table-cell table:formula="of:=MI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/>
          <table:table-cell table:formula="of:=MI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/>
          <table:table-cell table:formula="of:=MI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/>
          <table:table-cell table:formula="of:=MI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/>
          <table:table-cell table:formula="of:=MI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/>
          <table:table-cell table:formula="of:=MEDIA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/>
          <table:table-cell table:formula="of:=MEDIA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/>
          <table:table-cell table:formula="of:=MEDIA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/>
          <table:table-cell table:formula="of:=MEDIA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/>
          <table:table-cell table:formula="of:=MEDIA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/>
          <table:table-cell table:formula="of:=MAX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/>
          <table:table-cell table:formula="of:=MAX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/>
          <table:table-cell table:formula="of:=MAX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/>
          <table:table-cell table:formula="of:=MAX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/>
          <table:table-cell table:formula="of:=MAX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style-name="cellBest"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style-name="cellBest"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style-name="cellBest"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style-name="cellBest"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style-name="cellBest"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style-name="cellBest"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style-name="cellBest"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style-name="cellWorst" table:formula="of:=SUM([.DB3:.DB3])" office:value-type="float"/>
          <table:table-cell table:style-name="cellWorst"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style-name="cellBest"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  <table:table-cell table:formula="of:=SUM([.DW3:.DW3])" office:value-type="float"/>
          <table:table-cell table:formula="of:=SUM([.DX3:.DX3])" office:value-type="float"/>
          <table:table-cell table:formula="of:=SUM([.DY3:.DY3])" office:value-type="float"/>
          <table:table-cell table:formula="of:=SUM([.DZ3:.DZ3])" office:value-type="float"/>
          <table:table-cell table:formula="of:=SUM([.EA3:.EA3])" office:value-type="float"/>
          <table:table-cell table:formula="of:=SUM([.EB3:.EB3])" office:value-type="float"/>
          <table:table-cell table:formula="of:=SUM([.EC3:.EC3])" office:value-type="float"/>
          <table:table-cell table:formula="of:=SUM([.ED3:.ED3])" office:value-type="float"/>
          <table:table-cell table:formula="of:=SUM([.EE3:.EE3])" office:value-type="float"/>
          <table:table-cell table:formula="of:=SUM([.EF3:.EF3])" office:value-type="float"/>
          <table:table-cell table:formula="of:=SUM([.EG3:.EG3])" office:value-type="float"/>
          <table:table-cell table:formula="of:=SUM([.EH3:.EH3])" office:value-type="float"/>
          <table:table-cell table:formula="of:=SUM([.EI3:.EI3])" office:value-type="float"/>
          <table:table-cell table:formula="of:=SUM([.EJ3:.EJ3])" office:value-type="float"/>
          <table:table-cell table:formula="of:=SUM([.EK3:.EK3])" office:value-type="float"/>
          <table:table-cell table:formula="of:=SUM([.EL3:.EL3])" office:value-type="float"/>
          <table:table-cell table:formula="of:=SUM([.EM3:.EM3])" office:value-type="float"/>
          <table:table-cell table:formula="of:=SUM([.EN3:.EN3])" office:value-type="float"/>
          <table:table-cell table:formula="of:=SUM([.EO3:.EO3])" office:value-type="float"/>
          <table:table-cell table:style-name="cellBest" table:formula="of:=SUM([.EP3:.EP3])" office:value-type="float"/>
          <table:table-cell table:formula="of:=SUM([.EQ3:.EQ3])" office:value-type="float"/>
          <table:table-cell table:style-name="cellBest" table:formula="of:=SUM([.ER3:.ER3])" office:value-type="float"/>
          <table:table-cell table:style-name="cellBest" table:formula="of:=SUM([.ES3:.ES3])" office:value-type="float"/>
          <table:table-cell table:formula="of:=SUM([.ET3:.ET3])" office:value-type="float"/>
          <table:table-cell table:formula="of:=SUM([.EU3:.EU3])" office:value-type="float"/>
          <table:table-cell table:formula="of:=SUM([.EV3:.EV3])" office:value-type="float"/>
          <table:table-cell table:formula="of:=SUM([.EW3:.EW3])" office:value-type="float"/>
          <table:table-cell table:formula="of:=SUM([.EX3:.EX3])" office:value-type="float"/>
          <table:table-cell table:formula="of:=SUM([.EY3:.EY3])" office:value-type="float"/>
          <table:table-cell table:formula="of:=SUM([.EZ3:.EZ3])" office:value-type="float"/>
          <table:table-cell table:formula="of:=SUM([.FA3:.FA3])" office:value-type="float"/>
          <table:table-cell table:formula="of:=SUM([.FB3:.FB3])" office:value-type="float"/>
          <table:table-cell table:formula="of:=SUM([.FC3:.FC3])" office:value-type="float"/>
          <table:table-cell table:formula="of:=SUM([.FD3:.FD3])" office:value-type="float"/>
          <table:table-cell table:formula="of:=SUM([.FE3:.FE3])" office:value-type="float"/>
          <table:table-cell table:formula="of:=SUM([.FF3:.FF3])" office:value-type="float"/>
          <table:table-cell table:formula="of:=SUM([.FG3:.FG3])" office:value-type="float"/>
          <table:table-cell table:formula="of:=SUM([.FH3:.FH3])" office:value-type="float"/>
          <table:table-cell table:formula="of:=SUM([.FI3:.FI3])" office:value-type="float"/>
          <table:table-cell table:formula="of:=SUM([.FJ3:.FJ3])" office:value-type="float"/>
          <table:table-cell table:formula="of:=SUM([.FK3:.FK3])" office:value-type="float"/>
          <table:table-cell table:formula="of:=SUM([.FL3:.FL3])" office:value-type="float"/>
          <table:table-cell table:formula="of:=SUM([.FM3:.FM3])" office:value-type="float"/>
          <table:table-cell table:formula="of:=SUM([.FN3:.FN3])" office:value-type="float"/>
          <table:table-cell table:formula="of:=SUM([.FO3:.FO3])" office:value-type="float"/>
          <table:table-cell table:formula="of:=SUM([.FP3:.FP3])" office:value-type="float"/>
          <table:table-cell table:formula="of:=SUM([.FQ3:.FQ3])" office:value-type="float"/>
          <table:table-cell table:formula="of:=SUM([.FR3:.FR3])" office:value-type="float"/>
          <table:table-cell table:style-name="cellBest" table:formula="of:=SUM([.FS3:.FS3])" office:value-type="float"/>
          <table:table-cell table:formula="of:=SUM([.FT3:.FT3])" office:value-type="float"/>
          <table:table-cell table:formula="of:=SUM([.FU3:.FU3])" office:value-type="float"/>
          <table:table-cell table:formula="of:=SUM([.FV3:.FV3])" office:value-type="float"/>
          <table:table-cell table:formula="of:=SUM([.FW3:.FW3])" office:value-type="float"/>
          <table:table-cell table:formula="of:=SUM([.FX3:.FX3])" office:value-type="float"/>
          <table:table-cell table:formula="of:=SUM([.FY3:.FY3])" office:value-type="float"/>
          <table:table-cell table:formula="of:=SUM([.FZ3:.FZ3])" office:value-type="float"/>
          <table:table-cell table:formula="of:=SUM([.GA3:.GA3])" office:value-type="float"/>
          <table:table-cell table:formula="of:=SUM([.GB3:.GB3])" office:value-type="float"/>
          <table:table-cell table:formula="of:=SUM([.GC3:.GC3])" office:value-type="float"/>
          <table:table-cell table:formula="of:=SUM([.GD3:.GD3])" office:value-type="float"/>
          <table:table-cell table:formula="of:=SUM([.GE3:.GE3])" office:value-type="float"/>
          <table:table-cell table:formula="of:=SUM([.GF3:.GF3])" office:value-type="float"/>
          <table:table-cell table:formula="of:=SUM([.GG3:.GG3])" office:value-type="float"/>
          <table:table-cell table:formula="of:=SUM([.GH3:.GH3])" office:value-type="float"/>
          <table:table-cell table:formula="of:=SUM([.GI3:.GI3])" office:value-type="float"/>
          <table:table-cell table:formula="of:=SUM([.GJ3:.GJ3])" office:value-type="float"/>
          <table:table-cell table:formula="of:=SUM([.GK3:.GK3])" office:value-type="float"/>
          <table:table-cell table:formula="of:=SUM([.GL3:.GL3])" office:value-type="float"/>
          <table:table-cell table:formula="of:=SUM([.GM3:.GM3])" office:value-type="float"/>
          <table:table-cell table:formula="of:=SUM([.GN3:.GN3])" office:value-type="float"/>
          <table:table-cell table:formula="of:=SUM([.GO3:.GO3])" office:value-type="float"/>
          <table:table-cell table:formula="of:=SUM([.GP3:.GP3])" office:value-type="float"/>
          <table:table-cell table:formula="of:=SUM([.GQ3:.GQ3])" office:value-type="float"/>
          <table:table-cell table:formula="of:=SUM([.GR3:.GR3])" office:value-type="float"/>
          <table:table-cell table:formula="of:=SUM([.GS3:.GS3])" office:value-type="float"/>
          <table:table-cell table:formula="of:=SUM([.GT3:.GT3])" office:value-type="float"/>
          <table:table-cell table:style-name="cellWorst" table:formula="of:=SUM([.GU3:.GU3])" office:value-type="float"/>
          <table:table-cell table:style-name="cellWorst" table:formula="of:=SUM([.GV3:.GV3])" office:value-type="float"/>
          <table:table-cell table:style-name="cellWorst" table:formula="of:=SUM([.GW3:.GW3])" office:value-type="float"/>
          <table:table-cell table:formula="of:=SUM([.GX3:.GX3])" office:value-type="float"/>
          <table:table-cell table:formula="of:=SUM([.GY3:.GY3])" office:value-type="float"/>
          <table:table-cell table:formula="of:=SUM([.GZ3:.GZ3])" office:value-type="float"/>
          <table:table-cell table:formula="of:=SUM([.HA3:.HA3])" office:value-type="float"/>
          <table:table-cell table:formula="of:=SUM([.HB3:.HB3])" office:value-type="float"/>
          <table:table-cell table:formula="of:=SUM([.HC3:.HC3])" office:value-type="float"/>
          <table:table-cell table:formula="of:=SUM([.HD3:.HD3])" office:value-type="float"/>
          <table:table-cell table:formula="of:=SUM([.HE3:.HE3])" office:value-type="float"/>
          <table:table-cell table:formula="of:=SUM([.HF3:.HF3])" office:value-type="float"/>
          <table:table-cell table:formula="of:=SUM([.HG3:.HG3])" office:value-type="float"/>
          <table:table-cell table:formula="of:=SUM([.HH3:.HH3])" office:value-type="float"/>
          <table:table-cell table:formula="of:=SUM([.HI3:.HI3])" office:value-type="float"/>
          <table:table-cell table:formula="of:=SUM([.HJ3:.HJ3])" office:value-type="float"/>
          <table:table-cell table:formula="of:=SUM([.HK3:.HK3])" office:value-type="float"/>
          <table:table-cell table:formula="of:=SUM([.HL3:.HL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style-name="cellBest"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style-name="cellBest"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style-name="cellBest"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style-name="cellBest"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style-name="cellBest"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style-name="cellBest"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style-name="cellBest"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style-name="cellWorst" table:formula="of:=AVERAGE([.DB3:.DB3])" office:value-type="float"/>
          <table:table-cell table:style-name="cellWorst"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style-name="cellBest"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  <table:table-cell table:formula="of:=AVERAGE([.DW3:.DW3])" office:value-type="float"/>
          <table:table-cell table:formula="of:=AVERAGE([.DX3:.DX3])" office:value-type="float"/>
          <table:table-cell table:formula="of:=AVERAGE([.DY3:.DY3])" office:value-type="float"/>
          <table:table-cell table:formula="of:=AVERAGE([.DZ3:.DZ3])" office:value-type="float"/>
          <table:table-cell table:formula="of:=AVERAGE([.EA3:.EA3])" office:value-type="float"/>
          <table:table-cell table:formula="of:=AVERAGE([.EB3:.EB3])" office:value-type="float"/>
          <table:table-cell table:formula="of:=AVERAGE([.EC3:.EC3])" office:value-type="float"/>
          <table:table-cell table:formula="of:=AVERAGE([.ED3:.ED3])" office:value-type="float"/>
          <table:table-cell table:formula="of:=AVERAGE([.EE3:.EE3])" office:value-type="float"/>
          <table:table-cell table:formula="of:=AVERAGE([.EF3:.EF3])" office:value-type="float"/>
          <table:table-cell table:formula="of:=AVERAGE([.EG3:.EG3])" office:value-type="float"/>
          <table:table-cell table:formula="of:=AVERAGE([.EH3:.EH3])" office:value-type="float"/>
          <table:table-cell table:formula="of:=AVERAGE([.EI3:.EI3])" office:value-type="float"/>
          <table:table-cell table:formula="of:=AVERAGE([.EJ3:.EJ3])" office:value-type="float"/>
          <table:table-cell table:formula="of:=AVERAGE([.EK3:.EK3])" office:value-type="float"/>
          <table:table-cell table:formula="of:=AVERAGE([.EL3:.EL3])" office:value-type="float"/>
          <table:table-cell table:formula="of:=AVERAGE([.EM3:.EM3])" office:value-type="float"/>
          <table:table-cell table:formula="of:=AVERAGE([.EN3:.EN3])" office:value-type="float"/>
          <table:table-cell table:formula="of:=AVERAGE([.EO3:.EO3])" office:value-type="float"/>
          <table:table-cell table:style-name="cellBest" table:formula="of:=AVERAGE([.EP3:.EP3])" office:value-type="float"/>
          <table:table-cell table:formula="of:=AVERAGE([.EQ3:.EQ3])" office:value-type="float"/>
          <table:table-cell table:style-name="cellBest" table:formula="of:=AVERAGE([.ER3:.ER3])" office:value-type="float"/>
          <table:table-cell table:style-name="cellBest" table:formula="of:=AVERAGE([.ES3:.ES3])" office:value-type="float"/>
          <table:table-cell table:formula="of:=AVERAGE([.ET3:.ET3])" office:value-type="float"/>
          <table:table-cell table:formula="of:=AVERAGE([.EU3:.EU3])" office:value-type="float"/>
          <table:table-cell table:formula="of:=AVERAGE([.EV3:.EV3])" office:value-type="float"/>
          <table:table-cell table:formula="of:=AVERAGE([.EW3:.EW3])" office:value-type="float"/>
          <table:table-cell table:formula="of:=AVERAGE([.EX3:.EX3])" office:value-type="float"/>
          <table:table-cell table:formula="of:=AVERAGE([.EY3:.EY3])" office:value-type="float"/>
          <table:table-cell table:formula="of:=AVERAGE([.EZ3:.EZ3])" office:value-type="float"/>
          <table:table-cell table:formula="of:=AVERAGE([.FA3:.FA3])" office:value-type="float"/>
          <table:table-cell table:formula="of:=AVERAGE([.FB3:.FB3])" office:value-type="float"/>
          <table:table-cell table:formula="of:=AVERAGE([.FC3:.FC3])" office:value-type="float"/>
          <table:table-cell table:formula="of:=AVERAGE([.FD3:.FD3])" office:value-type="float"/>
          <table:table-cell table:formula="of:=AVERAGE([.FE3:.FE3])" office:value-type="float"/>
          <table:table-cell table:formula="of:=AVERAGE([.FF3:.FF3])" office:value-type="float"/>
          <table:table-cell table:formula="of:=AVERAGE([.FG3:.FG3])" office:value-type="float"/>
          <table:table-cell table:formula="of:=AVERAGE([.FH3:.FH3])" office:value-type="float"/>
          <table:table-cell table:formula="of:=AVERAGE([.FI3:.FI3])" office:value-type="float"/>
          <table:table-cell table:formula="of:=AVERAGE([.FJ3:.FJ3])" office:value-type="float"/>
          <table:table-cell table:formula="of:=AVERAGE([.FK3:.FK3])" office:value-type="float"/>
          <table:table-cell table:formula="of:=AVERAGE([.FL3:.FL3])" office:value-type="float"/>
          <table:table-cell table:formula="of:=AVERAGE([.FM3:.FM3])" office:value-type="float"/>
          <table:table-cell table:formula="of:=AVERAGE([.FN3:.FN3])" office:value-type="float"/>
          <table:table-cell table:formula="of:=AVERAGE([.FO3:.FO3])" office:value-type="float"/>
          <table:table-cell table:formula="of:=AVERAGE([.FP3:.FP3])" office:value-type="float"/>
          <table:table-cell table:formula="of:=AVERAGE([.FQ3:.FQ3])" office:value-type="float"/>
          <table:table-cell table:formula="of:=AVERAGE([.FR3:.FR3])" office:value-type="float"/>
          <table:table-cell table:style-name="cellBest" table:formula="of:=AVERAGE([.FS3:.FS3])" office:value-type="float"/>
          <table:table-cell table:formula="of:=AVERAGE([.FT3:.FT3])" office:value-type="float"/>
          <table:table-cell table:formula="of:=AVERAGE([.FU3:.FU3])" office:value-type="float"/>
          <table:table-cell table:formula="of:=AVERAGE([.FV3:.FV3])" office:value-type="float"/>
          <table:table-cell table:formula="of:=AVERAGE([.FW3:.FW3])" office:value-type="float"/>
          <table:table-cell table:formula="of:=AVERAGE([.FX3:.FX3])" office:value-type="float"/>
          <table:table-cell table:formula="of:=AVERAGE([.FY3:.FY3])" office:value-type="float"/>
          <table:table-cell table:formula="of:=AVERAGE([.FZ3:.FZ3])" office:value-type="float"/>
          <table:table-cell table:formula="of:=AVERAGE([.GA3:.GA3])" office:value-type="float"/>
          <table:table-cell table:formula="of:=AVERAGE([.GB3:.GB3])" office:value-type="float"/>
          <table:table-cell table:formula="of:=AVERAGE([.GC3:.GC3])" office:value-type="float"/>
          <table:table-cell table:formula="of:=AVERAGE([.GD3:.GD3])" office:value-type="float"/>
          <table:table-cell table:formula="of:=AVERAGE([.GE3:.GE3])" office:value-type="float"/>
          <table:table-cell table:formula="of:=AVERAGE([.GF3:.GF3])" office:value-type="float"/>
          <table:table-cell table:formula="of:=AVERAGE([.GG3:.GG3])" office:value-type="float"/>
          <table:table-cell table:formula="of:=AVERAGE([.GH3:.GH3])" office:value-type="float"/>
          <table:table-cell table:formula="of:=AVERAGE([.GI3:.GI3])" office:value-type="float"/>
          <table:table-cell table:formula="of:=AVERAGE([.GJ3:.GJ3])" office:value-type="float"/>
          <table:table-cell table:formula="of:=AVERAGE([.GK3:.GK3])" office:value-type="float"/>
          <table:table-cell table:formula="of:=AVERAGE([.GL3:.GL3])" office:value-type="float"/>
          <table:table-cell table:formula="of:=AVERAGE([.GM3:.GM3])" office:value-type="float"/>
          <table:table-cell table:formula="of:=AVERAGE([.GN3:.GN3])" office:value-type="float"/>
          <table:table-cell table:formula="of:=AVERAGE([.GO3:.GO3])" office:value-type="float"/>
          <table:table-cell table:formula="of:=AVERAGE([.GP3:.GP3])" office:value-type="float"/>
          <table:table-cell table:formula="of:=AVERAGE([.GQ3:.GQ3])" office:value-type="float"/>
          <table:table-cell table:formula="of:=AVERAGE([.GR3:.GR3])" office:value-type="float"/>
          <table:table-cell table:formula="of:=AVERAGE([.GS3:.GS3])" office:value-type="float"/>
          <table:table-cell table:formula="of:=AVERAGE([.GT3:.GT3])" office:value-type="float"/>
          <table:table-cell table:style-name="cellWorst" table:formula="of:=AVERAGE([.GU3:.GU3])" office:value-type="float"/>
          <table:table-cell table:style-name="cellWorst" table:formula="of:=AVERAGE([.GV3:.GV3])" office:value-type="float"/>
          <table:table-cell table:style-name="cellWorst" table:formula="of:=AVERAGE([.GW3:.GW3])" office:value-type="float"/>
          <table:table-cell table:formula="of:=AVERAGE([.GX3:.GX3])" office:value-type="float"/>
          <table:table-cell table:formula="of:=AVERAGE([.GY3:.GY3])" office:value-type="float"/>
          <table:table-cell table:formula="of:=AVERAGE([.GZ3:.GZ3])" office:value-type="float"/>
          <table:table-cell table:formula="of:=AVERAGE([.HA3:.HA3])" office:value-type="float"/>
          <table:table-cell table:formula="of:=AVERAGE([.HB3:.HB3])" office:value-type="float"/>
          <table:table-cell table:formula="of:=AVERAGE([.HC3:.HC3])" office:value-type="float"/>
          <table:table-cell table:formula="of:=AVERAGE([.HD3:.HD3])" office:value-type="float"/>
          <table:table-cell table:formula="of:=AVERAGE([.HE3:.HE3])" office:value-type="float"/>
          <table:table-cell table:formula="of:=AVERAGE([.HF3:.HF3])" office:value-type="float"/>
          <table:table-cell table:formula="of:=AVERAGE([.HG3:.HG3])" office:value-type="float"/>
          <table:table-cell table:formula="of:=AVERAGE([.HH3:.HH3])" office:value-type="float"/>
          <table:table-cell table:formula="of:=AVERAGE([.HI3:.HI3])" office:value-type="float"/>
          <table:table-cell table:formula="of:=AVERAGE([.HJ3:.HJ3])" office:value-type="float"/>
          <table:table-cell table:formula="of:=AVERAGE([.HK3:.HK3])" office:value-type="float"/>
          <table:table-cell table:formula="of:=AVERAGE([.HL3:.HL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  <table:table-cell table:formula="of:=STDEV([.DX3:.DX3])" office:value-type="float"/>
          <table:table-cell table:formula="of:=STDEV([.DY3:.DY3])" office:value-type="float"/>
          <table:table-cell table:formula="of:=STDEV([.DZ3:.DZ3])" office:value-type="float"/>
          <table:table-cell table:formula="of:=STDEV([.EA3:.EA3])" office:value-type="float"/>
          <table:table-cell table:formula="of:=STDEV([.EB3:.EB3])" office:value-type="float"/>
          <table:table-cell table:formula="of:=STDEV([.EC3:.EC3])" office:value-type="float"/>
          <table:table-cell table:formula="of:=STDEV([.ED3:.ED3])" office:value-type="float"/>
          <table:table-cell table:formula="of:=STDEV([.EE3:.EE3])" office:value-type="float"/>
          <table:table-cell table:formula="of:=STDEV([.EF3:.EF3])" office:value-type="float"/>
          <table:table-cell table:formula="of:=STDEV([.EG3:.EG3])" office:value-type="float"/>
          <table:table-cell table:formula="of:=STDEV([.EH3:.EH3])" office:value-type="float"/>
          <table:table-cell table:formula="of:=STDEV([.EI3:.EI3])" office:value-type="float"/>
          <table:table-cell table:formula="of:=STDEV([.EJ3:.EJ3])" office:value-type="float"/>
          <table:table-cell table:formula="of:=STDEV([.EK3:.EK3])" office:value-type="float"/>
          <table:table-cell table:formula="of:=STDEV([.EL3:.EL3])" office:value-type="float"/>
          <table:table-cell table:formula="of:=STDEV([.EM3:.EM3])" office:value-type="float"/>
          <table:table-cell table:formula="of:=STDEV([.EN3:.EN3])" office:value-type="float"/>
          <table:table-cell table:formula="of:=STDEV([.EO3:.EO3])" office:value-type="float"/>
          <table:table-cell table:formula="of:=STDEV([.EP3:.EP3])" office:value-type="float"/>
          <table:table-cell table:formula="of:=STDEV([.EQ3:.EQ3])" office:value-type="float"/>
          <table:table-cell table:formula="of:=STDEV([.ER3:.ER3])" office:value-type="float"/>
          <table:table-cell table:formula="of:=STDEV([.ES3:.ES3])" office:value-type="float"/>
          <table:table-cell table:formula="of:=STDEV([.ET3:.ET3])" office:value-type="float"/>
          <table:table-cell table:formula="of:=STDEV([.EU3:.EU3])" office:value-type="float"/>
          <table:table-cell table:formula="of:=STDEV([.EV3:.EV3])" office:value-type="float"/>
          <table:table-cell table:formula="of:=STDEV([.EW3:.EW3])" office:value-type="float"/>
          <table:table-cell table:formula="of:=STDEV([.EX3:.EX3])" office:value-type="float"/>
          <table:table-cell table:formula="of:=STDEV([.EY3:.EY3])" office:value-type="float"/>
          <table:table-cell table:formula="of:=STDEV([.EZ3:.EZ3])" office:value-type="float"/>
          <table:table-cell table:formula="of:=STDEV([.FA3:.FA3])" office:value-type="float"/>
          <table:table-cell table:formula="of:=STDEV([.FB3:.FB3])" office:value-type="float"/>
          <table:table-cell table:formula="of:=STDEV([.FC3:.FC3])" office:value-type="float"/>
          <table:table-cell table:formula="of:=STDEV([.FD3:.FD3])" office:value-type="float"/>
          <table:table-cell table:formula="of:=STDEV([.FE3:.FE3])" office:value-type="float"/>
          <table:table-cell table:formula="of:=STDEV([.FF3:.FF3])" office:value-type="float"/>
          <table:table-cell table:formula="of:=STDEV([.FG3:.FG3])" office:value-type="float"/>
          <table:table-cell table:formula="of:=STDEV([.FH3:.FH3])" office:value-type="float"/>
          <table:table-cell table:formula="of:=STDEV([.FI3:.FI3])" office:value-type="float"/>
          <table:table-cell table:formula="of:=STDEV([.FJ3:.FJ3])" office:value-type="float"/>
          <table:table-cell table:formula="of:=STDEV([.FK3:.FK3])" office:value-type="float"/>
          <table:table-cell table:formula="of:=STDEV([.FL3:.FL3])" office:value-type="float"/>
          <table:table-cell table:formula="of:=STDEV([.FM3:.FM3])" office:value-type="float"/>
          <table:table-cell table:formula="of:=STDEV([.FN3:.FN3])" office:value-type="float"/>
          <table:table-cell table:formula="of:=STDEV([.FO3:.FO3])" office:value-type="float"/>
          <table:table-cell table:formula="of:=STDEV([.FP3:.FP3])" office:value-type="float"/>
          <table:table-cell table:formula="of:=STDEV([.FQ3:.FQ3])" office:value-type="float"/>
          <table:table-cell table:formula="of:=STDEV([.FR3:.FR3])" office:value-type="float"/>
          <table:table-cell table:formula="of:=STDEV([.FS3:.FS3])" office:value-type="float"/>
          <table:table-cell table:formula="of:=STDEV([.FT3:.FT3])" office:value-type="float"/>
          <table:table-cell table:formula="of:=STDEV([.FU3:.FU3])" office:value-type="float"/>
          <table:table-cell table:formula="of:=STDEV([.FV3:.FV3])" office:value-type="float"/>
          <table:table-cell table:formula="of:=STDEV([.FW3:.FW3])" office:value-type="float"/>
          <table:table-cell table:formula="of:=STDEV([.FX3:.FX3])" office:value-type="float"/>
          <table:table-cell table:formula="of:=STDEV([.FY3:.FY3])" office:value-type="float"/>
          <table:table-cell table:formula="of:=STDEV([.FZ3:.FZ3])" office:value-type="float"/>
          <table:table-cell table:formula="of:=STDEV([.GA3:.GA3])" office:value-type="float"/>
          <table:table-cell table:formula="of:=STDEV([.GB3:.GB3])" office:value-type="float"/>
          <table:table-cell table:formula="of:=STDEV([.GC3:.GC3])" office:value-type="float"/>
          <table:table-cell table:formula="of:=STDEV([.GD3:.GD3])" office:value-type="float"/>
          <table:table-cell table:formula="of:=STDEV([.GE3:.GE3])" office:value-type="float"/>
          <table:table-cell table:formula="of:=STDEV([.GF3:.GF3])" office:value-type="float"/>
          <table:table-cell table:formula="of:=STDEV([.GG3:.GG3])" office:value-type="float"/>
          <table:table-cell table:formula="of:=STDEV([.GH3:.GH3])" office:value-type="float"/>
          <table:table-cell table:formula="of:=STDEV([.GI3:.GI3])" office:value-type="float"/>
          <table:table-cell table:formula="of:=STDEV([.GJ3:.GJ3])" office:value-type="float"/>
          <table:table-cell table:formula="of:=STDEV([.GK3:.GK3])" office:value-type="float"/>
          <table:table-cell table:formula="of:=STDEV([.GL3:.GL3])" office:value-type="float"/>
          <table:table-cell table:formula="of:=STDEV([.GM3:.GM3])" office:value-type="float"/>
          <table:table-cell table:formula="of:=STDEV([.GN3:.GN3])" office:value-type="float"/>
          <table:table-cell table:formula="of:=STDEV([.GO3:.GO3])" office:value-type="float"/>
          <table:table-cell table:formula="of:=STDEV([.GP3:.GP3])" office:value-type="float"/>
          <table:table-cell table:formula="of:=STDEV([.GQ3:.GQ3])" office:value-type="float"/>
          <table:table-cell table:formula="of:=STDEV([.GR3:.GR3])" office:value-type="float"/>
          <table:table-cell table:formula="of:=STDEV([.GS3:.GS3])" office:value-type="float"/>
          <table:table-cell table:formula="of:=STDEV([.GT3:.GT3])" office:value-type="float"/>
          <table:table-cell table:formula="of:=STDEV([.GU3:.GU3])" office:value-type="float"/>
          <table:table-cell table:formula="of:=STDEV([.GV3:.GV3])" office:value-type="float"/>
          <table:table-cell table:formula="of:=STDEV([.GW3:.GW3])" office:value-type="float"/>
          <table:table-cell table:formula="of:=STDEV([.GX3:.GX3])" office:value-type="float"/>
          <table:table-cell table:formula="of:=STDEV([.GY3:.GY3])" office:value-type="float"/>
          <table:table-cell table:formula="of:=STDEV([.GZ3:.GZ3])" office:value-type="float"/>
          <table:table-cell table:formula="of:=STDEV([.HA3:.HA3])" office:value-type="float"/>
          <table:table-cell table:formula="of:=STDEV([.HB3:.HB3])" office:value-type="float"/>
          <table:table-cell table:formula="of:=STDEV([.HC3:.HC3])" office:value-type="float"/>
          <table:table-cell table:formula="of:=STDEV([.HD3:.HD3])" office:value-type="float"/>
          <table:table-cell table:formula="of:=STDEV([.HE3:.HE3])" office:value-type="float"/>
          <table:table-cell table:formula="of:=STDEV([.HF3:.HF3])" office:value-type="float"/>
          <table:table-cell table:formula="of:=STDEV([.HG3:.HG3])" office:value-type="float"/>
          <table:table-cell table:formula="of:=STDEV([.HH3:.HH3])" office:value-type="float"/>
          <table:table-cell table:formula="of:=STDEV([.HI3:.HI3])" office:value-type="float"/>
          <table:table-cell table:formula="of:=STDEV([.HJ3:.HJ3])" office:value-type="float"/>
          <table:table-cell table:formula="of:=STDEV([.HK3:.HK3])" office:value-type="float"/>
          <table:table-cell table:formula="of:=STDEV([.HL3:.HL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GX3:.$GX3])^2)^0.5" office:value-type="float"/>
          <table:table-cell table:number-matrix-columns-spanned="1" table:number-matrix-rows-spanned="1" table:formula="of:=SUM(([.C3:.C3]-[.$GY3:.$GY3])^2)^0.5" office:value-type="float"/>
          <table:table-cell table:number-matrix-columns-spanned="1" table:number-matrix-rows-spanned="1" table:formula="of:=SUM(([.D3:.D3]-[.$GZ3:.$GZ3])^2)^0.5" office:value-type="float"/>
          <table:table-cell table:number-matrix-columns-spanned="1" table:number-matrix-rows-spanned="1" table:formula="of:=SUM(([.E3:.E3]-[.$HA3:.$HA3])^2)^0.5" office:value-type="float"/>
          <table:table-cell table:number-matrix-columns-spanned="1" table:number-matrix-rows-spanned="1" table:formula="of:=SUM(([.F3:.F3]-[.$GX3:.$GX3])^2)^0.5" office:value-type="float"/>
          <table:table-cell table:number-matrix-columns-spanned="1" table:number-matrix-rows-spanned="1" table:formula="of:=SUM(([.G3:.G3]-[.$GY3:.$GY3])^2)^0.5" office:value-type="float"/>
          <table:table-cell table:number-matrix-columns-spanned="1" table:number-matrix-rows-spanned="1" table:formula="of:=SUM(([.H3:.H3]-[.$GZ3:.$GZ3])^2)^0.5" office:value-type="float"/>
          <table:table-cell table:number-matrix-columns-spanned="1" table:number-matrix-rows-spanned="1" table:formula="of:=SUM(([.I3:.I3]-[.$HA3:.$HA3])^2)^0.5" office:value-type="float"/>
          <table:table-cell table:style-name="cellBest" table:number-matrix-columns-spanned="1" table:number-matrix-rows-spanned="1" table:formula="of:=SUM(([.J3:.J3]-[.$HB3:.$HB3])^2)^0.5" office:value-type="float"/>
          <table:table-cell table:number-matrix-columns-spanned="1" table:number-matrix-rows-spanned="1" table:formula="of:=SUM(([.K3:.K3]-[.$GX3:.$GX3])^2)^0.5" office:value-type="float"/>
          <table:table-cell table:number-matrix-columns-spanned="1" table:number-matrix-rows-spanned="1" table:formula="of:=SUM(([.L3:.L3]-[.$GY3:.$GY3])^2)^0.5" office:value-type="float"/>
          <table:table-cell table:number-matrix-columns-spanned="1" table:number-matrix-rows-spanned="1" table:formula="of:=SUM(([.M3:.M3]-[.$GZ3:.$GZ3])^2)^0.5" office:value-type="float"/>
          <table:table-cell table:number-matrix-columns-spanned="1" table:number-matrix-rows-spanned="1" table:formula="of:=SUM(([.N3:.N3]-[.$HA3:.$HA3])^2)^0.5" office:value-type="float"/>
          <table:table-cell table:style-name="cellBest" table:number-matrix-columns-spanned="1" table:number-matrix-rows-spanned="1" table:formula="of:=SUM(([.O3:.O3]-[.$HB3:.$HB3])^2)^0.5" office:value-type="float"/>
          <table:table-cell table:number-matrix-columns-spanned="1" table:number-matrix-rows-spanned="1" table:formula="of:=SUM(([.P3:.P3]-[.$GX3:.$GX3])^2)^0.5" office:value-type="float"/>
          <table:table-cell table:number-matrix-columns-spanned="1" table:number-matrix-rows-spanned="1" table:formula="of:=SUM(([.Q3:.Q3]-[.$GY3:.$GY3])^2)^0.5" office:value-type="float"/>
          <table:table-cell table:number-matrix-columns-spanned="1" table:number-matrix-rows-spanned="1" table:formula="of:=SUM(([.R3:.R3]-[.$GZ3:.$GZ3])^2)^0.5" office:value-type="float"/>
          <table:table-cell table:number-matrix-columns-spanned="1" table:number-matrix-rows-spanned="1" table:formula="of:=SUM(([.S3:.S3]-[.$HA3:.$HA3])^2)^0.5" office:value-type="float"/>
          <table:table-cell table:number-matrix-columns-spanned="1" table:number-matrix-rows-spanned="1" table:formula="of:=SUM(([.T3:.T3]-[.$HB3:.$HB3])^2)^0.5" office:value-type="float"/>
          <table:table-cell table:number-matrix-columns-spanned="1" table:number-matrix-rows-spanned="1" table:formula="of:=SUM(([.U3:.U3]-[.$GX3:.$GX3])^2)^0.5" office:value-type="float"/>
          <table:table-cell table:number-matrix-columns-spanned="1" table:number-matrix-rows-spanned="1" table:formula="of:=SUM(([.V3:.V3]-[.$GY3:.$GY3])^2)^0.5" office:value-type="float"/>
          <table:table-cell table:number-matrix-columns-spanned="1" table:number-matrix-rows-spanned="1" table:formula="of:=SUM(([.W3:.W3]-[.$GZ3:.$GZ3])^2)^0.5" office:value-type="float"/>
          <table:table-cell table:number-matrix-columns-spanned="1" table:number-matrix-rows-spanned="1" table:formula="of:=SUM(([.X3:.X3]-[.$HA3:.$HA3])^2)^0.5" office:value-type="float"/>
          <table:table-cell table:number-matrix-columns-spanned="1" table:number-matrix-rows-spanned="1" table:formula="of:=SUM(([.Y3:.Y3]-[.$HB3:.$HB3])^2)^0.5" office:value-type="float"/>
          <table:table-cell table:number-matrix-columns-spanned="1" table:number-matrix-rows-spanned="1" table:formula="of:=SUM(([.Z3:.Z3]-[.$GX3:.$GX3])^2)^0.5" office:value-type="float"/>
          <table:table-cell table:number-matrix-columns-spanned="1" table:number-matrix-rows-spanned="1" table:formula="of:=SUM(([.AA3:.AA3]-[.$GY3:.$GY3])^2)^0.5" office:value-type="float"/>
          <table:table-cell table:number-matrix-columns-spanned="1" table:number-matrix-rows-spanned="1" table:formula="of:=SUM(([.AB3:.AB3]-[.$GZ3:.$GZ3])^2)^0.5" office:value-type="float"/>
          <table:table-cell table:number-matrix-columns-spanned="1" table:number-matrix-rows-spanned="1" table:formula="of:=SUM(([.AC3:.AC3]-[.$HA3:.$HA3])^2)^0.5" office:value-type="float"/>
          <table:table-cell table:number-matrix-columns-spanned="1" table:number-matrix-rows-spanned="1" table:formula="of:=SUM(([.AD3:.AD3]-[.$HB3:.$HB3])^2)^0.5" office:value-type="float"/>
          <table:table-cell table:number-matrix-columns-spanned="1" table:number-matrix-rows-spanned="1" table:formula="of:=SUM(([.AE3:.AE3]-[.$GX3:.$GX3])^2)^0.5" office:value-type="float"/>
          <table:table-cell table:number-matrix-columns-spanned="1" table:number-matrix-rows-spanned="1" table:formula="of:=SUM(([.AF3:.AF3]-[.$GY3:.$GY3])^2)^0.5" office:value-type="float"/>
          <table:table-cell table:number-matrix-columns-spanned="1" table:number-matrix-rows-spanned="1" table:formula="of:=SUM(([.AG3:.AG3]-[.$GZ3:.$GZ3])^2)^0.5" office:value-type="float"/>
          <table:table-cell table:number-matrix-columns-spanned="1" table:number-matrix-rows-spanned="1" table:formula="of:=SUM(([.AH3:.AH3]-[.$HA3:.$HA3])^2)^0.5" office:value-type="float"/>
          <table:table-cell table:number-matrix-columns-spanned="1" table:number-matrix-rows-spanned="1" table:formula="of:=SUM(([.AI3:.AI3]-[.$HB3:.$HB3])^2)^0.5" office:value-type="float"/>
          <table:table-cell table:number-matrix-columns-spanned="1" table:number-matrix-rows-spanned="1" table:formula="of:=SUM(([.AJ3:.AJ3]-[.$GX3:.$GX3])^2)^0.5" office:value-type="float"/>
          <table:table-cell table:style-name="cellBest" table:number-matrix-columns-spanned="1" table:number-matrix-rows-spanned="1" table:formula="of:=SUM(([.AK3:.AK3]-[.$GY3:.$GY3])^2)^0.5" office:value-type="float"/>
          <table:table-cell table:number-matrix-columns-spanned="1" table:number-matrix-rows-spanned="1" table:formula="of:=SUM(([.AL3:.AL3]-[.$GZ3:.$GZ3])^2)^0.5" office:value-type="float"/>
          <table:table-cell table:number-matrix-columns-spanned="1" table:number-matrix-rows-spanned="1" table:formula="of:=SUM(([.AM3:.AM3]-[.$HA3:.$HA3])^2)^0.5" office:value-type="float"/>
          <table:table-cell table:number-matrix-columns-spanned="1" table:number-matrix-rows-spanned="1" table:formula="of:=SUM(([.AN3:.AN3]-[.$HB3:.$HB3])^2)^0.5" office:value-type="float"/>
          <table:table-cell table:number-matrix-columns-spanned="1" table:number-matrix-rows-spanned="1" table:formula="of:=SUM(([.AO3:.AO3]-[.$GX3:.$GX3])^2)^0.5" office:value-type="float"/>
          <table:table-cell table:number-matrix-columns-spanned="1" table:number-matrix-rows-spanned="1" table:formula="of:=SUM(([.AP3:.AP3]-[.$GY3:.$GY3])^2)^0.5" office:value-type="float"/>
          <table:table-cell table:number-matrix-columns-spanned="1" table:number-matrix-rows-spanned="1" table:formula="of:=SUM(([.AQ3:.AQ3]-[.$GZ3:.$GZ3])^2)^0.5" office:value-type="float"/>
          <table:table-cell table:number-matrix-columns-spanned="1" table:number-matrix-rows-spanned="1" table:formula="of:=SUM(([.AR3:.AR3]-[.$HA3:.$HA3])^2)^0.5" office:value-type="float"/>
          <table:table-cell table:number-matrix-columns-spanned="1" table:number-matrix-rows-spanned="1" table:formula="of:=SUM(([.AS3:.AS3]-[.$HB3:.$HB3])^2)^0.5" office:value-type="float"/>
          <table:table-cell table:number-matrix-columns-spanned="1" table:number-matrix-rows-spanned="1" table:formula="of:=SUM(([.AT3:.AT3]-[.$GX3:.$GX3])^2)^0.5" office:value-type="float"/>
          <table:table-cell table:style-name="cellBest" table:number-matrix-columns-spanned="1" table:number-matrix-rows-spanned="1" table:formula="of:=SUM(([.AU3:.AU3]-[.$GY3:.$GY3])^2)^0.5" office:value-type="float"/>
          <table:table-cell table:number-matrix-columns-spanned="1" table:number-matrix-rows-spanned="1" table:formula="of:=SUM(([.AV3:.AV3]-[.$GZ3:.$GZ3])^2)^0.5" office:value-type="float"/>
          <table:table-cell table:number-matrix-columns-spanned="1" table:number-matrix-rows-spanned="1" table:formula="of:=SUM(([.AW3:.AW3]-[.$HA3:.$HA3])^2)^0.5" office:value-type="float"/>
          <table:table-cell table:number-matrix-columns-spanned="1" table:number-matrix-rows-spanned="1" table:formula="of:=SUM(([.AX3:.AX3]-[.$HB3:.$HB3])^2)^0.5" office:value-type="float"/>
          <table:table-cell table:number-matrix-columns-spanned="1" table:number-matrix-rows-spanned="1" table:formula="of:=SUM(([.AY3:.AY3]-[.$GX3:.$GX3])^2)^0.5" office:value-type="float"/>
          <table:table-cell table:style-name="cellBest" table:number-matrix-columns-spanned="1" table:number-matrix-rows-spanned="1" table:formula="of:=SUM(([.AZ3:.AZ3]-[.$GY3:.$GY3])^2)^0.5" office:value-type="float"/>
          <table:table-cell table:number-matrix-columns-spanned="1" table:number-matrix-rows-spanned="1" table:formula="of:=SUM(([.BA3:.BA3]-[.$GZ3:.$GZ3])^2)^0.5" office:value-type="float"/>
          <table:table-cell table:number-matrix-columns-spanned="1" table:number-matrix-rows-spanned="1" table:formula="of:=SUM(([.BB3:.BB3]-[.$HA3:.$HA3])^2)^0.5" office:value-type="float"/>
          <table:table-cell table:number-matrix-columns-spanned="1" table:number-matrix-rows-spanned="1" table:formula="of:=SUM(([.BC3:.BC3]-[.$HB3:.$HB3])^2)^0.5" office:value-type="float"/>
          <table:table-cell table:number-matrix-columns-spanned="1" table:number-matrix-rows-spanned="1" table:formula="of:=SUM(([.BD3:.BD3]-[.$GX3:.$GX3])^2)^0.5" office:value-type="float"/>
          <table:table-cell table:number-matrix-columns-spanned="1" table:number-matrix-rows-spanned="1" table:formula="of:=SUM(([.BE3:.BE3]-[.$GY3:.$GY3])^2)^0.5" office:value-type="float"/>
          <table:table-cell table:number-matrix-columns-spanned="1" table:number-matrix-rows-spanned="1" table:formula="of:=SUM(([.BF3:.BF3]-[.$GZ3:.$GZ3])^2)^0.5" office:value-type="float"/>
          <table:table-cell table:number-matrix-columns-spanned="1" table:number-matrix-rows-spanned="1" table:formula="of:=SUM(([.BG3:.BG3]-[.$HA3:.$HA3])^2)^0.5" office:value-type="float"/>
          <table:table-cell table:number-matrix-columns-spanned="1" table:number-matrix-rows-spanned="1" table:formula="of:=SUM(([.BH3:.BH3]-[.$HB3:.$HB3])^2)^0.5" office:value-type="float"/>
          <table:table-cell table:number-matrix-columns-spanned="1" table:number-matrix-rows-spanned="1" table:formula="of:=SUM(([.BI3:.BI3]-[.$GX3:.$GX3])^2)^0.5" office:value-type="float"/>
          <table:table-cell table:number-matrix-columns-spanned="1" table:number-matrix-rows-spanned="1" table:formula="of:=SUM(([.BJ3:.BJ3]-[.$GY3:.$GY3])^2)^0.5" office:value-type="float"/>
          <table:table-cell table:number-matrix-columns-spanned="1" table:number-matrix-rows-spanned="1" table:formula="of:=SUM(([.BK3:.BK3]-[.$GZ3:.$GZ3])^2)^0.5" office:value-type="float"/>
          <table:table-cell table:number-matrix-columns-spanned="1" table:number-matrix-rows-spanned="1" table:formula="of:=SUM(([.BL3:.BL3]-[.$HA3:.$HA3])^2)^0.5" office:value-type="float"/>
          <table:table-cell table:number-matrix-columns-spanned="1" table:number-matrix-rows-spanned="1" table:formula="of:=SUM(([.BM3:.BM3]-[.$HB3:.$HB3])^2)^0.5" office:value-type="float"/>
          <table:table-cell table:number-matrix-columns-spanned="1" table:number-matrix-rows-spanned="1" table:formula="of:=SUM(([.BN3:.BN3]-[.$GX3:.$GX3])^2)^0.5" office:value-type="float"/>
          <table:table-cell table:number-matrix-columns-spanned="1" table:number-matrix-rows-spanned="1" table:formula="of:=SUM(([.BO3:.BO3]-[.$GY3:.$GY3])^2)^0.5" office:value-type="float"/>
          <table:table-cell table:number-matrix-columns-spanned="1" table:number-matrix-rows-spanned="1" table:formula="of:=SUM(([.BP3:.BP3]-[.$GZ3:.$GZ3])^2)^0.5" office:value-type="float"/>
          <table:table-cell table:number-matrix-columns-spanned="1" table:number-matrix-rows-spanned="1" table:formula="of:=SUM(([.BQ3:.BQ3]-[.$HA3:.$HA3])^2)^0.5" office:value-type="float"/>
          <table:table-cell table:number-matrix-columns-spanned="1" table:number-matrix-rows-spanned="1" table:formula="of:=SUM(([.BR3:.BR3]-[.$HB3:.$HB3])^2)^0.5" office:value-type="float"/>
          <table:table-cell table:number-matrix-columns-spanned="1" table:number-matrix-rows-spanned="1" table:formula="of:=SUM(([.BS3:.BS3]-[.$GX3:.$GX3])^2)^0.5" office:value-type="float"/>
          <table:table-cell table:number-matrix-columns-spanned="1" table:number-matrix-rows-spanned="1" table:formula="of:=SUM(([.BT3:.BT3]-[.$GY3:.$GY3])^2)^0.5" office:value-type="float"/>
          <table:table-cell table:number-matrix-columns-spanned="1" table:number-matrix-rows-spanned="1" table:formula="of:=SUM(([.BU3:.BU3]-[.$GZ3:.$GZ3])^2)^0.5" office:value-type="float"/>
          <table:table-cell table:number-matrix-columns-spanned="1" table:number-matrix-rows-spanned="1" table:formula="of:=SUM(([.BV3:.BV3]-[.$HA3:.$HA3])^2)^0.5" office:value-type="float"/>
          <table:table-cell table:number-matrix-columns-spanned="1" table:number-matrix-rows-spanned="1" table:formula="of:=SUM(([.BW3:.BW3]-[.$HB3:.$HB3])^2)^0.5" office:value-type="float"/>
          <table:table-cell table:number-matrix-columns-spanned="1" table:number-matrix-rows-spanned="1" table:formula="of:=SUM(([.BX3:.BX3]-[.$GX3:.$GX3])^2)^0.5" office:value-type="float"/>
          <table:table-cell table:number-matrix-columns-spanned="1" table:number-matrix-rows-spanned="1" table:formula="of:=SUM(([.BY3:.BY3]-[.$GY3:.$GY3])^2)^0.5" office:value-type="float"/>
          <table:table-cell table:number-matrix-columns-spanned="1" table:number-matrix-rows-spanned="1" table:formula="of:=SUM(([.BZ3:.BZ3]-[.$GZ3:.$GZ3])^2)^0.5" office:value-type="float"/>
          <table:table-cell table:number-matrix-columns-spanned="1" table:number-matrix-rows-spanned="1" table:formula="of:=SUM(([.CA3:.CA3]-[.$HA3:.$HA3])^2)^0.5" office:value-type="float"/>
          <table:table-cell table:style-name="cellBest" table:number-matrix-columns-spanned="1" table:number-matrix-rows-spanned="1" table:formula="of:=SUM(([.CB3:.CB3]-[.$HB3:.$HB3])^2)^0.5" office:value-type="float"/>
          <table:table-cell table:number-matrix-columns-spanned="1" table:number-matrix-rows-spanned="1" table:formula="of:=SUM(([.CC3:.CC3]-[.$GX3:.$GX3])^2)^0.5" office:value-type="float"/>
          <table:table-cell table:number-matrix-columns-spanned="1" table:number-matrix-rows-spanned="1" table:formula="of:=SUM(([.CD3:.CD3]-[.$GY3:.$GY3])^2)^0.5" office:value-type="float"/>
          <table:table-cell table:number-matrix-columns-spanned="1" table:number-matrix-rows-spanned="1" table:formula="of:=SUM(([.CE3:.CE3]-[.$GZ3:.$GZ3])^2)^0.5" office:value-type="float"/>
          <table:table-cell table:number-matrix-columns-spanned="1" table:number-matrix-rows-spanned="1" table:formula="of:=SUM(([.CF3:.CF3]-[.$HA3:.$HA3])^2)^0.5" office:value-type="float"/>
          <table:table-cell table:number-matrix-columns-spanned="1" table:number-matrix-rows-spanned="1" table:formula="of:=SUM(([.CG3:.CG3]-[.$HB3:.$HB3])^2)^0.5" office:value-type="float"/>
          <table:table-cell table:number-matrix-columns-spanned="1" table:number-matrix-rows-spanned="1" table:formula="of:=SUM(([.CH3:.CH3]-[.$GX3:.$GX3])^2)^0.5" office:value-type="float"/>
          <table:table-cell table:style-name="cellBest" table:number-matrix-columns-spanned="1" table:number-matrix-rows-spanned="1" table:formula="of:=SUM(([.CI3:.CI3]-[.$GY3:.$GY3])^2)^0.5" office:value-type="float"/>
          <table:table-cell table:number-matrix-columns-spanned="1" table:number-matrix-rows-spanned="1" table:formula="of:=SUM(([.CJ3:.CJ3]-[.$GZ3:.$GZ3])^2)^0.5" office:value-type="float"/>
          <table:table-cell table:number-matrix-columns-spanned="1" table:number-matrix-rows-spanned="1" table:formula="of:=SUM(([.CK3:.CK3]-[.$HA3:.$HA3])^2)^0.5" office:value-type="float"/>
          <table:table-cell table:number-matrix-columns-spanned="1" table:number-matrix-rows-spanned="1" table:formula="of:=SUM(([.CL3:.CL3]-[.$HB3:.$HB3])^2)^0.5" office:value-type="float"/>
          <table:table-cell table:number-matrix-columns-spanned="1" table:number-matrix-rows-spanned="1" table:formula="of:=SUM(([.CM3:.CM3]-[.$GX3:.$GX3])^2)^0.5" office:value-type="float"/>
          <table:table-cell table:number-matrix-columns-spanned="1" table:number-matrix-rows-spanned="1" table:formula="of:=SUM(([.CN3:.CN3]-[.$GY3:.$GY3])^2)^0.5" office:value-type="float"/>
          <table:table-cell table:number-matrix-columns-spanned="1" table:number-matrix-rows-spanned="1" table:formula="of:=SUM(([.CO3:.CO3]-[.$GZ3:.$GZ3])^2)^0.5" office:value-type="float"/>
          <table:table-cell table:number-matrix-columns-spanned="1" table:number-matrix-rows-spanned="1" table:formula="of:=SUM(([.CP3:.CP3]-[.$HA3:.$HA3])^2)^0.5" office:value-type="float"/>
          <table:table-cell table:number-matrix-columns-spanned="1" table:number-matrix-rows-spanned="1" table:formula="of:=SUM(([.CQ3:.CQ3]-[.$HB3:.$HB3])^2)^0.5" office:value-type="float"/>
          <table:table-cell table:number-matrix-columns-spanned="1" table:number-matrix-rows-spanned="1" table:formula="of:=SUM(([.CR3:.CR3]-[.$GX3:.$GX3])^2)^0.5" office:value-type="float"/>
          <table:table-cell table:number-matrix-columns-spanned="1" table:number-matrix-rows-spanned="1" table:formula="of:=SUM(([.CS3:.CS3]-[.$GY3:.$GY3])^2)^0.5" office:value-type="float"/>
          <table:table-cell table:number-matrix-columns-spanned="1" table:number-matrix-rows-spanned="1" table:formula="of:=SUM(([.CT3:.CT3]-[.$GZ3:.$GZ3])^2)^0.5" office:value-type="float"/>
          <table:table-cell table:number-matrix-columns-spanned="1" table:number-matrix-rows-spanned="1" table:formula="of:=SUM(([.CU3:.CU3]-[.$HA3:.$HA3])^2)^0.5" office:value-type="float"/>
          <table:table-cell table:number-matrix-columns-spanned="1" table:number-matrix-rows-spanned="1" table:formula="of:=SUM(([.CV3:.CV3]-[.$HB3:.$HB3])^2)^0.5" office:value-type="float"/>
          <table:table-cell table:number-matrix-columns-spanned="1" table:number-matrix-rows-spanned="1" table:formula="of:=SUM(([.CW3:.CW3]-[.$GX3:.$GX3])^2)^0.5" office:value-type="float"/>
          <table:table-cell table:number-matrix-columns-spanned="1" table:number-matrix-rows-spanned="1" table:formula="of:=SUM(([.CX3:.CX3]-[.$GY3:.$GY3])^2)^0.5" office:value-type="float"/>
          <table:table-cell table:number-matrix-columns-spanned="1" table:number-matrix-rows-spanned="1" table:formula="of:=SUM(([.CY3:.CY3]-[.$GZ3:.$GZ3])^2)^0.5" office:value-type="float"/>
          <table:table-cell table:number-matrix-columns-spanned="1" table:number-matrix-rows-spanned="1" table:formula="of:=SUM(([.CZ3:.CZ3]-[.$HA3:.$HA3])^2)^0.5" office:value-type="float"/>
          <table:table-cell table:number-matrix-columns-spanned="1" table:number-matrix-rows-spanned="1" table:formula="of:=SUM(([.DA3:.DA3]-[.$HB3:.$HB3])^2)^0.5" office:value-type="float"/>
          <table:table-cell table:style-name="cellWorst" table:number-matrix-columns-spanned="1" table:number-matrix-rows-spanned="1" table:formula="of:=SUM(([.DB3:.DB3]-[.$GX3:.$GX3])^2)^0.5" office:value-type="float"/>
          <table:table-cell table:style-name="cellWorst" table:number-matrix-columns-spanned="1" table:number-matrix-rows-spanned="1" table:formula="of:=SUM(([.DC3:.DC3]-[.$GY3:.$GY3])^2)^0.5" office:value-type="float"/>
          <table:table-cell table:number-matrix-columns-spanned="1" table:number-matrix-rows-spanned="1" table:formula="of:=SUM(([.DD3:.DD3]-[.$GZ3:.$GZ3])^2)^0.5" office:value-type="float"/>
          <table:table-cell table:number-matrix-columns-spanned="1" table:number-matrix-rows-spanned="1" table:formula="of:=SUM(([.DE3:.DE3]-[.$HA3:.$HA3])^2)^0.5" office:value-type="float"/>
          <table:table-cell table:number-matrix-columns-spanned="1" table:number-matrix-rows-spanned="1" table:formula="of:=SUM(([.DF3:.DF3]-[.$HB3:.$HB3])^2)^0.5" office:value-type="float"/>
          <table:table-cell table:number-matrix-columns-spanned="1" table:number-matrix-rows-spanned="1" table:formula="of:=SUM(([.DG3:.DG3]-[.$GX3:.$GX3])^2)^0.5" office:value-type="float"/>
          <table:table-cell table:number-matrix-columns-spanned="1" table:number-matrix-rows-spanned="1" table:formula="of:=SUM(([.DH3:.DH3]-[.$GY3:.$GY3])^2)^0.5" office:value-type="float"/>
          <table:table-cell table:number-matrix-columns-spanned="1" table:number-matrix-rows-spanned="1" table:formula="of:=SUM(([.DI3:.DI3]-[.$GZ3:.$GZ3])^2)^0.5" office:value-type="float"/>
          <table:table-cell table:number-matrix-columns-spanned="1" table:number-matrix-rows-spanned="1" table:formula="of:=SUM(([.DJ3:.DJ3]-[.$HA3:.$HA3])^2)^0.5" office:value-type="float"/>
          <table:table-cell table:number-matrix-columns-spanned="1" table:number-matrix-rows-spanned="1" table:formula="of:=SUM(([.DK3:.DK3]-[.$HB3:.$HB3])^2)^0.5" office:value-type="float"/>
          <table:table-cell table:number-matrix-columns-spanned="1" table:number-matrix-rows-spanned="1" table:formula="of:=SUM(([.DL3:.DL3]-[.$GX3:.$GX3])^2)^0.5" office:value-type="float"/>
          <table:table-cell table:style-name="cellBest" table:number-matrix-columns-spanned="1" table:number-matrix-rows-spanned="1" table:formula="of:=SUM(([.DM3:.DM3]-[.$GY3:.$GY3])^2)^0.5" office:value-type="float"/>
          <table:table-cell table:number-matrix-columns-spanned="1" table:number-matrix-rows-spanned="1" table:formula="of:=SUM(([.DN3:.DN3]-[.$GZ3:.$GZ3])^2)^0.5" office:value-type="float"/>
          <table:table-cell table:number-matrix-columns-spanned="1" table:number-matrix-rows-spanned="1" table:formula="of:=SUM(([.DO3:.DO3]-[.$HA3:.$HA3])^2)^0.5" office:value-type="float"/>
          <table:table-cell table:number-matrix-columns-spanned="1" table:number-matrix-rows-spanned="1" table:formula="of:=SUM(([.DP3:.DP3]-[.$HB3:.$HB3])^2)^0.5" office:value-type="float"/>
          <table:table-cell table:number-matrix-columns-spanned="1" table:number-matrix-rows-spanned="1" table:formula="of:=SUM(([.DQ3:.DQ3]-[.$GX3:.$GX3])^2)^0.5" office:value-type="float"/>
          <table:table-cell table:number-matrix-columns-spanned="1" table:number-matrix-rows-spanned="1" table:formula="of:=SUM(([.DR3:.DR3]-[.$GY3:.$GY3])^2)^0.5" office:value-type="float"/>
          <table:table-cell table:number-matrix-columns-spanned="1" table:number-matrix-rows-spanned="1" table:formula="of:=SUM(([.DS3:.DS3]-[.$GZ3:.$GZ3])^2)^0.5" office:value-type="float"/>
          <table:table-cell table:number-matrix-columns-spanned="1" table:number-matrix-rows-spanned="1" table:formula="of:=SUM(([.DT3:.DT3]-[.$HA3:.$HA3])^2)^0.5" office:value-type="float"/>
          <table:table-cell table:number-matrix-columns-spanned="1" table:number-matrix-rows-spanned="1" table:formula="of:=SUM(([.DU3:.DU3]-[.$HB3:.$HB3])^2)^0.5" office:value-type="float"/>
          <table:table-cell table:number-matrix-columns-spanned="1" table:number-matrix-rows-spanned="1" table:formula="of:=SUM(([.DV3:.DV3]-[.$GX3:.$GX3])^2)^0.5" office:value-type="float"/>
          <table:table-cell table:number-matrix-columns-spanned="1" table:number-matrix-rows-spanned="1" table:formula="of:=SUM(([.DW3:.DW3]-[.$GY3:.$GY3])^2)^0.5" office:value-type="float"/>
          <table:table-cell table:number-matrix-columns-spanned="1" table:number-matrix-rows-spanned="1" table:formula="of:=SUM(([.DX3:.DX3]-[.$GZ3:.$GZ3])^2)^0.5" office:value-type="float"/>
          <table:table-cell table:number-matrix-columns-spanned="1" table:number-matrix-rows-spanned="1" table:formula="of:=SUM(([.DY3:.DY3]-[.$HA3:.$HA3])^2)^0.5" office:value-type="float"/>
          <table:table-cell table:number-matrix-columns-spanned="1" table:number-matrix-rows-spanned="1" table:formula="of:=SUM(([.DZ3:.DZ3]-[.$HB3:.$HB3])^2)^0.5" office:value-type="float"/>
          <table:table-cell table:number-matrix-columns-spanned="1" table:number-matrix-rows-spanned="1" table:formula="of:=SUM(([.EA3:.EA3]-[.$GX3:.$GX3])^2)^0.5" office:value-type="float"/>
          <table:table-cell table:number-matrix-columns-spanned="1" table:number-matrix-rows-spanned="1" table:formula="of:=SUM(([.EB3:.EB3]-[.$GY3:.$GY3])^2)^0.5" office:value-type="float"/>
          <table:table-cell table:number-matrix-columns-spanned="1" table:number-matrix-rows-spanned="1" table:formula="of:=SUM(([.EC3:.EC3]-[.$GZ3:.$GZ3])^2)^0.5" office:value-type="float"/>
          <table:table-cell table:number-matrix-columns-spanned="1" table:number-matrix-rows-spanned="1" table:formula="of:=SUM(([.ED3:.ED3]-[.$HA3:.$HA3])^2)^0.5" office:value-type="float"/>
          <table:table-cell table:number-matrix-columns-spanned="1" table:number-matrix-rows-spanned="1" table:formula="of:=SUM(([.EE3:.EE3]-[.$HB3:.$HB3])^2)^0.5" office:value-type="float"/>
          <table:table-cell table:number-matrix-columns-spanned="1" table:number-matrix-rows-spanned="1" table:formula="of:=SUM(([.EF3:.EF3]-[.$GX3:.$GX3])^2)^0.5" office:value-type="float"/>
          <table:table-cell table:number-matrix-columns-spanned="1" table:number-matrix-rows-spanned="1" table:formula="of:=SUM(([.EG3:.EG3]-[.$GY3:.$GY3])^2)^0.5" office:value-type="float"/>
          <table:table-cell table:number-matrix-columns-spanned="1" table:number-matrix-rows-spanned="1" table:formula="of:=SUM(([.EH3:.EH3]-[.$GZ3:.$GZ3])^2)^0.5" office:value-type="float"/>
          <table:table-cell table:number-matrix-columns-spanned="1" table:number-matrix-rows-spanned="1" table:formula="of:=SUM(([.EI3:.EI3]-[.$HA3:.$HA3])^2)^0.5" office:value-type="float"/>
          <table:table-cell table:number-matrix-columns-spanned="1" table:number-matrix-rows-spanned="1" table:formula="of:=SUM(([.EJ3:.EJ3]-[.$HB3:.$HB3])^2)^0.5" office:value-type="float"/>
          <table:table-cell table:number-matrix-columns-spanned="1" table:number-matrix-rows-spanned="1" table:formula="of:=SUM(([.EK3:.EK3]-[.$GX3:.$GX3])^2)^0.5" office:value-type="float"/>
          <table:table-cell table:number-matrix-columns-spanned="1" table:number-matrix-rows-spanned="1" table:formula="of:=SUM(([.EL3:.EL3]-[.$GY3:.$GY3])^2)^0.5" office:value-type="float"/>
          <table:table-cell table:number-matrix-columns-spanned="1" table:number-matrix-rows-spanned="1" table:formula="of:=SUM(([.EM3:.EM3]-[.$GZ3:.$GZ3])^2)^0.5" office:value-type="float"/>
          <table:table-cell table:number-matrix-columns-spanned="1" table:number-matrix-rows-spanned="1" table:formula="of:=SUM(([.EN3:.EN3]-[.$HA3:.$HA3])^2)^0.5" office:value-type="float"/>
          <table:table-cell table:number-matrix-columns-spanned="1" table:number-matrix-rows-spanned="1" table:formula="of:=SUM(([.EO3:.EO3]-[.$HB3:.$HB3])^2)^0.5" office:value-type="float"/>
          <table:table-cell table:style-name="cellBest" table:number-matrix-columns-spanned="1" table:number-matrix-rows-spanned="1" table:formula="of:=SUM(([.EP3:.EP3]-[.$GX3:.$GX3])^2)^0.5" office:value-type="float"/>
          <table:table-cell table:number-matrix-columns-spanned="1" table:number-matrix-rows-spanned="1" table:formula="of:=SUM(([.EQ3:.EQ3]-[.$GY3:.$GY3])^2)^0.5" office:value-type="float"/>
          <table:table-cell table:style-name="cellBest" table:number-matrix-columns-spanned="1" table:number-matrix-rows-spanned="1" table:formula="of:=SUM(([.ER3:.ER3]-[.$GZ3:.$GZ3])^2)^0.5" office:value-type="float"/>
          <table:table-cell table:style-name="cellBest" table:number-matrix-columns-spanned="1" table:number-matrix-rows-spanned="1" table:formula="of:=SUM(([.ES3:.ES3]-[.$HA3:.$HA3])^2)^0.5" office:value-type="float"/>
          <table:table-cell table:number-matrix-columns-spanned="1" table:number-matrix-rows-spanned="1" table:formula="of:=SUM(([.ET3:.ET3]-[.$HB3:.$HB3])^2)^0.5" office:value-type="float"/>
          <table:table-cell table:number-matrix-columns-spanned="1" table:number-matrix-rows-spanned="1" table:formula="of:=SUM(([.EU3:.EU3]-[.$GX3:.$GX3])^2)^0.5" office:value-type="float"/>
          <table:table-cell table:number-matrix-columns-spanned="1" table:number-matrix-rows-spanned="1" table:formula="of:=SUM(([.EV3:.EV3]-[.$GY3:.$GY3])^2)^0.5" office:value-type="float"/>
          <table:table-cell table:number-matrix-columns-spanned="1" table:number-matrix-rows-spanned="1" table:formula="of:=SUM(([.EW3:.EW3]-[.$GZ3:.$GZ3])^2)^0.5" office:value-type="float"/>
          <table:table-cell table:number-matrix-columns-spanned="1" table:number-matrix-rows-spanned="1" table:formula="of:=SUM(([.EX3:.EX3]-[.$HA3:.$HA3])^2)^0.5" office:value-type="float"/>
          <table:table-cell table:number-matrix-columns-spanned="1" table:number-matrix-rows-spanned="1" table:formula="of:=SUM(([.EY3:.EY3]-[.$HB3:.$HB3])^2)^0.5" office:value-type="float"/>
          <table:table-cell table:number-matrix-columns-spanned="1" table:number-matrix-rows-spanned="1" table:formula="of:=SUM(([.EZ3:.EZ3]-[.$GX3:.$GX3])^2)^0.5" office:value-type="float"/>
          <table:table-cell table:number-matrix-columns-spanned="1" table:number-matrix-rows-spanned="1" table:formula="of:=SUM(([.FA3:.FA3]-[.$GY3:.$GY3])^2)^0.5" office:value-type="float"/>
          <table:table-cell table:number-matrix-columns-spanned="1" table:number-matrix-rows-spanned="1" table:formula="of:=SUM(([.FB3:.FB3]-[.$GZ3:.$GZ3])^2)^0.5" office:value-type="float"/>
          <table:table-cell table:number-matrix-columns-spanned="1" table:number-matrix-rows-spanned="1" table:formula="of:=SUM(([.FC3:.FC3]-[.$HA3:.$HA3])^2)^0.5" office:value-type="float"/>
          <table:table-cell table:number-matrix-columns-spanned="1" table:number-matrix-rows-spanned="1" table:formula="of:=SUM(([.FD3:.FD3]-[.$HB3:.$HB3])^2)^0.5" office:value-type="float"/>
          <table:table-cell table:number-matrix-columns-spanned="1" table:number-matrix-rows-spanned="1" table:formula="of:=SUM(([.FE3:.FE3]-[.$GX3:.$GX3])^2)^0.5" office:value-type="float"/>
          <table:table-cell table:number-matrix-columns-spanned="1" table:number-matrix-rows-spanned="1" table:formula="of:=SUM(([.FF3:.FF3]-[.$GY3:.$GY3])^2)^0.5" office:value-type="float"/>
          <table:table-cell table:number-matrix-columns-spanned="1" table:number-matrix-rows-spanned="1" table:formula="of:=SUM(([.FG3:.FG3]-[.$GZ3:.$GZ3])^2)^0.5" office:value-type="float"/>
          <table:table-cell table:number-matrix-columns-spanned="1" table:number-matrix-rows-spanned="1" table:formula="of:=SUM(([.FH3:.FH3]-[.$HA3:.$HA3])^2)^0.5" office:value-type="float"/>
          <table:table-cell table:number-matrix-columns-spanned="1" table:number-matrix-rows-spanned="1" table:formula="of:=SUM(([.FI3:.FI3]-[.$HB3:.$HB3])^2)^0.5" office:value-type="float"/>
          <table:table-cell table:number-matrix-columns-spanned="1" table:number-matrix-rows-spanned="1" table:formula="of:=SUM(([.FJ3:.FJ3]-[.$GX3:.$GX3])^2)^0.5" office:value-type="float"/>
          <table:table-cell table:number-matrix-columns-spanned="1" table:number-matrix-rows-spanned="1" table:formula="of:=SUM(([.FK3:.FK3]-[.$GY3:.$GY3])^2)^0.5" office:value-type="float"/>
          <table:table-cell table:number-matrix-columns-spanned="1" table:number-matrix-rows-spanned="1" table:formula="of:=SUM(([.FL3:.FL3]-[.$GZ3:.$GZ3])^2)^0.5" office:value-type="float"/>
          <table:table-cell table:number-matrix-columns-spanned="1" table:number-matrix-rows-spanned="1" table:formula="of:=SUM(([.FM3:.FM3]-[.$HA3:.$HA3])^2)^0.5" office:value-type="float"/>
          <table:table-cell table:number-matrix-columns-spanned="1" table:number-matrix-rows-spanned="1" table:formula="of:=SUM(([.FN3:.FN3]-[.$HB3:.$HB3])^2)^0.5" office:value-type="float"/>
          <table:table-cell table:number-matrix-columns-spanned="1" table:number-matrix-rows-spanned="1" table:formula="of:=SUM(([.FO3:.FO3]-[.$GX3:.$GX3])^2)^0.5" office:value-type="float"/>
          <table:table-cell table:number-matrix-columns-spanned="1" table:number-matrix-rows-spanned="1" table:formula="of:=SUM(([.FP3:.FP3]-[.$GY3:.$GY3])^2)^0.5" office:value-type="float"/>
          <table:table-cell table:number-matrix-columns-spanned="1" table:number-matrix-rows-spanned="1" table:formula="of:=SUM(([.FQ3:.FQ3]-[.$GZ3:.$GZ3])^2)^0.5" office:value-type="float"/>
          <table:table-cell table:number-matrix-columns-spanned="1" table:number-matrix-rows-spanned="1" table:formula="of:=SUM(([.FR3:.FR3]-[.$HA3:.$HA3])^2)^0.5" office:value-type="float"/>
          <table:table-cell table:style-name="cellBest" table:number-matrix-columns-spanned="1" table:number-matrix-rows-spanned="1" table:formula="of:=SUM(([.FS3:.FS3]-[.$HB3:.$HB3])^2)^0.5" office:value-type="float"/>
          <table:table-cell table:number-matrix-columns-spanned="1" table:number-matrix-rows-spanned="1" table:formula="of:=SUM(([.FT3:.FT3]-[.$GX3:.$GX3])^2)^0.5" office:value-type="float"/>
          <table:table-cell table:number-matrix-columns-spanned="1" table:number-matrix-rows-spanned="1" table:formula="of:=SUM(([.FU3:.FU3]-[.$GY3:.$GY3])^2)^0.5" office:value-type="float"/>
          <table:table-cell table:number-matrix-columns-spanned="1" table:number-matrix-rows-spanned="1" table:formula="of:=SUM(([.FV3:.FV3]-[.$GZ3:.$GZ3])^2)^0.5" office:value-type="float"/>
          <table:table-cell table:number-matrix-columns-spanned="1" table:number-matrix-rows-spanned="1" table:formula="of:=SUM(([.FW3:.FW3]-[.$HA3:.$HA3])^2)^0.5" office:value-type="float"/>
          <table:table-cell table:number-matrix-columns-spanned="1" table:number-matrix-rows-spanned="1" table:formula="of:=SUM(([.FX3:.FX3]-[.$HB3:.$HB3])^2)^0.5" office:value-type="float"/>
          <table:table-cell table:number-matrix-columns-spanned="1" table:number-matrix-rows-spanned="1" table:formula="of:=SUM(([.FY3:.FY3]-[.$GX3:.$GX3])^2)^0.5" office:value-type="float"/>
          <table:table-cell table:number-matrix-columns-spanned="1" table:number-matrix-rows-spanned="1" table:formula="of:=SUM(([.FZ3:.FZ3]-[.$GY3:.$GY3])^2)^0.5" office:value-type="float"/>
          <table:table-cell table:number-matrix-columns-spanned="1" table:number-matrix-rows-spanned="1" table:formula="of:=SUM(([.GA3:.GA3]-[.$GZ3:.$GZ3])^2)^0.5" office:value-type="float"/>
          <table:table-cell table:number-matrix-columns-spanned="1" table:number-matrix-rows-spanned="1" table:formula="of:=SUM(([.GB3:.GB3]-[.$HA3:.$HA3])^2)^0.5" office:value-type="float"/>
          <table:table-cell table:number-matrix-columns-spanned="1" table:number-matrix-rows-spanned="1" table:formula="of:=SUM(([.GC3:.GC3]-[.$HB3:.$HB3])^2)^0.5" office:value-type="float"/>
          <table:table-cell table:number-matrix-columns-spanned="1" table:number-matrix-rows-spanned="1" table:formula="of:=SUM(([.GD3:.GD3]-[.$GX3:.$GX3])^2)^0.5" office:value-type="float"/>
          <table:table-cell table:number-matrix-columns-spanned="1" table:number-matrix-rows-spanned="1" table:formula="of:=SUM(([.GE3:.GE3]-[.$GY3:.$GY3])^2)^0.5" office:value-type="float"/>
          <table:table-cell table:number-matrix-columns-spanned="1" table:number-matrix-rows-spanned="1" table:formula="of:=SUM(([.GF3:.GF3]-[.$GZ3:.$GZ3])^2)^0.5" office:value-type="float"/>
          <table:table-cell table:number-matrix-columns-spanned="1" table:number-matrix-rows-spanned="1" table:formula="of:=SUM(([.GG3:.GG3]-[.$HA3:.$HA3])^2)^0.5" office:value-type="float"/>
          <table:table-cell table:number-matrix-columns-spanned="1" table:number-matrix-rows-spanned="1" table:formula="of:=SUM(([.GH3:.GH3]-[.$HB3:.$HB3])^2)^0.5" office:value-type="float"/>
          <table:table-cell table:number-matrix-columns-spanned="1" table:number-matrix-rows-spanned="1" table:formula="of:=SUM(([.GI3:.GI3]-[.$GX3:.$GX3])^2)^0.5" office:value-type="float"/>
          <table:table-cell table:number-matrix-columns-spanned="1" table:number-matrix-rows-spanned="1" table:formula="of:=SUM(([.GJ3:.GJ3]-[.$GY3:.$GY3])^2)^0.5" office:value-type="float"/>
          <table:table-cell table:number-matrix-columns-spanned="1" table:number-matrix-rows-spanned="1" table:formula="of:=SUM(([.GK3:.GK3]-[.$GZ3:.$GZ3])^2)^0.5" office:value-type="float"/>
          <table:table-cell table:number-matrix-columns-spanned="1" table:number-matrix-rows-spanned="1" table:formula="of:=SUM(([.GL3:.GL3]-[.$HA3:.$HA3])^2)^0.5" office:value-type="float"/>
          <table:table-cell table:number-matrix-columns-spanned="1" table:number-matrix-rows-spanned="1" table:formula="of:=SUM(([.GM3:.GM3]-[.$HB3:.$HB3])^2)^0.5" office:value-type="float"/>
          <table:table-cell table:number-matrix-columns-spanned="1" table:number-matrix-rows-spanned="1" table:formula="of:=SUM(([.GN3:.GN3]-[.$GX3:.$GX3])^2)^0.5" office:value-type="float"/>
          <table:table-cell table:number-matrix-columns-spanned="1" table:number-matrix-rows-spanned="1" table:formula="of:=SUM(([.GO3:.GO3]-[.$GY3:.$GY3])^2)^0.5" office:value-type="float"/>
          <table:table-cell table:number-matrix-columns-spanned="1" table:number-matrix-rows-spanned="1" table:formula="of:=SUM(([.GP3:.GP3]-[.$GZ3:.$GZ3])^2)^0.5" office:value-type="float"/>
          <table:table-cell table:number-matrix-columns-spanned="1" table:number-matrix-rows-spanned="1" table:formula="of:=SUM(([.GQ3:.GQ3]-[.$HA3:.$HA3])^2)^0.5" office:value-type="float"/>
          <table:table-cell table:number-matrix-columns-spanned="1" table:number-matrix-rows-spanned="1" table:formula="of:=SUM(([.GR3:.GR3]-[.$HB3:.$HB3])^2)^0.5" office:value-type="float"/>
          <table:table-cell table:number-matrix-columns-spanned="1" table:number-matrix-rows-spanned="1" table:formula="of:=SUM(([.GS3:.GS3]-[.$GX3:.$GX3])^2)^0.5" office:value-type="float"/>
          <table:table-cell table:number-matrix-columns-spanned="1" table:number-matrix-rows-spanned="1" table:formula="of:=SUM(([.GT3:.GT3]-[.$GY3:.$GY3])^2)^0.5" office:value-type="float"/>
          <table:table-cell table:style-name="cellWorst" table:number-matrix-columns-spanned="1" table:number-matrix-rows-spanned="1" table:formula="of:=SUM(([.GU3:.GU3]-[.$GZ3:.$GZ3])^2)^0.5" office:value-type="float"/>
          <table:table-cell table:style-name="cellWorst" table:number-matrix-columns-spanned="1" table:number-matrix-rows-spanned="1" table:formula="of:=SUM(([.GV3:.GV3]-[.$HA3:.$HA3])^2)^0.5" office:value-type="float"/>
          <table:table-cell table:style-name="cellWorst" table:number-matrix-columns-spanned="1" table:number-matrix-rows-spanned="1" table:formula="of:=SUM(([.GW3:.GW3]-[.$HB3:.$HB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GX3:.$GX3])" office:value-type="float"/>
          <table:table-cell table:number-matrix-columns-spanned="1" table:number-matrix-rows-spanned="1" table:formula="of:=SUM([.C3:.C3]=[.$GY3:.$GY3])" office:value-type="float"/>
          <table:table-cell table:number-matrix-columns-spanned="1" table:number-matrix-rows-spanned="1" table:formula="of:=SUM([.D3:.D3]=[.$GZ3:.$GZ3])" office:value-type="float"/>
          <table:table-cell table:number-matrix-columns-spanned="1" table:number-matrix-rows-spanned="1" table:formula="of:=SUM([.E3:.E3]=[.$HA3:.$HA3])" office:value-type="float"/>
          <table:table-cell table:number-matrix-columns-spanned="1" table:number-matrix-rows-spanned="1" table:formula="of:=SUM([.F3:.F3]=[.$GX3:.$GX3])" office:value-type="float"/>
          <table:table-cell table:number-matrix-columns-spanned="1" table:number-matrix-rows-spanned="1" table:formula="of:=SUM([.G3:.G3]=[.$GY3:.$GY3])" office:value-type="float"/>
          <table:table-cell table:number-matrix-columns-spanned="1" table:number-matrix-rows-spanned="1" table:formula="of:=SUM([.H3:.H3]=[.$GZ3:.$GZ3])" office:value-type="float"/>
          <table:table-cell table:number-matrix-columns-spanned="1" table:number-matrix-rows-spanned="1" table:formula="of:=SUM([.I3:.I3]=[.$HA3:.$HA3])" office:value-type="float"/>
          <table:table-cell table:number-matrix-columns-spanned="1" table:number-matrix-rows-spanned="1" table:formula="of:=SUM([.J3:.J3]=[.$HB3:.$HB3])" office:value-type="float"/>
          <table:table-cell table:number-matrix-columns-spanned="1" table:number-matrix-rows-spanned="1" table:formula="of:=SUM([.K3:.K3]=[.$GX3:.$GX3])" office:value-type="float"/>
          <table:table-cell table:number-matrix-columns-spanned="1" table:number-matrix-rows-spanned="1" table:formula="of:=SUM([.L3:.L3]=[.$GY3:.$GY3])" office:value-type="float"/>
          <table:table-cell table:number-matrix-columns-spanned="1" table:number-matrix-rows-spanned="1" table:formula="of:=SUM([.M3:.M3]=[.$GZ3:.$GZ3])" office:value-type="float"/>
          <table:table-cell table:number-matrix-columns-spanned="1" table:number-matrix-rows-spanned="1" table:formula="of:=SUM([.N3:.N3]=[.$HA3:.$HA3])" office:value-type="float"/>
          <table:table-cell table:number-matrix-columns-spanned="1" table:number-matrix-rows-spanned="1" table:formula="of:=SUM([.O3:.O3]=[.$HB3:.$HB3])" office:value-type="float"/>
          <table:table-cell table:number-matrix-columns-spanned="1" table:number-matrix-rows-spanned="1" table:formula="of:=SUM([.P3:.P3]=[.$GX3:.$GX3])" office:value-type="float"/>
          <table:table-cell table:number-matrix-columns-spanned="1" table:number-matrix-rows-spanned="1" table:formula="of:=SUM([.Q3:.Q3]=[.$GY3:.$GY3])" office:value-type="float"/>
          <table:table-cell table:number-matrix-columns-spanned="1" table:number-matrix-rows-spanned="1" table:formula="of:=SUM([.R3:.R3]=[.$GZ3:.$GZ3])" office:value-type="float"/>
          <table:table-cell table:number-matrix-columns-spanned="1" table:number-matrix-rows-spanned="1" table:formula="of:=SUM([.S3:.S3]=[.$HA3:.$HA3])" office:value-type="float"/>
          <table:table-cell table:number-matrix-columns-spanned="1" table:number-matrix-rows-spanned="1" table:formula="of:=SUM([.T3:.T3]=[.$HB3:.$HB3])" office:value-type="float"/>
          <table:table-cell table:number-matrix-columns-spanned="1" table:number-matrix-rows-spanned="1" table:formula="of:=SUM([.U3:.U3]=[.$GX3:.$GX3])" office:value-type="float"/>
          <table:table-cell table:number-matrix-columns-spanned="1" table:number-matrix-rows-spanned="1" table:formula="of:=SUM([.V3:.V3]=[.$GY3:.$GY3])" office:value-type="float"/>
          <table:table-cell table:number-matrix-columns-spanned="1" table:number-matrix-rows-spanned="1" table:formula="of:=SUM([.W3:.W3]=[.$GZ3:.$GZ3])" office:value-type="float"/>
          <table:table-cell table:number-matrix-columns-spanned="1" table:number-matrix-rows-spanned="1" table:formula="of:=SUM([.X3:.X3]=[.$HA3:.$HA3])" office:value-type="float"/>
          <table:table-cell table:number-matrix-columns-spanned="1" table:number-matrix-rows-spanned="1" table:formula="of:=SUM([.Y3:.Y3]=[.$HB3:.$HB3])" office:value-type="float"/>
          <table:table-cell table:number-matrix-columns-spanned="1" table:number-matrix-rows-spanned="1" table:formula="of:=SUM([.Z3:.Z3]=[.$GX3:.$GX3])" office:value-type="float"/>
          <table:table-cell table:number-matrix-columns-spanned="1" table:number-matrix-rows-spanned="1" table:formula="of:=SUM([.AA3:.AA3]=[.$GY3:.$GY3])" office:value-type="float"/>
          <table:table-cell table:number-matrix-columns-spanned="1" table:number-matrix-rows-spanned="1" table:formula="of:=SUM([.AB3:.AB3]=[.$GZ3:.$GZ3])" office:value-type="float"/>
          <table:table-cell table:number-matrix-columns-spanned="1" table:number-matrix-rows-spanned="1" table:formula="of:=SUM([.AC3:.AC3]=[.$HA3:.$HA3])" office:value-type="float"/>
          <table:table-cell table:number-matrix-columns-spanned="1" table:number-matrix-rows-spanned="1" table:formula="of:=SUM([.AD3:.AD3]=[.$HB3:.$HB3])" office:value-type="float"/>
          <table:table-cell table:number-matrix-columns-spanned="1" table:number-matrix-rows-spanned="1" table:formula="of:=SUM([.AE3:.AE3]=[.$GX3:.$GX3])" office:value-type="float"/>
          <table:table-cell table:number-matrix-columns-spanned="1" table:number-matrix-rows-spanned="1" table:formula="of:=SUM([.AF3:.AF3]=[.$GY3:.$GY3])" office:value-type="float"/>
          <table:table-cell table:number-matrix-columns-spanned="1" table:number-matrix-rows-spanned="1" table:formula="of:=SUM([.AG3:.AG3]=[.$GZ3:.$GZ3])" office:value-type="float"/>
          <table:table-cell table:number-matrix-columns-spanned="1" table:number-matrix-rows-spanned="1" table:formula="of:=SUM([.AH3:.AH3]=[.$HA3:.$HA3])" office:value-type="float"/>
          <table:table-cell table:number-matrix-columns-spanned="1" table:number-matrix-rows-spanned="1" table:formula="of:=SUM([.AI3:.AI3]=[.$HB3:.$HB3])" office:value-type="float"/>
          <table:table-cell table:number-matrix-columns-spanned="1" table:number-matrix-rows-spanned="1" table:formula="of:=SUM([.AJ3:.AJ3]=[.$GX3:.$GX3])" office:value-type="float"/>
          <table:table-cell table:style-name="cellBest" table:number-matrix-columns-spanned="1" table:number-matrix-rows-spanned="1" table:formula="of:=SUM([.AK3:.AK3]=[.$GY3:.$GY3])" office:value-type="float"/>
          <table:table-cell table:number-matrix-columns-spanned="1" table:number-matrix-rows-spanned="1" table:formula="of:=SUM([.AL3:.AL3]=[.$GZ3:.$GZ3])" office:value-type="float"/>
          <table:table-cell table:number-matrix-columns-spanned="1" table:number-matrix-rows-spanned="1" table:formula="of:=SUM([.AM3:.AM3]=[.$HA3:.$HA3])" office:value-type="float"/>
          <table:table-cell table:number-matrix-columns-spanned="1" table:number-matrix-rows-spanned="1" table:formula="of:=SUM([.AN3:.AN3]=[.$HB3:.$HB3])" office:value-type="float"/>
          <table:table-cell table:number-matrix-columns-spanned="1" table:number-matrix-rows-spanned="1" table:formula="of:=SUM([.AO3:.AO3]=[.$GX3:.$GX3])" office:value-type="float"/>
          <table:table-cell table:number-matrix-columns-spanned="1" table:number-matrix-rows-spanned="1" table:formula="of:=SUM([.AP3:.AP3]=[.$GY3:.$GY3])" office:value-type="float"/>
          <table:table-cell table:number-matrix-columns-spanned="1" table:number-matrix-rows-spanned="1" table:formula="of:=SUM([.AQ3:.AQ3]=[.$GZ3:.$GZ3])" office:value-type="float"/>
          <table:table-cell table:number-matrix-columns-spanned="1" table:number-matrix-rows-spanned="1" table:formula="of:=SUM([.AR3:.AR3]=[.$HA3:.$HA3])" office:value-type="float"/>
          <table:table-cell table:number-matrix-columns-spanned="1" table:number-matrix-rows-spanned="1" table:formula="of:=SUM([.AS3:.AS3]=[.$HB3:.$HB3])" office:value-type="float"/>
          <table:table-cell table:number-matrix-columns-spanned="1" table:number-matrix-rows-spanned="1" table:formula="of:=SUM([.AT3:.AT3]=[.$GX3:.$GX3])" office:value-type="float"/>
          <table:table-cell table:style-name="cellBest" table:number-matrix-columns-spanned="1" table:number-matrix-rows-spanned="1" table:formula="of:=SUM([.AU3:.AU3]=[.$GY3:.$GY3])" office:value-type="float"/>
          <table:table-cell table:number-matrix-columns-spanned="1" table:number-matrix-rows-spanned="1" table:formula="of:=SUM([.AV3:.AV3]=[.$GZ3:.$GZ3])" office:value-type="float"/>
          <table:table-cell table:number-matrix-columns-spanned="1" table:number-matrix-rows-spanned="1" table:formula="of:=SUM([.AW3:.AW3]=[.$HA3:.$HA3])" office:value-type="float"/>
          <table:table-cell table:number-matrix-columns-spanned="1" table:number-matrix-rows-spanned="1" table:formula="of:=SUM([.AX3:.AX3]=[.$HB3:.$HB3])" office:value-type="float"/>
          <table:table-cell table:number-matrix-columns-spanned="1" table:number-matrix-rows-spanned="1" table:formula="of:=SUM([.AY3:.AY3]=[.$GX3:.$GX3])" office:value-type="float"/>
          <table:table-cell table:style-name="cellBest" table:number-matrix-columns-spanned="1" table:number-matrix-rows-spanned="1" table:formula="of:=SUM([.AZ3:.AZ3]=[.$GY3:.$GY3])" office:value-type="float"/>
          <table:table-cell table:number-matrix-columns-spanned="1" table:number-matrix-rows-spanned="1" table:formula="of:=SUM([.BA3:.BA3]=[.$GZ3:.$GZ3])" office:value-type="float"/>
          <table:table-cell table:number-matrix-columns-spanned="1" table:number-matrix-rows-spanned="1" table:formula="of:=SUM([.BB3:.BB3]=[.$HA3:.$HA3])" office:value-type="float"/>
          <table:table-cell table:number-matrix-columns-spanned="1" table:number-matrix-rows-spanned="1" table:formula="of:=SUM([.BC3:.BC3]=[.$HB3:.$HB3])" office:value-type="float"/>
          <table:table-cell table:number-matrix-columns-spanned="1" table:number-matrix-rows-spanned="1" table:formula="of:=SUM([.BD3:.BD3]=[.$GX3:.$GX3])" office:value-type="float"/>
          <table:table-cell table:number-matrix-columns-spanned="1" table:number-matrix-rows-spanned="1" table:formula="of:=SUM([.BE3:.BE3]=[.$GY3:.$GY3])" office:value-type="float"/>
          <table:table-cell table:number-matrix-columns-spanned="1" table:number-matrix-rows-spanned="1" table:formula="of:=SUM([.BF3:.BF3]=[.$GZ3:.$GZ3])" office:value-type="float"/>
          <table:table-cell table:number-matrix-columns-spanned="1" table:number-matrix-rows-spanned="1" table:formula="of:=SUM([.BG3:.BG3]=[.$HA3:.$HA3])" office:value-type="float"/>
          <table:table-cell table:number-matrix-columns-spanned="1" table:number-matrix-rows-spanned="1" table:formula="of:=SUM([.BH3:.BH3]=[.$HB3:.$HB3])" office:value-type="float"/>
          <table:table-cell table:number-matrix-columns-spanned="1" table:number-matrix-rows-spanned="1" table:formula="of:=SUM([.BI3:.BI3]=[.$GX3:.$GX3])" office:value-type="float"/>
          <table:table-cell table:number-matrix-columns-spanned="1" table:number-matrix-rows-spanned="1" table:formula="of:=SUM([.BJ3:.BJ3]=[.$GY3:.$GY3])" office:value-type="float"/>
          <table:table-cell table:number-matrix-columns-spanned="1" table:number-matrix-rows-spanned="1" table:formula="of:=SUM([.BK3:.BK3]=[.$GZ3:.$GZ3])" office:value-type="float"/>
          <table:table-cell table:number-matrix-columns-spanned="1" table:number-matrix-rows-spanned="1" table:formula="of:=SUM([.BL3:.BL3]=[.$HA3:.$HA3])" office:value-type="float"/>
          <table:table-cell table:number-matrix-columns-spanned="1" table:number-matrix-rows-spanned="1" table:formula="of:=SUM([.BM3:.BM3]=[.$HB3:.$HB3])" office:value-type="float"/>
          <table:table-cell table:number-matrix-columns-spanned="1" table:number-matrix-rows-spanned="1" table:formula="of:=SUM([.BN3:.BN3]=[.$GX3:.$GX3])" office:value-type="float"/>
          <table:table-cell table:number-matrix-columns-spanned="1" table:number-matrix-rows-spanned="1" table:formula="of:=SUM([.BO3:.BO3]=[.$GY3:.$GY3])" office:value-type="float"/>
          <table:table-cell table:number-matrix-columns-spanned="1" table:number-matrix-rows-spanned="1" table:formula="of:=SUM([.BP3:.BP3]=[.$GZ3:.$GZ3])" office:value-type="float"/>
          <table:table-cell table:number-matrix-columns-spanned="1" table:number-matrix-rows-spanned="1" table:formula="of:=SUM([.BQ3:.BQ3]=[.$HA3:.$HA3])" office:value-type="float"/>
          <table:table-cell table:number-matrix-columns-spanned="1" table:number-matrix-rows-spanned="1" table:formula="of:=SUM([.BR3:.BR3]=[.$HB3:.$HB3])" office:value-type="float"/>
          <table:table-cell table:number-matrix-columns-spanned="1" table:number-matrix-rows-spanned="1" table:formula="of:=SUM([.BS3:.BS3]=[.$GX3:.$GX3])" office:value-type="float"/>
          <table:table-cell table:number-matrix-columns-spanned="1" table:number-matrix-rows-spanned="1" table:formula="of:=SUM([.BT3:.BT3]=[.$GY3:.$GY3])" office:value-type="float"/>
          <table:table-cell table:number-matrix-columns-spanned="1" table:number-matrix-rows-spanned="1" table:formula="of:=SUM([.BU3:.BU3]=[.$GZ3:.$GZ3])" office:value-type="float"/>
          <table:table-cell table:number-matrix-columns-spanned="1" table:number-matrix-rows-spanned="1" table:formula="of:=SUM([.BV3:.BV3]=[.$HA3:.$HA3])" office:value-type="float"/>
          <table:table-cell table:number-matrix-columns-spanned="1" table:number-matrix-rows-spanned="1" table:formula="of:=SUM([.BW3:.BW3]=[.$HB3:.$HB3])" office:value-type="float"/>
          <table:table-cell table:number-matrix-columns-spanned="1" table:number-matrix-rows-spanned="1" table:formula="of:=SUM([.BX3:.BX3]=[.$GX3:.$GX3])" office:value-type="float"/>
          <table:table-cell table:number-matrix-columns-spanned="1" table:number-matrix-rows-spanned="1" table:formula="of:=SUM([.BY3:.BY3]=[.$GY3:.$GY3])" office:value-type="float"/>
          <table:table-cell table:number-matrix-columns-spanned="1" table:number-matrix-rows-spanned="1" table:formula="of:=SUM([.BZ3:.BZ3]=[.$GZ3:.$GZ3])" office:value-type="float"/>
          <table:table-cell table:number-matrix-columns-spanned="1" table:number-matrix-rows-spanned="1" table:formula="of:=SUM([.CA3:.CA3]=[.$HA3:.$HA3])" office:value-type="float"/>
          <table:table-cell table:number-matrix-columns-spanned="1" table:number-matrix-rows-spanned="1" table:formula="of:=SUM([.CB3:.CB3]=[.$HB3:.$HB3])" office:value-type="float"/>
          <table:table-cell table:number-matrix-columns-spanned="1" table:number-matrix-rows-spanned="1" table:formula="of:=SUM([.CC3:.CC3]=[.$GX3:.$GX3])" office:value-type="float"/>
          <table:table-cell table:number-matrix-columns-spanned="1" table:number-matrix-rows-spanned="1" table:formula="of:=SUM([.CD3:.CD3]=[.$GY3:.$GY3])" office:value-type="float"/>
          <table:table-cell table:number-matrix-columns-spanned="1" table:number-matrix-rows-spanned="1" table:formula="of:=SUM([.CE3:.CE3]=[.$GZ3:.$GZ3])" office:value-type="float"/>
          <table:table-cell table:number-matrix-columns-spanned="1" table:number-matrix-rows-spanned="1" table:formula="of:=SUM([.CF3:.CF3]=[.$HA3:.$HA3])" office:value-type="float"/>
          <table:table-cell table:number-matrix-columns-spanned="1" table:number-matrix-rows-spanned="1" table:formula="of:=SUM([.CG3:.CG3]=[.$HB3:.$HB3])" office:value-type="float"/>
          <table:table-cell table:number-matrix-columns-spanned="1" table:number-matrix-rows-spanned="1" table:formula="of:=SUM([.CH3:.CH3]=[.$GX3:.$GX3])" office:value-type="float"/>
          <table:table-cell table:style-name="cellBest" table:number-matrix-columns-spanned="1" table:number-matrix-rows-spanned="1" table:formula="of:=SUM([.CI3:.CI3]=[.$GY3:.$GY3])" office:value-type="float"/>
          <table:table-cell table:number-matrix-columns-spanned="1" table:number-matrix-rows-spanned="1" table:formula="of:=SUM([.CJ3:.CJ3]=[.$GZ3:.$GZ3])" office:value-type="float"/>
          <table:table-cell table:number-matrix-columns-spanned="1" table:number-matrix-rows-spanned="1" table:formula="of:=SUM([.CK3:.CK3]=[.$HA3:.$HA3])" office:value-type="float"/>
          <table:table-cell table:number-matrix-columns-spanned="1" table:number-matrix-rows-spanned="1" table:formula="of:=SUM([.CL3:.CL3]=[.$HB3:.$HB3])" office:value-type="float"/>
          <table:table-cell table:number-matrix-columns-spanned="1" table:number-matrix-rows-spanned="1" table:formula="of:=SUM([.CM3:.CM3]=[.$GX3:.$GX3])" office:value-type="float"/>
          <table:table-cell table:number-matrix-columns-spanned="1" table:number-matrix-rows-spanned="1" table:formula="of:=SUM([.CN3:.CN3]=[.$GY3:.$GY3])" office:value-type="float"/>
          <table:table-cell table:number-matrix-columns-spanned="1" table:number-matrix-rows-spanned="1" table:formula="of:=SUM([.CO3:.CO3]=[.$GZ3:.$GZ3])" office:value-type="float"/>
          <table:table-cell table:number-matrix-columns-spanned="1" table:number-matrix-rows-spanned="1" table:formula="of:=SUM([.CP3:.CP3]=[.$HA3:.$HA3])" office:value-type="float"/>
          <table:table-cell table:number-matrix-columns-spanned="1" table:number-matrix-rows-spanned="1" table:formula="of:=SUM([.CQ3:.CQ3]=[.$HB3:.$HB3])" office:value-type="float"/>
          <table:table-cell table:number-matrix-columns-spanned="1" table:number-matrix-rows-spanned="1" table:formula="of:=SUM([.CR3:.CR3]=[.$GX3:.$GX3])" office:value-type="float"/>
          <table:table-cell table:number-matrix-columns-spanned="1" table:number-matrix-rows-spanned="1" table:formula="of:=SUM([.CS3:.CS3]=[.$GY3:.$GY3])" office:value-type="float"/>
          <table:table-cell table:number-matrix-columns-spanned="1" table:number-matrix-rows-spanned="1" table:formula="of:=SUM([.CT3:.CT3]=[.$GZ3:.$GZ3])" office:value-type="float"/>
          <table:table-cell table:number-matrix-columns-spanned="1" table:number-matrix-rows-spanned="1" table:formula="of:=SUM([.CU3:.CU3]=[.$HA3:.$HA3])" office:value-type="float"/>
          <table:table-cell table:number-matrix-columns-spanned="1" table:number-matrix-rows-spanned="1" table:formula="of:=SUM([.CV3:.CV3]=[.$HB3:.$HB3])" office:value-type="float"/>
          <table:table-cell table:number-matrix-columns-spanned="1" table:number-matrix-rows-spanned="1" table:formula="of:=SUM([.CW3:.CW3]=[.$GX3:.$GX3])" office:value-type="float"/>
          <table:table-cell table:number-matrix-columns-spanned="1" table:number-matrix-rows-spanned="1" table:formula="of:=SUM([.CX3:.CX3]=[.$GY3:.$GY3])" office:value-type="float"/>
          <table:table-cell table:number-matrix-columns-spanned="1" table:number-matrix-rows-spanned="1" table:formula="of:=SUM([.CY3:.CY3]=[.$GZ3:.$GZ3])" office:value-type="float"/>
          <table:table-cell table:number-matrix-columns-spanned="1" table:number-matrix-rows-spanned="1" table:formula="of:=SUM([.CZ3:.CZ3]=[.$HA3:.$HA3])" office:value-type="float"/>
          <table:table-cell table:number-matrix-columns-spanned="1" table:number-matrix-rows-spanned="1" table:formula="of:=SUM([.DA3:.DA3]=[.$HB3:.$HB3])" office:value-type="float"/>
          <table:table-cell table:number-matrix-columns-spanned="1" table:number-matrix-rows-spanned="1" table:formula="of:=SUM([.DB3:.DB3]=[.$GX3:.$GX3])" office:value-type="float"/>
          <table:table-cell table:number-matrix-columns-spanned="1" table:number-matrix-rows-spanned="1" table:formula="of:=SUM([.DC3:.DC3]=[.$GY3:.$GY3])" office:value-type="float"/>
          <table:table-cell table:number-matrix-columns-spanned="1" table:number-matrix-rows-spanned="1" table:formula="of:=SUM([.DD3:.DD3]=[.$GZ3:.$GZ3])" office:value-type="float"/>
          <table:table-cell table:number-matrix-columns-spanned="1" table:number-matrix-rows-spanned="1" table:formula="of:=SUM([.DE3:.DE3]=[.$HA3:.$HA3])" office:value-type="float"/>
          <table:table-cell table:number-matrix-columns-spanned="1" table:number-matrix-rows-spanned="1" table:formula="of:=SUM([.DF3:.DF3]=[.$HB3:.$HB3])" office:value-type="float"/>
          <table:table-cell table:number-matrix-columns-spanned="1" table:number-matrix-rows-spanned="1" table:formula="of:=SUM([.DG3:.DG3]=[.$GX3:.$GX3])" office:value-type="float"/>
          <table:table-cell table:number-matrix-columns-spanned="1" table:number-matrix-rows-spanned="1" table:formula="of:=SUM([.DH3:.DH3]=[.$GY3:.$GY3])" office:value-type="float"/>
          <table:table-cell table:number-matrix-columns-spanned="1" table:number-matrix-rows-spanned="1" table:formula="of:=SUM([.DI3:.DI3]=[.$GZ3:.$GZ3])" office:value-type="float"/>
          <table:table-cell table:number-matrix-columns-spanned="1" table:number-matrix-rows-spanned="1" table:formula="of:=SUM([.DJ3:.DJ3]=[.$HA3:.$HA3])" office:value-type="float"/>
          <table:table-cell table:number-matrix-columns-spanned="1" table:number-matrix-rows-spanned="1" table:formula="of:=SUM([.DK3:.DK3]=[.$HB3:.$HB3])" office:value-type="float"/>
          <table:table-cell table:number-matrix-columns-spanned="1" table:number-matrix-rows-spanned="1" table:formula="of:=SUM([.DL3:.DL3]=[.$GX3:.$GX3])" office:value-type="float"/>
          <table:table-cell table:style-name="cellBest" table:number-matrix-columns-spanned="1" table:number-matrix-rows-spanned="1" table:formula="of:=SUM([.DM3:.DM3]=[.$GY3:.$GY3])" office:value-type="float"/>
          <table:table-cell table:number-matrix-columns-spanned="1" table:number-matrix-rows-spanned="1" table:formula="of:=SUM([.DN3:.DN3]=[.$GZ3:.$GZ3])" office:value-type="float"/>
          <table:table-cell table:number-matrix-columns-spanned="1" table:number-matrix-rows-spanned="1" table:formula="of:=SUM([.DO3:.DO3]=[.$HA3:.$HA3])" office:value-type="float"/>
          <table:table-cell table:number-matrix-columns-spanned="1" table:number-matrix-rows-spanned="1" table:formula="of:=SUM([.DP3:.DP3]=[.$HB3:.$HB3])" office:value-type="float"/>
          <table:table-cell table:number-matrix-columns-spanned="1" table:number-matrix-rows-spanned="1" table:formula="of:=SUM([.DQ3:.DQ3]=[.$GX3:.$GX3])" office:value-type="float"/>
          <table:table-cell table:number-matrix-columns-spanned="1" table:number-matrix-rows-spanned="1" table:formula="of:=SUM([.DR3:.DR3]=[.$GY3:.$GY3])" office:value-type="float"/>
          <table:table-cell table:number-matrix-columns-spanned="1" table:number-matrix-rows-spanned="1" table:formula="of:=SUM([.DS3:.DS3]=[.$GZ3:.$GZ3])" office:value-type="float"/>
          <table:table-cell table:number-matrix-columns-spanned="1" table:number-matrix-rows-spanned="1" table:formula="of:=SUM([.DT3:.DT3]=[.$HA3:.$HA3])" office:value-type="float"/>
          <table:table-cell table:number-matrix-columns-spanned="1" table:number-matrix-rows-spanned="1" table:formula="of:=SUM([.DU3:.DU3]=[.$HB3:.$HB3])" office:value-type="float"/>
          <table:table-cell table:number-matrix-columns-spanned="1" table:number-matrix-rows-spanned="1" table:formula="of:=SUM([.DV3:.DV3]=[.$GX3:.$GX3])" office:value-type="float"/>
          <table:table-cell table:number-matrix-columns-spanned="1" table:number-matrix-rows-spanned="1" table:formula="of:=SUM([.DW3:.DW3]=[.$GY3:.$GY3])" office:value-type="float"/>
          <table:table-cell table:number-matrix-columns-spanned="1" table:number-matrix-rows-spanned="1" table:formula="of:=SUM([.DX3:.DX3]=[.$GZ3:.$GZ3])" office:value-type="float"/>
          <table:table-cell table:number-matrix-columns-spanned="1" table:number-matrix-rows-spanned="1" table:formula="of:=SUM([.DY3:.DY3]=[.$HA3:.$HA3])" office:value-type="float"/>
          <table:table-cell table:number-matrix-columns-spanned="1" table:number-matrix-rows-spanned="1" table:formula="of:=SUM([.DZ3:.DZ3]=[.$HB3:.$HB3])" office:value-type="float"/>
          <table:table-cell table:number-matrix-columns-spanned="1" table:number-matrix-rows-spanned="1" table:formula="of:=SUM([.EA3:.EA3]=[.$GX3:.$GX3])" office:value-type="float"/>
          <table:table-cell table:number-matrix-columns-spanned="1" table:number-matrix-rows-spanned="1" table:formula="of:=SUM([.EB3:.EB3]=[.$GY3:.$GY3])" office:value-type="float"/>
          <table:table-cell table:number-matrix-columns-spanned="1" table:number-matrix-rows-spanned="1" table:formula="of:=SUM([.EC3:.EC3]=[.$GZ3:.$GZ3])" office:value-type="float"/>
          <table:table-cell table:number-matrix-columns-spanned="1" table:number-matrix-rows-spanned="1" table:formula="of:=SUM([.ED3:.ED3]=[.$HA3:.$HA3])" office:value-type="float"/>
          <table:table-cell table:number-matrix-columns-spanned="1" table:number-matrix-rows-spanned="1" table:formula="of:=SUM([.EE3:.EE3]=[.$HB3:.$HB3])" office:value-type="float"/>
          <table:table-cell table:number-matrix-columns-spanned="1" table:number-matrix-rows-spanned="1" table:formula="of:=SUM([.EF3:.EF3]=[.$GX3:.$GX3])" office:value-type="float"/>
          <table:table-cell table:number-matrix-columns-spanned="1" table:number-matrix-rows-spanned="1" table:formula="of:=SUM([.EG3:.EG3]=[.$GY3:.$GY3])" office:value-type="float"/>
          <table:table-cell table:number-matrix-columns-spanned="1" table:number-matrix-rows-spanned="1" table:formula="of:=SUM([.EH3:.EH3]=[.$GZ3:.$GZ3])" office:value-type="float"/>
          <table:table-cell table:number-matrix-columns-spanned="1" table:number-matrix-rows-spanned="1" table:formula="of:=SUM([.EI3:.EI3]=[.$HA3:.$HA3])" office:value-type="float"/>
          <table:table-cell table:number-matrix-columns-spanned="1" table:number-matrix-rows-spanned="1" table:formula="of:=SUM([.EJ3:.EJ3]=[.$HB3:.$HB3])" office:value-type="float"/>
          <table:table-cell table:number-matrix-columns-spanned="1" table:number-matrix-rows-spanned="1" table:formula="of:=SUM([.EK3:.EK3]=[.$GX3:.$GX3])" office:value-type="float"/>
          <table:table-cell table:number-matrix-columns-spanned="1" table:number-matrix-rows-spanned="1" table:formula="of:=SUM([.EL3:.EL3]=[.$GY3:.$GY3])" office:value-type="float"/>
          <table:table-cell table:number-matrix-columns-spanned="1" table:number-matrix-rows-spanned="1" table:formula="of:=SUM([.EM3:.EM3]=[.$GZ3:.$GZ3])" office:value-type="float"/>
          <table:table-cell table:number-matrix-columns-spanned="1" table:number-matrix-rows-spanned="1" table:formula="of:=SUM([.EN3:.EN3]=[.$HA3:.$HA3])" office:value-type="float"/>
          <table:table-cell table:number-matrix-columns-spanned="1" table:number-matrix-rows-spanned="1" table:formula="of:=SUM([.EO3:.EO3]=[.$HB3:.$HB3])" office:value-type="float"/>
          <table:table-cell table:number-matrix-columns-spanned="1" table:number-matrix-rows-spanned="1" table:formula="of:=SUM([.EP3:.EP3]=[.$GX3:.$GX3])" office:value-type="float"/>
          <table:table-cell table:number-matrix-columns-spanned="1" table:number-matrix-rows-spanned="1" table:formula="of:=SUM([.EQ3:.EQ3]=[.$GY3:.$GY3])" office:value-type="float"/>
          <table:table-cell table:number-matrix-columns-spanned="1" table:number-matrix-rows-spanned="1" table:formula="of:=SUM([.ER3:.ER3]=[.$GZ3:.$GZ3])" office:value-type="float"/>
          <table:table-cell table:number-matrix-columns-spanned="1" table:number-matrix-rows-spanned="1" table:formula="of:=SUM([.ES3:.ES3]=[.$HA3:.$HA3])" office:value-type="float"/>
          <table:table-cell table:number-matrix-columns-spanned="1" table:number-matrix-rows-spanned="1" table:formula="of:=SUM([.ET3:.ET3]=[.$HB3:.$HB3])" office:value-type="float"/>
          <table:table-cell table:number-matrix-columns-spanned="1" table:number-matrix-rows-spanned="1" table:formula="of:=SUM([.EU3:.EU3]=[.$GX3:.$GX3])" office:value-type="float"/>
          <table:table-cell table:number-matrix-columns-spanned="1" table:number-matrix-rows-spanned="1" table:formula="of:=SUM([.EV3:.EV3]=[.$GY3:.$GY3])" office:value-type="float"/>
          <table:table-cell table:number-matrix-columns-spanned="1" table:number-matrix-rows-spanned="1" table:formula="of:=SUM([.EW3:.EW3]=[.$GZ3:.$GZ3])" office:value-type="float"/>
          <table:table-cell table:number-matrix-columns-spanned="1" table:number-matrix-rows-spanned="1" table:formula="of:=SUM([.EX3:.EX3]=[.$HA3:.$HA3])" office:value-type="float"/>
          <table:table-cell table:number-matrix-columns-spanned="1" table:number-matrix-rows-spanned="1" table:formula="of:=SUM([.EY3:.EY3]=[.$HB3:.$HB3])" office:value-type="float"/>
          <table:table-cell table:number-matrix-columns-spanned="1" table:number-matrix-rows-spanned="1" table:formula="of:=SUM([.EZ3:.EZ3]=[.$GX3:.$GX3])" office:value-type="float"/>
          <table:table-cell table:number-matrix-columns-spanned="1" table:number-matrix-rows-spanned="1" table:formula="of:=SUM([.FA3:.FA3]=[.$GY3:.$GY3])" office:value-type="float"/>
          <table:table-cell table:number-matrix-columns-spanned="1" table:number-matrix-rows-spanned="1" table:formula="of:=SUM([.FB3:.FB3]=[.$GZ3:.$GZ3])" office:value-type="float"/>
          <table:table-cell table:number-matrix-columns-spanned="1" table:number-matrix-rows-spanned="1" table:formula="of:=SUM([.FC3:.FC3]=[.$HA3:.$HA3])" office:value-type="float"/>
          <table:table-cell table:number-matrix-columns-spanned="1" table:number-matrix-rows-spanned="1" table:formula="of:=SUM([.FD3:.FD3]=[.$HB3:.$HB3])" office:value-type="float"/>
          <table:table-cell table:number-matrix-columns-spanned="1" table:number-matrix-rows-spanned="1" table:formula="of:=SUM([.FE3:.FE3]=[.$GX3:.$GX3])" office:value-type="float"/>
          <table:table-cell table:number-matrix-columns-spanned="1" table:number-matrix-rows-spanned="1" table:formula="of:=SUM([.FF3:.FF3]=[.$GY3:.$GY3])" office:value-type="float"/>
          <table:table-cell table:number-matrix-columns-spanned="1" table:number-matrix-rows-spanned="1" table:formula="of:=SUM([.FG3:.FG3]=[.$GZ3:.$GZ3])" office:value-type="float"/>
          <table:table-cell table:number-matrix-columns-spanned="1" table:number-matrix-rows-spanned="1" table:formula="of:=SUM([.FH3:.FH3]=[.$HA3:.$HA3])" office:value-type="float"/>
          <table:table-cell table:number-matrix-columns-spanned="1" table:number-matrix-rows-spanned="1" table:formula="of:=SUM([.FI3:.FI3]=[.$HB3:.$HB3])" office:value-type="float"/>
          <table:table-cell table:number-matrix-columns-spanned="1" table:number-matrix-rows-spanned="1" table:formula="of:=SUM([.FJ3:.FJ3]=[.$GX3:.$GX3])" office:value-type="float"/>
          <table:table-cell table:number-matrix-columns-spanned="1" table:number-matrix-rows-spanned="1" table:formula="of:=SUM([.FK3:.FK3]=[.$GY3:.$GY3])" office:value-type="float"/>
          <table:table-cell table:number-matrix-columns-spanned="1" table:number-matrix-rows-spanned="1" table:formula="of:=SUM([.FL3:.FL3]=[.$GZ3:.$GZ3])" office:value-type="float"/>
          <table:table-cell table:number-matrix-columns-spanned="1" table:number-matrix-rows-spanned="1" table:formula="of:=SUM([.FM3:.FM3]=[.$HA3:.$HA3])" office:value-type="float"/>
          <table:table-cell table:number-matrix-columns-spanned="1" table:number-matrix-rows-spanned="1" table:formula="of:=SUM([.FN3:.FN3]=[.$HB3:.$HB3])" office:value-type="float"/>
          <table:table-cell table:number-matrix-columns-spanned="1" table:number-matrix-rows-spanned="1" table:formula="of:=SUM([.FO3:.FO3]=[.$GX3:.$GX3])" office:value-type="float"/>
          <table:table-cell table:number-matrix-columns-spanned="1" table:number-matrix-rows-spanned="1" table:formula="of:=SUM([.FP3:.FP3]=[.$GY3:.$GY3])" office:value-type="float"/>
          <table:table-cell table:number-matrix-columns-spanned="1" table:number-matrix-rows-spanned="1" table:formula="of:=SUM([.FQ3:.FQ3]=[.$GZ3:.$GZ3])" office:value-type="float"/>
          <table:table-cell table:number-matrix-columns-spanned="1" table:number-matrix-rows-spanned="1" table:formula="of:=SUM([.FR3:.FR3]=[.$HA3:.$HA3])" office:value-type="float"/>
          <table:table-cell table:number-matrix-columns-spanned="1" table:number-matrix-rows-spanned="1" table:formula="of:=SUM([.FS3:.FS3]=[.$HB3:.$HB3])" office:value-type="float"/>
          <table:table-cell table:number-matrix-columns-spanned="1" table:number-matrix-rows-spanned="1" table:formula="of:=SUM([.FT3:.FT3]=[.$GX3:.$GX3])" office:value-type="float"/>
          <table:table-cell table:number-matrix-columns-spanned="1" table:number-matrix-rows-spanned="1" table:formula="of:=SUM([.FU3:.FU3]=[.$GY3:.$GY3])" office:value-type="float"/>
          <table:table-cell table:number-matrix-columns-spanned="1" table:number-matrix-rows-spanned="1" table:formula="of:=SUM([.FV3:.FV3]=[.$GZ3:.$GZ3])" office:value-type="float"/>
          <table:table-cell table:number-matrix-columns-spanned="1" table:number-matrix-rows-spanned="1" table:formula="of:=SUM([.FW3:.FW3]=[.$HA3:.$HA3])" office:value-type="float"/>
          <table:table-cell table:number-matrix-columns-spanned="1" table:number-matrix-rows-spanned="1" table:formula="of:=SUM([.FX3:.FX3]=[.$HB3:.$HB3])" office:value-type="float"/>
          <table:table-cell table:number-matrix-columns-spanned="1" table:number-matrix-rows-spanned="1" table:formula="of:=SUM([.FY3:.FY3]=[.$GX3:.$GX3])" office:value-type="float"/>
          <table:table-cell table:number-matrix-columns-spanned="1" table:number-matrix-rows-spanned="1" table:formula="of:=SUM([.FZ3:.FZ3]=[.$GY3:.$GY3])" office:value-type="float"/>
          <table:table-cell table:number-matrix-columns-spanned="1" table:number-matrix-rows-spanned="1" table:formula="of:=SUM([.GA3:.GA3]=[.$GZ3:.$GZ3])" office:value-type="float"/>
          <table:table-cell table:number-matrix-columns-spanned="1" table:number-matrix-rows-spanned="1" table:formula="of:=SUM([.GB3:.GB3]=[.$HA3:.$HA3])" office:value-type="float"/>
          <table:table-cell table:number-matrix-columns-spanned="1" table:number-matrix-rows-spanned="1" table:formula="of:=SUM([.GC3:.GC3]=[.$HB3:.$HB3])" office:value-type="float"/>
          <table:table-cell table:number-matrix-columns-spanned="1" table:number-matrix-rows-spanned="1" table:formula="of:=SUM([.GD3:.GD3]=[.$GX3:.$GX3])" office:value-type="float"/>
          <table:table-cell table:number-matrix-columns-spanned="1" table:number-matrix-rows-spanned="1" table:formula="of:=SUM([.GE3:.GE3]=[.$GY3:.$GY3])" office:value-type="float"/>
          <table:table-cell table:number-matrix-columns-spanned="1" table:number-matrix-rows-spanned="1" table:formula="of:=SUM([.GF3:.GF3]=[.$GZ3:.$GZ3])" office:value-type="float"/>
          <table:table-cell table:number-matrix-columns-spanned="1" table:number-matrix-rows-spanned="1" table:formula="of:=SUM([.GG3:.GG3]=[.$HA3:.$HA3])" office:value-type="float"/>
          <table:table-cell table:number-matrix-columns-spanned="1" table:number-matrix-rows-spanned="1" table:formula="of:=SUM([.GH3:.GH3]=[.$HB3:.$HB3])" office:value-type="float"/>
          <table:table-cell table:number-matrix-columns-spanned="1" table:number-matrix-rows-spanned="1" table:formula="of:=SUM([.GI3:.GI3]=[.$GX3:.$GX3])" office:value-type="float"/>
          <table:table-cell table:number-matrix-columns-spanned="1" table:number-matrix-rows-spanned="1" table:formula="of:=SUM([.GJ3:.GJ3]=[.$GY3:.$GY3])" office:value-type="float"/>
          <table:table-cell table:number-matrix-columns-spanned="1" table:number-matrix-rows-spanned="1" table:formula="of:=SUM([.GK3:.GK3]=[.$GZ3:.$GZ3])" office:value-type="float"/>
          <table:table-cell table:number-matrix-columns-spanned="1" table:number-matrix-rows-spanned="1" table:formula="of:=SUM([.GL3:.GL3]=[.$HA3:.$HA3])" office:value-type="float"/>
          <table:table-cell table:number-matrix-columns-spanned="1" table:number-matrix-rows-spanned="1" table:formula="of:=SUM([.GM3:.GM3]=[.$HB3:.$HB3])" office:value-type="float"/>
          <table:table-cell table:number-matrix-columns-spanned="1" table:number-matrix-rows-spanned="1" table:formula="of:=SUM([.GN3:.GN3]=[.$GX3:.$GX3])" office:value-type="float"/>
          <table:table-cell table:number-matrix-columns-spanned="1" table:number-matrix-rows-spanned="1" table:formula="of:=SUM([.GO3:.GO3]=[.$GY3:.$GY3])" office:value-type="float"/>
          <table:table-cell table:number-matrix-columns-spanned="1" table:number-matrix-rows-spanned="1" table:formula="of:=SUM([.GP3:.GP3]=[.$GZ3:.$GZ3])" office:value-type="float"/>
          <table:table-cell table:number-matrix-columns-spanned="1" table:number-matrix-rows-spanned="1" table:formula="of:=SUM([.GQ3:.GQ3]=[.$HA3:.$HA3])" office:value-type="float"/>
          <table:table-cell table:number-matrix-columns-spanned="1" table:number-matrix-rows-spanned="1" table:formula="of:=SUM([.GR3:.GR3]=[.$HB3:.$HB3])" office:value-type="float"/>
          <table:table-cell table:number-matrix-columns-spanned="1" table:number-matrix-rows-spanned="1" table:formula="of:=SUM([.GS3:.GS3]=[.$GX3:.$GX3])" office:value-type="float"/>
          <table:table-cell table:number-matrix-columns-spanned="1" table:number-matrix-rows-spanned="1" table:formula="of:=SUM([.GT3:.GT3]=[.$GY3:.$GY3])" office:value-type="float"/>
          <table:table-cell table:number-matrix-columns-spanned="1" table:number-matrix-rows-spanned="1" table:formula="of:=SUM([.GU3:.GU3]=[.$GZ3:.$GZ3])" office:value-type="float"/>
          <table:table-cell table:number-matrix-columns-spanned="1" table:number-matrix-rows-spanned="1" table:formula="of:=SUM([.GV3:.GV3]=[.$HA3:.$HA3])" office:value-type="float"/>
          <table:table-cell table:number-matrix-columns-spanned="1" table:number-matrix-rows-spanned="1" table:formula="of:=SUM([.GW3:.GW3]=[.$HB3:.$HB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HC3:.$HC3])" office:value-type="float"/>
          <table:table-cell table:number-matrix-columns-spanned="1" table:number-matrix-rows-spanned="1" table:formula="of:=SUM([.C3:.C3]&lt;[.$HD3:.$HD3])" office:value-type="float"/>
          <table:table-cell table:number-matrix-columns-spanned="1" table:number-matrix-rows-spanned="1" table:formula="of:=SUM([.D3:.D3]&lt;[.$HE3:.$HE3])" office:value-type="float"/>
          <table:table-cell table:number-matrix-columns-spanned="1" table:number-matrix-rows-spanned="1" table:formula="of:=SUM([.E3:.E3]&lt;[.$HF3:.$HF3])" office:value-type="float"/>
          <table:table-cell table:number-matrix-columns-spanned="1" table:number-matrix-rows-spanned="1" table:formula="of:=SUM([.F3:.F3]&lt;[.$HC3:.$HC3])" office:value-type="float"/>
          <table:table-cell table:number-matrix-columns-spanned="1" table:number-matrix-rows-spanned="1" table:formula="of:=SUM([.G3:.G3]&lt;[.$HD3:.$HD3])" office:value-type="float"/>
          <table:table-cell table:number-matrix-columns-spanned="1" table:number-matrix-rows-spanned="1" table:formula="of:=SUM([.H3:.H3]&lt;[.$HE3:.$HE3])" office:value-type="float"/>
          <table:table-cell table:number-matrix-columns-spanned="1" table:number-matrix-rows-spanned="1" table:formula="of:=SUM([.I3:.I3]&lt;[.$HF3:.$HF3])" office:value-type="float"/>
          <table:table-cell table:number-matrix-columns-spanned="1" table:number-matrix-rows-spanned="1" table:formula="of:=SUM([.J3:.J3]&lt;[.$HG3:.$HG3])" office:value-type="float"/>
          <table:table-cell table:number-matrix-columns-spanned="1" table:number-matrix-rows-spanned="1" table:formula="of:=SUM([.K3:.K3]&lt;[.$HC3:.$HC3])" office:value-type="float"/>
          <table:table-cell table:number-matrix-columns-spanned="1" table:number-matrix-rows-spanned="1" table:formula="of:=SUM([.L3:.L3]&lt;[.$HD3:.$HD3])" office:value-type="float"/>
          <table:table-cell table:number-matrix-columns-spanned="1" table:number-matrix-rows-spanned="1" table:formula="of:=SUM([.M3:.M3]&lt;[.$HE3:.$HE3])" office:value-type="float"/>
          <table:table-cell table:number-matrix-columns-spanned="1" table:number-matrix-rows-spanned="1" table:formula="of:=SUM([.N3:.N3]&lt;[.$HF3:.$HF3])" office:value-type="float"/>
          <table:table-cell table:number-matrix-columns-spanned="1" table:number-matrix-rows-spanned="1" table:formula="of:=SUM([.O3:.O3]&lt;[.$HG3:.$HG3])" office:value-type="float"/>
          <table:table-cell table:number-matrix-columns-spanned="1" table:number-matrix-rows-spanned="1" table:formula="of:=SUM([.P3:.P3]&lt;[.$HC3:.$HC3])" office:value-type="float"/>
          <table:table-cell table:number-matrix-columns-spanned="1" table:number-matrix-rows-spanned="1" table:formula="of:=SUM([.Q3:.Q3]&lt;[.$HD3:.$HD3])" office:value-type="float"/>
          <table:table-cell table:number-matrix-columns-spanned="1" table:number-matrix-rows-spanned="1" table:formula="of:=SUM([.R3:.R3]&lt;[.$HE3:.$HE3])" office:value-type="float"/>
          <table:table-cell table:number-matrix-columns-spanned="1" table:number-matrix-rows-spanned="1" table:formula="of:=SUM([.S3:.S3]&lt;[.$HF3:.$HF3])" office:value-type="float"/>
          <table:table-cell table:number-matrix-columns-spanned="1" table:number-matrix-rows-spanned="1" table:formula="of:=SUM([.T3:.T3]&lt;[.$HG3:.$HG3])" office:value-type="float"/>
          <table:table-cell table:number-matrix-columns-spanned="1" table:number-matrix-rows-spanned="1" table:formula="of:=SUM([.U3:.U3]&lt;[.$HC3:.$HC3])" office:value-type="float"/>
          <table:table-cell table:number-matrix-columns-spanned="1" table:number-matrix-rows-spanned="1" table:formula="of:=SUM([.V3:.V3]&lt;[.$HD3:.$HD3])" office:value-type="float"/>
          <table:table-cell table:number-matrix-columns-spanned="1" table:number-matrix-rows-spanned="1" table:formula="of:=SUM([.W3:.W3]&lt;[.$HE3:.$HE3])" office:value-type="float"/>
          <table:table-cell table:number-matrix-columns-spanned="1" table:number-matrix-rows-spanned="1" table:formula="of:=SUM([.X3:.X3]&lt;[.$HF3:.$HF3])" office:value-type="float"/>
          <table:table-cell table:number-matrix-columns-spanned="1" table:number-matrix-rows-spanned="1" table:formula="of:=SUM([.Y3:.Y3]&lt;[.$HG3:.$HG3])" office:value-type="float"/>
          <table:table-cell table:number-matrix-columns-spanned="1" table:number-matrix-rows-spanned="1" table:formula="of:=SUM([.Z3:.Z3]&lt;[.$HC3:.$HC3])" office:value-type="float"/>
          <table:table-cell table:number-matrix-columns-spanned="1" table:number-matrix-rows-spanned="1" table:formula="of:=SUM([.AA3:.AA3]&lt;[.$HD3:.$HD3])" office:value-type="float"/>
          <table:table-cell table:number-matrix-columns-spanned="1" table:number-matrix-rows-spanned="1" table:formula="of:=SUM([.AB3:.AB3]&lt;[.$HE3:.$HE3])" office:value-type="float"/>
          <table:table-cell table:number-matrix-columns-spanned="1" table:number-matrix-rows-spanned="1" table:formula="of:=SUM([.AC3:.AC3]&lt;[.$HF3:.$HF3])" office:value-type="float"/>
          <table:table-cell table:number-matrix-columns-spanned="1" table:number-matrix-rows-spanned="1" table:formula="of:=SUM([.AD3:.AD3]&lt;[.$HG3:.$HG3])" office:value-type="float"/>
          <table:table-cell table:number-matrix-columns-spanned="1" table:number-matrix-rows-spanned="1" table:formula="of:=SUM([.AE3:.AE3]&lt;[.$HC3:.$HC3])" office:value-type="float"/>
          <table:table-cell table:style-name="cellBest" table:number-matrix-columns-spanned="1" table:number-matrix-rows-spanned="1" table:formula="of:=SUM([.AF3:.AF3]&lt;[.$HD3:.$HD3])" office:value-type="float"/>
          <table:table-cell table:number-matrix-columns-spanned="1" table:number-matrix-rows-spanned="1" table:formula="of:=SUM([.AG3:.AG3]&lt;[.$HE3:.$HE3])" office:value-type="float"/>
          <table:table-cell table:number-matrix-columns-spanned="1" table:number-matrix-rows-spanned="1" table:formula="of:=SUM([.AH3:.AH3]&lt;[.$HF3:.$HF3])" office:value-type="float"/>
          <table:table-cell table:number-matrix-columns-spanned="1" table:number-matrix-rows-spanned="1" table:formula="of:=SUM([.AI3:.AI3]&lt;[.$HG3:.$HG3])" office:value-type="float"/>
          <table:table-cell table:number-matrix-columns-spanned="1" table:number-matrix-rows-spanned="1" table:formula="of:=SUM([.AJ3:.AJ3]&lt;[.$HC3:.$HC3])" office:value-type="float"/>
          <table:table-cell table:style-name="cellBest" table:number-matrix-columns-spanned="1" table:number-matrix-rows-spanned="1" table:formula="of:=SUM([.AK3:.AK3]&lt;[.$HD3:.$HD3])" office:value-type="float"/>
          <table:table-cell table:number-matrix-columns-spanned="1" table:number-matrix-rows-spanned="1" table:formula="of:=SUM([.AL3:.AL3]&lt;[.$HE3:.$HE3])" office:value-type="float"/>
          <table:table-cell table:number-matrix-columns-spanned="1" table:number-matrix-rows-spanned="1" table:formula="of:=SUM([.AM3:.AM3]&lt;[.$HF3:.$HF3])" office:value-type="float"/>
          <table:table-cell table:number-matrix-columns-spanned="1" table:number-matrix-rows-spanned="1" table:formula="of:=SUM([.AN3:.AN3]&lt;[.$HG3:.$HG3])" office:value-type="float"/>
          <table:table-cell table:number-matrix-columns-spanned="1" table:number-matrix-rows-spanned="1" table:formula="of:=SUM([.AO3:.AO3]&lt;[.$HC3:.$HC3])" office:value-type="float"/>
          <table:table-cell table:style-name="cellBest" table:number-matrix-columns-spanned="1" table:number-matrix-rows-spanned="1" table:formula="of:=SUM([.AP3:.AP3]&lt;[.$HD3:.$HD3])" office:value-type="float"/>
          <table:table-cell table:number-matrix-columns-spanned="1" table:number-matrix-rows-spanned="1" table:formula="of:=SUM([.AQ3:.AQ3]&lt;[.$HE3:.$HE3])" office:value-type="float"/>
          <table:table-cell table:number-matrix-columns-spanned="1" table:number-matrix-rows-spanned="1" table:formula="of:=SUM([.AR3:.AR3]&lt;[.$HF3:.$HF3])" office:value-type="float"/>
          <table:table-cell table:number-matrix-columns-spanned="1" table:number-matrix-rows-spanned="1" table:formula="of:=SUM([.AS3:.AS3]&lt;[.$HG3:.$HG3])" office:value-type="float"/>
          <table:table-cell table:number-matrix-columns-spanned="1" table:number-matrix-rows-spanned="1" table:formula="of:=SUM([.AT3:.AT3]&lt;[.$HC3:.$HC3])" office:value-type="float"/>
          <table:table-cell table:style-name="cellBest" table:number-matrix-columns-spanned="1" table:number-matrix-rows-spanned="1" table:formula="of:=SUM([.AU3:.AU3]&lt;[.$HD3:.$HD3])" office:value-type="float"/>
          <table:table-cell table:number-matrix-columns-spanned="1" table:number-matrix-rows-spanned="1" table:formula="of:=SUM([.AV3:.AV3]&lt;[.$HE3:.$HE3])" office:value-type="float"/>
          <table:table-cell table:number-matrix-columns-spanned="1" table:number-matrix-rows-spanned="1" table:formula="of:=SUM([.AW3:.AW3]&lt;[.$HF3:.$HF3])" office:value-type="float"/>
          <table:table-cell table:number-matrix-columns-spanned="1" table:number-matrix-rows-spanned="1" table:formula="of:=SUM([.AX3:.AX3]&lt;[.$HG3:.$HG3])" office:value-type="float"/>
          <table:table-cell table:number-matrix-columns-spanned="1" table:number-matrix-rows-spanned="1" table:formula="of:=SUM([.AY3:.AY3]&lt;[.$HC3:.$HC3])" office:value-type="float"/>
          <table:table-cell table:style-name="cellBest" table:number-matrix-columns-spanned="1" table:number-matrix-rows-spanned="1" table:formula="of:=SUM([.AZ3:.AZ3]&lt;[.$HD3:.$HD3])" office:value-type="float"/>
          <table:table-cell table:number-matrix-columns-spanned="1" table:number-matrix-rows-spanned="1" table:formula="of:=SUM([.BA3:.BA3]&lt;[.$HE3:.$HE3])" office:value-type="float"/>
          <table:table-cell table:number-matrix-columns-spanned="1" table:number-matrix-rows-spanned="1" table:formula="of:=SUM([.BB3:.BB3]&lt;[.$HF3:.$HF3])" office:value-type="float"/>
          <table:table-cell table:number-matrix-columns-spanned="1" table:number-matrix-rows-spanned="1" table:formula="of:=SUM([.BC3:.BC3]&lt;[.$HG3:.$HG3])" office:value-type="float"/>
          <table:table-cell table:number-matrix-columns-spanned="1" table:number-matrix-rows-spanned="1" table:formula="of:=SUM([.BD3:.BD3]&lt;[.$HC3:.$HC3])" office:value-type="float"/>
          <table:table-cell table:style-name="cellBest" table:number-matrix-columns-spanned="1" table:number-matrix-rows-spanned="1" table:formula="of:=SUM([.BE3:.BE3]&lt;[.$HD3:.$HD3])" office:value-type="float"/>
          <table:table-cell table:number-matrix-columns-spanned="1" table:number-matrix-rows-spanned="1" table:formula="of:=SUM([.BF3:.BF3]&lt;[.$HE3:.$HE3])" office:value-type="float"/>
          <table:table-cell table:number-matrix-columns-spanned="1" table:number-matrix-rows-spanned="1" table:formula="of:=SUM([.BG3:.BG3]&lt;[.$HF3:.$HF3])" office:value-type="float"/>
          <table:table-cell table:number-matrix-columns-spanned="1" table:number-matrix-rows-spanned="1" table:formula="of:=SUM([.BH3:.BH3]&lt;[.$HG3:.$HG3])" office:value-type="float"/>
          <table:table-cell table:number-matrix-columns-spanned="1" table:number-matrix-rows-spanned="1" table:formula="of:=SUM([.BI3:.BI3]&lt;[.$HC3:.$HC3])" office:value-type="float"/>
          <table:table-cell table:number-matrix-columns-spanned="1" table:number-matrix-rows-spanned="1" table:formula="of:=SUM([.BJ3:.BJ3]&lt;[.$HD3:.$HD3])" office:value-type="float"/>
          <table:table-cell table:number-matrix-columns-spanned="1" table:number-matrix-rows-spanned="1" table:formula="of:=SUM([.BK3:.BK3]&lt;[.$HE3:.$HE3])" office:value-type="float"/>
          <table:table-cell table:number-matrix-columns-spanned="1" table:number-matrix-rows-spanned="1" table:formula="of:=SUM([.BL3:.BL3]&lt;[.$HF3:.$HF3])" office:value-type="float"/>
          <table:table-cell table:number-matrix-columns-spanned="1" table:number-matrix-rows-spanned="1" table:formula="of:=SUM([.BM3:.BM3]&lt;[.$HG3:.$HG3])" office:value-type="float"/>
          <table:table-cell table:number-matrix-columns-spanned="1" table:number-matrix-rows-spanned="1" table:formula="of:=SUM([.BN3:.BN3]&lt;[.$HC3:.$HC3])" office:value-type="float"/>
          <table:table-cell table:style-name="cellBest" table:number-matrix-columns-spanned="1" table:number-matrix-rows-spanned="1" table:formula="of:=SUM([.BO3:.BO3]&lt;[.$HD3:.$HD3])" office:value-type="float"/>
          <table:table-cell table:number-matrix-columns-spanned="1" table:number-matrix-rows-spanned="1" table:formula="of:=SUM([.BP3:.BP3]&lt;[.$HE3:.$HE3])" office:value-type="float"/>
          <table:table-cell table:number-matrix-columns-spanned="1" table:number-matrix-rows-spanned="1" table:formula="of:=SUM([.BQ3:.BQ3]&lt;[.$HF3:.$HF3])" office:value-type="float"/>
          <table:table-cell table:number-matrix-columns-spanned="1" table:number-matrix-rows-spanned="1" table:formula="of:=SUM([.BR3:.BR3]&lt;[.$HG3:.$HG3])" office:value-type="float"/>
          <table:table-cell table:number-matrix-columns-spanned="1" table:number-matrix-rows-spanned="1" table:formula="of:=SUM([.BS3:.BS3]&lt;[.$HC3:.$HC3])" office:value-type="float"/>
          <table:table-cell table:style-name="cellBest" table:number-matrix-columns-spanned="1" table:number-matrix-rows-spanned="1" table:formula="of:=SUM([.BT3:.BT3]&lt;[.$HD3:.$HD3])" office:value-type="float"/>
          <table:table-cell table:number-matrix-columns-spanned="1" table:number-matrix-rows-spanned="1" table:formula="of:=SUM([.BU3:.BU3]&lt;[.$HE3:.$HE3])" office:value-type="float"/>
          <table:table-cell table:number-matrix-columns-spanned="1" table:number-matrix-rows-spanned="1" table:formula="of:=SUM([.BV3:.BV3]&lt;[.$HF3:.$HF3])" office:value-type="float"/>
          <table:table-cell table:number-matrix-columns-spanned="1" table:number-matrix-rows-spanned="1" table:formula="of:=SUM([.BW3:.BW3]&lt;[.$HG3:.$HG3])" office:value-type="float"/>
          <table:table-cell table:number-matrix-columns-spanned="1" table:number-matrix-rows-spanned="1" table:formula="of:=SUM([.BX3:.BX3]&lt;[.$HC3:.$HC3])" office:value-type="float"/>
          <table:table-cell table:number-matrix-columns-spanned="1" table:number-matrix-rows-spanned="1" table:formula="of:=SUM([.BY3:.BY3]&lt;[.$HD3:.$HD3])" office:value-type="float"/>
          <table:table-cell table:number-matrix-columns-spanned="1" table:number-matrix-rows-spanned="1" table:formula="of:=SUM([.BZ3:.BZ3]&lt;[.$HE3:.$HE3])" office:value-type="float"/>
          <table:table-cell table:number-matrix-columns-spanned="1" table:number-matrix-rows-spanned="1" table:formula="of:=SUM([.CA3:.CA3]&lt;[.$HF3:.$HF3])" office:value-type="float"/>
          <table:table-cell table:number-matrix-columns-spanned="1" table:number-matrix-rows-spanned="1" table:formula="of:=SUM([.CB3:.CB3]&lt;[.$HG3:.$HG3])" office:value-type="float"/>
          <table:table-cell table:number-matrix-columns-spanned="1" table:number-matrix-rows-spanned="1" table:formula="of:=SUM([.CC3:.CC3]&lt;[.$HC3:.$HC3])" office:value-type="float"/>
          <table:table-cell table:number-matrix-columns-spanned="1" table:number-matrix-rows-spanned="1" table:formula="of:=SUM([.CD3:.CD3]&lt;[.$HD3:.$HD3])" office:value-type="float"/>
          <table:table-cell table:number-matrix-columns-spanned="1" table:number-matrix-rows-spanned="1" table:formula="of:=SUM([.CE3:.CE3]&lt;[.$HE3:.$HE3])" office:value-type="float"/>
          <table:table-cell table:number-matrix-columns-spanned="1" table:number-matrix-rows-spanned="1" table:formula="of:=SUM([.CF3:.CF3]&lt;[.$HF3:.$HF3])" office:value-type="float"/>
          <table:table-cell table:number-matrix-columns-spanned="1" table:number-matrix-rows-spanned="1" table:formula="of:=SUM([.CG3:.CG3]&lt;[.$HG3:.$HG3])" office:value-type="float"/>
          <table:table-cell table:number-matrix-columns-spanned="1" table:number-matrix-rows-spanned="1" table:formula="of:=SUM([.CH3:.CH3]&lt;[.$HC3:.$HC3])" office:value-type="float"/>
          <table:table-cell table:style-name="cellBest" table:number-matrix-columns-spanned="1" table:number-matrix-rows-spanned="1" table:formula="of:=SUM([.CI3:.CI3]&lt;[.$HD3:.$HD3])" office:value-type="float"/>
          <table:table-cell table:number-matrix-columns-spanned="1" table:number-matrix-rows-spanned="1" table:formula="of:=SUM([.CJ3:.CJ3]&lt;[.$HE3:.$HE3])" office:value-type="float"/>
          <table:table-cell table:number-matrix-columns-spanned="1" table:number-matrix-rows-spanned="1" table:formula="of:=SUM([.CK3:.CK3]&lt;[.$HF3:.$HF3])" office:value-type="float"/>
          <table:table-cell table:number-matrix-columns-spanned="1" table:number-matrix-rows-spanned="1" table:formula="of:=SUM([.CL3:.CL3]&lt;[.$HG3:.$HG3])" office:value-type="float"/>
          <table:table-cell table:number-matrix-columns-spanned="1" table:number-matrix-rows-spanned="1" table:formula="of:=SUM([.CM3:.CM3]&lt;[.$HC3:.$HC3])" office:value-type="float"/>
          <table:table-cell table:number-matrix-columns-spanned="1" table:number-matrix-rows-spanned="1" table:formula="of:=SUM([.CN3:.CN3]&lt;[.$HD3:.$HD3])" office:value-type="float"/>
          <table:table-cell table:number-matrix-columns-spanned="1" table:number-matrix-rows-spanned="1" table:formula="of:=SUM([.CO3:.CO3]&lt;[.$HE3:.$HE3])" office:value-type="float"/>
          <table:table-cell table:number-matrix-columns-spanned="1" table:number-matrix-rows-spanned="1" table:formula="of:=SUM([.CP3:.CP3]&lt;[.$HF3:.$HF3])" office:value-type="float"/>
          <table:table-cell table:number-matrix-columns-spanned="1" table:number-matrix-rows-spanned="1" table:formula="of:=SUM([.CQ3:.CQ3]&lt;[.$HG3:.$HG3])" office:value-type="float"/>
          <table:table-cell table:number-matrix-columns-spanned="1" table:number-matrix-rows-spanned="1" table:formula="of:=SUM([.CR3:.CR3]&lt;[.$HC3:.$HC3])" office:value-type="float"/>
          <table:table-cell table:number-matrix-columns-spanned="1" table:number-matrix-rows-spanned="1" table:formula="of:=SUM([.CS3:.CS3]&lt;[.$HD3:.$HD3])" office:value-type="float"/>
          <table:table-cell table:number-matrix-columns-spanned="1" table:number-matrix-rows-spanned="1" table:formula="of:=SUM([.CT3:.CT3]&lt;[.$HE3:.$HE3])" office:value-type="float"/>
          <table:table-cell table:number-matrix-columns-spanned="1" table:number-matrix-rows-spanned="1" table:formula="of:=SUM([.CU3:.CU3]&lt;[.$HF3:.$HF3])" office:value-type="float"/>
          <table:table-cell table:number-matrix-columns-spanned="1" table:number-matrix-rows-spanned="1" table:formula="of:=SUM([.CV3:.CV3]&lt;[.$HG3:.$HG3])" office:value-type="float"/>
          <table:table-cell table:number-matrix-columns-spanned="1" table:number-matrix-rows-spanned="1" table:formula="of:=SUM([.CW3:.CW3]&lt;[.$HC3:.$HC3])" office:value-type="float"/>
          <table:table-cell table:style-name="cellBest" table:number-matrix-columns-spanned="1" table:number-matrix-rows-spanned="1" table:formula="of:=SUM([.CX3:.CX3]&lt;[.$HD3:.$HD3])" office:value-type="float"/>
          <table:table-cell table:number-matrix-columns-spanned="1" table:number-matrix-rows-spanned="1" table:formula="of:=SUM([.CY3:.CY3]&lt;[.$HE3:.$HE3])" office:value-type="float"/>
          <table:table-cell table:number-matrix-columns-spanned="1" table:number-matrix-rows-spanned="1" table:formula="of:=SUM([.CZ3:.CZ3]&lt;[.$HF3:.$HF3])" office:value-type="float"/>
          <table:table-cell table:number-matrix-columns-spanned="1" table:number-matrix-rows-spanned="1" table:formula="of:=SUM([.DA3:.DA3]&lt;[.$HG3:.$HG3])" office:value-type="float"/>
          <table:table-cell table:number-matrix-columns-spanned="1" table:number-matrix-rows-spanned="1" table:formula="of:=SUM([.DB3:.DB3]&lt;[.$HC3:.$HC3])" office:value-type="float"/>
          <table:table-cell table:number-matrix-columns-spanned="1" table:number-matrix-rows-spanned="1" table:formula="of:=SUM([.DC3:.DC3]&lt;[.$HD3:.$HD3])" office:value-type="float"/>
          <table:table-cell table:number-matrix-columns-spanned="1" table:number-matrix-rows-spanned="1" table:formula="of:=SUM([.DD3:.DD3]&lt;[.$HE3:.$HE3])" office:value-type="float"/>
          <table:table-cell table:number-matrix-columns-spanned="1" table:number-matrix-rows-spanned="1" table:formula="of:=SUM([.DE3:.DE3]&lt;[.$HF3:.$HF3])" office:value-type="float"/>
          <table:table-cell table:number-matrix-columns-spanned="1" table:number-matrix-rows-spanned="1" table:formula="of:=SUM([.DF3:.DF3]&lt;[.$HG3:.$HG3])" office:value-type="float"/>
          <table:table-cell table:number-matrix-columns-spanned="1" table:number-matrix-rows-spanned="1" table:formula="of:=SUM([.DG3:.DG3]&lt;[.$HC3:.$HC3])" office:value-type="float"/>
          <table:table-cell table:style-name="cellBest" table:number-matrix-columns-spanned="1" table:number-matrix-rows-spanned="1" table:formula="of:=SUM([.DH3:.DH3]&lt;[.$HD3:.$HD3])" office:value-type="float"/>
          <table:table-cell table:number-matrix-columns-spanned="1" table:number-matrix-rows-spanned="1" table:formula="of:=SUM([.DI3:.DI3]&lt;[.$HE3:.$HE3])" office:value-type="float"/>
          <table:table-cell table:number-matrix-columns-spanned="1" table:number-matrix-rows-spanned="1" table:formula="of:=SUM([.DJ3:.DJ3]&lt;[.$HF3:.$HF3])" office:value-type="float"/>
          <table:table-cell table:number-matrix-columns-spanned="1" table:number-matrix-rows-spanned="1" table:formula="of:=SUM([.DK3:.DK3]&lt;[.$HG3:.$HG3])" office:value-type="float"/>
          <table:table-cell table:number-matrix-columns-spanned="1" table:number-matrix-rows-spanned="1" table:formula="of:=SUM([.DL3:.DL3]&lt;[.$HC3:.$HC3])" office:value-type="float"/>
          <table:table-cell table:style-name="cellBest" table:number-matrix-columns-spanned="1" table:number-matrix-rows-spanned="1" table:formula="of:=SUM([.DM3:.DM3]&lt;[.$HD3:.$HD3])" office:value-type="float"/>
          <table:table-cell table:number-matrix-columns-spanned="1" table:number-matrix-rows-spanned="1" table:formula="of:=SUM([.DN3:.DN3]&lt;[.$HE3:.$HE3])" office:value-type="float"/>
          <table:table-cell table:number-matrix-columns-spanned="1" table:number-matrix-rows-spanned="1" table:formula="of:=SUM([.DO3:.DO3]&lt;[.$HF3:.$HF3])" office:value-type="float"/>
          <table:table-cell table:number-matrix-columns-spanned="1" table:number-matrix-rows-spanned="1" table:formula="of:=SUM([.DP3:.DP3]&lt;[.$HG3:.$HG3])" office:value-type="float"/>
          <table:table-cell table:number-matrix-columns-spanned="1" table:number-matrix-rows-spanned="1" table:formula="of:=SUM([.DQ3:.DQ3]&lt;[.$HC3:.$HC3])" office:value-type="float"/>
          <table:table-cell table:number-matrix-columns-spanned="1" table:number-matrix-rows-spanned="1" table:formula="of:=SUM([.DR3:.DR3]&lt;[.$HD3:.$HD3])" office:value-type="float"/>
          <table:table-cell table:number-matrix-columns-spanned="1" table:number-matrix-rows-spanned="1" table:formula="of:=SUM([.DS3:.DS3]&lt;[.$HE3:.$HE3])" office:value-type="float"/>
          <table:table-cell table:number-matrix-columns-spanned="1" table:number-matrix-rows-spanned="1" table:formula="of:=SUM([.DT3:.DT3]&lt;[.$HF3:.$HF3])" office:value-type="float"/>
          <table:table-cell table:number-matrix-columns-spanned="1" table:number-matrix-rows-spanned="1" table:formula="of:=SUM([.DU3:.DU3]&lt;[.$HG3:.$HG3])" office:value-type="float"/>
          <table:table-cell table:number-matrix-columns-spanned="1" table:number-matrix-rows-spanned="1" table:formula="of:=SUM([.DV3:.DV3]&lt;[.$HC3:.$HC3])" office:value-type="float"/>
          <table:table-cell table:number-matrix-columns-spanned="1" table:number-matrix-rows-spanned="1" table:formula="of:=SUM([.DW3:.DW3]&lt;[.$HD3:.$HD3])" office:value-type="float"/>
          <table:table-cell table:number-matrix-columns-spanned="1" table:number-matrix-rows-spanned="1" table:formula="of:=SUM([.DX3:.DX3]&lt;[.$HE3:.$HE3])" office:value-type="float"/>
          <table:table-cell table:number-matrix-columns-spanned="1" table:number-matrix-rows-spanned="1" table:formula="of:=SUM([.DY3:.DY3]&lt;[.$HF3:.$HF3])" office:value-type="float"/>
          <table:table-cell table:number-matrix-columns-spanned="1" table:number-matrix-rows-spanned="1" table:formula="of:=SUM([.DZ3:.DZ3]&lt;[.$HG3:.$HG3])" office:value-type="float"/>
          <table:table-cell table:number-matrix-columns-spanned="1" table:number-matrix-rows-spanned="1" table:formula="of:=SUM([.EA3:.EA3]&lt;[.$HC3:.$HC3])" office:value-type="float"/>
          <table:table-cell table:number-matrix-columns-spanned="1" table:number-matrix-rows-spanned="1" table:formula="of:=SUM([.EB3:.EB3]&lt;[.$HD3:.$HD3])" office:value-type="float"/>
          <table:table-cell table:number-matrix-columns-spanned="1" table:number-matrix-rows-spanned="1" table:formula="of:=SUM([.EC3:.EC3]&lt;[.$HE3:.$HE3])" office:value-type="float"/>
          <table:table-cell table:number-matrix-columns-spanned="1" table:number-matrix-rows-spanned="1" table:formula="of:=SUM([.ED3:.ED3]&lt;[.$HF3:.$HF3])" office:value-type="float"/>
          <table:table-cell table:number-matrix-columns-spanned="1" table:number-matrix-rows-spanned="1" table:formula="of:=SUM([.EE3:.EE3]&lt;[.$HG3:.$HG3])" office:value-type="float"/>
          <table:table-cell table:number-matrix-columns-spanned="1" table:number-matrix-rows-spanned="1" table:formula="of:=SUM([.EF3:.EF3]&lt;[.$HC3:.$HC3])" office:value-type="float"/>
          <table:table-cell table:number-matrix-columns-spanned="1" table:number-matrix-rows-spanned="1" table:formula="of:=SUM([.EG3:.EG3]&lt;[.$HD3:.$HD3])" office:value-type="float"/>
          <table:table-cell table:number-matrix-columns-spanned="1" table:number-matrix-rows-spanned="1" table:formula="of:=SUM([.EH3:.EH3]&lt;[.$HE3:.$HE3])" office:value-type="float"/>
          <table:table-cell table:number-matrix-columns-spanned="1" table:number-matrix-rows-spanned="1" table:formula="of:=SUM([.EI3:.EI3]&lt;[.$HF3:.$HF3])" office:value-type="float"/>
          <table:table-cell table:number-matrix-columns-spanned="1" table:number-matrix-rows-spanned="1" table:formula="of:=SUM([.EJ3:.EJ3]&lt;[.$HG3:.$HG3])" office:value-type="float"/>
          <table:table-cell table:number-matrix-columns-spanned="1" table:number-matrix-rows-spanned="1" table:formula="of:=SUM([.EK3:.EK3]&lt;[.$HC3:.$HC3])" office:value-type="float"/>
          <table:table-cell table:number-matrix-columns-spanned="1" table:number-matrix-rows-spanned="1" table:formula="of:=SUM([.EL3:.EL3]&lt;[.$HD3:.$HD3])" office:value-type="float"/>
          <table:table-cell table:number-matrix-columns-spanned="1" table:number-matrix-rows-spanned="1" table:formula="of:=SUM([.EM3:.EM3]&lt;[.$HE3:.$HE3])" office:value-type="float"/>
          <table:table-cell table:number-matrix-columns-spanned="1" table:number-matrix-rows-spanned="1" table:formula="of:=SUM([.EN3:.EN3]&lt;[.$HF3:.$HF3])" office:value-type="float"/>
          <table:table-cell table:number-matrix-columns-spanned="1" table:number-matrix-rows-spanned="1" table:formula="of:=SUM([.EO3:.EO3]&lt;[.$HG3:.$HG3])" office:value-type="float"/>
          <table:table-cell table:number-matrix-columns-spanned="1" table:number-matrix-rows-spanned="1" table:formula="of:=SUM([.EP3:.EP3]&lt;[.$HC3:.$HC3])" office:value-type="float"/>
          <table:table-cell table:style-name="cellBest" table:number-matrix-columns-spanned="1" table:number-matrix-rows-spanned="1" table:formula="of:=SUM([.EQ3:.EQ3]&lt;[.$HD3:.$HD3])" office:value-type="float"/>
          <table:table-cell table:number-matrix-columns-spanned="1" table:number-matrix-rows-spanned="1" table:formula="of:=SUM([.ER3:.ER3]&lt;[.$HE3:.$HE3])" office:value-type="float"/>
          <table:table-cell table:number-matrix-columns-spanned="1" table:number-matrix-rows-spanned="1" table:formula="of:=SUM([.ES3:.ES3]&lt;[.$HF3:.$HF3])" office:value-type="float"/>
          <table:table-cell table:number-matrix-columns-spanned="1" table:number-matrix-rows-spanned="1" table:formula="of:=SUM([.ET3:.ET3]&lt;[.$HG3:.$HG3])" office:value-type="float"/>
          <table:table-cell table:number-matrix-columns-spanned="1" table:number-matrix-rows-spanned="1" table:formula="of:=SUM([.EU3:.EU3]&lt;[.$HC3:.$HC3])" office:value-type="float"/>
          <table:table-cell table:number-matrix-columns-spanned="1" table:number-matrix-rows-spanned="1" table:formula="of:=SUM([.EV3:.EV3]&lt;[.$HD3:.$HD3])" office:value-type="float"/>
          <table:table-cell table:number-matrix-columns-spanned="1" table:number-matrix-rows-spanned="1" table:formula="of:=SUM([.EW3:.EW3]&lt;[.$HE3:.$HE3])" office:value-type="float"/>
          <table:table-cell table:number-matrix-columns-spanned="1" table:number-matrix-rows-spanned="1" table:formula="of:=SUM([.EX3:.EX3]&lt;[.$HF3:.$HF3])" office:value-type="float"/>
          <table:table-cell table:number-matrix-columns-spanned="1" table:number-matrix-rows-spanned="1" table:formula="of:=SUM([.EY3:.EY3]&lt;[.$HG3:.$HG3])" office:value-type="float"/>
          <table:table-cell table:number-matrix-columns-spanned="1" table:number-matrix-rows-spanned="1" table:formula="of:=SUM([.EZ3:.EZ3]&lt;[.$HC3:.$HC3])" office:value-type="float"/>
          <table:table-cell table:number-matrix-columns-spanned="1" table:number-matrix-rows-spanned="1" table:formula="of:=SUM([.FA3:.FA3]&lt;[.$HD3:.$HD3])" office:value-type="float"/>
          <table:table-cell table:number-matrix-columns-spanned="1" table:number-matrix-rows-spanned="1" table:formula="of:=SUM([.FB3:.FB3]&lt;[.$HE3:.$HE3])" office:value-type="float"/>
          <table:table-cell table:number-matrix-columns-spanned="1" table:number-matrix-rows-spanned="1" table:formula="of:=SUM([.FC3:.FC3]&lt;[.$HF3:.$HF3])" office:value-type="float"/>
          <table:table-cell table:number-matrix-columns-spanned="1" table:number-matrix-rows-spanned="1" table:formula="of:=SUM([.FD3:.FD3]&lt;[.$HG3:.$HG3])" office:value-type="float"/>
          <table:table-cell table:number-matrix-columns-spanned="1" table:number-matrix-rows-spanned="1" table:formula="of:=SUM([.FE3:.FE3]&lt;[.$HC3:.$HC3])" office:value-type="float"/>
          <table:table-cell table:style-name="cellBest" table:number-matrix-columns-spanned="1" table:number-matrix-rows-spanned="1" table:formula="of:=SUM([.FF3:.FF3]&lt;[.$HD3:.$HD3])" office:value-type="float"/>
          <table:table-cell table:number-matrix-columns-spanned="1" table:number-matrix-rows-spanned="1" table:formula="of:=SUM([.FG3:.FG3]&lt;[.$HE3:.$HE3])" office:value-type="float"/>
          <table:table-cell table:number-matrix-columns-spanned="1" table:number-matrix-rows-spanned="1" table:formula="of:=SUM([.FH3:.FH3]&lt;[.$HF3:.$HF3])" office:value-type="float"/>
          <table:table-cell table:number-matrix-columns-spanned="1" table:number-matrix-rows-spanned="1" table:formula="of:=SUM([.FI3:.FI3]&lt;[.$HG3:.$HG3])" office:value-type="float"/>
          <table:table-cell table:number-matrix-columns-spanned="1" table:number-matrix-rows-spanned="1" table:formula="of:=SUM([.FJ3:.FJ3]&lt;[.$HC3:.$HC3])" office:value-type="float"/>
          <table:table-cell table:number-matrix-columns-spanned="1" table:number-matrix-rows-spanned="1" table:formula="of:=SUM([.FK3:.FK3]&lt;[.$HD3:.$HD3])" office:value-type="float"/>
          <table:table-cell table:number-matrix-columns-spanned="1" table:number-matrix-rows-spanned="1" table:formula="of:=SUM([.FL3:.FL3]&lt;[.$HE3:.$HE3])" office:value-type="float"/>
          <table:table-cell table:number-matrix-columns-spanned="1" table:number-matrix-rows-spanned="1" table:formula="of:=SUM([.FM3:.FM3]&lt;[.$HF3:.$HF3])" office:value-type="float"/>
          <table:table-cell table:number-matrix-columns-spanned="1" table:number-matrix-rows-spanned="1" table:formula="of:=SUM([.FN3:.FN3]&lt;[.$HG3:.$HG3])" office:value-type="float"/>
          <table:table-cell table:number-matrix-columns-spanned="1" table:number-matrix-rows-spanned="1" table:formula="of:=SUM([.FO3:.FO3]&lt;[.$HC3:.$HC3])" office:value-type="float"/>
          <table:table-cell table:style-name="cellBest" table:number-matrix-columns-spanned="1" table:number-matrix-rows-spanned="1" table:formula="of:=SUM([.FP3:.FP3]&lt;[.$HD3:.$HD3])" office:value-type="float"/>
          <table:table-cell table:number-matrix-columns-spanned="1" table:number-matrix-rows-spanned="1" table:formula="of:=SUM([.FQ3:.FQ3]&lt;[.$HE3:.$HE3])" office:value-type="float"/>
          <table:table-cell table:number-matrix-columns-spanned="1" table:number-matrix-rows-spanned="1" table:formula="of:=SUM([.FR3:.FR3]&lt;[.$HF3:.$HF3])" office:value-type="float"/>
          <table:table-cell table:number-matrix-columns-spanned="1" table:number-matrix-rows-spanned="1" table:formula="of:=SUM([.FS3:.FS3]&lt;[.$HG3:.$HG3])" office:value-type="float"/>
          <table:table-cell table:number-matrix-columns-spanned="1" table:number-matrix-rows-spanned="1" table:formula="of:=SUM([.FT3:.FT3]&lt;[.$HC3:.$HC3])" office:value-type="float"/>
          <table:table-cell table:number-matrix-columns-spanned="1" table:number-matrix-rows-spanned="1" table:formula="of:=SUM([.FU3:.FU3]&lt;[.$HD3:.$HD3])" office:value-type="float"/>
          <table:table-cell table:number-matrix-columns-spanned="1" table:number-matrix-rows-spanned="1" table:formula="of:=SUM([.FV3:.FV3]&lt;[.$HE3:.$HE3])" office:value-type="float"/>
          <table:table-cell table:number-matrix-columns-spanned="1" table:number-matrix-rows-spanned="1" table:formula="of:=SUM([.FW3:.FW3]&lt;[.$HF3:.$HF3])" office:value-type="float"/>
          <table:table-cell table:number-matrix-columns-spanned="1" table:number-matrix-rows-spanned="1" table:formula="of:=SUM([.FX3:.FX3]&lt;[.$HG3:.$HG3])" office:value-type="float"/>
          <table:table-cell table:number-matrix-columns-spanned="1" table:number-matrix-rows-spanned="1" table:formula="of:=SUM([.FY3:.FY3]&lt;[.$HC3:.$HC3])" office:value-type="float"/>
          <table:table-cell table:style-name="cellBest" table:number-matrix-columns-spanned="1" table:number-matrix-rows-spanned="1" table:formula="of:=SUM([.FZ3:.FZ3]&lt;[.$HD3:.$HD3])" office:value-type="float"/>
          <table:table-cell table:number-matrix-columns-spanned="1" table:number-matrix-rows-spanned="1" table:formula="of:=SUM([.GA3:.GA3]&lt;[.$HE3:.$HE3])" office:value-type="float"/>
          <table:table-cell table:number-matrix-columns-spanned="1" table:number-matrix-rows-spanned="1" table:formula="of:=SUM([.GB3:.GB3]&lt;[.$HF3:.$HF3])" office:value-type="float"/>
          <table:table-cell table:number-matrix-columns-spanned="1" table:number-matrix-rows-spanned="1" table:formula="of:=SUM([.GC3:.GC3]&lt;[.$HG3:.$HG3])" office:value-type="float"/>
          <table:table-cell table:number-matrix-columns-spanned="1" table:number-matrix-rows-spanned="1" table:formula="of:=SUM([.GD3:.GD3]&lt;[.$HC3:.$HC3])" office:value-type="float"/>
          <table:table-cell table:number-matrix-columns-spanned="1" table:number-matrix-rows-spanned="1" table:formula="of:=SUM([.GE3:.GE3]&lt;[.$HD3:.$HD3])" office:value-type="float"/>
          <table:table-cell table:number-matrix-columns-spanned="1" table:number-matrix-rows-spanned="1" table:formula="of:=SUM([.GF3:.GF3]&lt;[.$HE3:.$HE3])" office:value-type="float"/>
          <table:table-cell table:number-matrix-columns-spanned="1" table:number-matrix-rows-spanned="1" table:formula="of:=SUM([.GG3:.GG3]&lt;[.$HF3:.$HF3])" office:value-type="float"/>
          <table:table-cell table:number-matrix-columns-spanned="1" table:number-matrix-rows-spanned="1" table:formula="of:=SUM([.GH3:.GH3]&lt;[.$HG3:.$HG3])" office:value-type="float"/>
          <table:table-cell table:number-matrix-columns-spanned="1" table:number-matrix-rows-spanned="1" table:formula="of:=SUM([.GI3:.GI3]&lt;[.$HC3:.$HC3])" office:value-type="float"/>
          <table:table-cell table:number-matrix-columns-spanned="1" table:number-matrix-rows-spanned="1" table:formula="of:=SUM([.GJ3:.GJ3]&lt;[.$HD3:.$HD3])" office:value-type="float"/>
          <table:table-cell table:number-matrix-columns-spanned="1" table:number-matrix-rows-spanned="1" table:formula="of:=SUM([.GK3:.GK3]&lt;[.$HE3:.$HE3])" office:value-type="float"/>
          <table:table-cell table:number-matrix-columns-spanned="1" table:number-matrix-rows-spanned="1" table:formula="of:=SUM([.GL3:.GL3]&lt;[.$HF3:.$HF3])" office:value-type="float"/>
          <table:table-cell table:number-matrix-columns-spanned="1" table:number-matrix-rows-spanned="1" table:formula="of:=SUM([.GM3:.GM3]&lt;[.$HG3:.$HG3])" office:value-type="float"/>
          <table:table-cell table:number-matrix-columns-spanned="1" table:number-matrix-rows-spanned="1" table:formula="of:=SUM([.GN3:.GN3]&lt;[.$HC3:.$HC3])" office:value-type="float"/>
          <table:table-cell table:style-name="cellBest" table:number-matrix-columns-spanned="1" table:number-matrix-rows-spanned="1" table:formula="of:=SUM([.GO3:.GO3]&lt;[.$HD3:.$HD3])" office:value-type="float"/>
          <table:table-cell table:number-matrix-columns-spanned="1" table:number-matrix-rows-spanned="1" table:formula="of:=SUM([.GP3:.GP3]&lt;[.$HE3:.$HE3])" office:value-type="float"/>
          <table:table-cell table:number-matrix-columns-spanned="1" table:number-matrix-rows-spanned="1" table:formula="of:=SUM([.GQ3:.GQ3]&lt;[.$HF3:.$HF3])" office:value-type="float"/>
          <table:table-cell table:number-matrix-columns-spanned="1" table:number-matrix-rows-spanned="1" table:formula="of:=SUM([.GR3:.GR3]&lt;[.$HG3:.$HG3])" office:value-type="float"/>
          <table:table-cell table:number-matrix-columns-spanned="1" table:number-matrix-rows-spanned="1" table:formula="of:=SUM([.GS3:.GS3]&lt;[.$HC3:.$HC3])" office:value-type="float"/>
          <table:table-cell table:number-matrix-columns-spanned="1" table:number-matrix-rows-spanned="1" table:formula="of:=SUM([.GT3:.GT3]&lt;[.$HD3:.$HD3])" office:value-type="float"/>
          <table:table-cell table:number-matrix-columns-spanned="1" table:number-matrix-rows-spanned="1" table:formula="of:=SUM([.GU3:.GU3]&lt;[.$HE3:.$HE3])" office:value-type="float"/>
          <table:table-cell table:number-matrix-columns-spanned="1" table:number-matrix-rows-spanned="1" table:formula="of:=SUM([.GV3:.GV3]&lt;[.$HF3:.$HF3])" office:value-type="float"/>
          <table:table-cell table:number-matrix-columns-spanned="1" table:number-matrix-rows-spanned="1" table:formula="of:=SUM([.GW3:.GW3]&lt;[.$HG3:.$H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HC3:.$HC3])" office:value-type="float"/>
          <table:table-cell table:number-matrix-columns-spanned="1" table:number-matrix-rows-spanned="1" table:formula="of:=SUM([.C3:.C3]&gt;[.$HD3:.$HD3])" office:value-type="float"/>
          <table:table-cell table:number-matrix-columns-spanned="1" table:number-matrix-rows-spanned="1" table:formula="of:=SUM([.D3:.D3]&gt;[.$HE3:.$HE3])" office:value-type="float"/>
          <table:table-cell table:number-matrix-columns-spanned="1" table:number-matrix-rows-spanned="1" table:formula="of:=SUM([.E3:.E3]&gt;[.$HF3:.$HF3])" office:value-type="float"/>
          <table:table-cell table:number-matrix-columns-spanned="1" table:number-matrix-rows-spanned="1" table:formula="of:=SUM([.F3:.F3]&gt;[.$HC3:.$HC3])" office:value-type="float"/>
          <table:table-cell table:number-matrix-columns-spanned="1" table:number-matrix-rows-spanned="1" table:formula="of:=SUM([.G3:.G3]&gt;[.$HD3:.$HD3])" office:value-type="float"/>
          <table:table-cell table:number-matrix-columns-spanned="1" table:number-matrix-rows-spanned="1" table:formula="of:=SUM([.H3:.H3]&gt;[.$HE3:.$HE3])" office:value-type="float"/>
          <table:table-cell table:number-matrix-columns-spanned="1" table:number-matrix-rows-spanned="1" table:formula="of:=SUM([.I3:.I3]&gt;[.$HF3:.$HF3])" office:value-type="float"/>
          <table:table-cell table:number-matrix-columns-spanned="1" table:number-matrix-rows-spanned="1" table:formula="of:=SUM([.J3:.J3]&gt;[.$HG3:.$HG3])" office:value-type="float"/>
          <table:table-cell table:number-matrix-columns-spanned="1" table:number-matrix-rows-spanned="1" table:formula="of:=SUM([.K3:.K3]&gt;[.$HC3:.$HC3])" office:value-type="float"/>
          <table:table-cell table:number-matrix-columns-spanned="1" table:number-matrix-rows-spanned="1" table:formula="of:=SUM([.L3:.L3]&gt;[.$HD3:.$HD3])" office:value-type="float"/>
          <table:table-cell table:number-matrix-columns-spanned="1" table:number-matrix-rows-spanned="1" table:formula="of:=SUM([.M3:.M3]&gt;[.$HE3:.$HE3])" office:value-type="float"/>
          <table:table-cell table:number-matrix-columns-spanned="1" table:number-matrix-rows-spanned="1" table:formula="of:=SUM([.N3:.N3]&gt;[.$HF3:.$HF3])" office:value-type="float"/>
          <table:table-cell table:number-matrix-columns-spanned="1" table:number-matrix-rows-spanned="1" table:formula="of:=SUM([.O3:.O3]&gt;[.$HG3:.$HG3])" office:value-type="float"/>
          <table:table-cell table:number-matrix-columns-spanned="1" table:number-matrix-rows-spanned="1" table:formula="of:=SUM([.P3:.P3]&gt;[.$HC3:.$HC3])" office:value-type="float"/>
          <table:table-cell table:number-matrix-columns-spanned="1" table:number-matrix-rows-spanned="1" table:formula="of:=SUM([.Q3:.Q3]&gt;[.$HD3:.$HD3])" office:value-type="float"/>
          <table:table-cell table:number-matrix-columns-spanned="1" table:number-matrix-rows-spanned="1" table:formula="of:=SUM([.R3:.R3]&gt;[.$HE3:.$HE3])" office:value-type="float"/>
          <table:table-cell table:number-matrix-columns-spanned="1" table:number-matrix-rows-spanned="1" table:formula="of:=SUM([.S3:.S3]&gt;[.$HF3:.$HF3])" office:value-type="float"/>
          <table:table-cell table:number-matrix-columns-spanned="1" table:number-matrix-rows-spanned="1" table:formula="of:=SUM([.T3:.T3]&gt;[.$HG3:.$HG3])" office:value-type="float"/>
          <table:table-cell table:number-matrix-columns-spanned="1" table:number-matrix-rows-spanned="1" table:formula="of:=SUM([.U3:.U3]&gt;[.$HC3:.$HC3])" office:value-type="float"/>
          <table:table-cell table:number-matrix-columns-spanned="1" table:number-matrix-rows-spanned="1" table:formula="of:=SUM([.V3:.V3]&gt;[.$HD3:.$HD3])" office:value-type="float"/>
          <table:table-cell table:number-matrix-columns-spanned="1" table:number-matrix-rows-spanned="1" table:formula="of:=SUM([.W3:.W3]&gt;[.$HE3:.$HE3])" office:value-type="float"/>
          <table:table-cell table:number-matrix-columns-spanned="1" table:number-matrix-rows-spanned="1" table:formula="of:=SUM([.X3:.X3]&gt;[.$HF3:.$HF3])" office:value-type="float"/>
          <table:table-cell table:number-matrix-columns-spanned="1" table:number-matrix-rows-spanned="1" table:formula="of:=SUM([.Y3:.Y3]&gt;[.$HG3:.$HG3])" office:value-type="float"/>
          <table:table-cell table:number-matrix-columns-spanned="1" table:number-matrix-rows-spanned="1" table:formula="of:=SUM([.Z3:.Z3]&gt;[.$HC3:.$HC3])" office:value-type="float"/>
          <table:table-cell table:number-matrix-columns-spanned="1" table:number-matrix-rows-spanned="1" table:formula="of:=SUM([.AA3:.AA3]&gt;[.$HD3:.$HD3])" office:value-type="float"/>
          <table:table-cell table:number-matrix-columns-spanned="1" table:number-matrix-rows-spanned="1" table:formula="of:=SUM([.AB3:.AB3]&gt;[.$HE3:.$HE3])" office:value-type="float"/>
          <table:table-cell table:number-matrix-columns-spanned="1" table:number-matrix-rows-spanned="1" table:formula="of:=SUM([.AC3:.AC3]&gt;[.$HF3:.$HF3])" office:value-type="float"/>
          <table:table-cell table:number-matrix-columns-spanned="1" table:number-matrix-rows-spanned="1" table:formula="of:=SUM([.AD3:.AD3]&gt;[.$HG3:.$HG3])" office:value-type="float"/>
          <table:table-cell table:number-matrix-columns-spanned="1" table:number-matrix-rows-spanned="1" table:formula="of:=SUM([.AE3:.AE3]&gt;[.$HC3:.$HC3])" office:value-type="float"/>
          <table:table-cell table:number-matrix-columns-spanned="1" table:number-matrix-rows-spanned="1" table:formula="of:=SUM([.AF3:.AF3]&gt;[.$HD3:.$HD3])" office:value-type="float"/>
          <table:table-cell table:number-matrix-columns-spanned="1" table:number-matrix-rows-spanned="1" table:formula="of:=SUM([.AG3:.AG3]&gt;[.$HE3:.$HE3])" office:value-type="float"/>
          <table:table-cell table:number-matrix-columns-spanned="1" table:number-matrix-rows-spanned="1" table:formula="of:=SUM([.AH3:.AH3]&gt;[.$HF3:.$HF3])" office:value-type="float"/>
          <table:table-cell table:number-matrix-columns-spanned="1" table:number-matrix-rows-spanned="1" table:formula="of:=SUM([.AI3:.AI3]&gt;[.$HG3:.$HG3])" office:value-type="float"/>
          <table:table-cell table:number-matrix-columns-spanned="1" table:number-matrix-rows-spanned="1" table:formula="of:=SUM([.AJ3:.AJ3]&gt;[.$HC3:.$HC3])" office:value-type="float"/>
          <table:table-cell table:number-matrix-columns-spanned="1" table:number-matrix-rows-spanned="1" table:formula="of:=SUM([.AK3:.AK3]&gt;[.$HD3:.$HD3])" office:value-type="float"/>
          <table:table-cell table:number-matrix-columns-spanned="1" table:number-matrix-rows-spanned="1" table:formula="of:=SUM([.AL3:.AL3]&gt;[.$HE3:.$HE3])" office:value-type="float"/>
          <table:table-cell table:number-matrix-columns-spanned="1" table:number-matrix-rows-spanned="1" table:formula="of:=SUM([.AM3:.AM3]&gt;[.$HF3:.$HF3])" office:value-type="float"/>
          <table:table-cell table:number-matrix-columns-spanned="1" table:number-matrix-rows-spanned="1" table:formula="of:=SUM([.AN3:.AN3]&gt;[.$HG3:.$HG3])" office:value-type="float"/>
          <table:table-cell table:number-matrix-columns-spanned="1" table:number-matrix-rows-spanned="1" table:formula="of:=SUM([.AO3:.AO3]&gt;[.$HC3:.$HC3])" office:value-type="float"/>
          <table:table-cell table:number-matrix-columns-spanned="1" table:number-matrix-rows-spanned="1" table:formula="of:=SUM([.AP3:.AP3]&gt;[.$HD3:.$HD3])" office:value-type="float"/>
          <table:table-cell table:number-matrix-columns-spanned="1" table:number-matrix-rows-spanned="1" table:formula="of:=SUM([.AQ3:.AQ3]&gt;[.$HE3:.$HE3])" office:value-type="float"/>
          <table:table-cell table:number-matrix-columns-spanned="1" table:number-matrix-rows-spanned="1" table:formula="of:=SUM([.AR3:.AR3]&gt;[.$HF3:.$HF3])" office:value-type="float"/>
          <table:table-cell table:number-matrix-columns-spanned="1" table:number-matrix-rows-spanned="1" table:formula="of:=SUM([.AS3:.AS3]&gt;[.$HG3:.$HG3])" office:value-type="float"/>
          <table:table-cell table:number-matrix-columns-spanned="1" table:number-matrix-rows-spanned="1" table:formula="of:=SUM([.AT3:.AT3]&gt;[.$HC3:.$HC3])" office:value-type="float"/>
          <table:table-cell table:number-matrix-columns-spanned="1" table:number-matrix-rows-spanned="1" table:formula="of:=SUM([.AU3:.AU3]&gt;[.$HD3:.$HD3])" office:value-type="float"/>
          <table:table-cell table:number-matrix-columns-spanned="1" table:number-matrix-rows-spanned="1" table:formula="of:=SUM([.AV3:.AV3]&gt;[.$HE3:.$HE3])" office:value-type="float"/>
          <table:table-cell table:number-matrix-columns-spanned="1" table:number-matrix-rows-spanned="1" table:formula="of:=SUM([.AW3:.AW3]&gt;[.$HF3:.$HF3])" office:value-type="float"/>
          <table:table-cell table:number-matrix-columns-spanned="1" table:number-matrix-rows-spanned="1" table:formula="of:=SUM([.AX3:.AX3]&gt;[.$HG3:.$HG3])" office:value-type="float"/>
          <table:table-cell table:number-matrix-columns-spanned="1" table:number-matrix-rows-spanned="1" table:formula="of:=SUM([.AY3:.AY3]&gt;[.$HC3:.$HC3])" office:value-type="float"/>
          <table:table-cell table:number-matrix-columns-spanned="1" table:number-matrix-rows-spanned="1" table:formula="of:=SUM([.AZ3:.AZ3]&gt;[.$HD3:.$HD3])" office:value-type="float"/>
          <table:table-cell table:number-matrix-columns-spanned="1" table:number-matrix-rows-spanned="1" table:formula="of:=SUM([.BA3:.BA3]&gt;[.$HE3:.$HE3])" office:value-type="float"/>
          <table:table-cell table:number-matrix-columns-spanned="1" table:number-matrix-rows-spanned="1" table:formula="of:=SUM([.BB3:.BB3]&gt;[.$HF3:.$HF3])" office:value-type="float"/>
          <table:table-cell table:number-matrix-columns-spanned="1" table:number-matrix-rows-spanned="1" table:formula="of:=SUM([.BC3:.BC3]&gt;[.$HG3:.$HG3])" office:value-type="float"/>
          <table:table-cell table:number-matrix-columns-spanned="1" table:number-matrix-rows-spanned="1" table:formula="of:=SUM([.BD3:.BD3]&gt;[.$HC3:.$HC3])" office:value-type="float"/>
          <table:table-cell table:number-matrix-columns-spanned="1" table:number-matrix-rows-spanned="1" table:formula="of:=SUM([.BE3:.BE3]&gt;[.$HD3:.$HD3])" office:value-type="float"/>
          <table:table-cell table:number-matrix-columns-spanned="1" table:number-matrix-rows-spanned="1" table:formula="of:=SUM([.BF3:.BF3]&gt;[.$HE3:.$HE3])" office:value-type="float"/>
          <table:table-cell table:number-matrix-columns-spanned="1" table:number-matrix-rows-spanned="1" table:formula="of:=SUM([.BG3:.BG3]&gt;[.$HF3:.$HF3])" office:value-type="float"/>
          <table:table-cell table:number-matrix-columns-spanned="1" table:number-matrix-rows-spanned="1" table:formula="of:=SUM([.BH3:.BH3]&gt;[.$HG3:.$HG3])" office:value-type="float"/>
          <table:table-cell table:number-matrix-columns-spanned="1" table:number-matrix-rows-spanned="1" table:formula="of:=SUM([.BI3:.BI3]&gt;[.$HC3:.$HC3])" office:value-type="float"/>
          <table:table-cell table:number-matrix-columns-spanned="1" table:number-matrix-rows-spanned="1" table:formula="of:=SUM([.BJ3:.BJ3]&gt;[.$HD3:.$HD3])" office:value-type="float"/>
          <table:table-cell table:number-matrix-columns-spanned="1" table:number-matrix-rows-spanned="1" table:formula="of:=SUM([.BK3:.BK3]&gt;[.$HE3:.$HE3])" office:value-type="float"/>
          <table:table-cell table:number-matrix-columns-spanned="1" table:number-matrix-rows-spanned="1" table:formula="of:=SUM([.BL3:.BL3]&gt;[.$HF3:.$HF3])" office:value-type="float"/>
          <table:table-cell table:number-matrix-columns-spanned="1" table:number-matrix-rows-spanned="1" table:formula="of:=SUM([.BM3:.BM3]&gt;[.$HG3:.$HG3])" office:value-type="float"/>
          <table:table-cell table:number-matrix-columns-spanned="1" table:number-matrix-rows-spanned="1" table:formula="of:=SUM([.BN3:.BN3]&gt;[.$HC3:.$HC3])" office:value-type="float"/>
          <table:table-cell table:number-matrix-columns-spanned="1" table:number-matrix-rows-spanned="1" table:formula="of:=SUM([.BO3:.BO3]&gt;[.$HD3:.$HD3])" office:value-type="float"/>
          <table:table-cell table:number-matrix-columns-spanned="1" table:number-matrix-rows-spanned="1" table:formula="of:=SUM([.BP3:.BP3]&gt;[.$HE3:.$HE3])" office:value-type="float"/>
          <table:table-cell table:number-matrix-columns-spanned="1" table:number-matrix-rows-spanned="1" table:formula="of:=SUM([.BQ3:.BQ3]&gt;[.$HF3:.$HF3])" office:value-type="float"/>
          <table:table-cell table:number-matrix-columns-spanned="1" table:number-matrix-rows-spanned="1" table:formula="of:=SUM([.BR3:.BR3]&gt;[.$HG3:.$HG3])" office:value-type="float"/>
          <table:table-cell table:number-matrix-columns-spanned="1" table:number-matrix-rows-spanned="1" table:formula="of:=SUM([.BS3:.BS3]&gt;[.$HC3:.$HC3])" office:value-type="float"/>
          <table:table-cell table:number-matrix-columns-spanned="1" table:number-matrix-rows-spanned="1" table:formula="of:=SUM([.BT3:.BT3]&gt;[.$HD3:.$HD3])" office:value-type="float"/>
          <table:table-cell table:number-matrix-columns-spanned="1" table:number-matrix-rows-spanned="1" table:formula="of:=SUM([.BU3:.BU3]&gt;[.$HE3:.$HE3])" office:value-type="float"/>
          <table:table-cell table:number-matrix-columns-spanned="1" table:number-matrix-rows-spanned="1" table:formula="of:=SUM([.BV3:.BV3]&gt;[.$HF3:.$HF3])" office:value-type="float"/>
          <table:table-cell table:number-matrix-columns-spanned="1" table:number-matrix-rows-spanned="1" table:formula="of:=SUM([.BW3:.BW3]&gt;[.$HG3:.$HG3])" office:value-type="float"/>
          <table:table-cell table:number-matrix-columns-spanned="1" table:number-matrix-rows-spanned="1" table:formula="of:=SUM([.BX3:.BX3]&gt;[.$HC3:.$HC3])" office:value-type="float"/>
          <table:table-cell table:style-name="cellWorst" table:number-matrix-columns-spanned="1" table:number-matrix-rows-spanned="1" table:formula="of:=SUM([.BY3:.BY3]&gt;[.$HD3:.$HD3])" office:value-type="float"/>
          <table:table-cell table:number-matrix-columns-spanned="1" table:number-matrix-rows-spanned="1" table:formula="of:=SUM([.BZ3:.BZ3]&gt;[.$HE3:.$HE3])" office:value-type="float"/>
          <table:table-cell table:number-matrix-columns-spanned="1" table:number-matrix-rows-spanned="1" table:formula="of:=SUM([.CA3:.CA3]&gt;[.$HF3:.$HF3])" office:value-type="float"/>
          <table:table-cell table:number-matrix-columns-spanned="1" table:number-matrix-rows-spanned="1" table:formula="of:=SUM([.CB3:.CB3]&gt;[.$HG3:.$HG3])" office:value-type="float"/>
          <table:table-cell table:number-matrix-columns-spanned="1" table:number-matrix-rows-spanned="1" table:formula="of:=SUM([.CC3:.CC3]&gt;[.$HC3:.$HC3])" office:value-type="float"/>
          <table:table-cell table:style-name="cellWorst" table:number-matrix-columns-spanned="1" table:number-matrix-rows-spanned="1" table:formula="of:=SUM([.CD3:.CD3]&gt;[.$HD3:.$HD3])" office:value-type="float"/>
          <table:table-cell table:number-matrix-columns-spanned="1" table:number-matrix-rows-spanned="1" table:formula="of:=SUM([.CE3:.CE3]&gt;[.$HE3:.$HE3])" office:value-type="float"/>
          <table:table-cell table:number-matrix-columns-spanned="1" table:number-matrix-rows-spanned="1" table:formula="of:=SUM([.CF3:.CF3]&gt;[.$HF3:.$HF3])" office:value-type="float"/>
          <table:table-cell table:number-matrix-columns-spanned="1" table:number-matrix-rows-spanned="1" table:formula="of:=SUM([.CG3:.CG3]&gt;[.$HG3:.$HG3])" office:value-type="float"/>
          <table:table-cell table:number-matrix-columns-spanned="1" table:number-matrix-rows-spanned="1" table:formula="of:=SUM([.CH3:.CH3]&gt;[.$HC3:.$HC3])" office:value-type="float"/>
          <table:table-cell table:number-matrix-columns-spanned="1" table:number-matrix-rows-spanned="1" table:formula="of:=SUM([.CI3:.CI3]&gt;[.$HD3:.$HD3])" office:value-type="float"/>
          <table:table-cell table:number-matrix-columns-spanned="1" table:number-matrix-rows-spanned="1" table:formula="of:=SUM([.CJ3:.CJ3]&gt;[.$HE3:.$HE3])" office:value-type="float"/>
          <table:table-cell table:number-matrix-columns-spanned="1" table:number-matrix-rows-spanned="1" table:formula="of:=SUM([.CK3:.CK3]&gt;[.$HF3:.$HF3])" office:value-type="float"/>
          <table:table-cell table:number-matrix-columns-spanned="1" table:number-matrix-rows-spanned="1" table:formula="of:=SUM([.CL3:.CL3]&gt;[.$HG3:.$HG3])" office:value-type="float"/>
          <table:table-cell table:number-matrix-columns-spanned="1" table:number-matrix-rows-spanned="1" table:formula="of:=SUM([.CM3:.CM3]&gt;[.$HC3:.$HC3])" office:value-type="float"/>
          <table:table-cell table:style-name="cellWorst" table:number-matrix-columns-spanned="1" table:number-matrix-rows-spanned="1" table:formula="of:=SUM([.CN3:.CN3]&gt;[.$HD3:.$HD3])" office:value-type="float"/>
          <table:table-cell table:number-matrix-columns-spanned="1" table:number-matrix-rows-spanned="1" table:formula="of:=SUM([.CO3:.CO3]&gt;[.$HE3:.$HE3])" office:value-type="float"/>
          <table:table-cell table:number-matrix-columns-spanned="1" table:number-matrix-rows-spanned="1" table:formula="of:=SUM([.CP3:.CP3]&gt;[.$HF3:.$HF3])" office:value-type="float"/>
          <table:table-cell table:number-matrix-columns-spanned="1" table:number-matrix-rows-spanned="1" table:formula="of:=SUM([.CQ3:.CQ3]&gt;[.$HG3:.$HG3])" office:value-type="float"/>
          <table:table-cell table:number-matrix-columns-spanned="1" table:number-matrix-rows-spanned="1" table:formula="of:=SUM([.CR3:.CR3]&gt;[.$HC3:.$HC3])" office:value-type="float"/>
          <table:table-cell table:style-name="cellWorst" table:number-matrix-columns-spanned="1" table:number-matrix-rows-spanned="1" table:formula="of:=SUM([.CS3:.CS3]&gt;[.$HD3:.$HD3])" office:value-type="float"/>
          <table:table-cell table:number-matrix-columns-spanned="1" table:number-matrix-rows-spanned="1" table:formula="of:=SUM([.CT3:.CT3]&gt;[.$HE3:.$HE3])" office:value-type="float"/>
          <table:table-cell table:number-matrix-columns-spanned="1" table:number-matrix-rows-spanned="1" table:formula="of:=SUM([.CU3:.CU3]&gt;[.$HF3:.$HF3])" office:value-type="float"/>
          <table:table-cell table:number-matrix-columns-spanned="1" table:number-matrix-rows-spanned="1" table:formula="of:=SUM([.CV3:.CV3]&gt;[.$HG3:.$HG3])" office:value-type="float"/>
          <table:table-cell table:number-matrix-columns-spanned="1" table:number-matrix-rows-spanned="1" table:formula="of:=SUM([.CW3:.CW3]&gt;[.$HC3:.$HC3])" office:value-type="float"/>
          <table:table-cell table:number-matrix-columns-spanned="1" table:number-matrix-rows-spanned="1" table:formula="of:=SUM([.CX3:.CX3]&gt;[.$HD3:.$HD3])" office:value-type="float"/>
          <table:table-cell table:number-matrix-columns-spanned="1" table:number-matrix-rows-spanned="1" table:formula="of:=SUM([.CY3:.CY3]&gt;[.$HE3:.$HE3])" office:value-type="float"/>
          <table:table-cell table:number-matrix-columns-spanned="1" table:number-matrix-rows-spanned="1" table:formula="of:=SUM([.CZ3:.CZ3]&gt;[.$HF3:.$HF3])" office:value-type="float"/>
          <table:table-cell table:number-matrix-columns-spanned="1" table:number-matrix-rows-spanned="1" table:formula="of:=SUM([.DA3:.DA3]&gt;[.$HG3:.$HG3])" office:value-type="float"/>
          <table:table-cell table:number-matrix-columns-spanned="1" table:number-matrix-rows-spanned="1" table:formula="of:=SUM([.DB3:.DB3]&gt;[.$HC3:.$HC3])" office:value-type="float"/>
          <table:table-cell table:style-name="cellWorst" table:number-matrix-columns-spanned="1" table:number-matrix-rows-spanned="1" table:formula="of:=SUM([.DC3:.DC3]&gt;[.$HD3:.$HD3])" office:value-type="float"/>
          <table:table-cell table:number-matrix-columns-spanned="1" table:number-matrix-rows-spanned="1" table:formula="of:=SUM([.DD3:.DD3]&gt;[.$HE3:.$HE3])" office:value-type="float"/>
          <table:table-cell table:number-matrix-columns-spanned="1" table:number-matrix-rows-spanned="1" table:formula="of:=SUM([.DE3:.DE3]&gt;[.$HF3:.$HF3])" office:value-type="float"/>
          <table:table-cell table:number-matrix-columns-spanned="1" table:number-matrix-rows-spanned="1" table:formula="of:=SUM([.DF3:.DF3]&gt;[.$HG3:.$HG3])" office:value-type="float"/>
          <table:table-cell table:number-matrix-columns-spanned="1" table:number-matrix-rows-spanned="1" table:formula="of:=SUM([.DG3:.DG3]&gt;[.$HC3:.$HC3])" office:value-type="float"/>
          <table:table-cell table:number-matrix-columns-spanned="1" table:number-matrix-rows-spanned="1" table:formula="of:=SUM([.DH3:.DH3]&gt;[.$HD3:.$HD3])" office:value-type="float"/>
          <table:table-cell table:number-matrix-columns-spanned="1" table:number-matrix-rows-spanned="1" table:formula="of:=SUM([.DI3:.DI3]&gt;[.$HE3:.$HE3])" office:value-type="float"/>
          <table:table-cell table:number-matrix-columns-spanned="1" table:number-matrix-rows-spanned="1" table:formula="of:=SUM([.DJ3:.DJ3]&gt;[.$HF3:.$HF3])" office:value-type="float"/>
          <table:table-cell table:number-matrix-columns-spanned="1" table:number-matrix-rows-spanned="1" table:formula="of:=SUM([.DK3:.DK3]&gt;[.$HG3:.$HG3])" office:value-type="float"/>
          <table:table-cell table:number-matrix-columns-spanned="1" table:number-matrix-rows-spanned="1" table:formula="of:=SUM([.DL3:.DL3]&gt;[.$HC3:.$HC3])" office:value-type="float"/>
          <table:table-cell table:number-matrix-columns-spanned="1" table:number-matrix-rows-spanned="1" table:formula="of:=SUM([.DM3:.DM3]&gt;[.$HD3:.$HD3])" office:value-type="float"/>
          <table:table-cell table:number-matrix-columns-spanned="1" table:number-matrix-rows-spanned="1" table:formula="of:=SUM([.DN3:.DN3]&gt;[.$HE3:.$HE3])" office:value-type="float"/>
          <table:table-cell table:number-matrix-columns-spanned="1" table:number-matrix-rows-spanned="1" table:formula="of:=SUM([.DO3:.DO3]&gt;[.$HF3:.$HF3])" office:value-type="float"/>
          <table:table-cell table:number-matrix-columns-spanned="1" table:number-matrix-rows-spanned="1" table:formula="of:=SUM([.DP3:.DP3]&gt;[.$HG3:.$HG3])" office:value-type="float"/>
          <table:table-cell table:number-matrix-columns-spanned="1" table:number-matrix-rows-spanned="1" table:formula="of:=SUM([.DQ3:.DQ3]&gt;[.$HC3:.$HC3])" office:value-type="float"/>
          <table:table-cell table:number-matrix-columns-spanned="1" table:number-matrix-rows-spanned="1" table:formula="of:=SUM([.DR3:.DR3]&gt;[.$HD3:.$HD3])" office:value-type="float"/>
          <table:table-cell table:number-matrix-columns-spanned="1" table:number-matrix-rows-spanned="1" table:formula="of:=SUM([.DS3:.DS3]&gt;[.$HE3:.$HE3])" office:value-type="float"/>
          <table:table-cell table:number-matrix-columns-spanned="1" table:number-matrix-rows-spanned="1" table:formula="of:=SUM([.DT3:.DT3]&gt;[.$HF3:.$HF3])" office:value-type="float"/>
          <table:table-cell table:number-matrix-columns-spanned="1" table:number-matrix-rows-spanned="1" table:formula="of:=SUM([.DU3:.DU3]&gt;[.$HG3:.$HG3])" office:value-type="float"/>
          <table:table-cell table:number-matrix-columns-spanned="1" table:number-matrix-rows-spanned="1" table:formula="of:=SUM([.DV3:.DV3]&gt;[.$HC3:.$HC3])" office:value-type="float"/>
          <table:table-cell table:number-matrix-columns-spanned="1" table:number-matrix-rows-spanned="1" table:formula="of:=SUM([.DW3:.DW3]&gt;[.$HD3:.$HD3])" office:value-type="float"/>
          <table:table-cell table:number-matrix-columns-spanned="1" table:number-matrix-rows-spanned="1" table:formula="of:=SUM([.DX3:.DX3]&gt;[.$HE3:.$HE3])" office:value-type="float"/>
          <table:table-cell table:number-matrix-columns-spanned="1" table:number-matrix-rows-spanned="1" table:formula="of:=SUM([.DY3:.DY3]&gt;[.$HF3:.$HF3])" office:value-type="float"/>
          <table:table-cell table:number-matrix-columns-spanned="1" table:number-matrix-rows-spanned="1" table:formula="of:=SUM([.DZ3:.DZ3]&gt;[.$HG3:.$HG3])" office:value-type="float"/>
          <table:table-cell table:number-matrix-columns-spanned="1" table:number-matrix-rows-spanned="1" table:formula="of:=SUM([.EA3:.EA3]&gt;[.$HC3:.$HC3])" office:value-type="float"/>
          <table:table-cell table:style-name="cellWorst" table:number-matrix-columns-spanned="1" table:number-matrix-rows-spanned="1" table:formula="of:=SUM([.EB3:.EB3]&gt;[.$HD3:.$HD3])" office:value-type="float"/>
          <table:table-cell table:number-matrix-columns-spanned="1" table:number-matrix-rows-spanned="1" table:formula="of:=SUM([.EC3:.EC3]&gt;[.$HE3:.$HE3])" office:value-type="float"/>
          <table:table-cell table:number-matrix-columns-spanned="1" table:number-matrix-rows-spanned="1" table:formula="of:=SUM([.ED3:.ED3]&gt;[.$HF3:.$HF3])" office:value-type="float"/>
          <table:table-cell table:number-matrix-columns-spanned="1" table:number-matrix-rows-spanned="1" table:formula="of:=SUM([.EE3:.EE3]&gt;[.$HG3:.$HG3])" office:value-type="float"/>
          <table:table-cell table:number-matrix-columns-spanned="1" table:number-matrix-rows-spanned="1" table:formula="of:=SUM([.EF3:.EF3]&gt;[.$HC3:.$HC3])" office:value-type="float"/>
          <table:table-cell table:style-name="cellWorst" table:number-matrix-columns-spanned="1" table:number-matrix-rows-spanned="1" table:formula="of:=SUM([.EG3:.EG3]&gt;[.$HD3:.$HD3])" office:value-type="float"/>
          <table:table-cell table:number-matrix-columns-spanned="1" table:number-matrix-rows-spanned="1" table:formula="of:=SUM([.EH3:.EH3]&gt;[.$HE3:.$HE3])" office:value-type="float"/>
          <table:table-cell table:number-matrix-columns-spanned="1" table:number-matrix-rows-spanned="1" table:formula="of:=SUM([.EI3:.EI3]&gt;[.$HF3:.$HF3])" office:value-type="float"/>
          <table:table-cell table:number-matrix-columns-spanned="1" table:number-matrix-rows-spanned="1" table:formula="of:=SUM([.EJ3:.EJ3]&gt;[.$HG3:.$HG3])" office:value-type="float"/>
          <table:table-cell table:number-matrix-columns-spanned="1" table:number-matrix-rows-spanned="1" table:formula="of:=SUM([.EK3:.EK3]&gt;[.$HC3:.$HC3])" office:value-type="float"/>
          <table:table-cell table:style-name="cellWorst" table:number-matrix-columns-spanned="1" table:number-matrix-rows-spanned="1" table:formula="of:=SUM([.EL3:.EL3]&gt;[.$HD3:.$HD3])" office:value-type="float"/>
          <table:table-cell table:number-matrix-columns-spanned="1" table:number-matrix-rows-spanned="1" table:formula="of:=SUM([.EM3:.EM3]&gt;[.$HE3:.$HE3])" office:value-type="float"/>
          <table:table-cell table:number-matrix-columns-spanned="1" table:number-matrix-rows-spanned="1" table:formula="of:=SUM([.EN3:.EN3]&gt;[.$HF3:.$HF3])" office:value-type="float"/>
          <table:table-cell table:number-matrix-columns-spanned="1" table:number-matrix-rows-spanned="1" table:formula="of:=SUM([.EO3:.EO3]&gt;[.$HG3:.$HG3])" office:value-type="float"/>
          <table:table-cell table:number-matrix-columns-spanned="1" table:number-matrix-rows-spanned="1" table:formula="of:=SUM([.EP3:.EP3]&gt;[.$HC3:.$HC3])" office:value-type="float"/>
          <table:table-cell table:number-matrix-columns-spanned="1" table:number-matrix-rows-spanned="1" table:formula="of:=SUM([.EQ3:.EQ3]&gt;[.$HD3:.$HD3])" office:value-type="float"/>
          <table:table-cell table:number-matrix-columns-spanned="1" table:number-matrix-rows-spanned="1" table:formula="of:=SUM([.ER3:.ER3]&gt;[.$HE3:.$HE3])" office:value-type="float"/>
          <table:table-cell table:number-matrix-columns-spanned="1" table:number-matrix-rows-spanned="1" table:formula="of:=SUM([.ES3:.ES3]&gt;[.$HF3:.$HF3])" office:value-type="float"/>
          <table:table-cell table:number-matrix-columns-spanned="1" table:number-matrix-rows-spanned="1" table:formula="of:=SUM([.ET3:.ET3]&gt;[.$HG3:.$HG3])" office:value-type="float"/>
          <table:table-cell table:number-matrix-columns-spanned="1" table:number-matrix-rows-spanned="1" table:formula="of:=SUM([.EU3:.EU3]&gt;[.$HC3:.$HC3])" office:value-type="float"/>
          <table:table-cell table:number-matrix-columns-spanned="1" table:number-matrix-rows-spanned="1" table:formula="of:=SUM([.EV3:.EV3]&gt;[.$HD3:.$HD3])" office:value-type="float"/>
          <table:table-cell table:number-matrix-columns-spanned="1" table:number-matrix-rows-spanned="1" table:formula="of:=SUM([.EW3:.EW3]&gt;[.$HE3:.$HE3])" office:value-type="float"/>
          <table:table-cell table:number-matrix-columns-spanned="1" table:number-matrix-rows-spanned="1" table:formula="of:=SUM([.EX3:.EX3]&gt;[.$HF3:.$HF3])" office:value-type="float"/>
          <table:table-cell table:number-matrix-columns-spanned="1" table:number-matrix-rows-spanned="1" table:formula="of:=SUM([.EY3:.EY3]&gt;[.$HG3:.$HG3])" office:value-type="float"/>
          <table:table-cell table:number-matrix-columns-spanned="1" table:number-matrix-rows-spanned="1" table:formula="of:=SUM([.EZ3:.EZ3]&gt;[.$HC3:.$HC3])" office:value-type="float"/>
          <table:table-cell table:number-matrix-columns-spanned="1" table:number-matrix-rows-spanned="1" table:formula="of:=SUM([.FA3:.FA3]&gt;[.$HD3:.$HD3])" office:value-type="float"/>
          <table:table-cell table:number-matrix-columns-spanned="1" table:number-matrix-rows-spanned="1" table:formula="of:=SUM([.FB3:.FB3]&gt;[.$HE3:.$HE3])" office:value-type="float"/>
          <table:table-cell table:number-matrix-columns-spanned="1" table:number-matrix-rows-spanned="1" table:formula="of:=SUM([.FC3:.FC3]&gt;[.$HF3:.$HF3])" office:value-type="float"/>
          <table:table-cell table:number-matrix-columns-spanned="1" table:number-matrix-rows-spanned="1" table:formula="of:=SUM([.FD3:.FD3]&gt;[.$HG3:.$HG3])" office:value-type="float"/>
          <table:table-cell table:number-matrix-columns-spanned="1" table:number-matrix-rows-spanned="1" table:formula="of:=SUM([.FE3:.FE3]&gt;[.$HC3:.$HC3])" office:value-type="float"/>
          <table:table-cell table:number-matrix-columns-spanned="1" table:number-matrix-rows-spanned="1" table:formula="of:=SUM([.FF3:.FF3]&gt;[.$HD3:.$HD3])" office:value-type="float"/>
          <table:table-cell table:number-matrix-columns-spanned="1" table:number-matrix-rows-spanned="1" table:formula="of:=SUM([.FG3:.FG3]&gt;[.$HE3:.$HE3])" office:value-type="float"/>
          <table:table-cell table:number-matrix-columns-spanned="1" table:number-matrix-rows-spanned="1" table:formula="of:=SUM([.FH3:.FH3]&gt;[.$HF3:.$HF3])" office:value-type="float"/>
          <table:table-cell table:number-matrix-columns-spanned="1" table:number-matrix-rows-spanned="1" table:formula="of:=SUM([.FI3:.FI3]&gt;[.$HG3:.$HG3])" office:value-type="float"/>
          <table:table-cell table:number-matrix-columns-spanned="1" table:number-matrix-rows-spanned="1" table:formula="of:=SUM([.FJ3:.FJ3]&gt;[.$HC3:.$HC3])" office:value-type="float"/>
          <table:table-cell table:style-name="cellWorst" table:number-matrix-columns-spanned="1" table:number-matrix-rows-spanned="1" table:formula="of:=SUM([.FK3:.FK3]&gt;[.$HD3:.$HD3])" office:value-type="float"/>
          <table:table-cell table:number-matrix-columns-spanned="1" table:number-matrix-rows-spanned="1" table:formula="of:=SUM([.FL3:.FL3]&gt;[.$HE3:.$HE3])" office:value-type="float"/>
          <table:table-cell table:number-matrix-columns-spanned="1" table:number-matrix-rows-spanned="1" table:formula="of:=SUM([.FM3:.FM3]&gt;[.$HF3:.$HF3])" office:value-type="float"/>
          <table:table-cell table:number-matrix-columns-spanned="1" table:number-matrix-rows-spanned="1" table:formula="of:=SUM([.FN3:.FN3]&gt;[.$HG3:.$HG3])" office:value-type="float"/>
          <table:table-cell table:number-matrix-columns-spanned="1" table:number-matrix-rows-spanned="1" table:formula="of:=SUM([.FO3:.FO3]&gt;[.$HC3:.$HC3])" office:value-type="float"/>
          <table:table-cell table:number-matrix-columns-spanned="1" table:number-matrix-rows-spanned="1" table:formula="of:=SUM([.FP3:.FP3]&gt;[.$HD3:.$HD3])" office:value-type="float"/>
          <table:table-cell table:number-matrix-columns-spanned="1" table:number-matrix-rows-spanned="1" table:formula="of:=SUM([.FQ3:.FQ3]&gt;[.$HE3:.$HE3])" office:value-type="float"/>
          <table:table-cell table:number-matrix-columns-spanned="1" table:number-matrix-rows-spanned="1" table:formula="of:=SUM([.FR3:.FR3]&gt;[.$HF3:.$HF3])" office:value-type="float"/>
          <table:table-cell table:number-matrix-columns-spanned="1" table:number-matrix-rows-spanned="1" table:formula="of:=SUM([.FS3:.FS3]&gt;[.$HG3:.$HG3])" office:value-type="float"/>
          <table:table-cell table:number-matrix-columns-spanned="1" table:number-matrix-rows-spanned="1" table:formula="of:=SUM([.FT3:.FT3]&gt;[.$HC3:.$HC3])" office:value-type="float"/>
          <table:table-cell table:style-name="cellWorst" table:number-matrix-columns-spanned="1" table:number-matrix-rows-spanned="1" table:formula="of:=SUM([.FU3:.FU3]&gt;[.$HD3:.$HD3])" office:value-type="float"/>
          <table:table-cell table:number-matrix-columns-spanned="1" table:number-matrix-rows-spanned="1" table:formula="of:=SUM([.FV3:.FV3]&gt;[.$HE3:.$HE3])" office:value-type="float"/>
          <table:table-cell table:number-matrix-columns-spanned="1" table:number-matrix-rows-spanned="1" table:formula="of:=SUM([.FW3:.FW3]&gt;[.$HF3:.$HF3])" office:value-type="float"/>
          <table:table-cell table:number-matrix-columns-spanned="1" table:number-matrix-rows-spanned="1" table:formula="of:=SUM([.FX3:.FX3]&gt;[.$HG3:.$HG3])" office:value-type="float"/>
          <table:table-cell table:number-matrix-columns-spanned="1" table:number-matrix-rows-spanned="1" table:formula="of:=SUM([.FY3:.FY3]&gt;[.$HC3:.$HC3])" office:value-type="float"/>
          <table:table-cell table:number-matrix-columns-spanned="1" table:number-matrix-rows-spanned="1" table:formula="of:=SUM([.FZ3:.FZ3]&gt;[.$HD3:.$HD3])" office:value-type="float"/>
          <table:table-cell table:number-matrix-columns-spanned="1" table:number-matrix-rows-spanned="1" table:formula="of:=SUM([.GA3:.GA3]&gt;[.$HE3:.$HE3])" office:value-type="float"/>
          <table:table-cell table:number-matrix-columns-spanned="1" table:number-matrix-rows-spanned="1" table:formula="of:=SUM([.GB3:.GB3]&gt;[.$HF3:.$HF3])" office:value-type="float"/>
          <table:table-cell table:number-matrix-columns-spanned="1" table:number-matrix-rows-spanned="1" table:formula="of:=SUM([.GC3:.GC3]&gt;[.$HG3:.$HG3])" office:value-type="float"/>
          <table:table-cell table:number-matrix-columns-spanned="1" table:number-matrix-rows-spanned="1" table:formula="of:=SUM([.GD3:.GD3]&gt;[.$HC3:.$HC3])" office:value-type="float"/>
          <table:table-cell table:style-name="cellWorst" table:number-matrix-columns-spanned="1" table:number-matrix-rows-spanned="1" table:formula="of:=SUM([.GE3:.GE3]&gt;[.$HD3:.$HD3])" office:value-type="float"/>
          <table:table-cell table:number-matrix-columns-spanned="1" table:number-matrix-rows-spanned="1" table:formula="of:=SUM([.GF3:.GF3]&gt;[.$HE3:.$HE3])" office:value-type="float"/>
          <table:table-cell table:number-matrix-columns-spanned="1" table:number-matrix-rows-spanned="1" table:formula="of:=SUM([.GG3:.GG3]&gt;[.$HF3:.$HF3])" office:value-type="float"/>
          <table:table-cell table:number-matrix-columns-spanned="1" table:number-matrix-rows-spanned="1" table:formula="of:=SUM([.GH3:.GH3]&gt;[.$HG3:.$HG3])" office:value-type="float"/>
          <table:table-cell table:number-matrix-columns-spanned="1" table:number-matrix-rows-spanned="1" table:formula="of:=SUM([.GI3:.GI3]&gt;[.$HC3:.$HC3])" office:value-type="float"/>
          <table:table-cell table:style-name="cellWorst" table:number-matrix-columns-spanned="1" table:number-matrix-rows-spanned="1" table:formula="of:=SUM([.GJ3:.GJ3]&gt;[.$HD3:.$HD3])" office:value-type="float"/>
          <table:table-cell table:number-matrix-columns-spanned="1" table:number-matrix-rows-spanned="1" table:formula="of:=SUM([.GK3:.GK3]&gt;[.$HE3:.$HE3])" office:value-type="float"/>
          <table:table-cell table:number-matrix-columns-spanned="1" table:number-matrix-rows-spanned="1" table:formula="of:=SUM([.GL3:.GL3]&gt;[.$HF3:.$HF3])" office:value-type="float"/>
          <table:table-cell table:number-matrix-columns-spanned="1" table:number-matrix-rows-spanned="1" table:formula="of:=SUM([.GM3:.GM3]&gt;[.$HG3:.$HG3])" office:value-type="float"/>
          <table:table-cell table:number-matrix-columns-spanned="1" table:number-matrix-rows-spanned="1" table:formula="of:=SUM([.GN3:.GN3]&gt;[.$HC3:.$HC3])" office:value-type="float"/>
          <table:table-cell table:number-matrix-columns-spanned="1" table:number-matrix-rows-spanned="1" table:formula="of:=SUM([.GO3:.GO3]&gt;[.$HD3:.$HD3])" office:value-type="float"/>
          <table:table-cell table:number-matrix-columns-spanned="1" table:number-matrix-rows-spanned="1" table:formula="of:=SUM([.GP3:.GP3]&gt;[.$HE3:.$HE3])" office:value-type="float"/>
          <table:table-cell table:number-matrix-columns-spanned="1" table:number-matrix-rows-spanned="1" table:formula="of:=SUM([.GQ3:.GQ3]&gt;[.$HF3:.$HF3])" office:value-type="float"/>
          <table:table-cell table:number-matrix-columns-spanned="1" table:number-matrix-rows-spanned="1" table:formula="of:=SUM([.GR3:.GR3]&gt;[.$HG3:.$HG3])" office:value-type="float"/>
          <table:table-cell table:number-matrix-columns-spanned="1" table:number-matrix-rows-spanned="1" table:formula="of:=SUM([.GS3:.GS3]&gt;[.$HC3:.$HC3])" office:value-type="float"/>
          <table:table-cell table:style-name="cellWorst" table:number-matrix-columns-spanned="1" table:number-matrix-rows-spanned="1" table:formula="of:=SUM([.GT3:.GT3]&gt;[.$HD3:.$HD3])" office:value-type="float"/>
          <table:table-cell table:number-matrix-columns-spanned="1" table:number-matrix-rows-spanned="1" table:formula="of:=SUM([.GU3:.GU3]&gt;[.$HE3:.$HE3])" office:value-type="float"/>
          <table:table-cell table:number-matrix-columns-spanned="1" table:number-matrix-rows-spanned="1" table:formula="of:=SUM([.GV3:.GV3]&gt;[.$HF3:.$HF3])" office:value-type="float"/>
          <table:table-cell table:number-matrix-columns-spanned="1" table:number-matrix-rows-spanned="1" table:formula="of:=SUM([.GW3:.GW3]&gt;[.$HG3:.$H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H3:.$HH3])" office:value-type="float"/>
          <table:table-cell table:number-matrix-columns-spanned="1" table:number-matrix-rows-spanned="1" table:formula="of:=SUM([.C3:.C3]=[.$HI3:.$HI3])" office:value-type="float"/>
          <table:table-cell table:number-matrix-columns-spanned="1" table:number-matrix-rows-spanned="1" table:formula="of:=SUM([.D3:.D3]=[.$HJ3:.$HJ3])" office:value-type="float"/>
          <table:table-cell table:number-matrix-columns-spanned="1" table:number-matrix-rows-spanned="1" table:formula="of:=SUM([.E3:.E3]=[.$HK3:.$HK3])" office:value-type="float"/>
          <table:table-cell table:number-matrix-columns-spanned="1" table:number-matrix-rows-spanned="1" table:formula="of:=SUM([.F3:.F3]=[.$HH3:.$HH3])" office:value-type="float"/>
          <table:table-cell table:number-matrix-columns-spanned="1" table:number-matrix-rows-spanned="1" table:formula="of:=SUM([.G3:.G3]=[.$HI3:.$HI3])" office:value-type="float"/>
          <table:table-cell table:number-matrix-columns-spanned="1" table:number-matrix-rows-spanned="1" table:formula="of:=SUM([.H3:.H3]=[.$HJ3:.$HJ3])" office:value-type="float"/>
          <table:table-cell table:number-matrix-columns-spanned="1" table:number-matrix-rows-spanned="1" table:formula="of:=SUM([.I3:.I3]=[.$HK3:.$HK3])" office:value-type="float"/>
          <table:table-cell table:number-matrix-columns-spanned="1" table:number-matrix-rows-spanned="1" table:formula="of:=SUM([.J3:.J3]=[.$HL3:.$HL3])" office:value-type="float"/>
          <table:table-cell table:number-matrix-columns-spanned="1" table:number-matrix-rows-spanned="1" table:formula="of:=SUM([.K3:.K3]=[.$HH3:.$HH3])" office:value-type="float"/>
          <table:table-cell table:number-matrix-columns-spanned="1" table:number-matrix-rows-spanned="1" table:formula="of:=SUM([.L3:.L3]=[.$HI3:.$HI3])" office:value-type="float"/>
          <table:table-cell table:number-matrix-columns-spanned="1" table:number-matrix-rows-spanned="1" table:formula="of:=SUM([.M3:.M3]=[.$HJ3:.$HJ3])" office:value-type="float"/>
          <table:table-cell table:number-matrix-columns-spanned="1" table:number-matrix-rows-spanned="1" table:formula="of:=SUM([.N3:.N3]=[.$HK3:.$HK3])" office:value-type="float"/>
          <table:table-cell table:number-matrix-columns-spanned="1" table:number-matrix-rows-spanned="1" table:formula="of:=SUM([.O3:.O3]=[.$HL3:.$HL3])" office:value-type="float"/>
          <table:table-cell table:number-matrix-columns-spanned="1" table:number-matrix-rows-spanned="1" table:formula="of:=SUM([.P3:.P3]=[.$HH3:.$HH3])" office:value-type="float"/>
          <table:table-cell table:number-matrix-columns-spanned="1" table:number-matrix-rows-spanned="1" table:formula="of:=SUM([.Q3:.Q3]=[.$HI3:.$HI3])" office:value-type="float"/>
          <table:table-cell table:number-matrix-columns-spanned="1" table:number-matrix-rows-spanned="1" table:formula="of:=SUM([.R3:.R3]=[.$HJ3:.$HJ3])" office:value-type="float"/>
          <table:table-cell table:number-matrix-columns-spanned="1" table:number-matrix-rows-spanned="1" table:formula="of:=SUM([.S3:.S3]=[.$HK3:.$HK3])" office:value-type="float"/>
          <table:table-cell table:number-matrix-columns-spanned="1" table:number-matrix-rows-spanned="1" table:formula="of:=SUM([.T3:.T3]=[.$HL3:.$HL3])" office:value-type="float"/>
          <table:table-cell table:number-matrix-columns-spanned="1" table:number-matrix-rows-spanned="1" table:formula="of:=SUM([.U3:.U3]=[.$HH3:.$HH3])" office:value-type="float"/>
          <table:table-cell table:number-matrix-columns-spanned="1" table:number-matrix-rows-spanned="1" table:formula="of:=SUM([.V3:.V3]=[.$HI3:.$HI3])" office:value-type="float"/>
          <table:table-cell table:number-matrix-columns-spanned="1" table:number-matrix-rows-spanned="1" table:formula="of:=SUM([.W3:.W3]=[.$HJ3:.$HJ3])" office:value-type="float"/>
          <table:table-cell table:number-matrix-columns-spanned="1" table:number-matrix-rows-spanned="1" table:formula="of:=SUM([.X3:.X3]=[.$HK3:.$HK3])" office:value-type="float"/>
          <table:table-cell table:number-matrix-columns-spanned="1" table:number-matrix-rows-spanned="1" table:formula="of:=SUM([.Y3:.Y3]=[.$HL3:.$HL3])" office:value-type="float"/>
          <table:table-cell table:number-matrix-columns-spanned="1" table:number-matrix-rows-spanned="1" table:formula="of:=SUM([.Z3:.Z3]=[.$HH3:.$HH3])" office:value-type="float"/>
          <table:table-cell table:number-matrix-columns-spanned="1" table:number-matrix-rows-spanned="1" table:formula="of:=SUM([.AA3:.AA3]=[.$HI3:.$HI3])" office:value-type="float"/>
          <table:table-cell table:number-matrix-columns-spanned="1" table:number-matrix-rows-spanned="1" table:formula="of:=SUM([.AB3:.AB3]=[.$HJ3:.$HJ3])" office:value-type="float"/>
          <table:table-cell table:number-matrix-columns-spanned="1" table:number-matrix-rows-spanned="1" table:formula="of:=SUM([.AC3:.AC3]=[.$HK3:.$HK3])" office:value-type="float"/>
          <table:table-cell table:number-matrix-columns-spanned="1" table:number-matrix-rows-spanned="1" table:formula="of:=SUM([.AD3:.AD3]=[.$HL3:.$HL3])" office:value-type="float"/>
          <table:table-cell table:number-matrix-columns-spanned="1" table:number-matrix-rows-spanned="1" table:formula="of:=SUM([.AE3:.AE3]=[.$HH3:.$HH3])" office:value-type="float"/>
          <table:table-cell table:number-matrix-columns-spanned="1" table:number-matrix-rows-spanned="1" table:formula="of:=SUM([.AF3:.AF3]=[.$HI3:.$HI3])" office:value-type="float"/>
          <table:table-cell table:number-matrix-columns-spanned="1" table:number-matrix-rows-spanned="1" table:formula="of:=SUM([.AG3:.AG3]=[.$HJ3:.$HJ3])" office:value-type="float"/>
          <table:table-cell table:number-matrix-columns-spanned="1" table:number-matrix-rows-spanned="1" table:formula="of:=SUM([.AH3:.AH3]=[.$HK3:.$HK3])" office:value-type="float"/>
          <table:table-cell table:number-matrix-columns-spanned="1" table:number-matrix-rows-spanned="1" table:formula="of:=SUM([.AI3:.AI3]=[.$HL3:.$HL3])" office:value-type="float"/>
          <table:table-cell table:number-matrix-columns-spanned="1" table:number-matrix-rows-spanned="1" table:formula="of:=SUM([.AJ3:.AJ3]=[.$HH3:.$HH3])" office:value-type="float"/>
          <table:table-cell table:number-matrix-columns-spanned="1" table:number-matrix-rows-spanned="1" table:formula="of:=SUM([.AK3:.AK3]=[.$HI3:.$HI3])" office:value-type="float"/>
          <table:table-cell table:number-matrix-columns-spanned="1" table:number-matrix-rows-spanned="1" table:formula="of:=SUM([.AL3:.AL3]=[.$HJ3:.$HJ3])" office:value-type="float"/>
          <table:table-cell table:number-matrix-columns-spanned="1" table:number-matrix-rows-spanned="1" table:formula="of:=SUM([.AM3:.AM3]=[.$HK3:.$HK3])" office:value-type="float"/>
          <table:table-cell table:number-matrix-columns-spanned="1" table:number-matrix-rows-spanned="1" table:formula="of:=SUM([.AN3:.AN3]=[.$HL3:.$HL3])" office:value-type="float"/>
          <table:table-cell table:number-matrix-columns-spanned="1" table:number-matrix-rows-spanned="1" table:formula="of:=SUM([.AO3:.AO3]=[.$HH3:.$HH3])" office:value-type="float"/>
          <table:table-cell table:number-matrix-columns-spanned="1" table:number-matrix-rows-spanned="1" table:formula="of:=SUM([.AP3:.AP3]=[.$HI3:.$HI3])" office:value-type="float"/>
          <table:table-cell table:number-matrix-columns-spanned="1" table:number-matrix-rows-spanned="1" table:formula="of:=SUM([.AQ3:.AQ3]=[.$HJ3:.$HJ3])" office:value-type="float"/>
          <table:table-cell table:number-matrix-columns-spanned="1" table:number-matrix-rows-spanned="1" table:formula="of:=SUM([.AR3:.AR3]=[.$HK3:.$HK3])" office:value-type="float"/>
          <table:table-cell table:number-matrix-columns-spanned="1" table:number-matrix-rows-spanned="1" table:formula="of:=SUM([.AS3:.AS3]=[.$HL3:.$HL3])" office:value-type="float"/>
          <table:table-cell table:number-matrix-columns-spanned="1" table:number-matrix-rows-spanned="1" table:formula="of:=SUM([.AT3:.AT3]=[.$HH3:.$HH3])" office:value-type="float"/>
          <table:table-cell table:number-matrix-columns-spanned="1" table:number-matrix-rows-spanned="1" table:formula="of:=SUM([.AU3:.AU3]=[.$HI3:.$HI3])" office:value-type="float"/>
          <table:table-cell table:number-matrix-columns-spanned="1" table:number-matrix-rows-spanned="1" table:formula="of:=SUM([.AV3:.AV3]=[.$HJ3:.$HJ3])" office:value-type="float"/>
          <table:table-cell table:number-matrix-columns-spanned="1" table:number-matrix-rows-spanned="1" table:formula="of:=SUM([.AW3:.AW3]=[.$HK3:.$HK3])" office:value-type="float"/>
          <table:table-cell table:number-matrix-columns-spanned="1" table:number-matrix-rows-spanned="1" table:formula="of:=SUM([.AX3:.AX3]=[.$HL3:.$HL3])" office:value-type="float"/>
          <table:table-cell table:number-matrix-columns-spanned="1" table:number-matrix-rows-spanned="1" table:formula="of:=SUM([.AY3:.AY3]=[.$HH3:.$HH3])" office:value-type="float"/>
          <table:table-cell table:number-matrix-columns-spanned="1" table:number-matrix-rows-spanned="1" table:formula="of:=SUM([.AZ3:.AZ3]=[.$HI3:.$HI3])" office:value-type="float"/>
          <table:table-cell table:number-matrix-columns-spanned="1" table:number-matrix-rows-spanned="1" table:formula="of:=SUM([.BA3:.BA3]=[.$HJ3:.$HJ3])" office:value-type="float"/>
          <table:table-cell table:number-matrix-columns-spanned="1" table:number-matrix-rows-spanned="1" table:formula="of:=SUM([.BB3:.BB3]=[.$HK3:.$HK3])" office:value-type="float"/>
          <table:table-cell table:number-matrix-columns-spanned="1" table:number-matrix-rows-spanned="1" table:formula="of:=SUM([.BC3:.BC3]=[.$HL3:.$HL3])" office:value-type="float"/>
          <table:table-cell table:number-matrix-columns-spanned="1" table:number-matrix-rows-spanned="1" table:formula="of:=SUM([.BD3:.BD3]=[.$HH3:.$HH3])" office:value-type="float"/>
          <table:table-cell table:number-matrix-columns-spanned="1" table:number-matrix-rows-spanned="1" table:formula="of:=SUM([.BE3:.BE3]=[.$HI3:.$HI3])" office:value-type="float"/>
          <table:table-cell table:number-matrix-columns-spanned="1" table:number-matrix-rows-spanned="1" table:formula="of:=SUM([.BF3:.BF3]=[.$HJ3:.$HJ3])" office:value-type="float"/>
          <table:table-cell table:number-matrix-columns-spanned="1" table:number-matrix-rows-spanned="1" table:formula="of:=SUM([.BG3:.BG3]=[.$HK3:.$HK3])" office:value-type="float"/>
          <table:table-cell table:number-matrix-columns-spanned="1" table:number-matrix-rows-spanned="1" table:formula="of:=SUM([.BH3:.BH3]=[.$HL3:.$HL3])" office:value-type="float"/>
          <table:table-cell table:number-matrix-columns-spanned="1" table:number-matrix-rows-spanned="1" table:formula="of:=SUM([.BI3:.BI3]=[.$HH3:.$HH3])" office:value-type="float"/>
          <table:table-cell table:number-matrix-columns-spanned="1" table:number-matrix-rows-spanned="1" table:formula="of:=SUM([.BJ3:.BJ3]=[.$HI3:.$HI3])" office:value-type="float"/>
          <table:table-cell table:number-matrix-columns-spanned="1" table:number-matrix-rows-spanned="1" table:formula="of:=SUM([.BK3:.BK3]=[.$HJ3:.$HJ3])" office:value-type="float"/>
          <table:table-cell table:number-matrix-columns-spanned="1" table:number-matrix-rows-spanned="1" table:formula="of:=SUM([.BL3:.BL3]=[.$HK3:.$HK3])" office:value-type="float"/>
          <table:table-cell table:number-matrix-columns-spanned="1" table:number-matrix-rows-spanned="1" table:formula="of:=SUM([.BM3:.BM3]=[.$HL3:.$HL3])" office:value-type="float"/>
          <table:table-cell table:number-matrix-columns-spanned="1" table:number-matrix-rows-spanned="1" table:formula="of:=SUM([.BN3:.BN3]=[.$HH3:.$HH3])" office:value-type="float"/>
          <table:table-cell table:number-matrix-columns-spanned="1" table:number-matrix-rows-spanned="1" table:formula="of:=SUM([.BO3:.BO3]=[.$HI3:.$HI3])" office:value-type="float"/>
          <table:table-cell table:number-matrix-columns-spanned="1" table:number-matrix-rows-spanned="1" table:formula="of:=SUM([.BP3:.BP3]=[.$HJ3:.$HJ3])" office:value-type="float"/>
          <table:table-cell table:number-matrix-columns-spanned="1" table:number-matrix-rows-spanned="1" table:formula="of:=SUM([.BQ3:.BQ3]=[.$HK3:.$HK3])" office:value-type="float"/>
          <table:table-cell table:number-matrix-columns-spanned="1" table:number-matrix-rows-spanned="1" table:formula="of:=SUM([.BR3:.BR3]=[.$HL3:.$HL3])" office:value-type="float"/>
          <table:table-cell table:number-matrix-columns-spanned="1" table:number-matrix-rows-spanned="1" table:formula="of:=SUM([.BS3:.BS3]=[.$HH3:.$HH3])" office:value-type="float"/>
          <table:table-cell table:number-matrix-columns-spanned="1" table:number-matrix-rows-spanned="1" table:formula="of:=SUM([.BT3:.BT3]=[.$HI3:.$HI3])" office:value-type="float"/>
          <table:table-cell table:number-matrix-columns-spanned="1" table:number-matrix-rows-spanned="1" table:formula="of:=SUM([.BU3:.BU3]=[.$HJ3:.$HJ3])" office:value-type="float"/>
          <table:table-cell table:number-matrix-columns-spanned="1" table:number-matrix-rows-spanned="1" table:formula="of:=SUM([.BV3:.BV3]=[.$HK3:.$HK3])" office:value-type="float"/>
          <table:table-cell table:number-matrix-columns-spanned="1" table:number-matrix-rows-spanned="1" table:formula="of:=SUM([.BW3:.BW3]=[.$HL3:.$HL3])" office:value-type="float"/>
          <table:table-cell table:number-matrix-columns-spanned="1" table:number-matrix-rows-spanned="1" table:formula="of:=SUM([.BX3:.BX3]=[.$HH3:.$HH3])" office:value-type="float"/>
          <table:table-cell table:number-matrix-columns-spanned="1" table:number-matrix-rows-spanned="1" table:formula="of:=SUM([.BY3:.BY3]=[.$HI3:.$HI3])" office:value-type="float"/>
          <table:table-cell table:number-matrix-columns-spanned="1" table:number-matrix-rows-spanned="1" table:formula="of:=SUM([.BZ3:.BZ3]=[.$HJ3:.$HJ3])" office:value-type="float"/>
          <table:table-cell table:number-matrix-columns-spanned="1" table:number-matrix-rows-spanned="1" table:formula="of:=SUM([.CA3:.CA3]=[.$HK3:.$HK3])" office:value-type="float"/>
          <table:table-cell table:number-matrix-columns-spanned="1" table:number-matrix-rows-spanned="1" table:formula="of:=SUM([.CB3:.CB3]=[.$HL3:.$HL3])" office:value-type="float"/>
          <table:table-cell table:number-matrix-columns-spanned="1" table:number-matrix-rows-spanned="1" table:formula="of:=SUM([.CC3:.CC3]=[.$HH3:.$HH3])" office:value-type="float"/>
          <table:table-cell table:number-matrix-columns-spanned="1" table:number-matrix-rows-spanned="1" table:formula="of:=SUM([.CD3:.CD3]=[.$HI3:.$HI3])" office:value-type="float"/>
          <table:table-cell table:number-matrix-columns-spanned="1" table:number-matrix-rows-spanned="1" table:formula="of:=SUM([.CE3:.CE3]=[.$HJ3:.$HJ3])" office:value-type="float"/>
          <table:table-cell table:number-matrix-columns-spanned="1" table:number-matrix-rows-spanned="1" table:formula="of:=SUM([.CF3:.CF3]=[.$HK3:.$HK3])" office:value-type="float"/>
          <table:table-cell table:number-matrix-columns-spanned="1" table:number-matrix-rows-spanned="1" table:formula="of:=SUM([.CG3:.CG3]=[.$HL3:.$HL3])" office:value-type="float"/>
          <table:table-cell table:number-matrix-columns-spanned="1" table:number-matrix-rows-spanned="1" table:formula="of:=SUM([.CH3:.CH3]=[.$HH3:.$HH3])" office:value-type="float"/>
          <table:table-cell table:number-matrix-columns-spanned="1" table:number-matrix-rows-spanned="1" table:formula="of:=SUM([.CI3:.CI3]=[.$HI3:.$HI3])" office:value-type="float"/>
          <table:table-cell table:number-matrix-columns-spanned="1" table:number-matrix-rows-spanned="1" table:formula="of:=SUM([.CJ3:.CJ3]=[.$HJ3:.$HJ3])" office:value-type="float"/>
          <table:table-cell table:number-matrix-columns-spanned="1" table:number-matrix-rows-spanned="1" table:formula="of:=SUM([.CK3:.CK3]=[.$HK3:.$HK3])" office:value-type="float"/>
          <table:table-cell table:number-matrix-columns-spanned="1" table:number-matrix-rows-spanned="1" table:formula="of:=SUM([.CL3:.CL3]=[.$HL3:.$HL3])" office:value-type="float"/>
          <table:table-cell table:number-matrix-columns-spanned="1" table:number-matrix-rows-spanned="1" table:formula="of:=SUM([.CM3:.CM3]=[.$HH3:.$HH3])" office:value-type="float"/>
          <table:table-cell table:number-matrix-columns-spanned="1" table:number-matrix-rows-spanned="1" table:formula="of:=SUM([.CN3:.CN3]=[.$HI3:.$HI3])" office:value-type="float"/>
          <table:table-cell table:number-matrix-columns-spanned="1" table:number-matrix-rows-spanned="1" table:formula="of:=SUM([.CO3:.CO3]=[.$HJ3:.$HJ3])" office:value-type="float"/>
          <table:table-cell table:number-matrix-columns-spanned="1" table:number-matrix-rows-spanned="1" table:formula="of:=SUM([.CP3:.CP3]=[.$HK3:.$HK3])" office:value-type="float"/>
          <table:table-cell table:number-matrix-columns-spanned="1" table:number-matrix-rows-spanned="1" table:formula="of:=SUM([.CQ3:.CQ3]=[.$HL3:.$HL3])" office:value-type="float"/>
          <table:table-cell table:number-matrix-columns-spanned="1" table:number-matrix-rows-spanned="1" table:formula="of:=SUM([.CR3:.CR3]=[.$HH3:.$HH3])" office:value-type="float"/>
          <table:table-cell table:number-matrix-columns-spanned="1" table:number-matrix-rows-spanned="1" table:formula="of:=SUM([.CS3:.CS3]=[.$HI3:.$HI3])" office:value-type="float"/>
          <table:table-cell table:number-matrix-columns-spanned="1" table:number-matrix-rows-spanned="1" table:formula="of:=SUM([.CT3:.CT3]=[.$HJ3:.$HJ3])" office:value-type="float"/>
          <table:table-cell table:number-matrix-columns-spanned="1" table:number-matrix-rows-spanned="1" table:formula="of:=SUM([.CU3:.CU3]=[.$HK3:.$HK3])" office:value-type="float"/>
          <table:table-cell table:number-matrix-columns-spanned="1" table:number-matrix-rows-spanned="1" table:formula="of:=SUM([.CV3:.CV3]=[.$HL3:.$HL3])" office:value-type="float"/>
          <table:table-cell table:number-matrix-columns-spanned="1" table:number-matrix-rows-spanned="1" table:formula="of:=SUM([.CW3:.CW3]=[.$HH3:.$HH3])" office:value-type="float"/>
          <table:table-cell table:number-matrix-columns-spanned="1" table:number-matrix-rows-spanned="1" table:formula="of:=SUM([.CX3:.CX3]=[.$HI3:.$HI3])" office:value-type="float"/>
          <table:table-cell table:number-matrix-columns-spanned="1" table:number-matrix-rows-spanned="1" table:formula="of:=SUM([.CY3:.CY3]=[.$HJ3:.$HJ3])" office:value-type="float"/>
          <table:table-cell table:number-matrix-columns-spanned="1" table:number-matrix-rows-spanned="1" table:formula="of:=SUM([.CZ3:.CZ3]=[.$HK3:.$HK3])" office:value-type="float"/>
          <table:table-cell table:number-matrix-columns-spanned="1" table:number-matrix-rows-spanned="1" table:formula="of:=SUM([.DA3:.DA3]=[.$HL3:.$HL3])" office:value-type="float"/>
          <table:table-cell table:number-matrix-columns-spanned="1" table:number-matrix-rows-spanned="1" table:formula="of:=SUM([.DB3:.DB3]=[.$HH3:.$HH3])" office:value-type="float"/>
          <table:table-cell table:style-name="cellWorst" table:number-matrix-columns-spanned="1" table:number-matrix-rows-spanned="1" table:formula="of:=SUM([.DC3:.DC3]=[.$HI3:.$HI3])" office:value-type="float"/>
          <table:table-cell table:number-matrix-columns-spanned="1" table:number-matrix-rows-spanned="1" table:formula="of:=SUM([.DD3:.DD3]=[.$HJ3:.$HJ3])" office:value-type="float"/>
          <table:table-cell table:number-matrix-columns-spanned="1" table:number-matrix-rows-spanned="1" table:formula="of:=SUM([.DE3:.DE3]=[.$HK3:.$HK3])" office:value-type="float"/>
          <table:table-cell table:number-matrix-columns-spanned="1" table:number-matrix-rows-spanned="1" table:formula="of:=SUM([.DF3:.DF3]=[.$HL3:.$HL3])" office:value-type="float"/>
          <table:table-cell table:number-matrix-columns-spanned="1" table:number-matrix-rows-spanned="1" table:formula="of:=SUM([.DG3:.DG3]=[.$HH3:.$HH3])" office:value-type="float"/>
          <table:table-cell table:number-matrix-columns-spanned="1" table:number-matrix-rows-spanned="1" table:formula="of:=SUM([.DH3:.DH3]=[.$HI3:.$HI3])" office:value-type="float"/>
          <table:table-cell table:number-matrix-columns-spanned="1" table:number-matrix-rows-spanned="1" table:formula="of:=SUM([.DI3:.DI3]=[.$HJ3:.$HJ3])" office:value-type="float"/>
          <table:table-cell table:number-matrix-columns-spanned="1" table:number-matrix-rows-spanned="1" table:formula="of:=SUM([.DJ3:.DJ3]=[.$HK3:.$HK3])" office:value-type="float"/>
          <table:table-cell table:number-matrix-columns-spanned="1" table:number-matrix-rows-spanned="1" table:formula="of:=SUM([.DK3:.DK3]=[.$HL3:.$HL3])" office:value-type="float"/>
          <table:table-cell table:number-matrix-columns-spanned="1" table:number-matrix-rows-spanned="1" table:formula="of:=SUM([.DL3:.DL3]=[.$HH3:.$HH3])" office:value-type="float"/>
          <table:table-cell table:number-matrix-columns-spanned="1" table:number-matrix-rows-spanned="1" table:formula="of:=SUM([.DM3:.DM3]=[.$HI3:.$HI3])" office:value-type="float"/>
          <table:table-cell table:number-matrix-columns-spanned="1" table:number-matrix-rows-spanned="1" table:formula="of:=SUM([.DN3:.DN3]=[.$HJ3:.$HJ3])" office:value-type="float"/>
          <table:table-cell table:number-matrix-columns-spanned="1" table:number-matrix-rows-spanned="1" table:formula="of:=SUM([.DO3:.DO3]=[.$HK3:.$HK3])" office:value-type="float"/>
          <table:table-cell table:number-matrix-columns-spanned="1" table:number-matrix-rows-spanned="1" table:formula="of:=SUM([.DP3:.DP3]=[.$HL3:.$HL3])" office:value-type="float"/>
          <table:table-cell table:number-matrix-columns-spanned="1" table:number-matrix-rows-spanned="1" table:formula="of:=SUM([.DQ3:.DQ3]=[.$HH3:.$HH3])" office:value-type="float"/>
          <table:table-cell table:number-matrix-columns-spanned="1" table:number-matrix-rows-spanned="1" table:formula="of:=SUM([.DR3:.DR3]=[.$HI3:.$HI3])" office:value-type="float"/>
          <table:table-cell table:number-matrix-columns-spanned="1" table:number-matrix-rows-spanned="1" table:formula="of:=SUM([.DS3:.DS3]=[.$HJ3:.$HJ3])" office:value-type="float"/>
          <table:table-cell table:number-matrix-columns-spanned="1" table:number-matrix-rows-spanned="1" table:formula="of:=SUM([.DT3:.DT3]=[.$HK3:.$HK3])" office:value-type="float"/>
          <table:table-cell table:number-matrix-columns-spanned="1" table:number-matrix-rows-spanned="1" table:formula="of:=SUM([.DU3:.DU3]=[.$HL3:.$HL3])" office:value-type="float"/>
          <table:table-cell table:number-matrix-columns-spanned="1" table:number-matrix-rows-spanned="1" table:formula="of:=SUM([.DV3:.DV3]=[.$HH3:.$HH3])" office:value-type="float"/>
          <table:table-cell table:number-matrix-columns-spanned="1" table:number-matrix-rows-spanned="1" table:formula="of:=SUM([.DW3:.DW3]=[.$HI3:.$HI3])" office:value-type="float"/>
          <table:table-cell table:number-matrix-columns-spanned="1" table:number-matrix-rows-spanned="1" table:formula="of:=SUM([.DX3:.DX3]=[.$HJ3:.$HJ3])" office:value-type="float"/>
          <table:table-cell table:number-matrix-columns-spanned="1" table:number-matrix-rows-spanned="1" table:formula="of:=SUM([.DY3:.DY3]=[.$HK3:.$HK3])" office:value-type="float"/>
          <table:table-cell table:number-matrix-columns-spanned="1" table:number-matrix-rows-spanned="1" table:formula="of:=SUM([.DZ3:.DZ3]=[.$HL3:.$HL3])" office:value-type="float"/>
          <table:table-cell table:number-matrix-columns-spanned="1" table:number-matrix-rows-spanned="1" table:formula="of:=SUM([.EA3:.EA3]=[.$HH3:.$HH3])" office:value-type="float"/>
          <table:table-cell table:number-matrix-columns-spanned="1" table:number-matrix-rows-spanned="1" table:formula="of:=SUM([.EB3:.EB3]=[.$HI3:.$HI3])" office:value-type="float"/>
          <table:table-cell table:number-matrix-columns-spanned="1" table:number-matrix-rows-spanned="1" table:formula="of:=SUM([.EC3:.EC3]=[.$HJ3:.$HJ3])" office:value-type="float"/>
          <table:table-cell table:number-matrix-columns-spanned="1" table:number-matrix-rows-spanned="1" table:formula="of:=SUM([.ED3:.ED3]=[.$HK3:.$HK3])" office:value-type="float"/>
          <table:table-cell table:number-matrix-columns-spanned="1" table:number-matrix-rows-spanned="1" table:formula="of:=SUM([.EE3:.EE3]=[.$HL3:.$HL3])" office:value-type="float"/>
          <table:table-cell table:number-matrix-columns-spanned="1" table:number-matrix-rows-spanned="1" table:formula="of:=SUM([.EF3:.EF3]=[.$HH3:.$HH3])" office:value-type="float"/>
          <table:table-cell table:number-matrix-columns-spanned="1" table:number-matrix-rows-spanned="1" table:formula="of:=SUM([.EG3:.EG3]=[.$HI3:.$HI3])" office:value-type="float"/>
          <table:table-cell table:number-matrix-columns-spanned="1" table:number-matrix-rows-spanned="1" table:formula="of:=SUM([.EH3:.EH3]=[.$HJ3:.$HJ3])" office:value-type="float"/>
          <table:table-cell table:number-matrix-columns-spanned="1" table:number-matrix-rows-spanned="1" table:formula="of:=SUM([.EI3:.EI3]=[.$HK3:.$HK3])" office:value-type="float"/>
          <table:table-cell table:number-matrix-columns-spanned="1" table:number-matrix-rows-spanned="1" table:formula="of:=SUM([.EJ3:.EJ3]=[.$HL3:.$HL3])" office:value-type="float"/>
          <table:table-cell table:number-matrix-columns-spanned="1" table:number-matrix-rows-spanned="1" table:formula="of:=SUM([.EK3:.EK3]=[.$HH3:.$HH3])" office:value-type="float"/>
          <table:table-cell table:number-matrix-columns-spanned="1" table:number-matrix-rows-spanned="1" table:formula="of:=SUM([.EL3:.EL3]=[.$HI3:.$HI3])" office:value-type="float"/>
          <table:table-cell table:number-matrix-columns-spanned="1" table:number-matrix-rows-spanned="1" table:formula="of:=SUM([.EM3:.EM3]=[.$HJ3:.$HJ3])" office:value-type="float"/>
          <table:table-cell table:number-matrix-columns-spanned="1" table:number-matrix-rows-spanned="1" table:formula="of:=SUM([.EN3:.EN3]=[.$HK3:.$HK3])" office:value-type="float"/>
          <table:table-cell table:number-matrix-columns-spanned="1" table:number-matrix-rows-spanned="1" table:formula="of:=SUM([.EO3:.EO3]=[.$HL3:.$HL3])" office:value-type="float"/>
          <table:table-cell table:number-matrix-columns-spanned="1" table:number-matrix-rows-spanned="1" table:formula="of:=SUM([.EP3:.EP3]=[.$HH3:.$HH3])" office:value-type="float"/>
          <table:table-cell table:number-matrix-columns-spanned="1" table:number-matrix-rows-spanned="1" table:formula="of:=SUM([.EQ3:.EQ3]=[.$HI3:.$HI3])" office:value-type="float"/>
          <table:table-cell table:number-matrix-columns-spanned="1" table:number-matrix-rows-spanned="1" table:formula="of:=SUM([.ER3:.ER3]=[.$HJ3:.$HJ3])" office:value-type="float"/>
          <table:table-cell table:number-matrix-columns-spanned="1" table:number-matrix-rows-spanned="1" table:formula="of:=SUM([.ES3:.ES3]=[.$HK3:.$HK3])" office:value-type="float"/>
          <table:table-cell table:number-matrix-columns-spanned="1" table:number-matrix-rows-spanned="1" table:formula="of:=SUM([.ET3:.ET3]=[.$HL3:.$HL3])" office:value-type="float"/>
          <table:table-cell table:number-matrix-columns-spanned="1" table:number-matrix-rows-spanned="1" table:formula="of:=SUM([.EU3:.EU3]=[.$HH3:.$HH3])" office:value-type="float"/>
          <table:table-cell table:number-matrix-columns-spanned="1" table:number-matrix-rows-spanned="1" table:formula="of:=SUM([.EV3:.EV3]=[.$HI3:.$HI3])" office:value-type="float"/>
          <table:table-cell table:number-matrix-columns-spanned="1" table:number-matrix-rows-spanned="1" table:formula="of:=SUM([.EW3:.EW3]=[.$HJ3:.$HJ3])" office:value-type="float"/>
          <table:table-cell table:number-matrix-columns-spanned="1" table:number-matrix-rows-spanned="1" table:formula="of:=SUM([.EX3:.EX3]=[.$HK3:.$HK3])" office:value-type="float"/>
          <table:table-cell table:number-matrix-columns-spanned="1" table:number-matrix-rows-spanned="1" table:formula="of:=SUM([.EY3:.EY3]=[.$HL3:.$HL3])" office:value-type="float"/>
          <table:table-cell table:number-matrix-columns-spanned="1" table:number-matrix-rows-spanned="1" table:formula="of:=SUM([.EZ3:.EZ3]=[.$HH3:.$HH3])" office:value-type="float"/>
          <table:table-cell table:number-matrix-columns-spanned="1" table:number-matrix-rows-spanned="1" table:formula="of:=SUM([.FA3:.FA3]=[.$HI3:.$HI3])" office:value-type="float"/>
          <table:table-cell table:number-matrix-columns-spanned="1" table:number-matrix-rows-spanned="1" table:formula="of:=SUM([.FB3:.FB3]=[.$HJ3:.$HJ3])" office:value-type="float"/>
          <table:table-cell table:number-matrix-columns-spanned="1" table:number-matrix-rows-spanned="1" table:formula="of:=SUM([.FC3:.FC3]=[.$HK3:.$HK3])" office:value-type="float"/>
          <table:table-cell table:number-matrix-columns-spanned="1" table:number-matrix-rows-spanned="1" table:formula="of:=SUM([.FD3:.FD3]=[.$HL3:.$HL3])" office:value-type="float"/>
          <table:table-cell table:number-matrix-columns-spanned="1" table:number-matrix-rows-spanned="1" table:formula="of:=SUM([.FE3:.FE3]=[.$HH3:.$HH3])" office:value-type="float"/>
          <table:table-cell table:number-matrix-columns-spanned="1" table:number-matrix-rows-spanned="1" table:formula="of:=SUM([.FF3:.FF3]=[.$HI3:.$HI3])" office:value-type="float"/>
          <table:table-cell table:number-matrix-columns-spanned="1" table:number-matrix-rows-spanned="1" table:formula="of:=SUM([.FG3:.FG3]=[.$HJ3:.$HJ3])" office:value-type="float"/>
          <table:table-cell table:number-matrix-columns-spanned="1" table:number-matrix-rows-spanned="1" table:formula="of:=SUM([.FH3:.FH3]=[.$HK3:.$HK3])" office:value-type="float"/>
          <table:table-cell table:number-matrix-columns-spanned="1" table:number-matrix-rows-spanned="1" table:formula="of:=SUM([.FI3:.FI3]=[.$HL3:.$HL3])" office:value-type="float"/>
          <table:table-cell table:number-matrix-columns-spanned="1" table:number-matrix-rows-spanned="1" table:formula="of:=SUM([.FJ3:.FJ3]=[.$HH3:.$HH3])" office:value-type="float"/>
          <table:table-cell table:number-matrix-columns-spanned="1" table:number-matrix-rows-spanned="1" table:formula="of:=SUM([.FK3:.FK3]=[.$HI3:.$HI3])" office:value-type="float"/>
          <table:table-cell table:number-matrix-columns-spanned="1" table:number-matrix-rows-spanned="1" table:formula="of:=SUM([.FL3:.FL3]=[.$HJ3:.$HJ3])" office:value-type="float"/>
          <table:table-cell table:number-matrix-columns-spanned="1" table:number-matrix-rows-spanned="1" table:formula="of:=SUM([.FM3:.FM3]=[.$HK3:.$HK3])" office:value-type="float"/>
          <table:table-cell table:number-matrix-columns-spanned="1" table:number-matrix-rows-spanned="1" table:formula="of:=SUM([.FN3:.FN3]=[.$HL3:.$HL3])" office:value-type="float"/>
          <table:table-cell table:number-matrix-columns-spanned="1" table:number-matrix-rows-spanned="1" table:formula="of:=SUM([.FO3:.FO3]=[.$HH3:.$HH3])" office:value-type="float"/>
          <table:table-cell table:number-matrix-columns-spanned="1" table:number-matrix-rows-spanned="1" table:formula="of:=SUM([.FP3:.FP3]=[.$HI3:.$HI3])" office:value-type="float"/>
          <table:table-cell table:number-matrix-columns-spanned="1" table:number-matrix-rows-spanned="1" table:formula="of:=SUM([.FQ3:.FQ3]=[.$HJ3:.$HJ3])" office:value-type="float"/>
          <table:table-cell table:number-matrix-columns-spanned="1" table:number-matrix-rows-spanned="1" table:formula="of:=SUM([.FR3:.FR3]=[.$HK3:.$HK3])" office:value-type="float"/>
          <table:table-cell table:number-matrix-columns-spanned="1" table:number-matrix-rows-spanned="1" table:formula="of:=SUM([.FS3:.FS3]=[.$HL3:.$HL3])" office:value-type="float"/>
          <table:table-cell table:number-matrix-columns-spanned="1" table:number-matrix-rows-spanned="1" table:formula="of:=SUM([.FT3:.FT3]=[.$HH3:.$HH3])" office:value-type="float"/>
          <table:table-cell table:number-matrix-columns-spanned="1" table:number-matrix-rows-spanned="1" table:formula="of:=SUM([.FU3:.FU3]=[.$HI3:.$HI3])" office:value-type="float"/>
          <table:table-cell table:number-matrix-columns-spanned="1" table:number-matrix-rows-spanned="1" table:formula="of:=SUM([.FV3:.FV3]=[.$HJ3:.$HJ3])" office:value-type="float"/>
          <table:table-cell table:number-matrix-columns-spanned="1" table:number-matrix-rows-spanned="1" table:formula="of:=SUM([.FW3:.FW3]=[.$HK3:.$HK3])" office:value-type="float"/>
          <table:table-cell table:number-matrix-columns-spanned="1" table:number-matrix-rows-spanned="1" table:formula="of:=SUM([.FX3:.FX3]=[.$HL3:.$HL3])" office:value-type="float"/>
          <table:table-cell table:number-matrix-columns-spanned="1" table:number-matrix-rows-spanned="1" table:formula="of:=SUM([.FY3:.FY3]=[.$HH3:.$HH3])" office:value-type="float"/>
          <table:table-cell table:number-matrix-columns-spanned="1" table:number-matrix-rows-spanned="1" table:formula="of:=SUM([.FZ3:.FZ3]=[.$HI3:.$HI3])" office:value-type="float"/>
          <table:table-cell table:number-matrix-columns-spanned="1" table:number-matrix-rows-spanned="1" table:formula="of:=SUM([.GA3:.GA3]=[.$HJ3:.$HJ3])" office:value-type="float"/>
          <table:table-cell table:number-matrix-columns-spanned="1" table:number-matrix-rows-spanned="1" table:formula="of:=SUM([.GB3:.GB3]=[.$HK3:.$HK3])" office:value-type="float"/>
          <table:table-cell table:number-matrix-columns-spanned="1" table:number-matrix-rows-spanned="1" table:formula="of:=SUM([.GC3:.GC3]=[.$HL3:.$HL3])" office:value-type="float"/>
          <table:table-cell table:number-matrix-columns-spanned="1" table:number-matrix-rows-spanned="1" table:formula="of:=SUM([.GD3:.GD3]=[.$HH3:.$HH3])" office:value-type="float"/>
          <table:table-cell table:number-matrix-columns-spanned="1" table:number-matrix-rows-spanned="1" table:formula="of:=SUM([.GE3:.GE3]=[.$HI3:.$HI3])" office:value-type="float"/>
          <table:table-cell table:number-matrix-columns-spanned="1" table:number-matrix-rows-spanned="1" table:formula="of:=SUM([.GF3:.GF3]=[.$HJ3:.$HJ3])" office:value-type="float"/>
          <table:table-cell table:number-matrix-columns-spanned="1" table:number-matrix-rows-spanned="1" table:formula="of:=SUM([.GG3:.GG3]=[.$HK3:.$HK3])" office:value-type="float"/>
          <table:table-cell table:number-matrix-columns-spanned="1" table:number-matrix-rows-spanned="1" table:formula="of:=SUM([.GH3:.GH3]=[.$HL3:.$HL3])" office:value-type="float"/>
          <table:table-cell table:number-matrix-columns-spanned="1" table:number-matrix-rows-spanned="1" table:formula="of:=SUM([.GI3:.GI3]=[.$HH3:.$HH3])" office:value-type="float"/>
          <table:table-cell table:number-matrix-columns-spanned="1" table:number-matrix-rows-spanned="1" table:formula="of:=SUM([.GJ3:.GJ3]=[.$HI3:.$HI3])" office:value-type="float"/>
          <table:table-cell table:number-matrix-columns-spanned="1" table:number-matrix-rows-spanned="1" table:formula="of:=SUM([.GK3:.GK3]=[.$HJ3:.$HJ3])" office:value-type="float"/>
          <table:table-cell table:number-matrix-columns-spanned="1" table:number-matrix-rows-spanned="1" table:formula="of:=SUM([.GL3:.GL3]=[.$HK3:.$HK3])" office:value-type="float"/>
          <table:table-cell table:number-matrix-columns-spanned="1" table:number-matrix-rows-spanned="1" table:formula="of:=SUM([.GM3:.GM3]=[.$HL3:.$HL3])" office:value-type="float"/>
          <table:table-cell table:number-matrix-columns-spanned="1" table:number-matrix-rows-spanned="1" table:formula="of:=SUM([.GN3:.GN3]=[.$HH3:.$HH3])" office:value-type="float"/>
          <table:table-cell table:number-matrix-columns-spanned="1" table:number-matrix-rows-spanned="1" table:formula="of:=SUM([.GO3:.GO3]=[.$HI3:.$HI3])" office:value-type="float"/>
          <table:table-cell table:number-matrix-columns-spanned="1" table:number-matrix-rows-spanned="1" table:formula="of:=SUM([.GP3:.GP3]=[.$HJ3:.$HJ3])" office:value-type="float"/>
          <table:table-cell table:number-matrix-columns-spanned="1" table:number-matrix-rows-spanned="1" table:formula="of:=SUM([.GQ3:.GQ3]=[.$HK3:.$HK3])" office:value-type="float"/>
          <table:table-cell table:number-matrix-columns-spanned="1" table:number-matrix-rows-spanned="1" table:formula="of:=SUM([.GR3:.GR3]=[.$HL3:.$HL3])" office:value-type="float"/>
          <table:table-cell table:number-matrix-columns-spanned="1" table:number-matrix-rows-spanned="1" table:formula="of:=SUM([.GS3:.GS3]=[.$HH3:.$HH3])" office:value-type="float"/>
          <table:table-cell table:number-matrix-columns-spanned="1" table:number-matrix-rows-spanned="1" table:formula="of:=SUM([.GT3:.GT3]=[.$HI3:.$HI3])" office:value-type="float"/>
          <table:table-cell table:number-matrix-columns-spanned="1" table:number-matrix-rows-spanned="1" table:formula="of:=SUM([.GU3:.GU3]=[.$HJ3:.$HJ3])" office:value-type="float"/>
          <table:table-cell table:number-matrix-columns-spanned="1" table:number-matrix-rows-spanned="1" table:formula="of:=SUM([.GV3:.GV3]=[.$HK3:.$HK3])" office:value-type="float"/>
          <table:table-cell table:number-matrix-columns-spanned="1" table:number-matrix-rows-spanned="1" table:formula="of:=SUM([.GW3:.GW3]=[.$HL3:.$HL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